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0.84pt"/>
    </style:style>
    <style:style style:name="co4" style:family="table-column">
      <style:table-column-properties fo:break-before="auto" style:column-width="27.75pt"/>
    </style:style>
    <style:style style:name="co5" style:family="table-column">
      <style:table-column-properties fo:break-before="auto" style:column-width="33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06.26pt" svg:y="2.27pt">
            <draw:object draw:notify-on-update-of-ranges="Sheet1.E1:Sheet1.E1 Sheet1.E2:Sheet1.E1002 Sheet1.F1:Sheet1.F1 Sheet1.F2:Sheet1.F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Vdt</text:p>
          </table:table-cell>
        </table:table-row>
        <table:table-row table:style-name="ro1">
          <table:table-cell/>
          <table:table-cell table:style-name="ce1" office:value-type="string" calcext:value-type="string">
            <text:p>V_rest</text:p>
          </table:table-cell>
          <table:table-cell table:style-name="ce3" office:value-type="float" office:value="-65" calcext:value-type="float">
            <text:p>-6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]" office:value-type="float" office:value="-65" calcext:value-type="float">
            <text:p>-65</text:p>
          </table:table-cell>
          <table:table-cell table:formula="of:=([.$C$5]-([.F2]-[.$C$2]))/[.$C$6]" office:value-type="float" office:value="2.8" calcext:value-type="float">
            <text:p>2.8</text:p>
          </table:table-cell>
        </table:table-row>
        <table:table-row table:style-name="ro1">
          <table:table-cell/>
          <table:table-cell table:style-name="ce1" office:value-type="string" calcext:value-type="string">
            <text:p>V_thre</text:p>
          </table:table-cell>
          <table:table-cell table:style-name="ce3" office:value-type="float" office:value="-40" calcext:value-type="float">
            <text:p>-40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IF([.F2]&gt;[.$C$3];[.$C$4];IF(([.F2]+0.1*[.G2])&gt;[.$C$3];20;[.F2]+0.1*[.G2]))" office:value-type="float" office:value="-64.72" calcext:value-type="float">
            <text:p>-64.72</text:p>
          </table:table-cell>
          <table:table-cell table:formula="of:=([.$C$5]-([.F3]-[.$C$2]))/[.$C$6]" office:value-type="float" office:value="2.772" calcext:value-type="float">
            <text:p>2.772</text:p>
          </table:table-cell>
        </table:table-row>
        <table:table-row table:style-name="ro1">
          <table:table-cell/>
          <table:table-cell table:style-name="ce1" office:value-type="string" calcext:value-type="string">
            <text:p>V_reset</text:p>
          </table:table-cell>
          <table:table-cell table:style-name="ce3" office:value-type="float" office:value="-70" calcext:value-type="float">
            <text:p>-70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IF([.F3]&gt;[.$C$3];[.$C$4];IF(([.F3]+0.1*[.G3])&gt;[.$C$3];20;[.F3]+0.1*[.G3]))" office:value-type="float" office:value="-64.4428" calcext:value-type="float">
            <text:p>-64.4428</text:p>
          </table:table-cell>
          <table:table-cell table:formula="of:=([.$C$5]-([.F4]-[.$C$2]))/[.$C$6]" office:value-type="float" office:value="2.74428" calcext:value-type="float">
            <text:p>2.74428</text:p>
          </table:table-cell>
        </table:table-row>
        <table:table-row table:style-name="ro1">
          <table:table-cell/>
          <table:table-cell table:style-name="ce1" office:value-type="string" calcext:value-type="string">
            <text:p>I*R</text:p>
          </table:table-cell>
          <table:table-cell table:style-name="ce3" office:value-type="float" office:value="28" calcext:value-type="float">
            <text:p>28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IF([.F4]&gt;[.$C$3];[.$C$4];IF(([.F4]+0.1*[.G4])&gt;[.$C$3];20;[.F4]+0.1*[.G4]))" office:value-type="float" office:value="-64.168372" calcext:value-type="float">
            <text:p>-64.168372</text:p>
          </table:table-cell>
          <table:table-cell table:formula="of:=([.$C$5]-([.F5]-[.$C$2]))/[.$C$6]" office:value-type="float" office:value="2.7168372" calcext:value-type="float">
            <text:p>2.7168372</text:p>
          </table:table-cell>
        </table:table-row>
        <table:table-row table:style-name="ro1">
          <table:table-cell/>
          <table:table-cell table:style-name="ce1" office:value-type="string" calcext:value-type="string">
            <text:p>R*C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IF([.F5]&gt;[.$C$3];[.$C$4];IF(([.F5]+0.1*[.G5])&gt;[.$C$3];20;[.F5]+0.1*[.G5]))" office:value-type="float" office:value="-63.89668828" calcext:value-type="float">
            <text:p>-63.89668828</text:p>
          </table:table-cell>
          <table:table-cell table:formula="of:=([.$C$5]-([.F6]-[.$C$2]))/[.$C$6]" office:value-type="float" office:value="2.689668828" calcext:value-type="float">
            <text:p>2.689668828</text:p>
          </table:table-cell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formula="of:=IF([.F6]&gt;[.$C$3];[.$C$4];IF(([.F6]+0.1*[.G6])&gt;[.$C$3];20;[.F6]+0.1*[.G6]))" office:value-type="float" office:value="-63.6277213972" calcext:value-type="float">
            <text:p>-63.6277213972</text:p>
          </table:table-cell>
          <table:table-cell table:formula="of:=([.$C$5]-([.F7]-[.$C$2]))/[.$C$6]" office:value-type="float" office:value="2.66277213972" calcext:value-type="float">
            <text:p>2.66277213972</text:p>
          </table:table-cell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formula="of:=IF([.F7]&gt;[.$C$3];[.$C$4];IF(([.F7]+0.1*[.G7])&gt;[.$C$3];20;[.F7]+0.1*[.G7]))" office:value-type="float" office:value="-63.361444183228" calcext:value-type="float">
            <text:p>-63.361444183228</text:p>
          </table:table-cell>
          <table:table-cell table:formula="of:=([.$C$5]-([.F8]-[.$C$2]))/[.$C$6]" office:value-type="float" office:value="2.6361444183228" calcext:value-type="float">
            <text:p>2.6361444183228</text:p>
          </table:table-cell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table:formula="of:=IF([.F8]&gt;[.$C$3];[.$C$4];IF(([.F8]+0.1*[.G8])&gt;[.$C$3];20;[.F8]+0.1*[.G8]))" office:value-type="float" office:value="-63.0978297413957" calcext:value-type="float">
            <text:p>-63.0978297413957</text:p>
          </table:table-cell>
          <table:table-cell table:formula="of:=([.$C$5]-([.F9]-[.$C$2]))/[.$C$6]" office:value-type="float" office:value="2.60978297413957" calcext:value-type="float">
            <text:p>2.60978297413957</text:p>
          </table:table-cell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table:formula="of:=IF([.F9]&gt;[.$C$3];[.$C$4];IF(([.F9]+0.1*[.G9])&gt;[.$C$3];20;[.F9]+0.1*[.G9]))" office:value-type="float" office:value="-62.8368514439818" calcext:value-type="float">
            <text:p>-62.8368514439818</text:p>
          </table:table-cell>
          <table:table-cell table:formula="of:=([.$C$5]-([.F10]-[.$C$2]))/[.$C$6]" office:value-type="float" office:value="2.58368514439818" calcext:value-type="float">
            <text:p>2.58368514439818</text:p>
          </table:table-cell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table:formula="of:=IF([.F10]&gt;[.$C$3];[.$C$4];IF(([.F10]+0.1*[.G10])&gt;[.$C$3];20;[.F10]+0.1*[.G10]))" office:value-type="float" office:value="-62.578482929542" calcext:value-type="float">
            <text:p>-62.578482929542</text:p>
          </table:table-cell>
          <table:table-cell table:formula="of:=([.$C$5]-([.F11]-[.$C$2]))/[.$C$6]" office:value-type="float" office:value="2.55784829295419" calcext:value-type="float">
            <text:p>2.55784829295419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IF([.F11]&gt;[.$C$3];[.$C$4];IF(([.F11]+0.1*[.G11])&gt;[.$C$3];20;[.F11]+0.1*[.G11]))" office:value-type="float" office:value="-62.3226981002465" calcext:value-type="float">
            <text:p>-62.3226981002465</text:p>
          </table:table-cell>
          <table:table-cell table:formula="of:=([.$C$5]-([.F12]-[.$C$2]))/[.$C$6]" office:value-type="float" office:value="2.53226981002465" calcext:value-type="float">
            <text:p>2.53226981002465</text:p>
          </table:table-cell>
        </table:table-row>
        <table:table-row table:style-name="ro1">
          <table:table-cell table:number-columns-repeated="4"/>
          <table:table-cell office:value-type="float" office:value="1.1" calcext:value-type="float">
            <text:p>1.1</text:p>
          </table:table-cell>
          <table:table-cell table:formula="of:=IF([.F12]&gt;[.$C$3];[.$C$4];IF(([.F12]+0.1*[.G12])&gt;[.$C$3];20;[.F12]+0.1*[.G12]))" office:value-type="float" office:value="-62.0694711192441" calcext:value-type="float">
            <text:p>-62.0694711192441</text:p>
          </table:table-cell>
          <table:table-cell table:formula="of:=([.$C$5]-([.F13]-[.$C$2]))/[.$C$6]" office:value-type="float" office:value="2.50694711192441" calcext:value-type="float">
            <text:p>2.50694711192441</text:p>
          </table:table-cell>
        </table:table-row>
        <table:table-row table:style-name="ro1">
          <table:table-cell table:number-columns-repeated="4"/>
          <table:table-cell office:value-type="float" office:value="1.2" calcext:value-type="float">
            <text:p>1.2</text:p>
          </table:table-cell>
          <table:table-cell table:formula="of:=IF([.F13]&gt;[.$C$3];[.$C$4];IF(([.F13]+0.1*[.G13])&gt;[.$C$3];20;[.F13]+0.1*[.G13]))" office:value-type="float" office:value="-61.8187764080516" calcext:value-type="float">
            <text:p>-61.8187764080516</text:p>
          </table:table-cell>
          <table:table-cell table:formula="of:=([.$C$5]-([.F14]-[.$C$2]))/[.$C$6]" office:value-type="float" office:value="2.48187764080516" calcext:value-type="float">
            <text:p>2.48187764080516</text:p>
          </table:table-cell>
        </table:table-row>
        <table:table-row table:style-name="ro1">
          <table:table-cell table:number-columns-repeated="4"/>
          <table:table-cell office:value-type="float" office:value="1.3" calcext:value-type="float">
            <text:p>1.3</text:p>
          </table:table-cell>
          <table:table-cell table:formula="of:=IF([.F14]&gt;[.$C$3];[.$C$4];IF(([.F14]+0.1*[.G14])&gt;[.$C$3];20;[.F14]+0.1*[.G14]))" office:value-type="float" office:value="-61.5705886439711" calcext:value-type="float">
            <text:p>-61.5705886439711</text:p>
          </table:table-cell>
          <table:table-cell table:formula="of:=([.$C$5]-([.F15]-[.$C$2]))/[.$C$6]" office:value-type="float" office:value="2.45705886439711" calcext:value-type="float">
            <text:p>2.45705886439711</text:p>
          </table:table-cell>
        </table:table-row>
        <table:table-row table:style-name="ro1">
          <table:table-cell table:number-columns-repeated="4"/>
          <table:table-cell office:value-type="float" office:value="1.4" calcext:value-type="float">
            <text:p>1.4</text:p>
          </table:table-cell>
          <table:table-cell table:formula="of:=IF([.F15]&gt;[.$C$3];[.$C$4];IF(([.F15]+0.1*[.G15])&gt;[.$C$3];20;[.F15]+0.1*[.G15]))" office:value-type="float" office:value="-61.3248827575314" calcext:value-type="float">
            <text:p>-61.3248827575314</text:p>
          </table:table-cell>
          <table:table-cell table:formula="of:=([.$C$5]-([.F16]-[.$C$2]))/[.$C$6]" office:value-type="float" office:value="2.43248827575314" calcext:value-type="float">
            <text:p>2.43248827575314</text:p>
          </table:table-cell>
        </table:table-row>
        <table:table-row table:style-name="ro1">
          <table:table-cell table:number-columns-repeated="4"/>
          <table:table-cell office:value-type="float" office:value="1.5" calcext:value-type="float">
            <text:p>1.5</text:p>
          </table:table-cell>
          <table:table-cell table:formula="of:=IF([.F16]&gt;[.$C$3];[.$C$4];IF(([.F16]+0.1*[.G16])&gt;[.$C$3];20;[.F16]+0.1*[.G16]))" office:value-type="float" office:value="-61.0816339299561" calcext:value-type="float">
            <text:p>-61.0816339299561</text:p>
          </table:table-cell>
          <table:table-cell table:formula="of:=([.$C$5]-([.F17]-[.$C$2]))/[.$C$6]" office:value-type="float" office:value="2.40816339299561" calcext:value-type="float">
            <text:p>2.40816339299561</text:p>
          </table:table-cell>
        </table:table-row>
        <table:table-row table:style-name="ro1">
          <table:table-cell table:number-columns-repeated="4"/>
          <table:table-cell office:value-type="float" office:value="1.6" calcext:value-type="float">
            <text:p>1.6</text:p>
          </table:table-cell>
          <table:table-cell table:formula="of:=IF([.F17]&gt;[.$C$3];[.$C$4];IF(([.F17]+0.1*[.G17])&gt;[.$C$3];20;[.F17]+0.1*[.G17]))" office:value-type="float" office:value="-60.8408175906565" calcext:value-type="float">
            <text:p>-60.8408175906565</text:p>
          </table:table-cell>
          <table:table-cell table:formula="of:=([.$C$5]-([.F18]-[.$C$2]))/[.$C$6]" office:value-type="float" office:value="2.38408175906565" calcext:value-type="float">
            <text:p>2.38408175906565</text:p>
          </table:table-cell>
        </table:table-row>
        <table:table-row table:style-name="ro1">
          <table:table-cell table:number-columns-repeated="4"/>
          <table:table-cell office:value-type="float" office:value="1.7" calcext:value-type="float">
            <text:p>1.7</text:p>
          </table:table-cell>
          <table:table-cell table:formula="of:=IF([.F18]&gt;[.$C$3];[.$C$4];IF(([.F18]+0.1*[.G18])&gt;[.$C$3];20;[.F18]+0.1*[.G18]))" office:value-type="float" office:value="-60.60240941475" calcext:value-type="float">
            <text:p>-60.60240941475</text:p>
          </table:table-cell>
          <table:table-cell table:formula="of:=([.$C$5]-([.F19]-[.$C$2]))/[.$C$6]" office:value-type="float" office:value="2.360240941475" calcext:value-type="float">
            <text:p>2.360240941475</text:p>
          </table:table-cell>
        </table:table-row>
        <table:table-row table:style-name="ro1">
          <table:table-cell table:number-columns-repeated="4"/>
          <table:table-cell office:value-type="float" office:value="1.8" calcext:value-type="float">
            <text:p>1.8</text:p>
          </table:table-cell>
          <table:table-cell table:formula="of:=IF([.F19]&gt;[.$C$3];[.$C$4];IF(([.F19]+0.1*[.G19])&gt;[.$C$3];20;[.F19]+0.1*[.G19]))" office:value-type="float" office:value="-60.3663853206025" calcext:value-type="float">
            <text:p>-60.3663853206025</text:p>
          </table:table-cell>
          <table:table-cell table:formula="of:=([.$C$5]-([.F20]-[.$C$2]))/[.$C$6]" office:value-type="float" office:value="2.33663853206025" calcext:value-type="float">
            <text:p>2.33663853206025</text:p>
          </table:table-cell>
        </table:table-row>
        <table:table-row table:style-name="ro1">
          <table:table-cell table:number-columns-repeated="4"/>
          <table:table-cell office:value-type="float" office:value="1.9" calcext:value-type="float">
            <text:p>1.9</text:p>
          </table:table-cell>
          <table:table-cell table:formula="of:=IF([.F20]&gt;[.$C$3];[.$C$4];IF(([.F20]+0.1*[.G20])&gt;[.$C$3];20;[.F20]+0.1*[.G20]))" office:value-type="float" office:value="-60.1327214673964" calcext:value-type="float">
            <text:p>-60.1327214673964</text:p>
          </table:table-cell>
          <table:table-cell table:formula="of:=([.$C$5]-([.F21]-[.$C$2]))/[.$C$6]" office:value-type="float" office:value="2.31327214673964" calcext:value-type="float">
            <text:p>2.3132721467396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IF([.F21]&gt;[.$C$3];[.$C$4];IF(([.F21]+0.1*[.G21])&gt;[.$C$3];20;[.F21]+0.1*[.G21]))" office:value-type="float" office:value="-59.9013942527225" calcext:value-type="float">
            <text:p>-59.9013942527225</text:p>
          </table:table-cell>
          <table:table-cell table:formula="of:=([.$C$5]-([.F22]-[.$C$2]))/[.$C$6]" office:value-type="float" office:value="2.29013942527225" calcext:value-type="float">
            <text:p>2.29013942527225</text:p>
          </table:table-cell>
        </table:table-row>
        <table:table-row table:style-name="ro1">
          <table:table-cell table:number-columns-repeated="4"/>
          <table:table-cell office:value-type="float" office:value="2.1" calcext:value-type="float">
            <text:p>2.1</text:p>
          </table:table-cell>
          <table:table-cell table:formula="of:=IF([.F22]&gt;[.$C$3];[.$C$4];IF(([.F22]+0.1*[.G22])&gt;[.$C$3];20;[.F22]+0.1*[.G22]))" office:value-type="float" office:value="-59.6723803101952" calcext:value-type="float">
            <text:p>-59.6723803101952</text:p>
          </table:table-cell>
          <table:table-cell table:formula="of:=([.$C$5]-([.F23]-[.$C$2]))/[.$C$6]" office:value-type="float" office:value="2.26723803101952" calcext:value-type="float">
            <text:p>2.26723803101952</text:p>
          </table:table-cell>
        </table:table-row>
        <table:table-row table:style-name="ro1">
          <table:table-cell table:number-columns-repeated="4"/>
          <table:table-cell office:value-type="float" office:value="2.2" calcext:value-type="float">
            <text:p>2.2</text:p>
          </table:table-cell>
          <table:table-cell table:formula="of:=IF([.F23]&gt;[.$C$3];[.$C$4];IF(([.F23]+0.1*[.G23])&gt;[.$C$3];20;[.F23]+0.1*[.G23]))" office:value-type="float" office:value="-59.4456565070933" calcext:value-type="float">
            <text:p>-59.4456565070933</text:p>
          </table:table-cell>
          <table:table-cell table:formula="of:=([.$C$5]-([.F24]-[.$C$2]))/[.$C$6]" office:value-type="float" office:value="2.24456565070933" calcext:value-type="float">
            <text:p>2.24456565070933</text:p>
          </table:table-cell>
        </table:table-row>
        <table:table-row table:style-name="ro1">
          <table:table-cell table:number-columns-repeated="4"/>
          <table:table-cell office:value-type="float" office:value="2.3" calcext:value-type="float">
            <text:p>2.3</text:p>
          </table:table-cell>
          <table:table-cell table:formula="of:=IF([.F24]&gt;[.$C$3];[.$C$4];IF(([.F24]+0.1*[.G24])&gt;[.$C$3];20;[.F24]+0.1*[.G24]))" office:value-type="float" office:value="-59.2211999420224" calcext:value-type="float">
            <text:p>-59.2211999420224</text:p>
          </table:table-cell>
          <table:table-cell table:formula="of:=([.$C$5]-([.F25]-[.$C$2]))/[.$C$6]" office:value-type="float" office:value="2.22211999420224" calcext:value-type="float">
            <text:p>2.22211999420224</text:p>
          </table:table-cell>
        </table:table-row>
        <table:table-row table:style-name="ro1">
          <table:table-cell table:number-columns-repeated="4"/>
          <table:table-cell office:value-type="float" office:value="2.4" calcext:value-type="float">
            <text:p>2.4</text:p>
          </table:table-cell>
          <table:table-cell table:formula="of:=IF([.F25]&gt;[.$C$3];[.$C$4];IF(([.F25]+0.1*[.G25])&gt;[.$C$3];20;[.F25]+0.1*[.G25]))" office:value-type="float" office:value="-58.9989879426021" calcext:value-type="float">
            <text:p>-58.9989879426021</text:p>
          </table:table-cell>
          <table:table-cell table:formula="of:=([.$C$5]-([.F26]-[.$C$2]))/[.$C$6]" office:value-type="float" office:value="2.19989879426021" calcext:value-type="float">
            <text:p>2.19989879426021</text:p>
          </table:table-cell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table:formula="of:=IF([.F26]&gt;[.$C$3];[.$C$4];IF(([.F26]+0.1*[.G26])&gt;[.$C$3];20;[.F26]+0.1*[.G26]))" office:value-type="float" office:value="-58.7789980631761" calcext:value-type="float">
            <text:p>-58.7789980631761</text:p>
          </table:table-cell>
          <table:table-cell table:formula="of:=([.$C$5]-([.F27]-[.$C$2]))/[.$C$6]" office:value-type="float" office:value="2.17789980631761" calcext:value-type="float">
            <text:p>2.17789980631761</text:p>
          </table:table-cell>
        </table:table-row>
        <table:table-row table:style-name="ro1">
          <table:table-cell table:number-columns-repeated="4"/>
          <table:table-cell office:value-type="float" office:value="2.6" calcext:value-type="float">
            <text:p>2.6</text:p>
          </table:table-cell>
          <table:table-cell table:formula="of:=IF([.F27]&gt;[.$C$3];[.$C$4];IF(([.F27]+0.1*[.G27])&gt;[.$C$3];20;[.F27]+0.1*[.G27]))" office:value-type="float" office:value="-58.5612080825443" calcext:value-type="float">
            <text:p>-58.5612080825443</text:p>
          </table:table-cell>
          <table:table-cell table:formula="of:=([.$C$5]-([.F28]-[.$C$2]))/[.$C$6]" office:value-type="float" office:value="2.15612080825443" calcext:value-type="float">
            <text:p>2.15612080825443</text:p>
          </table:table-cell>
        </table:table-row>
        <table:table-row table:style-name="ro1">
          <table:table-cell table:number-columns-repeated="4"/>
          <table:table-cell office:value-type="float" office:value="2.7" calcext:value-type="float">
            <text:p>2.7</text:p>
          </table:table-cell>
          <table:table-cell table:formula="of:=IF([.F28]&gt;[.$C$3];[.$C$4];IF(([.F28]+0.1*[.G28])&gt;[.$C$3];20;[.F28]+0.1*[.G28]))" office:value-type="float" office:value="-58.3455960017189" calcext:value-type="float">
            <text:p>-58.3455960017189</text:p>
          </table:table-cell>
          <table:table-cell table:formula="of:=([.$C$5]-([.F29]-[.$C$2]))/[.$C$6]" office:value-type="float" office:value="2.13455960017189" calcext:value-type="float">
            <text:p>2.13455960017189</text:p>
          </table:table-cell>
        </table:table-row>
        <table:table-row table:style-name="ro1">
          <table:table-cell table:number-columns-repeated="4"/>
          <table:table-cell office:value-type="float" office:value="2.8" calcext:value-type="float">
            <text:p>2.8</text:p>
          </table:table-cell>
          <table:table-cell table:formula="of:=IF([.F29]&gt;[.$C$3];[.$C$4];IF(([.F29]+0.1*[.G29])&gt;[.$C$3];20;[.F29]+0.1*[.G29]))" office:value-type="float" office:value="-58.1321400417017" calcext:value-type="float">
            <text:p>-58.1321400417017</text:p>
          </table:table-cell>
          <table:table-cell table:formula="of:=([.$C$5]-([.F30]-[.$C$2]))/[.$C$6]" office:value-type="float" office:value="2.11321400417017" calcext:value-type="float">
            <text:p>2.11321400417017</text:p>
          </table:table-cell>
        </table:table-row>
        <table:table-row table:style-name="ro1">
          <table:table-cell table:number-columns-repeated="4"/>
          <table:table-cell office:value-type="float" office:value="2.9" calcext:value-type="float">
            <text:p>2.9</text:p>
          </table:table-cell>
          <table:table-cell table:formula="of:=IF([.F30]&gt;[.$C$3];[.$C$4];IF(([.F30]+0.1*[.G30])&gt;[.$C$3];20;[.F30]+0.1*[.G30]))" office:value-type="float" office:value="-57.9208186412847" calcext:value-type="float">
            <text:p>-57.9208186412847</text:p>
          </table:table-cell>
          <table:table-cell table:formula="of:=([.$C$5]-([.F31]-[.$C$2]))/[.$C$6]" office:value-type="float" office:value="2.09208186412847" calcext:value-type="float">
            <text:p>2.09208186412847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IF([.F31]&gt;[.$C$3];[.$C$4];IF(([.F31]+0.1*[.G31])&gt;[.$C$3];20;[.F31]+0.1*[.G31]))" office:value-type="float" office:value="-57.7116104548719" calcext:value-type="float">
            <text:p>-57.7116104548719</text:p>
          </table:table-cell>
          <table:table-cell table:formula="of:=([.$C$5]-([.F32]-[.$C$2]))/[.$C$6]" office:value-type="float" office:value="2.07116104548718" calcext:value-type="float">
            <text:p>2.07116104548718</text:p>
          </table:table-cell>
        </table:table-row>
        <table:table-row table:style-name="ro1">
          <table:table-cell table:number-columns-repeated="4"/>
          <table:table-cell office:value-type="float" office:value="3.1" calcext:value-type="float">
            <text:p>3.1</text:p>
          </table:table-cell>
          <table:table-cell table:formula="of:=IF([.F32]&gt;[.$C$3];[.$C$4];IF(([.F32]+0.1*[.G32])&gt;[.$C$3];20;[.F32]+0.1*[.G32]))" office:value-type="float" office:value="-57.5044943503231" calcext:value-type="float">
            <text:p>-57.5044943503231</text:p>
          </table:table-cell>
          <table:table-cell table:formula="of:=([.$C$5]-([.F33]-[.$C$2]))/[.$C$6]" office:value-type="float" office:value="2.05044943503231" calcext:value-type="float">
            <text:p>2.05044943503231</text:p>
          </table:table-cell>
        </table:table-row>
        <table:table-row table:style-name="ro1">
          <table:table-cell table:number-columns-repeated="4"/>
          <table:table-cell office:value-type="float" office:value="3.2" calcext:value-type="float">
            <text:p>3.2</text:p>
          </table:table-cell>
          <table:table-cell table:formula="of:=IF([.F33]&gt;[.$C$3];[.$C$4];IF(([.F33]+0.1*[.G33])&gt;[.$C$3];20;[.F33]+0.1*[.G33]))" office:value-type="float" office:value="-57.2994494068199" calcext:value-type="float">
            <text:p>-57.2994494068199</text:p>
          </table:table-cell>
          <table:table-cell table:formula="of:=([.$C$5]-([.F34]-[.$C$2]))/[.$C$6]" office:value-type="float" office:value="2.02994494068199" calcext:value-type="float">
            <text:p>2.02994494068199</text:p>
          </table:table-cell>
        </table:table-row>
        <table:table-row table:style-name="ro1">
          <table:table-cell table:number-columns-repeated="4"/>
          <table:table-cell office:value-type="float" office:value="3.3" calcext:value-type="float">
            <text:p>3.3</text:p>
          </table:table-cell>
          <table:table-cell table:formula="of:=IF([.F34]&gt;[.$C$3];[.$C$4];IF(([.F34]+0.1*[.G34])&gt;[.$C$3];20;[.F34]+0.1*[.G34]))" office:value-type="float" office:value="-57.0964549127517" calcext:value-type="float">
            <text:p>-57.0964549127517</text:p>
          </table:table-cell>
          <table:table-cell table:formula="of:=([.$C$5]-([.F35]-[.$C$2]))/[.$C$6]" office:value-type="float" office:value="2.00964549127517" calcext:value-type="float">
            <text:p>2.00964549127517</text:p>
          </table:table-cell>
        </table:table-row>
        <table:table-row table:style-name="ro1">
          <table:table-cell table:number-columns-repeated="4"/>
          <table:table-cell office:value-type="float" office:value="3.4" calcext:value-type="float">
            <text:p>3.4</text:p>
          </table:table-cell>
          <table:table-cell table:formula="of:=IF([.F35]&gt;[.$C$3];[.$C$4];IF(([.F35]+0.1*[.G35])&gt;[.$C$3];20;[.F35]+0.1*[.G35]))" office:value-type="float" office:value="-56.8954903636242" calcext:value-type="float">
            <text:p>-56.8954903636242</text:p>
          </table:table-cell>
          <table:table-cell table:formula="of:=([.$C$5]-([.F36]-[.$C$2]))/[.$C$6]" office:value-type="float" office:value="1.98954903636242" calcext:value-type="float">
            <text:p>1.98954903636242</text:p>
          </table:table-cell>
        </table:table-row>
        <table:table-row table:style-name="ro1">
          <table:table-cell table:number-columns-repeated="4"/>
          <table:table-cell office:value-type="float" office:value="3.5" calcext:value-type="float">
            <text:p>3.5</text:p>
          </table:table-cell>
          <table:table-cell table:formula="of:=IF([.F36]&gt;[.$C$3];[.$C$4];IF(([.F36]+0.1*[.G36])&gt;[.$C$3];20;[.F36]+0.1*[.G36]))" office:value-type="float" office:value="-56.6965354599879" calcext:value-type="float">
            <text:p>-56.6965354599879</text:p>
          </table:table-cell>
          <table:table-cell table:formula="of:=([.$C$5]-([.F37]-[.$C$2]))/[.$C$6]" office:value-type="float" office:value="1.96965354599879" calcext:value-type="float">
            <text:p>1.96965354599879</text:p>
          </table:table-cell>
        </table:table-row>
        <table:table-row table:style-name="ro1">
          <table:table-cell table:number-columns-repeated="4"/>
          <table:table-cell office:value-type="float" office:value="3.6" calcext:value-type="float">
            <text:p>3.6</text:p>
          </table:table-cell>
          <table:table-cell table:formula="of:=IF([.F37]&gt;[.$C$3];[.$C$4];IF(([.F37]+0.1*[.G37])&gt;[.$C$3];20;[.F37]+0.1*[.G37]))" office:value-type="float" office:value="-56.4995701053881" calcext:value-type="float">
            <text:p>-56.4995701053881</text:p>
          </table:table-cell>
          <table:table-cell table:formula="of:=([.$C$5]-([.F38]-[.$C$2]))/[.$C$6]" office:value-type="float" office:value="1.94995701053881" calcext:value-type="float">
            <text:p>1.94995701053881</text:p>
          </table:table-cell>
        </table:table-row>
        <table:table-row table:style-name="ro1">
          <table:table-cell table:number-columns-repeated="4"/>
          <table:table-cell office:value-type="float" office:value="3.7" calcext:value-type="float">
            <text:p>3.7</text:p>
          </table:table-cell>
          <table:table-cell table:formula="of:=IF([.F38]&gt;[.$C$3];[.$C$4];IF(([.F38]+0.1*[.G38])&gt;[.$C$3];20;[.F38]+0.1*[.G38]))" office:value-type="float" office:value="-56.3045744043342" calcext:value-type="float">
            <text:p>-56.3045744043342</text:p>
          </table:table-cell>
          <table:table-cell table:formula="of:=([.$C$5]-([.F39]-[.$C$2]))/[.$C$6]" office:value-type="float" office:value="1.93045744043342" calcext:value-type="float">
            <text:p>1.93045744043342</text:p>
          </table:table-cell>
        </table:table-row>
        <table:table-row table:style-name="ro1">
          <table:table-cell table:number-columns-repeated="4"/>
          <table:table-cell office:value-type="float" office:value="3.8" calcext:value-type="float">
            <text:p>3.8</text:p>
          </table:table-cell>
          <table:table-cell table:formula="of:=IF([.F39]&gt;[.$C$3];[.$C$4];IF(([.F39]+0.1*[.G39])&gt;[.$C$3];20;[.F39]+0.1*[.G39]))" office:value-type="float" office:value="-56.1115286602908" calcext:value-type="float">
            <text:p>-56.1115286602908</text:p>
          </table:table-cell>
          <table:table-cell table:formula="of:=([.$C$5]-([.F40]-[.$C$2]))/[.$C$6]" office:value-type="float" office:value="1.91115286602908" calcext:value-type="float">
            <text:p>1.91115286602908</text:p>
          </table:table-cell>
        </table:table-row>
        <table:table-row table:style-name="ro1">
          <table:table-cell table:number-columns-repeated="4"/>
          <table:table-cell office:value-type="float" office:value="3.9" calcext:value-type="float">
            <text:p>3.9</text:p>
          </table:table-cell>
          <table:table-cell table:formula="of:=IF([.F40]&gt;[.$C$3];[.$C$4];IF(([.F40]+0.1*[.G40])&gt;[.$C$3];20;[.F40]+0.1*[.G40]))" office:value-type="float" office:value="-55.9204133736879" calcext:value-type="float">
            <text:p>-55.9204133736879</text:p>
          </table:table-cell>
          <table:table-cell table:formula="of:=([.$C$5]-([.F41]-[.$C$2]))/[.$C$6]" office:value-type="float" office:value="1.89204133736879" calcext:value-type="float">
            <text:p>1.89204133736879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IF([.F41]&gt;[.$C$3];[.$C$4];IF(([.F41]+0.1*[.G41])&gt;[.$C$3];20;[.F41]+0.1*[.G41]))" office:value-type="float" office:value="-55.731209239951" calcext:value-type="float">
            <text:p>-55.731209239951</text:p>
          </table:table-cell>
          <table:table-cell table:formula="of:=([.$C$5]-([.F42]-[.$C$2]))/[.$C$6]" office:value-type="float" office:value="1.8731209239951" calcext:value-type="float">
            <text:p>1.8731209239951</text:p>
          </table:table-cell>
        </table:table-row>
        <table:table-row table:style-name="ro1">
          <table:table-cell table:number-columns-repeated="4"/>
          <table:table-cell office:value-type="float" office:value="4.1" calcext:value-type="float">
            <text:p>4.1</text:p>
          </table:table-cell>
          <table:table-cell table:formula="of:=IF([.F42]&gt;[.$C$3];[.$C$4];IF(([.F42]+0.1*[.G42])&gt;[.$C$3];20;[.F42]+0.1*[.G42]))" office:value-type="float" office:value="-55.5438971475515" calcext:value-type="float">
            <text:p>-55.5438971475515</text:p>
          </table:table-cell>
          <table:table-cell table:formula="of:=([.$C$5]-([.F43]-[.$C$2]))/[.$C$6]" office:value-type="float" office:value="1.85438971475515" calcext:value-type="float">
            <text:p>1.85438971475515</text:p>
          </table:table-cell>
        </table:table-row>
        <table:table-row table:style-name="ro1">
          <table:table-cell table:number-columns-repeated="4"/>
          <table:table-cell office:value-type="float" office:value="4.2" calcext:value-type="float">
            <text:p>4.2</text:p>
          </table:table-cell>
          <table:table-cell table:formula="of:=IF([.F43]&gt;[.$C$3];[.$C$4];IF(([.F43]+0.1*[.G43])&gt;[.$C$3];20;[.F43]+0.1*[.G43]))" office:value-type="float" office:value="-55.358458176076" calcext:value-type="float">
            <text:p>-55.358458176076</text:p>
          </table:table-cell>
          <table:table-cell table:formula="of:=([.$C$5]-([.F44]-[.$C$2]))/[.$C$6]" office:value-type="float" office:value="1.8358458176076" calcext:value-type="float">
            <text:p>1.8358458176076</text:p>
          </table:table-cell>
        </table:table-row>
        <table:table-row table:style-name="ro1">
          <table:table-cell table:number-columns-repeated="4"/>
          <table:table-cell office:value-type="float" office:value="4.3" calcext:value-type="float">
            <text:p>4.3</text:p>
          </table:table-cell>
          <table:table-cell table:formula="of:=IF([.F44]&gt;[.$C$3];[.$C$4];IF(([.F44]+0.1*[.G44])&gt;[.$C$3];20;[.F44]+0.1*[.G44]))" office:value-type="float" office:value="-55.1748735943153" calcext:value-type="float">
            <text:p>-55.1748735943153</text:p>
          </table:table-cell>
          <table:table-cell table:formula="of:=([.$C$5]-([.F45]-[.$C$2]))/[.$C$6]" office:value-type="float" office:value="1.81748735943153" calcext:value-type="float">
            <text:p>1.81748735943153</text:p>
          </table:table-cell>
        </table:table-row>
        <table:table-row table:style-name="ro1">
          <table:table-cell table:number-columns-repeated="4"/>
          <table:table-cell office:value-type="float" office:value="4.4" calcext:value-type="float">
            <text:p>4.4</text:p>
          </table:table-cell>
          <table:table-cell table:formula="of:=IF([.F45]&gt;[.$C$3];[.$C$4];IF(([.F45]+0.1*[.G45])&gt;[.$C$3];20;[.F45]+0.1*[.G45]))" office:value-type="float" office:value="-54.9931248583721" calcext:value-type="float">
            <text:p>-54.9931248583721</text:p>
          </table:table-cell>
          <table:table-cell table:formula="of:=([.$C$5]-([.F46]-[.$C$2]))/[.$C$6]" office:value-type="float" office:value="1.79931248583721" calcext:value-type="float">
            <text:p>1.79931248583721</text:p>
          </table:table-cell>
        </table:table-row>
        <table:table-row table:style-name="ro1">
          <table:table-cell table:number-columns-repeated="4"/>
          <table:table-cell office:value-type="float" office:value="4.5" calcext:value-type="float">
            <text:p>4.5</text:p>
          </table:table-cell>
          <table:table-cell table:formula="of:=IF([.F46]&gt;[.$C$3];[.$C$4];IF(([.F46]+0.1*[.G46])&gt;[.$C$3];20;[.F46]+0.1*[.G46]))" office:value-type="float" office:value="-54.8131936097884" calcext:value-type="float">
            <text:p>-54.8131936097884</text:p>
          </table:table-cell>
          <table:table-cell table:formula="of:=([.$C$5]-([.F47]-[.$C$2]))/[.$C$6]" office:value-type="float" office:value="1.78131936097884" calcext:value-type="float">
            <text:p>1.78131936097884</text:p>
          </table:table-cell>
        </table:table-row>
        <table:table-row table:style-name="ro1">
          <table:table-cell table:number-columns-repeated="4"/>
          <table:table-cell office:value-type="float" office:value="4.6" calcext:value-type="float">
            <text:p>4.6</text:p>
          </table:table-cell>
          <table:table-cell table:formula="of:=IF([.F47]&gt;[.$C$3];[.$C$4];IF(([.F47]+0.1*[.G47])&gt;[.$C$3];20;[.F47]+0.1*[.G47]))" office:value-type="float" office:value="-54.6350616736905" calcext:value-type="float">
            <text:p>-54.6350616736905</text:p>
          </table:table-cell>
          <table:table-cell table:formula="of:=([.$C$5]-([.F48]-[.$C$2]))/[.$C$6]" office:value-type="float" office:value="1.76350616736905" calcext:value-type="float">
            <text:p>1.76350616736905</text:p>
          </table:table-cell>
        </table:table-row>
        <table:table-row table:style-name="ro1">
          <table:table-cell table:number-columns-repeated="4"/>
          <table:table-cell office:value-type="float" office:value="4.7" calcext:value-type="float">
            <text:p>4.7</text:p>
          </table:table-cell>
          <table:table-cell table:formula="of:=IF([.F48]&gt;[.$C$3];[.$C$4];IF(([.F48]+0.1*[.G48])&gt;[.$C$3];20;[.F48]+0.1*[.G48]))" office:value-type="float" office:value="-54.4587110569536" calcext:value-type="float">
            <text:p>-54.4587110569536</text:p>
          </table:table-cell>
          <table:table-cell table:formula="of:=([.$C$5]-([.F49]-[.$C$2]))/[.$C$6]" office:value-type="float" office:value="1.74587110569536" calcext:value-type="float">
            <text:p>1.74587110569536</text:p>
          </table:table-cell>
        </table:table-row>
        <table:table-row table:style-name="ro1">
          <table:table-cell table:number-columns-repeated="4"/>
          <table:table-cell office:value-type="float" office:value="4.8" calcext:value-type="float">
            <text:p>4.8</text:p>
          </table:table-cell>
          <table:table-cell table:formula="of:=IF([.F49]&gt;[.$C$3];[.$C$4];IF(([.F49]+0.1*[.G49])&gt;[.$C$3];20;[.F49]+0.1*[.G49]))" office:value-type="float" office:value="-54.2841239463841" calcext:value-type="float">
            <text:p>-54.2841239463841</text:p>
          </table:table-cell>
          <table:table-cell table:formula="of:=([.$C$5]-([.F50]-[.$C$2]))/[.$C$6]" office:value-type="float" office:value="1.72841239463841" calcext:value-type="float">
            <text:p>1.72841239463841</text:p>
          </table:table-cell>
        </table:table-row>
        <table:table-row table:style-name="ro1">
          <table:table-cell table:number-columns-repeated="4"/>
          <table:table-cell office:value-type="float" office:value="4.9" calcext:value-type="float">
            <text:p>4.9</text:p>
          </table:table-cell>
          <table:table-cell table:formula="of:=IF([.F50]&gt;[.$C$3];[.$C$4];IF(([.F50]+0.1*[.G50])&gt;[.$C$3];20;[.F50]+0.1*[.G50]))" office:value-type="float" office:value="-54.1112827069202" calcext:value-type="float">
            <text:p>-54.1112827069202</text:p>
          </table:table-cell>
          <table:table-cell table:formula="of:=([.$C$5]-([.F51]-[.$C$2]))/[.$C$6]" office:value-type="float" office:value="1.71112827069202" calcext:value-type="float">
            <text:p>1.71112827069202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F51]&gt;[.$C$3];[.$C$4];IF(([.F51]+0.1*[.G51])&gt;[.$C$3];20;[.F51]+0.1*[.G51]))" office:value-type="float" office:value="-53.940169879851" calcext:value-type="float">
            <text:p>-53.940169879851</text:p>
          </table:table-cell>
          <table:table-cell table:formula="of:=([.$C$5]-([.F52]-[.$C$2]))/[.$C$6]" office:value-type="float" office:value="1.6940169879851" calcext:value-type="float">
            <text:p>1.6940169879851</text:p>
          </table:table-cell>
        </table:table-row>
        <table:table-row table:style-name="ro1">
          <table:table-cell table:number-columns-repeated="4"/>
          <table:table-cell office:value-type="float" office:value="5.1" calcext:value-type="float">
            <text:p>5.1</text:p>
          </table:table-cell>
          <table:table-cell table:formula="of:=IF([.F52]&gt;[.$C$3];[.$C$4];IF(([.F52]+0.1*[.G52])&gt;[.$C$3];20;[.F52]+0.1*[.G52]))" office:value-type="float" office:value="-53.7707681810525" calcext:value-type="float">
            <text:p>-53.7707681810525</text:p>
          </table:table-cell>
          <table:table-cell table:formula="of:=([.$C$5]-([.F53]-[.$C$2]))/[.$C$6]" office:value-type="float" office:value="1.67707681810525" calcext:value-type="float">
            <text:p>1.67707681810525</text:p>
          </table:table-cell>
        </table:table-row>
        <table:table-row table:style-name="ro1">
          <table:table-cell table:number-columns-repeated="4"/>
          <table:table-cell office:value-type="float" office:value="5.2" calcext:value-type="float">
            <text:p>5.2</text:p>
          </table:table-cell>
          <table:table-cell table:formula="of:=IF([.F53]&gt;[.$C$3];[.$C$4];IF(([.F53]+0.1*[.G53])&gt;[.$C$3];20;[.F53]+0.1*[.G53]))" office:value-type="float" office:value="-53.603060499242" calcext:value-type="float">
            <text:p>-53.603060499242</text:p>
          </table:table-cell>
          <table:table-cell table:formula="of:=([.$C$5]-([.F54]-[.$C$2]))/[.$C$6]" office:value-type="float" office:value="1.6603060499242" calcext:value-type="float">
            <text:p>1.6603060499242</text:p>
          </table:table-cell>
        </table:table-row>
        <table:table-row table:style-name="ro1">
          <table:table-cell table:number-columns-repeated="4"/>
          <table:table-cell office:value-type="float" office:value="5.3" calcext:value-type="float">
            <text:p>5.3</text:p>
          </table:table-cell>
          <table:table-cell table:formula="of:=IF([.F54]&gt;[.$C$3];[.$C$4];IF(([.F54]+0.1*[.G54])&gt;[.$C$3];20;[.F54]+0.1*[.G54]))" office:value-type="float" office:value="-53.4370298942496" calcext:value-type="float">
            <text:p>-53.4370298942496</text:p>
          </table:table-cell>
          <table:table-cell table:formula="of:=([.$C$5]-([.F55]-[.$C$2]))/[.$C$6]" office:value-type="float" office:value="1.64370298942496" calcext:value-type="float">
            <text:p>1.64370298942496</text:p>
          </table:table-cell>
        </table:table-row>
        <table:table-row table:style-name="ro1">
          <table:table-cell table:number-columns-repeated="4"/>
          <table:table-cell office:value-type="float" office:value="5.4" calcext:value-type="float">
            <text:p>5.4</text:p>
          </table:table-cell>
          <table:table-cell table:formula="of:=IF([.F55]&gt;[.$C$3];[.$C$4];IF(([.F55]+0.1*[.G55])&gt;[.$C$3];20;[.F55]+0.1*[.G55]))" office:value-type="float" office:value="-53.2726595953071" calcext:value-type="float">
            <text:p>-53.2726595953071</text:p>
          </table:table-cell>
          <table:table-cell table:formula="of:=([.$C$5]-([.F56]-[.$C$2]))/[.$C$6]" office:value-type="float" office:value="1.62726595953071" calcext:value-type="float">
            <text:p>1.62726595953071</text:p>
          </table:table-cell>
        </table:table-row>
        <table:table-row table:style-name="ro1">
          <table:table-cell table:number-columns-repeated="4"/>
          <table:table-cell office:value-type="float" office:value="5.5" calcext:value-type="float">
            <text:p>5.5</text:p>
          </table:table-cell>
          <table:table-cell table:formula="of:=IF([.F56]&gt;[.$C$3];[.$C$4];IF(([.F56]+0.1*[.G56])&gt;[.$C$3];20;[.F56]+0.1*[.G56]))" office:value-type="float" office:value="-53.109932999354" calcext:value-type="float">
            <text:p>-53.109932999354</text:p>
          </table:table-cell>
          <table:table-cell table:formula="of:=([.$C$5]-([.F57]-[.$C$2]))/[.$C$6]" office:value-type="float" office:value="1.6109932999354" calcext:value-type="float">
            <text:p>1.6109932999354</text:p>
          </table:table-cell>
        </table:table-row>
        <table:table-row table:style-name="ro1">
          <table:table-cell table:number-columns-repeated="4"/>
          <table:table-cell office:value-type="float" office:value="5.6" calcext:value-type="float">
            <text:p>5.6</text:p>
          </table:table-cell>
          <table:table-cell table:formula="of:=IF([.F57]&gt;[.$C$3];[.$C$4];IF(([.F57]+0.1*[.G57])&gt;[.$C$3];20;[.F57]+0.1*[.G57]))" office:value-type="float" office:value="-52.9488336693605" calcext:value-type="float">
            <text:p>-52.9488336693605</text:p>
          </table:table-cell>
          <table:table-cell table:formula="of:=([.$C$5]-([.F58]-[.$C$2]))/[.$C$6]" office:value-type="float" office:value="1.59488336693605" calcext:value-type="float">
            <text:p>1.59488336693605</text:p>
          </table:table-cell>
        </table:table-row>
        <table:table-row table:style-name="ro1">
          <table:table-cell table:number-columns-repeated="4"/>
          <table:table-cell office:value-type="float" office:value="5.7" calcext:value-type="float">
            <text:p>5.7</text:p>
          </table:table-cell>
          <table:table-cell table:formula="of:=IF([.F58]&gt;[.$C$3];[.$C$4];IF(([.F58]+0.1*[.G58])&gt;[.$C$3];20;[.F58]+0.1*[.G58]))" office:value-type="float" office:value="-52.7893453326669" calcext:value-type="float">
            <text:p>-52.7893453326669</text:p>
          </table:table-cell>
          <table:table-cell table:formula="of:=([.$C$5]-([.F59]-[.$C$2]))/[.$C$6]" office:value-type="float" office:value="1.57893453326669" calcext:value-type="float">
            <text:p>1.57893453326669</text:p>
          </table:table-cell>
        </table:table-row>
        <table:table-row table:style-name="ro1">
          <table:table-cell table:number-columns-repeated="4"/>
          <table:table-cell office:value-type="float" office:value="5.8" calcext:value-type="float">
            <text:p>5.8</text:p>
          </table:table-cell>
          <table:table-cell table:formula="of:=IF([.F59]&gt;[.$C$3];[.$C$4];IF(([.F59]+0.1*[.G59])&gt;[.$C$3];20;[.F59]+0.1*[.G59]))" office:value-type="float" office:value="-52.6314518793402" calcext:value-type="float">
            <text:p>-52.6314518793402</text:p>
          </table:table-cell>
          <table:table-cell table:formula="of:=([.$C$5]-([.F60]-[.$C$2]))/[.$C$6]" office:value-type="float" office:value="1.56314518793402" calcext:value-type="float">
            <text:p>1.56314518793402</text:p>
          </table:table-cell>
        </table:table-row>
        <table:table-row table:style-name="ro1">
          <table:table-cell table:number-columns-repeated="4"/>
          <table:table-cell office:value-type="float" office:value="5.9" calcext:value-type="float">
            <text:p>5.9</text:p>
          </table:table-cell>
          <table:table-cell table:formula="of:=IF([.F60]&gt;[.$C$3];[.$C$4];IF(([.F60]+0.1*[.G60])&gt;[.$C$3];20;[.F60]+0.1*[.G60]))" office:value-type="float" office:value="-52.4751373605468" calcext:value-type="float">
            <text:p>-52.4751373605468</text:p>
          </table:table-cell>
          <table:table-cell table:formula="of:=([.$C$5]-([.F61]-[.$C$2]))/[.$C$6]" office:value-type="float" office:value="1.54751373605468" calcext:value-type="float">
            <text:p>1.54751373605468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IF([.F61]&gt;[.$C$3];[.$C$4];IF(([.F61]+0.1*[.G61])&gt;[.$C$3];20;[.F61]+0.1*[.G61]))" office:value-type="float" office:value="-52.3203859869413" calcext:value-type="float">
            <text:p>-52.3203859869413</text:p>
          </table:table-cell>
          <table:table-cell table:formula="of:=([.$C$5]-([.F62]-[.$C$2]))/[.$C$6]" office:value-type="float" office:value="1.53203859869413" calcext:value-type="float">
            <text:p>1.53203859869413</text:p>
          </table:table-cell>
        </table:table-row>
        <table:table-row table:style-name="ro1">
          <table:table-cell table:number-columns-repeated="4"/>
          <table:table-cell office:value-type="float" office:value="6.1" calcext:value-type="float">
            <text:p>6.1</text:p>
          </table:table-cell>
          <table:table-cell table:formula="of:=IF([.F62]&gt;[.$C$3];[.$C$4];IF(([.F62]+0.1*[.G62])&gt;[.$C$3];20;[.F62]+0.1*[.G62]))" office:value-type="float" office:value="-52.1671821270719" calcext:value-type="float">
            <text:p>-52.1671821270719</text:p>
          </table:table-cell>
          <table:table-cell table:formula="of:=([.$C$5]-([.F63]-[.$C$2]))/[.$C$6]" office:value-type="float" office:value="1.51671821270719" calcext:value-type="float">
            <text:p>1.51671821270719</text:p>
          </table:table-cell>
        </table:table-row>
        <table:table-row table:style-name="ro1">
          <table:table-cell table:number-columns-repeated="4"/>
          <table:table-cell office:value-type="float" office:value="6.2" calcext:value-type="float">
            <text:p>6.2</text:p>
          </table:table-cell>
          <table:table-cell table:formula="of:=IF([.F63]&gt;[.$C$3];[.$C$4];IF(([.F63]+0.1*[.G63])&gt;[.$C$3];20;[.F63]+0.1*[.G63]))" office:value-type="float" office:value="-52.0155103058012" calcext:value-type="float">
            <text:p>-52.0155103058012</text:p>
          </table:table-cell>
          <table:table-cell table:formula="of:=([.$C$5]-([.F64]-[.$C$2]))/[.$C$6]" office:value-type="float" office:value="1.50155103058012" calcext:value-type="float">
            <text:p>1.50155103058012</text:p>
          </table:table-cell>
        </table:table-row>
        <table:table-row table:style-name="ro1">
          <table:table-cell table:number-columns-repeated="4"/>
          <table:table-cell office:value-type="float" office:value="6.3" calcext:value-type="float">
            <text:p>6.3</text:p>
          </table:table-cell>
          <table:table-cell table:formula="of:=IF([.F64]&gt;[.$C$3];[.$C$4];IF(([.F64]+0.1*[.G64])&gt;[.$C$3];20;[.F64]+0.1*[.G64]))" office:value-type="float" office:value="-51.8653552027432" calcext:value-type="float">
            <text:p>-51.8653552027432</text:p>
          </table:table-cell>
          <table:table-cell table:formula="of:=([.$C$5]-([.F65]-[.$C$2]))/[.$C$6]" office:value-type="float" office:value="1.48653552027432" calcext:value-type="float">
            <text:p>1.48653552027432</text:p>
          </table:table-cell>
        </table:table-row>
        <table:table-row table:style-name="ro1">
          <table:table-cell table:number-columns-repeated="4"/>
          <table:table-cell office:value-type="float" office:value="6.4" calcext:value-type="float">
            <text:p>6.4</text:p>
          </table:table-cell>
          <table:table-cell table:formula="of:=IF([.F65]&gt;[.$C$3];[.$C$4];IF(([.F65]+0.1*[.G65])&gt;[.$C$3];20;[.F65]+0.1*[.G65]))" office:value-type="float" office:value="-51.7167016507157" calcext:value-type="float">
            <text:p>-51.7167016507157</text:p>
          </table:table-cell>
          <table:table-cell table:formula="of:=([.$C$5]-([.F66]-[.$C$2]))/[.$C$6]" office:value-type="float" office:value="1.47167016507157" calcext:value-type="float">
            <text:p>1.47167016507157</text:p>
          </table:table-cell>
        </table:table-row>
        <table:table-row table:style-name="ro1">
          <table:table-cell table:number-columns-repeated="4"/>
          <table:table-cell office:value-type="float" office:value="6.5" calcext:value-type="float">
            <text:p>6.5</text:p>
          </table:table-cell>
          <table:table-cell table:formula="of:=IF([.F66]&gt;[.$C$3];[.$C$4];IF(([.F66]+0.1*[.G66])&gt;[.$C$3];20;[.F66]+0.1*[.G66]))" office:value-type="float" office:value="-51.5695346342086" calcext:value-type="float">
            <text:p>-51.5695346342086</text:p>
          </table:table-cell>
          <table:table-cell table:formula="of:=([.$C$5]-([.F67]-[.$C$2]))/[.$C$6]" office:value-type="float" office:value="1.45695346342086" calcext:value-type="float">
            <text:p>1.45695346342086</text:p>
          </table:table-cell>
        </table:table-row>
        <table:table-row table:style-name="ro1">
          <table:table-cell table:number-columns-repeated="4"/>
          <table:table-cell office:value-type="float" office:value="6.6" calcext:value-type="float">
            <text:p>6.6</text:p>
          </table:table-cell>
          <table:table-cell table:formula="of:=IF([.F67]&gt;[.$C$3];[.$C$4];IF(([.F67]+0.1*[.G67])&gt;[.$C$3];20;[.F67]+0.1*[.G67]))" office:value-type="float" office:value="-51.4238392878665" calcext:value-type="float">
            <text:p>-51.4238392878665</text:p>
          </table:table-cell>
          <table:table-cell table:formula="of:=([.$C$5]-([.F68]-[.$C$2]))/[.$C$6]" office:value-type="float" office:value="1.44238392878665" calcext:value-type="float">
            <text:p>1.44238392878665</text:p>
          </table:table-cell>
        </table:table-row>
        <table:table-row table:style-name="ro1">
          <table:table-cell table:number-columns-repeated="4"/>
          <table:table-cell office:value-type="float" office:value="6.7" calcext:value-type="float">
            <text:p>6.7</text:p>
          </table:table-cell>
          <table:table-cell table:formula="of:=IF([.F68]&gt;[.$C$3];[.$C$4];IF(([.F68]+0.1*[.G68])&gt;[.$C$3];20;[.F68]+0.1*[.G68]))" office:value-type="float" office:value="-51.2796008949878" calcext:value-type="float">
            <text:p>-51.2796008949878</text:p>
          </table:table-cell>
          <table:table-cell table:formula="of:=([.$C$5]-([.F69]-[.$C$2]))/[.$C$6]" office:value-type="float" office:value="1.42796008949878" calcext:value-type="float">
            <text:p>1.42796008949878</text:p>
          </table:table-cell>
        </table:table-row>
        <table:table-row table:style-name="ro1">
          <table:table-cell table:number-columns-repeated="4"/>
          <table:table-cell office:value-type="float" office:value="6.8" calcext:value-type="float">
            <text:p>6.8</text:p>
          </table:table-cell>
          <table:table-cell table:formula="of:=IF([.F69]&gt;[.$C$3];[.$C$4];IF(([.F69]+0.1*[.G69])&gt;[.$C$3];20;[.F69]+0.1*[.G69]))" office:value-type="float" office:value="-51.136804886038" calcext:value-type="float">
            <text:p>-51.136804886038</text:p>
          </table:table-cell>
          <table:table-cell table:formula="of:=([.$C$5]-([.F70]-[.$C$2]))/[.$C$6]" office:value-type="float" office:value="1.4136804886038" calcext:value-type="float">
            <text:p>1.4136804886038</text:p>
          </table:table-cell>
        </table:table-row>
        <table:table-row table:style-name="ro1">
          <table:table-cell table:number-columns-repeated="4"/>
          <table:table-cell office:value-type="float" office:value="6.9" calcext:value-type="float">
            <text:p>6.9</text:p>
          </table:table-cell>
          <table:table-cell table:formula="of:=IF([.F70]&gt;[.$C$3];[.$C$4];IF(([.F70]+0.1*[.G70])&gt;[.$C$3];20;[.F70]+0.1*[.G70]))" office:value-type="float" office:value="-50.9954368371776" calcext:value-type="float">
            <text:p>-50.9954368371776</text:p>
          </table:table-cell>
          <table:table-cell table:formula="of:=([.$C$5]-([.F71]-[.$C$2]))/[.$C$6]" office:value-type="float" office:value="1.39954368371776" calcext:value-type="float">
            <text:p>1.39954368371776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F71]&gt;[.$C$3];[.$C$4];IF(([.F71]+0.1*[.G71])&gt;[.$C$3];20;[.F71]+0.1*[.G71]))" office:value-type="float" office:value="-50.8554824688058" calcext:value-type="float">
            <text:p>-50.8554824688058</text:p>
          </table:table-cell>
          <table:table-cell table:formula="of:=([.$C$5]-([.F72]-[.$C$2]))/[.$C$6]" office:value-type="float" office:value="1.38554824688058" calcext:value-type="float">
            <text:p>1.38554824688058</text:p>
          </table:table-cell>
        </table:table-row>
        <table:table-row table:style-name="ro1">
          <table:table-cell table:number-columns-repeated="4"/>
          <table:table-cell office:value-type="float" office:value="7.1" calcext:value-type="float">
            <text:p>7.1</text:p>
          </table:table-cell>
          <table:table-cell table:formula="of:=IF([.F72]&gt;[.$C$3];[.$C$4];IF(([.F72]+0.1*[.G72])&gt;[.$C$3];20;[.F72]+0.1*[.G72]))" office:value-type="float" office:value="-50.7169276441177" calcext:value-type="float">
            <text:p>-50.7169276441177</text:p>
          </table:table-cell>
          <table:table-cell table:formula="of:=([.$C$5]-([.F73]-[.$C$2]))/[.$C$6]" office:value-type="float" office:value="1.37169276441177" calcext:value-type="float">
            <text:p>1.37169276441177</text:p>
          </table:table-cell>
        </table:table-row>
        <table:table-row table:style-name="ro1">
          <table:table-cell table:number-columns-repeated="4"/>
          <table:table-cell office:value-type="float" office:value="7.2" calcext:value-type="float">
            <text:p>7.2</text:p>
          </table:table-cell>
          <table:table-cell table:formula="of:=IF([.F73]&gt;[.$C$3];[.$C$4];IF(([.F73]+0.1*[.G73])&gt;[.$C$3];20;[.F73]+0.1*[.G73]))" office:value-type="float" office:value="-50.5797583676766" calcext:value-type="float">
            <text:p>-50.5797583676766</text:p>
          </table:table-cell>
          <table:table-cell table:formula="of:=([.$C$5]-([.F74]-[.$C$2]))/[.$C$6]" office:value-type="float" office:value="1.35797583676766" calcext:value-type="float">
            <text:p>1.35797583676766</text:p>
          </table:table-cell>
        </table:table-row>
        <table:table-row table:style-name="ro1">
          <table:table-cell table:number-columns-repeated="4"/>
          <table:table-cell office:value-type="float" office:value="7.3" calcext:value-type="float">
            <text:p>7.3</text:p>
          </table:table-cell>
          <table:table-cell table:formula="of:=IF([.F74]&gt;[.$C$3];[.$C$4];IF(([.F74]+0.1*[.G74])&gt;[.$C$3];20;[.F74]+0.1*[.G74]))" office:value-type="float" office:value="-50.4439607839998" calcext:value-type="float">
            <text:p>-50.4439607839998</text:p>
          </table:table-cell>
          <table:table-cell table:formula="of:=([.$C$5]-([.F75]-[.$C$2]))/[.$C$6]" office:value-type="float" office:value="1.34439607839998" calcext:value-type="float">
            <text:p>1.34439607839998</text:p>
          </table:table-cell>
        </table:table-row>
        <table:table-row table:style-name="ro1">
          <table:table-cell table:number-columns-repeated="4"/>
          <table:table-cell office:value-type="float" office:value="7.4" calcext:value-type="float">
            <text:p>7.4</text:p>
          </table:table-cell>
          <table:table-cell table:formula="of:=IF([.F75]&gt;[.$C$3];[.$C$4];IF(([.F75]+0.1*[.G75])&gt;[.$C$3];20;[.F75]+0.1*[.G75]))" office:value-type="float" office:value="-50.3095211761598" calcext:value-type="float">
            <text:p>-50.3095211761598</text:p>
          </table:table-cell>
          <table:table-cell table:formula="of:=([.$C$5]-([.F76]-[.$C$2]))/[.$C$6]" office:value-type="float" office:value="1.33095211761598" calcext:value-type="float">
            <text:p>1.33095211761598</text:p>
          </table:table-cell>
        </table:table-row>
        <table:table-row table:style-name="ro1">
          <table:table-cell table:number-columns-repeated="4"/>
          <table:table-cell office:value-type="float" office:value="7.5" calcext:value-type="float">
            <text:p>7.5</text:p>
          </table:table-cell>
          <table:table-cell table:formula="of:=IF([.F76]&gt;[.$C$3];[.$C$4];IF(([.F76]+0.1*[.G76])&gt;[.$C$3];20;[.F76]+0.1*[.G76]))" office:value-type="float" office:value="-50.1764259643982" calcext:value-type="float">
            <text:p>-50.1764259643982</text:p>
          </table:table-cell>
          <table:table-cell table:formula="of:=([.$C$5]-([.F77]-[.$C$2]))/[.$C$6]" office:value-type="float" office:value="1.31764259643982" calcext:value-type="float">
            <text:p>1.31764259643982</text:p>
          </table:table-cell>
        </table:table-row>
        <table:table-row table:style-name="ro1">
          <table:table-cell table:number-columns-repeated="4"/>
          <table:table-cell office:value-type="float" office:value="7.6" calcext:value-type="float">
            <text:p>7.6</text:p>
          </table:table-cell>
          <table:table-cell table:formula="of:=IF([.F77]&gt;[.$C$3];[.$C$4];IF(([.F77]+0.1*[.G77])&gt;[.$C$3];20;[.F77]+0.1*[.G77]))" office:value-type="float" office:value="-50.0446617047542" calcext:value-type="float">
            <text:p>-50.0446617047542</text:p>
          </table:table-cell>
          <table:table-cell table:formula="of:=([.$C$5]-([.F78]-[.$C$2]))/[.$C$6]" office:value-type="float" office:value="1.30446617047542" calcext:value-type="float">
            <text:p>1.30446617047542</text:p>
          </table:table-cell>
        </table:table-row>
        <table:table-row table:style-name="ro1">
          <table:table-cell table:number-columns-repeated="4"/>
          <table:table-cell office:value-type="float" office:value="7.7" calcext:value-type="float">
            <text:p>7.7</text:p>
          </table:table-cell>
          <table:table-cell table:formula="of:=IF([.F78]&gt;[.$C$3];[.$C$4];IF(([.F78]+0.1*[.G78])&gt;[.$C$3];20;[.F78]+0.1*[.G78]))" office:value-type="float" office:value="-49.9142150877067" calcext:value-type="float">
            <text:p>-49.9142150877067</text:p>
          </table:table-cell>
          <table:table-cell table:formula="of:=([.$C$5]-([.F79]-[.$C$2]))/[.$C$6]" office:value-type="float" office:value="1.29142150877067" calcext:value-type="float">
            <text:p>1.29142150877067</text:p>
          </table:table-cell>
        </table:table-row>
        <table:table-row table:style-name="ro1">
          <table:table-cell table:number-columns-repeated="4"/>
          <table:table-cell office:value-type="float" office:value="7.8" calcext:value-type="float">
            <text:p>7.8</text:p>
          </table:table-cell>
          <table:table-cell table:formula="of:=IF([.F79]&gt;[.$C$3];[.$C$4];IF(([.F79]+0.1*[.G79])&gt;[.$C$3];20;[.F79]+0.1*[.G79]))" office:value-type="float" office:value="-49.7850729368296" calcext:value-type="float">
            <text:p>-49.7850729368296</text:p>
          </table:table-cell>
          <table:table-cell table:formula="of:=([.$C$5]-([.F80]-[.$C$2]))/[.$C$6]" office:value-type="float" office:value="1.27850729368296" calcext:value-type="float">
            <text:p>1.27850729368296</text:p>
          </table:table-cell>
        </table:table-row>
        <table:table-row table:style-name="ro1">
          <table:table-cell table:number-columns-repeated="4"/>
          <table:table-cell office:value-type="float" office:value="7.9" calcext:value-type="float">
            <text:p>7.9</text:p>
          </table:table-cell>
          <table:table-cell table:formula="of:=IF([.F80]&gt;[.$C$3];[.$C$4];IF(([.F80]+0.1*[.G80])&gt;[.$C$3];20;[.F80]+0.1*[.G80]))" office:value-type="float" office:value="-49.6572222074613" calcext:value-type="float">
            <text:p>-49.6572222074613</text:p>
          </table:table-cell>
          <table:table-cell table:formula="of:=([.$C$5]-([.F81]-[.$C$2]))/[.$C$6]" office:value-type="float" office:value="1.26572222074613" calcext:value-type="float">
            <text:p>1.26572222074613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F81]&gt;[.$C$3];[.$C$4];IF(([.F81]+0.1*[.G81])&gt;[.$C$3];20;[.F81]+0.1*[.G81]))" office:value-type="float" office:value="-49.5306499853867" calcext:value-type="float">
            <text:p>-49.5306499853867</text:p>
          </table:table-cell>
          <table:table-cell table:formula="of:=([.$C$5]-([.F82]-[.$C$2]))/[.$C$6]" office:value-type="float" office:value="1.25306499853867" calcext:value-type="float">
            <text:p>1.25306499853867</text:p>
          </table:table-cell>
        </table:table-row>
        <table:table-row table:style-name="ro1">
          <table:table-cell table:number-columns-repeated="4"/>
          <table:table-cell office:value-type="float" office:value="8.1" calcext:value-type="float">
            <text:p>8.1</text:p>
          </table:table-cell>
          <table:table-cell table:formula="of:=IF([.F82]&gt;[.$C$3];[.$C$4];IF(([.F82]+0.1*[.G82])&gt;[.$C$3];20;[.F82]+0.1*[.G82]))" office:value-type="float" office:value="-49.4053434855328" calcext:value-type="float">
            <text:p>-49.4053434855328</text:p>
          </table:table-cell>
          <table:table-cell table:formula="of:=([.$C$5]-([.F83]-[.$C$2]))/[.$C$6]" office:value-type="float" office:value="1.24053434855328" calcext:value-type="float">
            <text:p>1.24053434855328</text:p>
          </table:table-cell>
        </table:table-row>
        <table:table-row table:style-name="ro1">
          <table:table-cell table:number-columns-repeated="4"/>
          <table:table-cell office:value-type="float" office:value="8.2" calcext:value-type="float">
            <text:p>8.2</text:p>
          </table:table-cell>
          <table:table-cell table:formula="of:=IF([.F83]&gt;[.$C$3];[.$C$4];IF(([.F83]+0.1*[.G83])&gt;[.$C$3];20;[.F83]+0.1*[.G83]))" office:value-type="float" office:value="-49.2812900506775" calcext:value-type="float">
            <text:p>-49.2812900506775</text:p>
          </table:table-cell>
          <table:table-cell table:formula="of:=([.$C$5]-([.F84]-[.$C$2]))/[.$C$6]" office:value-type="float" office:value="1.22812900506775" calcext:value-type="float">
            <text:p>1.22812900506775</text:p>
          </table:table-cell>
        </table:table-row>
        <table:table-row table:style-name="ro1">
          <table:table-cell table:number-columns-repeated="4"/>
          <table:table-cell office:value-type="float" office:value="8.3" calcext:value-type="float">
            <text:p>8.3</text:p>
          </table:table-cell>
          <table:table-cell table:formula="of:=IF([.F84]&gt;[.$C$3];[.$C$4];IF(([.F84]+0.1*[.G84])&gt;[.$C$3];20;[.F84]+0.1*[.G84]))" office:value-type="float" office:value="-49.1584771501707" calcext:value-type="float">
            <text:p>-49.1584771501707</text:p>
          </table:table-cell>
          <table:table-cell table:formula="of:=([.$C$5]-([.F85]-[.$C$2]))/[.$C$6]" office:value-type="float" office:value="1.21584771501707" calcext:value-type="float">
            <text:p>1.21584771501707</text:p>
          </table:table-cell>
        </table:table-row>
        <table:table-row table:style-name="ro1">
          <table:table-cell table:number-columns-repeated="4"/>
          <table:table-cell office:value-type="float" office:value="8.4" calcext:value-type="float">
            <text:p>8.4</text:p>
          </table:table-cell>
          <table:table-cell table:formula="of:=IF([.F85]&gt;[.$C$3];[.$C$4];IF(([.F85]+0.1*[.G85])&gt;[.$C$3];20;[.F85]+0.1*[.G85]))" office:value-type="float" office:value="-49.036892378669" calcext:value-type="float">
            <text:p>-49.036892378669</text:p>
          </table:table-cell>
          <table:table-cell table:formula="of:=([.$C$5]-([.F86]-[.$C$2]))/[.$C$6]" office:value-type="float" office:value="1.2036892378669" calcext:value-type="float">
            <text:p>1.2036892378669</text:p>
          </table:table-cell>
        </table:table-row>
        <table:table-row table:style-name="ro1">
          <table:table-cell table:number-columns-repeated="4"/>
          <table:table-cell office:value-type="float" office:value="8.5" calcext:value-type="float">
            <text:p>8.5</text:p>
          </table:table-cell>
          <table:table-cell table:formula="of:=IF([.F86]&gt;[.$C$3];[.$C$4];IF(([.F86]+0.1*[.G86])&gt;[.$C$3];20;[.F86]+0.1*[.G86]))" office:value-type="float" office:value="-48.9165234548823" calcext:value-type="float">
            <text:p>-48.9165234548823</text:p>
          </table:table-cell>
          <table:table-cell table:formula="of:=([.$C$5]-([.F87]-[.$C$2]))/[.$C$6]" office:value-type="float" office:value="1.19165234548823" calcext:value-type="float">
            <text:p>1.19165234548823</text:p>
          </table:table-cell>
        </table:table-row>
        <table:table-row table:style-name="ro1">
          <table:table-cell table:number-columns-repeated="4"/>
          <table:table-cell office:value-type="float" office:value="8.6" calcext:value-type="float">
            <text:p>8.6</text:p>
          </table:table-cell>
          <table:table-cell table:formula="of:=IF([.F87]&gt;[.$C$3];[.$C$4];IF(([.F87]+0.1*[.G87])&gt;[.$C$3];20;[.F87]+0.1*[.G87]))" office:value-type="float" office:value="-48.7973582203335" calcext:value-type="float">
            <text:p>-48.7973582203335</text:p>
          </table:table-cell>
          <table:table-cell table:formula="of:=([.$C$5]-([.F88]-[.$C$2]))/[.$C$6]" office:value-type="float" office:value="1.17973582203335" calcext:value-type="float">
            <text:p>1.17973582203335</text:p>
          </table:table-cell>
        </table:table-row>
        <table:table-row table:style-name="ro1">
          <table:table-cell table:number-columns-repeated="4"/>
          <table:table-cell office:value-type="float" office:value="8.7" calcext:value-type="float">
            <text:p>8.7</text:p>
          </table:table-cell>
          <table:table-cell table:formula="of:=IF([.F88]&gt;[.$C$3];[.$C$4];IF(([.F88]+0.1*[.G88])&gt;[.$C$3];20;[.F88]+0.1*[.G88]))" office:value-type="float" office:value="-48.6793846381302" calcext:value-type="float">
            <text:p>-48.6793846381302</text:p>
          </table:table-cell>
          <table:table-cell table:formula="of:=([.$C$5]-([.F89]-[.$C$2]))/[.$C$6]" office:value-type="float" office:value="1.16793846381302" calcext:value-type="float">
            <text:p>1.16793846381302</text:p>
          </table:table-cell>
        </table:table-row>
        <table:table-row table:style-name="ro1">
          <table:table-cell table:number-columns-repeated="4"/>
          <table:table-cell office:value-type="float" office:value="8.8" calcext:value-type="float">
            <text:p>8.8</text:p>
          </table:table-cell>
          <table:table-cell table:formula="of:=IF([.F89]&gt;[.$C$3];[.$C$4];IF(([.F89]+0.1*[.G89])&gt;[.$C$3];20;[.F89]+0.1*[.G89]))" office:value-type="float" office:value="-48.5625907917489" calcext:value-type="float">
            <text:p>-48.5625907917489</text:p>
          </table:table-cell>
          <table:table-cell table:formula="of:=([.$C$5]-([.F90]-[.$C$2]))/[.$C$6]" office:value-type="float" office:value="1.15625907917489" calcext:value-type="float">
            <text:p>1.15625907917489</text:p>
          </table:table-cell>
        </table:table-row>
        <table:table-row table:style-name="ro1">
          <table:table-cell table:number-columns-repeated="4"/>
          <table:table-cell office:value-type="float" office:value="8.9" calcext:value-type="float">
            <text:p>8.9</text:p>
          </table:table-cell>
          <table:table-cell table:formula="of:=IF([.F90]&gt;[.$C$3];[.$C$4];IF(([.F90]+0.1*[.G90])&gt;[.$C$3];20;[.F90]+0.1*[.G90]))" office:value-type="float" office:value="-48.4469648838314" calcext:value-type="float">
            <text:p>-48.4469648838314</text:p>
          </table:table-cell>
          <table:table-cell table:formula="of:=([.$C$5]-([.F91]-[.$C$2]))/[.$C$6]" office:value-type="float" office:value="1.14469648838314" calcext:value-type="float">
            <text:p>1.14469648838314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IF([.F91]&gt;[.$C$3];[.$C$4];IF(([.F91]+0.1*[.G91])&gt;[.$C$3];20;[.F91]+0.1*[.G91]))" office:value-type="float" office:value="-48.3324952349931" calcext:value-type="float">
            <text:p>-48.3324952349931</text:p>
          </table:table-cell>
          <table:table-cell table:formula="of:=([.$C$5]-([.F92]-[.$C$2]))/[.$C$6]" office:value-type="float" office:value="1.13324952349931" calcext:value-type="float">
            <text:p>1.13324952349931</text:p>
          </table:table-cell>
        </table:table-row>
        <table:table-row table:style-name="ro1">
          <table:table-cell table:number-columns-repeated="4"/>
          <table:table-cell office:value-type="float" office:value="9.1" calcext:value-type="float">
            <text:p>9.1</text:p>
          </table:table-cell>
          <table:table-cell table:formula="of:=IF([.F92]&gt;[.$C$3];[.$C$4];IF(([.F92]+0.1*[.G92])&gt;[.$C$3];20;[.F92]+0.1*[.G92]))" office:value-type="float" office:value="-48.2191702826431" calcext:value-type="float">
            <text:p>-48.2191702826431</text:p>
          </table:table-cell>
          <table:table-cell table:formula="of:=([.$C$5]-([.F93]-[.$C$2]))/[.$C$6]" office:value-type="float" office:value="1.12191702826431" calcext:value-type="float">
            <text:p>1.12191702826431</text:p>
          </table:table-cell>
        </table:table-row>
        <table:table-row table:style-name="ro1">
          <table:table-cell table:number-columns-repeated="4"/>
          <table:table-cell office:value-type="float" office:value="9.2" calcext:value-type="float">
            <text:p>9.2</text:p>
          </table:table-cell>
          <table:table-cell table:formula="of:=IF([.F93]&gt;[.$C$3];[.$C$4];IF(([.F93]+0.1*[.G93])&gt;[.$C$3];20;[.F93]+0.1*[.G93]))" office:value-type="float" office:value="-48.1069785798167" calcext:value-type="float">
            <text:p>-48.1069785798167</text:p>
          </table:table-cell>
          <table:table-cell table:formula="of:=([.$C$5]-([.F94]-[.$C$2]))/[.$C$6]" office:value-type="float" office:value="1.11069785798167" calcext:value-type="float">
            <text:p>1.11069785798167</text:p>
          </table:table-cell>
        </table:table-row>
        <table:table-row table:style-name="ro1">
          <table:table-cell table:number-columns-repeated="4"/>
          <table:table-cell office:value-type="float" office:value="9.3" calcext:value-type="float">
            <text:p>9.3</text:p>
          </table:table-cell>
          <table:table-cell table:formula="of:=IF([.F94]&gt;[.$C$3];[.$C$4];IF(([.F94]+0.1*[.G94])&gt;[.$C$3];20;[.F94]+0.1*[.G94]))" office:value-type="float" office:value="-47.9959087940186" calcext:value-type="float">
            <text:p>-47.9959087940186</text:p>
          </table:table-cell>
          <table:table-cell table:formula="of:=([.$C$5]-([.F95]-[.$C$2]))/[.$C$6]" office:value-type="float" office:value="1.09959087940185" calcext:value-type="float">
            <text:p>1.09959087940185</text:p>
          </table:table-cell>
        </table:table-row>
        <table:table-row table:style-name="ro1">
          <table:table-cell table:number-columns-repeated="4"/>
          <table:table-cell office:value-type="float" office:value="9.4" calcext:value-type="float">
            <text:p>9.4</text:p>
          </table:table-cell>
          <table:table-cell table:formula="of:=IF([.F95]&gt;[.$C$3];[.$C$4];IF(([.F95]+0.1*[.G95])&gt;[.$C$3];20;[.F95]+0.1*[.G95]))" office:value-type="float" office:value="-47.8859497060784" calcext:value-type="float">
            <text:p>-47.8859497060784</text:p>
          </table:table-cell>
          <table:table-cell table:formula="of:=([.$C$5]-([.F96]-[.$C$2]))/[.$C$6]" office:value-type="float" office:value="1.08859497060784" calcext:value-type="float">
            <text:p>1.08859497060784</text:p>
          </table:table-cell>
        </table:table-row>
        <table:table-row table:style-name="ro1">
          <table:table-cell table:number-columns-repeated="4"/>
          <table:table-cell office:value-type="float" office:value="9.5" calcext:value-type="float">
            <text:p>9.5</text:p>
          </table:table-cell>
          <table:table-cell table:formula="of:=IF([.F96]&gt;[.$C$3];[.$C$4];IF(([.F96]+0.1*[.G96])&gt;[.$C$3];20;[.F96]+0.1*[.G96]))" office:value-type="float" office:value="-47.7770902090176" calcext:value-type="float">
            <text:p>-47.7770902090176</text:p>
          </table:table-cell>
          <table:table-cell table:formula="of:=([.$C$5]-([.F97]-[.$C$2]))/[.$C$6]" office:value-type="float" office:value="1.07770902090176" calcext:value-type="float">
            <text:p>1.07770902090176</text:p>
          </table:table-cell>
        </table:table-row>
        <table:table-row table:style-name="ro1">
          <table:table-cell table:number-columns-repeated="4"/>
          <table:table-cell office:value-type="float" office:value="9.6" calcext:value-type="float">
            <text:p>9.6</text:p>
          </table:table-cell>
          <table:table-cell table:formula="of:=IF([.F97]&gt;[.$C$3];[.$C$4];IF(([.F97]+0.1*[.G97])&gt;[.$C$3];20;[.F97]+0.1*[.G97]))" office:value-type="float" office:value="-47.6693193069274" calcext:value-type="float">
            <text:p>-47.6693193069274</text:p>
          </table:table-cell>
          <table:table-cell table:formula="of:=([.$C$5]-([.F98]-[.$C$2]))/[.$C$6]" office:value-type="float" office:value="1.06693193069274" calcext:value-type="float">
            <text:p>1.06693193069274</text:p>
          </table:table-cell>
        </table:table-row>
        <table:table-row table:style-name="ro1">
          <table:table-cell table:number-columns-repeated="4"/>
          <table:table-cell office:value-type="float" office:value="9.7" calcext:value-type="float">
            <text:p>9.7</text:p>
          </table:table-cell>
          <table:table-cell table:formula="of:=IF([.F98]&gt;[.$C$3];[.$C$4];IF(([.F98]+0.1*[.G98])&gt;[.$C$3];20;[.F98]+0.1*[.G98]))" office:value-type="float" office:value="-47.5626261138581" calcext:value-type="float">
            <text:p>-47.5626261138581</text:p>
          </table:table-cell>
          <table:table-cell table:formula="of:=([.$C$5]-([.F99]-[.$C$2]))/[.$C$6]" office:value-type="float" office:value="1.05626261138581" calcext:value-type="float">
            <text:p>1.05626261138581</text:p>
          </table:table-cell>
        </table:table-row>
        <table:table-row table:style-name="ro1">
          <table:table-cell table:number-columns-repeated="4"/>
          <table:table-cell office:value-type="float" office:value="9.8" calcext:value-type="float">
            <text:p>9.8</text:p>
          </table:table-cell>
          <table:table-cell table:formula="of:=IF([.F99]&gt;[.$C$3];[.$C$4];IF(([.F99]+0.1*[.G99])&gt;[.$C$3];20;[.F99]+0.1*[.G99]))" office:value-type="float" office:value="-47.4569998527196" calcext:value-type="float">
            <text:p>-47.4569998527196</text:p>
          </table:table-cell>
          <table:table-cell table:formula="of:=([.$C$5]-([.F100]-[.$C$2]))/[.$C$6]" office:value-type="float" office:value="1.04569998527195" calcext:value-type="float">
            <text:p>1.04569998527195</text:p>
          </table:table-cell>
        </table:table-row>
        <table:table-row table:style-name="ro1">
          <table:table-cell table:number-columns-repeated="4"/>
          <table:table-cell office:value-type="float" office:value="9.9" calcext:value-type="float">
            <text:p>9.9</text:p>
          </table:table-cell>
          <table:table-cell table:formula="of:=IF([.F100]&gt;[.$C$3];[.$C$4];IF(([.F100]+0.1*[.G100])&gt;[.$C$3];20;[.F100]+0.1*[.G100]))" office:value-type="float" office:value="-47.3524298541924" calcext:value-type="float">
            <text:p>-47.3524298541924</text:p>
          </table:table-cell>
          <table:table-cell table:formula="of:=([.$C$5]-([.F101]-[.$C$2]))/[.$C$6]" office:value-type="float" office:value="1.03524298541924" calcext:value-type="float">
            <text:p>1.03524298541924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F101]&gt;[.$C$3];[.$C$4];IF(([.F101]+0.1*[.G101])&gt;[.$C$3];20;[.F101]+0.1*[.G101]))" office:value-type="float" office:value="-47.2489055556504" calcext:value-type="float">
            <text:p>-47.2489055556504</text:p>
          </table:table-cell>
          <table:table-cell table:formula="of:=([.$C$5]-([.F102]-[.$C$2]))/[.$C$6]" office:value-type="float" office:value="1.02489055556504" calcext:value-type="float">
            <text:p>1.02489055556504</text:p>
          </table:table-cell>
        </table:table-row>
        <table:table-row table:style-name="ro1">
          <table:table-cell table:number-columns-repeated="4"/>
          <table:table-cell office:value-type="float" office:value="10.1" calcext:value-type="float">
            <text:p>10.1</text:p>
          </table:table-cell>
          <table:table-cell table:formula="of:=IF([.F102]&gt;[.$C$3];[.$C$4];IF(([.F102]+0.1*[.G102])&gt;[.$C$3];20;[.F102]+0.1*[.G102]))" office:value-type="float" office:value="-47.1464165000939" calcext:value-type="float">
            <text:p>-47.1464165000939</text:p>
          </table:table-cell>
          <table:table-cell table:formula="of:=([.$C$5]-([.F103]-[.$C$2]))/[.$C$6]" office:value-type="float" office:value="1.01464165000939" calcext:value-type="float">
            <text:p>1.01464165000939</text:p>
          </table:table-cell>
        </table:table-row>
        <table:table-row table:style-name="ro1">
          <table:table-cell table:number-columns-repeated="4"/>
          <table:table-cell office:value-type="float" office:value="10.2" calcext:value-type="float">
            <text:p>10.2</text:p>
          </table:table-cell>
          <table:table-cell table:formula="of:=IF([.F103]&gt;[.$C$3];[.$C$4];IF(([.F103]+0.1*[.G103])&gt;[.$C$3];20;[.F103]+0.1*[.G103]))" office:value-type="float" office:value="-47.044952335093" calcext:value-type="float">
            <text:p>-47.044952335093</text:p>
          </table:table-cell>
          <table:table-cell table:formula="of:=([.$C$5]-([.F104]-[.$C$2]))/[.$C$6]" office:value-type="float" office:value="1.0044952335093" calcext:value-type="float">
            <text:p>1.0044952335093</text:p>
          </table:table-cell>
        </table:table-row>
        <table:table-row table:style-name="ro1">
          <table:table-cell table:number-columns-repeated="4"/>
          <table:table-cell office:value-type="float" office:value="10.3" calcext:value-type="float">
            <text:p>10.3</text:p>
          </table:table-cell>
          <table:table-cell table:formula="of:=IF([.F104]&gt;[.$C$3];[.$C$4];IF(([.F104]+0.1*[.G104])&gt;[.$C$3];20;[.F104]+0.1*[.G104]))" office:value-type="float" office:value="-46.9445028117421" calcext:value-type="float">
            <text:p>-46.9445028117421</text:p>
          </table:table-cell>
          <table:table-cell table:formula="of:=([.$C$5]-([.F105]-[.$C$2]))/[.$C$6]" office:value-type="float" office:value="0.994450281174206" calcext:value-type="float">
            <text:p>0.994450281174206</text:p>
          </table:table-cell>
        </table:table-row>
        <table:table-row table:style-name="ro1">
          <table:table-cell table:number-columns-repeated="4"/>
          <table:table-cell office:value-type="float" office:value="10.4" calcext:value-type="float">
            <text:p>10.4</text:p>
          </table:table-cell>
          <table:table-cell table:formula="of:=IF([.F105]&gt;[.$C$3];[.$C$4];IF(([.F105]+0.1*[.G105])&gt;[.$C$3];20;[.F105]+0.1*[.G105]))" office:value-type="float" office:value="-46.8450577836246" calcext:value-type="float">
            <text:p>-46.8450577836246</text:p>
          </table:table-cell>
          <table:table-cell table:formula="of:=([.$C$5]-([.F106]-[.$C$2]))/[.$C$6]" office:value-type="float" office:value="0.984505778362463" calcext:value-type="float">
            <text:p>0.984505778362463</text:p>
          </table:table-cell>
        </table:table-row>
        <table:table-row table:style-name="ro1">
          <table:table-cell table:number-columns-repeated="4"/>
          <table:table-cell office:value-type="float" office:value="10.5" calcext:value-type="float">
            <text:p>10.5</text:p>
          </table:table-cell>
          <table:table-cell table:formula="of:=IF([.F106]&gt;[.$C$3];[.$C$4];IF(([.F106]+0.1*[.G106])&gt;[.$C$3];20;[.F106]+0.1*[.G106]))" office:value-type="float" office:value="-46.7466072057884" calcext:value-type="float">
            <text:p>-46.7466072057884</text:p>
          </table:table-cell>
          <table:table-cell table:formula="of:=([.$C$5]-([.F107]-[.$C$2]))/[.$C$6]" office:value-type="float" office:value="0.974660720578839" calcext:value-type="float">
            <text:p>0.974660720578839</text:p>
          </table:table-cell>
        </table:table-row>
        <table:table-row table:style-name="ro1">
          <table:table-cell table:number-columns-repeated="4"/>
          <table:table-cell office:value-type="float" office:value="10.6" calcext:value-type="float">
            <text:p>10.6</text:p>
          </table:table-cell>
          <table:table-cell table:formula="of:=IF([.F107]&gt;[.$C$3];[.$C$4];IF(([.F107]+0.1*[.G107])&gt;[.$C$3];20;[.F107]+0.1*[.G107]))" office:value-type="float" office:value="-46.6491411337305" calcext:value-type="float">
            <text:p>-46.6491411337305</text:p>
          </table:table-cell>
          <table:table-cell table:formula="of:=([.$C$5]-([.F108]-[.$C$2]))/[.$C$6]" office:value-type="float" office:value="0.96491411337305" calcext:value-type="float">
            <text:p>0.96491411337305</text:p>
          </table:table-cell>
        </table:table-row>
        <table:table-row table:style-name="ro1">
          <table:table-cell table:number-columns-repeated="4"/>
          <table:table-cell office:value-type="float" office:value="10.7" calcext:value-type="float">
            <text:p>10.7</text:p>
          </table:table-cell>
          <table:table-cell table:formula="of:=IF([.F108]&gt;[.$C$3];[.$C$4];IF(([.F108]+0.1*[.G108])&gt;[.$C$3];20;[.F108]+0.1*[.G108]))" office:value-type="float" office:value="-46.5526497223932" calcext:value-type="float">
            <text:p>-46.5526497223932</text:p>
          </table:table-cell>
          <table:table-cell table:formula="of:=([.$C$5]-([.F109]-[.$C$2]))/[.$C$6]" office:value-type="float" office:value="0.95526497223932" calcext:value-type="float">
            <text:p>0.95526497223932</text:p>
          </table:table-cell>
        </table:table-row>
        <table:table-row table:style-name="ro1">
          <table:table-cell table:number-columns-repeated="4"/>
          <table:table-cell office:value-type="float" office:value="10.8" calcext:value-type="float">
            <text:p>10.8</text:p>
          </table:table-cell>
          <table:table-cell table:formula="of:=IF([.F109]&gt;[.$C$3];[.$C$4];IF(([.F109]+0.1*[.G109])&gt;[.$C$3];20;[.F109]+0.1*[.G109]))" office:value-type="float" office:value="-46.4571232251693" calcext:value-type="float">
            <text:p>-46.4571232251693</text:p>
          </table:table-cell>
          <table:table-cell table:formula="of:=([.$C$5]-([.F110]-[.$C$2]))/[.$C$6]" office:value-type="float" office:value="0.945712322516927" calcext:value-type="float">
            <text:p>0.945712322516927</text:p>
          </table:table-cell>
        </table:table-row>
        <table:table-row table:style-name="ro1">
          <table:table-cell table:number-columns-repeated="4"/>
          <table:table-cell office:value-type="float" office:value="10.9" calcext:value-type="float">
            <text:p>10.9</text:p>
          </table:table-cell>
          <table:table-cell table:formula="of:=IF([.F110]&gt;[.$C$3];[.$C$4];IF(([.F110]+0.1*[.G110])&gt;[.$C$3];20;[.F110]+0.1*[.G110]))" office:value-type="float" office:value="-46.3625519929176" calcext:value-type="float">
            <text:p>-46.3625519929176</text:p>
          </table:table-cell>
          <table:table-cell table:formula="of:=([.$C$5]-([.F111]-[.$C$2]))/[.$C$6]" office:value-type="float" office:value="0.936255199291757" calcext:value-type="float">
            <text:p>0.936255199291757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F111]&gt;[.$C$3];[.$C$4];IF(([.F111]+0.1*[.G111])&gt;[.$C$3];20;[.F111]+0.1*[.G111]))" office:value-type="float" office:value="-46.2689264729884" calcext:value-type="float">
            <text:p>-46.2689264729884</text:p>
          </table:table-cell>
          <table:table-cell table:formula="of:=([.$C$5]-([.F112]-[.$C$2]))/[.$C$6]" office:value-type="float" office:value="0.92689264729884" calcext:value-type="float">
            <text:p>0.92689264729884</text:p>
          </table:table-cell>
        </table:table-row>
        <table:table-row table:style-name="ro1">
          <table:table-cell table:number-columns-repeated="4"/>
          <table:table-cell office:value-type="float" office:value="11.1" calcext:value-type="float">
            <text:p>11.1</text:p>
          </table:table-cell>
          <table:table-cell table:formula="of:=IF([.F112]&gt;[.$C$3];[.$C$4];IF(([.F112]+0.1*[.G112])&gt;[.$C$3];20;[.F112]+0.1*[.G112]))" office:value-type="float" office:value="-46.1762372082585" calcext:value-type="float">
            <text:p>-46.1762372082585</text:p>
          </table:table-cell>
          <table:table-cell table:formula="of:=([.$C$5]-([.F113]-[.$C$2]))/[.$C$6]" office:value-type="float" office:value="0.917623720825851" calcext:value-type="float">
            <text:p>0.917623720825851</text:p>
          </table:table-cell>
        </table:table-row>
        <table:table-row table:style-name="ro1">
          <table:table-cell table:number-columns-repeated="4"/>
          <table:table-cell office:value-type="float" office:value="11.2" calcext:value-type="float">
            <text:p>11.2</text:p>
          </table:table-cell>
          <table:table-cell table:formula="of:=IF([.F113]&gt;[.$C$3];[.$C$4];IF(([.F113]+0.1*[.G113])&gt;[.$C$3];20;[.F113]+0.1*[.G113]))" office:value-type="float" office:value="-46.0844748361759" calcext:value-type="float">
            <text:p>-46.0844748361759</text:p>
          </table:table-cell>
          <table:table-cell table:formula="of:=([.$C$5]-([.F114]-[.$C$2]))/[.$C$6]" office:value-type="float" office:value="0.908447483617593" calcext:value-type="float">
            <text:p>0.908447483617593</text:p>
          </table:table-cell>
        </table:table-row>
        <table:table-row table:style-name="ro1">
          <table:table-cell table:number-columns-repeated="4"/>
          <table:table-cell office:value-type="float" office:value="11.3" calcext:value-type="float">
            <text:p>11.3</text:p>
          </table:table-cell>
          <table:table-cell table:formula="of:=IF([.F114]&gt;[.$C$3];[.$C$4];IF(([.F114]+0.1*[.G114])&gt;[.$C$3];20;[.F114]+0.1*[.G114]))" office:value-type="float" office:value="-45.9936300878142" calcext:value-type="float">
            <text:p>-45.9936300878142</text:p>
          </table:table-cell>
          <table:table-cell table:formula="of:=([.$C$5]-([.F115]-[.$C$2]))/[.$C$6]" office:value-type="float" office:value="0.899363008781417" calcext:value-type="float">
            <text:p>0.899363008781417</text:p>
          </table:table-cell>
        </table:table-row>
        <table:table-row table:style-name="ro1">
          <table:table-cell table:number-columns-repeated="4"/>
          <table:table-cell office:value-type="float" office:value="11.4" calcext:value-type="float">
            <text:p>11.4</text:p>
          </table:table-cell>
          <table:table-cell table:formula="of:=IF([.F115]&gt;[.$C$3];[.$C$4];IF(([.F115]+0.1*[.G115])&gt;[.$C$3];20;[.F115]+0.1*[.G115]))" office:value-type="float" office:value="-45.903693786936" calcext:value-type="float">
            <text:p>-45.903693786936</text:p>
          </table:table-cell>
          <table:table-cell table:formula="of:=([.$C$5]-([.F116]-[.$C$2]))/[.$C$6]" office:value-type="float" office:value="0.890369378693602" calcext:value-type="float">
            <text:p>0.890369378693602</text:p>
          </table:table-cell>
        </table:table-row>
        <table:table-row table:style-name="ro1">
          <table:table-cell table:number-columns-repeated="4"/>
          <table:table-cell office:value-type="float" office:value="11.5" calcext:value-type="float">
            <text:p>11.5</text:p>
          </table:table-cell>
          <table:table-cell table:formula="of:=IF([.F116]&gt;[.$C$3];[.$C$4];IF(([.F116]+0.1*[.G116])&gt;[.$C$3];20;[.F116]+0.1*[.G116]))" office:value-type="float" office:value="-45.8146568490667" calcext:value-type="float">
            <text:p>-45.8146568490667</text:p>
          </table:table-cell>
          <table:table-cell table:formula="of:=([.$C$5]-([.F117]-[.$C$2]))/[.$C$6]" office:value-type="float" office:value="0.881465684906667" calcext:value-type="float">
            <text:p>0.881465684906667</text:p>
          </table:table-cell>
        </table:table-row>
        <table:table-row table:style-name="ro1">
          <table:table-cell table:number-columns-repeated="4"/>
          <table:table-cell office:value-type="float" office:value="11.6" calcext:value-type="float">
            <text:p>11.6</text:p>
          </table:table-cell>
          <table:table-cell table:formula="of:=IF([.F117]&gt;[.$C$3];[.$C$4];IF(([.F117]+0.1*[.G117])&gt;[.$C$3];20;[.F117]+0.1*[.G117]))" office:value-type="float" office:value="-45.726510280576" calcext:value-type="float">
            <text:p>-45.726510280576</text:p>
          </table:table-cell>
          <table:table-cell table:formula="of:=([.$C$5]-([.F118]-[.$C$2]))/[.$C$6]" office:value-type="float" office:value="0.8726510280576" calcext:value-type="float">
            <text:p>0.8726510280576</text:p>
          </table:table-cell>
        </table:table-row>
        <table:table-row table:style-name="ro1">
          <table:table-cell table:number-columns-repeated="4"/>
          <table:table-cell office:value-type="float" office:value="11.7" calcext:value-type="float">
            <text:p>11.7</text:p>
          </table:table-cell>
          <table:table-cell table:formula="of:=IF([.F118]&gt;[.$C$3];[.$C$4];IF(([.F118]+0.1*[.G118])&gt;[.$C$3];20;[.F118]+0.1*[.G118]))" office:value-type="float" office:value="-45.6392451777702" calcext:value-type="float">
            <text:p>-45.6392451777702</text:p>
          </table:table-cell>
          <table:table-cell table:formula="of:=([.$C$5]-([.F119]-[.$C$2]))/[.$C$6]" office:value-type="float" office:value="0.863924517777024" calcext:value-type="float">
            <text:p>0.863924517777024</text:p>
          </table:table-cell>
        </table:table-row>
        <table:table-row table:style-name="ro1">
          <table:table-cell table:number-columns-repeated="4"/>
          <table:table-cell office:value-type="float" office:value="11.8" calcext:value-type="float">
            <text:p>11.8</text:p>
          </table:table-cell>
          <table:table-cell table:formula="of:=IF([.F119]&gt;[.$C$3];[.$C$4];IF(([.F119]+0.1*[.G119])&gt;[.$C$3];20;[.F119]+0.1*[.G119]))" office:value-type="float" office:value="-45.5528527259925" calcext:value-type="float">
            <text:p>-45.5528527259925</text:p>
          </table:table-cell>
          <table:table-cell table:formula="of:=([.$C$5]-([.F120]-[.$C$2]))/[.$C$6]" office:value-type="float" office:value="0.855285272599254" calcext:value-type="float">
            <text:p>0.855285272599254</text:p>
          </table:table-cell>
        </table:table-row>
        <table:table-row table:style-name="ro1">
          <table:table-cell table:number-columns-repeated="4"/>
          <table:table-cell office:value-type="float" office:value="11.9" calcext:value-type="float">
            <text:p>11.9</text:p>
          </table:table-cell>
          <table:table-cell table:formula="of:=IF([.F120]&gt;[.$C$3];[.$C$4];IF(([.F120]+0.1*[.G120])&gt;[.$C$3];20;[.F120]+0.1*[.G120]))" office:value-type="float" office:value="-45.4673241987326" calcext:value-type="float">
            <text:p>-45.4673241987326</text:p>
          </table:table-cell>
          <table:table-cell table:formula="of:=([.$C$5]-([.F121]-[.$C$2]))/[.$C$6]" office:value-type="float" office:value="0.846732419873261" calcext:value-type="float">
            <text:p>0.846732419873261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IF([.F121]&gt;[.$C$3];[.$C$4];IF(([.F121]+0.1*[.G121])&gt;[.$C$3];20;[.F121]+0.1*[.G121]))" office:value-type="float" office:value="-45.3826509567453" calcext:value-type="float">
            <text:p>-45.3826509567453</text:p>
          </table:table-cell>
          <table:table-cell table:formula="of:=([.$C$5]-([.F122]-[.$C$2]))/[.$C$6]" office:value-type="float" office:value="0.838265095674529" calcext:value-type="float">
            <text:p>0.838265095674529</text:p>
          </table:table-cell>
        </table:table-row>
        <table:table-row table:style-name="ro1">
          <table:table-cell table:number-columns-repeated="4"/>
          <table:table-cell office:value-type="float" office:value="12.1" calcext:value-type="float">
            <text:p>12.1</text:p>
          </table:table-cell>
          <table:table-cell table:formula="of:=IF([.F122]&gt;[.$C$3];[.$C$4];IF(([.F122]+0.1*[.G122])&gt;[.$C$3];20;[.F122]+0.1*[.G122]))" office:value-type="float" office:value="-45.2988244471778" calcext:value-type="float">
            <text:p>-45.2988244471778</text:p>
          </table:table-cell>
          <table:table-cell table:formula="of:=([.$C$5]-([.F123]-[.$C$2]))/[.$C$6]" office:value-type="float" office:value="0.829882444717784" calcext:value-type="float">
            <text:p>0.829882444717784</text:p>
          </table:table-cell>
        </table:table-row>
        <table:table-row table:style-name="ro1">
          <table:table-cell table:number-columns-repeated="4"/>
          <table:table-cell office:value-type="float" office:value="12.2" calcext:value-type="float">
            <text:p>12.2</text:p>
          </table:table-cell>
          <table:table-cell table:formula="of:=IF([.F123]&gt;[.$C$3];[.$C$4];IF(([.F123]+0.1*[.G123])&gt;[.$C$3];20;[.F123]+0.1*[.G123]))" office:value-type="float" office:value="-45.2158362027061" calcext:value-type="float">
            <text:p>-45.2158362027061</text:p>
          </table:table-cell>
          <table:table-cell table:formula="of:=([.$C$5]-([.F124]-[.$C$2]))/[.$C$6]" office:value-type="float" office:value="0.821583620270606" calcext:value-type="float">
            <text:p>0.821583620270606</text:p>
          </table:table-cell>
        </table:table-row>
        <table:table-row table:style-name="ro1">
          <table:table-cell table:number-columns-repeated="4"/>
          <table:table-cell office:value-type="float" office:value="12.3" calcext:value-type="float">
            <text:p>12.3</text:p>
          </table:table-cell>
          <table:table-cell table:formula="of:=IF([.F124]&gt;[.$C$3];[.$C$4];IF(([.F124]+0.1*[.G124])&gt;[.$C$3];20;[.F124]+0.1*[.G124]))" office:value-type="float" office:value="-45.133677840679" calcext:value-type="float">
            <text:p>-45.133677840679</text:p>
          </table:table-cell>
          <table:table-cell table:formula="of:=([.$C$5]-([.F125]-[.$C$2]))/[.$C$6]" office:value-type="float" office:value="0.8133677840679" calcext:value-type="float">
            <text:p>0.8133677840679</text:p>
          </table:table-cell>
        </table:table-row>
        <table:table-row table:style-name="ro1">
          <table:table-cell table:number-columns-repeated="4"/>
          <table:table-cell office:value-type="float" office:value="12.4" calcext:value-type="float">
            <text:p>12.4</text:p>
          </table:table-cell>
          <table:table-cell table:formula="of:=IF([.F125]&gt;[.$C$3];[.$C$4];IF(([.F125]+0.1*[.G125])&gt;[.$C$3];20;[.F125]+0.1*[.G125]))" office:value-type="float" office:value="-45.0523410622722" calcext:value-type="float">
            <text:p>-45.0523410622722</text:p>
          </table:table-cell>
          <table:table-cell table:formula="of:=([.$C$5]-([.F126]-[.$C$2]))/[.$C$6]" office:value-type="float" office:value="0.805234106227221" calcext:value-type="float">
            <text:p>0.805234106227221</text:p>
          </table:table-cell>
        </table:table-row>
        <table:table-row table:style-name="ro1">
          <table:table-cell table:number-columns-repeated="4"/>
          <table:table-cell office:value-type="float" office:value="12.5" calcext:value-type="float">
            <text:p>12.5</text:p>
          </table:table-cell>
          <table:table-cell table:formula="of:=IF([.F126]&gt;[.$C$3];[.$C$4];IF(([.F126]+0.1*[.G126])&gt;[.$C$3];20;[.F126]+0.1*[.G126]))" office:value-type="float" office:value="-44.9718176516495" calcext:value-type="float">
            <text:p>-44.9718176516495</text:p>
          </table:table-cell>
          <table:table-cell table:formula="of:=([.$C$5]-([.F127]-[.$C$2]))/[.$C$6]" office:value-type="float" office:value="0.797181765164948" calcext:value-type="float">
            <text:p>0.797181765164948</text:p>
          </table:table-cell>
        </table:table-row>
        <table:table-row table:style-name="ro1">
          <table:table-cell table:number-columns-repeated="4"/>
          <table:table-cell office:value-type="float" office:value="12.6" calcext:value-type="float">
            <text:p>12.6</text:p>
          </table:table-cell>
          <table:table-cell table:formula="of:=IF([.F127]&gt;[.$C$3];[.$C$4];IF(([.F127]+0.1*[.G127])&gt;[.$C$3];20;[.F127]+0.1*[.G127]))" office:value-type="float" office:value="-44.892099475133" calcext:value-type="float">
            <text:p>-44.892099475133</text:p>
          </table:table-cell>
          <table:table-cell table:formula="of:=([.$C$5]-([.F128]-[.$C$2]))/[.$C$6]" office:value-type="float" office:value="0.789209947513299" calcext:value-type="float">
            <text:p>0.789209947513299</text:p>
          </table:table-cell>
        </table:table-row>
        <table:table-row table:style-name="ro1">
          <table:table-cell table:number-columns-repeated="4"/>
          <table:table-cell office:value-type="float" office:value="12.7" calcext:value-type="float">
            <text:p>12.7</text:p>
          </table:table-cell>
          <table:table-cell table:formula="of:=IF([.F128]&gt;[.$C$3];[.$C$4];IF(([.F128]+0.1*[.G128])&gt;[.$C$3];20;[.F128]+0.1*[.G128]))" office:value-type="float" office:value="-44.8131784803817" calcext:value-type="float">
            <text:p>-44.8131784803817</text:p>
          </table:table-cell>
          <table:table-cell table:formula="of:=([.$C$5]-([.F129]-[.$C$2]))/[.$C$6]" office:value-type="float" office:value="0.781317848038166" calcext:value-type="float">
            <text:p>0.781317848038166</text:p>
          </table:table-cell>
        </table:table-row>
        <table:table-row table:style-name="ro1">
          <table:table-cell table:number-columns-repeated="4"/>
          <table:table-cell office:value-type="float" office:value="12.8" calcext:value-type="float">
            <text:p>12.8</text:p>
          </table:table-cell>
          <table:table-cell table:formula="of:=IF([.F129]&gt;[.$C$3];[.$C$4];IF(([.F129]+0.1*[.G129])&gt;[.$C$3];20;[.F129]+0.1*[.G129]))" office:value-type="float" office:value="-44.7350466955778" calcext:value-type="float">
            <text:p>-44.7350466955778</text:p>
          </table:table-cell>
          <table:table-cell table:formula="of:=([.$C$5]-([.F130]-[.$C$2]))/[.$C$6]" office:value-type="float" office:value="0.773504669557784" calcext:value-type="float">
            <text:p>0.773504669557784</text:p>
          </table:table-cell>
        </table:table-row>
        <table:table-row table:style-name="ro1">
          <table:table-cell table:number-columns-repeated="4"/>
          <table:table-cell office:value-type="float" office:value="12.9" calcext:value-type="float">
            <text:p>12.9</text:p>
          </table:table-cell>
          <table:table-cell table:formula="of:=IF([.F130]&gt;[.$C$3];[.$C$4];IF(([.F130]+0.1*[.G130])&gt;[.$C$3];20;[.F130]+0.1*[.G130]))" office:value-type="float" office:value="-44.6576962286221" calcext:value-type="float">
            <text:p>-44.6576962286221</text:p>
          </table:table-cell>
          <table:table-cell table:formula="of:=([.$C$5]-([.F131]-[.$C$2]))/[.$C$6]" office:value-type="float" office:value="0.765769622862207" calcext:value-type="float">
            <text:p>0.765769622862207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IF([.F131]&gt;[.$C$3];[.$C$4];IF(([.F131]+0.1*[.G131])&gt;[.$C$3];20;[.F131]+0.1*[.G131]))" office:value-type="float" office:value="-44.5811192663359" calcext:value-type="float">
            <text:p>-44.5811192663359</text:p>
          </table:table-cell>
          <table:table-cell table:formula="of:=([.$C$5]-([.F132]-[.$C$2]))/[.$C$6]" office:value-type="float" office:value="0.758111926633585" calcext:value-type="float">
            <text:p>0.758111926633585</text:p>
          </table:table-cell>
        </table:table-row>
        <table:table-row table:style-name="ro1">
          <table:table-cell table:number-columns-repeated="4"/>
          <table:table-cell office:value-type="float" office:value="13.1" calcext:value-type="float">
            <text:p>13.1</text:p>
          </table:table-cell>
          <table:table-cell table:formula="of:=IF([.F132]&gt;[.$C$3];[.$C$4];IF(([.F132]+0.1*[.G132])&gt;[.$C$3];20;[.F132]+0.1*[.G132]))" office:value-type="float" office:value="-44.5053080736725" calcext:value-type="float">
            <text:p>-44.5053080736725</text:p>
          </table:table-cell>
          <table:table-cell table:formula="of:=([.$C$5]-([.F133]-[.$C$2]))/[.$C$6]" office:value-type="float" office:value="0.750530807367249" calcext:value-type="float">
            <text:p>0.750530807367249</text:p>
          </table:table-cell>
        </table:table-row>
        <table:table-row table:style-name="ro1">
          <table:table-cell table:number-columns-repeated="4"/>
          <table:table-cell office:value-type="float" office:value="13.2" calcext:value-type="float">
            <text:p>13.2</text:p>
          </table:table-cell>
          <table:table-cell table:formula="of:=IF([.F133]&gt;[.$C$3];[.$C$4];IF(([.F133]+0.1*[.G133])&gt;[.$C$3];20;[.F133]+0.1*[.G133]))" office:value-type="float" office:value="-44.4302549929358" calcext:value-type="float">
            <text:p>-44.4302549929358</text:p>
          </table:table-cell>
          <table:table-cell table:formula="of:=([.$C$5]-([.F134]-[.$C$2]))/[.$C$6]" office:value-type="float" office:value="0.743025499293577" calcext:value-type="float">
            <text:p>0.743025499293577</text:p>
          </table:table-cell>
        </table:table-row>
        <table:table-row table:style-name="ro1">
          <table:table-cell table:number-columns-repeated="4"/>
          <table:table-cell office:value-type="float" office:value="13.3" calcext:value-type="float">
            <text:p>13.3</text:p>
          </table:table-cell>
          <table:table-cell table:formula="of:=IF([.F134]&gt;[.$C$3];[.$C$4];IF(([.F134]+0.1*[.G134])&gt;[.$C$3];20;[.F134]+0.1*[.G134]))" office:value-type="float" office:value="-44.3559524430064" calcext:value-type="float">
            <text:p>-44.3559524430064</text:p>
          </table:table-cell>
          <table:table-cell table:formula="of:=([.$C$5]-([.F135]-[.$C$2]))/[.$C$6]" office:value-type="float" office:value="0.735595244300641" calcext:value-type="float">
            <text:p>0.735595244300641</text:p>
          </table:table-cell>
        </table:table-row>
        <table:table-row table:style-name="ro1">
          <table:table-cell table:number-columns-repeated="4"/>
          <table:table-cell office:value-type="float" office:value="13.4" calcext:value-type="float">
            <text:p>13.4</text:p>
          </table:table-cell>
          <table:table-cell table:formula="of:=IF([.F135]&gt;[.$C$3];[.$C$4];IF(([.F135]+0.1*[.G135])&gt;[.$C$3];20;[.F135]+0.1*[.G135]))" office:value-type="float" office:value="-44.2823929185763" calcext:value-type="float">
            <text:p>-44.2823929185763</text:p>
          </table:table-cell>
          <table:table-cell table:formula="of:=([.$C$5]-([.F136]-[.$C$2]))/[.$C$6]" office:value-type="float" office:value="0.728239291857634" calcext:value-type="float">
            <text:p>0.728239291857634</text:p>
          </table:table-cell>
        </table:table-row>
        <table:table-row table:style-name="ro1">
          <table:table-cell table:number-columns-repeated="4"/>
          <table:table-cell office:value-type="float" office:value="13.5" calcext:value-type="float">
            <text:p>13.5</text:p>
          </table:table-cell>
          <table:table-cell table:formula="of:=IF([.F136]&gt;[.$C$3];[.$C$4];IF(([.F136]+0.1*[.G136])&gt;[.$C$3];20;[.F136]+0.1*[.G136]))" office:value-type="float" office:value="-44.2095689893906" calcext:value-type="float">
            <text:p>-44.2095689893906</text:p>
          </table:table-cell>
          <table:table-cell table:formula="of:=([.$C$5]-([.F137]-[.$C$2]))/[.$C$6]" office:value-type="float" office:value="0.720956898939058" calcext:value-type="float">
            <text:p>0.720956898939058</text:p>
          </table:table-cell>
        </table:table-row>
        <table:table-row table:style-name="ro1">
          <table:table-cell table:number-columns-repeated="4"/>
          <table:table-cell office:value-type="float" office:value="13.6" calcext:value-type="float">
            <text:p>13.6</text:p>
          </table:table-cell>
          <table:table-cell table:formula="of:=IF([.F137]&gt;[.$C$3];[.$C$4];IF(([.F137]+0.1*[.G137])&gt;[.$C$3];20;[.F137]+0.1*[.G137]))" office:value-type="float" office:value="-44.1374732994967" calcext:value-type="float">
            <text:p>-44.1374732994967</text:p>
          </table:table-cell>
          <table:table-cell table:formula="of:=([.$C$5]-([.F138]-[.$C$2]))/[.$C$6]" office:value-type="float" office:value="0.713747329949667" calcext:value-type="float">
            <text:p>0.713747329949667</text:p>
          </table:table-cell>
        </table:table-row>
        <table:table-row table:style-name="ro1">
          <table:table-cell table:number-columns-repeated="4"/>
          <table:table-cell office:value-type="float" office:value="13.7" calcext:value-type="float">
            <text:p>13.7</text:p>
          </table:table-cell>
          <table:table-cell table:formula="of:=IF([.F138]&gt;[.$C$3];[.$C$4];IF(([.F138]+0.1*[.G138])&gt;[.$C$3];20;[.F138]+0.1*[.G138]))" office:value-type="float" office:value="-44.0660985665017" calcext:value-type="float">
            <text:p>-44.0660985665017</text:p>
          </table:table-cell>
          <table:table-cell table:formula="of:=([.$C$5]-([.F139]-[.$C$2]))/[.$C$6]" office:value-type="float" office:value="0.70660985665017" calcext:value-type="float">
            <text:p>0.70660985665017</text:p>
          </table:table-cell>
        </table:table-row>
        <table:table-row table:style-name="ro1">
          <table:table-cell table:number-columns-repeated="4"/>
          <table:table-cell office:value-type="float" office:value="13.8" calcext:value-type="float">
            <text:p>13.8</text:p>
          </table:table-cell>
          <table:table-cell table:formula="of:=IF([.F139]&gt;[.$C$3];[.$C$4];IF(([.F139]+0.1*[.G139])&gt;[.$C$3];20;[.F139]+0.1*[.G139]))" office:value-type="float" office:value="-43.9954375808367" calcext:value-type="float">
            <text:p>-43.9954375808367</text:p>
          </table:table-cell>
          <table:table-cell table:formula="of:=([.$C$5]-([.F140]-[.$C$2]))/[.$C$6]" office:value-type="float" office:value="0.699543758083669" calcext:value-type="float">
            <text:p>0.699543758083669</text:p>
          </table:table-cell>
        </table:table-row>
        <table:table-row table:style-name="ro1">
          <table:table-cell table:number-columns-repeated="4"/>
          <table:table-cell office:value-type="float" office:value="13.9" calcext:value-type="float">
            <text:p>13.9</text:p>
          </table:table-cell>
          <table:table-cell table:formula="of:=IF([.F140]&gt;[.$C$3];[.$C$4];IF(([.F140]+0.1*[.G140])&gt;[.$C$3];20;[.F140]+0.1*[.G140]))" office:value-type="float" office:value="-43.9254832050283" calcext:value-type="float">
            <text:p>-43.9254832050283</text:p>
          </table:table-cell>
          <table:table-cell table:formula="of:=([.$C$5]-([.F141]-[.$C$2]))/[.$C$6]" office:value-type="float" office:value="0.692548320502832" calcext:value-type="float">
            <text:p>0.692548320502832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IF([.F141]&gt;[.$C$3];[.$C$4];IF(([.F141]+0.1*[.G141])&gt;[.$C$3];20;[.F141]+0.1*[.G141]))" office:value-type="float" office:value="-43.856228372978" calcext:value-type="float">
            <text:p>-43.856228372978</text:p>
          </table:table-cell>
          <table:table-cell table:formula="of:=([.$C$5]-([.F142]-[.$C$2]))/[.$C$6]" office:value-type="float" office:value="0.685622837297804" calcext:value-type="float">
            <text:p>0.685622837297804</text:p>
          </table:table-cell>
        </table:table-row>
        <table:table-row table:style-name="ro1">
          <table:table-cell table:number-columns-repeated="4"/>
          <table:table-cell office:value-type="float" office:value="14.1" calcext:value-type="float">
            <text:p>14.1</text:p>
          </table:table-cell>
          <table:table-cell table:formula="of:=IF([.F142]&gt;[.$C$3];[.$C$4];IF(([.F142]+0.1*[.G142])&gt;[.$C$3];20;[.F142]+0.1*[.G142]))" office:value-type="float" office:value="-43.7876660892483" calcext:value-type="float">
            <text:p>-43.7876660892483</text:p>
          </table:table-cell>
          <table:table-cell table:formula="of:=([.$C$5]-([.F143]-[.$C$2]))/[.$C$6]" office:value-type="float" office:value="0.678766608924825" calcext:value-type="float">
            <text:p>0.678766608924825</text:p>
          </table:table-cell>
        </table:table-row>
        <table:table-row table:style-name="ro1">
          <table:table-cell table:number-columns-repeated="4"/>
          <table:table-cell office:value-type="float" office:value="14.2" calcext:value-type="float">
            <text:p>14.2</text:p>
          </table:table-cell>
          <table:table-cell table:formula="of:=IF([.F143]&gt;[.$C$3];[.$C$4];IF(([.F143]+0.1*[.G143])&gt;[.$C$3];20;[.F143]+0.1*[.G143]))" office:value-type="float" office:value="-43.7197894283558" calcext:value-type="float">
            <text:p>-43.7197894283558</text:p>
          </table:table-cell>
          <table:table-cell table:formula="of:=([.$C$5]-([.F144]-[.$C$2]))/[.$C$6]" office:value-type="float" office:value="0.671978942835577" calcext:value-type="float">
            <text:p>0.671978942835577</text:p>
          </table:table-cell>
        </table:table-row>
        <table:table-row table:style-name="ro1">
          <table:table-cell table:number-columns-repeated="4"/>
          <table:table-cell office:value-type="float" office:value="14.3" calcext:value-type="float">
            <text:p>14.3</text:p>
          </table:table-cell>
          <table:table-cell table:formula="of:=IF([.F144]&gt;[.$C$3];[.$C$4];IF(([.F144]+0.1*[.G144])&gt;[.$C$3];20;[.F144]+0.1*[.G144]))" office:value-type="float" office:value="-43.6525915340722" calcext:value-type="float">
            <text:p>-43.6525915340722</text:p>
          </table:table-cell>
          <table:table-cell table:formula="of:=([.$C$5]-([.F145]-[.$C$2]))/[.$C$6]" office:value-type="float" office:value="0.665259153407222" calcext:value-type="float">
            <text:p>0.665259153407222</text:p>
          </table:table-cell>
        </table:table-row>
        <table:table-row table:style-name="ro1">
          <table:table-cell table:number-columns-repeated="4"/>
          <table:table-cell office:value-type="float" office:value="14.4" calcext:value-type="float">
            <text:p>14.4</text:p>
          </table:table-cell>
          <table:table-cell table:formula="of:=IF([.F145]&gt;[.$C$3];[.$C$4];IF(([.F145]+0.1*[.G145])&gt;[.$C$3];20;[.F145]+0.1*[.G145]))" office:value-type="float" office:value="-43.5860656187315" calcext:value-type="float">
            <text:p>-43.5860656187315</text:p>
          </table:table-cell>
          <table:table-cell table:formula="of:=([.$C$5]-([.F146]-[.$C$2]))/[.$C$6]" office:value-type="float" office:value="0.65860656187315" calcext:value-type="float">
            <text:p>0.65860656187315</text:p>
          </table:table-cell>
        </table:table-row>
        <table:table-row table:style-name="ro1">
          <table:table-cell table:number-columns-repeated="4"/>
          <table:table-cell office:value-type="float" office:value="14.5" calcext:value-type="float">
            <text:p>14.5</text:p>
          </table:table-cell>
          <table:table-cell table:formula="of:=IF([.F146]&gt;[.$C$3];[.$C$4];IF(([.F146]+0.1*[.G146])&gt;[.$C$3];20;[.F146]+0.1*[.G146]))" office:value-type="float" office:value="-43.5202049625442" calcext:value-type="float">
            <text:p>-43.5202049625442</text:p>
          </table:table-cell>
          <table:table-cell table:formula="of:=([.$C$5]-([.F147]-[.$C$2]))/[.$C$6]" office:value-type="float" office:value="0.652020496254418" calcext:value-type="float">
            <text:p>0.652020496254418</text:p>
          </table:table-cell>
        </table:table-row>
        <table:table-row table:style-name="ro1">
          <table:table-cell table:number-columns-repeated="4"/>
          <table:table-cell office:value-type="float" office:value="14.6" calcext:value-type="float">
            <text:p>14.6</text:p>
          </table:table-cell>
          <table:table-cell table:formula="of:=IF([.F147]&gt;[.$C$3];[.$C$4];IF(([.F147]+0.1*[.G147])&gt;[.$C$3];20;[.F147]+0.1*[.G147]))" office:value-type="float" office:value="-43.4550029129187" calcext:value-type="float">
            <text:p>-43.4550029129187</text:p>
          </table:table-cell>
          <table:table-cell table:formula="of:=([.$C$5]-([.F148]-[.$C$2]))/[.$C$6]" office:value-type="float" office:value="0.645500291291874" calcext:value-type="float">
            <text:p>0.645500291291874</text:p>
          </table:table-cell>
        </table:table-row>
        <table:table-row table:style-name="ro1">
          <table:table-cell table:number-columns-repeated="4"/>
          <table:table-cell office:value-type="float" office:value="14.7" calcext:value-type="float">
            <text:p>14.7</text:p>
          </table:table-cell>
          <table:table-cell table:formula="of:=IF([.F148]&gt;[.$C$3];[.$C$4];IF(([.F148]+0.1*[.G148])&gt;[.$C$3];20;[.F148]+0.1*[.G148]))" office:value-type="float" office:value="-43.3904528837896" calcext:value-type="float">
            <text:p>-43.3904528837896</text:p>
          </table:table-cell>
          <table:table-cell table:formula="of:=([.$C$5]-([.F149]-[.$C$2]))/[.$C$6]" office:value-type="float" office:value="0.639045288378956" calcext:value-type="float">
            <text:p>0.639045288378956</text:p>
          </table:table-cell>
        </table:table-row>
        <table:table-row table:style-name="ro1">
          <table:table-cell table:number-columns-repeated="4"/>
          <table:table-cell office:value-type="float" office:value="14.8" calcext:value-type="float">
            <text:p>14.8</text:p>
          </table:table-cell>
          <table:table-cell table:formula="of:=IF([.F149]&gt;[.$C$3];[.$C$4];IF(([.F149]+0.1*[.G149])&gt;[.$C$3];20;[.F149]+0.1*[.G149]))" office:value-type="float" office:value="-43.3265483549517" calcext:value-type="float">
            <text:p>-43.3265483549517</text:p>
          </table:table-cell>
          <table:table-cell table:formula="of:=([.$C$5]-([.F150]-[.$C$2]))/[.$C$6]" office:value-type="float" office:value="0.632654835495166" calcext:value-type="float">
            <text:p>0.632654835495166</text:p>
          </table:table-cell>
        </table:table-row>
        <table:table-row table:style-name="ro1">
          <table:table-cell table:number-columns-repeated="4"/>
          <table:table-cell office:value-type="float" office:value="14.9" calcext:value-type="float">
            <text:p>14.9</text:p>
          </table:table-cell>
          <table:table-cell table:formula="of:=IF([.F150]&gt;[.$C$3];[.$C$4];IF(([.F150]+0.1*[.G150])&gt;[.$C$3];20;[.F150]+0.1*[.G150]))" office:value-type="float" office:value="-43.2632828714022" calcext:value-type="float">
            <text:p>-43.2632828714022</text:p>
          </table:table-cell>
          <table:table-cell table:formula="of:=([.$C$5]-([.F151]-[.$C$2]))/[.$C$6]" office:value-type="float" office:value="0.626328287140215" calcext:value-type="float">
            <text:p>0.626328287140215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IF([.F151]&gt;[.$C$3];[.$C$4];IF(([.F151]+0.1*[.G151])&gt;[.$C$3];20;[.F151]+0.1*[.G151]))" office:value-type="float" office:value="-43.2006500426881" calcext:value-type="float">
            <text:p>-43.2006500426881</text:p>
          </table:table-cell>
          <table:table-cell table:formula="of:=([.$C$5]-([.F152]-[.$C$2]))/[.$C$6]" office:value-type="float" office:value="0.620065004268812" calcext:value-type="float">
            <text:p>0.620065004268812</text:p>
          </table:table-cell>
        </table:table-row>
        <table:table-row table:style-name="ro1">
          <table:table-cell table:number-columns-repeated="4"/>
          <table:table-cell office:value-type="float" office:value="15.1" calcext:value-type="float">
            <text:p>15.1</text:p>
          </table:table-cell>
          <table:table-cell table:formula="of:=IF([.F152]&gt;[.$C$3];[.$C$4];IF(([.F152]+0.1*[.G152])&gt;[.$C$3];20;[.F152]+0.1*[.G152]))" office:value-type="float" office:value="-43.1386435422612" calcext:value-type="float">
            <text:p>-43.1386435422612</text:p>
          </table:table-cell>
          <table:table-cell table:formula="of:=([.$C$5]-([.F153]-[.$C$2]))/[.$C$6]" office:value-type="float" office:value="0.613864354226124" calcext:value-type="float">
            <text:p>0.613864354226124</text:p>
          </table:table-cell>
        </table:table-row>
        <table:table-row table:style-name="ro1">
          <table:table-cell table:number-columns-repeated="4"/>
          <table:table-cell office:value-type="float" office:value="15.2" calcext:value-type="float">
            <text:p>15.2</text:p>
          </table:table-cell>
          <table:table-cell table:formula="of:=IF([.F153]&gt;[.$C$3];[.$C$4];IF(([.F153]+0.1*[.G153])&gt;[.$C$3];20;[.F153]+0.1*[.G153]))" office:value-type="float" office:value="-43.0772571068386" calcext:value-type="float">
            <text:p>-43.0772571068386</text:p>
          </table:table-cell>
          <table:table-cell table:formula="of:=([.$C$5]-([.F154]-[.$C$2]))/[.$C$6]" office:value-type="float" office:value="0.607725710683863" calcext:value-type="float">
            <text:p>0.607725710683863</text:p>
          </table:table-cell>
        </table:table-row>
        <table:table-row table:style-name="ro1">
          <table:table-cell table:number-columns-repeated="4"/>
          <table:table-cell office:value-type="float" office:value="15.3" calcext:value-type="float">
            <text:p>15.3</text:p>
          </table:table-cell>
          <table:table-cell table:formula="of:=IF([.F154]&gt;[.$C$3];[.$C$4];IF(([.F154]+0.1*[.G154])&gt;[.$C$3];20;[.F154]+0.1*[.G154]))" office:value-type="float" office:value="-43.0164845357703" calcext:value-type="float">
            <text:p>-43.0164845357703</text:p>
          </table:table-cell>
          <table:table-cell table:formula="of:=([.$C$5]-([.F155]-[.$C$2]))/[.$C$6]" office:value-type="float" office:value="0.601648453577025" calcext:value-type="float">
            <text:p>0.601648453577025</text:p>
          </table:table-cell>
        </table:table-row>
        <table:table-row table:style-name="ro1">
          <table:table-cell table:number-columns-repeated="4"/>
          <table:table-cell office:value-type="float" office:value="15.4" calcext:value-type="float">
            <text:p>15.4</text:p>
          </table:table-cell>
          <table:table-cell table:formula="of:=IF([.F155]&gt;[.$C$3];[.$C$4];IF(([.F155]+0.1*[.G155])&gt;[.$C$3];20;[.F155]+0.1*[.G155]))" office:value-type="float" office:value="-42.9563196904125" calcext:value-type="float">
            <text:p>-42.9563196904125</text:p>
          </table:table-cell>
          <table:table-cell table:formula="of:=([.$C$5]-([.F156]-[.$C$2]))/[.$C$6]" office:value-type="float" office:value="0.595631969041254" calcext:value-type="float">
            <text:p>0.595631969041254</text:p>
          </table:table-cell>
        </table:table-row>
        <table:table-row table:style-name="ro1">
          <table:table-cell table:number-columns-repeated="4"/>
          <table:table-cell office:value-type="float" office:value="15.5" calcext:value-type="float">
            <text:p>15.5</text:p>
          </table:table-cell>
          <table:table-cell table:formula="of:=IF([.F156]&gt;[.$C$3];[.$C$4];IF(([.F156]+0.1*[.G156])&gt;[.$C$3];20;[.F156]+0.1*[.G156]))" office:value-type="float" office:value="-42.8967564935084" calcext:value-type="float">
            <text:p>-42.8967564935084</text:p>
          </table:table-cell>
          <table:table-cell table:formula="of:=([.$C$5]-([.F157]-[.$C$2]))/[.$C$6]" office:value-type="float" office:value="0.589675649350842" calcext:value-type="float">
            <text:p>0.589675649350842</text:p>
          </table:table-cell>
        </table:table-row>
        <table:table-row table:style-name="ro1">
          <table:table-cell table:number-columns-repeated="4"/>
          <table:table-cell office:value-type="float" office:value="15.6" calcext:value-type="float">
            <text:p>15.6</text:p>
          </table:table-cell>
          <table:table-cell table:formula="of:=IF([.F157]&gt;[.$C$3];[.$C$4];IF(([.F157]+0.1*[.G157])&gt;[.$C$3];20;[.F157]+0.1*[.G157]))" office:value-type="float" office:value="-42.8377889285733" calcext:value-type="float">
            <text:p>-42.8377889285733</text:p>
          </table:table-cell>
          <table:table-cell table:formula="of:=([.$C$5]-([.F158]-[.$C$2]))/[.$C$6]" office:value-type="float" office:value="0.583778892857334" calcext:value-type="float">
            <text:p>0.583778892857334</text:p>
          </table:table-cell>
        </table:table-row>
        <table:table-row table:style-name="ro1">
          <table:table-cell table:number-columns-repeated="4"/>
          <table:table-cell office:value-type="float" office:value="15.7" calcext:value-type="float">
            <text:p>15.7</text:p>
          </table:table-cell>
          <table:table-cell table:formula="of:=IF([.F158]&gt;[.$C$3];[.$C$4];IF(([.F158]+0.1*[.G158])&gt;[.$C$3];20;[.F158]+0.1*[.G158]))" office:value-type="float" office:value="-42.7794110392876" calcext:value-type="float">
            <text:p>-42.7794110392876</text:p>
          </table:table-cell>
          <table:table-cell table:formula="of:=([.$C$5]-([.F159]-[.$C$2]))/[.$C$6]" office:value-type="float" office:value="0.57794110392876" calcext:value-type="float">
            <text:p>0.57794110392876</text:p>
          </table:table-cell>
        </table:table-row>
        <table:table-row table:style-name="ro1">
          <table:table-cell table:number-columns-repeated="4"/>
          <table:table-cell office:value-type="float" office:value="15.8" calcext:value-type="float">
            <text:p>15.8</text:p>
          </table:table-cell>
          <table:table-cell table:formula="of:=IF([.F159]&gt;[.$C$3];[.$C$4];IF(([.F159]+0.1*[.G159])&gt;[.$C$3];20;[.F159]+0.1*[.G159]))" office:value-type="float" office:value="-42.7216169288947" calcext:value-type="float">
            <text:p>-42.7216169288947</text:p>
          </table:table-cell>
          <table:table-cell table:formula="of:=([.$C$5]-([.F160]-[.$C$2]))/[.$C$6]" office:value-type="float" office:value="0.572161692889473" calcext:value-type="float">
            <text:p>0.572161692889473</text:p>
          </table:table-cell>
        </table:table-row>
        <table:table-row table:style-name="ro1">
          <table:table-cell table:number-columns-repeated="4"/>
          <table:table-cell office:value-type="float" office:value="15.9" calcext:value-type="float">
            <text:p>15.9</text:p>
          </table:table-cell>
          <table:table-cell table:formula="of:=IF([.F160]&gt;[.$C$3];[.$C$4];IF(([.F160]+0.1*[.G160])&gt;[.$C$3];20;[.F160]+0.1*[.G160]))" office:value-type="float" office:value="-42.6644007596058" calcext:value-type="float">
            <text:p>-42.6644007596058</text:p>
          </table:table-cell>
          <table:table-cell table:formula="of:=([.$C$5]-([.F161]-[.$C$2]))/[.$C$6]" office:value-type="float" office:value="0.566440075960578" calcext:value-type="float">
            <text:p>0.566440075960578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IF([.F161]&gt;[.$C$3];[.$C$4];IF(([.F161]+0.1*[.G161])&gt;[.$C$3];20;[.F161]+0.1*[.G161]))" office:value-type="float" office:value="-42.6077567520097" calcext:value-type="float">
            <text:p>-42.6077567520097</text:p>
          </table:table-cell>
          <table:table-cell table:formula="of:=([.$C$5]-([.F162]-[.$C$2]))/[.$C$6]" office:value-type="float" office:value="0.560775675200972" calcext:value-type="float">
            <text:p>0.560775675200972</text:p>
          </table:table-cell>
        </table:table-row>
        <table:table-row table:style-name="ro1">
          <table:table-cell table:number-columns-repeated="4"/>
          <table:table-cell office:value-type="float" office:value="16.1" calcext:value-type="float">
            <text:p>16.1</text:p>
          </table:table-cell>
          <table:table-cell table:formula="of:=IF([.F162]&gt;[.$C$3];[.$C$4];IF(([.F162]+0.1*[.G162])&gt;[.$C$3];20;[.F162]+0.1*[.G162]))" office:value-type="float" office:value="-42.5516791844896" calcext:value-type="float">
            <text:p>-42.5516791844896</text:p>
          </table:table-cell>
          <table:table-cell table:formula="of:=([.$C$5]-([.F163]-[.$C$2]))/[.$C$6]" office:value-type="float" office:value="0.555167918448962" calcext:value-type="float">
            <text:p>0.555167918448962</text:p>
          </table:table-cell>
        </table:table-row>
        <table:table-row table:style-name="ro1">
          <table:table-cell table:number-columns-repeated="4"/>
          <table:table-cell office:value-type="float" office:value="16.2" calcext:value-type="float">
            <text:p>16.2</text:p>
          </table:table-cell>
          <table:table-cell table:formula="of:=IF([.F163]&gt;[.$C$3];[.$C$4];IF(([.F163]+0.1*[.G163])&gt;[.$C$3];20;[.F163]+0.1*[.G163]))" office:value-type="float" office:value="-42.4961623926447" calcext:value-type="float">
            <text:p>-42.4961623926447</text:p>
          </table:table-cell>
          <table:table-cell table:formula="of:=([.$C$5]-([.F164]-[.$C$2]))/[.$C$6]" office:value-type="float" office:value="0.549616239264473" calcext:value-type="float">
            <text:p>0.549616239264473</text:p>
          </table:table-cell>
        </table:table-row>
        <table:table-row table:style-name="ro1">
          <table:table-cell table:number-columns-repeated="4"/>
          <table:table-cell office:value-type="float" office:value="16.3" calcext:value-type="float">
            <text:p>16.3</text:p>
          </table:table-cell>
          <table:table-cell table:formula="of:=IF([.F164]&gt;[.$C$3];[.$C$4];IF(([.F164]+0.1*[.G164])&gt;[.$C$3];20;[.F164]+0.1*[.G164]))" office:value-type="float" office:value="-42.4412007687183" calcext:value-type="float">
            <text:p>-42.4412007687183</text:p>
          </table:table-cell>
          <table:table-cell table:formula="of:=([.$C$5]-([.F165]-[.$C$2]))/[.$C$6]" office:value-type="float" office:value="0.544120076871828" calcext:value-type="float">
            <text:p>0.544120076871828</text:p>
          </table:table-cell>
        </table:table-row>
        <table:table-row table:style-name="ro1">
          <table:table-cell table:number-columns-repeated="4"/>
          <table:table-cell office:value-type="float" office:value="16.4" calcext:value-type="float">
            <text:p>16.4</text:p>
          </table:table-cell>
          <table:table-cell table:formula="of:=IF([.F165]&gt;[.$C$3];[.$C$4];IF(([.F165]+0.1*[.G165])&gt;[.$C$3];20;[.F165]+0.1*[.G165]))" office:value-type="float" office:value="-42.3867887610311" calcext:value-type="float">
            <text:p>-42.3867887610311</text:p>
          </table:table-cell>
          <table:table-cell table:formula="of:=([.$C$5]-([.F166]-[.$C$2]))/[.$C$6]" office:value-type="float" office:value="0.53867887610311" calcext:value-type="float">
            <text:p>0.53867887610311</text:p>
          </table:table-cell>
        </table:table-row>
        <table:table-row table:style-name="ro1">
          <table:table-cell table:number-columns-repeated="4"/>
          <table:table-cell office:value-type="float" office:value="16.5" calcext:value-type="float">
            <text:p>16.5</text:p>
          </table:table-cell>
          <table:table-cell table:formula="of:=IF([.F166]&gt;[.$C$3];[.$C$4];IF(([.F166]+0.1*[.G166])&gt;[.$C$3];20;[.F166]+0.1*[.G166]))" office:value-type="float" office:value="-42.3329208734208" calcext:value-type="float">
            <text:p>-42.3329208734208</text:p>
          </table:table-cell>
          <table:table-cell table:formula="of:=([.$C$5]-([.F167]-[.$C$2]))/[.$C$6]" office:value-type="float" office:value="0.533292087342079" calcext:value-type="float">
            <text:p>0.533292087342079</text:p>
          </table:table-cell>
        </table:table-row>
        <table:table-row table:style-name="ro1">
          <table:table-cell table:number-columns-repeated="4"/>
          <table:table-cell office:value-type="float" office:value="16.6" calcext:value-type="float">
            <text:p>16.6</text:p>
          </table:table-cell>
          <table:table-cell table:formula="of:=IF([.F167]&gt;[.$C$3];[.$C$4];IF(([.F167]+0.1*[.G167])&gt;[.$C$3];20;[.F167]+0.1*[.G167]))" office:value-type="float" office:value="-42.2795916646866" calcext:value-type="float">
            <text:p>-42.2795916646866</text:p>
          </table:table-cell>
          <table:table-cell table:formula="of:=([.$C$5]-([.F168]-[.$C$2]))/[.$C$6]" office:value-type="float" office:value="0.527959166468659" calcext:value-type="float">
            <text:p>0.527959166468659</text:p>
          </table:table-cell>
        </table:table-row>
        <table:table-row table:style-name="ro1">
          <table:table-cell table:number-columns-repeated="4"/>
          <table:table-cell office:value-type="float" office:value="16.7" calcext:value-type="float">
            <text:p>16.7</text:p>
          </table:table-cell>
          <table:table-cell table:formula="of:=IF([.F168]&gt;[.$C$3];[.$C$4];IF(([.F168]+0.1*[.G168])&gt;[.$C$3];20;[.F168]+0.1*[.G168]))" office:value-type="float" office:value="-42.2267957480397" calcext:value-type="float">
            <text:p>-42.2267957480397</text:p>
          </table:table-cell>
          <table:table-cell table:formula="of:=([.$C$5]-([.F169]-[.$C$2]))/[.$C$6]" office:value-type="float" office:value="0.522679574803972" calcext:value-type="float">
            <text:p>0.522679574803972</text:p>
          </table:table-cell>
        </table:table-row>
        <table:table-row table:style-name="ro1">
          <table:table-cell table:number-columns-repeated="4"/>
          <table:table-cell office:value-type="float" office:value="16.8" calcext:value-type="float">
            <text:p>16.8</text:p>
          </table:table-cell>
          <table:table-cell table:formula="of:=IF([.F169]&gt;[.$C$3];[.$C$4];IF(([.F169]+0.1*[.G169])&gt;[.$C$3];20;[.F169]+0.1*[.G169]))" office:value-type="float" office:value="-42.1745277905593" calcext:value-type="float">
            <text:p>-42.1745277905593</text:p>
          </table:table-cell>
          <table:table-cell table:formula="of:=([.$C$5]-([.F170]-[.$C$2]))/[.$C$6]" office:value-type="float" office:value="0.517452779055932" calcext:value-type="float">
            <text:p>0.517452779055932</text:p>
          </table:table-cell>
        </table:table-row>
        <table:table-row table:style-name="ro1">
          <table:table-cell table:number-columns-repeated="4"/>
          <table:table-cell office:value-type="float" office:value="16.9" calcext:value-type="float">
            <text:p>16.9</text:p>
          </table:table-cell>
          <table:table-cell table:formula="of:=IF([.F170]&gt;[.$C$3];[.$C$4];IF(([.F170]+0.1*[.G170])&gt;[.$C$3];20;[.F170]+0.1*[.G170]))" office:value-type="float" office:value="-42.1227825126537" calcext:value-type="float">
            <text:p>-42.1227825126537</text:p>
          </table:table-cell>
          <table:table-cell table:formula="of:=([.$C$5]-([.F171]-[.$C$2]))/[.$C$6]" office:value-type="float" office:value="0.512278251265373" calcext:value-type="float">
            <text:p>0.512278251265373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IF([.F171]&gt;[.$C$3];[.$C$4];IF(([.F171]+0.1*[.G171])&gt;[.$C$3];20;[.F171]+0.1*[.G171]))" office:value-type="float" office:value="-42.0715546875272" calcext:value-type="float">
            <text:p>-42.0715546875272</text:p>
          </table:table-cell>
          <table:table-cell table:formula="of:=([.$C$5]-([.F172]-[.$C$2]))/[.$C$6]" office:value-type="float" office:value="0.507155468752719" calcext:value-type="float">
            <text:p>0.507155468752719</text:p>
          </table:table-cell>
        </table:table-row>
        <table:table-row table:style-name="ro1">
          <table:table-cell table:number-columns-repeated="4"/>
          <table:table-cell office:value-type="float" office:value="17.1" calcext:value-type="float">
            <text:p>17.1</text:p>
          </table:table-cell>
          <table:table-cell table:formula="of:=IF([.F172]&gt;[.$C$3];[.$C$4];IF(([.F172]+0.1*[.G172])&gt;[.$C$3];20;[.F172]+0.1*[.G172]))" office:value-type="float" office:value="-42.0208391406519" calcext:value-type="float">
            <text:p>-42.0208391406519</text:p>
          </table:table-cell>
          <table:table-cell table:formula="of:=([.$C$5]-([.F173]-[.$C$2]))/[.$C$6]" office:value-type="float" office:value="0.502083914065192" calcext:value-type="float">
            <text:p>0.502083914065192</text:p>
          </table:table-cell>
        </table:table-row>
        <table:table-row table:style-name="ro1">
          <table:table-cell table:number-columns-repeated="4"/>
          <table:table-cell office:value-type="float" office:value="17.2" calcext:value-type="float">
            <text:p>17.2</text:p>
          </table:table-cell>
          <table:table-cell table:formula="of:=IF([.F173]&gt;[.$C$3];[.$C$4];IF(([.F173]+0.1*[.G173])&gt;[.$C$3];20;[.F173]+0.1*[.G173]))" office:value-type="float" office:value="-41.9706307492454" calcext:value-type="float">
            <text:p>-41.9706307492454</text:p>
          </table:table-cell>
          <table:table-cell table:formula="of:=([.$C$5]-([.F174]-[.$C$2]))/[.$C$6]" office:value-type="float" office:value="0.497063074924539" calcext:value-type="float">
            <text:p>0.497063074924539</text:p>
          </table:table-cell>
        </table:table-row>
        <table:table-row table:style-name="ro1">
          <table:table-cell table:number-columns-repeated="4"/>
          <table:table-cell office:value-type="float" office:value="17.3" calcext:value-type="float">
            <text:p>17.3</text:p>
          </table:table-cell>
          <table:table-cell table:formula="of:=IF([.F174]&gt;[.$C$3];[.$C$4];IF(([.F174]+0.1*[.G174])&gt;[.$C$3];20;[.F174]+0.1*[.G174]))" office:value-type="float" office:value="-41.9209244417529" calcext:value-type="float">
            <text:p>-41.9209244417529</text:p>
          </table:table-cell>
          <table:table-cell table:formula="of:=([.$C$5]-([.F175]-[.$C$2]))/[.$C$6]" office:value-type="float" office:value="0.492092444175294" calcext:value-type="float">
            <text:p>0.492092444175294</text:p>
          </table:table-cell>
        </table:table-row>
        <table:table-row table:style-name="ro1">
          <table:table-cell table:number-columns-repeated="4"/>
          <table:table-cell office:value-type="float" office:value="17.4" calcext:value-type="float">
            <text:p>17.4</text:p>
          </table:table-cell>
          <table:table-cell table:formula="of:=IF([.F175]&gt;[.$C$3];[.$C$4];IF(([.F175]+0.1*[.G175])&gt;[.$C$3];20;[.F175]+0.1*[.G175]))" office:value-type="float" office:value="-41.8717151973354" calcext:value-type="float">
            <text:p>-41.8717151973354</text:p>
          </table:table-cell>
          <table:table-cell table:formula="of:=([.$C$5]-([.F176]-[.$C$2]))/[.$C$6]" office:value-type="float" office:value="0.487171519733541" calcext:value-type="float">
            <text:p>0.487171519733541</text:p>
          </table:table-cell>
        </table:table-row>
        <table:table-row table:style-name="ro1">
          <table:table-cell table:number-columns-repeated="4"/>
          <table:table-cell office:value-type="float" office:value="17.5" calcext:value-type="float">
            <text:p>17.5</text:p>
          </table:table-cell>
          <table:table-cell table:formula="of:=IF([.F176]&gt;[.$C$3];[.$C$4];IF(([.F176]+0.1*[.G176])&gt;[.$C$3];20;[.F176]+0.1*[.G176]))" office:value-type="float" office:value="-41.8229980453621" calcext:value-type="float">
            <text:p>-41.8229980453621</text:p>
          </table:table-cell>
          <table:table-cell table:formula="of:=([.$C$5]-([.F177]-[.$C$2]))/[.$C$6]" office:value-type="float" office:value="0.482299804536205" calcext:value-type="float">
            <text:p>0.482299804536205</text:p>
          </table:table-cell>
        </table:table-row>
        <table:table-row table:style-name="ro1">
          <table:table-cell table:number-columns-repeated="4"/>
          <table:table-cell office:value-type="float" office:value="17.6" calcext:value-type="float">
            <text:p>17.6</text:p>
          </table:table-cell>
          <table:table-cell table:formula="of:=IF([.F177]&gt;[.$C$3];[.$C$4];IF(([.F177]+0.1*[.G177])&gt;[.$C$3];20;[.F177]+0.1*[.G177]))" office:value-type="float" office:value="-41.7747680649084" calcext:value-type="float">
            <text:p>-41.7747680649084</text:p>
          </table:table-cell>
          <table:table-cell table:formula="of:=([.$C$5]-([.F178]-[.$C$2]))/[.$C$6]" office:value-type="float" office:value="0.477476806490843" calcext:value-type="float">
            <text:p>0.477476806490843</text:p>
          </table:table-cell>
        </table:table-row>
        <table:table-row table:style-name="ro1">
          <table:table-cell table:number-columns-repeated="4"/>
          <table:table-cell office:value-type="float" office:value="17.7" calcext:value-type="float">
            <text:p>17.7</text:p>
          </table:table-cell>
          <table:table-cell table:formula="of:=IF([.F178]&gt;[.$C$3];[.$C$4];IF(([.F178]+0.1*[.G178])&gt;[.$C$3];20;[.F178]+0.1*[.G178]))" office:value-type="float" office:value="-41.7270203842593" calcext:value-type="float">
            <text:p>-41.7270203842593</text:p>
          </table:table-cell>
          <table:table-cell table:formula="of:=([.$C$5]-([.F179]-[.$C$2]))/[.$C$6]" office:value-type="float" office:value="0.472702038425935" calcext:value-type="float">
            <text:p>0.472702038425935</text:p>
          </table:table-cell>
        </table:table-row>
        <table:table-row table:style-name="ro1">
          <table:table-cell table:number-columns-repeated="4"/>
          <table:table-cell office:value-type="float" office:value="17.8" calcext:value-type="float">
            <text:p>17.8</text:p>
          </table:table-cell>
          <table:table-cell table:formula="of:=IF([.F179]&gt;[.$C$3];[.$C$4];IF(([.F179]+0.1*[.G179])&gt;[.$C$3];20;[.F179]+0.1*[.G179]))" office:value-type="float" office:value="-41.6797501804168" calcext:value-type="float">
            <text:p>-41.6797501804168</text:p>
          </table:table-cell>
          <table:table-cell table:formula="of:=([.$C$5]-([.F180]-[.$C$2]))/[.$C$6]" office:value-type="float" office:value="0.467975018041675" calcext:value-type="float">
            <text:p>0.467975018041675</text:p>
          </table:table-cell>
        </table:table-row>
        <table:table-row table:style-name="ro1">
          <table:table-cell table:number-columns-repeated="4"/>
          <table:table-cell office:value-type="float" office:value="17.9" calcext:value-type="float">
            <text:p>17.9</text:p>
          </table:table-cell>
          <table:table-cell table:formula="of:=IF([.F180]&gt;[.$C$3];[.$C$4];IF(([.F180]+0.1*[.G180])&gt;[.$C$3];20;[.F180]+0.1*[.G180]))" office:value-type="float" office:value="-41.6329526786126" calcext:value-type="float">
            <text:p>-41.6329526786126</text:p>
          </table:table-cell>
          <table:table-cell table:formula="of:=([.$C$5]-([.F181]-[.$C$2]))/[.$C$6]" office:value-type="float" office:value="0.463295267861259" calcext:value-type="float">
            <text:p>0.463295267861259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IF([.F181]&gt;[.$C$3];[.$C$4];IF(([.F181]+0.1*[.G181])&gt;[.$C$3];20;[.F181]+0.1*[.G181]))" office:value-type="float" office:value="-41.5866231518265" calcext:value-type="float">
            <text:p>-41.5866231518265</text:p>
          </table:table-cell>
          <table:table-cell table:formula="of:=([.$C$5]-([.F182]-[.$C$2]))/[.$C$6]" office:value-type="float" office:value="0.458662315182647" calcext:value-type="float">
            <text:p>0.458662315182647</text:p>
          </table:table-cell>
        </table:table-row>
        <table:table-row table:style-name="ro1">
          <table:table-cell table:number-columns-repeated="4"/>
          <table:table-cell office:value-type="float" office:value="18.1" calcext:value-type="float">
            <text:p>18.1</text:p>
          </table:table-cell>
          <table:table-cell table:formula="of:=IF([.F182]&gt;[.$C$3];[.$C$4];IF(([.F182]+0.1*[.G182])&gt;[.$C$3];20;[.F182]+0.1*[.G182]))" office:value-type="float" office:value="-41.5407569203082" calcext:value-type="float">
            <text:p>-41.5407569203082</text:p>
          </table:table-cell>
          <table:table-cell table:formula="of:=([.$C$5]-([.F183]-[.$C$2]))/[.$C$6]" office:value-type="float" office:value="0.45407569203082" calcext:value-type="float">
            <text:p>0.45407569203082</text:p>
          </table:table-cell>
        </table:table-row>
        <table:table-row table:style-name="ro1">
          <table:table-cell table:number-columns-repeated="4"/>
          <table:table-cell office:value-type="float" office:value="18.2" calcext:value-type="float">
            <text:p>18.2</text:p>
          </table:table-cell>
          <table:table-cell table:formula="of:=IF([.F183]&gt;[.$C$3];[.$C$4];IF(([.F183]+0.1*[.G183])&gt;[.$C$3];20;[.F183]+0.1*[.G183]))" office:value-type="float" office:value="-41.4953493511051" calcext:value-type="float">
            <text:p>-41.4953493511051</text:p>
          </table:table-cell>
          <table:table-cell table:formula="of:=([.$C$5]-([.F184]-[.$C$2]))/[.$C$6]" office:value-type="float" office:value="0.449534935110512" calcext:value-type="float">
            <text:p>0.449534935110512</text:p>
          </table:table-cell>
        </table:table-row>
        <table:table-row table:style-name="ro1">
          <table:table-cell table:number-columns-repeated="4"/>
          <table:table-cell office:value-type="float" office:value="18.3" calcext:value-type="float">
            <text:p>18.3</text:p>
          </table:table-cell>
          <table:table-cell table:formula="of:=IF([.F184]&gt;[.$C$3];[.$C$4];IF(([.F184]+0.1*[.G184])&gt;[.$C$3];20;[.F184]+0.1*[.G184]))" office:value-type="float" office:value="-41.4503958575941" calcext:value-type="float">
            <text:p>-41.4503958575941</text:p>
          </table:table-cell>
          <table:table-cell table:formula="of:=([.$C$5]-([.F185]-[.$C$2]))/[.$C$6]" office:value-type="float" office:value="0.445039585759407" calcext:value-type="float">
            <text:p>0.445039585759407</text:p>
          </table:table-cell>
        </table:table-row>
        <table:table-row table:style-name="ro1">
          <table:table-cell table:number-columns-repeated="4"/>
          <table:table-cell office:value-type="float" office:value="18.4" calcext:value-type="float">
            <text:p>18.4</text:p>
          </table:table-cell>
          <table:table-cell table:formula="of:=IF([.F185]&gt;[.$C$3];[.$C$4];IF(([.F185]+0.1*[.G185])&gt;[.$C$3];20;[.F185]+0.1*[.G185]))" office:value-type="float" office:value="-41.4058918990181" calcext:value-type="float">
            <text:p>-41.4058918990181</text:p>
          </table:table-cell>
          <table:table-cell table:formula="of:=([.$C$5]-([.F186]-[.$C$2]))/[.$C$6]" office:value-type="float" office:value="0.440589189901813" calcext:value-type="float">
            <text:p>0.440589189901813</text:p>
          </table:table-cell>
        </table:table-row>
        <table:table-row table:style-name="ro1">
          <table:table-cell table:number-columns-repeated="4"/>
          <table:table-cell office:value-type="float" office:value="18.5" calcext:value-type="float">
            <text:p>18.5</text:p>
          </table:table-cell>
          <table:table-cell table:formula="of:=IF([.F186]&gt;[.$C$3];[.$C$4];IF(([.F186]+0.1*[.G186])&gt;[.$C$3];20;[.F186]+0.1*[.G186]))" office:value-type="float" office:value="-41.361832980028" calcext:value-type="float">
            <text:p>-41.361832980028</text:p>
          </table:table-cell>
          <table:table-cell table:formula="of:=([.$C$5]-([.F187]-[.$C$2]))/[.$C$6]" office:value-type="float" office:value="0.436183298002795" calcext:value-type="float">
            <text:p>0.436183298002795</text:p>
          </table:table-cell>
        </table:table-row>
        <table:table-row table:style-name="ro1">
          <table:table-cell table:number-columns-repeated="4"/>
          <table:table-cell office:value-type="float" office:value="18.6" calcext:value-type="float">
            <text:p>18.6</text:p>
          </table:table-cell>
          <table:table-cell table:formula="of:=IF([.F187]&gt;[.$C$3];[.$C$4];IF(([.F187]+0.1*[.G187])&gt;[.$C$3];20;[.F187]+0.1*[.G187]))" office:value-type="float" office:value="-41.3182146502277" calcext:value-type="float">
            <text:p>-41.3182146502277</text:p>
          </table:table-cell>
          <table:table-cell table:formula="of:=([.$C$5]-([.F188]-[.$C$2]))/[.$C$6]" office:value-type="float" office:value="0.431821465022767" calcext:value-type="float">
            <text:p>0.431821465022767</text:p>
          </table:table-cell>
        </table:table-row>
        <table:table-row table:style-name="ro1">
          <table:table-cell table:number-columns-repeated="4"/>
          <table:table-cell office:value-type="float" office:value="18.7" calcext:value-type="float">
            <text:p>18.7</text:p>
          </table:table-cell>
          <table:table-cell table:formula="of:=IF([.F188]&gt;[.$C$3];[.$C$4];IF(([.F188]+0.1*[.G188])&gt;[.$C$3];20;[.F188]+0.1*[.G188]))" office:value-type="float" office:value="-41.2750325037254" calcext:value-type="float">
            <text:p>-41.2750325037254</text:p>
          </table:table-cell>
          <table:table-cell table:formula="of:=([.$C$5]-([.F189]-[.$C$2]))/[.$C$6]" office:value-type="float" office:value="0.427503250372539" calcext:value-type="float">
            <text:p>0.427503250372539</text:p>
          </table:table-cell>
        </table:table-row>
        <table:table-row table:style-name="ro1">
          <table:table-cell table:number-columns-repeated="4"/>
          <table:table-cell office:value-type="float" office:value="18.8" calcext:value-type="float">
            <text:p>18.8</text:p>
          </table:table-cell>
          <table:table-cell table:formula="of:=IF([.F189]&gt;[.$C$3];[.$C$4];IF(([.F189]+0.1*[.G189])&gt;[.$C$3];20;[.F189]+0.1*[.G189]))" office:value-type="float" office:value="-41.2322821786881" calcext:value-type="float">
            <text:p>-41.2322821786881</text:p>
          </table:table-cell>
          <table:table-cell table:formula="of:=([.$C$5]-([.F190]-[.$C$2]))/[.$C$6]" office:value-type="float" office:value="0.423228217868814" calcext:value-type="float">
            <text:p>0.423228217868814</text:p>
          </table:table-cell>
        </table:table-row>
        <table:table-row table:style-name="ro1">
          <table:table-cell table:number-columns-repeated="4"/>
          <table:table-cell office:value-type="float" office:value="18.9" calcext:value-type="float">
            <text:p>18.9</text:p>
          </table:table-cell>
          <table:table-cell table:formula="of:=IF([.F190]&gt;[.$C$3];[.$C$4];IF(([.F190]+0.1*[.G190])&gt;[.$C$3];20;[.F190]+0.1*[.G190]))" office:value-type="float" office:value="-41.1899593569013" calcext:value-type="float">
            <text:p>-41.1899593569013</text:p>
          </table:table-cell>
          <table:table-cell table:formula="of:=([.$C$5]-([.F191]-[.$C$2]))/[.$C$6]" office:value-type="float" office:value="0.418995935690125" calcext:value-type="float">
            <text:p>0.418995935690125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IF([.F191]&gt;[.$C$3];[.$C$4];IF(([.F191]+0.1*[.G191])&gt;[.$C$3];20;[.F191]+0.1*[.G191]))" office:value-type="float" office:value="-41.1480597633322" calcext:value-type="float">
            <text:p>-41.1480597633322</text:p>
          </table:table-cell>
          <table:table-cell table:formula="of:=([.$C$5]-([.F192]-[.$C$2]))/[.$C$6]" office:value-type="float" office:value="0.414805976333224" calcext:value-type="float">
            <text:p>0.414805976333224</text:p>
          </table:table-cell>
        </table:table-row>
        <table:table-row table:style-name="ro1">
          <table:table-cell table:number-columns-repeated="4"/>
          <table:table-cell office:value-type="float" office:value="19.1" calcext:value-type="float">
            <text:p>19.1</text:p>
          </table:table-cell>
          <table:table-cell table:formula="of:=IF([.F192]&gt;[.$C$3];[.$C$4];IF(([.F192]+0.1*[.G192])&gt;[.$C$3];20;[.F192]+0.1*[.G192]))" office:value-type="float" office:value="-41.1065791656989" calcext:value-type="float">
            <text:p>-41.1065791656989</text:p>
          </table:table-cell>
          <table:table-cell table:formula="of:=([.$C$5]-([.F193]-[.$C$2]))/[.$C$6]" office:value-type="float" office:value="0.410657916569892" calcext:value-type="float">
            <text:p>0.410657916569892</text:p>
          </table:table-cell>
        </table:table-row>
        <table:table-row table:style-name="ro1">
          <table:table-cell table:number-columns-repeated="4"/>
          <table:table-cell office:value-type="float" office:value="19.2" calcext:value-type="float">
            <text:p>19.2</text:p>
          </table:table-cell>
          <table:table-cell table:formula="of:=IF([.F193]&gt;[.$C$3];[.$C$4];IF(([.F193]+0.1*[.G193])&gt;[.$C$3];20;[.F193]+0.1*[.G193]))" office:value-type="float" office:value="-41.0655133740419" calcext:value-type="float">
            <text:p>-41.0655133740419</text:p>
          </table:table-cell>
          <table:table-cell table:formula="of:=([.$C$5]-([.F194]-[.$C$2]))/[.$C$6]" office:value-type="float" office:value="0.406551337404193" calcext:value-type="float">
            <text:p>0.406551337404193</text:p>
          </table:table-cell>
        </table:table-row>
        <table:table-row table:style-name="ro1">
          <table:table-cell table:number-columns-repeated="4"/>
          <table:table-cell office:value-type="float" office:value="19.3" calcext:value-type="float">
            <text:p>19.3</text:p>
          </table:table-cell>
          <table:table-cell table:formula="of:=IF([.F194]&gt;[.$C$3];[.$C$4];IF(([.F194]+0.1*[.G194])&gt;[.$C$3];20;[.F194]+0.1*[.G194]))" office:value-type="float" office:value="-41.0248582403015" calcext:value-type="float">
            <text:p>-41.0248582403015</text:p>
          </table:table-cell>
          <table:table-cell table:formula="of:=([.$C$5]-([.F195]-[.$C$2]))/[.$C$6]" office:value-type="float" office:value="0.402485824030151" calcext:value-type="float">
            <text:p>0.402485824030151</text:p>
          </table:table-cell>
        </table:table-row>
        <table:table-row table:style-name="ro1">
          <table:table-cell table:number-columns-repeated="4"/>
          <table:table-cell office:value-type="float" office:value="19.4" calcext:value-type="float">
            <text:p>19.4</text:p>
          </table:table-cell>
          <table:table-cell table:formula="of:=IF([.F195]&gt;[.$C$3];[.$C$4];IF(([.F195]+0.1*[.G195])&gt;[.$C$3];20;[.F195]+0.1*[.G195]))" office:value-type="float" office:value="-40.9846096578985" calcext:value-type="float">
            <text:p>-40.9846096578985</text:p>
          </table:table-cell>
          <table:table-cell table:formula="of:=([.$C$5]-([.F196]-[.$C$2]))/[.$C$6]" office:value-type="float" office:value="0.398460965789849" calcext:value-type="float">
            <text:p>0.398460965789849</text:p>
          </table:table-cell>
        </table:table-row>
        <table:table-row table:style-name="ro1">
          <table:table-cell table:number-columns-repeated="4"/>
          <table:table-cell office:value-type="float" office:value="19.5" calcext:value-type="float">
            <text:p>19.5</text:p>
          </table:table-cell>
          <table:table-cell table:formula="of:=IF([.F196]&gt;[.$C$3];[.$C$4];IF(([.F196]+0.1*[.G196])&gt;[.$C$3];20;[.F196]+0.1*[.G196]))" office:value-type="float" office:value="-40.9447635613195" calcext:value-type="float">
            <text:p>-40.9447635613195</text:p>
          </table:table-cell>
          <table:table-cell table:formula="of:=([.$C$5]-([.F197]-[.$C$2]))/[.$C$6]" office:value-type="float" office:value="0.39447635613195" calcext:value-type="float">
            <text:p>0.39447635613195</text:p>
          </table:table-cell>
        </table:table-row>
        <table:table-row table:style-name="ro1">
          <table:table-cell table:number-columns-repeated="4"/>
          <table:table-cell office:value-type="float" office:value="19.6" calcext:value-type="float">
            <text:p>19.6</text:p>
          </table:table-cell>
          <table:table-cell table:formula="of:=IF([.F197]&gt;[.$C$3];[.$C$4];IF(([.F197]+0.1*[.G197])&gt;[.$C$3];20;[.F197]+0.1*[.G197]))" office:value-type="float" office:value="-40.9053159257063" calcext:value-type="float">
            <text:p>-40.9053159257063</text:p>
          </table:table-cell>
          <table:table-cell table:formula="of:=([.$C$5]-([.F198]-[.$C$2]))/[.$C$6]" office:value-type="float" office:value="0.390531592570631" calcext:value-type="float">
            <text:p>0.390531592570631</text:p>
          </table:table-cell>
        </table:table-row>
        <table:table-row table:style-name="ro1">
          <table:table-cell table:number-columns-repeated="4"/>
          <table:table-cell office:value-type="float" office:value="19.7" calcext:value-type="float">
            <text:p>19.7</text:p>
          </table:table-cell>
          <table:table-cell table:formula="of:=IF([.F198]&gt;[.$C$3];[.$C$4];IF(([.F198]+0.1*[.G198])&gt;[.$C$3];20;[.F198]+0.1*[.G198]))" office:value-type="float" office:value="-40.8662627664492" calcext:value-type="float">
            <text:p>-40.8662627664492</text:p>
          </table:table-cell>
          <table:table-cell table:formula="of:=([.$C$5]-([.F199]-[.$C$2]))/[.$C$6]" office:value-type="float" office:value="0.386626276644925" calcext:value-type="float">
            <text:p>0.386626276644925</text:p>
          </table:table-cell>
        </table:table-row>
        <table:table-row table:style-name="ro1">
          <table:table-cell table:number-columns-repeated="4"/>
          <table:table-cell office:value-type="float" office:value="19.8" calcext:value-type="float">
            <text:p>19.8</text:p>
          </table:table-cell>
          <table:table-cell table:formula="of:=IF([.F199]&gt;[.$C$3];[.$C$4];IF(([.F199]+0.1*[.G199])&gt;[.$C$3];20;[.F199]+0.1*[.G199]))" office:value-type="float" office:value="-40.8276001387848" calcext:value-type="float">
            <text:p>-40.8276001387848</text:p>
          </table:table-cell>
          <table:table-cell table:formula="of:=([.$C$5]-([.F200]-[.$C$2]))/[.$C$6]" office:value-type="float" office:value="0.382760013878475" calcext:value-type="float">
            <text:p>0.382760013878475</text:p>
          </table:table-cell>
        </table:table-row>
        <table:table-row table:style-name="ro1">
          <table:table-cell table:number-columns-repeated="4"/>
          <table:table-cell office:value-type="float" office:value="19.9" calcext:value-type="float">
            <text:p>19.9</text:p>
          </table:table-cell>
          <table:table-cell table:formula="of:=IF([.F200]&gt;[.$C$3];[.$C$4];IF(([.F200]+0.1*[.G200])&gt;[.$C$3];20;[.F200]+0.1*[.G200]))" office:value-type="float" office:value="-40.7893241373969" calcext:value-type="float">
            <text:p>-40.7893241373969</text:p>
          </table:table-cell>
          <table:table-cell table:formula="of:=([.$C$5]-([.F201]-[.$C$2]))/[.$C$6]" office:value-type="float" office:value="0.37893241373969" calcext:value-type="float">
            <text:p>0.37893241373969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F201]&gt;[.$C$3];[.$C$4];IF(([.F201]+0.1*[.G201])&gt;[.$C$3];20;[.F201]+0.1*[.G201]))" office:value-type="float" office:value="-40.7514308960229" calcext:value-type="float">
            <text:p>-40.7514308960229</text:p>
          </table:table-cell>
          <table:table-cell table:formula="of:=([.$C$5]-([.F202]-[.$C$2]))/[.$C$6]" office:value-type="float" office:value="0.375143089602293" calcext:value-type="float">
            <text:p>0.375143089602293</text:p>
          </table:table-cell>
        </table:table-row>
        <table:table-row table:style-name="ro1">
          <table:table-cell table:number-columns-repeated="4"/>
          <table:table-cell office:value-type="float" office:value="20.1" calcext:value-type="float">
            <text:p>20.1</text:p>
          </table:table-cell>
          <table:table-cell table:formula="of:=IF([.F202]&gt;[.$C$3];[.$C$4];IF(([.F202]+0.1*[.G202])&gt;[.$C$3];20;[.F202]+0.1*[.G202]))" office:value-type="float" office:value="-40.7139165870627" calcext:value-type="float">
            <text:p>-40.7139165870627</text:p>
          </table:table-cell>
          <table:table-cell table:formula="of:=([.$C$5]-([.F203]-[.$C$2]))/[.$C$6]" office:value-type="float" office:value="0.371391658706271" calcext:value-type="float">
            <text:p>0.371391658706271</text:p>
          </table:table-cell>
        </table:table-row>
        <table:table-row table:style-name="ro1">
          <table:table-cell table:number-columns-repeated="4"/>
          <table:table-cell office:value-type="float" office:value="20.2" calcext:value-type="float">
            <text:p>20.2</text:p>
          </table:table-cell>
          <table:table-cell table:formula="of:=IF([.F203]&gt;[.$C$3];[.$C$4];IF(([.F203]+0.1*[.G203])&gt;[.$C$3];20;[.F203]+0.1*[.G203]))" office:value-type="float" office:value="-40.6767774211921" calcext:value-type="float">
            <text:p>-40.6767774211921</text:p>
          </table:table-cell>
          <table:table-cell table:formula="of:=([.$C$5]-([.F204]-[.$C$2]))/[.$C$6]" office:value-type="float" office:value="0.367677742119208" calcext:value-type="float">
            <text:p>0.367677742119208</text:p>
          </table:table-cell>
        </table:table-row>
        <table:table-row table:style-name="ro1">
          <table:table-cell table:number-columns-repeated="4"/>
          <table:table-cell office:value-type="float" office:value="20.3" calcext:value-type="float">
            <text:p>20.3</text:p>
          </table:table-cell>
          <table:table-cell table:formula="of:=IF([.F204]&gt;[.$C$3];[.$C$4];IF(([.F204]+0.1*[.G204])&gt;[.$C$3];20;[.F204]+0.1*[.G204]))" office:value-type="float" office:value="-40.6400096469802" calcext:value-type="float">
            <text:p>-40.6400096469802</text:p>
          </table:table-cell>
          <table:table-cell table:formula="of:=([.$C$5]-([.F205]-[.$C$2]))/[.$C$6]" office:value-type="float" office:value="0.364000964698015" calcext:value-type="float">
            <text:p>0.364000964698015</text:p>
          </table:table-cell>
        </table:table-row>
        <table:table-row table:style-name="ro1">
          <table:table-cell table:number-columns-repeated="4"/>
          <table:table-cell office:value-type="float" office:value="20.4" calcext:value-type="float">
            <text:p>20.4</text:p>
          </table:table-cell>
          <table:table-cell table:formula="of:=IF([.F205]&gt;[.$C$3];[.$C$4];IF(([.F205]+0.1*[.G205])&gt;[.$C$3];20;[.F205]+0.1*[.G205]))" office:value-type="float" office:value="-40.6036095505104" calcext:value-type="float">
            <text:p>-40.6036095505104</text:p>
          </table:table-cell>
          <table:table-cell table:formula="of:=([.$C$5]-([.F206]-[.$C$2]))/[.$C$6]" office:value-type="float" office:value="0.360360955051035" calcext:value-type="float">
            <text:p>0.360360955051035</text:p>
          </table:table-cell>
        </table:table-row>
        <table:table-row table:style-name="ro1">
          <table:table-cell table:number-columns-repeated="4"/>
          <table:table-cell office:value-type="float" office:value="20.5" calcext:value-type="float">
            <text:p>20.5</text:p>
          </table:table-cell>
          <table:table-cell table:formula="of:=IF([.F206]&gt;[.$C$3];[.$C$4];IF(([.F206]+0.1*[.G206])&gt;[.$C$3];20;[.F206]+0.1*[.G206]))" office:value-type="float" office:value="-40.5675734550052" calcext:value-type="float">
            <text:p>-40.5675734550052</text:p>
          </table:table-cell>
          <table:table-cell table:formula="of:=([.$C$5]-([.F207]-[.$C$2]))/[.$C$6]" office:value-type="float" office:value="0.356757345500524" calcext:value-type="float">
            <text:p>0.356757345500524</text:p>
          </table:table-cell>
        </table:table-row>
        <table:table-row table:style-name="ro1">
          <table:table-cell table:number-columns-repeated="4"/>
          <table:table-cell office:value-type="float" office:value="20.6" calcext:value-type="float">
            <text:p>20.6</text:p>
          </table:table-cell>
          <table:table-cell table:formula="of:=IF([.F207]&gt;[.$C$3];[.$C$4];IF(([.F207]+0.1*[.G207])&gt;[.$C$3];20;[.F207]+0.1*[.G207]))" office:value-type="float" office:value="-40.5318977204552" calcext:value-type="float">
            <text:p>-40.5318977204552</text:p>
          </table:table-cell>
          <table:table-cell table:formula="of:=([.$C$5]-([.F208]-[.$C$2]))/[.$C$6]" office:value-type="float" office:value="0.353189772045519" calcext:value-type="float">
            <text:p>0.353189772045519</text:p>
          </table:table-cell>
        </table:table-row>
        <table:table-row table:style-name="ro1">
          <table:table-cell table:number-columns-repeated="4"/>
          <table:table-cell office:value-type="float" office:value="20.7" calcext:value-type="float">
            <text:p>20.7</text:p>
          </table:table-cell>
          <table:table-cell table:formula="of:=IF([.F208]&gt;[.$C$3];[.$C$4];IF(([.F208]+0.1*[.G208])&gt;[.$C$3];20;[.F208]+0.1*[.G208]))" office:value-type="float" office:value="-40.4965787432506" calcext:value-type="float">
            <text:p>-40.4965787432506</text:p>
          </table:table-cell>
          <table:table-cell table:formula="of:=([.$C$5]-([.F209]-[.$C$2]))/[.$C$6]" office:value-type="float" office:value="0.349657874325064" calcext:value-type="float">
            <text:p>0.349657874325064</text:p>
          </table:table-cell>
        </table:table-row>
        <table:table-row table:style-name="ro1">
          <table:table-cell table:number-columns-repeated="4"/>
          <table:table-cell office:value-type="float" office:value="20.8" calcext:value-type="float">
            <text:p>20.8</text:p>
          </table:table-cell>
          <table:table-cell table:formula="of:=IF([.F209]&gt;[.$C$3];[.$C$4];IF(([.F209]+0.1*[.G209])&gt;[.$C$3];20;[.F209]+0.1*[.G209]))" office:value-type="float" office:value="-40.4616129558181" calcext:value-type="float">
            <text:p>-40.4616129558181</text:p>
          </table:table-cell>
          <table:table-cell table:formula="of:=([.$C$5]-([.F210]-[.$C$2]))/[.$C$6]" office:value-type="float" office:value="0.346161295581813" calcext:value-type="float">
            <text:p>0.346161295581813</text:p>
          </table:table-cell>
        </table:table-row>
        <table:table-row table:style-name="ro1">
          <table:table-cell table:number-columns-repeated="4"/>
          <table:table-cell office:value-type="float" office:value="20.9" calcext:value-type="float">
            <text:p>20.9</text:p>
          </table:table-cell>
          <table:table-cell table:formula="of:=IF([.F210]&gt;[.$C$3];[.$C$4];IF(([.F210]+0.1*[.G210])&gt;[.$C$3];20;[.F210]+0.1*[.G210]))" office:value-type="float" office:value="-40.42699682626" calcext:value-type="float">
            <text:p>-40.42699682626</text:p>
          </table:table-cell>
          <table:table-cell table:formula="of:=([.$C$5]-([.F211]-[.$C$2]))/[.$C$6]" office:value-type="float" office:value="0.342699682625995" calcext:value-type="float">
            <text:p>0.34269968262599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F211]&gt;[.$C$3];[.$C$4];IF(([.F211]+0.1*[.G211])&gt;[.$C$3];20;[.F211]+0.1*[.G211]))" office:value-type="float" office:value="-40.3927268579974" calcext:value-type="float">
            <text:p>-40.3927268579974</text:p>
          </table:table-cell>
          <table:table-cell table:formula="of:=([.$C$5]-([.F212]-[.$C$2]))/[.$C$6]" office:value-type="float" office:value="0.339272685799735" calcext:value-type="float">
            <text:p>0.339272685799735</text:p>
          </table:table-cell>
        </table:table-row>
        <table:table-row table:style-name="ro1">
          <table:table-cell table:number-columns-repeated="4"/>
          <table:table-cell office:value-type="float" office:value="21.1" calcext:value-type="float">
            <text:p>21.1</text:p>
          </table:table-cell>
          <table:table-cell table:formula="of:=IF([.F212]&gt;[.$C$3];[.$C$4];IF(([.F212]+0.1*[.G212])&gt;[.$C$3];20;[.F212]+0.1*[.G212]))" office:value-type="float" office:value="-40.3587995894174" calcext:value-type="float">
            <text:p>-40.3587995894174</text:p>
          </table:table-cell>
          <table:table-cell table:formula="of:=([.$C$5]-([.F213]-[.$C$2]))/[.$C$6]" office:value-type="float" office:value="0.335879958941738" calcext:value-type="float">
            <text:p>0.335879958941738</text:p>
          </table:table-cell>
        </table:table-row>
        <table:table-row table:style-name="ro1">
          <table:table-cell table:number-columns-repeated="4"/>
          <table:table-cell office:value-type="float" office:value="21.2" calcext:value-type="float">
            <text:p>21.2</text:p>
          </table:table-cell>
          <table:table-cell table:formula="of:=IF([.F213]&gt;[.$C$3];[.$C$4];IF(([.F213]+0.1*[.G213])&gt;[.$C$3];20;[.F213]+0.1*[.G213]))" office:value-type="float" office:value="-40.3252115935232" calcext:value-type="float">
            <text:p>-40.3252115935232</text:p>
          </table:table-cell>
          <table:table-cell table:formula="of:=([.$C$5]-([.F214]-[.$C$2]))/[.$C$6]" office:value-type="float" office:value="0.332521159352321" calcext:value-type="float">
            <text:p>0.332521159352321</text:p>
          </table:table-cell>
        </table:table-row>
        <table:table-row table:style-name="ro1">
          <table:table-cell table:number-columns-repeated="4"/>
          <table:table-cell office:value-type="float" office:value="21.3" calcext:value-type="float">
            <text:p>21.3</text:p>
          </table:table-cell>
          <table:table-cell table:formula="of:=IF([.F214]&gt;[.$C$3];[.$C$4];IF(([.F214]+0.1*[.G214])&gt;[.$C$3];20;[.F214]+0.1*[.G214]))" office:value-type="float" office:value="-40.291959477588" calcext:value-type="float">
            <text:p>-40.291959477588</text:p>
          </table:table-cell>
          <table:table-cell table:formula="of:=([.$C$5]-([.F215]-[.$C$2]))/[.$C$6]" office:value-type="float" office:value="0.329195947758797" calcext:value-type="float">
            <text:p>0.329195947758797</text:p>
          </table:table-cell>
        </table:table-row>
        <table:table-row table:style-name="ro1">
          <table:table-cell table:number-columns-repeated="4"/>
          <table:table-cell office:value-type="float" office:value="21.4" calcext:value-type="float">
            <text:p>21.4</text:p>
          </table:table-cell>
          <table:table-cell table:formula="of:=IF([.F215]&gt;[.$C$3];[.$C$4];IF(([.F215]+0.1*[.G215])&gt;[.$C$3];20;[.F215]+0.1*[.G215]))" office:value-type="float" office:value="-40.2590398828121" calcext:value-type="float">
            <text:p>-40.2590398828121</text:p>
          </table:table-cell>
          <table:table-cell table:formula="of:=([.$C$5]-([.F216]-[.$C$2]))/[.$C$6]" office:value-type="float" office:value="0.32590398828121" calcext:value-type="float">
            <text:p>0.32590398828121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  <table:table-cell table:formula="of:=IF([.F216]&gt;[.$C$3];[.$C$4];IF(([.F216]+0.1*[.G216])&gt;[.$C$3];20;[.F216]+0.1*[.G216]))" office:value-type="float" office:value="-40.226449483984" calcext:value-type="float">
            <text:p>-40.226449483984</text:p>
          </table:table-cell>
          <table:table-cell table:formula="of:=([.$C$5]-([.F217]-[.$C$2]))/[.$C$6]" office:value-type="float" office:value="0.322644948398398" calcext:value-type="float">
            <text:p>0.322644948398398</text:p>
          </table:table-cell>
        </table:table-row>
        <table:table-row table:style-name="ro1">
          <table:table-cell table:number-columns-repeated="4"/>
          <table:table-cell office:value-type="float" office:value="21.6" calcext:value-type="float">
            <text:p>21.6</text:p>
          </table:table-cell>
          <table:table-cell table:formula="of:=IF([.F217]&gt;[.$C$3];[.$C$4];IF(([.F217]+0.1*[.G217])&gt;[.$C$3];20;[.F217]+0.1*[.G217]))" office:value-type="float" office:value="-40.1941849891441" calcext:value-type="float">
            <text:p>-40.1941849891441</text:p>
          </table:table-cell>
          <table:table-cell table:formula="of:=([.$C$5]-([.F218]-[.$C$2]))/[.$C$6]" office:value-type="float" office:value="0.319418498914414" calcext:value-type="float">
            <text:p>0.319418498914414</text:p>
          </table:table-cell>
        </table:table-row>
        <table:table-row table:style-name="ro1">
          <table:table-cell table:number-columns-repeated="4"/>
          <table:table-cell office:value-type="float" office:value="21.7" calcext:value-type="float">
            <text:p>21.7</text:p>
          </table:table-cell>
          <table:table-cell table:formula="of:=IF([.F218]&gt;[.$C$3];[.$C$4];IF(([.F218]+0.1*[.G218])&gt;[.$C$3];20;[.F218]+0.1*[.G218]))" office:value-type="float" office:value="-40.1622431392527" calcext:value-type="float">
            <text:p>-40.1622431392527</text:p>
          </table:table-cell>
          <table:table-cell table:formula="of:=([.$C$5]-([.F219]-[.$C$2]))/[.$C$6]" office:value-type="float" office:value="0.31622431392527" calcext:value-type="float">
            <text:p>0.31622431392527</text:p>
          </table:table-cell>
        </table:table-row>
        <table:table-row table:style-name="ro1">
          <table:table-cell table:number-columns-repeated="4"/>
          <table:table-cell office:value-type="float" office:value="21.8" calcext:value-type="float">
            <text:p>21.8</text:p>
          </table:table-cell>
          <table:table-cell table:formula="of:=IF([.F219]&gt;[.$C$3];[.$C$4];IF(([.F219]+0.1*[.G219])&gt;[.$C$3];20;[.F219]+0.1*[.G219]))" office:value-type="float" office:value="-40.1306207078602" calcext:value-type="float">
            <text:p>-40.1306207078602</text:p>
          </table:table-cell>
          <table:table-cell table:formula="of:=([.$C$5]-([.F220]-[.$C$2]))/[.$C$6]" office:value-type="float" office:value="0.313062070786017" calcext:value-type="float">
            <text:p>0.313062070786017</text:p>
          </table:table-cell>
        </table:table-row>
        <table:table-row table:style-name="ro1">
          <table:table-cell table:number-columns-repeated="4"/>
          <table:table-cell office:value-type="float" office:value="21.9" calcext:value-type="float">
            <text:p>21.9</text:p>
          </table:table-cell>
          <table:table-cell table:formula="of:=IF([.F220]&gt;[.$C$3];[.$C$4];IF(([.F220]+0.1*[.G220])&gt;[.$C$3];20;[.F220]+0.1*[.G220]))" office:value-type="float" office:value="-40.0993145007816" calcext:value-type="float">
            <text:p>-40.0993145007816</text:p>
          </table:table-cell>
          <table:table-cell table:formula="of:=([.$C$5]-([.F221]-[.$C$2]))/[.$C$6]" office:value-type="float" office:value="0.309931450078157" calcext:value-type="float">
            <text:p>0.309931450078157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IF([.F221]&gt;[.$C$3];[.$C$4];IF(([.F221]+0.1*[.G221])&gt;[.$C$3];20;[.F221]+0.1*[.G221]))" office:value-type="float" office:value="-40.0683213557738" calcext:value-type="float">
            <text:p>-40.0683213557738</text:p>
          </table:table-cell>
          <table:table-cell table:formula="of:=([.$C$5]-([.F222]-[.$C$2]))/[.$C$6]" office:value-type="float" office:value="0.306832135577376" calcext:value-type="float">
            <text:p>0.306832135577376</text:p>
          </table:table-cell>
        </table:table-row>
        <table:table-row table:style-name="ro1">
          <table:table-cell table:number-columns-repeated="4"/>
          <table:table-cell office:value-type="float" office:value="22.1" calcext:value-type="float">
            <text:p>22.1</text:p>
          </table:table-cell>
          <table:table-cell table:formula="of:=IF([.F222]&gt;[.$C$3];[.$C$4];IF(([.F222]+0.1*[.G222])&gt;[.$C$3];20;[.F222]+0.1*[.G222]))" office:value-type="float" office:value="-40.037638142216" calcext:value-type="float">
            <text:p>-40.037638142216</text:p>
          </table:table-cell>
          <table:table-cell table:formula="of:=([.$C$5]-([.F223]-[.$C$2]))/[.$C$6]" office:value-type="float" office:value="0.303763814221602" calcext:value-type="float">
            <text:p>0.303763814221602</text:p>
          </table:table-cell>
        </table:table-row>
        <table:table-row table:style-name="ro1">
          <table:table-cell table:number-columns-repeated="4"/>
          <table:table-cell office:value-type="float" office:value="22.2" calcext:value-type="float">
            <text:p>22.2</text:p>
          </table:table-cell>
          <table:table-cell table:formula="of:=IF([.F223]&gt;[.$C$3];[.$C$4];IF(([.F223]+0.1*[.G223])&gt;[.$C$3];20;[.F223]+0.1*[.G223]))" office:value-type="float" office:value="-40.0072617607939" calcext:value-type="float">
            <text:p>-40.0072617607939</text:p>
          </table:table-cell>
          <table:table-cell table:formula="of:=([.$C$5]-([.F224]-[.$C$2]))/[.$C$6]" office:value-type="float" office:value="0.300726176079387" calcext:value-type="float">
            <text:p>0.300726176079387</text:p>
          </table:table-cell>
        </table:table-row>
        <table:table-row table:style-name="ro1">
          <table:table-cell table:number-columns-repeated="4"/>
          <table:table-cell office:value-type="float" office:value="22.3" calcext:value-type="float">
            <text:p>22.3</text:p>
          </table:table-cell>
          <table:table-cell table:formula="of:=IF([.F224]&gt;[.$C$3];[.$C$4];IF(([.F224]+0.1*[.G224])&gt;[.$C$3];20;[.F224]+0.1*[.G224]))" office:value-type="float" office:value="20" calcext:value-type="float">
            <text:p>20</text:p>
          </table:table-cell>
          <table:table-cell table:formula="of:=([.$C$5]-([.F225]-[.$C$2]))/[.$C$6]" office:value-type="float" office:value="-5.7" calcext:value-type="float">
            <text:p>-5.7</text:p>
          </table:table-cell>
        </table:table-row>
        <table:table-row table:style-name="ro1">
          <table:table-cell table:number-columns-repeated="4"/>
          <table:table-cell office:value-type="float" office:value="22.4" calcext:value-type="float">
            <text:p>22.4</text:p>
          </table:table-cell>
          <table:table-cell table:formula="of:=IF([.F225]&gt;[.$C$3];[.$C$4];IF(([.F225]+0.1*[.G225])&gt;[.$C$3];20;[.F225]+0.1*[.G225]))" office:value-type="float" office:value="-70" calcext:value-type="float">
            <text:p>-70</text:p>
          </table:table-cell>
          <table:table-cell table:formula="of:=([.$C$5]-([.F226]-[.$C$2]))/[.$C$6]" office:value-type="float" office:value="3.3" calcext:value-type="float">
            <text:p>3.3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  <table:table-cell table:formula="of:=IF([.F226]&gt;[.$C$3];[.$C$4];IF(([.F226]+0.1*[.G226])&gt;[.$C$3];20;[.F226]+0.1*[.G226]))" office:value-type="float" office:value="-69.67" calcext:value-type="float">
            <text:p>-69.67</text:p>
          </table:table-cell>
          <table:table-cell table:formula="of:=([.$C$5]-([.F227]-[.$C$2]))/[.$C$6]" office:value-type="float" office:value="3.267" calcext:value-type="float">
            <text:p>3.267</text:p>
          </table:table-cell>
        </table:table-row>
        <table:table-row table:style-name="ro1">
          <table:table-cell table:number-columns-repeated="4"/>
          <table:table-cell office:value-type="float" office:value="22.6" calcext:value-type="float">
            <text:p>22.6</text:p>
          </table:table-cell>
          <table:table-cell table:formula="of:=IF([.F227]&gt;[.$C$3];[.$C$4];IF(([.F227]+0.1*[.G227])&gt;[.$C$3];20;[.F227]+0.1*[.G227]))" office:value-type="float" office:value="-69.3433" calcext:value-type="float">
            <text:p>-69.3433</text:p>
          </table:table-cell>
          <table:table-cell table:formula="of:=([.$C$5]-([.F228]-[.$C$2]))/[.$C$6]" office:value-type="float" office:value="3.23433" calcext:value-type="float">
            <text:p>3.23433</text:p>
          </table:table-cell>
        </table:table-row>
        <table:table-row table:style-name="ro1">
          <table:table-cell table:number-columns-repeated="4"/>
          <table:table-cell office:value-type="float" office:value="22.7" calcext:value-type="float">
            <text:p>22.7</text:p>
          </table:table-cell>
          <table:table-cell table:formula="of:=IF([.F228]&gt;[.$C$3];[.$C$4];IF(([.F228]+0.1*[.G228])&gt;[.$C$3];20;[.F228]+0.1*[.G228]))" office:value-type="float" office:value="-69.019867" calcext:value-type="float">
            <text:p>-69.019867</text:p>
          </table:table-cell>
          <table:table-cell table:formula="of:=([.$C$5]-([.F229]-[.$C$2]))/[.$C$6]" office:value-type="float" office:value="3.2019867" calcext:value-type="float">
            <text:p>3.2019867</text:p>
          </table:table-cell>
        </table:table-row>
        <table:table-row table:style-name="ro1">
          <table:table-cell table:number-columns-repeated="4"/>
          <table:table-cell office:value-type="float" office:value="22.8" calcext:value-type="float">
            <text:p>22.8</text:p>
          </table:table-cell>
          <table:table-cell table:formula="of:=IF([.F229]&gt;[.$C$3];[.$C$4];IF(([.F229]+0.1*[.G229])&gt;[.$C$3];20;[.F229]+0.1*[.G229]))" office:value-type="float" office:value="-68.69966833" calcext:value-type="float">
            <text:p>-68.69966833</text:p>
          </table:table-cell>
          <table:table-cell table:formula="of:=([.$C$5]-([.F230]-[.$C$2]))/[.$C$6]" office:value-type="float" office:value="3.169966833" calcext:value-type="float">
            <text:p>3.169966833</text:p>
          </table:table-cell>
        </table:table-row>
        <table:table-row table:style-name="ro1">
          <table:table-cell table:number-columns-repeated="4"/>
          <table:table-cell office:value-type="float" office:value="22.9" calcext:value-type="float">
            <text:p>22.9</text:p>
          </table:table-cell>
          <table:table-cell table:formula="of:=IF([.F230]&gt;[.$C$3];[.$C$4];IF(([.F230]+0.1*[.G230])&gt;[.$C$3];20;[.F230]+0.1*[.G230]))" office:value-type="float" office:value="-68.3826716467" calcext:value-type="float">
            <text:p>-68.3826716467</text:p>
          </table:table-cell>
          <table:table-cell table:formula="of:=([.$C$5]-([.F231]-[.$C$2]))/[.$C$6]" office:value-type="float" office:value="3.13826716467" calcext:value-type="float">
            <text:p>3.13826716467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IF([.F231]&gt;[.$C$3];[.$C$4];IF(([.F231]+0.1*[.G231])&gt;[.$C$3];20;[.F231]+0.1*[.G231]))" office:value-type="float" office:value="-68.068844930233" calcext:value-type="float">
            <text:p>-68.068844930233</text:p>
          </table:table-cell>
          <table:table-cell table:formula="of:=([.$C$5]-([.F232]-[.$C$2]))/[.$C$6]" office:value-type="float" office:value="3.1068844930233" calcext:value-type="float">
            <text:p>3.1068844930233</text:p>
          </table:table-cell>
        </table:table-row>
        <table:table-row table:style-name="ro1">
          <table:table-cell table:number-columns-repeated="4"/>
          <table:table-cell office:value-type="float" office:value="23.1" calcext:value-type="float">
            <text:p>23.1</text:p>
          </table:table-cell>
          <table:table-cell table:formula="of:=IF([.F232]&gt;[.$C$3];[.$C$4];IF(([.F232]+0.1*[.G232])&gt;[.$C$3];20;[.F232]+0.1*[.G232]))" office:value-type="float" office:value="-67.7581564809307" calcext:value-type="float">
            <text:p>-67.7581564809307</text:p>
          </table:table-cell>
          <table:table-cell table:formula="of:=([.$C$5]-([.F233]-[.$C$2]))/[.$C$6]" office:value-type="float" office:value="3.07581564809307" calcext:value-type="float">
            <text:p>3.07581564809307</text:p>
          </table:table-cell>
        </table:table-row>
        <table:table-row table:style-name="ro1">
          <table:table-cell table:number-columns-repeated="4"/>
          <table:table-cell office:value-type="float" office:value="23.2" calcext:value-type="float">
            <text:p>23.2</text:p>
          </table:table-cell>
          <table:table-cell table:formula="of:=IF([.F233]&gt;[.$C$3];[.$C$4];IF(([.F233]+0.1*[.G233])&gt;[.$C$3];20;[.F233]+0.1*[.G233]))" office:value-type="float" office:value="-67.4505749161214" calcext:value-type="float">
            <text:p>-67.4505749161214</text:p>
          </table:table-cell>
          <table:table-cell table:formula="of:=([.$C$5]-([.F234]-[.$C$2]))/[.$C$6]" office:value-type="float" office:value="3.04505749161214" calcext:value-type="float">
            <text:p>3.04505749161214</text:p>
          </table:table-cell>
        </table:table-row>
        <table:table-row table:style-name="ro1">
          <table:table-cell table:number-columns-repeated="4"/>
          <table:table-cell office:value-type="float" office:value="23.3" calcext:value-type="float">
            <text:p>23.3</text:p>
          </table:table-cell>
          <table:table-cell table:formula="of:=IF([.F234]&gt;[.$C$3];[.$C$4];IF(([.F234]+0.1*[.G234])&gt;[.$C$3];20;[.F234]+0.1*[.G234]))" office:value-type="float" office:value="-67.1460691669602" calcext:value-type="float">
            <text:p>-67.1460691669602</text:p>
          </table:table-cell>
          <table:table-cell table:formula="of:=([.$C$5]-([.F235]-[.$C$2]))/[.$C$6]" office:value-type="float" office:value="3.01460691669601" calcext:value-type="float">
            <text:p>3.01460691669601</text:p>
          </table:table-cell>
        </table:table-row>
        <table:table-row table:style-name="ro1">
          <table:table-cell table:number-columns-repeated="4"/>
          <table:table-cell office:value-type="float" office:value="23.4" calcext:value-type="float">
            <text:p>23.4</text:p>
          </table:table-cell>
          <table:table-cell table:formula="of:=IF([.F235]&gt;[.$C$3];[.$C$4];IF(([.F235]+0.1*[.G235])&gt;[.$C$3];20;[.F235]+0.1*[.G235]))" office:value-type="float" office:value="-66.8446084752905" calcext:value-type="float">
            <text:p>-66.8446084752905</text:p>
          </table:table-cell>
          <table:table-cell table:formula="of:=([.$C$5]-([.F236]-[.$C$2]))/[.$C$6]" office:value-type="float" office:value="2.98446084752905" calcext:value-type="float">
            <text:p>2.9844608475290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  <table:table-cell table:formula="of:=IF([.F236]&gt;[.$C$3];[.$C$4];IF(([.F236]+0.1*[.G236])&gt;[.$C$3];20;[.F236]+0.1*[.G236]))" office:value-type="float" office:value="-66.5461623905376" calcext:value-type="float">
            <text:p>-66.5461623905376</text:p>
          </table:table-cell>
          <table:table-cell table:formula="of:=([.$C$5]-([.F237]-[.$C$2]))/[.$C$6]" office:value-type="float" office:value="2.95461623905376" calcext:value-type="float">
            <text:p>2.95461623905376</text:p>
          </table:table-cell>
        </table:table-row>
        <table:table-row table:style-name="ro1">
          <table:table-cell table:number-columns-repeated="4"/>
          <table:table-cell office:value-type="float" office:value="23.6" calcext:value-type="float">
            <text:p>23.6</text:p>
          </table:table-cell>
          <table:table-cell table:formula="of:=IF([.F237]&gt;[.$C$3];[.$C$4];IF(([.F237]+0.1*[.G237])&gt;[.$C$3];20;[.F237]+0.1*[.G237]))" office:value-type="float" office:value="-66.2507007666323" calcext:value-type="float">
            <text:p>-66.2507007666323</text:p>
          </table:table-cell>
          <table:table-cell table:formula="of:=([.$C$5]-([.F238]-[.$C$2]))/[.$C$6]" office:value-type="float" office:value="2.92507007666322" calcext:value-type="float">
            <text:p>2.92507007666322</text:p>
          </table:table-cell>
        </table:table-row>
        <table:table-row table:style-name="ro1">
          <table:table-cell table:number-columns-repeated="4"/>
          <table:table-cell office:value-type="float" office:value="23.7" calcext:value-type="float">
            <text:p>23.7</text:p>
          </table:table-cell>
          <table:table-cell table:formula="of:=IF([.F238]&gt;[.$C$3];[.$C$4];IF(([.F238]+0.1*[.G238])&gt;[.$C$3];20;[.F238]+0.1*[.G238]))" office:value-type="float" office:value="-65.9581937589659" calcext:value-type="float">
            <text:p>-65.9581937589659</text:p>
          </table:table-cell>
          <table:table-cell table:formula="of:=([.$C$5]-([.F239]-[.$C$2]))/[.$C$6]" office:value-type="float" office:value="2.89581937589659" calcext:value-type="float">
            <text:p>2.89581937589659</text:p>
          </table:table-cell>
        </table:table-row>
        <table:table-row table:style-name="ro1">
          <table:table-cell table:number-columns-repeated="4"/>
          <table:table-cell office:value-type="float" office:value="23.8" calcext:value-type="float">
            <text:p>23.8</text:p>
          </table:table-cell>
          <table:table-cell table:formula="of:=IF([.F239]&gt;[.$C$3];[.$C$4];IF(([.F239]+0.1*[.G239])&gt;[.$C$3];20;[.F239]+0.1*[.G239]))" office:value-type="float" office:value="-65.6686118213763" calcext:value-type="float">
            <text:p>-65.6686118213763</text:p>
          </table:table-cell>
          <table:table-cell table:formula="of:=([.$C$5]-([.F240]-[.$C$2]))/[.$C$6]" office:value-type="float" office:value="2.86686118213763" calcext:value-type="float">
            <text:p>2.86686118213763</text:p>
          </table:table-cell>
        </table:table-row>
        <table:table-row table:style-name="ro1">
          <table:table-cell table:number-columns-repeated="4"/>
          <table:table-cell office:value-type="float" office:value="23.9" calcext:value-type="float">
            <text:p>23.9</text:p>
          </table:table-cell>
          <table:table-cell table:formula="of:=IF([.F240]&gt;[.$C$3];[.$C$4];IF(([.F240]+0.1*[.G240])&gt;[.$C$3];20;[.F240]+0.1*[.G240]))" office:value-type="float" office:value="-65.3819257031625" calcext:value-type="float">
            <text:p>-65.3819257031625</text:p>
          </table:table-cell>
          <table:table-cell table:formula="of:=([.$C$5]-([.F241]-[.$C$2]))/[.$C$6]" office:value-type="float" office:value="2.83819257031625" calcext:value-type="float">
            <text:p>2.83819257031625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IF([.F241]&gt;[.$C$3];[.$C$4];IF(([.F241]+0.1*[.G241])&gt;[.$C$3];20;[.F241]+0.1*[.G241]))" office:value-type="float" office:value="-65.0981064461309" calcext:value-type="float">
            <text:p>-65.0981064461309</text:p>
          </table:table-cell>
          <table:table-cell table:formula="of:=([.$C$5]-([.F242]-[.$C$2]))/[.$C$6]" office:value-type="float" office:value="2.80981064461309" calcext:value-type="float">
            <text:p>2.80981064461309</text:p>
          </table:table-cell>
        </table:table-row>
        <table:table-row table:style-name="ro1">
          <table:table-cell table:number-columns-repeated="4"/>
          <table:table-cell office:value-type="float" office:value="24.1" calcext:value-type="float">
            <text:p>24.1</text:p>
          </table:table-cell>
          <table:table-cell table:formula="of:=IF([.F242]&gt;[.$C$3];[.$C$4];IF(([.F242]+0.1*[.G242])&gt;[.$C$3];20;[.F242]+0.1*[.G242]))" office:value-type="float" office:value="-64.8171253816696" calcext:value-type="float">
            <text:p>-64.8171253816696</text:p>
          </table:table-cell>
          <table:table-cell table:formula="of:=([.$C$5]-([.F243]-[.$C$2]))/[.$C$6]" office:value-type="float" office:value="2.78171253816696" calcext:value-type="float">
            <text:p>2.78171253816696</text:p>
          </table:table-cell>
        </table:table-row>
        <table:table-row table:style-name="ro1">
          <table:table-cell table:number-columns-repeated="4"/>
          <table:table-cell office:value-type="float" office:value="24.2" calcext:value-type="float">
            <text:p>24.2</text:p>
          </table:table-cell>
          <table:table-cell table:formula="of:=IF([.F243]&gt;[.$C$3];[.$C$4];IF(([.F243]+0.1*[.G243])&gt;[.$C$3];20;[.F243]+0.1*[.G243]))" office:value-type="float" office:value="-64.5389541278529" calcext:value-type="float">
            <text:p>-64.5389541278529</text:p>
          </table:table-cell>
          <table:table-cell table:formula="of:=([.$C$5]-([.F244]-[.$C$2]))/[.$C$6]" office:value-type="float" office:value="2.75389541278529" calcext:value-type="float">
            <text:p>2.75389541278529</text:p>
          </table:table-cell>
        </table:table-row>
        <table:table-row table:style-name="ro1">
          <table:table-cell table:number-columns-repeated="4"/>
          <table:table-cell office:value-type="float" office:value="24.3" calcext:value-type="float">
            <text:p>24.3</text:p>
          </table:table-cell>
          <table:table-cell table:formula="of:=IF([.F244]&gt;[.$C$3];[.$C$4];IF(([.F244]+0.1*[.G244])&gt;[.$C$3];20;[.F244]+0.1*[.G244]))" office:value-type="float" office:value="-64.2635645865744" calcext:value-type="float">
            <text:p>-64.2635645865744</text:p>
          </table:table-cell>
          <table:table-cell table:formula="of:=([.$C$5]-([.F245]-[.$C$2]))/[.$C$6]" office:value-type="float" office:value="2.72635645865743" calcext:value-type="float">
            <text:p>2.72635645865743</text:p>
          </table:table-cell>
        </table:table-row>
        <table:table-row table:style-name="ro1">
          <table:table-cell table:number-columns-repeated="4"/>
          <table:table-cell office:value-type="float" office:value="24.4" calcext:value-type="float">
            <text:p>24.4</text:p>
          </table:table-cell>
          <table:table-cell table:formula="of:=IF([.F245]&gt;[.$C$3];[.$C$4];IF(([.F245]+0.1*[.G245])&gt;[.$C$3];20;[.F245]+0.1*[.G245]))" office:value-type="float" office:value="-63.9909289407086" calcext:value-type="float">
            <text:p>-63.9909289407086</text:p>
          </table:table-cell>
          <table:table-cell table:formula="of:=([.$C$5]-([.F246]-[.$C$2]))/[.$C$6]" office:value-type="float" office:value="2.69909289407086" calcext:value-type="float">
            <text:p>2.69909289407086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  <table:table-cell table:formula="of:=IF([.F246]&gt;[.$C$3];[.$C$4];IF(([.F246]+0.1*[.G246])&gt;[.$C$3];20;[.F246]+0.1*[.G246]))" office:value-type="float" office:value="-63.7210196513015" calcext:value-type="float">
            <text:p>-63.7210196513015</text:p>
          </table:table-cell>
          <table:table-cell table:formula="of:=([.$C$5]-([.F247]-[.$C$2]))/[.$C$6]" office:value-type="float" office:value="2.67210196513015" calcext:value-type="float">
            <text:p>2.67210196513015</text:p>
          </table:table-cell>
        </table:table-row>
        <table:table-row table:style-name="ro1">
          <table:table-cell table:number-columns-repeated="4"/>
          <table:table-cell office:value-type="float" office:value="24.6" calcext:value-type="float">
            <text:p>24.6</text:p>
          </table:table-cell>
          <table:table-cell table:formula="of:=IF([.F247]&gt;[.$C$3];[.$C$4];IF(([.F247]+0.1*[.G247])&gt;[.$C$3];20;[.F247]+0.1*[.G247]))" office:value-type="float" office:value="-63.4538094547885" calcext:value-type="float">
            <text:p>-63.4538094547885</text:p>
          </table:table-cell>
          <table:table-cell table:formula="of:=([.$C$5]-([.F248]-[.$C$2]))/[.$C$6]" office:value-type="float" office:value="2.64538094547885" calcext:value-type="float">
            <text:p>2.64538094547885</text:p>
          </table:table-cell>
        </table:table-row>
        <table:table-row table:style-name="ro1">
          <table:table-cell table:number-columns-repeated="4"/>
          <table:table-cell office:value-type="float" office:value="24.7" calcext:value-type="float">
            <text:p>24.7</text:p>
          </table:table-cell>
          <table:table-cell table:formula="of:=IF([.F248]&gt;[.$C$3];[.$C$4];IF(([.F248]+0.1*[.G248])&gt;[.$C$3];20;[.F248]+0.1*[.G248]))" office:value-type="float" office:value="-63.1892713602406" calcext:value-type="float">
            <text:p>-63.1892713602406</text:p>
          </table:table-cell>
          <table:table-cell table:formula="of:=([.$C$5]-([.F249]-[.$C$2]))/[.$C$6]" office:value-type="float" office:value="2.61892713602406" calcext:value-type="float">
            <text:p>2.61892713602406</text:p>
          </table:table-cell>
        </table:table-row>
        <table:table-row table:style-name="ro1">
          <table:table-cell table:number-columns-repeated="4"/>
          <table:table-cell office:value-type="float" office:value="24.8" calcext:value-type="float">
            <text:p>24.8</text:p>
          </table:table-cell>
          <table:table-cell table:formula="of:=IF([.F249]&gt;[.$C$3];[.$C$4];IF(([.F249]+0.1*[.G249])&gt;[.$C$3];20;[.F249]+0.1*[.G249]))" office:value-type="float" office:value="-62.9273786466382" calcext:value-type="float">
            <text:p>-62.9273786466382</text:p>
          </table:table-cell>
          <table:table-cell table:formula="of:=([.$C$5]-([.F250]-[.$C$2]))/[.$C$6]" office:value-type="float" office:value="2.59273786466382" calcext:value-type="float">
            <text:p>2.59273786466382</text:p>
          </table:table-cell>
        </table:table-row>
        <table:table-row table:style-name="ro1">
          <table:table-cell table:number-columns-repeated="4"/>
          <table:table-cell office:value-type="float" office:value="24.9" calcext:value-type="float">
            <text:p>24.9</text:p>
          </table:table-cell>
          <table:table-cell table:formula="of:=IF([.F250]&gt;[.$C$3];[.$C$4];IF(([.F250]+0.1*[.G250])&gt;[.$C$3];20;[.F250]+0.1*[.G250]))" office:value-type="float" office:value="-62.6681048601718" calcext:value-type="float">
            <text:p>-62.6681048601718</text:p>
          </table:table-cell>
          <table:table-cell table:formula="of:=([.$C$5]-([.F251]-[.$C$2]))/[.$C$6]" office:value-type="float" office:value="2.56681048601718" calcext:value-type="float">
            <text:p>2.56681048601718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IF([.F251]&gt;[.$C$3];[.$C$4];IF(([.F251]+0.1*[.G251])&gt;[.$C$3];20;[.F251]+0.1*[.G251]))" office:value-type="float" office:value="-62.4114238115701" calcext:value-type="float">
            <text:p>-62.4114238115701</text:p>
          </table:table-cell>
          <table:table-cell table:formula="of:=([.$C$5]-([.F252]-[.$C$2]))/[.$C$6]" office:value-type="float" office:value="2.54114238115701" calcext:value-type="float">
            <text:p>2.54114238115701</text:p>
          </table:table-cell>
        </table:table-row>
        <table:table-row table:style-name="ro1">
          <table:table-cell table:number-columns-repeated="4"/>
          <table:table-cell office:value-type="float" office:value="25.1" calcext:value-type="float">
            <text:p>25.1</text:p>
          </table:table-cell>
          <table:table-cell table:formula="of:=IF([.F252]&gt;[.$C$3];[.$C$4];IF(([.F252]+0.1*[.G252])&gt;[.$C$3];20;[.F252]+0.1*[.G252]))" office:value-type="float" office:value="-62.1573095734544" calcext:value-type="float">
            <text:p>-62.1573095734544</text:p>
          </table:table-cell>
          <table:table-cell table:formula="of:=([.$C$5]-([.F253]-[.$C$2]))/[.$C$6]" office:value-type="float" office:value="2.51573095734544" calcext:value-type="float">
            <text:p>2.51573095734544</text:p>
          </table:table-cell>
        </table:table-row>
        <table:table-row table:style-name="ro1">
          <table:table-cell table:number-columns-repeated="4"/>
          <table:table-cell office:value-type="float" office:value="25.2" calcext:value-type="float">
            <text:p>25.2</text:p>
          </table:table-cell>
          <table:table-cell table:formula="of:=IF([.F253]&gt;[.$C$3];[.$C$4];IF(([.F253]+0.1*[.G253])&gt;[.$C$3];20;[.F253]+0.1*[.G253]))" office:value-type="float" office:value="-61.9057364777199" calcext:value-type="float">
            <text:p>-61.9057364777199</text:p>
          </table:table-cell>
          <table:table-cell table:formula="of:=([.$C$5]-([.F254]-[.$C$2]))/[.$C$6]" office:value-type="float" office:value="2.49057364777199" calcext:value-type="float">
            <text:p>2.49057364777199</text:p>
          </table:table-cell>
        </table:table-row>
        <table:table-row table:style-name="ro1">
          <table:table-cell table:number-columns-repeated="4"/>
          <table:table-cell office:value-type="float" office:value="25.3" calcext:value-type="float">
            <text:p>25.3</text:p>
          </table:table-cell>
          <table:table-cell table:formula="of:=IF([.F254]&gt;[.$C$3];[.$C$4];IF(([.F254]+0.1*[.G254])&gt;[.$C$3];20;[.F254]+0.1*[.G254]))" office:value-type="float" office:value="-61.6566791129427" calcext:value-type="float">
            <text:p>-61.6566791129427</text:p>
          </table:table-cell>
          <table:table-cell table:formula="of:=([.$C$5]-([.F255]-[.$C$2]))/[.$C$6]" office:value-type="float" office:value="2.46566791129427" calcext:value-type="float">
            <text:p>2.46566791129427</text:p>
          </table:table-cell>
        </table:table-row>
        <table:table-row table:style-name="ro1">
          <table:table-cell table:number-columns-repeated="4"/>
          <table:table-cell office:value-type="float" office:value="25.4" calcext:value-type="float">
            <text:p>25.4</text:p>
          </table:table-cell>
          <table:table-cell table:formula="of:=IF([.F255]&gt;[.$C$3];[.$C$4];IF(([.F255]+0.1*[.G255])&gt;[.$C$3];20;[.F255]+0.1*[.G255]))" office:value-type="float" office:value="-61.4101123218132" calcext:value-type="float">
            <text:p>-61.4101123218132</text:p>
          </table:table-cell>
          <table:table-cell table:formula="of:=([.$C$5]-([.F256]-[.$C$2]))/[.$C$6]" office:value-type="float" office:value="2.44101123218132" calcext:value-type="float">
            <text:p>2.44101123218132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  <table:table-cell table:formula="of:=IF([.F256]&gt;[.$C$3];[.$C$4];IF(([.F256]+0.1*[.G256])&gt;[.$C$3];20;[.F256]+0.1*[.G256]))" office:value-type="float" office:value="-61.1660111985951" calcext:value-type="float">
            <text:p>-61.1660111985951</text:p>
          </table:table-cell>
          <table:table-cell table:formula="of:=([.$C$5]-([.F257]-[.$C$2]))/[.$C$6]" office:value-type="float" office:value="2.41660111985951" calcext:value-type="float">
            <text:p>2.41660111985951</text:p>
          </table:table-cell>
        </table:table-row>
        <table:table-row table:style-name="ro1">
          <table:table-cell table:number-columns-repeated="4"/>
          <table:table-cell office:value-type="float" office:value="25.6" calcext:value-type="float">
            <text:p>25.6</text:p>
          </table:table-cell>
          <table:table-cell table:formula="of:=IF([.F257]&gt;[.$C$3];[.$C$4];IF(([.F257]+0.1*[.G257])&gt;[.$C$3];20;[.F257]+0.1*[.G257]))" office:value-type="float" office:value="-60.9243510866092" calcext:value-type="float">
            <text:p>-60.9243510866092</text:p>
          </table:table-cell>
          <table:table-cell table:formula="of:=([.$C$5]-([.F258]-[.$C$2]))/[.$C$6]" office:value-type="float" office:value="2.39243510866092" calcext:value-type="float">
            <text:p>2.39243510866092</text:p>
          </table:table-cell>
        </table:table-row>
        <table:table-row table:style-name="ro1">
          <table:table-cell table:number-columns-repeated="4"/>
          <table:table-cell office:value-type="float" office:value="25.7" calcext:value-type="float">
            <text:p>25.7</text:p>
          </table:table-cell>
          <table:table-cell table:formula="of:=IF([.F258]&gt;[.$C$3];[.$C$4];IF(([.F258]+0.1*[.G258])&gt;[.$C$3];20;[.F258]+0.1*[.G258]))" office:value-type="float" office:value="-60.6851075757431" calcext:value-type="float">
            <text:p>-60.6851075757431</text:p>
          </table:table-cell>
          <table:table-cell table:formula="of:=([.$C$5]-([.F259]-[.$C$2]))/[.$C$6]" office:value-type="float" office:value="2.36851075757431" calcext:value-type="float">
            <text:p>2.36851075757431</text:p>
          </table:table-cell>
        </table:table-row>
        <table:table-row table:style-name="ro1">
          <table:table-cell table:number-columns-repeated="4"/>
          <table:table-cell office:value-type="float" office:value="25.8" calcext:value-type="float">
            <text:p>25.8</text:p>
          </table:table-cell>
          <table:table-cell table:formula="of:=IF([.F259]&gt;[.$C$3];[.$C$4];IF(([.F259]+0.1*[.G259])&gt;[.$C$3];20;[.F259]+0.1*[.G259]))" office:value-type="float" office:value="-60.4482564999856" calcext:value-type="float">
            <text:p>-60.4482564999856</text:p>
          </table:table-cell>
          <table:table-cell table:formula="of:=([.$C$5]-([.F260]-[.$C$2]))/[.$C$6]" office:value-type="float" office:value="2.34482564999856" calcext:value-type="float">
            <text:p>2.34482564999856</text:p>
          </table:table-cell>
        </table:table-row>
        <table:table-row table:style-name="ro1">
          <table:table-cell table:number-columns-repeated="4"/>
          <table:table-cell office:value-type="float" office:value="25.9" calcext:value-type="float">
            <text:p>25.9</text:p>
          </table:table-cell>
          <table:table-cell table:formula="of:=IF([.F260]&gt;[.$C$3];[.$C$4];IF(([.F260]+0.1*[.G260])&gt;[.$C$3];20;[.F260]+0.1*[.G260]))" office:value-type="float" office:value="-60.2137739349858" calcext:value-type="float">
            <text:p>-60.2137739349858</text:p>
          </table:table-cell>
          <table:table-cell table:formula="of:=([.$C$5]-([.F261]-[.$C$2]))/[.$C$6]" office:value-type="float" office:value="2.32137739349858" calcext:value-type="float">
            <text:p>2.32137739349858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IF([.F261]&gt;[.$C$3];[.$C$4];IF(([.F261]+0.1*[.G261])&gt;[.$C$3];20;[.F261]+0.1*[.G261]))" office:value-type="float" office:value="-59.9816361956359" calcext:value-type="float">
            <text:p>-59.9816361956359</text:p>
          </table:table-cell>
          <table:table-cell table:formula="of:=([.$C$5]-([.F262]-[.$C$2]))/[.$C$6]" office:value-type="float" office:value="2.29816361956359" calcext:value-type="float">
            <text:p>2.29816361956359</text:p>
          </table:table-cell>
        </table:table-row>
        <table:table-row table:style-name="ro1">
          <table:table-cell table:number-columns-repeated="4"/>
          <table:table-cell office:value-type="float" office:value="26.1" calcext:value-type="float">
            <text:p>26.1</text:p>
          </table:table-cell>
          <table:table-cell table:formula="of:=IF([.F262]&gt;[.$C$3];[.$C$4];IF(([.F262]+0.1*[.G262])&gt;[.$C$3];20;[.F262]+0.1*[.G262]))" office:value-type="float" office:value="-59.7518198336796" calcext:value-type="float">
            <text:p>-59.7518198336796</text:p>
          </table:table-cell>
          <table:table-cell table:formula="of:=([.$C$5]-([.F263]-[.$C$2]))/[.$C$6]" office:value-type="float" office:value="2.27518198336796" calcext:value-type="float">
            <text:p>2.27518198336796</text:p>
          </table:table-cell>
        </table:table-row>
        <table:table-row table:style-name="ro1">
          <table:table-cell table:number-columns-repeated="4"/>
          <table:table-cell office:value-type="float" office:value="26.2" calcext:value-type="float">
            <text:p>26.2</text:p>
          </table:table-cell>
          <table:table-cell table:formula="of:=IF([.F263]&gt;[.$C$3];[.$C$4];IF(([.F263]+0.1*[.G263])&gt;[.$C$3];20;[.F263]+0.1*[.G263]))" office:value-type="float" office:value="-59.5243016353428" calcext:value-type="float">
            <text:p>-59.5243016353428</text:p>
          </table:table-cell>
          <table:table-cell table:formula="of:=([.$C$5]-([.F264]-[.$C$2]))/[.$C$6]" office:value-type="float" office:value="2.25243016353428" calcext:value-type="float">
            <text:p>2.25243016353428</text:p>
          </table:table-cell>
        </table:table-row>
        <table:table-row table:style-name="ro1">
          <table:table-cell table:number-columns-repeated="4"/>
          <table:table-cell office:value-type="float" office:value="26.3" calcext:value-type="float">
            <text:p>26.3</text:p>
          </table:table-cell>
          <table:table-cell table:formula="of:=IF([.F264]&gt;[.$C$3];[.$C$4];IF(([.F264]+0.1*[.G264])&gt;[.$C$3];20;[.F264]+0.1*[.G264]))" office:value-type="float" office:value="-59.2990586189893" calcext:value-type="float">
            <text:p>-59.2990586189893</text:p>
          </table:table-cell>
          <table:table-cell table:formula="of:=([.$C$5]-([.F265]-[.$C$2]))/[.$C$6]" office:value-type="float" office:value="2.22990586189893" calcext:value-type="float">
            <text:p>2.22990586189893</text:p>
          </table:table-cell>
        </table:table-row>
        <table:table-row table:style-name="ro1">
          <table:table-cell table:number-columns-repeated="4"/>
          <table:table-cell office:value-type="float" office:value="26.4" calcext:value-type="float">
            <text:p>26.4</text:p>
          </table:table-cell>
          <table:table-cell table:formula="of:=IF([.F265]&gt;[.$C$3];[.$C$4];IF(([.F265]+0.1*[.G265])&gt;[.$C$3];20;[.F265]+0.1*[.G265]))" office:value-type="float" office:value="-59.0760680327995" calcext:value-type="float">
            <text:p>-59.0760680327995</text:p>
          </table:table-cell>
          <table:table-cell table:formula="of:=([.$C$5]-([.F266]-[.$C$2]))/[.$C$6]" office:value-type="float" office:value="2.20760680327994" calcext:value-type="float">
            <text:p>2.20760680327994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  <table:table-cell table:formula="of:=IF([.F266]&gt;[.$C$3];[.$C$4];IF(([.F266]+0.1*[.G266])&gt;[.$C$3];20;[.F266]+0.1*[.G266]))" office:value-type="float" office:value="-58.8553073524715" calcext:value-type="float">
            <text:p>-58.8553073524715</text:p>
          </table:table-cell>
          <table:table-cell table:formula="of:=([.$C$5]-([.F267]-[.$C$2]))/[.$C$6]" office:value-type="float" office:value="2.18553073524715" calcext:value-type="float">
            <text:p>2.18553073524715</text:p>
          </table:table-cell>
        </table:table-row>
        <table:table-row table:style-name="ro1">
          <table:table-cell table:number-columns-repeated="4"/>
          <table:table-cell office:value-type="float" office:value="26.6" calcext:value-type="float">
            <text:p>26.6</text:p>
          </table:table-cell>
          <table:table-cell table:formula="of:=IF([.F267]&gt;[.$C$3];[.$C$4];IF(([.F267]+0.1*[.G267])&gt;[.$C$3];20;[.F267]+0.1*[.G267]))" office:value-type="float" office:value="-58.6367542789467" calcext:value-type="float">
            <text:p>-58.6367542789467</text:p>
          </table:table-cell>
          <table:table-cell table:formula="of:=([.$C$5]-([.F268]-[.$C$2]))/[.$C$6]" office:value-type="float" office:value="2.16367542789467" calcext:value-type="float">
            <text:p>2.16367542789467</text:p>
          </table:table-cell>
        </table:table-row>
        <table:table-row table:style-name="ro1">
          <table:table-cell table:number-columns-repeated="4"/>
          <table:table-cell office:value-type="float" office:value="26.7" calcext:value-type="float">
            <text:p>26.7</text:p>
          </table:table-cell>
          <table:table-cell table:formula="of:=IF([.F268]&gt;[.$C$3];[.$C$4];IF(([.F268]+0.1*[.G268])&gt;[.$C$3];20;[.F268]+0.1*[.G268]))" office:value-type="float" office:value="-58.4203867361573" calcext:value-type="float">
            <text:p>-58.4203867361573</text:p>
          </table:table-cell>
          <table:table-cell table:formula="of:=([.$C$5]-([.F269]-[.$C$2]))/[.$C$6]" office:value-type="float" office:value="2.14203867361573" calcext:value-type="float">
            <text:p>2.14203867361573</text:p>
          </table:table-cell>
        </table:table-row>
        <table:table-row table:style-name="ro1">
          <table:table-cell table:number-columns-repeated="4"/>
          <table:table-cell office:value-type="float" office:value="26.8" calcext:value-type="float">
            <text:p>26.8</text:p>
          </table:table-cell>
          <table:table-cell table:formula="of:=IF([.F269]&gt;[.$C$3];[.$C$4];IF(([.F269]+0.1*[.G269])&gt;[.$C$3];20;[.F269]+0.1*[.G269]))" office:value-type="float" office:value="-58.2061828687957" calcext:value-type="float">
            <text:p>-58.2061828687957</text:p>
          </table:table-cell>
          <table:table-cell table:formula="of:=([.$C$5]-([.F270]-[.$C$2]))/[.$C$6]" office:value-type="float" office:value="2.12061828687957" calcext:value-type="float">
            <text:p>2.12061828687957</text:p>
          </table:table-cell>
        </table:table-row>
        <table:table-row table:style-name="ro1">
          <table:table-cell table:number-columns-repeated="4"/>
          <table:table-cell office:value-type="float" office:value="26.9" calcext:value-type="float">
            <text:p>26.9</text:p>
          </table:table-cell>
          <table:table-cell table:formula="of:=IF([.F270]&gt;[.$C$3];[.$C$4];IF(([.F270]+0.1*[.G270])&gt;[.$C$3];20;[.F270]+0.1*[.G270]))" office:value-type="float" office:value="-57.9941210401077" calcext:value-type="float">
            <text:p>-57.9941210401077</text:p>
          </table:table-cell>
          <table:table-cell table:formula="of:=([.$C$5]-([.F271]-[.$C$2]))/[.$C$6]" office:value-type="float" office:value="2.09941210401077" calcext:value-type="float">
            <text:p>2.0994121040107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IF([.F271]&gt;[.$C$3];[.$C$4];IF(([.F271]+0.1*[.G271])&gt;[.$C$3];20;[.F271]+0.1*[.G271]))" office:value-type="float" office:value="-57.7841798297067" calcext:value-type="float">
            <text:p>-57.7841798297067</text:p>
          </table:table-cell>
          <table:table-cell table:formula="of:=([.$C$5]-([.F272]-[.$C$2]))/[.$C$6]" office:value-type="float" office:value="2.07841798297067" calcext:value-type="float">
            <text:p>2.07841798297067</text:p>
          </table:table-cell>
        </table:table-row>
        <table:table-row table:style-name="ro1">
          <table:table-cell table:number-columns-repeated="4"/>
          <table:table-cell office:value-type="float" office:value="27.1" calcext:value-type="float">
            <text:p>27.1</text:p>
          </table:table-cell>
          <table:table-cell table:formula="of:=IF([.F272]&gt;[.$C$3];[.$C$4];IF(([.F272]+0.1*[.G272])&gt;[.$C$3];20;[.F272]+0.1*[.G272]))" office:value-type="float" office:value="-57.5763380314096" calcext:value-type="float">
            <text:p>-57.5763380314096</text:p>
          </table:table-cell>
          <table:table-cell table:formula="of:=([.$C$5]-([.F273]-[.$C$2]))/[.$C$6]" office:value-type="float" office:value="2.05763380314096" calcext:value-type="float">
            <text:p>2.05763380314096</text:p>
          </table:table-cell>
        </table:table-row>
        <table:table-row table:style-name="ro1">
          <table:table-cell table:number-columns-repeated="4"/>
          <table:table-cell office:value-type="float" office:value="27.2" calcext:value-type="float">
            <text:p>27.2</text:p>
          </table:table-cell>
          <table:table-cell table:formula="of:=IF([.F273]&gt;[.$C$3];[.$C$4];IF(([.F273]+0.1*[.G273])&gt;[.$C$3];20;[.F273]+0.1*[.G273]))" office:value-type="float" office:value="-57.3705746510955" calcext:value-type="float">
            <text:p>-57.3705746510955</text:p>
          </table:table-cell>
          <table:table-cell table:formula="of:=([.$C$5]-([.F274]-[.$C$2]))/[.$C$6]" office:value-type="float" office:value="2.03705746510955" calcext:value-type="float">
            <text:p>2.03705746510955</text:p>
          </table:table-cell>
        </table:table-row>
        <table:table-row table:style-name="ro1">
          <table:table-cell table:number-columns-repeated="4"/>
          <table:table-cell office:value-type="float" office:value="27.3" calcext:value-type="float">
            <text:p>27.3</text:p>
          </table:table-cell>
          <table:table-cell table:formula="of:=IF([.F274]&gt;[.$C$3];[.$C$4];IF(([.F274]+0.1*[.G274])&gt;[.$C$3];20;[.F274]+0.1*[.G274]))" office:value-type="float" office:value="-57.1668689045845" calcext:value-type="float">
            <text:p>-57.1668689045845</text:p>
          </table:table-cell>
          <table:table-cell table:formula="of:=([.$C$5]-([.F275]-[.$C$2]))/[.$C$6]" office:value-type="float" office:value="2.01668689045845" calcext:value-type="float">
            <text:p>2.01668689045845</text:p>
          </table:table-cell>
        </table:table-row>
        <table:table-row table:style-name="ro1">
          <table:table-cell table:number-columns-repeated="4"/>
          <table:table-cell office:value-type="float" office:value="27.4" calcext:value-type="float">
            <text:p>27.4</text:p>
          </table:table-cell>
          <table:table-cell table:formula="of:=IF([.F275]&gt;[.$C$3];[.$C$4];IF(([.F275]+0.1*[.G275])&gt;[.$C$3];20;[.F275]+0.1*[.G275]))" office:value-type="float" office:value="-56.9652002155387" calcext:value-type="float">
            <text:p>-56.9652002155387</text:p>
          </table:table-cell>
          <table:table-cell table:formula="of:=([.$C$5]-([.F276]-[.$C$2]))/[.$C$6]" office:value-type="float" office:value="1.99652002155387" calcext:value-type="float">
            <text:p>1.99652002155387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  <table:table-cell table:formula="of:=IF([.F276]&gt;[.$C$3];[.$C$4];IF(([.F276]+0.1*[.G276])&gt;[.$C$3];20;[.F276]+0.1*[.G276]))" office:value-type="float" office:value="-56.7655482133833" calcext:value-type="float">
            <text:p>-56.7655482133833</text:p>
          </table:table-cell>
          <table:table-cell table:formula="of:=([.$C$5]-([.F277]-[.$C$2]))/[.$C$6]" office:value-type="float" office:value="1.97655482133833" calcext:value-type="float">
            <text:p>1.97655482133833</text:p>
          </table:table-cell>
        </table:table-row>
        <table:table-row table:style-name="ro1">
          <table:table-cell table:number-columns-repeated="4"/>
          <table:table-cell office:value-type="float" office:value="27.6" calcext:value-type="float">
            <text:p>27.6</text:p>
          </table:table-cell>
          <table:table-cell table:formula="of:=IF([.F277]&gt;[.$C$3];[.$C$4];IF(([.F277]+0.1*[.G277])&gt;[.$C$3];20;[.F277]+0.1*[.G277]))" office:value-type="float" office:value="-56.5678927312495" calcext:value-type="float">
            <text:p>-56.5678927312495</text:p>
          </table:table-cell>
          <table:table-cell table:formula="of:=([.$C$5]-([.F278]-[.$C$2]))/[.$C$6]" office:value-type="float" office:value="1.95678927312495" calcext:value-type="float">
            <text:p>1.95678927312495</text:p>
          </table:table-cell>
        </table:table-row>
        <table:table-row table:style-name="ro1">
          <table:table-cell table:number-columns-repeated="4"/>
          <table:table-cell office:value-type="float" office:value="27.7" calcext:value-type="float">
            <text:p>27.7</text:p>
          </table:table-cell>
          <table:table-cell table:formula="of:=IF([.F278]&gt;[.$C$3];[.$C$4];IF(([.F278]+0.1*[.G278])&gt;[.$C$3];20;[.F278]+0.1*[.G278]))" office:value-type="float" office:value="-56.372213803937" calcext:value-type="float">
            <text:p>-56.372213803937</text:p>
          </table:table-cell>
          <table:table-cell table:formula="of:=([.$C$5]-([.F279]-[.$C$2]))/[.$C$6]" office:value-type="float" office:value="1.9372213803937" calcext:value-type="float">
            <text:p>1.9372213803937</text:p>
          </table:table-cell>
        </table:table-row>
        <table:table-row table:style-name="ro1">
          <table:table-cell table:number-columns-repeated="4"/>
          <table:table-cell office:value-type="float" office:value="27.8" calcext:value-type="float">
            <text:p>27.8</text:p>
          </table:table-cell>
          <table:table-cell table:formula="of:=IF([.F279]&gt;[.$C$3];[.$C$4];IF(([.F279]+0.1*[.G279])&gt;[.$C$3];20;[.F279]+0.1*[.G279]))" office:value-type="float" office:value="-56.1784916658976" calcext:value-type="float">
            <text:p>-56.1784916658976</text:p>
          </table:table-cell>
          <table:table-cell table:formula="of:=([.$C$5]-([.F280]-[.$C$2]))/[.$C$6]" office:value-type="float" office:value="1.91784916658976" calcext:value-type="float">
            <text:p>1.91784916658976</text:p>
          </table:table-cell>
        </table:table-row>
        <table:table-row table:style-name="ro1">
          <table:table-cell table:number-columns-repeated="4"/>
          <table:table-cell office:value-type="float" office:value="27.9" calcext:value-type="float">
            <text:p>27.9</text:p>
          </table:table-cell>
          <table:table-cell table:formula="of:=IF([.F280]&gt;[.$C$3];[.$C$4];IF(([.F280]+0.1*[.G280])&gt;[.$C$3];20;[.F280]+0.1*[.G280]))" office:value-type="float" office:value="-55.9867067492386" calcext:value-type="float">
            <text:p>-55.9867067492386</text:p>
          </table:table-cell>
          <table:table-cell table:formula="of:=([.$C$5]-([.F281]-[.$C$2]))/[.$C$6]" office:value-type="float" office:value="1.89867067492386" calcext:value-type="float">
            <text:p>1.89867067492386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IF([.F281]&gt;[.$C$3];[.$C$4];IF(([.F281]+0.1*[.G281])&gt;[.$C$3];20;[.F281]+0.1*[.G281]))" office:value-type="float" office:value="-55.7968396817463" calcext:value-type="float">
            <text:p>-55.7968396817463</text:p>
          </table:table-cell>
          <table:table-cell table:formula="of:=([.$C$5]-([.F282]-[.$C$2]))/[.$C$6]" office:value-type="float" office:value="1.87968396817463" calcext:value-type="float">
            <text:p>1.87968396817463</text:p>
          </table:table-cell>
        </table:table-row>
        <table:table-row table:style-name="ro1">
          <table:table-cell table:number-columns-repeated="4"/>
          <table:table-cell office:value-type="float" office:value="28.1" calcext:value-type="float">
            <text:p>28.1</text:p>
          </table:table-cell>
          <table:table-cell table:formula="of:=IF([.F282]&gt;[.$C$3];[.$C$4];IF(([.F282]+0.1*[.G282])&gt;[.$C$3];20;[.F282]+0.1*[.G282]))" office:value-type="float" office:value="-55.6088712849288" calcext:value-type="float">
            <text:p>-55.6088712849288</text:p>
          </table:table-cell>
          <table:table-cell table:formula="of:=([.$C$5]-([.F283]-[.$C$2]))/[.$C$6]" office:value-type="float" office:value="1.86088712849288" calcext:value-type="float">
            <text:p>1.86088712849288</text:p>
          </table:table-cell>
        </table:table-row>
        <table:table-row table:style-name="ro1">
          <table:table-cell table:number-columns-repeated="4"/>
          <table:table-cell office:value-type="float" office:value="28.2" calcext:value-type="float">
            <text:p>28.2</text:p>
          </table:table-cell>
          <table:table-cell table:formula="of:=IF([.F283]&gt;[.$C$3];[.$C$4];IF(([.F283]+0.1*[.G283])&gt;[.$C$3];20;[.F283]+0.1*[.G283]))" office:value-type="float" office:value="-55.4227825720795" calcext:value-type="float">
            <text:p>-55.4227825720795</text:p>
          </table:table-cell>
          <table:table-cell table:formula="of:=([.$C$5]-([.F284]-[.$C$2]))/[.$C$6]" office:value-type="float" office:value="1.84227825720795" calcext:value-type="float">
            <text:p>1.84227825720795</text:p>
          </table:table-cell>
        </table:table-row>
        <table:table-row table:style-name="ro1">
          <table:table-cell table:number-columns-repeated="4"/>
          <table:table-cell office:value-type="float" office:value="28.3" calcext:value-type="float">
            <text:p>28.3</text:p>
          </table:table-cell>
          <table:table-cell table:formula="of:=IF([.F284]&gt;[.$C$3];[.$C$4];IF(([.F284]+0.1*[.G284])&gt;[.$C$3];20;[.F284]+0.1*[.G284]))" office:value-type="float" office:value="-55.2385547463587" calcext:value-type="float">
            <text:p>-55.2385547463587</text:p>
          </table:table-cell>
          <table:table-cell table:formula="of:=([.$C$5]-([.F285]-[.$C$2]))/[.$C$6]" office:value-type="float" office:value="1.82385547463587" calcext:value-type="float">
            <text:p>1.82385547463587</text:p>
          </table:table-cell>
        </table:table-row>
        <table:table-row table:style-name="ro1">
          <table:table-cell table:number-columns-repeated="4"/>
          <table:table-cell office:value-type="float" office:value="28.4" calcext:value-type="float">
            <text:p>28.4</text:p>
          </table:table-cell>
          <table:table-cell table:formula="of:=IF([.F285]&gt;[.$C$3];[.$C$4];IF(([.F285]+0.1*[.G285])&gt;[.$C$3];20;[.F285]+0.1*[.G285]))" office:value-type="float" office:value="-55.0561691988951" calcext:value-type="float">
            <text:p>-55.0561691988951</text:p>
          </table:table-cell>
          <table:table-cell table:formula="of:=([.$C$5]-([.F286]-[.$C$2]))/[.$C$6]" office:value-type="float" office:value="1.80561691988951" calcext:value-type="float">
            <text:p>1.80561691988951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  <table:table-cell table:formula="of:=IF([.F286]&gt;[.$C$3];[.$C$4];IF(([.F286]+0.1*[.G286])&gt;[.$C$3];20;[.F286]+0.1*[.G286]))" office:value-type="float" office:value="-54.8756075069062" calcext:value-type="float">
            <text:p>-54.8756075069062</text:p>
          </table:table-cell>
          <table:table-cell table:formula="of:=([.$C$5]-([.F287]-[.$C$2]))/[.$C$6]" office:value-type="float" office:value="1.78756075069062" calcext:value-type="float">
            <text:p>1.78756075069062</text:p>
          </table:table-cell>
        </table:table-row>
        <table:table-row table:style-name="ro1">
          <table:table-cell table:number-columns-repeated="4"/>
          <table:table-cell office:value-type="float" office:value="28.6" calcext:value-type="float">
            <text:p>28.6</text:p>
          </table:table-cell>
          <table:table-cell table:formula="of:=IF([.F287]&gt;[.$C$3];[.$C$4];IF(([.F287]+0.1*[.G287])&gt;[.$C$3];20;[.F287]+0.1*[.G287]))" office:value-type="float" office:value="-54.6968514318371" calcext:value-type="float">
            <text:p>-54.6968514318371</text:p>
          </table:table-cell>
          <table:table-cell table:formula="of:=([.$C$5]-([.F288]-[.$C$2]))/[.$C$6]" office:value-type="float" office:value="1.76968514318371" calcext:value-type="float">
            <text:p>1.76968514318371</text:p>
          </table:table-cell>
        </table:table-row>
        <table:table-row table:style-name="ro1">
          <table:table-cell table:number-columns-repeated="4"/>
          <table:table-cell office:value-type="float" office:value="28.7" calcext:value-type="float">
            <text:p>28.7</text:p>
          </table:table-cell>
          <table:table-cell table:formula="of:=IF([.F288]&gt;[.$C$3];[.$C$4];IF(([.F288]+0.1*[.G288])&gt;[.$C$3];20;[.F288]+0.1*[.G288]))" office:value-type="float" office:value="-54.5198829175187" calcext:value-type="float">
            <text:p>-54.5198829175187</text:p>
          </table:table-cell>
          <table:table-cell table:formula="of:=([.$C$5]-([.F289]-[.$C$2]))/[.$C$6]" office:value-type="float" office:value="1.75198829175187" calcext:value-type="float">
            <text:p>1.75198829175187</text:p>
          </table:table-cell>
        </table:table-row>
        <table:table-row table:style-name="ro1">
          <table:table-cell table:number-columns-repeated="4"/>
          <table:table-cell office:value-type="float" office:value="28.8" calcext:value-type="float">
            <text:p>28.8</text:p>
          </table:table-cell>
          <table:table-cell table:formula="of:=IF([.F289]&gt;[.$C$3];[.$C$4];IF(([.F289]+0.1*[.G289])&gt;[.$C$3];20;[.F289]+0.1*[.G289]))" office:value-type="float" office:value="-54.3446840883435" calcext:value-type="float">
            <text:p>-54.3446840883435</text:p>
          </table:table-cell>
          <table:table-cell table:formula="of:=([.$C$5]-([.F290]-[.$C$2]))/[.$C$6]" office:value-type="float" office:value="1.73446840883435" calcext:value-type="float">
            <text:p>1.73446840883435</text:p>
          </table:table-cell>
        </table:table-row>
        <table:table-row table:style-name="ro1">
          <table:table-cell table:number-columns-repeated="4"/>
          <table:table-cell office:value-type="float" office:value="28.9" calcext:value-type="float">
            <text:p>28.9</text:p>
          </table:table-cell>
          <table:table-cell table:formula="of:=IF([.F290]&gt;[.$C$3];[.$C$4];IF(([.F290]+0.1*[.G290])&gt;[.$C$3];20;[.F290]+0.1*[.G290]))" office:value-type="float" office:value="-54.1712372474601" calcext:value-type="float">
            <text:p>-54.1712372474601</text:p>
          </table:table-cell>
          <table:table-cell table:formula="of:=([.$C$5]-([.F291]-[.$C$2]))/[.$C$6]" office:value-type="float" office:value="1.71712372474601" calcext:value-type="float">
            <text:p>1.71712372474601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IF([.F291]&gt;[.$C$3];[.$C$4];IF(([.F291]+0.1*[.G291])&gt;[.$C$3];20;[.F291]+0.1*[.G291]))" office:value-type="float" office:value="-53.9995248749855" calcext:value-type="float">
            <text:p>-53.9995248749855</text:p>
          </table:table-cell>
          <table:table-cell table:formula="of:=([.$C$5]-([.F292]-[.$C$2]))/[.$C$6]" office:value-type="float" office:value="1.69995248749855" calcext:value-type="float">
            <text:p>1.69995248749855</text:p>
          </table:table-cell>
        </table:table-row>
        <table:table-row table:style-name="ro1">
          <table:table-cell table:number-columns-repeated="4"/>
          <table:table-cell office:value-type="float" office:value="29.1" calcext:value-type="float">
            <text:p>29.1</text:p>
          </table:table-cell>
          <table:table-cell table:formula="of:=IF([.F292]&gt;[.$C$3];[.$C$4];IF(([.F292]+0.1*[.G292])&gt;[.$C$3];20;[.F292]+0.1*[.G292]))" office:value-type="float" office:value="-53.8295296262357" calcext:value-type="float">
            <text:p>-53.8295296262357</text:p>
          </table:table-cell>
          <table:table-cell table:formula="of:=([.$C$5]-([.F293]-[.$C$2]))/[.$C$6]" office:value-type="float" office:value="1.68295296262357" calcext:value-type="float">
            <text:p>1.68295296262357</text:p>
          </table:table-cell>
        </table:table-row>
        <table:table-row table:style-name="ro1">
          <table:table-cell table:number-columns-repeated="4"/>
          <table:table-cell office:value-type="float" office:value="29.2" calcext:value-type="float">
            <text:p>29.2</text:p>
          </table:table-cell>
          <table:table-cell table:formula="of:=IF([.F293]&gt;[.$C$3];[.$C$4];IF(([.F293]+0.1*[.G293])&gt;[.$C$3];20;[.F293]+0.1*[.G293]))" office:value-type="float" office:value="-53.6612343299733" calcext:value-type="float">
            <text:p>-53.6612343299733</text:p>
          </table:table-cell>
          <table:table-cell table:formula="of:=([.$C$5]-([.F294]-[.$C$2]))/[.$C$6]" office:value-type="float" office:value="1.66612343299733" calcext:value-type="float">
            <text:p>1.66612343299733</text:p>
          </table:table-cell>
        </table:table-row>
        <table:table-row table:style-name="ro1">
          <table:table-cell table:number-columns-repeated="4"/>
          <table:table-cell office:value-type="float" office:value="29.3" calcext:value-type="float">
            <text:p>29.3</text:p>
          </table:table-cell>
          <table:table-cell table:formula="of:=IF([.F294]&gt;[.$C$3];[.$C$4];IF(([.F294]+0.1*[.G294])&gt;[.$C$3];20;[.F294]+0.1*[.G294]))" office:value-type="float" office:value="-53.4946219866736" calcext:value-type="float">
            <text:p>-53.4946219866736</text:p>
          </table:table-cell>
          <table:table-cell table:formula="of:=([.$C$5]-([.F295]-[.$C$2]))/[.$C$6]" office:value-type="float" office:value="1.64946219866736" calcext:value-type="float">
            <text:p>1.64946219866736</text:p>
          </table:table-cell>
        </table:table-row>
        <table:table-row table:style-name="ro1">
          <table:table-cell table:number-columns-repeated="4"/>
          <table:table-cell office:value-type="float" office:value="29.4" calcext:value-type="float">
            <text:p>29.4</text:p>
          </table:table-cell>
          <table:table-cell table:formula="of:=IF([.F295]&gt;[.$C$3];[.$C$4];IF(([.F295]+0.1*[.G295])&gt;[.$C$3];20;[.F295]+0.1*[.G295]))" office:value-type="float" office:value="-53.3296757668068" calcext:value-type="float">
            <text:p>-53.3296757668068</text:p>
          </table:table-cell>
          <table:table-cell table:formula="of:=([.$C$5]-([.F296]-[.$C$2]))/[.$C$6]" office:value-type="float" office:value="1.63296757668068" calcext:value-type="float">
            <text:p>1.63296757668068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  <table:table-cell table:formula="of:=IF([.F296]&gt;[.$C$3];[.$C$4];IF(([.F296]+0.1*[.G296])&gt;[.$C$3];20;[.F296]+0.1*[.G296]))" office:value-type="float" office:value="-53.1663790091388" calcext:value-type="float">
            <text:p>-53.1663790091388</text:p>
          </table:table-cell>
          <table:table-cell table:formula="of:=([.$C$5]-([.F297]-[.$C$2]))/[.$C$6]" office:value-type="float" office:value="1.61663790091388" calcext:value-type="float">
            <text:p>1.61663790091388</text:p>
          </table:table-cell>
        </table:table-row>
        <table:table-row table:style-name="ro1">
          <table:table-cell table:number-columns-repeated="4"/>
          <table:table-cell office:value-type="float" office:value="29.6" calcext:value-type="float">
            <text:p>29.6</text:p>
          </table:table-cell>
          <table:table-cell table:formula="of:=IF([.F297]&gt;[.$C$3];[.$C$4];IF(([.F297]+0.1*[.G297])&gt;[.$C$3];20;[.F297]+0.1*[.G297]))" office:value-type="float" office:value="-53.0047152190474" calcext:value-type="float">
            <text:p>-53.0047152190474</text:p>
          </table:table-cell>
          <table:table-cell table:formula="of:=([.$C$5]-([.F298]-[.$C$2]))/[.$C$6]" office:value-type="float" office:value="1.60047152190474" calcext:value-type="float">
            <text:p>1.60047152190474</text:p>
          </table:table-cell>
        </table:table-row>
        <table:table-row table:style-name="ro1">
          <table:table-cell table:number-columns-repeated="4"/>
          <table:table-cell office:value-type="float" office:value="29.7" calcext:value-type="float">
            <text:p>29.7</text:p>
          </table:table-cell>
          <table:table-cell table:formula="of:=IF([.F298]&gt;[.$C$3];[.$C$4];IF(([.F298]+0.1*[.G298])&gt;[.$C$3];20;[.F298]+0.1*[.G298]))" office:value-type="float" office:value="-52.8446680668569" calcext:value-type="float">
            <text:p>-52.8446680668569</text:p>
          </table:table-cell>
          <table:table-cell table:formula="of:=([.$C$5]-([.F299]-[.$C$2]))/[.$C$6]" office:value-type="float" office:value="1.58446680668569" calcext:value-type="float">
            <text:p>1.58446680668569</text:p>
          </table:table-cell>
        </table:table-row>
        <table:table-row table:style-name="ro1">
          <table:table-cell table:number-columns-repeated="4"/>
          <table:table-cell office:value-type="float" office:value="29.8" calcext:value-type="float">
            <text:p>29.8</text:p>
          </table:table-cell>
          <table:table-cell table:formula="of:=IF([.F299]&gt;[.$C$3];[.$C$4];IF(([.F299]+0.1*[.G299])&gt;[.$C$3];20;[.F299]+0.1*[.G299]))" office:value-type="float" office:value="-52.6862213861883" calcext:value-type="float">
            <text:p>-52.6862213861883</text:p>
          </table:table-cell>
          <table:table-cell table:formula="of:=([.$C$5]-([.F300]-[.$C$2]))/[.$C$6]" office:value-type="float" office:value="1.56862213861883" calcext:value-type="float">
            <text:p>1.56862213861883</text:p>
          </table:table-cell>
        </table:table-row>
        <table:table-row table:style-name="ro1">
          <table:table-cell table:number-columns-repeated="4"/>
          <table:table-cell office:value-type="float" office:value="29.9" calcext:value-type="float">
            <text:p>29.9</text:p>
          </table:table-cell>
          <table:table-cell table:formula="of:=IF([.F300]&gt;[.$C$3];[.$C$4];IF(([.F300]+0.1*[.G300])&gt;[.$C$3];20;[.F300]+0.1*[.G300]))" office:value-type="float" office:value="-52.5293591723264" calcext:value-type="float">
            <text:p>-52.5293591723264</text:p>
          </table:table-cell>
          <table:table-cell table:formula="of:=([.$C$5]-([.F301]-[.$C$2]))/[.$C$6]" office:value-type="float" office:value="1.55293591723264" calcext:value-type="float">
            <text:p>1.55293591723264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F301]&gt;[.$C$3];[.$C$4];IF(([.F301]+0.1*[.G301])&gt;[.$C$3];20;[.F301]+0.1*[.G301]))" office:value-type="float" office:value="-52.3740655806032" calcext:value-type="float">
            <text:p>-52.3740655806032</text:p>
          </table:table-cell>
          <table:table-cell table:formula="of:=([.$C$5]-([.F302]-[.$C$2]))/[.$C$6]" office:value-type="float" office:value="1.53740655806032" calcext:value-type="float">
            <text:p>1.53740655806032</text:p>
          </table:table-cell>
        </table:table-row>
        <table:table-row table:style-name="ro1">
          <table:table-cell table:number-columns-repeated="4"/>
          <table:table-cell office:value-type="float" office:value="30.1" calcext:value-type="float">
            <text:p>30.1</text:p>
          </table:table-cell>
          <table:table-cell table:formula="of:=IF([.F302]&gt;[.$C$3];[.$C$4];IF(([.F302]+0.1*[.G302])&gt;[.$C$3];20;[.F302]+0.1*[.G302]))" office:value-type="float" office:value="-52.2203249247971" calcext:value-type="float">
            <text:p>-52.2203249247971</text:p>
          </table:table-cell>
          <table:table-cell table:formula="of:=([.$C$5]-([.F303]-[.$C$2]))/[.$C$6]" office:value-type="float" office:value="1.52203249247971" calcext:value-type="float">
            <text:p>1.52203249247971</text:p>
          </table:table-cell>
        </table:table-row>
        <table:table-row table:style-name="ro1">
          <table:table-cell table:number-columns-repeated="4"/>
          <table:table-cell office:value-type="float" office:value="30.2" calcext:value-type="float">
            <text:p>30.2</text:p>
          </table:table-cell>
          <table:table-cell table:formula="of:=IF([.F303]&gt;[.$C$3];[.$C$4];IF(([.F303]+0.1*[.G303])&gt;[.$C$3];20;[.F303]+0.1*[.G303]))" office:value-type="float" office:value="-52.0681216755492" calcext:value-type="float">
            <text:p>-52.0681216755492</text:p>
          </table:table-cell>
          <table:table-cell table:formula="of:=([.$C$5]-([.F304]-[.$C$2]))/[.$C$6]" office:value-type="float" office:value="1.50681216755492" calcext:value-type="float">
            <text:p>1.50681216755492</text:p>
          </table:table-cell>
        </table:table-row>
        <table:table-row table:style-name="ro1">
          <table:table-cell table:number-columns-repeated="4"/>
          <table:table-cell office:value-type="float" office:value="30.3" calcext:value-type="float">
            <text:p>30.3</text:p>
          </table:table-cell>
          <table:table-cell table:formula="of:=IF([.F304]&gt;[.$C$3];[.$C$4];IF(([.F304]+0.1*[.G304])&gt;[.$C$3];20;[.F304]+0.1*[.G304]))" office:value-type="float" office:value="-51.9174404587937" calcext:value-type="float">
            <text:p>-51.9174404587937</text:p>
          </table:table-cell>
          <table:table-cell table:formula="of:=([.$C$5]-([.F305]-[.$C$2]))/[.$C$6]" office:value-type="float" office:value="1.49174404587937" calcext:value-type="float">
            <text:p>1.49174404587937</text:p>
          </table:table-cell>
        </table:table-row>
        <table:table-row table:style-name="ro1">
          <table:table-cell table:number-columns-repeated="4"/>
          <table:table-cell office:value-type="float" office:value="30.4" calcext:value-type="float">
            <text:p>30.4</text:p>
          </table:table-cell>
          <table:table-cell table:formula="of:=IF([.F305]&gt;[.$C$3];[.$C$4];IF(([.F305]+0.1*[.G305])&gt;[.$C$3];20;[.F305]+0.1*[.G305]))" office:value-type="float" office:value="-51.7682660542057" calcext:value-type="float">
            <text:p>-51.7682660542057</text:p>
          </table:table-cell>
          <table:table-cell table:formula="of:=([.$C$5]-([.F306]-[.$C$2]))/[.$C$6]" office:value-type="float" office:value="1.47682660542057" calcext:value-type="float">
            <text:p>1.47682660542057</text:p>
          </table:table-cell>
        </table:table-row>
        <table:table-row table:style-name="ro1">
          <table:table-cell table:number-columns-repeated="4"/>
          <table:table-cell office:value-type="float" office:value="30.5" calcext:value-type="float">
            <text:p>30.5</text:p>
          </table:table-cell>
          <table:table-cell table:formula="of:=IF([.F306]&gt;[.$C$3];[.$C$4];IF(([.F306]+0.1*[.G306])&gt;[.$C$3];20;[.F306]+0.1*[.G306]))" office:value-type="float" office:value="-51.6205833936637" calcext:value-type="float">
            <text:p>-51.6205833936637</text:p>
          </table:table-cell>
          <table:table-cell table:formula="of:=([.$C$5]-([.F307]-[.$C$2]))/[.$C$6]" office:value-type="float" office:value="1.46205833936637" calcext:value-type="float">
            <text:p>1.46205833936637</text:p>
          </table:table-cell>
        </table:table-row>
        <table:table-row table:style-name="ro1">
          <table:table-cell table:number-columns-repeated="4"/>
          <table:table-cell office:value-type="float" office:value="30.6" calcext:value-type="float">
            <text:p>30.6</text:p>
          </table:table-cell>
          <table:table-cell table:formula="of:=IF([.F307]&gt;[.$C$3];[.$C$4];IF(([.F307]+0.1*[.G307])&gt;[.$C$3];20;[.F307]+0.1*[.G307]))" office:value-type="float" office:value="-51.4743775597271" calcext:value-type="float">
            <text:p>-51.4743775597271</text:p>
          </table:table-cell>
          <table:table-cell table:formula="of:=([.$C$5]-([.F308]-[.$C$2]))/[.$C$6]" office:value-type="float" office:value="1.44743775597271" calcext:value-type="float">
            <text:p>1.44743775597271</text:p>
          </table:table-cell>
        </table:table-row>
        <table:table-row table:style-name="ro1">
          <table:table-cell table:number-columns-repeated="4"/>
          <table:table-cell office:value-type="float" office:value="30.7" calcext:value-type="float">
            <text:p>30.7</text:p>
          </table:table-cell>
          <table:table-cell table:formula="of:=IF([.F308]&gt;[.$C$3];[.$C$4];IF(([.F308]+0.1*[.G308])&gt;[.$C$3];20;[.F308]+0.1*[.G308]))" office:value-type="float" office:value="-51.3296337841298" calcext:value-type="float">
            <text:p>-51.3296337841298</text:p>
          </table:table-cell>
          <table:table-cell table:formula="of:=([.$C$5]-([.F309]-[.$C$2]))/[.$C$6]" office:value-type="float" office:value="1.43296337841298" calcext:value-type="float">
            <text:p>1.43296337841298</text:p>
          </table:table-cell>
        </table:table-row>
        <table:table-row table:style-name="ro1">
          <table:table-cell table:number-columns-repeated="4"/>
          <table:table-cell office:value-type="float" office:value="30.8" calcext:value-type="float">
            <text:p>30.8</text:p>
          </table:table-cell>
          <table:table-cell table:formula="of:=IF([.F309]&gt;[.$C$3];[.$C$4];IF(([.F309]+0.1*[.G309])&gt;[.$C$3];20;[.F309]+0.1*[.G309]))" office:value-type="float" office:value="-51.1863374462885" calcext:value-type="float">
            <text:p>-51.1863374462885</text:p>
          </table:table-cell>
          <table:table-cell table:formula="of:=([.$C$5]-([.F310]-[.$C$2]))/[.$C$6]" office:value-type="float" office:value="1.41863374462885" calcext:value-type="float">
            <text:p>1.41863374462885</text:p>
          </table:table-cell>
        </table:table-row>
        <table:table-row table:style-name="ro1">
          <table:table-cell table:number-columns-repeated="4"/>
          <table:table-cell office:value-type="float" office:value="30.9" calcext:value-type="float">
            <text:p>30.9</text:p>
          </table:table-cell>
          <table:table-cell table:formula="of:=IF([.F310]&gt;[.$C$3];[.$C$4];IF(([.F310]+0.1*[.G310])&gt;[.$C$3];20;[.F310]+0.1*[.G310]))" office:value-type="float" office:value="-51.0444740718256" calcext:value-type="float">
            <text:p>-51.0444740718256</text:p>
          </table:table-cell>
          <table:table-cell table:formula="of:=([.$C$5]-([.F311]-[.$C$2]))/[.$C$6]" office:value-type="float" office:value="1.40444740718256" calcext:value-type="float">
            <text:p>1.40444740718256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F311]&gt;[.$C$3];[.$C$4];IF(([.F311]+0.1*[.G311])&gt;[.$C$3];20;[.F311]+0.1*[.G311]))" office:value-type="float" office:value="-50.9040293311073" calcext:value-type="float">
            <text:p>-50.9040293311073</text:p>
          </table:table-cell>
          <table:table-cell table:formula="of:=([.$C$5]-([.F312]-[.$C$2]))/[.$C$6]" office:value-type="float" office:value="1.39040293311073" calcext:value-type="float">
            <text:p>1.39040293311073</text:p>
          </table:table-cell>
        </table:table-row>
        <table:table-row table:style-name="ro1">
          <table:table-cell table:number-columns-repeated="4"/>
          <table:table-cell office:value-type="float" office:value="31.1" calcext:value-type="float">
            <text:p>31.1</text:p>
          </table:table-cell>
          <table:table-cell table:formula="of:=IF([.F312]&gt;[.$C$3];[.$C$4];IF(([.F312]+0.1*[.G312])&gt;[.$C$3];20;[.F312]+0.1*[.G312]))" office:value-type="float" office:value="-50.7649890377963" calcext:value-type="float">
            <text:p>-50.7649890377963</text:p>
          </table:table-cell>
          <table:table-cell table:formula="of:=([.$C$5]-([.F313]-[.$C$2]))/[.$C$6]" office:value-type="float" office:value="1.37649890377963" calcext:value-type="float">
            <text:p>1.37649890377963</text:p>
          </table:table-cell>
        </table:table-row>
        <table:table-row table:style-name="ro1">
          <table:table-cell table:number-columns-repeated="4"/>
          <table:table-cell office:value-type="float" office:value="31.2" calcext:value-type="float">
            <text:p>31.2</text:p>
          </table:table-cell>
          <table:table-cell table:formula="of:=IF([.F313]&gt;[.$C$3];[.$C$4];IF(([.F313]+0.1*[.G313])&gt;[.$C$3];20;[.F313]+0.1*[.G313]))" office:value-type="float" office:value="-50.6273391474183" calcext:value-type="float">
            <text:p>-50.6273391474183</text:p>
          </table:table-cell>
          <table:table-cell table:formula="of:=([.$C$5]-([.F314]-[.$C$2]))/[.$C$6]" office:value-type="float" office:value="1.36273391474183" calcext:value-type="float">
            <text:p>1.36273391474183</text:p>
          </table:table-cell>
        </table:table-row>
        <table:table-row table:style-name="ro1">
          <table:table-cell table:number-columns-repeated="4"/>
          <table:table-cell office:value-type="float" office:value="31.3" calcext:value-type="float">
            <text:p>31.3</text:p>
          </table:table-cell>
          <table:table-cell table:formula="of:=IF([.F314]&gt;[.$C$3];[.$C$4];IF(([.F314]+0.1*[.G314])&gt;[.$C$3];20;[.F314]+0.1*[.G314]))" office:value-type="float" office:value="-50.4910657559441" calcext:value-type="float">
            <text:p>-50.4910657559441</text:p>
          </table:table-cell>
          <table:table-cell table:formula="of:=([.$C$5]-([.F315]-[.$C$2]))/[.$C$6]" office:value-type="float" office:value="1.34910657559441" calcext:value-type="float">
            <text:p>1.34910657559441</text:p>
          </table:table-cell>
        </table:table-row>
        <table:table-row table:style-name="ro1">
          <table:table-cell table:number-columns-repeated="4"/>
          <table:table-cell office:value-type="float" office:value="31.4" calcext:value-type="float">
            <text:p>31.4</text:p>
          </table:table-cell>
          <table:table-cell table:formula="of:=IF([.F315]&gt;[.$C$3];[.$C$4];IF(([.F315]+0.1*[.G315])&gt;[.$C$3];20;[.F315]+0.1*[.G315]))" office:value-type="float" office:value="-50.3561550983847" calcext:value-type="float">
            <text:p>-50.3561550983847</text:p>
          </table:table-cell>
          <table:table-cell table:formula="of:=([.$C$5]-([.F316]-[.$C$2]))/[.$C$6]" office:value-type="float" office:value="1.33561550983847" calcext:value-type="float">
            <text:p>1.33561550983847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  <table:table-cell table:formula="of:=IF([.F316]&gt;[.$C$3];[.$C$4];IF(([.F316]+0.1*[.G316])&gt;[.$C$3];20;[.F316]+0.1*[.G316]))" office:value-type="float" office:value="-50.2225935474008" calcext:value-type="float">
            <text:p>-50.2225935474008</text:p>
          </table:table-cell>
          <table:table-cell table:formula="of:=([.$C$5]-([.F317]-[.$C$2]))/[.$C$6]" office:value-type="float" office:value="1.32225935474008" calcext:value-type="float">
            <text:p>1.32225935474008</text:p>
          </table:table-cell>
        </table:table-row>
        <table:table-row table:style-name="ro1">
          <table:table-cell table:number-columns-repeated="4"/>
          <table:table-cell office:value-type="float" office:value="31.6" calcext:value-type="float">
            <text:p>31.6</text:p>
          </table:table-cell>
          <table:table-cell table:formula="of:=IF([.F317]&gt;[.$C$3];[.$C$4];IF(([.F317]+0.1*[.G317])&gt;[.$C$3];20;[.F317]+0.1*[.G317]))" office:value-type="float" office:value="-50.0903676119268" calcext:value-type="float">
            <text:p>-50.0903676119268</text:p>
          </table:table-cell>
          <table:table-cell table:formula="of:=([.$C$5]-([.F318]-[.$C$2]))/[.$C$6]" office:value-type="float" office:value="1.30903676119268" calcext:value-type="float">
            <text:p>1.30903676119268</text:p>
          </table:table-cell>
        </table:table-row>
        <table:table-row table:style-name="ro1">
          <table:table-cell table:number-columns-repeated="4"/>
          <table:table-cell office:value-type="float" office:value="31.7" calcext:value-type="float">
            <text:p>31.7</text:p>
          </table:table-cell>
          <table:table-cell table:formula="of:=IF([.F318]&gt;[.$C$3];[.$C$4];IF(([.F318]+0.1*[.G318])&gt;[.$C$3];20;[.F318]+0.1*[.G318]))" office:value-type="float" office:value="-49.9594639358075" calcext:value-type="float">
            <text:p>-49.9594639358075</text:p>
          </table:table-cell>
          <table:table-cell table:formula="of:=([.$C$5]-([.F319]-[.$C$2]))/[.$C$6]" office:value-type="float" office:value="1.29594639358076" calcext:value-type="float">
            <text:p>1.29594639358076</text:p>
          </table:table-cell>
        </table:table-row>
        <table:table-row table:style-name="ro1">
          <table:table-cell table:number-columns-repeated="4"/>
          <table:table-cell office:value-type="float" office:value="31.8" calcext:value-type="float">
            <text:p>31.8</text:p>
          </table:table-cell>
          <table:table-cell table:formula="of:=IF([.F319]&gt;[.$C$3];[.$C$4];IF(([.F319]+0.1*[.G319])&gt;[.$C$3];20;[.F319]+0.1*[.G319]))" office:value-type="float" office:value="-49.8298692964495" calcext:value-type="float">
            <text:p>-49.8298692964495</text:p>
          </table:table-cell>
          <table:table-cell table:formula="of:=([.$C$5]-([.F320]-[.$C$2]))/[.$C$6]" office:value-type="float" office:value="1.28298692964495" calcext:value-type="float">
            <text:p>1.28298692964495</text:p>
          </table:table-cell>
        </table:table-row>
        <table:table-row table:style-name="ro1">
          <table:table-cell table:number-columns-repeated="4"/>
          <table:table-cell office:value-type="float" office:value="31.9" calcext:value-type="float">
            <text:p>31.9</text:p>
          </table:table-cell>
          <table:table-cell table:formula="of:=IF([.F320]&gt;[.$C$3];[.$C$4];IF(([.F320]+0.1*[.G320])&gt;[.$C$3];20;[.F320]+0.1*[.G320]))" office:value-type="float" office:value="-49.701570603485" calcext:value-type="float">
            <text:p>-49.701570603485</text:p>
          </table:table-cell>
          <table:table-cell table:formula="of:=([.$C$5]-([.F321]-[.$C$2]))/[.$C$6]" office:value-type="float" office:value="1.2701570603485" calcext:value-type="float">
            <text:p>1.2701570603485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IF([.F321]&gt;[.$C$3];[.$C$4];IF(([.F321]+0.1*[.G321])&gt;[.$C$3];20;[.F321]+0.1*[.G321]))" office:value-type="float" office:value="-49.5745548974501" calcext:value-type="float">
            <text:p>-49.5745548974501</text:p>
          </table:table-cell>
          <table:table-cell table:formula="of:=([.$C$5]-([.F322]-[.$C$2]))/[.$C$6]" office:value-type="float" office:value="1.25745548974501" calcext:value-type="float">
            <text:p>1.25745548974501</text:p>
          </table:table-cell>
        </table:table-row>
        <table:table-row table:style-name="ro1">
          <table:table-cell table:number-columns-repeated="4"/>
          <table:table-cell office:value-type="float" office:value="32.1" calcext:value-type="float">
            <text:p>32.1</text:p>
          </table:table-cell>
          <table:table-cell table:formula="of:=IF([.F322]&gt;[.$C$3];[.$C$4];IF(([.F322]+0.1*[.G322])&gt;[.$C$3];20;[.F322]+0.1*[.G322]))" office:value-type="float" office:value="-49.4488093484756" calcext:value-type="float">
            <text:p>-49.4488093484756</text:p>
          </table:table-cell>
          <table:table-cell table:formula="of:=([.$C$5]-([.F323]-[.$C$2]))/[.$C$6]" office:value-type="float" office:value="1.24488093484756" calcext:value-type="float">
            <text:p>1.24488093484756</text:p>
          </table:table-cell>
        </table:table-row>
        <table:table-row table:style-name="ro1">
          <table:table-cell table:number-columns-repeated="4"/>
          <table:table-cell office:value-type="float" office:value="32.2" calcext:value-type="float">
            <text:p>32.2</text:p>
          </table:table-cell>
          <table:table-cell table:formula="of:=IF([.F323]&gt;[.$C$3];[.$C$4];IF(([.F323]+0.1*[.G323])&gt;[.$C$3];20;[.F323]+0.1*[.G323]))" office:value-type="float" office:value="-49.3243212549909" calcext:value-type="float">
            <text:p>-49.3243212549909</text:p>
          </table:table-cell>
          <table:table-cell table:formula="of:=([.$C$5]-([.F324]-[.$C$2]))/[.$C$6]" office:value-type="float" office:value="1.23243212549909" calcext:value-type="float">
            <text:p>1.23243212549909</text:p>
          </table:table-cell>
        </table:table-row>
        <table:table-row table:style-name="ro1">
          <table:table-cell table:number-columns-repeated="4"/>
          <table:table-cell office:value-type="float" office:value="32.3" calcext:value-type="float">
            <text:p>32.3</text:p>
          </table:table-cell>
          <table:table-cell table:formula="of:=IF([.F324]&gt;[.$C$3];[.$C$4];IF(([.F324]+0.1*[.G324])&gt;[.$C$3];20;[.F324]+0.1*[.G324]))" office:value-type="float" office:value="-49.201078042441" calcext:value-type="float">
            <text:p>-49.201078042441</text:p>
          </table:table-cell>
          <table:table-cell table:formula="of:=([.$C$5]-([.F325]-[.$C$2]))/[.$C$6]" office:value-type="float" office:value="1.2201078042441" calcext:value-type="float">
            <text:p>1.2201078042441</text:p>
          </table:table-cell>
        </table:table-row>
        <table:table-row table:style-name="ro1">
          <table:table-cell table:number-columns-repeated="4"/>
          <table:table-cell office:value-type="float" office:value="32.4" calcext:value-type="float">
            <text:p>32.4</text:p>
          </table:table-cell>
          <table:table-cell table:formula="of:=IF([.F325]&gt;[.$C$3];[.$C$4];IF(([.F325]+0.1*[.G325])&gt;[.$C$3];20;[.F325]+0.1*[.G325]))" office:value-type="float" office:value="-49.0790672620166" calcext:value-type="float">
            <text:p>-49.0790672620166</text:p>
          </table:table-cell>
          <table:table-cell table:formula="of:=([.$C$5]-([.F326]-[.$C$2]))/[.$C$6]" office:value-type="float" office:value="1.20790672620166" calcext:value-type="float">
            <text:p>1.20790672620166</text:p>
          </table:table-cell>
        </table:table-row>
        <table:table-row table:style-name="ro1">
          <table:table-cell table:number-columns-repeated="4"/>
          <table:table-cell office:value-type="float" office:value="32.5" calcext:value-type="float">
            <text:p>32.5</text:p>
          </table:table-cell>
          <table:table-cell table:formula="of:=IF([.F326]&gt;[.$C$3];[.$C$4];IF(([.F326]+0.1*[.G326])&gt;[.$C$3];20;[.F326]+0.1*[.G326]))" office:value-type="float" office:value="-48.9582765893964" calcext:value-type="float">
            <text:p>-48.9582765893964</text:p>
          </table:table-cell>
          <table:table-cell table:formula="of:=([.$C$5]-([.F327]-[.$C$2]))/[.$C$6]" office:value-type="float" office:value="1.19582765893964" calcext:value-type="float">
            <text:p>1.19582765893964</text:p>
          </table:table-cell>
        </table:table-row>
        <table:table-row table:style-name="ro1">
          <table:table-cell table:number-columns-repeated="4"/>
          <table:table-cell office:value-type="float" office:value="32.6" calcext:value-type="float">
            <text:p>32.6</text:p>
          </table:table-cell>
          <table:table-cell table:formula="of:=IF([.F327]&gt;[.$C$3];[.$C$4];IF(([.F327]+0.1*[.G327])&gt;[.$C$3];20;[.F327]+0.1*[.G327]))" office:value-type="float" office:value="-48.8386938235024" calcext:value-type="float">
            <text:p>-48.8386938235024</text:p>
          </table:table-cell>
          <table:table-cell table:formula="of:=([.$C$5]-([.F328]-[.$C$2]))/[.$C$6]" office:value-type="float" office:value="1.18386938235024" calcext:value-type="float">
            <text:p>1.18386938235024</text:p>
          </table:table-cell>
        </table:table-row>
        <table:table-row table:style-name="ro1">
          <table:table-cell table:number-columns-repeated="4"/>
          <table:table-cell office:value-type="float" office:value="32.7" calcext:value-type="float">
            <text:p>32.7</text:p>
          </table:table-cell>
          <table:table-cell table:formula="of:=IF([.F328]&gt;[.$C$3];[.$C$4];IF(([.F328]+0.1*[.G328])&gt;[.$C$3];20;[.F328]+0.1*[.G328]))" office:value-type="float" office:value="-48.7203068852674" calcext:value-type="float">
            <text:p>-48.7203068852674</text:p>
          </table:table-cell>
          <table:table-cell table:formula="of:=([.$C$5]-([.F329]-[.$C$2]))/[.$C$6]" office:value-type="float" office:value="1.17203068852674" calcext:value-type="float">
            <text:p>1.17203068852674</text:p>
          </table:table-cell>
        </table:table-row>
        <table:table-row table:style-name="ro1">
          <table:table-cell table:number-columns-repeated="4"/>
          <table:table-cell office:value-type="float" office:value="32.8" calcext:value-type="float">
            <text:p>32.8</text:p>
          </table:table-cell>
          <table:table-cell table:formula="of:=IF([.F329]&gt;[.$C$3];[.$C$4];IF(([.F329]+0.1*[.G329])&gt;[.$C$3];20;[.F329]+0.1*[.G329]))" office:value-type="float" office:value="-48.6031038164147" calcext:value-type="float">
            <text:p>-48.6031038164147</text:p>
          </table:table-cell>
          <table:table-cell table:formula="of:=([.$C$5]-([.F330]-[.$C$2]))/[.$C$6]" office:value-type="float" office:value="1.16031038164147" calcext:value-type="float">
            <text:p>1.16031038164147</text:p>
          </table:table-cell>
        </table:table-row>
        <table:table-row table:style-name="ro1">
          <table:table-cell table:number-columns-repeated="4"/>
          <table:table-cell office:value-type="float" office:value="32.9" calcext:value-type="float">
            <text:p>32.9</text:p>
          </table:table-cell>
          <table:table-cell table:formula="of:=IF([.F330]&gt;[.$C$3];[.$C$4];IF(([.F330]+0.1*[.G330])&gt;[.$C$3];20;[.F330]+0.1*[.G330]))" office:value-type="float" office:value="-48.4870727782506" calcext:value-type="float">
            <text:p>-48.4870727782506</text:p>
          </table:table-cell>
          <table:table-cell table:formula="of:=([.$C$5]-([.F331]-[.$C$2]))/[.$C$6]" office:value-type="float" office:value="1.14870727782506" calcext:value-type="float">
            <text:p>1.14870727782506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IF([.F331]&gt;[.$C$3];[.$C$4];IF(([.F331]+0.1*[.G331])&gt;[.$C$3];20;[.F331]+0.1*[.G331]))" office:value-type="float" office:value="-48.3722020504681" calcext:value-type="float">
            <text:p>-48.3722020504681</text:p>
          </table:table-cell>
          <table:table-cell table:formula="of:=([.$C$5]-([.F332]-[.$C$2]))/[.$C$6]" office:value-type="float" office:value="1.13722020504681" calcext:value-type="float">
            <text:p>1.13722020504681</text:p>
          </table:table-cell>
        </table:table-row>
        <table:table-row table:style-name="ro1">
          <table:table-cell table:number-columns-repeated="4"/>
          <table:table-cell office:value-type="float" office:value="33.1" calcext:value-type="float">
            <text:p>33.1</text:p>
          </table:table-cell>
          <table:table-cell table:formula="of:=IF([.F332]&gt;[.$C$3];[.$C$4];IF(([.F332]+0.1*[.G332])&gt;[.$C$3];20;[.F332]+0.1*[.G332]))" office:value-type="float" office:value="-48.2584800299634" calcext:value-type="float">
            <text:p>-48.2584800299634</text:p>
          </table:table-cell>
          <table:table-cell table:formula="of:=([.$C$5]-([.F333]-[.$C$2]))/[.$C$6]" office:value-type="float" office:value="1.12584800299634" calcext:value-type="float">
            <text:p>1.12584800299634</text:p>
          </table:table-cell>
        </table:table-row>
        <table:table-row table:style-name="ro1">
          <table:table-cell table:number-columns-repeated="4"/>
          <table:table-cell office:value-type="float" office:value="33.2" calcext:value-type="float">
            <text:p>33.2</text:p>
          </table:table-cell>
          <table:table-cell table:formula="of:=IF([.F333]&gt;[.$C$3];[.$C$4];IF(([.F333]+0.1*[.G333])&gt;[.$C$3];20;[.F333]+0.1*[.G333]))" office:value-type="float" office:value="-48.1458952296638" calcext:value-type="float">
            <text:p>-48.1458952296638</text:p>
          </table:table-cell>
          <table:table-cell table:formula="of:=([.$C$5]-([.F334]-[.$C$2]))/[.$C$6]" office:value-type="float" office:value="1.11458952296638" calcext:value-type="float">
            <text:p>1.11458952296638</text:p>
          </table:table-cell>
        </table:table-row>
        <table:table-row table:style-name="ro1">
          <table:table-cell table:number-columns-repeated="4"/>
          <table:table-cell office:value-type="float" office:value="33.3" calcext:value-type="float">
            <text:p>33.3</text:p>
          </table:table-cell>
          <table:table-cell table:formula="of:=IF([.F334]&gt;[.$C$3];[.$C$4];IF(([.F334]+0.1*[.G334])&gt;[.$C$3];20;[.F334]+0.1*[.G334]))" office:value-type="float" office:value="-48.0344362773671" calcext:value-type="float">
            <text:p>-48.0344362773671</text:p>
          </table:table-cell>
          <table:table-cell table:formula="of:=([.$C$5]-([.F335]-[.$C$2]))/[.$C$6]" office:value-type="float" office:value="1.10344362773671" calcext:value-type="float">
            <text:p>1.10344362773671</text:p>
          </table:table-cell>
        </table:table-row>
        <table:table-row table:style-name="ro1">
          <table:table-cell table:number-columns-repeated="4"/>
          <table:table-cell office:value-type="float" office:value="33.4" calcext:value-type="float">
            <text:p>33.4</text:p>
          </table:table-cell>
          <table:table-cell table:formula="of:=IF([.F335]&gt;[.$C$3];[.$C$4];IF(([.F335]+0.1*[.G335])&gt;[.$C$3];20;[.F335]+0.1*[.G335]))" office:value-type="float" office:value="-47.9240919145934" calcext:value-type="float">
            <text:p>-47.9240919145934</text:p>
          </table:table-cell>
          <table:table-cell table:formula="of:=([.$C$5]-([.F336]-[.$C$2]))/[.$C$6]" office:value-type="float" office:value="1.09240919145934" calcext:value-type="float">
            <text:p>1.09240919145934</text:p>
          </table:table-cell>
        </table:table-row>
        <table:table-row table:style-name="ro1">
          <table:table-cell table:number-columns-repeated="4"/>
          <table:table-cell office:value-type="float" office:value="33.5" calcext:value-type="float">
            <text:p>33.5</text:p>
          </table:table-cell>
          <table:table-cell table:formula="of:=IF([.F336]&gt;[.$C$3];[.$C$4];IF(([.F336]+0.1*[.G336])&gt;[.$C$3];20;[.F336]+0.1*[.G336]))" office:value-type="float" office:value="-47.8148509954475" calcext:value-type="float">
            <text:p>-47.8148509954475</text:p>
          </table:table-cell>
          <table:table-cell table:formula="of:=([.$C$5]-([.F337]-[.$C$2]))/[.$C$6]" office:value-type="float" office:value="1.08148509954475" calcext:value-type="float">
            <text:p>1.08148509954475</text:p>
          </table:table-cell>
        </table:table-row>
        <table:table-row table:style-name="ro1">
          <table:table-cell table:number-columns-repeated="4"/>
          <table:table-cell office:value-type="float" office:value="33.6" calcext:value-type="float">
            <text:p>33.6</text:p>
          </table:table-cell>
          <table:table-cell table:formula="of:=IF([.F337]&gt;[.$C$3];[.$C$4];IF(([.F337]+0.1*[.G337])&gt;[.$C$3];20;[.F337]+0.1*[.G337]))" office:value-type="float" office:value="-47.706702485493" calcext:value-type="float">
            <text:p>-47.706702485493</text:p>
          </table:table-cell>
          <table:table-cell table:formula="of:=([.$C$5]-([.F338]-[.$C$2]))/[.$C$6]" office:value-type="float" office:value="1.0706702485493" calcext:value-type="float">
            <text:p>1.0706702485493</text:p>
          </table:table-cell>
        </table:table-row>
        <table:table-row table:style-name="ro1">
          <table:table-cell table:number-columns-repeated="4"/>
          <table:table-cell office:value-type="float" office:value="33.7" calcext:value-type="float">
            <text:p>33.7</text:p>
          </table:table-cell>
          <table:table-cell table:formula="of:=IF([.F338]&gt;[.$C$3];[.$C$4];IF(([.F338]+0.1*[.G338])&gt;[.$C$3];20;[.F338]+0.1*[.G338]))" office:value-type="float" office:value="-47.5996354606381" calcext:value-type="float">
            <text:p>-47.5996354606381</text:p>
          </table:table-cell>
          <table:table-cell table:formula="of:=([.$C$5]-([.F339]-[.$C$2]))/[.$C$6]" office:value-type="float" office:value="1.05996354606381" calcext:value-type="float">
            <text:p>1.05996354606381</text:p>
          </table:table-cell>
        </table:table-row>
        <table:table-row table:style-name="ro1">
          <table:table-cell table:number-columns-repeated="4"/>
          <table:table-cell office:value-type="float" office:value="33.8" calcext:value-type="float">
            <text:p>33.8</text:p>
          </table:table-cell>
          <table:table-cell table:formula="of:=IF([.F339]&gt;[.$C$3];[.$C$4];IF(([.F339]+0.1*[.G339])&gt;[.$C$3];20;[.F339]+0.1*[.G339]))" office:value-type="float" office:value="-47.4936391060317" calcext:value-type="float">
            <text:p>-47.4936391060317</text:p>
          </table:table-cell>
          <table:table-cell table:formula="of:=([.$C$5]-([.F340]-[.$C$2]))/[.$C$6]" office:value-type="float" office:value="1.04936391060317" calcext:value-type="float">
            <text:p>1.04936391060317</text:p>
          </table:table-cell>
        </table:table-row>
        <table:table-row table:style-name="ro1">
          <table:table-cell table:number-columns-repeated="4"/>
          <table:table-cell office:value-type="float" office:value="33.9" calcext:value-type="float">
            <text:p>33.9</text:p>
          </table:table-cell>
          <table:table-cell table:formula="of:=IF([.F340]&gt;[.$C$3];[.$C$4];IF(([.F340]+0.1*[.G340])&gt;[.$C$3];20;[.F340]+0.1*[.G340]))" office:value-type="float" office:value="-47.3887027149714" calcext:value-type="float">
            <text:p>-47.3887027149714</text:p>
          </table:table-cell>
          <table:table-cell table:formula="of:=([.$C$5]-([.F341]-[.$C$2]))/[.$C$6]" office:value-type="float" office:value="1.03887027149714" calcext:value-type="float">
            <text:p>1.03887027149714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IF([.F341]&gt;[.$C$3];[.$C$4];IF(([.F341]+0.1*[.G341])&gt;[.$C$3];20;[.F341]+0.1*[.G341]))" office:value-type="float" office:value="-47.2848156878217" calcext:value-type="float">
            <text:p>-47.2848156878217</text:p>
          </table:table-cell>
          <table:table-cell table:formula="of:=([.$C$5]-([.F342]-[.$C$2]))/[.$C$6]" office:value-type="float" office:value="1.02848156878217" calcext:value-type="float">
            <text:p>1.02848156878217</text:p>
          </table:table-cell>
        </table:table-row>
        <table:table-row table:style-name="ro1">
          <table:table-cell table:number-columns-repeated="4"/>
          <table:table-cell office:value-type="float" office:value="34.1" calcext:value-type="float">
            <text:p>34.1</text:p>
          </table:table-cell>
          <table:table-cell table:formula="of:=IF([.F342]&gt;[.$C$3];[.$C$4];IF(([.F342]+0.1*[.G342])&gt;[.$C$3];20;[.F342]+0.1*[.G342]))" office:value-type="float" office:value="-47.1819675309435" calcext:value-type="float">
            <text:p>-47.1819675309435</text:p>
          </table:table-cell>
          <table:table-cell table:formula="of:=([.$C$5]-([.F343]-[.$C$2]))/[.$C$6]" office:value-type="float" office:value="1.01819675309435" calcext:value-type="float">
            <text:p>1.01819675309435</text:p>
          </table:table-cell>
        </table:table-row>
        <table:table-row table:style-name="ro1">
          <table:table-cell table:number-columns-repeated="4"/>
          <table:table-cell office:value-type="float" office:value="34.2" calcext:value-type="float">
            <text:p>34.2</text:p>
          </table:table-cell>
          <table:table-cell table:formula="of:=IF([.F343]&gt;[.$C$3];[.$C$4];IF(([.F343]+0.1*[.G343])&gt;[.$C$3];20;[.F343]+0.1*[.G343]))" office:value-type="float" office:value="-47.080147855634" calcext:value-type="float">
            <text:p>-47.080147855634</text:p>
          </table:table-cell>
          <table:table-cell table:formula="of:=([.$C$5]-([.F344]-[.$C$2]))/[.$C$6]" office:value-type="float" office:value="1.0080147855634" calcext:value-type="float">
            <text:p>1.0080147855634</text:p>
          </table:table-cell>
        </table:table-row>
        <table:table-row table:style-name="ro1">
          <table:table-cell table:number-columns-repeated="4"/>
          <table:table-cell office:value-type="float" office:value="34.3" calcext:value-type="float">
            <text:p>34.3</text:p>
          </table:table-cell>
          <table:table-cell table:formula="of:=IF([.F344]&gt;[.$C$3];[.$C$4];IF(([.F344]+0.1*[.G344])&gt;[.$C$3];20;[.F344]+0.1*[.G344]))" office:value-type="float" office:value="-46.9793463770777" calcext:value-type="float">
            <text:p>-46.9793463770777</text:p>
          </table:table-cell>
          <table:table-cell table:formula="of:=([.$C$5]-([.F345]-[.$C$2]))/[.$C$6]" office:value-type="float" office:value="0.99793463770777" calcext:value-type="float">
            <text:p>0.99793463770777</text:p>
          </table:table-cell>
        </table:table-row>
        <table:table-row table:style-name="ro1">
          <table:table-cell table:number-columns-repeated="4"/>
          <table:table-cell office:value-type="float" office:value="34.4" calcext:value-type="float">
            <text:p>34.4</text:p>
          </table:table-cell>
          <table:table-cell table:formula="of:=IF([.F345]&gt;[.$C$3];[.$C$4];IF(([.F345]+0.1*[.G345])&gt;[.$C$3];20;[.F345]+0.1*[.G345]))" office:value-type="float" office:value="-46.8795529133069" calcext:value-type="float">
            <text:p>-46.8795529133069</text:p>
          </table:table-cell>
          <table:table-cell table:formula="of:=([.$C$5]-([.F346]-[.$C$2]))/[.$C$6]" office:value-type="float" office:value="0.987955291330692" calcext:value-type="float">
            <text:p>0.987955291330692</text:p>
          </table:table-cell>
        </table:table-row>
        <table:table-row table:style-name="ro1">
          <table:table-cell table:number-columns-repeated="4"/>
          <table:table-cell office:value-type="float" office:value="34.5" calcext:value-type="float">
            <text:p>34.5</text:p>
          </table:table-cell>
          <table:table-cell table:formula="of:=IF([.F346]&gt;[.$C$3];[.$C$4];IF(([.F346]+0.1*[.G346])&gt;[.$C$3];20;[.F346]+0.1*[.G346]))" office:value-type="float" office:value="-46.7807573841739" calcext:value-type="float">
            <text:p>-46.7807573841739</text:p>
          </table:table-cell>
          <table:table-cell table:formula="of:=([.$C$5]-([.F347]-[.$C$2]))/[.$C$6]" office:value-type="float" office:value="0.978075738417385" calcext:value-type="float">
            <text:p>0.978075738417385</text:p>
          </table:table-cell>
        </table:table-row>
        <table:table-row table:style-name="ro1">
          <table:table-cell table:number-columns-repeated="4"/>
          <table:table-cell office:value-type="float" office:value="34.6" calcext:value-type="float">
            <text:p>34.6</text:p>
          </table:table-cell>
          <table:table-cell table:formula="of:=IF([.F347]&gt;[.$C$3];[.$C$4];IF(([.F347]+0.1*[.G347])&gt;[.$C$3];20;[.F347]+0.1*[.G347]))" office:value-type="float" office:value="-46.6829498103321" calcext:value-type="float">
            <text:p>-46.6829498103321</text:p>
          </table:table-cell>
          <table:table-cell table:formula="of:=([.$C$5]-([.F348]-[.$C$2]))/[.$C$6]" office:value-type="float" office:value="0.96829498103321" calcext:value-type="float">
            <text:p>0.96829498103321</text:p>
          </table:table-cell>
        </table:table-row>
        <table:table-row table:style-name="ro1">
          <table:table-cell table:number-columns-repeated="4"/>
          <table:table-cell office:value-type="float" office:value="34.7" calcext:value-type="float">
            <text:p>34.7</text:p>
          </table:table-cell>
          <table:table-cell table:formula="of:=IF([.F348]&gt;[.$C$3];[.$C$4];IF(([.F348]+0.1*[.G348])&gt;[.$C$3];20;[.F348]+0.1*[.G348]))" office:value-type="float" office:value="-46.5861203122288" calcext:value-type="float">
            <text:p>-46.5861203122288</text:p>
          </table:table-cell>
          <table:table-cell table:formula="of:=([.$C$5]-([.F349]-[.$C$2]))/[.$C$6]" office:value-type="float" office:value="0.958612031222879" calcext:value-type="float">
            <text:p>0.958612031222879</text:p>
          </table:table-cell>
        </table:table-row>
        <table:table-row table:style-name="ro1">
          <table:table-cell table:number-columns-repeated="4"/>
          <table:table-cell office:value-type="float" office:value="34.8" calcext:value-type="float">
            <text:p>34.8</text:p>
          </table:table-cell>
          <table:table-cell table:formula="of:=IF([.F349]&gt;[.$C$3];[.$C$4];IF(([.F349]+0.1*[.G349])&gt;[.$C$3];20;[.F349]+0.1*[.G349]))" office:value-type="float" office:value="-46.4902591091065" calcext:value-type="float">
            <text:p>-46.4902591091065</text:p>
          </table:table-cell>
          <table:table-cell table:formula="of:=([.$C$5]-([.F350]-[.$C$2]))/[.$C$6]" office:value-type="float" office:value="0.949025910910649" calcext:value-type="float">
            <text:p>0.949025910910649</text:p>
          </table:table-cell>
        </table:table-row>
        <table:table-row table:style-name="ro1">
          <table:table-cell table:number-columns-repeated="4"/>
          <table:table-cell office:value-type="float" office:value="34.9" calcext:value-type="float">
            <text:p>34.9</text:p>
          </table:table-cell>
          <table:table-cell table:formula="of:=IF([.F350]&gt;[.$C$3];[.$C$4];IF(([.F350]+0.1*[.G350])&gt;[.$C$3];20;[.F350]+0.1*[.G350]))" office:value-type="float" office:value="-46.3953565180154" calcext:value-type="float">
            <text:p>-46.3953565180154</text:p>
          </table:table-cell>
          <table:table-cell table:formula="of:=([.$C$5]-([.F351]-[.$C$2]))/[.$C$6]" office:value-type="float" office:value="0.939535651801543" calcext:value-type="float">
            <text:p>0.939535651801543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IF([.F351]&gt;[.$C$3];[.$C$4];IF(([.F351]+0.1*[.G351])&gt;[.$C$3];20;[.F351]+0.1*[.G351]))" office:value-type="float" office:value="-46.3014029528353" calcext:value-type="float">
            <text:p>-46.3014029528353</text:p>
          </table:table-cell>
          <table:table-cell table:formula="of:=([.$C$5]-([.F352]-[.$C$2]))/[.$C$6]" office:value-type="float" office:value="0.930140295283528" calcext:value-type="float">
            <text:p>0.930140295283528</text:p>
          </table:table-cell>
        </table:table-row>
        <table:table-row table:style-name="ro1">
          <table:table-cell table:number-columns-repeated="4"/>
          <table:table-cell office:value-type="float" office:value="35.1" calcext:value-type="float">
            <text:p>35.1</text:p>
          </table:table-cell>
          <table:table-cell table:formula="of:=IF([.F352]&gt;[.$C$3];[.$C$4];IF(([.F352]+0.1*[.G352])&gt;[.$C$3];20;[.F352]+0.1*[.G352]))" office:value-type="float" office:value="-46.2083889233069" calcext:value-type="float">
            <text:p>-46.2083889233069</text:p>
          </table:table-cell>
          <table:table-cell table:formula="of:=([.$C$5]-([.F353]-[.$C$2]))/[.$C$6]" office:value-type="float" office:value="0.920838892330692" calcext:value-type="float">
            <text:p>0.920838892330692</text:p>
          </table:table-cell>
        </table:table-row>
        <table:table-row table:style-name="ro1">
          <table:table-cell table:number-columns-repeated="4"/>
          <table:table-cell office:value-type="float" office:value="35.2" calcext:value-type="float">
            <text:p>35.2</text:p>
          </table:table-cell>
          <table:table-cell table:formula="of:=IF([.F353]&gt;[.$C$3];[.$C$4];IF(([.F353]+0.1*[.G353])&gt;[.$C$3];20;[.F353]+0.1*[.G353]))" office:value-type="float" office:value="-46.1163050340739" calcext:value-type="float">
            <text:p>-46.1163050340739</text:p>
          </table:table-cell>
          <table:table-cell table:formula="of:=([.$C$5]-([.F354]-[.$C$2]))/[.$C$6]" office:value-type="float" office:value="0.911630503407385" calcext:value-type="float">
            <text:p>0.911630503407385</text:p>
          </table:table-cell>
        </table:table-row>
        <table:table-row table:style-name="ro1">
          <table:table-cell table:number-columns-repeated="4"/>
          <table:table-cell office:value-type="float" office:value="35.3" calcext:value-type="float">
            <text:p>35.3</text:p>
          </table:table-cell>
          <table:table-cell table:formula="of:=IF([.F354]&gt;[.$C$3];[.$C$4];IF(([.F354]+0.1*[.G354])&gt;[.$C$3];20;[.F354]+0.1*[.G354]))" office:value-type="float" office:value="-46.0251419837331" calcext:value-type="float">
            <text:p>-46.0251419837331</text:p>
          </table:table-cell>
          <table:table-cell table:formula="of:=([.$C$5]-([.F355]-[.$C$2]))/[.$C$6]" office:value-type="float" office:value="0.902514198373311" calcext:value-type="float">
            <text:p>0.902514198373311</text:p>
          </table:table-cell>
        </table:table-row>
        <table:table-row table:style-name="ro1">
          <table:table-cell table:number-columns-repeated="4"/>
          <table:table-cell office:value-type="float" office:value="35.4" calcext:value-type="float">
            <text:p>35.4</text:p>
          </table:table-cell>
          <table:table-cell table:formula="of:=IF([.F355]&gt;[.$C$3];[.$C$4];IF(([.F355]+0.1*[.G355])&gt;[.$C$3];20;[.F355]+0.1*[.G355]))" office:value-type="float" office:value="-45.9348905638958" calcext:value-type="float">
            <text:p>-45.9348905638958</text:p>
          </table:table-cell>
          <table:table-cell table:formula="of:=([.$C$5]-([.F356]-[.$C$2]))/[.$C$6]" office:value-type="float" office:value="0.893489056389578" calcext:value-type="float">
            <text:p>0.893489056389578</text:p>
          </table:table-cell>
        </table:table-row>
        <table:table-row table:style-name="ro1">
          <table:table-cell table:number-columns-repeated="4"/>
          <table:table-cell office:value-type="float" office:value="35.5" calcext:value-type="float">
            <text:p>35.5</text:p>
          </table:table-cell>
          <table:table-cell table:formula="of:=IF([.F356]&gt;[.$C$3];[.$C$4];IF(([.F356]+0.1*[.G356])&gt;[.$C$3];20;[.F356]+0.1*[.G356]))" office:value-type="float" office:value="-45.8455416582568" calcext:value-type="float">
            <text:p>-45.8455416582568</text:p>
          </table:table-cell>
          <table:table-cell table:formula="of:=([.$C$5]-([.F357]-[.$C$2]))/[.$C$6]" office:value-type="float" office:value="0.884554165825683" calcext:value-type="float">
            <text:p>0.884554165825683</text:p>
          </table:table-cell>
        </table:table-row>
        <table:table-row table:style-name="ro1">
          <table:table-cell table:number-columns-repeated="4"/>
          <table:table-cell office:value-type="float" office:value="35.6" calcext:value-type="float">
            <text:p>35.6</text:p>
          </table:table-cell>
          <table:table-cell table:formula="of:=IF([.F357]&gt;[.$C$3];[.$C$4];IF(([.F357]+0.1*[.G357])&gt;[.$C$3];20;[.F357]+0.1*[.G357]))" office:value-type="float" office:value="-45.7570862416743" calcext:value-type="float">
            <text:p>-45.7570862416743</text:p>
          </table:table-cell>
          <table:table-cell table:formula="of:=([.$C$5]-([.F358]-[.$C$2]))/[.$C$6]" office:value-type="float" office:value="0.875708624167426" calcext:value-type="float">
            <text:p>0.875708624167426</text:p>
          </table:table-cell>
        </table:table-row>
        <table:table-row table:style-name="ro1">
          <table:table-cell table:number-columns-repeated="4"/>
          <table:table-cell office:value-type="float" office:value="35.7" calcext:value-type="float">
            <text:p>35.7</text:p>
          </table:table-cell>
          <table:table-cell table:formula="of:=IF([.F358]&gt;[.$C$3];[.$C$4];IF(([.F358]+0.1*[.G358])&gt;[.$C$3];20;[.F358]+0.1*[.G358]))" office:value-type="float" office:value="-45.6695153792575" calcext:value-type="float">
            <text:p>-45.6695153792575</text:p>
          </table:table-cell>
          <table:table-cell table:formula="of:=([.$C$5]-([.F359]-[.$C$2]))/[.$C$6]" office:value-type="float" office:value="0.866951537925752" calcext:value-type="float">
            <text:p>0.866951537925752</text:p>
          </table:table-cell>
        </table:table-row>
        <table:table-row table:style-name="ro1">
          <table:table-cell table:number-columns-repeated="4"/>
          <table:table-cell office:value-type="float" office:value="35.8" calcext:value-type="float">
            <text:p>35.8</text:p>
          </table:table-cell>
          <table:table-cell table:formula="of:=IF([.F359]&gt;[.$C$3];[.$C$4];IF(([.F359]+0.1*[.G359])&gt;[.$C$3];20;[.F359]+0.1*[.G359]))" office:value-type="float" office:value="-45.5828202254649" calcext:value-type="float">
            <text:p>-45.5828202254649</text:p>
          </table:table-cell>
          <table:table-cell table:formula="of:=([.$C$5]-([.F360]-[.$C$2]))/[.$C$6]" office:value-type="float" office:value="0.858282022546494" calcext:value-type="float">
            <text:p>0.858282022546494</text:p>
          </table:table-cell>
        </table:table-row>
        <table:table-row table:style-name="ro1">
          <table:table-cell table:number-columns-repeated="4"/>
          <table:table-cell office:value-type="float" office:value="35.9" calcext:value-type="float">
            <text:p>35.9</text:p>
          </table:table-cell>
          <table:table-cell table:formula="of:=IF([.F360]&gt;[.$C$3];[.$C$4];IF(([.F360]+0.1*[.G360])&gt;[.$C$3];20;[.F360]+0.1*[.G360]))" office:value-type="float" office:value="-45.4969920232103" calcext:value-type="float">
            <text:p>-45.4969920232103</text:p>
          </table:table-cell>
          <table:table-cell table:formula="of:=([.$C$5]-([.F361]-[.$C$2]))/[.$C$6]" office:value-type="float" office:value="0.84969920232103" calcext:value-type="float">
            <text:p>0.84969920232103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formula="of:=IF([.F361]&gt;[.$C$3];[.$C$4];IF(([.F361]+0.1*[.G361])&gt;[.$C$3];20;[.F361]+0.1*[.G361]))" office:value-type="float" office:value="-45.4120221029782" calcext:value-type="float">
            <text:p>-45.4120221029782</text:p>
          </table:table-cell>
          <table:table-cell table:formula="of:=([.$C$5]-([.F362]-[.$C$2]))/[.$C$6]" office:value-type="float" office:value="0.841202210297819" calcext:value-type="float">
            <text:p>0.841202210297819</text:p>
          </table:table-cell>
        </table:table-row>
        <table:table-row table:style-name="ro1">
          <table:table-cell table:number-columns-repeated="4"/>
          <table:table-cell office:value-type="float" office:value="36.1" calcext:value-type="float">
            <text:p>36.1</text:p>
          </table:table-cell>
          <table:table-cell table:formula="of:=IF([.F362]&gt;[.$C$3];[.$C$4];IF(([.F362]+0.1*[.G362])&gt;[.$C$3];20;[.F362]+0.1*[.G362]))" office:value-type="float" office:value="-45.3279018819484" calcext:value-type="float">
            <text:p>-45.3279018819484</text:p>
          </table:table-cell>
          <table:table-cell table:formula="of:=([.$C$5]-([.F363]-[.$C$2]))/[.$C$6]" office:value-type="float" office:value="0.832790188194841" calcext:value-type="float">
            <text:p>0.832790188194841</text:p>
          </table:table-cell>
        </table:table-row>
        <table:table-row table:style-name="ro1">
          <table:table-cell table:number-columns-repeated="4"/>
          <table:table-cell office:value-type="float" office:value="36.2" calcext:value-type="float">
            <text:p>36.2</text:p>
          </table:table-cell>
          <table:table-cell table:formula="of:=IF([.F363]&gt;[.$C$3];[.$C$4];IF(([.F363]+0.1*[.G363])&gt;[.$C$3];20;[.F363]+0.1*[.G363]))" office:value-type="float" office:value="-45.2446228631289" calcext:value-type="float">
            <text:p>-45.2446228631289</text:p>
          </table:table-cell>
          <table:table-cell table:formula="of:=([.$C$5]-([.F364]-[.$C$2]))/[.$C$6]" office:value-type="float" office:value="0.824462286312892" calcext:value-type="float">
            <text:p>0.824462286312892</text:p>
          </table:table-cell>
        </table:table-row>
        <table:table-row table:style-name="ro1">
          <table:table-cell table:number-columns-repeated="4"/>
          <table:table-cell office:value-type="float" office:value="36.3" calcext:value-type="float">
            <text:p>36.3</text:p>
          </table:table-cell>
          <table:table-cell table:formula="of:=IF([.F364]&gt;[.$C$3];[.$C$4];IF(([.F364]+0.1*[.G364])&gt;[.$C$3];20;[.F364]+0.1*[.G364]))" office:value-type="float" office:value="-45.1621766344976" calcext:value-type="float">
            <text:p>-45.1621766344976</text:p>
          </table:table-cell>
          <table:table-cell table:formula="of:=([.$C$5]-([.F365]-[.$C$2]))/[.$C$6]" office:value-type="float" office:value="0.816217663449763" calcext:value-type="float">
            <text:p>0.816217663449763</text:p>
          </table:table-cell>
        </table:table-row>
        <table:table-row table:style-name="ro1">
          <table:table-cell table:number-columns-repeated="4"/>
          <table:table-cell office:value-type="float" office:value="36.4" calcext:value-type="float">
            <text:p>36.4</text:p>
          </table:table-cell>
          <table:table-cell table:formula="of:=IF([.F365]&gt;[.$C$3];[.$C$4];IF(([.F365]+0.1*[.G365])&gt;[.$C$3];20;[.F365]+0.1*[.G365]))" office:value-type="float" office:value="-45.0805548681527" calcext:value-type="float">
            <text:p>-45.0805548681527</text:p>
          </table:table-cell>
          <table:table-cell table:formula="of:=([.$C$5]-([.F366]-[.$C$2]))/[.$C$6]" office:value-type="float" office:value="0.808055486815266" calcext:value-type="float">
            <text:p>0.808055486815266</text:p>
          </table:table-cell>
        </table:table-row>
        <table:table-row table:style-name="ro1">
          <table:table-cell table:number-columns-repeated="4"/>
          <table:table-cell office:value-type="float" office:value="36.5" calcext:value-type="float">
            <text:p>36.5</text:p>
          </table:table-cell>
          <table:table-cell table:formula="of:=IF([.F366]&gt;[.$C$3];[.$C$4];IF(([.F366]+0.1*[.G366])&gt;[.$C$3];20;[.F366]+0.1*[.G366]))" office:value-type="float" office:value="-44.9997493194711" calcext:value-type="float">
            <text:p>-44.9997493194711</text:p>
          </table:table-cell>
          <table:table-cell table:formula="of:=([.$C$5]-([.F367]-[.$C$2]))/[.$C$6]" office:value-type="float" office:value="0.799974931947114" calcext:value-type="float">
            <text:p>0.799974931947114</text:p>
          </table:table-cell>
        </table:table-row>
        <table:table-row table:style-name="ro1">
          <table:table-cell table:number-columns-repeated="4"/>
          <table:table-cell office:value-type="float" office:value="36.6" calcext:value-type="float">
            <text:p>36.6</text:p>
          </table:table-cell>
          <table:table-cell table:formula="of:=IF([.F367]&gt;[.$C$3];[.$C$4];IF(([.F367]+0.1*[.G367])&gt;[.$C$3];20;[.F367]+0.1*[.G367]))" office:value-type="float" office:value="-44.9197518262764" calcext:value-type="float">
            <text:p>-44.9197518262764</text:p>
          </table:table-cell>
          <table:table-cell table:formula="of:=([.$C$5]-([.F368]-[.$C$2]))/[.$C$6]" office:value-type="float" office:value="0.791975182627642" calcext:value-type="float">
            <text:p>0.791975182627642</text:p>
          </table:table-cell>
        </table:table-row>
        <table:table-row table:style-name="ro1">
          <table:table-cell table:number-columns-repeated="4"/>
          <table:table-cell office:value-type="float" office:value="36.7" calcext:value-type="float">
            <text:p>36.7</text:p>
          </table:table-cell>
          <table:table-cell table:formula="of:=IF([.F368]&gt;[.$C$3];[.$C$4];IF(([.F368]+0.1*[.G368])&gt;[.$C$3];20;[.F368]+0.1*[.G368]))" office:value-type="float" office:value="-44.8405543080137" calcext:value-type="float">
            <text:p>-44.8405543080137</text:p>
          </table:table-cell>
          <table:table-cell table:formula="of:=([.$C$5]-([.F369]-[.$C$2]))/[.$C$6]" office:value-type="float" office:value="0.784055430801366" calcext:value-type="float">
            <text:p>0.784055430801366</text:p>
          </table:table-cell>
        </table:table-row>
        <table:table-row table:style-name="ro1">
          <table:table-cell table:number-columns-repeated="4"/>
          <table:table-cell office:value-type="float" office:value="36.8" calcext:value-type="float">
            <text:p>36.8</text:p>
          </table:table-cell>
          <table:table-cell table:formula="of:=IF([.F369]&gt;[.$C$3];[.$C$4];IF(([.F369]+0.1*[.G369])&gt;[.$C$3];20;[.F369]+0.1*[.G369]))" office:value-type="float" office:value="-44.7621487649335" calcext:value-type="float">
            <text:p>-44.7621487649335</text:p>
          </table:table-cell>
          <table:table-cell table:formula="of:=([.$C$5]-([.F370]-[.$C$2]))/[.$C$6]" office:value-type="float" office:value="0.776214876493352" calcext:value-type="float">
            <text:p>0.776214876493352</text:p>
          </table:table-cell>
        </table:table-row>
        <table:table-row table:style-name="ro1">
          <table:table-cell table:number-columns-repeated="4"/>
          <table:table-cell office:value-type="float" office:value="36.9" calcext:value-type="float">
            <text:p>36.9</text:p>
          </table:table-cell>
          <table:table-cell table:formula="of:=IF([.F370]&gt;[.$C$3];[.$C$4];IF(([.F370]+0.1*[.G370])&gt;[.$C$3];20;[.F370]+0.1*[.G370]))" office:value-type="float" office:value="-44.6845272772842" calcext:value-type="float">
            <text:p>-44.6845272772842</text:p>
          </table:table-cell>
          <table:table-cell table:formula="of:=([.$C$5]-([.F371]-[.$C$2]))/[.$C$6]" office:value-type="float" office:value="0.768452727728418" calcext:value-type="float">
            <text:p>0.768452727728418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formula="of:=IF([.F371]&gt;[.$C$3];[.$C$4];IF(([.F371]+0.1*[.G371])&gt;[.$C$3];20;[.F371]+0.1*[.G371]))" office:value-type="float" office:value="-44.6076820045113" calcext:value-type="float">
            <text:p>-44.6076820045113</text:p>
          </table:table-cell>
          <table:table-cell table:formula="of:=([.$C$5]-([.F372]-[.$C$2]))/[.$C$6]" office:value-type="float" office:value="0.760768200451134" calcext:value-type="float">
            <text:p>0.760768200451134</text:p>
          </table:table-cell>
        </table:table-row>
        <table:table-row table:style-name="ro1">
          <table:table-cell table:number-columns-repeated="4"/>
          <table:table-cell office:value-type="float" office:value="37.1" calcext:value-type="float">
            <text:p>37.1</text:p>
          </table:table-cell>
          <table:table-cell table:formula="of:=IF([.F372]&gt;[.$C$3];[.$C$4];IF(([.F372]+0.1*[.G372])&gt;[.$C$3];20;[.F372]+0.1*[.G372]))" office:value-type="float" office:value="-44.5316051844662" calcext:value-type="float">
            <text:p>-44.5316051844662</text:p>
          </table:table-cell>
          <table:table-cell table:formula="of:=([.$C$5]-([.F373]-[.$C$2]))/[.$C$6]" office:value-type="float" office:value="0.753160518446622" calcext:value-type="float">
            <text:p>0.753160518446622</text:p>
          </table:table-cell>
        </table:table-row>
        <table:table-row table:style-name="ro1">
          <table:table-cell table:number-columns-repeated="4"/>
          <table:table-cell office:value-type="float" office:value="37.2" calcext:value-type="float">
            <text:p>37.2</text:p>
          </table:table-cell>
          <table:table-cell table:formula="of:=IF([.F373]&gt;[.$C$3];[.$C$4];IF(([.F373]+0.1*[.G373])&gt;[.$C$3];20;[.F373]+0.1*[.G373]))" office:value-type="float" office:value="-44.4562891326216" calcext:value-type="float">
            <text:p>-44.4562891326216</text:p>
          </table:table-cell>
          <table:table-cell table:formula="of:=([.$C$5]-([.F374]-[.$C$2]))/[.$C$6]" office:value-type="float" office:value="0.745628913262156" calcext:value-type="float">
            <text:p>0.745628913262156</text:p>
          </table:table-cell>
        </table:table-row>
        <table:table-row table:style-name="ro1">
          <table:table-cell table:number-columns-repeated="4"/>
          <table:table-cell office:value-type="float" office:value="37.3" calcext:value-type="float">
            <text:p>37.3</text:p>
          </table:table-cell>
          <table:table-cell table:formula="of:=IF([.F374]&gt;[.$C$3];[.$C$4];IF(([.F374]+0.1*[.G374])&gt;[.$C$3];20;[.F374]+0.1*[.G374]))" office:value-type="float" office:value="-44.3817262412953" calcext:value-type="float">
            <text:p>-44.3817262412953</text:p>
          </table:table-cell>
          <table:table-cell table:formula="of:=([.$C$5]-([.F375]-[.$C$2]))/[.$C$6]" office:value-type="float" office:value="0.738172624129535" calcext:value-type="float">
            <text:p>0.738172624129535</text:p>
          </table:table-cell>
        </table:table-row>
        <table:table-row table:style-name="ro1">
          <table:table-cell table:number-columns-repeated="4"/>
          <table:table-cell office:value-type="float" office:value="37.4" calcext:value-type="float">
            <text:p>37.4</text:p>
          </table:table-cell>
          <table:table-cell table:formula="of:=IF([.F375]&gt;[.$C$3];[.$C$4];IF(([.F375]+0.1*[.G375])&gt;[.$C$3];20;[.F375]+0.1*[.G375]))" office:value-type="float" office:value="-44.3079089788824" calcext:value-type="float">
            <text:p>-44.3079089788824</text:p>
          </table:table-cell>
          <table:table-cell table:formula="of:=([.$C$5]-([.F376]-[.$C$2]))/[.$C$6]" office:value-type="float" office:value="0.730790897888239" calcext:value-type="float">
            <text:p>0.730790897888239</text:p>
          </table:table-cell>
        </table:table-row>
        <table:table-row table:style-name="ro1">
          <table:table-cell table:number-columns-repeated="4"/>
          <table:table-cell office:value-type="float" office:value="37.5" calcext:value-type="float">
            <text:p>37.5</text:p>
          </table:table-cell>
          <table:table-cell table:formula="of:=IF([.F376]&gt;[.$C$3];[.$C$4];IF(([.F376]+0.1*[.G376])&gt;[.$C$3];20;[.F376]+0.1*[.G376]))" office:value-type="float" office:value="-44.2348298890936" calcext:value-type="float">
            <text:p>-44.2348298890936</text:p>
          </table:table-cell>
          <table:table-cell table:formula="of:=([.$C$5]-([.F377]-[.$C$2]))/[.$C$6]" office:value-type="float" office:value="0.723482988909357" calcext:value-type="float">
            <text:p>0.723482988909357</text:p>
          </table:table-cell>
        </table:table-row>
        <table:table-row table:style-name="ro1">
          <table:table-cell table:number-columns-repeated="4"/>
          <table:table-cell office:value-type="float" office:value="37.6" calcext:value-type="float">
            <text:p>37.6</text:p>
          </table:table-cell>
          <table:table-cell table:formula="of:=IF([.F377]&gt;[.$C$3];[.$C$4];IF(([.F377]+0.1*[.G377])&gt;[.$C$3];20;[.F377]+0.1*[.G377]))" office:value-type="float" office:value="-44.1624815902026" calcext:value-type="float">
            <text:p>-44.1624815902026</text:p>
          </table:table-cell>
          <table:table-cell table:formula="of:=([.$C$5]-([.F378]-[.$C$2]))/[.$C$6]" office:value-type="float" office:value="0.716248159020263" calcext:value-type="float">
            <text:p>0.716248159020263</text:p>
          </table:table-cell>
        </table:table-row>
        <table:table-row table:style-name="ro1">
          <table:table-cell table:number-columns-repeated="4"/>
          <table:table-cell office:value-type="float" office:value="37.7" calcext:value-type="float">
            <text:p>37.7</text:p>
          </table:table-cell>
          <table:table-cell table:formula="of:=IF([.F378]&gt;[.$C$3];[.$C$4];IF(([.F378]+0.1*[.G378])&gt;[.$C$3];20;[.F378]+0.1*[.G378]))" office:value-type="float" office:value="-44.0908567743006" calcext:value-type="float">
            <text:p>-44.0908567743006</text:p>
          </table:table-cell>
          <table:table-cell table:formula="of:=([.$C$5]-([.F379]-[.$C$2]))/[.$C$6]" office:value-type="float" office:value="0.70908567743006" calcext:value-type="float">
            <text:p>0.70908567743006</text:p>
          </table:table-cell>
        </table:table-row>
        <table:table-row table:style-name="ro1">
          <table:table-cell table:number-columns-repeated="4"/>
          <table:table-cell office:value-type="float" office:value="37.8" calcext:value-type="float">
            <text:p>37.8</text:p>
          </table:table-cell>
          <table:table-cell table:formula="of:=IF([.F379]&gt;[.$C$3];[.$C$4];IF(([.F379]+0.1*[.G379])&gt;[.$C$3];20;[.F379]+0.1*[.G379]))" office:value-type="float" office:value="-44.0199482065576" calcext:value-type="float">
            <text:p>-44.0199482065576</text:p>
          </table:table-cell>
          <table:table-cell table:formula="of:=([.$C$5]-([.F380]-[.$C$2]))/[.$C$6]" office:value-type="float" office:value="0.70199482065576" calcext:value-type="float">
            <text:p>0.70199482065576</text:p>
          </table:table-cell>
        </table:table-row>
        <table:table-row table:style-name="ro1">
          <table:table-cell table:number-columns-repeated="4"/>
          <table:table-cell office:value-type="float" office:value="37.9" calcext:value-type="float">
            <text:p>37.9</text:p>
          </table:table-cell>
          <table:table-cell table:formula="of:=IF([.F380]&gt;[.$C$3];[.$C$4];IF(([.F380]+0.1*[.G380])&gt;[.$C$3];20;[.F380]+0.1*[.G380]))" office:value-type="float" office:value="-43.949748724492" calcext:value-type="float">
            <text:p>-43.949748724492</text:p>
          </table:table-cell>
          <table:table-cell table:formula="of:=([.$C$5]-([.F381]-[.$C$2]))/[.$C$6]" office:value-type="float" office:value="0.694974872449203" calcext:value-type="float">
            <text:p>0.694974872449203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table:formula="of:=IF([.F381]&gt;[.$C$3];[.$C$4];IF(([.F381]+0.1*[.G381])&gt;[.$C$3];20;[.F381]+0.1*[.G381]))" office:value-type="float" office:value="-43.8802512372471" calcext:value-type="float">
            <text:p>-43.8802512372471</text:p>
          </table:table-cell>
          <table:table-cell table:formula="of:=([.$C$5]-([.F382]-[.$C$2]))/[.$C$6]" office:value-type="float" office:value="0.68802512372471" calcext:value-type="float">
            <text:p>0.68802512372471</text:p>
          </table:table-cell>
        </table:table-row>
        <table:table-row table:style-name="ro1">
          <table:table-cell table:number-columns-repeated="4"/>
          <table:table-cell office:value-type="float" office:value="38.1" calcext:value-type="float">
            <text:p>38.1</text:p>
          </table:table-cell>
          <table:table-cell table:formula="of:=IF([.F382]&gt;[.$C$3];[.$C$4];IF(([.F382]+0.1*[.G382])&gt;[.$C$3];20;[.F382]+0.1*[.G382]))" office:value-type="float" office:value="-43.8114487248746" calcext:value-type="float">
            <text:p>-43.8114487248746</text:p>
          </table:table-cell>
          <table:table-cell table:formula="of:=([.$C$5]-([.F383]-[.$C$2]))/[.$C$6]" office:value-type="float" office:value="0.681144872487463" calcext:value-type="float">
            <text:p>0.681144872487463</text:p>
          </table:table-cell>
        </table:table-row>
        <table:table-row table:style-name="ro1">
          <table:table-cell table:number-columns-repeated="4"/>
          <table:table-cell office:value-type="float" office:value="38.2" calcext:value-type="float">
            <text:p>38.2</text:p>
          </table:table-cell>
          <table:table-cell table:formula="of:=IF([.F383]&gt;[.$C$3];[.$C$4];IF(([.F383]+0.1*[.G383])&gt;[.$C$3];20;[.F383]+0.1*[.G383]))" office:value-type="float" office:value="-43.7433342376259" calcext:value-type="float">
            <text:p>-43.7433342376259</text:p>
          </table:table-cell>
          <table:table-cell table:formula="of:=([.$C$5]-([.F384]-[.$C$2]))/[.$C$6]" office:value-type="float" office:value="0.674333423762588" calcext:value-type="float">
            <text:p>0.674333423762588</text:p>
          </table:table-cell>
        </table:table-row>
        <table:table-row table:style-name="ro1">
          <table:table-cell table:number-columns-repeated="4"/>
          <table:table-cell office:value-type="float" office:value="38.3" calcext:value-type="float">
            <text:p>38.3</text:p>
          </table:table-cell>
          <table:table-cell table:formula="of:=IF([.F384]&gt;[.$C$3];[.$C$4];IF(([.F384]+0.1*[.G384])&gt;[.$C$3];20;[.F384]+0.1*[.G384]))" office:value-type="float" office:value="-43.6759008952496" calcext:value-type="float">
            <text:p>-43.6759008952496</text:p>
          </table:table-cell>
          <table:table-cell table:formula="of:=([.$C$5]-([.F385]-[.$C$2]))/[.$C$6]" office:value-type="float" office:value="0.667590089524962" calcext:value-type="float">
            <text:p>0.667590089524962</text:p>
          </table:table-cell>
        </table:table-row>
        <table:table-row table:style-name="ro1">
          <table:table-cell table:number-columns-repeated="4"/>
          <table:table-cell office:value-type="float" office:value="38.4" calcext:value-type="float">
            <text:p>38.4</text:p>
          </table:table-cell>
          <table:table-cell table:formula="of:=IF([.F385]&gt;[.$C$3];[.$C$4];IF(([.F385]+0.1*[.G385])&gt;[.$C$3];20;[.F385]+0.1*[.G385]))" office:value-type="float" office:value="-43.6091418862971" calcext:value-type="float">
            <text:p>-43.6091418862971</text:p>
          </table:table-cell>
          <table:table-cell table:formula="of:=([.$C$5]-([.F386]-[.$C$2]))/[.$C$6]" office:value-type="float" office:value="0.660914188629712" calcext:value-type="float">
            <text:p>0.660914188629712</text:p>
          </table:table-cell>
        </table:table-row>
        <table:table-row table:style-name="ro1">
          <table:table-cell table:number-columns-repeated="4"/>
          <table:table-cell office:value-type="float" office:value="38.5" calcext:value-type="float">
            <text:p>38.5</text:p>
          </table:table-cell>
          <table:table-cell table:formula="of:=IF([.F386]&gt;[.$C$3];[.$C$4];IF(([.F386]+0.1*[.G386])&gt;[.$C$3];20;[.F386]+0.1*[.G386]))" office:value-type="float" office:value="-43.5430504674341" calcext:value-type="float">
            <text:p>-43.5430504674341</text:p>
          </table:table-cell>
          <table:table-cell table:formula="of:=([.$C$5]-([.F387]-[.$C$2]))/[.$C$6]" office:value-type="float" office:value="0.654305046743415" calcext:value-type="float">
            <text:p>0.654305046743415</text:p>
          </table:table-cell>
        </table:table-row>
        <table:table-row table:style-name="ro1">
          <table:table-cell table:number-columns-repeated="4"/>
          <table:table-cell office:value-type="float" office:value="38.6" calcext:value-type="float">
            <text:p>38.6</text:p>
          </table:table-cell>
          <table:table-cell table:formula="of:=IF([.F387]&gt;[.$C$3];[.$C$4];IF(([.F387]+0.1*[.G387])&gt;[.$C$3];20;[.F387]+0.1*[.G387]))" office:value-type="float" office:value="-43.4776199627598" calcext:value-type="float">
            <text:p>-43.4776199627598</text:p>
          </table:table-cell>
          <table:table-cell table:formula="of:=([.$C$5]-([.F388]-[.$C$2]))/[.$C$6]" office:value-type="float" office:value="0.647761996275981" calcext:value-type="float">
            <text:p>0.647761996275981</text:p>
          </table:table-cell>
        </table:table-row>
        <table:table-row table:style-name="ro1">
          <table:table-cell table:number-columns-repeated="4"/>
          <table:table-cell office:value-type="float" office:value="38.7" calcext:value-type="float">
            <text:p>38.7</text:p>
          </table:table-cell>
          <table:table-cell table:formula="of:=IF([.F388]&gt;[.$C$3];[.$C$4];IF(([.F388]+0.1*[.G388])&gt;[.$C$3];20;[.F388]+0.1*[.G388]))" office:value-type="float" office:value="-43.4128437631322" calcext:value-type="float">
            <text:p>-43.4128437631322</text:p>
          </table:table-cell>
          <table:table-cell table:formula="of:=([.$C$5]-([.F389]-[.$C$2]))/[.$C$6]" office:value-type="float" office:value="0.641284376313222" calcext:value-type="float">
            <text:p>0.641284376313222</text:p>
          </table:table-cell>
        </table:table-row>
        <table:table-row table:style-name="ro1">
          <table:table-cell table:number-columns-repeated="4"/>
          <table:table-cell office:value-type="float" office:value="38.8" calcext:value-type="float">
            <text:p>38.8</text:p>
          </table:table-cell>
          <table:table-cell table:formula="of:=IF([.F389]&gt;[.$C$3];[.$C$4];IF(([.F389]+0.1*[.G389])&gt;[.$C$3];20;[.F389]+0.1*[.G389]))" office:value-type="float" office:value="-43.3487153255009" calcext:value-type="float">
            <text:p>-43.3487153255009</text:p>
          </table:table-cell>
          <table:table-cell table:formula="of:=([.$C$5]-([.F390]-[.$C$2]))/[.$C$6]" office:value-type="float" office:value="0.634871532550089" calcext:value-type="float">
            <text:p>0.634871532550089</text:p>
          </table:table-cell>
        </table:table-row>
        <table:table-row table:style-name="ro1">
          <table:table-cell table:number-columns-repeated="4"/>
          <table:table-cell office:value-type="float" office:value="38.9" calcext:value-type="float">
            <text:p>38.9</text:p>
          </table:table-cell>
          <table:table-cell table:formula="of:=IF([.F390]&gt;[.$C$3];[.$C$4];IF(([.F390]+0.1*[.G390])&gt;[.$C$3];20;[.F390]+0.1*[.G390]))" office:value-type="float" office:value="-43.2852281722459" calcext:value-type="float">
            <text:p>-43.2852281722459</text:p>
          </table:table-cell>
          <table:table-cell table:formula="of:=([.$C$5]-([.F391]-[.$C$2]))/[.$C$6]" office:value-type="float" office:value="0.628522817224588" calcext:value-type="float">
            <text:p>0.628522817224588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formula="of:=IF([.F391]&gt;[.$C$3];[.$C$4];IF(([.F391]+0.1*[.G391])&gt;[.$C$3];20;[.F391]+0.1*[.G391]))" office:value-type="float" office:value="-43.2223758905234" calcext:value-type="float">
            <text:p>-43.2223758905234</text:p>
          </table:table-cell>
          <table:table-cell table:formula="of:=([.$C$5]-([.F392]-[.$C$2]))/[.$C$6]" office:value-type="float" office:value="0.622237589052342" calcext:value-type="float">
            <text:p>0.622237589052342</text:p>
          </table:table-cell>
        </table:table-row>
        <table:table-row table:style-name="ro1">
          <table:table-cell table:number-columns-repeated="4"/>
          <table:table-cell office:value-type="float" office:value="39.1" calcext:value-type="float">
            <text:p>39.1</text:p>
          </table:table-cell>
          <table:table-cell table:formula="of:=IF([.F392]&gt;[.$C$3];[.$C$4];IF(([.F392]+0.1*[.G392])&gt;[.$C$3];20;[.F392]+0.1*[.G392]))" office:value-type="float" office:value="-43.1601521316182" calcext:value-type="float">
            <text:p>-43.1601521316182</text:p>
          </table:table-cell>
          <table:table-cell table:formula="of:=([.$C$5]-([.F393]-[.$C$2]))/[.$C$6]" office:value-type="float" office:value="0.616015213161819" calcext:value-type="float">
            <text:p>0.616015213161819</text:p>
          </table:table-cell>
        </table:table-row>
        <table:table-row table:style-name="ro1">
          <table:table-cell table:number-columns-repeated="4"/>
          <table:table-cell office:value-type="float" office:value="39.2" calcext:value-type="float">
            <text:p>39.2</text:p>
          </table:table-cell>
          <table:table-cell table:formula="of:=IF([.F393]&gt;[.$C$3];[.$C$4];IF(([.F393]+0.1*[.G393])&gt;[.$C$3];20;[.F393]+0.1*[.G393]))" office:value-type="float" office:value="-43.098550610302" calcext:value-type="float">
            <text:p>-43.098550610302</text:p>
          </table:table-cell>
          <table:table-cell table:formula="of:=([.$C$5]-([.F394]-[.$C$2]))/[.$C$6]" office:value-type="float" office:value="0.609855061030201" calcext:value-type="float">
            <text:p>0.609855061030201</text:p>
          </table:table-cell>
        </table:table-row>
        <table:table-row table:style-name="ro1">
          <table:table-cell table:number-columns-repeated="4"/>
          <table:table-cell office:value-type="float" office:value="39.3" calcext:value-type="float">
            <text:p>39.3</text:p>
          </table:table-cell>
          <table:table-cell table:formula="of:=IF([.F394]&gt;[.$C$3];[.$C$4];IF(([.F394]+0.1*[.G394])&gt;[.$C$3];20;[.F394]+0.1*[.G394]))" office:value-type="float" office:value="-43.037565104199" calcext:value-type="float">
            <text:p>-43.037565104199</text:p>
          </table:table-cell>
          <table:table-cell table:formula="of:=([.$C$5]-([.F395]-[.$C$2]))/[.$C$6]" office:value-type="float" office:value="0.603756510419898" calcext:value-type="float">
            <text:p>0.603756510419898</text:p>
          </table:table-cell>
        </table:table-row>
        <table:table-row table:style-name="ro1">
          <table:table-cell table:number-columns-repeated="4"/>
          <table:table-cell office:value-type="float" office:value="39.4" calcext:value-type="float">
            <text:p>39.4</text:p>
          </table:table-cell>
          <table:table-cell table:formula="of:=IF([.F395]&gt;[.$C$3];[.$C$4];IF(([.F395]+0.1*[.G395])&gt;[.$C$3];20;[.F395]+0.1*[.G395]))" office:value-type="float" office:value="-42.977189453157" calcext:value-type="float">
            <text:p>-42.977189453157</text:p>
          </table:table-cell>
          <table:table-cell table:formula="of:=([.$C$5]-([.F396]-[.$C$2]))/[.$C$6]" office:value-type="float" office:value="0.5977189453157" calcext:value-type="float">
            <text:p>0.5977189453157</text:p>
          </table:table-cell>
        </table:table-row>
        <table:table-row table:style-name="ro1">
          <table:table-cell table:number-columns-repeated="4"/>
          <table:table-cell office:value-type="float" office:value="39.5" calcext:value-type="float">
            <text:p>39.5</text:p>
          </table:table-cell>
          <table:table-cell table:formula="of:=IF([.F396]&gt;[.$C$3];[.$C$4];IF(([.F396]+0.1*[.G396])&gt;[.$C$3];20;[.F396]+0.1*[.G396]))" office:value-type="float" office:value="-42.9174175586254" calcext:value-type="float">
            <text:p>-42.9174175586254</text:p>
          </table:table-cell>
          <table:table-cell table:formula="of:=([.$C$5]-([.F397]-[.$C$2]))/[.$C$6]" office:value-type="float" office:value="0.591741755862542" calcext:value-type="float">
            <text:p>0.591741755862542</text:p>
          </table:table-cell>
        </table:table-row>
        <table:table-row table:style-name="ro1">
          <table:table-cell table:number-columns-repeated="4"/>
          <table:table-cell office:value-type="float" office:value="39.6" calcext:value-type="float">
            <text:p>39.6</text:p>
          </table:table-cell>
          <table:table-cell table:formula="of:=IF([.F397]&gt;[.$C$3];[.$C$4];IF(([.F397]+0.1*[.G397])&gt;[.$C$3];20;[.F397]+0.1*[.G397]))" office:value-type="float" office:value="-42.8582433830392" calcext:value-type="float">
            <text:p>-42.8582433830392</text:p>
          </table:table-cell>
          <table:table-cell table:formula="of:=([.$C$5]-([.F398]-[.$C$2]))/[.$C$6]" office:value-type="float" office:value="0.585824338303917" calcext:value-type="float">
            <text:p>0.585824338303917</text:p>
          </table:table-cell>
        </table:table-row>
        <table:table-row table:style-name="ro1">
          <table:table-cell table:number-columns-repeated="4"/>
          <table:table-cell office:value-type="float" office:value="39.7" calcext:value-type="float">
            <text:p>39.7</text:p>
          </table:table-cell>
          <table:table-cell table:formula="of:=IF([.F398]&gt;[.$C$3];[.$C$4];IF(([.F398]+0.1*[.G398])&gt;[.$C$3];20;[.F398]+0.1*[.G398]))" office:value-type="float" office:value="-42.7996609492088" calcext:value-type="float">
            <text:p>-42.7996609492088</text:p>
          </table:table-cell>
          <table:table-cell table:formula="of:=([.$C$5]-([.F399]-[.$C$2]))/[.$C$6]" office:value-type="float" office:value="0.579966094920877" calcext:value-type="float">
            <text:p>0.579966094920877</text:p>
          </table:table-cell>
        </table:table-row>
        <table:table-row table:style-name="ro1">
          <table:table-cell table:number-columns-repeated="4"/>
          <table:table-cell office:value-type="float" office:value="39.8" calcext:value-type="float">
            <text:p>39.8</text:p>
          </table:table-cell>
          <table:table-cell table:formula="of:=IF([.F399]&gt;[.$C$3];[.$C$4];IF(([.F399]+0.1*[.G399])&gt;[.$C$3];20;[.F399]+0.1*[.G399]))" office:value-type="float" office:value="-42.7416643397167" calcext:value-type="float">
            <text:p>-42.7416643397167</text:p>
          </table:table-cell>
          <table:table-cell table:formula="of:=([.$C$5]-([.F400]-[.$C$2]))/[.$C$6]" office:value-type="float" office:value="0.574166433971669" calcext:value-type="float">
            <text:p>0.574166433971669</text:p>
          </table:table-cell>
        </table:table-row>
        <table:table-row table:style-name="ro1">
          <table:table-cell table:number-columns-repeated="4"/>
          <table:table-cell office:value-type="float" office:value="39.9" calcext:value-type="float">
            <text:p>39.9</text:p>
          </table:table-cell>
          <table:table-cell table:formula="of:=IF([.F400]&gt;[.$C$3];[.$C$4];IF(([.F400]+0.1*[.G400])&gt;[.$C$3];20;[.F400]+0.1*[.G400]))" office:value-type="float" office:value="-42.6842476963195" calcext:value-type="float">
            <text:p>-42.6842476963195</text:p>
          </table:table-cell>
          <table:table-cell table:formula="of:=([.$C$5]-([.F401]-[.$C$2]))/[.$C$6]" office:value-type="float" office:value="0.568424769631952" calcext:value-type="float">
            <text:p>0.568424769631952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IF([.F401]&gt;[.$C$3];[.$C$4];IF(([.F401]+0.1*[.G401])&gt;[.$C$3];20;[.F401]+0.1*[.G401]))" office:value-type="float" office:value="-42.6274052193563" calcext:value-type="float">
            <text:p>-42.6274052193563</text:p>
          </table:table-cell>
          <table:table-cell table:formula="of:=([.$C$5]-([.F402]-[.$C$2]))/[.$C$6]" office:value-type="float" office:value="0.562740521935632" calcext:value-type="float">
            <text:p>0.562740521935632</text:p>
          </table:table-cell>
        </table:table-row>
        <table:table-row table:style-name="ro1">
          <table:table-cell table:number-columns-repeated="4"/>
          <table:table-cell office:value-type="float" office:value="40.1" calcext:value-type="float">
            <text:p>40.1</text:p>
          </table:table-cell>
          <table:table-cell table:formula="of:=IF([.F402]&gt;[.$C$3];[.$C$4];IF(([.F402]+0.1*[.G402])&gt;[.$C$3];20;[.F402]+0.1*[.G402]))" office:value-type="float" office:value="-42.5711311671628" calcext:value-type="float">
            <text:p>-42.5711311671628</text:p>
          </table:table-cell>
          <table:table-cell table:formula="of:=([.$C$5]-([.F403]-[.$C$2]))/[.$C$6]" office:value-type="float" office:value="0.557113116716275" calcext:value-type="float">
            <text:p>0.557113116716275</text:p>
          </table:table-cell>
        </table:table-row>
        <table:table-row table:style-name="ro1">
          <table:table-cell table:number-columns-repeated="4"/>
          <table:table-cell office:value-type="float" office:value="40.2" calcext:value-type="float">
            <text:p>40.2</text:p>
          </table:table-cell>
          <table:table-cell table:formula="of:=IF([.F403]&gt;[.$C$3];[.$C$4];IF(([.F403]+0.1*[.G403])&gt;[.$C$3];20;[.F403]+0.1*[.G403]))" office:value-type="float" office:value="-42.5154198554911" calcext:value-type="float">
            <text:p>-42.5154198554911</text:p>
          </table:table-cell>
          <table:table-cell table:formula="of:=([.$C$5]-([.F404]-[.$C$2]))/[.$C$6]" office:value-type="float" office:value="0.551541985549113" calcext:value-type="float">
            <text:p>0.551541985549113</text:p>
          </table:table-cell>
        </table:table-row>
        <table:table-row table:style-name="ro1">
          <table:table-cell table:number-columns-repeated="4"/>
          <table:table-cell office:value-type="float" office:value="40.3" calcext:value-type="float">
            <text:p>40.3</text:p>
          </table:table-cell>
          <table:table-cell table:formula="of:=IF([.F404]&gt;[.$C$3];[.$C$4];IF(([.F404]+0.1*[.G404])&gt;[.$C$3];20;[.F404]+0.1*[.G404]))" office:value-type="float" office:value="-42.4602656569362" calcext:value-type="float">
            <text:p>-42.4602656569362</text:p>
          </table:table-cell>
          <table:table-cell table:formula="of:=([.$C$5]-([.F405]-[.$C$2]))/[.$C$6]" office:value-type="float" office:value="0.546026565693621" calcext:value-type="float">
            <text:p>0.546026565693621</text:p>
          </table:table-cell>
        </table:table-row>
        <table:table-row table:style-name="ro1">
          <table:table-cell table:number-columns-repeated="4"/>
          <table:table-cell office:value-type="float" office:value="40.4" calcext:value-type="float">
            <text:p>40.4</text:p>
          </table:table-cell>
          <table:table-cell table:formula="of:=IF([.F405]&gt;[.$C$3];[.$C$4];IF(([.F405]+0.1*[.G405])&gt;[.$C$3];20;[.F405]+0.1*[.G405]))" office:value-type="float" office:value="-42.4056630003668" calcext:value-type="float">
            <text:p>-42.4056630003668</text:p>
          </table:table-cell>
          <table:table-cell table:formula="of:=([.$C$5]-([.F406]-[.$C$2]))/[.$C$6]" office:value-type="float" office:value="0.540566300036685" calcext:value-type="float">
            <text:p>0.540566300036685</text:p>
          </table:table-cell>
        </table:table-row>
        <table:table-row table:style-name="ro1">
          <table:table-cell table:number-columns-repeated="4"/>
          <table:table-cell office:value-type="float" office:value="40.5" calcext:value-type="float">
            <text:p>40.5</text:p>
          </table:table-cell>
          <table:table-cell table:formula="of:=IF([.F406]&gt;[.$C$3];[.$C$4];IF(([.F406]+0.1*[.G406])&gt;[.$C$3];20;[.F406]+0.1*[.G406]))" office:value-type="float" office:value="-42.3516063703632" calcext:value-type="float">
            <text:p>-42.3516063703632</text:p>
          </table:table-cell>
          <table:table-cell table:formula="of:=([.$C$5]-([.F407]-[.$C$2]))/[.$C$6]" office:value-type="float" office:value="0.535160637036318" calcext:value-type="float">
            <text:p>0.535160637036318</text:p>
          </table:table-cell>
        </table:table-row>
        <table:table-row table:style-name="ro1">
          <table:table-cell table:number-columns-repeated="4"/>
          <table:table-cell office:value-type="float" office:value="40.6" calcext:value-type="float">
            <text:p>40.6</text:p>
          </table:table-cell>
          <table:table-cell table:formula="of:=IF([.F407]&gt;[.$C$3];[.$C$4];IF(([.F407]+0.1*[.G407])&gt;[.$C$3];20;[.F407]+0.1*[.G407]))" office:value-type="float" office:value="-42.2980903066595" calcext:value-type="float">
            <text:p>-42.2980903066595</text:p>
          </table:table-cell>
          <table:table-cell table:formula="of:=([.$C$5]-([.F408]-[.$C$2]))/[.$C$6]" office:value-type="float" office:value="0.529809030665955" calcext:value-type="float">
            <text:p>0.529809030665955</text:p>
          </table:table-cell>
        </table:table-row>
        <table:table-row table:style-name="ro1">
          <table:table-cell table:number-columns-repeated="4"/>
          <table:table-cell office:value-type="float" office:value="40.7" calcext:value-type="float">
            <text:p>40.7</text:p>
          </table:table-cell>
          <table:table-cell table:formula="of:=IF([.F408]&gt;[.$C$3];[.$C$4];IF(([.F408]+0.1*[.G408])&gt;[.$C$3];20;[.F408]+0.1*[.G408]))" office:value-type="float" office:value="-42.245109403593" calcext:value-type="float">
            <text:p>-42.245109403593</text:p>
          </table:table-cell>
          <table:table-cell table:formula="of:=([.$C$5]-([.F409]-[.$C$2]))/[.$C$6]" office:value-type="float" office:value="0.524510940359295" calcext:value-type="float">
            <text:p>0.524510940359295</text:p>
          </table:table-cell>
        </table:table-row>
        <table:table-row table:style-name="ro1">
          <table:table-cell table:number-columns-repeated="4"/>
          <table:table-cell office:value-type="float" office:value="40.8" calcext:value-type="float">
            <text:p>40.8</text:p>
          </table:table-cell>
          <table:table-cell table:formula="of:=IF([.F409]&gt;[.$C$3];[.$C$4];IF(([.F409]+0.1*[.G409])&gt;[.$C$3];20;[.F409]+0.1*[.G409]))" office:value-type="float" office:value="-42.192658309557" calcext:value-type="float">
            <text:p>-42.192658309557</text:p>
          </table:table-cell>
          <table:table-cell table:formula="of:=([.$C$5]-([.F410]-[.$C$2]))/[.$C$6]" office:value-type="float" office:value="0.519265830955702" calcext:value-type="float">
            <text:p>0.519265830955702</text:p>
          </table:table-cell>
        </table:table-row>
        <table:table-row table:style-name="ro1">
          <table:table-cell table:number-columns-repeated="4"/>
          <table:table-cell office:value-type="float" office:value="40.9" calcext:value-type="float">
            <text:p>40.9</text:p>
          </table:table-cell>
          <table:table-cell table:formula="of:=IF([.F410]&gt;[.$C$3];[.$C$4];IF(([.F410]+0.1*[.G410])&gt;[.$C$3];20;[.F410]+0.1*[.G410]))" office:value-type="float" office:value="-42.1407317264614" calcext:value-type="float">
            <text:p>-42.1407317264614</text:p>
          </table:table-cell>
          <table:table-cell table:formula="of:=([.$C$5]-([.F411]-[.$C$2]))/[.$C$6]" office:value-type="float" office:value="0.514073172646145" calcext:value-type="float">
            <text:p>0.514073172646145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table:formula="of:=IF([.F411]&gt;[.$C$3];[.$C$4];IF(([.F411]+0.1*[.G411])&gt;[.$C$3];20;[.F411]+0.1*[.G411]))" office:value-type="float" office:value="-42.0893244091968" calcext:value-type="float">
            <text:p>-42.0893244091968</text:p>
          </table:table-cell>
          <table:table-cell table:formula="of:=([.$C$5]-([.F412]-[.$C$2]))/[.$C$6]" office:value-type="float" office:value="0.508932440919683" calcext:value-type="float">
            <text:p>0.508932440919683</text:p>
          </table:table-cell>
        </table:table-row>
        <table:table-row table:style-name="ro1">
          <table:table-cell table:number-columns-repeated="4"/>
          <table:table-cell office:value-type="float" office:value="41.1" calcext:value-type="float">
            <text:p>41.1</text:p>
          </table:table-cell>
          <table:table-cell table:formula="of:=IF([.F412]&gt;[.$C$3];[.$C$4];IF(([.F412]+0.1*[.G412])&gt;[.$C$3];20;[.F412]+0.1*[.G412]))" office:value-type="float" office:value="-42.0384311651049" calcext:value-type="float">
            <text:p>-42.0384311651049</text:p>
          </table:table-cell>
          <table:table-cell table:formula="of:=([.$C$5]-([.F413]-[.$C$2]))/[.$C$6]" office:value-type="float" office:value="0.503843116510487" calcext:value-type="float">
            <text:p>0.503843116510487</text:p>
          </table:table-cell>
        </table:table-row>
        <table:table-row table:style-name="ro1">
          <table:table-cell table:number-columns-repeated="4"/>
          <table:table-cell office:value-type="float" office:value="41.2" calcext:value-type="float">
            <text:p>41.2</text:p>
          </table:table-cell>
          <table:table-cell table:formula="of:=IF([.F413]&gt;[.$C$3];[.$C$4];IF(([.F413]+0.1*[.G413])&gt;[.$C$3];20;[.F413]+0.1*[.G413]))" office:value-type="float" office:value="-41.9880468534538" calcext:value-type="float">
            <text:p>-41.9880468534538</text:p>
          </table:table-cell>
          <table:table-cell table:formula="of:=([.$C$5]-([.F414]-[.$C$2]))/[.$C$6]" office:value-type="float" office:value="0.498804685345382" calcext:value-type="float">
            <text:p>0.498804685345382</text:p>
          </table:table-cell>
        </table:table-row>
        <table:table-row table:style-name="ro1">
          <table:table-cell table:number-columns-repeated="4"/>
          <table:table-cell office:value-type="float" office:value="41.3" calcext:value-type="float">
            <text:p>41.3</text:p>
          </table:table-cell>
          <table:table-cell table:formula="of:=IF([.F414]&gt;[.$C$3];[.$C$4];IF(([.F414]+0.1*[.G414])&gt;[.$C$3];20;[.F414]+0.1*[.G414]))" office:value-type="float" office:value="-41.9381663849193" calcext:value-type="float">
            <text:p>-41.9381663849193</text:p>
          </table:table-cell>
          <table:table-cell table:formula="of:=([.$C$5]-([.F415]-[.$C$2]))/[.$C$6]" office:value-type="float" office:value="0.493816638491928" calcext:value-type="float">
            <text:p>0.493816638491928</text:p>
          </table:table-cell>
        </table:table-row>
        <table:table-row table:style-name="ro1">
          <table:table-cell table:number-columns-repeated="4"/>
          <table:table-cell office:value-type="float" office:value="41.4" calcext:value-type="float">
            <text:p>41.4</text:p>
          </table:table-cell>
          <table:table-cell table:formula="of:=IF([.F415]&gt;[.$C$3];[.$C$4];IF(([.F415]+0.1*[.G415])&gt;[.$C$3];20;[.F415]+0.1*[.G415]))" office:value-type="float" office:value="-41.8887847210701" calcext:value-type="float">
            <text:p>-41.8887847210701</text:p>
          </table:table-cell>
          <table:table-cell table:formula="of:=([.$C$5]-([.F416]-[.$C$2]))/[.$C$6]" office:value-type="float" office:value="0.488878472107009" calcext:value-type="float">
            <text:p>0.488878472107009</text:p>
          </table:table-cell>
        </table:table-row>
        <table:table-row table:style-name="ro1">
          <table:table-cell table:number-columns-repeated="4"/>
          <table:table-cell office:value-type="float" office:value="41.5" calcext:value-type="float">
            <text:p>41.5</text:p>
          </table:table-cell>
          <table:table-cell table:formula="of:=IF([.F416]&gt;[.$C$3];[.$C$4];IF(([.F416]+0.1*[.G416])&gt;[.$C$3];20;[.F416]+0.1*[.G416]))" office:value-type="float" office:value="-41.8398968738594" calcext:value-type="float">
            <text:p>-41.8398968738594</text:p>
          </table:table-cell>
          <table:table-cell table:formula="of:=([.$C$5]-([.F417]-[.$C$2]))/[.$C$6]" office:value-type="float" office:value="0.483989687385939" calcext:value-type="float">
            <text:p>0.483989687385939</text:p>
          </table:table-cell>
        </table:table-row>
        <table:table-row table:style-name="ro1">
          <table:table-cell table:number-columns-repeated="4"/>
          <table:table-cell office:value-type="float" office:value="41.6" calcext:value-type="float">
            <text:p>41.6</text:p>
          </table:table-cell>
          <table:table-cell table:formula="of:=IF([.F417]&gt;[.$C$3];[.$C$4];IF(([.F417]+0.1*[.G417])&gt;[.$C$3];20;[.F417]+0.1*[.G417]))" office:value-type="float" office:value="-41.7914979051208" calcext:value-type="float">
            <text:p>-41.7914979051208</text:p>
          </table:table-cell>
          <table:table-cell table:formula="of:=([.$C$5]-([.F418]-[.$C$2]))/[.$C$6]" office:value-type="float" office:value="0.479149790512079" calcext:value-type="float">
            <text:p>0.479149790512079</text:p>
          </table:table-cell>
        </table:table-row>
        <table:table-row table:style-name="ro1">
          <table:table-cell table:number-columns-repeated="4"/>
          <table:table-cell office:value-type="float" office:value="41.7" calcext:value-type="float">
            <text:p>41.7</text:p>
          </table:table-cell>
          <table:table-cell table:formula="of:=IF([.F418]&gt;[.$C$3];[.$C$4];IF(([.F418]+0.1*[.G418])&gt;[.$C$3];20;[.F418]+0.1*[.G418]))" office:value-type="float" office:value="-41.7435829260696" calcext:value-type="float">
            <text:p>-41.7435829260696</text:p>
          </table:table-cell>
          <table:table-cell table:formula="of:=([.$C$5]-([.F419]-[.$C$2]))/[.$C$6]" office:value-type="float" office:value="0.474358292606959" calcext:value-type="float">
            <text:p>0.474358292606959</text:p>
          </table:table-cell>
        </table:table-row>
        <table:table-row table:style-name="ro1">
          <table:table-cell table:number-columns-repeated="4"/>
          <table:table-cell office:value-type="float" office:value="41.8" calcext:value-type="float">
            <text:p>41.8</text:p>
          </table:table-cell>
          <table:table-cell table:formula="of:=IF([.F419]&gt;[.$C$3];[.$C$4];IF(([.F419]+0.1*[.G419])&gt;[.$C$3];20;[.F419]+0.1*[.G419]))" office:value-type="float" office:value="-41.6961470968089" calcext:value-type="float">
            <text:p>-41.6961470968089</text:p>
          </table:table-cell>
          <table:table-cell table:formula="of:=([.$C$5]-([.F420]-[.$C$2]))/[.$C$6]" office:value-type="float" office:value="0.469614709680889" calcext:value-type="float">
            <text:p>0.469614709680889</text:p>
          </table:table-cell>
        </table:table-row>
        <table:table-row table:style-name="ro1">
          <table:table-cell table:number-columns-repeated="4"/>
          <table:table-cell office:value-type="float" office:value="41.9" calcext:value-type="float">
            <text:p>41.9</text:p>
          </table:table-cell>
          <table:table-cell table:formula="of:=IF([.F420]&gt;[.$C$3];[.$C$4];IF(([.F420]+0.1*[.G420])&gt;[.$C$3];20;[.F420]+0.1*[.G420]))" office:value-type="float" office:value="-41.6491856258408" calcext:value-type="float">
            <text:p>-41.6491856258408</text:p>
          </table:table-cell>
          <table:table-cell table:formula="of:=([.$C$5]-([.F421]-[.$C$2]))/[.$C$6]" office:value-type="float" office:value="0.46491856258408" calcext:value-type="float">
            <text:p>0.46491856258408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table:formula="of:=IF([.F421]&gt;[.$C$3];[.$C$4];IF(([.F421]+0.1*[.G421])&gt;[.$C$3];20;[.F421]+0.1*[.G421]))" office:value-type="float" office:value="-41.6026937695824" calcext:value-type="float">
            <text:p>-41.6026937695824</text:p>
          </table:table-cell>
          <table:table-cell table:formula="of:=([.$C$5]-([.F422]-[.$C$2]))/[.$C$6]" office:value-type="float" office:value="0.460269376958239" calcext:value-type="float">
            <text:p>0.460269376958239</text:p>
          </table:table-cell>
        </table:table-row>
        <table:table-row table:style-name="ro1">
          <table:table-cell table:number-columns-repeated="4"/>
          <table:table-cell office:value-type="float" office:value="42.1" calcext:value-type="float">
            <text:p>42.1</text:p>
          </table:table-cell>
          <table:table-cell table:formula="of:=IF([.F422]&gt;[.$C$3];[.$C$4];IF(([.F422]+0.1*[.G422])&gt;[.$C$3];20;[.F422]+0.1*[.G422]))" office:value-type="float" office:value="-41.5566668318866" calcext:value-type="float">
            <text:p>-41.5566668318866</text:p>
          </table:table-cell>
          <table:table-cell table:formula="of:=([.$C$5]-([.F423]-[.$C$2]))/[.$C$6]" office:value-type="float" office:value="0.455666683188657" calcext:value-type="float">
            <text:p>0.455666683188657</text:p>
          </table:table-cell>
        </table:table-row>
        <table:table-row table:style-name="ro1">
          <table:table-cell table:number-columns-repeated="4"/>
          <table:table-cell office:value-type="float" office:value="42.2" calcext:value-type="float">
            <text:p>42.2</text:p>
          </table:table-cell>
          <table:table-cell table:formula="of:=IF([.F423]&gt;[.$C$3];[.$C$4];IF(([.F423]+0.1*[.G423])&gt;[.$C$3];20;[.F423]+0.1*[.G423]))" office:value-type="float" office:value="-41.5111001635677" calcext:value-type="float">
            <text:p>-41.5111001635677</text:p>
          </table:table-cell>
          <table:table-cell table:formula="of:=([.$C$5]-([.F424]-[.$C$2]))/[.$C$6]" office:value-type="float" office:value="0.451110016356771" calcext:value-type="float">
            <text:p>0.451110016356771</text:p>
          </table:table-cell>
        </table:table-row>
        <table:table-row table:style-name="ro1">
          <table:table-cell table:number-columns-repeated="4"/>
          <table:table-cell office:value-type="float" office:value="42.3" calcext:value-type="float">
            <text:p>42.3</text:p>
          </table:table-cell>
          <table:table-cell table:formula="of:=IF([.F424]&gt;[.$C$3];[.$C$4];IF(([.F424]+0.1*[.G424])&gt;[.$C$3];20;[.F424]+0.1*[.G424]))" office:value-type="float" office:value="-41.465989161932" calcext:value-type="float">
            <text:p>-41.465989161932</text:p>
          </table:table-cell>
          <table:table-cell table:formula="of:=([.$C$5]-([.F425]-[.$C$2]))/[.$C$6]" office:value-type="float" office:value="0.446598916193204" calcext:value-type="float">
            <text:p>0.446598916193204</text:p>
          </table:table-cell>
        </table:table-row>
        <table:table-row table:style-name="ro1">
          <table:table-cell table:number-columns-repeated="4"/>
          <table:table-cell office:value-type="float" office:value="42.4" calcext:value-type="float">
            <text:p>42.4</text:p>
          </table:table-cell>
          <table:table-cell table:formula="of:=IF([.F425]&gt;[.$C$3];[.$C$4];IF(([.F425]+0.1*[.G425])&gt;[.$C$3];20;[.F425]+0.1*[.G425]))" office:value-type="float" office:value="-41.4213292703127" calcext:value-type="float">
            <text:p>-41.4213292703127</text:p>
          </table:table-cell>
          <table:table-cell table:formula="of:=([.$C$5]-([.F426]-[.$C$2]))/[.$C$6]" office:value-type="float" office:value="0.442132927031272" calcext:value-type="float">
            <text:p>0.442132927031272</text:p>
          </table:table-cell>
        </table:table-row>
        <table:table-row table:style-name="ro1">
          <table:table-cell table:number-columns-repeated="4"/>
          <table:table-cell office:value-type="float" office:value="42.5" calcext:value-type="float">
            <text:p>42.5</text:p>
          </table:table-cell>
          <table:table-cell table:formula="of:=IF([.F426]&gt;[.$C$3];[.$C$4];IF(([.F426]+0.1*[.G426])&gt;[.$C$3];20;[.F426]+0.1*[.G426]))" office:value-type="float" office:value="-41.3771159776096" calcext:value-type="float">
            <text:p>-41.3771159776096</text:p>
          </table:table-cell>
          <table:table-cell table:formula="of:=([.$C$5]-([.F427]-[.$C$2]))/[.$C$6]" office:value-type="float" office:value="0.437711597760959" calcext:value-type="float">
            <text:p>0.437711597760959</text:p>
          </table:table-cell>
        </table:table-row>
        <table:table-row table:style-name="ro1">
          <table:table-cell table:number-columns-repeated="4"/>
          <table:table-cell office:value-type="float" office:value="42.6" calcext:value-type="float">
            <text:p>42.6</text:p>
          </table:table-cell>
          <table:table-cell table:formula="of:=IF([.F427]&gt;[.$C$3];[.$C$4];IF(([.F427]+0.1*[.G427])&gt;[.$C$3];20;[.F427]+0.1*[.G427]))" office:value-type="float" office:value="-41.3333448178335" calcext:value-type="float">
            <text:p>-41.3333448178335</text:p>
          </table:table-cell>
          <table:table-cell table:formula="of:=([.$C$5]-([.F428]-[.$C$2]))/[.$C$6]" office:value-type="float" office:value="0.433334481783349" calcext:value-type="float">
            <text:p>0.433334481783349</text:p>
          </table:table-cell>
        </table:table-row>
        <table:table-row table:style-name="ro1">
          <table:table-cell table:number-columns-repeated="4"/>
          <table:table-cell office:value-type="float" office:value="42.7" calcext:value-type="float">
            <text:p>42.7</text:p>
          </table:table-cell>
          <table:table-cell table:formula="of:=IF([.F428]&gt;[.$C$3];[.$C$4];IF(([.F428]+0.1*[.G428])&gt;[.$C$3];20;[.F428]+0.1*[.G428]))" office:value-type="float" office:value="-41.2900113696552" calcext:value-type="float">
            <text:p>-41.2900113696552</text:p>
          </table:table-cell>
          <table:table-cell table:formula="of:=([.$C$5]-([.F429]-[.$C$2]))/[.$C$6]" office:value-type="float" office:value="0.429001136965515" calcext:value-type="float">
            <text:p>0.429001136965515</text:p>
          </table:table-cell>
        </table:table-row>
        <table:table-row table:style-name="ro1">
          <table:table-cell table:number-columns-repeated="4"/>
          <table:table-cell office:value-type="float" office:value="42.8" calcext:value-type="float">
            <text:p>42.8</text:p>
          </table:table-cell>
          <table:table-cell table:formula="of:=IF([.F429]&gt;[.$C$3];[.$C$4];IF(([.F429]+0.1*[.G429])&gt;[.$C$3];20;[.F429]+0.1*[.G429]))" office:value-type="float" office:value="-41.2471112559586" calcext:value-type="float">
            <text:p>-41.2471112559586</text:p>
          </table:table-cell>
          <table:table-cell table:formula="of:=([.$C$5]-([.F430]-[.$C$2]))/[.$C$6]" office:value-type="float" office:value="0.42471112559586" calcext:value-type="float">
            <text:p>0.42471112559586</text:p>
          </table:table-cell>
        </table:table-row>
        <table:table-row table:style-name="ro1">
          <table:table-cell table:number-columns-repeated="4"/>
          <table:table-cell office:value-type="float" office:value="42.9" calcext:value-type="float">
            <text:p>42.9</text:p>
          </table:table-cell>
          <table:table-cell table:formula="of:=IF([.F430]&gt;[.$C$3];[.$C$4];IF(([.F430]+0.1*[.G430])&gt;[.$C$3];20;[.F430]+0.1*[.G430]))" office:value-type="float" office:value="-41.204640143399" calcext:value-type="float">
            <text:p>-41.204640143399</text:p>
          </table:table-cell>
          <table:table-cell table:formula="of:=([.$C$5]-([.F431]-[.$C$2]))/[.$C$6]" office:value-type="float" office:value="0.420464014339901" calcext:value-type="float">
            <text:p>0.420464014339901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table:formula="of:=IF([.F431]&gt;[.$C$3];[.$C$4];IF(([.F431]+0.1*[.G431])&gt;[.$C$3];20;[.F431]+0.1*[.G431]))" office:value-type="float" office:value="-41.162593741965" calcext:value-type="float">
            <text:p>-41.162593741965</text:p>
          </table:table-cell>
          <table:table-cell table:formula="of:=([.$C$5]-([.F432]-[.$C$2]))/[.$C$6]" office:value-type="float" office:value="0.416259374196502" calcext:value-type="float">
            <text:p>0.416259374196502</text:p>
          </table:table-cell>
        </table:table-row>
        <table:table-row table:style-name="ro1">
          <table:table-cell table:number-columns-repeated="4"/>
          <table:table-cell office:value-type="float" office:value="43.1" calcext:value-type="float">
            <text:p>43.1</text:p>
          </table:table-cell>
          <table:table-cell table:formula="of:=IF([.F432]&gt;[.$C$3];[.$C$4];IF(([.F432]+0.1*[.G432])&gt;[.$C$3];20;[.F432]+0.1*[.G432]))" office:value-type="float" office:value="-41.1209678045454" calcext:value-type="float">
            <text:p>-41.1209678045454</text:p>
          </table:table-cell>
          <table:table-cell table:formula="of:=([.$C$5]-([.F433]-[.$C$2]))/[.$C$6]" office:value-type="float" office:value="0.412096780454537" calcext:value-type="float">
            <text:p>0.412096780454537</text:p>
          </table:table-cell>
        </table:table-row>
        <table:table-row table:style-name="ro1">
          <table:table-cell table:number-columns-repeated="4"/>
          <table:table-cell office:value-type="float" office:value="43.2" calcext:value-type="float">
            <text:p>43.2</text:p>
          </table:table-cell>
          <table:table-cell table:formula="of:=IF([.F433]&gt;[.$C$3];[.$C$4];IF(([.F433]+0.1*[.G433])&gt;[.$C$3];20;[.F433]+0.1*[.G433]))" office:value-type="float" office:value="-41.0797581264999" calcext:value-type="float">
            <text:p>-41.0797581264999</text:p>
          </table:table-cell>
          <table:table-cell table:formula="of:=([.$C$5]-([.F434]-[.$C$2]))/[.$C$6]" office:value-type="float" office:value="0.407975812649991" calcext:value-type="float">
            <text:p>0.407975812649991</text:p>
          </table:table-cell>
        </table:table-row>
        <table:table-row table:style-name="ro1">
          <table:table-cell table:number-columns-repeated="4"/>
          <table:table-cell office:value-type="float" office:value="43.3" calcext:value-type="float">
            <text:p>43.3</text:p>
          </table:table-cell>
          <table:table-cell table:formula="of:=IF([.F434]&gt;[.$C$3];[.$C$4];IF(([.F434]+0.1*[.G434])&gt;[.$C$3];20;[.F434]+0.1*[.G434]))" office:value-type="float" office:value="-41.0389605452349" calcext:value-type="float">
            <text:p>-41.0389605452349</text:p>
          </table:table-cell>
          <table:table-cell table:formula="of:=([.$C$5]-([.F435]-[.$C$2]))/[.$C$6]" office:value-type="float" office:value="0.403896054523491" calcext:value-type="float">
            <text:p>0.403896054523491</text:p>
          </table:table-cell>
        </table:table-row>
        <table:table-row table:style-name="ro1">
          <table:table-cell table:number-columns-repeated="4"/>
          <table:table-cell office:value-type="float" office:value="43.4" calcext:value-type="float">
            <text:p>43.4</text:p>
          </table:table-cell>
          <table:table-cell table:formula="of:=IF([.F435]&gt;[.$C$3];[.$C$4];IF(([.F435]+0.1*[.G435])&gt;[.$C$3];20;[.F435]+0.1*[.G435]))" office:value-type="float" office:value="-40.9985709397826" calcext:value-type="float">
            <text:p>-40.9985709397826</text:p>
          </table:table-cell>
          <table:table-cell table:formula="of:=([.$C$5]-([.F436]-[.$C$2]))/[.$C$6]" office:value-type="float" office:value="0.399857093978257" calcext:value-type="float">
            <text:p>0.399857093978257</text:p>
          </table:table-cell>
        </table:table-row>
        <table:table-row table:style-name="ro1">
          <table:table-cell table:number-columns-repeated="4"/>
          <table:table-cell office:value-type="float" office:value="43.5" calcext:value-type="float">
            <text:p>43.5</text:p>
          </table:table-cell>
          <table:table-cell table:formula="of:=IF([.F436]&gt;[.$C$3];[.$C$4];IF(([.F436]+0.1*[.G436])&gt;[.$C$3];20;[.F436]+0.1*[.G436]))" office:value-type="float" office:value="-40.9585852303847" calcext:value-type="float">
            <text:p>-40.9585852303847</text:p>
          </table:table-cell>
          <table:table-cell table:formula="of:=([.$C$5]-([.F437]-[.$C$2]))/[.$C$6]" office:value-type="float" office:value="0.395858523038474" calcext:value-type="float">
            <text:p>0.395858523038474</text:p>
          </table:table-cell>
        </table:table-row>
        <table:table-row table:style-name="ro1">
          <table:table-cell table:number-columns-repeated="4"/>
          <table:table-cell office:value-type="float" office:value="43.6" calcext:value-type="float">
            <text:p>43.6</text:p>
          </table:table-cell>
          <table:table-cell table:formula="of:=IF([.F437]&gt;[.$C$3];[.$C$4];IF(([.F437]+0.1*[.G437])&gt;[.$C$3];20;[.F437]+0.1*[.G437]))" office:value-type="float" office:value="-40.9189993780809" calcext:value-type="float">
            <text:p>-40.9189993780809</text:p>
          </table:table-cell>
          <table:table-cell table:formula="of:=([.$C$5]-([.F438]-[.$C$2]))/[.$C$6]" office:value-type="float" office:value="0.39189993780809" calcext:value-type="float">
            <text:p>0.39189993780809</text:p>
          </table:table-cell>
        </table:table-row>
        <table:table-row table:style-name="ro1">
          <table:table-cell table:number-columns-repeated="4"/>
          <table:table-cell office:value-type="float" office:value="43.7" calcext:value-type="float">
            <text:p>43.7</text:p>
          </table:table-cell>
          <table:table-cell table:formula="of:=IF([.F438]&gt;[.$C$3];[.$C$4];IF(([.F438]+0.1*[.G438])&gt;[.$C$3];20;[.F438]+0.1*[.G438]))" office:value-type="float" office:value="-40.8798093843001" calcext:value-type="float">
            <text:p>-40.8798093843001</text:p>
          </table:table-cell>
          <table:table-cell table:formula="of:=([.$C$5]-([.F439]-[.$C$2]))/[.$C$6]" office:value-type="float" office:value="0.387980938430009" calcext:value-type="float">
            <text:p>0.387980938430009</text:p>
          </table:table-cell>
        </table:table-row>
        <table:table-row table:style-name="ro1">
          <table:table-cell table:number-columns-repeated="4"/>
          <table:table-cell office:value-type="float" office:value="43.8" calcext:value-type="float">
            <text:p>43.8</text:p>
          </table:table-cell>
          <table:table-cell table:formula="of:=IF([.F439]&gt;[.$C$3];[.$C$4];IF(([.F439]+0.1*[.G439])&gt;[.$C$3];20;[.F439]+0.1*[.G439]))" office:value-type="float" office:value="-40.8410112904571" calcext:value-type="float">
            <text:p>-40.8410112904571</text:p>
          </table:table-cell>
          <table:table-cell table:formula="of:=([.$C$5]-([.F440]-[.$C$2]))/[.$C$6]" office:value-type="float" office:value="0.384101129045709" calcext:value-type="float">
            <text:p>0.384101129045709</text:p>
          </table:table-cell>
        </table:table-row>
        <table:table-row table:style-name="ro1">
          <table:table-cell table:number-columns-repeated="4"/>
          <table:table-cell office:value-type="float" office:value="43.9" calcext:value-type="float">
            <text:p>43.9</text:p>
          </table:table-cell>
          <table:table-cell table:formula="of:=IF([.F440]&gt;[.$C$3];[.$C$4];IF(([.F440]+0.1*[.G440])&gt;[.$C$3];20;[.F440]+0.1*[.G440]))" office:value-type="float" office:value="-40.8026011775525" calcext:value-type="float">
            <text:p>-40.8026011775525</text:p>
          </table:table-cell>
          <table:table-cell table:formula="of:=([.$C$5]-([.F441]-[.$C$2]))/[.$C$6]" office:value-type="float" office:value="0.380260117755252" calcext:value-type="float">
            <text:p>0.380260117755252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table:formula="of:=IF([.F441]&gt;[.$C$3];[.$C$4];IF(([.F441]+0.1*[.G441])&gt;[.$C$3];20;[.F441]+0.1*[.G441]))" office:value-type="float" office:value="-40.764575165777" calcext:value-type="float">
            <text:p>-40.764575165777</text:p>
          </table:table-cell>
          <table:table-cell table:formula="of:=([.$C$5]-([.F442]-[.$C$2]))/[.$C$6]" office:value-type="float" office:value="0.376457516577699" calcext:value-type="float">
            <text:p>0.376457516577699</text:p>
          </table:table-cell>
        </table:table-row>
        <table:table-row table:style-name="ro1">
          <table:table-cell table:number-columns-repeated="4"/>
          <table:table-cell office:value-type="float" office:value="44.1" calcext:value-type="float">
            <text:p>44.1</text:p>
          </table:table-cell>
          <table:table-cell table:formula="of:=IF([.F442]&gt;[.$C$3];[.$C$4];IF(([.F442]+0.1*[.G442])&gt;[.$C$3];20;[.F442]+0.1*[.G442]))" office:value-type="float" office:value="-40.7269294141192" calcext:value-type="float">
            <text:p>-40.7269294141192</text:p>
          </table:table-cell>
          <table:table-cell table:formula="of:=([.$C$5]-([.F443]-[.$C$2]))/[.$C$6]" office:value-type="float" office:value="0.372692941411922" calcext:value-type="float">
            <text:p>0.372692941411922</text:p>
          </table:table-cell>
        </table:table-row>
        <table:table-row table:style-name="ro1">
          <table:table-cell table:number-columns-repeated="4"/>
          <table:table-cell office:value-type="float" office:value="44.2" calcext:value-type="float">
            <text:p>44.2</text:p>
          </table:table-cell>
          <table:table-cell table:formula="of:=IF([.F443]&gt;[.$C$3];[.$C$4];IF(([.F443]+0.1*[.G443])&gt;[.$C$3];20;[.F443]+0.1*[.G443]))" office:value-type="float" office:value="-40.689660119978" calcext:value-type="float">
            <text:p>-40.689660119978</text:p>
          </table:table-cell>
          <table:table-cell table:formula="of:=([.$C$5]-([.F444]-[.$C$2]))/[.$C$6]" office:value-type="float" office:value="0.368966011997803" calcext:value-type="float">
            <text:p>0.368966011997803</text:p>
          </table:table-cell>
        </table:table-row>
        <table:table-row table:style-name="ro1">
          <table:table-cell table:number-columns-repeated="4"/>
          <table:table-cell office:value-type="float" office:value="44.3" calcext:value-type="float">
            <text:p>44.3</text:p>
          </table:table-cell>
          <table:table-cell table:formula="of:=IF([.F444]&gt;[.$C$3];[.$C$4];IF(([.F444]+0.1*[.G444])&gt;[.$C$3];20;[.F444]+0.1*[.G444]))" office:value-type="float" office:value="-40.6527635187783" calcext:value-type="float">
            <text:p>-40.6527635187783</text:p>
          </table:table-cell>
          <table:table-cell table:formula="of:=([.$C$5]-([.F445]-[.$C$2]))/[.$C$6]" office:value-type="float" office:value="0.365276351877825" calcext:value-type="float">
            <text:p>0.365276351877825</text:p>
          </table:table-cell>
        </table:table-row>
        <table:table-row table:style-name="ro1">
          <table:table-cell table:number-columns-repeated="4"/>
          <table:table-cell office:value-type="float" office:value="44.4" calcext:value-type="float">
            <text:p>44.4</text:p>
          </table:table-cell>
          <table:table-cell table:formula="of:=IF([.F445]&gt;[.$C$3];[.$C$4];IF(([.F445]+0.1*[.G445])&gt;[.$C$3];20;[.F445]+0.1*[.G445]))" office:value-type="float" office:value="-40.6162358835905" calcext:value-type="float">
            <text:p>-40.6162358835905</text:p>
          </table:table-cell>
          <table:table-cell table:formula="of:=([.$C$5]-([.F446]-[.$C$2]))/[.$C$6]" office:value-type="float" office:value="0.361623588359047" calcext:value-type="float">
            <text:p>0.361623588359047</text:p>
          </table:table-cell>
        </table:table-row>
        <table:table-row table:style-name="ro1">
          <table:table-cell table:number-columns-repeated="4"/>
          <table:table-cell office:value-type="float" office:value="44.5" calcext:value-type="float">
            <text:p>44.5</text:p>
          </table:table-cell>
          <table:table-cell table:formula="of:=IF([.F446]&gt;[.$C$3];[.$C$4];IF(([.F446]+0.1*[.G446])&gt;[.$C$3];20;[.F446]+0.1*[.G446]))" office:value-type="float" office:value="-40.5800735247546" calcext:value-type="float">
            <text:p>-40.5800735247546</text:p>
          </table:table-cell>
          <table:table-cell table:formula="of:=([.$C$5]-([.F447]-[.$C$2]))/[.$C$6]" office:value-type="float" office:value="0.358007352475457" calcext:value-type="float">
            <text:p>0.358007352475457</text:p>
          </table:table-cell>
        </table:table-row>
        <table:table-row table:style-name="ro1">
          <table:table-cell table:number-columns-repeated="4"/>
          <table:table-cell office:value-type="float" office:value="44.6" calcext:value-type="float">
            <text:p>44.6</text:p>
          </table:table-cell>
          <table:table-cell table:formula="of:=IF([.F447]&gt;[.$C$3];[.$C$4];IF(([.F447]+0.1*[.G447])&gt;[.$C$3];20;[.F447]+0.1*[.G447]))" office:value-type="float" office:value="-40.544272789507" calcext:value-type="float">
            <text:p>-40.544272789507</text:p>
          </table:table-cell>
          <table:table-cell table:formula="of:=([.$C$5]-([.F448]-[.$C$2]))/[.$C$6]" office:value-type="float" office:value="0.354427278950702" calcext:value-type="float">
            <text:p>0.354427278950702</text:p>
          </table:table-cell>
        </table:table-row>
        <table:table-row table:style-name="ro1">
          <table:table-cell table:number-columns-repeated="4"/>
          <table:table-cell office:value-type="float" office:value="44.7" calcext:value-type="float">
            <text:p>44.7</text:p>
          </table:table-cell>
          <table:table-cell table:formula="of:=IF([.F448]&gt;[.$C$3];[.$C$4];IF(([.F448]+0.1*[.G448])&gt;[.$C$3];20;[.F448]+0.1*[.G448]))" office:value-type="float" office:value="-40.508830061612" calcext:value-type="float">
            <text:p>-40.508830061612</text:p>
          </table:table-cell>
          <table:table-cell table:formula="of:=([.$C$5]-([.F449]-[.$C$2]))/[.$C$6]" office:value-type="float" office:value="0.350883006161195" calcext:value-type="float">
            <text:p>0.350883006161195</text:p>
          </table:table-cell>
        </table:table-row>
        <table:table-row table:style-name="ro1">
          <table:table-cell table:number-columns-repeated="4"/>
          <table:table-cell office:value-type="float" office:value="44.8" calcext:value-type="float">
            <text:p>44.8</text:p>
          </table:table-cell>
          <table:table-cell table:formula="of:=IF([.F449]&gt;[.$C$3];[.$C$4];IF(([.F449]+0.1*[.G449])&gt;[.$C$3];20;[.F449]+0.1*[.G449]))" office:value-type="float" office:value="-40.4737417609958" calcext:value-type="float">
            <text:p>-40.4737417609958</text:p>
          </table:table-cell>
          <table:table-cell table:formula="of:=([.$C$5]-([.F450]-[.$C$2]))/[.$C$6]" office:value-type="float" office:value="0.347374176099583" calcext:value-type="float">
            <text:p>0.347374176099583</text:p>
          </table:table-cell>
        </table:table-row>
        <table:table-row table:style-name="ro1">
          <table:table-cell table:number-columns-repeated="4"/>
          <table:table-cell office:value-type="float" office:value="44.9" calcext:value-type="float">
            <text:p>44.9</text:p>
          </table:table-cell>
          <table:table-cell table:formula="of:=IF([.F450]&gt;[.$C$3];[.$C$4];IF(([.F450]+0.1*[.G450])&gt;[.$C$3];20;[.F450]+0.1*[.G450]))" office:value-type="float" office:value="-40.4390043433859" calcext:value-type="float">
            <text:p>-40.4390043433859</text:p>
          </table:table-cell>
          <table:table-cell table:formula="of:=([.$C$5]-([.F451]-[.$C$2]))/[.$C$6]" office:value-type="float" office:value="0.343900434338587" calcext:value-type="float">
            <text:p>0.343900434338587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formula="of:=IF([.F451]&gt;[.$C$3];[.$C$4];IF(([.F451]+0.1*[.G451])&gt;[.$C$3];20;[.F451]+0.1*[.G451]))" office:value-type="float" office:value="-40.404614299952" calcext:value-type="float">
            <text:p>-40.404614299952</text:p>
          </table:table-cell>
          <table:table-cell table:formula="of:=([.$C$5]-([.F452]-[.$C$2]))/[.$C$6]" office:value-type="float" office:value="0.340461429995201" calcext:value-type="float">
            <text:p>0.340461429995201</text:p>
          </table:table-cell>
        </table:table-row>
        <table:table-row table:style-name="ro1">
          <table:table-cell table:number-columns-repeated="4"/>
          <table:table-cell office:value-type="float" office:value="45.1" calcext:value-type="float">
            <text:p>45.1</text:p>
          </table:table-cell>
          <table:table-cell table:formula="of:=IF([.F452]&gt;[.$C$3];[.$C$4];IF(([.F452]+0.1*[.G452])&gt;[.$C$3];20;[.F452]+0.1*[.G452]))" office:value-type="float" office:value="-40.3705681569525" calcext:value-type="float">
            <text:p>-40.3705681569525</text:p>
          </table:table-cell>
          <table:table-cell table:formula="of:=([.$C$5]-([.F453]-[.$C$2]))/[.$C$6]" office:value-type="float" office:value="0.337056815695249" calcext:value-type="float">
            <text:p>0.337056815695249</text:p>
          </table:table-cell>
        </table:table-row>
        <table:table-row table:style-name="ro1">
          <table:table-cell table:number-columns-repeated="4"/>
          <table:table-cell office:value-type="float" office:value="45.2" calcext:value-type="float">
            <text:p>45.2</text:p>
          </table:table-cell>
          <table:table-cell table:formula="of:=IF([.F453]&gt;[.$C$3];[.$C$4];IF(([.F453]+0.1*[.G453])&gt;[.$C$3];20;[.F453]+0.1*[.G453]))" office:value-type="float" office:value="-40.336862475383" calcext:value-type="float">
            <text:p>-40.336862475383</text:p>
          </table:table-cell>
          <table:table-cell table:formula="of:=([.$C$5]-([.F454]-[.$C$2]))/[.$C$6]" office:value-type="float" office:value="0.333686247538296" calcext:value-type="float">
            <text:p>0.333686247538296</text:p>
          </table:table-cell>
        </table:table-row>
        <table:table-row table:style-name="ro1">
          <table:table-cell table:number-columns-repeated="4"/>
          <table:table-cell office:value-type="float" office:value="45.3" calcext:value-type="float">
            <text:p>45.3</text:p>
          </table:table-cell>
          <table:table-cell table:formula="of:=IF([.F454]&gt;[.$C$3];[.$C$4];IF(([.F454]+0.1*[.G454])&gt;[.$C$3];20;[.F454]+0.1*[.G454]))" office:value-type="float" office:value="-40.3034938506291" calcext:value-type="float">
            <text:p>-40.3034938506291</text:p>
          </table:table-cell>
          <table:table-cell table:formula="of:=([.$C$5]-([.F455]-[.$C$2]))/[.$C$6]" office:value-type="float" office:value="0.330349385062914" calcext:value-type="float">
            <text:p>0.330349385062914</text:p>
          </table:table-cell>
        </table:table-row>
        <table:table-row table:style-name="ro1">
          <table:table-cell table:number-columns-repeated="4"/>
          <table:table-cell office:value-type="float" office:value="45.4" calcext:value-type="float">
            <text:p>45.4</text:p>
          </table:table-cell>
          <table:table-cell table:formula="of:=IF([.F455]&gt;[.$C$3];[.$C$4];IF(([.F455]+0.1*[.G455])&gt;[.$C$3];20;[.F455]+0.1*[.G455]))" office:value-type="float" office:value="-40.2704589121228" calcext:value-type="float">
            <text:p>-40.2704589121228</text:p>
          </table:table-cell>
          <table:table-cell table:formula="of:=([.$C$5]-([.F456]-[.$C$2]))/[.$C$6]" office:value-type="float" office:value="0.327045891212285" calcext:value-type="float">
            <text:p>0.327045891212285</text:p>
          </table:table-cell>
        </table:table-row>
        <table:table-row table:style-name="ro1">
          <table:table-cell table:number-columns-repeated="4"/>
          <table:table-cell office:value-type="float" office:value="45.5" calcext:value-type="float">
            <text:p>45.5</text:p>
          </table:table-cell>
          <table:table-cell table:formula="of:=IF([.F456]&gt;[.$C$3];[.$C$4];IF(([.F456]+0.1*[.G456])&gt;[.$C$3];20;[.F456]+0.1*[.G456]))" office:value-type="float" office:value="-40.2377543230016" calcext:value-type="float">
            <text:p>-40.2377543230016</text:p>
          </table:table-cell>
          <table:table-cell table:formula="of:=([.$C$5]-([.F457]-[.$C$2]))/[.$C$6]" office:value-type="float" office:value="0.323775432300162" calcext:value-type="float">
            <text:p>0.323775432300162</text:p>
          </table:table-cell>
        </table:table-row>
        <table:table-row table:style-name="ro1">
          <table:table-cell table:number-columns-repeated="4"/>
          <table:table-cell office:value-type="float" office:value="45.6" calcext:value-type="float">
            <text:p>45.6</text:p>
          </table:table-cell>
          <table:table-cell table:formula="of:=IF([.F457]&gt;[.$C$3];[.$C$4];IF(([.F457]+0.1*[.G457])&gt;[.$C$3];20;[.F457]+0.1*[.G457]))" office:value-type="float" office:value="-40.2053767797716" calcext:value-type="float">
            <text:p>-40.2053767797716</text:p>
          </table:table-cell>
          <table:table-cell table:formula="of:=([.$C$5]-([.F458]-[.$C$2]))/[.$C$6]" office:value-type="float" office:value="0.32053767797716" calcext:value-type="float">
            <text:p>0.32053767797716</text:p>
          </table:table-cell>
        </table:table-row>
        <table:table-row table:style-name="ro1">
          <table:table-cell table:number-columns-repeated="4"/>
          <table:table-cell office:value-type="float" office:value="45.7" calcext:value-type="float">
            <text:p>45.7</text:p>
          </table:table-cell>
          <table:table-cell table:formula="of:=IF([.F458]&gt;[.$C$3];[.$C$4];IF(([.F458]+0.1*[.G458])&gt;[.$C$3];20;[.F458]+0.1*[.G458]))" office:value-type="float" office:value="-40.1733230119739" calcext:value-type="float">
            <text:p>-40.1733230119739</text:p>
          </table:table-cell>
          <table:table-cell table:formula="of:=([.$C$5]-([.F459]-[.$C$2]))/[.$C$6]" office:value-type="float" office:value="0.317332301197388" calcext:value-type="float">
            <text:p>0.317332301197388</text:p>
          </table:table-cell>
        </table:table-row>
        <table:table-row table:style-name="ro1">
          <table:table-cell table:number-columns-repeated="4"/>
          <table:table-cell office:value-type="float" office:value="45.8" calcext:value-type="float">
            <text:p>45.8</text:p>
          </table:table-cell>
          <table:table-cell table:formula="of:=IF([.F459]&gt;[.$C$3];[.$C$4];IF(([.F459]+0.1*[.G459])&gt;[.$C$3];20;[.F459]+0.1*[.G459]))" office:value-type="float" office:value="-40.1415897818541" calcext:value-type="float">
            <text:p>-40.1415897818541</text:p>
          </table:table-cell>
          <table:table-cell table:formula="of:=([.$C$5]-([.F460]-[.$C$2]))/[.$C$6]" office:value-type="float" office:value="0.314158978185414" calcext:value-type="float">
            <text:p>0.314158978185414</text:p>
          </table:table-cell>
        </table:table-row>
        <table:table-row table:style-name="ro1">
          <table:table-cell table:number-columns-repeated="4"/>
          <table:table-cell office:value-type="float" office:value="45.9" calcext:value-type="float">
            <text:p>45.9</text:p>
          </table:table-cell>
          <table:table-cell table:formula="of:=IF([.F460]&gt;[.$C$3];[.$C$4];IF(([.F460]+0.1*[.G460])&gt;[.$C$3];20;[.F460]+0.1*[.G460]))" office:value-type="float" office:value="-40.1101738840356" calcext:value-type="float">
            <text:p>-40.1101738840356</text:p>
          </table:table-cell>
          <table:table-cell table:formula="of:=([.$C$5]-([.F461]-[.$C$2]))/[.$C$6]" office:value-type="float" office:value="0.31101738840356" calcext:value-type="float">
            <text:p>0.31101738840356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table:formula="of:=IF([.F461]&gt;[.$C$3];[.$C$4];IF(([.F461]+0.1*[.G461])&gt;[.$C$3];20;[.F461]+0.1*[.G461]))" office:value-type="float" office:value="-40.0790721451953" calcext:value-type="float">
            <text:p>-40.0790721451953</text:p>
          </table:table-cell>
          <table:table-cell table:formula="of:=([.$C$5]-([.F462]-[.$C$2]))/[.$C$6]" office:value-type="float" office:value="0.307907214519525" calcext:value-type="float">
            <text:p>0.307907214519525</text:p>
          </table:table-cell>
        </table:table-row>
        <table:table-row table:style-name="ro1">
          <table:table-cell table:number-columns-repeated="4"/>
          <table:table-cell office:value-type="float" office:value="46.1" calcext:value-type="float">
            <text:p>46.1</text:p>
          </table:table-cell>
          <table:table-cell table:formula="of:=IF([.F462]&gt;[.$C$3];[.$C$4];IF(([.F462]+0.1*[.G462])&gt;[.$C$3];20;[.F462]+0.1*[.G462]))" office:value-type="float" office:value="-40.0482814237433" calcext:value-type="float">
            <text:p>-40.0482814237433</text:p>
          </table:table-cell>
          <table:table-cell table:formula="of:=([.$C$5]-([.F463]-[.$C$2]))/[.$C$6]" office:value-type="float" office:value="0.30482814237433" calcext:value-type="float">
            <text:p>0.30482814237433</text:p>
          </table:table-cell>
        </table:table-row>
        <table:table-row table:style-name="ro1">
          <table:table-cell table:number-columns-repeated="4"/>
          <table:table-cell office:value-type="float" office:value="46.2" calcext:value-type="float">
            <text:p>46.2</text:p>
          </table:table-cell>
          <table:table-cell table:formula="of:=IF([.F463]&gt;[.$C$3];[.$C$4];IF(([.F463]+0.1*[.G463])&gt;[.$C$3];20;[.F463]+0.1*[.G463]))" office:value-type="float" office:value="-40.0177986095059" calcext:value-type="float">
            <text:p>-40.0177986095059</text:p>
          </table:table-cell>
          <table:table-cell table:formula="of:=([.$C$5]-([.F464]-[.$C$2]))/[.$C$6]" office:value-type="float" office:value="0.301779860950587" calcext:value-type="float">
            <text:p>0.301779860950587</text:p>
          </table:table-cell>
        </table:table-row>
        <table:table-row table:style-name="ro1">
          <table:table-cell table:number-columns-repeated="4"/>
          <table:table-cell office:value-type="float" office:value="46.3" calcext:value-type="float">
            <text:p>46.3</text:p>
          </table:table-cell>
          <table:table-cell table:formula="of:=IF([.F464]&gt;[.$C$3];[.$C$4];IF(([.F464]+0.1*[.G464])&gt;[.$C$3];20;[.F464]+0.1*[.G464]))" office:value-type="float" office:value="20" calcext:value-type="float">
            <text:p>20</text:p>
          </table:table-cell>
          <table:table-cell table:formula="of:=([.$C$5]-([.F465]-[.$C$2]))/[.$C$6]" office:value-type="float" office:value="-5.7" calcext:value-type="float">
            <text:p>-5.7</text:p>
          </table:table-cell>
        </table:table-row>
        <table:table-row table:style-name="ro1">
          <table:table-cell table:number-columns-repeated="4"/>
          <table:table-cell office:value-type="float" office:value="46.4" calcext:value-type="float">
            <text:p>46.4</text:p>
          </table:table-cell>
          <table:table-cell table:formula="of:=IF([.F465]&gt;[.$C$3];[.$C$4];IF(([.F465]+0.1*[.G465])&gt;[.$C$3];20;[.F465]+0.1*[.G465]))" office:value-type="float" office:value="-70" calcext:value-type="float">
            <text:p>-70</text:p>
          </table:table-cell>
          <table:table-cell table:formula="of:=([.$C$5]-([.F466]-[.$C$2]))/[.$C$6]" office:value-type="float" office:value="3.3" calcext:value-type="float">
            <text:p>3.3</text:p>
          </table:table-cell>
        </table:table-row>
        <table:table-row table:style-name="ro1">
          <table:table-cell table:number-columns-repeated="4"/>
          <table:table-cell office:value-type="float" office:value="46.5" calcext:value-type="float">
            <text:p>46.5</text:p>
          </table:table-cell>
          <table:table-cell table:formula="of:=IF([.F466]&gt;[.$C$3];[.$C$4];IF(([.F466]+0.1*[.G466])&gt;[.$C$3];20;[.F466]+0.1*[.G466]))" office:value-type="float" office:value="-69.67" calcext:value-type="float">
            <text:p>-69.67</text:p>
          </table:table-cell>
          <table:table-cell table:formula="of:=([.$C$5]-([.F467]-[.$C$2]))/[.$C$6]" office:value-type="float" office:value="3.267" calcext:value-type="float">
            <text:p>3.267</text:p>
          </table:table-cell>
        </table:table-row>
        <table:table-row table:style-name="ro1">
          <table:table-cell table:number-columns-repeated="4"/>
          <table:table-cell office:value-type="float" office:value="46.6" calcext:value-type="float">
            <text:p>46.6</text:p>
          </table:table-cell>
          <table:table-cell table:formula="of:=IF([.F467]&gt;[.$C$3];[.$C$4];IF(([.F467]+0.1*[.G467])&gt;[.$C$3];20;[.F467]+0.1*[.G467]))" office:value-type="float" office:value="-69.3433" calcext:value-type="float">
            <text:p>-69.3433</text:p>
          </table:table-cell>
          <table:table-cell table:formula="of:=([.$C$5]-([.F468]-[.$C$2]))/[.$C$6]" office:value-type="float" office:value="3.23433" calcext:value-type="float">
            <text:p>3.23433</text:p>
          </table:table-cell>
        </table:table-row>
        <table:table-row table:style-name="ro1">
          <table:table-cell table:number-columns-repeated="4"/>
          <table:table-cell office:value-type="float" office:value="46.7" calcext:value-type="float">
            <text:p>46.7</text:p>
          </table:table-cell>
          <table:table-cell table:formula="of:=IF([.F468]&gt;[.$C$3];[.$C$4];IF(([.F468]+0.1*[.G468])&gt;[.$C$3];20;[.F468]+0.1*[.G468]))" office:value-type="float" office:value="-69.019867" calcext:value-type="float">
            <text:p>-69.019867</text:p>
          </table:table-cell>
          <table:table-cell table:formula="of:=([.$C$5]-([.F469]-[.$C$2]))/[.$C$6]" office:value-type="float" office:value="3.2019867" calcext:value-type="float">
            <text:p>3.2019867</text:p>
          </table:table-cell>
        </table:table-row>
        <table:table-row table:style-name="ro1">
          <table:table-cell table:number-columns-repeated="4"/>
          <table:table-cell office:value-type="float" office:value="46.8" calcext:value-type="float">
            <text:p>46.8</text:p>
          </table:table-cell>
          <table:table-cell table:formula="of:=IF([.F469]&gt;[.$C$3];[.$C$4];IF(([.F469]+0.1*[.G469])&gt;[.$C$3];20;[.F469]+0.1*[.G469]))" office:value-type="float" office:value="-68.69966833" calcext:value-type="float">
            <text:p>-68.69966833</text:p>
          </table:table-cell>
          <table:table-cell table:formula="of:=([.$C$5]-([.F470]-[.$C$2]))/[.$C$6]" office:value-type="float" office:value="3.169966833" calcext:value-type="float">
            <text:p>3.169966833</text:p>
          </table:table-cell>
        </table:table-row>
        <table:table-row table:style-name="ro1">
          <table:table-cell table:number-columns-repeated="4"/>
          <table:table-cell office:value-type="float" office:value="46.9" calcext:value-type="float">
            <text:p>46.9</text:p>
          </table:table-cell>
          <table:table-cell table:formula="of:=IF([.F470]&gt;[.$C$3];[.$C$4];IF(([.F470]+0.1*[.G470])&gt;[.$C$3];20;[.F470]+0.1*[.G470]))" office:value-type="float" office:value="-68.3826716467" calcext:value-type="float">
            <text:p>-68.3826716467</text:p>
          </table:table-cell>
          <table:table-cell table:formula="of:=([.$C$5]-([.F471]-[.$C$2]))/[.$C$6]" office:value-type="float" office:value="3.13826716467" calcext:value-type="float">
            <text:p>3.13826716467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table:formula="of:=IF([.F471]&gt;[.$C$3];[.$C$4];IF(([.F471]+0.1*[.G471])&gt;[.$C$3];20;[.F471]+0.1*[.G471]))" office:value-type="float" office:value="-68.068844930233" calcext:value-type="float">
            <text:p>-68.068844930233</text:p>
          </table:table-cell>
          <table:table-cell table:formula="of:=([.$C$5]-([.F472]-[.$C$2]))/[.$C$6]" office:value-type="float" office:value="3.1068844930233" calcext:value-type="float">
            <text:p>3.1068844930233</text:p>
          </table:table-cell>
        </table:table-row>
        <table:table-row table:style-name="ro1">
          <table:table-cell table:number-columns-repeated="4"/>
          <table:table-cell office:value-type="float" office:value="47.1" calcext:value-type="float">
            <text:p>47.1</text:p>
          </table:table-cell>
          <table:table-cell table:formula="of:=IF([.F472]&gt;[.$C$3];[.$C$4];IF(([.F472]+0.1*[.G472])&gt;[.$C$3];20;[.F472]+0.1*[.G472]))" office:value-type="float" office:value="-67.7581564809307" calcext:value-type="float">
            <text:p>-67.7581564809307</text:p>
          </table:table-cell>
          <table:table-cell table:formula="of:=([.$C$5]-([.F473]-[.$C$2]))/[.$C$6]" office:value-type="float" office:value="3.07581564809307" calcext:value-type="float">
            <text:p>3.07581564809307</text:p>
          </table:table-cell>
        </table:table-row>
        <table:table-row table:style-name="ro1">
          <table:table-cell table:number-columns-repeated="4"/>
          <table:table-cell office:value-type="float" office:value="47.2" calcext:value-type="float">
            <text:p>47.2</text:p>
          </table:table-cell>
          <table:table-cell table:formula="of:=IF([.F473]&gt;[.$C$3];[.$C$4];IF(([.F473]+0.1*[.G473])&gt;[.$C$3];20;[.F473]+0.1*[.G473]))" office:value-type="float" office:value="-67.4505749161214" calcext:value-type="float">
            <text:p>-67.4505749161214</text:p>
          </table:table-cell>
          <table:table-cell table:formula="of:=([.$C$5]-([.F474]-[.$C$2]))/[.$C$6]" office:value-type="float" office:value="3.04505749161214" calcext:value-type="float">
            <text:p>3.04505749161214</text:p>
          </table:table-cell>
        </table:table-row>
        <table:table-row table:style-name="ro1">
          <table:table-cell table:number-columns-repeated="4"/>
          <table:table-cell office:value-type="float" office:value="47.3" calcext:value-type="float">
            <text:p>47.3</text:p>
          </table:table-cell>
          <table:table-cell table:formula="of:=IF([.F474]&gt;[.$C$3];[.$C$4];IF(([.F474]+0.1*[.G474])&gt;[.$C$3];20;[.F474]+0.1*[.G474]))" office:value-type="float" office:value="-67.1460691669602" calcext:value-type="float">
            <text:p>-67.1460691669602</text:p>
          </table:table-cell>
          <table:table-cell table:formula="of:=([.$C$5]-([.F475]-[.$C$2]))/[.$C$6]" office:value-type="float" office:value="3.01460691669601" calcext:value-type="float">
            <text:p>3.01460691669601</text:p>
          </table:table-cell>
        </table:table-row>
        <table:table-row table:style-name="ro1">
          <table:table-cell table:number-columns-repeated="4"/>
          <table:table-cell office:value-type="float" office:value="47.4" calcext:value-type="float">
            <text:p>47.4</text:p>
          </table:table-cell>
          <table:table-cell table:formula="of:=IF([.F475]&gt;[.$C$3];[.$C$4];IF(([.F475]+0.1*[.G475])&gt;[.$C$3];20;[.F475]+0.1*[.G475]))" office:value-type="float" office:value="-66.8446084752905" calcext:value-type="float">
            <text:p>-66.8446084752905</text:p>
          </table:table-cell>
          <table:table-cell table:formula="of:=([.$C$5]-([.F476]-[.$C$2]))/[.$C$6]" office:value-type="float" office:value="2.98446084752905" calcext:value-type="float">
            <text:p>2.98446084752905</text:p>
          </table:table-cell>
        </table:table-row>
        <table:table-row table:style-name="ro1">
          <table:table-cell table:number-columns-repeated="4"/>
          <table:table-cell office:value-type="float" office:value="47.5" calcext:value-type="float">
            <text:p>47.5</text:p>
          </table:table-cell>
          <table:table-cell table:formula="of:=IF([.F476]&gt;[.$C$3];[.$C$4];IF(([.F476]+0.1*[.G476])&gt;[.$C$3];20;[.F476]+0.1*[.G476]))" office:value-type="float" office:value="-66.5461623905376" calcext:value-type="float">
            <text:p>-66.5461623905376</text:p>
          </table:table-cell>
          <table:table-cell table:formula="of:=([.$C$5]-([.F477]-[.$C$2]))/[.$C$6]" office:value-type="float" office:value="2.95461623905376" calcext:value-type="float">
            <text:p>2.95461623905376</text:p>
          </table:table-cell>
        </table:table-row>
        <table:table-row table:style-name="ro1">
          <table:table-cell table:number-columns-repeated="4"/>
          <table:table-cell office:value-type="float" office:value="47.6" calcext:value-type="float">
            <text:p>47.6</text:p>
          </table:table-cell>
          <table:table-cell table:formula="of:=IF([.F477]&gt;[.$C$3];[.$C$4];IF(([.F477]+0.1*[.G477])&gt;[.$C$3];20;[.F477]+0.1*[.G477]))" office:value-type="float" office:value="-66.2507007666323" calcext:value-type="float">
            <text:p>-66.2507007666323</text:p>
          </table:table-cell>
          <table:table-cell table:formula="of:=([.$C$5]-([.F478]-[.$C$2]))/[.$C$6]" office:value-type="float" office:value="2.92507007666322" calcext:value-type="float">
            <text:p>2.92507007666322</text:p>
          </table:table-cell>
        </table:table-row>
        <table:table-row table:style-name="ro1">
          <table:table-cell table:number-columns-repeated="4"/>
          <table:table-cell office:value-type="float" office:value="47.7" calcext:value-type="float">
            <text:p>47.7</text:p>
          </table:table-cell>
          <table:table-cell table:formula="of:=IF([.F478]&gt;[.$C$3];[.$C$4];IF(([.F478]+0.1*[.G478])&gt;[.$C$3];20;[.F478]+0.1*[.G478]))" office:value-type="float" office:value="-65.9581937589659" calcext:value-type="float">
            <text:p>-65.9581937589659</text:p>
          </table:table-cell>
          <table:table-cell table:formula="of:=([.$C$5]-([.F479]-[.$C$2]))/[.$C$6]" office:value-type="float" office:value="2.89581937589659" calcext:value-type="float">
            <text:p>2.89581937589659</text:p>
          </table:table-cell>
        </table:table-row>
        <table:table-row table:style-name="ro1">
          <table:table-cell table:number-columns-repeated="4"/>
          <table:table-cell office:value-type="float" office:value="47.8" calcext:value-type="float">
            <text:p>47.8</text:p>
          </table:table-cell>
          <table:table-cell table:formula="of:=IF([.F479]&gt;[.$C$3];[.$C$4];IF(([.F479]+0.1*[.G479])&gt;[.$C$3];20;[.F479]+0.1*[.G479]))" office:value-type="float" office:value="-65.6686118213763" calcext:value-type="float">
            <text:p>-65.6686118213763</text:p>
          </table:table-cell>
          <table:table-cell table:formula="of:=([.$C$5]-([.F480]-[.$C$2]))/[.$C$6]" office:value-type="float" office:value="2.86686118213763" calcext:value-type="float">
            <text:p>2.86686118213763</text:p>
          </table:table-cell>
        </table:table-row>
        <table:table-row table:style-name="ro1">
          <table:table-cell table:number-columns-repeated="4"/>
          <table:table-cell office:value-type="float" office:value="47.9" calcext:value-type="float">
            <text:p>47.9</text:p>
          </table:table-cell>
          <table:table-cell table:formula="of:=IF([.F480]&gt;[.$C$3];[.$C$4];IF(([.F480]+0.1*[.G480])&gt;[.$C$3];20;[.F480]+0.1*[.G480]))" office:value-type="float" office:value="-65.3819257031625" calcext:value-type="float">
            <text:p>-65.3819257031625</text:p>
          </table:table-cell>
          <table:table-cell table:formula="of:=([.$C$5]-([.F481]-[.$C$2]))/[.$C$6]" office:value-type="float" office:value="2.83819257031625" calcext:value-type="float">
            <text:p>2.83819257031625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table:formula="of:=IF([.F481]&gt;[.$C$3];[.$C$4];IF(([.F481]+0.1*[.G481])&gt;[.$C$3];20;[.F481]+0.1*[.G481]))" office:value-type="float" office:value="-65.0981064461309" calcext:value-type="float">
            <text:p>-65.0981064461309</text:p>
          </table:table-cell>
          <table:table-cell table:formula="of:=([.$C$5]-([.F482]-[.$C$2]))/[.$C$6]" office:value-type="float" office:value="2.80981064461309" calcext:value-type="float">
            <text:p>2.80981064461309</text:p>
          </table:table-cell>
        </table:table-row>
        <table:table-row table:style-name="ro1">
          <table:table-cell table:number-columns-repeated="4"/>
          <table:table-cell office:value-type="float" office:value="48.1" calcext:value-type="float">
            <text:p>48.1</text:p>
          </table:table-cell>
          <table:table-cell table:formula="of:=IF([.F482]&gt;[.$C$3];[.$C$4];IF(([.F482]+0.1*[.G482])&gt;[.$C$3];20;[.F482]+0.1*[.G482]))" office:value-type="float" office:value="-64.8171253816696" calcext:value-type="float">
            <text:p>-64.8171253816696</text:p>
          </table:table-cell>
          <table:table-cell table:formula="of:=([.$C$5]-([.F483]-[.$C$2]))/[.$C$6]" office:value-type="float" office:value="2.78171253816696" calcext:value-type="float">
            <text:p>2.78171253816696</text:p>
          </table:table-cell>
        </table:table-row>
        <table:table-row table:style-name="ro1">
          <table:table-cell table:number-columns-repeated="4"/>
          <table:table-cell office:value-type="float" office:value="48.2" calcext:value-type="float">
            <text:p>48.2</text:p>
          </table:table-cell>
          <table:table-cell table:formula="of:=IF([.F483]&gt;[.$C$3];[.$C$4];IF(([.F483]+0.1*[.G483])&gt;[.$C$3];20;[.F483]+0.1*[.G483]))" office:value-type="float" office:value="-64.5389541278529" calcext:value-type="float">
            <text:p>-64.5389541278529</text:p>
          </table:table-cell>
          <table:table-cell table:formula="of:=([.$C$5]-([.F484]-[.$C$2]))/[.$C$6]" office:value-type="float" office:value="2.75389541278529" calcext:value-type="float">
            <text:p>2.75389541278529</text:p>
          </table:table-cell>
        </table:table-row>
        <table:table-row table:style-name="ro1">
          <table:table-cell table:number-columns-repeated="4"/>
          <table:table-cell office:value-type="float" office:value="48.3" calcext:value-type="float">
            <text:p>48.3</text:p>
          </table:table-cell>
          <table:table-cell table:formula="of:=IF([.F484]&gt;[.$C$3];[.$C$4];IF(([.F484]+0.1*[.G484])&gt;[.$C$3];20;[.F484]+0.1*[.G484]))" office:value-type="float" office:value="-64.2635645865744" calcext:value-type="float">
            <text:p>-64.2635645865744</text:p>
          </table:table-cell>
          <table:table-cell table:formula="of:=([.$C$5]-([.F485]-[.$C$2]))/[.$C$6]" office:value-type="float" office:value="2.72635645865743" calcext:value-type="float">
            <text:p>2.72635645865743</text:p>
          </table:table-cell>
        </table:table-row>
        <table:table-row table:style-name="ro1">
          <table:table-cell table:number-columns-repeated="4"/>
          <table:table-cell office:value-type="float" office:value="48.4" calcext:value-type="float">
            <text:p>48.4</text:p>
          </table:table-cell>
          <table:table-cell table:formula="of:=IF([.F485]&gt;[.$C$3];[.$C$4];IF(([.F485]+0.1*[.G485])&gt;[.$C$3];20;[.F485]+0.1*[.G485]))" office:value-type="float" office:value="-63.9909289407086" calcext:value-type="float">
            <text:p>-63.9909289407086</text:p>
          </table:table-cell>
          <table:table-cell table:formula="of:=([.$C$5]-([.F486]-[.$C$2]))/[.$C$6]" office:value-type="float" office:value="2.69909289407086" calcext:value-type="float">
            <text:p>2.69909289407086</text:p>
          </table:table-cell>
        </table:table-row>
        <table:table-row table:style-name="ro1">
          <table:table-cell table:number-columns-repeated="4"/>
          <table:table-cell office:value-type="float" office:value="48.5" calcext:value-type="float">
            <text:p>48.5</text:p>
          </table:table-cell>
          <table:table-cell table:formula="of:=IF([.F486]&gt;[.$C$3];[.$C$4];IF(([.F486]+0.1*[.G486])&gt;[.$C$3];20;[.F486]+0.1*[.G486]))" office:value-type="float" office:value="-63.7210196513015" calcext:value-type="float">
            <text:p>-63.7210196513015</text:p>
          </table:table-cell>
          <table:table-cell table:formula="of:=([.$C$5]-([.F487]-[.$C$2]))/[.$C$6]" office:value-type="float" office:value="2.67210196513015" calcext:value-type="float">
            <text:p>2.67210196513015</text:p>
          </table:table-cell>
        </table:table-row>
        <table:table-row table:style-name="ro1">
          <table:table-cell table:number-columns-repeated="4"/>
          <table:table-cell office:value-type="float" office:value="48.6" calcext:value-type="float">
            <text:p>48.6</text:p>
          </table:table-cell>
          <table:table-cell table:formula="of:=IF([.F487]&gt;[.$C$3];[.$C$4];IF(([.F487]+0.1*[.G487])&gt;[.$C$3];20;[.F487]+0.1*[.G487]))" office:value-type="float" office:value="-63.4538094547885" calcext:value-type="float">
            <text:p>-63.4538094547885</text:p>
          </table:table-cell>
          <table:table-cell table:formula="of:=([.$C$5]-([.F488]-[.$C$2]))/[.$C$6]" office:value-type="float" office:value="2.64538094547885" calcext:value-type="float">
            <text:p>2.64538094547885</text:p>
          </table:table-cell>
        </table:table-row>
        <table:table-row table:style-name="ro1">
          <table:table-cell table:number-columns-repeated="4"/>
          <table:table-cell office:value-type="float" office:value="48.7" calcext:value-type="float">
            <text:p>48.7</text:p>
          </table:table-cell>
          <table:table-cell table:formula="of:=IF([.F488]&gt;[.$C$3];[.$C$4];IF(([.F488]+0.1*[.G488])&gt;[.$C$3];20;[.F488]+0.1*[.G488]))" office:value-type="float" office:value="-63.1892713602406" calcext:value-type="float">
            <text:p>-63.1892713602406</text:p>
          </table:table-cell>
          <table:table-cell table:formula="of:=([.$C$5]-([.F489]-[.$C$2]))/[.$C$6]" office:value-type="float" office:value="2.61892713602406" calcext:value-type="float">
            <text:p>2.61892713602406</text:p>
          </table:table-cell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 table:formula="of:=IF([.F489]&gt;[.$C$3];[.$C$4];IF(([.F489]+0.1*[.G489])&gt;[.$C$3];20;[.F489]+0.1*[.G489]))" office:value-type="float" office:value="-62.9273786466382" calcext:value-type="float">
            <text:p>-62.9273786466382</text:p>
          </table:table-cell>
          <table:table-cell table:formula="of:=([.$C$5]-([.F490]-[.$C$2]))/[.$C$6]" office:value-type="float" office:value="2.59273786466382" calcext:value-type="float">
            <text:p>2.59273786466382</text:p>
          </table:table-cell>
        </table:table-row>
        <table:table-row table:style-name="ro1">
          <table:table-cell table:number-columns-repeated="4"/>
          <table:table-cell office:value-type="float" office:value="48.9" calcext:value-type="float">
            <text:p>48.9</text:p>
          </table:table-cell>
          <table:table-cell table:formula="of:=IF([.F490]&gt;[.$C$3];[.$C$4];IF(([.F490]+0.1*[.G490])&gt;[.$C$3];20;[.F490]+0.1*[.G490]))" office:value-type="float" office:value="-62.6681048601718" calcext:value-type="float">
            <text:p>-62.6681048601718</text:p>
          </table:table-cell>
          <table:table-cell table:formula="of:=([.$C$5]-([.F491]-[.$C$2]))/[.$C$6]" office:value-type="float" office:value="2.56681048601718" calcext:value-type="float">
            <text:p>2.56681048601718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formula="of:=IF([.F491]&gt;[.$C$3];[.$C$4];IF(([.F491]+0.1*[.G491])&gt;[.$C$3];20;[.F491]+0.1*[.G491]))" office:value-type="float" office:value="-62.4114238115701" calcext:value-type="float">
            <text:p>-62.4114238115701</text:p>
          </table:table-cell>
          <table:table-cell table:formula="of:=([.$C$5]-([.F492]-[.$C$2]))/[.$C$6]" office:value-type="float" office:value="2.54114238115701" calcext:value-type="float">
            <text:p>2.54114238115701</text:p>
          </table:table-cell>
        </table:table-row>
        <table:table-row table:style-name="ro1">
          <table:table-cell table:number-columns-repeated="4"/>
          <table:table-cell office:value-type="float" office:value="49.1" calcext:value-type="float">
            <text:p>49.1</text:p>
          </table:table-cell>
          <table:table-cell table:formula="of:=IF([.F492]&gt;[.$C$3];[.$C$4];IF(([.F492]+0.1*[.G492])&gt;[.$C$3];20;[.F492]+0.1*[.G492]))" office:value-type="float" office:value="-62.1573095734544" calcext:value-type="float">
            <text:p>-62.1573095734544</text:p>
          </table:table-cell>
          <table:table-cell table:formula="of:=([.$C$5]-([.F493]-[.$C$2]))/[.$C$6]" office:value-type="float" office:value="2.51573095734544" calcext:value-type="float">
            <text:p>2.51573095734544</text:p>
          </table:table-cell>
        </table:table-row>
        <table:table-row table:style-name="ro1">
          <table:table-cell table:number-columns-repeated="4"/>
          <table:table-cell office:value-type="float" office:value="49.2" calcext:value-type="float">
            <text:p>49.2</text:p>
          </table:table-cell>
          <table:table-cell table:formula="of:=IF([.F493]&gt;[.$C$3];[.$C$4];IF(([.F493]+0.1*[.G493])&gt;[.$C$3];20;[.F493]+0.1*[.G493]))" office:value-type="float" office:value="-61.9057364777199" calcext:value-type="float">
            <text:p>-61.9057364777199</text:p>
          </table:table-cell>
          <table:table-cell table:formula="of:=([.$C$5]-([.F494]-[.$C$2]))/[.$C$6]" office:value-type="float" office:value="2.49057364777199" calcext:value-type="float">
            <text:p>2.49057364777199</text:p>
          </table:table-cell>
        </table:table-row>
        <table:table-row table:style-name="ro1">
          <table:table-cell table:number-columns-repeated="4"/>
          <table:table-cell office:value-type="float" office:value="49.3" calcext:value-type="float">
            <text:p>49.3</text:p>
          </table:table-cell>
          <table:table-cell table:formula="of:=IF([.F494]&gt;[.$C$3];[.$C$4];IF(([.F494]+0.1*[.G494])&gt;[.$C$3];20;[.F494]+0.1*[.G494]))" office:value-type="float" office:value="-61.6566791129427" calcext:value-type="float">
            <text:p>-61.6566791129427</text:p>
          </table:table-cell>
          <table:table-cell table:formula="of:=([.$C$5]-([.F495]-[.$C$2]))/[.$C$6]" office:value-type="float" office:value="2.46566791129427" calcext:value-type="float">
            <text:p>2.46566791129427</text:p>
          </table:table-cell>
        </table:table-row>
        <table:table-row table:style-name="ro1">
          <table:table-cell table:number-columns-repeated="4"/>
          <table:table-cell office:value-type="float" office:value="49.4" calcext:value-type="float">
            <text:p>49.4</text:p>
          </table:table-cell>
          <table:table-cell table:formula="of:=IF([.F495]&gt;[.$C$3];[.$C$4];IF(([.F495]+0.1*[.G495])&gt;[.$C$3];20;[.F495]+0.1*[.G495]))" office:value-type="float" office:value="-61.4101123218132" calcext:value-type="float">
            <text:p>-61.4101123218132</text:p>
          </table:table-cell>
          <table:table-cell table:formula="of:=([.$C$5]-([.F496]-[.$C$2]))/[.$C$6]" office:value-type="float" office:value="2.44101123218132" calcext:value-type="float">
            <text:p>2.44101123218132</text:p>
          </table:table-cell>
        </table:table-row>
        <table:table-row table:style-name="ro1">
          <table:table-cell table:number-columns-repeated="4"/>
          <table:table-cell office:value-type="float" office:value="49.5" calcext:value-type="float">
            <text:p>49.5</text:p>
          </table:table-cell>
          <table:table-cell table:formula="of:=IF([.F496]&gt;[.$C$3];[.$C$4];IF(([.F496]+0.1*[.G496])&gt;[.$C$3];20;[.F496]+0.1*[.G496]))" office:value-type="float" office:value="-61.1660111985951" calcext:value-type="float">
            <text:p>-61.1660111985951</text:p>
          </table:table-cell>
          <table:table-cell table:formula="of:=([.$C$5]-([.F497]-[.$C$2]))/[.$C$6]" office:value-type="float" office:value="2.41660111985951" calcext:value-type="float">
            <text:p>2.41660111985951</text:p>
          </table:table-cell>
        </table:table-row>
        <table:table-row table:style-name="ro1">
          <table:table-cell table:number-columns-repeated="4"/>
          <table:table-cell office:value-type="float" office:value="49.6" calcext:value-type="float">
            <text:p>49.6</text:p>
          </table:table-cell>
          <table:table-cell table:formula="of:=IF([.F497]&gt;[.$C$3];[.$C$4];IF(([.F497]+0.1*[.G497])&gt;[.$C$3];20;[.F497]+0.1*[.G497]))" office:value-type="float" office:value="-60.9243510866092" calcext:value-type="float">
            <text:p>-60.9243510866092</text:p>
          </table:table-cell>
          <table:table-cell table:formula="of:=([.$C$5]-([.F498]-[.$C$2]))/[.$C$6]" office:value-type="float" office:value="2.39243510866092" calcext:value-type="float">
            <text:p>2.39243510866092</text:p>
          </table:table-cell>
        </table:table-row>
        <table:table-row table:style-name="ro1">
          <table:table-cell table:number-columns-repeated="4"/>
          <table:table-cell office:value-type="float" office:value="49.7" calcext:value-type="float">
            <text:p>49.7</text:p>
          </table:table-cell>
          <table:table-cell table:formula="of:=IF([.F498]&gt;[.$C$3];[.$C$4];IF(([.F498]+0.1*[.G498])&gt;[.$C$3];20;[.F498]+0.1*[.G498]))" office:value-type="float" office:value="-60.6851075757431" calcext:value-type="float">
            <text:p>-60.6851075757431</text:p>
          </table:table-cell>
          <table:table-cell table:formula="of:=([.$C$5]-([.F499]-[.$C$2]))/[.$C$6]" office:value-type="float" office:value="2.36851075757431" calcext:value-type="float">
            <text:p>2.36851075757431</text:p>
          </table:table-cell>
        </table:table-row>
        <table:table-row table:style-name="ro1">
          <table:table-cell table:number-columns-repeated="4"/>
          <table:table-cell office:value-type="float" office:value="49.8" calcext:value-type="float">
            <text:p>49.8</text:p>
          </table:table-cell>
          <table:table-cell table:formula="of:=IF([.F499]&gt;[.$C$3];[.$C$4];IF(([.F499]+0.1*[.G499])&gt;[.$C$3];20;[.F499]+0.1*[.G499]))" office:value-type="float" office:value="-60.4482564999856" calcext:value-type="float">
            <text:p>-60.4482564999856</text:p>
          </table:table-cell>
          <table:table-cell table:formula="of:=([.$C$5]-([.F500]-[.$C$2]))/[.$C$6]" office:value-type="float" office:value="2.34482564999856" calcext:value-type="float">
            <text:p>2.34482564999856</text:p>
          </table:table-cell>
        </table:table-row>
        <table:table-row table:style-name="ro1">
          <table:table-cell table:number-columns-repeated="4"/>
          <table:table-cell office:value-type="float" office:value="49.9" calcext:value-type="float">
            <text:p>49.9</text:p>
          </table:table-cell>
          <table:table-cell table:formula="of:=IF([.F500]&gt;[.$C$3];[.$C$4];IF(([.F500]+0.1*[.G500])&gt;[.$C$3];20;[.F500]+0.1*[.G500]))" office:value-type="float" office:value="-60.2137739349858" calcext:value-type="float">
            <text:p>-60.2137739349858</text:p>
          </table:table-cell>
          <table:table-cell table:formula="of:=([.$C$5]-([.F501]-[.$C$2]))/[.$C$6]" office:value-type="float" office:value="2.32137739349858" calcext:value-type="float">
            <text:p>2.32137739349858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IF([.F501]&gt;[.$C$3];[.$C$4];IF(([.F501]+0.1*[.G501])&gt;[.$C$3];20;[.F501]+0.1*[.G501]))" office:value-type="float" office:value="-59.9816361956359" calcext:value-type="float">
            <text:p>-59.9816361956359</text:p>
          </table:table-cell>
          <table:table-cell table:formula="of:=([.$C$5]-([.F502]-[.$C$2]))/[.$C$6]" office:value-type="float" office:value="2.29816361956359" calcext:value-type="float">
            <text:p>2.29816361956359</text:p>
          </table:table-cell>
        </table:table-row>
        <table:table-row table:style-name="ro1">
          <table:table-cell table:number-columns-repeated="4"/>
          <table:table-cell office:value-type="float" office:value="50.1" calcext:value-type="float">
            <text:p>50.1</text:p>
          </table:table-cell>
          <table:table-cell table:formula="of:=IF([.F502]&gt;[.$C$3];[.$C$4];IF(([.F502]+0.1*[.G502])&gt;[.$C$3];20;[.F502]+0.1*[.G502]))" office:value-type="float" office:value="-59.7518198336796" calcext:value-type="float">
            <text:p>-59.7518198336796</text:p>
          </table:table-cell>
          <table:table-cell table:formula="of:=([.$C$5]-([.F503]-[.$C$2]))/[.$C$6]" office:value-type="float" office:value="2.27518198336796" calcext:value-type="float">
            <text:p>2.27518198336796</text:p>
          </table:table-cell>
        </table:table-row>
        <table:table-row table:style-name="ro1">
          <table:table-cell table:number-columns-repeated="4"/>
          <table:table-cell office:value-type="float" office:value="50.2" calcext:value-type="float">
            <text:p>50.2</text:p>
          </table:table-cell>
          <table:table-cell table:formula="of:=IF([.F503]&gt;[.$C$3];[.$C$4];IF(([.F503]+0.1*[.G503])&gt;[.$C$3];20;[.F503]+0.1*[.G503]))" office:value-type="float" office:value="-59.5243016353428" calcext:value-type="float">
            <text:p>-59.5243016353428</text:p>
          </table:table-cell>
          <table:table-cell table:formula="of:=([.$C$5]-([.F504]-[.$C$2]))/[.$C$6]" office:value-type="float" office:value="2.25243016353428" calcext:value-type="float">
            <text:p>2.25243016353428</text:p>
          </table:table-cell>
        </table:table-row>
        <table:table-row table:style-name="ro1">
          <table:table-cell table:number-columns-repeated="4"/>
          <table:table-cell office:value-type="float" office:value="50.3" calcext:value-type="float">
            <text:p>50.3</text:p>
          </table:table-cell>
          <table:table-cell table:formula="of:=IF([.F504]&gt;[.$C$3];[.$C$4];IF(([.F504]+0.1*[.G504])&gt;[.$C$3];20;[.F504]+0.1*[.G504]))" office:value-type="float" office:value="-59.2990586189893" calcext:value-type="float">
            <text:p>-59.2990586189893</text:p>
          </table:table-cell>
          <table:table-cell table:formula="of:=([.$C$5]-([.F505]-[.$C$2]))/[.$C$6]" office:value-type="float" office:value="2.22990586189893" calcext:value-type="float">
            <text:p>2.22990586189893</text:p>
          </table:table-cell>
        </table:table-row>
        <table:table-row table:style-name="ro1">
          <table:table-cell table:number-columns-repeated="4"/>
          <table:table-cell office:value-type="float" office:value="50.4" calcext:value-type="float">
            <text:p>50.4</text:p>
          </table:table-cell>
          <table:table-cell table:formula="of:=IF([.F505]&gt;[.$C$3];[.$C$4];IF(([.F505]+0.1*[.G505])&gt;[.$C$3];20;[.F505]+0.1*[.G505]))" office:value-type="float" office:value="-59.0760680327995" calcext:value-type="float">
            <text:p>-59.0760680327995</text:p>
          </table:table-cell>
          <table:table-cell table:formula="of:=([.$C$5]-([.F506]-[.$C$2]))/[.$C$6]" office:value-type="float" office:value="2.20760680327994" calcext:value-type="float">
            <text:p>2.20760680327994</text:p>
          </table:table-cell>
        </table:table-row>
        <table:table-row table:style-name="ro1">
          <table:table-cell table:number-columns-repeated="4"/>
          <table:table-cell office:value-type="float" office:value="50.5" calcext:value-type="float">
            <text:p>50.5</text:p>
          </table:table-cell>
          <table:table-cell table:formula="of:=IF([.F506]&gt;[.$C$3];[.$C$4];IF(([.F506]+0.1*[.G506])&gt;[.$C$3];20;[.F506]+0.1*[.G506]))" office:value-type="float" office:value="-58.8553073524715" calcext:value-type="float">
            <text:p>-58.8553073524715</text:p>
          </table:table-cell>
          <table:table-cell table:formula="of:=([.$C$5]-([.F507]-[.$C$2]))/[.$C$6]" office:value-type="float" office:value="2.18553073524715" calcext:value-type="float">
            <text:p>2.18553073524715</text:p>
          </table:table-cell>
        </table:table-row>
        <table:table-row table:style-name="ro1">
          <table:table-cell table:number-columns-repeated="4"/>
          <table:table-cell office:value-type="float" office:value="50.6" calcext:value-type="float">
            <text:p>50.6</text:p>
          </table:table-cell>
          <table:table-cell table:formula="of:=IF([.F507]&gt;[.$C$3];[.$C$4];IF(([.F507]+0.1*[.G507])&gt;[.$C$3];20;[.F507]+0.1*[.G507]))" office:value-type="float" office:value="-58.6367542789467" calcext:value-type="float">
            <text:p>-58.6367542789467</text:p>
          </table:table-cell>
          <table:table-cell table:formula="of:=([.$C$5]-([.F508]-[.$C$2]))/[.$C$6]" office:value-type="float" office:value="2.16367542789467" calcext:value-type="float">
            <text:p>2.16367542789467</text:p>
          </table:table-cell>
        </table:table-row>
        <table:table-row table:style-name="ro1">
          <table:table-cell table:number-columns-repeated="4"/>
          <table:table-cell office:value-type="float" office:value="50.7" calcext:value-type="float">
            <text:p>50.7</text:p>
          </table:table-cell>
          <table:table-cell table:formula="of:=IF([.F508]&gt;[.$C$3];[.$C$4];IF(([.F508]+0.1*[.G508])&gt;[.$C$3];20;[.F508]+0.1*[.G508]))" office:value-type="float" office:value="-58.4203867361573" calcext:value-type="float">
            <text:p>-58.4203867361573</text:p>
          </table:table-cell>
          <table:table-cell table:formula="of:=([.$C$5]-([.F509]-[.$C$2]))/[.$C$6]" office:value-type="float" office:value="2.14203867361573" calcext:value-type="float">
            <text:p>2.14203867361573</text:p>
          </table:table-cell>
        </table:table-row>
        <table:table-row table:style-name="ro1">
          <table:table-cell table:number-columns-repeated="4"/>
          <table:table-cell office:value-type="float" office:value="50.8" calcext:value-type="float">
            <text:p>50.8</text:p>
          </table:table-cell>
          <table:table-cell table:formula="of:=IF([.F509]&gt;[.$C$3];[.$C$4];IF(([.F509]+0.1*[.G509])&gt;[.$C$3];20;[.F509]+0.1*[.G509]))" office:value-type="float" office:value="-58.2061828687957" calcext:value-type="float">
            <text:p>-58.2061828687957</text:p>
          </table:table-cell>
          <table:table-cell table:formula="of:=([.$C$5]-([.F510]-[.$C$2]))/[.$C$6]" office:value-type="float" office:value="2.12061828687957" calcext:value-type="float">
            <text:p>2.12061828687957</text:p>
          </table:table-cell>
        </table:table-row>
        <table:table-row table:style-name="ro1">
          <table:table-cell table:number-columns-repeated="4"/>
          <table:table-cell office:value-type="float" office:value="50.9" calcext:value-type="float">
            <text:p>50.9</text:p>
          </table:table-cell>
          <table:table-cell table:formula="of:=IF([.F510]&gt;[.$C$3];[.$C$4];IF(([.F510]+0.1*[.G510])&gt;[.$C$3];20;[.F510]+0.1*[.G510]))" office:value-type="float" office:value="-57.9941210401077" calcext:value-type="float">
            <text:p>-57.9941210401077</text:p>
          </table:table-cell>
          <table:table-cell table:formula="of:=([.$C$5]-([.F511]-[.$C$2]))/[.$C$6]" office:value-type="float" office:value="2.09941210401077" calcext:value-type="float">
            <text:p>2.09941210401077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table:formula="of:=IF([.F511]&gt;[.$C$3];[.$C$4];IF(([.F511]+0.1*[.G511])&gt;[.$C$3];20;[.F511]+0.1*[.G511]))" office:value-type="float" office:value="-57.7841798297067" calcext:value-type="float">
            <text:p>-57.7841798297067</text:p>
          </table:table-cell>
          <table:table-cell table:formula="of:=([.$C$5]-([.F512]-[.$C$2]))/[.$C$6]" office:value-type="float" office:value="2.07841798297067" calcext:value-type="float">
            <text:p>2.07841798297067</text:p>
          </table:table-cell>
        </table:table-row>
        <table:table-row table:style-name="ro1">
          <table:table-cell table:number-columns-repeated="4"/>
          <table:table-cell office:value-type="float" office:value="51.1" calcext:value-type="float">
            <text:p>51.1</text:p>
          </table:table-cell>
          <table:table-cell table:formula="of:=IF([.F512]&gt;[.$C$3];[.$C$4];IF(([.F512]+0.1*[.G512])&gt;[.$C$3];20;[.F512]+0.1*[.G512]))" office:value-type="float" office:value="-57.5763380314096" calcext:value-type="float">
            <text:p>-57.5763380314096</text:p>
          </table:table-cell>
          <table:table-cell table:formula="of:=([.$C$5]-([.F513]-[.$C$2]))/[.$C$6]" office:value-type="float" office:value="2.05763380314096" calcext:value-type="float">
            <text:p>2.05763380314096</text:p>
          </table:table-cell>
        </table:table-row>
        <table:table-row table:style-name="ro1">
          <table:table-cell table:number-columns-repeated="4"/>
          <table:table-cell office:value-type="float" office:value="51.2" calcext:value-type="float">
            <text:p>51.2</text:p>
          </table:table-cell>
          <table:table-cell table:formula="of:=IF([.F513]&gt;[.$C$3];[.$C$4];IF(([.F513]+0.1*[.G513])&gt;[.$C$3];20;[.F513]+0.1*[.G513]))" office:value-type="float" office:value="-57.3705746510955" calcext:value-type="float">
            <text:p>-57.3705746510955</text:p>
          </table:table-cell>
          <table:table-cell table:formula="of:=([.$C$5]-([.F514]-[.$C$2]))/[.$C$6]" office:value-type="float" office:value="2.03705746510955" calcext:value-type="float">
            <text:p>2.03705746510955</text:p>
          </table:table-cell>
        </table:table-row>
        <table:table-row table:style-name="ro1">
          <table:table-cell table:number-columns-repeated="4"/>
          <table:table-cell office:value-type="float" office:value="51.3" calcext:value-type="float">
            <text:p>51.3</text:p>
          </table:table-cell>
          <table:table-cell table:formula="of:=IF([.F514]&gt;[.$C$3];[.$C$4];IF(([.F514]+0.1*[.G514])&gt;[.$C$3];20;[.F514]+0.1*[.G514]))" office:value-type="float" office:value="-57.1668689045845" calcext:value-type="float">
            <text:p>-57.1668689045845</text:p>
          </table:table-cell>
          <table:table-cell table:formula="of:=([.$C$5]-([.F515]-[.$C$2]))/[.$C$6]" office:value-type="float" office:value="2.01668689045845" calcext:value-type="float">
            <text:p>2.01668689045845</text:p>
          </table:table-cell>
        </table:table-row>
        <table:table-row table:style-name="ro1">
          <table:table-cell table:number-columns-repeated="4"/>
          <table:table-cell office:value-type="float" office:value="51.4" calcext:value-type="float">
            <text:p>51.4</text:p>
          </table:table-cell>
          <table:table-cell table:formula="of:=IF([.F515]&gt;[.$C$3];[.$C$4];IF(([.F515]+0.1*[.G515])&gt;[.$C$3];20;[.F515]+0.1*[.G515]))" office:value-type="float" office:value="-56.9652002155387" calcext:value-type="float">
            <text:p>-56.9652002155387</text:p>
          </table:table-cell>
          <table:table-cell table:formula="of:=([.$C$5]-([.F516]-[.$C$2]))/[.$C$6]" office:value-type="float" office:value="1.99652002155387" calcext:value-type="float">
            <text:p>1.99652002155387</text:p>
          </table:table-cell>
        </table:table-row>
        <table:table-row table:style-name="ro1">
          <table:table-cell table:number-columns-repeated="4"/>
          <table:table-cell office:value-type="float" office:value="51.5" calcext:value-type="float">
            <text:p>51.5</text:p>
          </table:table-cell>
          <table:table-cell table:formula="of:=IF([.F516]&gt;[.$C$3];[.$C$4];IF(([.F516]+0.1*[.G516])&gt;[.$C$3];20;[.F516]+0.1*[.G516]))" office:value-type="float" office:value="-56.7655482133833" calcext:value-type="float">
            <text:p>-56.7655482133833</text:p>
          </table:table-cell>
          <table:table-cell table:formula="of:=([.$C$5]-([.F517]-[.$C$2]))/[.$C$6]" office:value-type="float" office:value="1.97655482133833" calcext:value-type="float">
            <text:p>1.97655482133833</text:p>
          </table:table-cell>
        </table:table-row>
        <table:table-row table:style-name="ro1">
          <table:table-cell table:number-columns-repeated="4"/>
          <table:table-cell office:value-type="float" office:value="51.6" calcext:value-type="float">
            <text:p>51.6</text:p>
          </table:table-cell>
          <table:table-cell table:formula="of:=IF([.F517]&gt;[.$C$3];[.$C$4];IF(([.F517]+0.1*[.G517])&gt;[.$C$3];20;[.F517]+0.1*[.G517]))" office:value-type="float" office:value="-56.5678927312495" calcext:value-type="float">
            <text:p>-56.5678927312495</text:p>
          </table:table-cell>
          <table:table-cell table:formula="of:=([.$C$5]-([.F518]-[.$C$2]))/[.$C$6]" office:value-type="float" office:value="1.95678927312495" calcext:value-type="float">
            <text:p>1.95678927312495</text:p>
          </table:table-cell>
        </table:table-row>
        <table:table-row table:style-name="ro1">
          <table:table-cell table:number-columns-repeated="4"/>
          <table:table-cell office:value-type="float" office:value="51.7" calcext:value-type="float">
            <text:p>51.7</text:p>
          </table:table-cell>
          <table:table-cell table:formula="of:=IF([.F518]&gt;[.$C$3];[.$C$4];IF(([.F518]+0.1*[.G518])&gt;[.$C$3];20;[.F518]+0.1*[.G518]))" office:value-type="float" office:value="-56.372213803937" calcext:value-type="float">
            <text:p>-56.372213803937</text:p>
          </table:table-cell>
          <table:table-cell table:formula="of:=([.$C$5]-([.F519]-[.$C$2]))/[.$C$6]" office:value-type="float" office:value="1.9372213803937" calcext:value-type="float">
            <text:p>1.9372213803937</text:p>
          </table:table-cell>
        </table:table-row>
        <table:table-row table:style-name="ro1">
          <table:table-cell table:number-columns-repeated="4"/>
          <table:table-cell office:value-type="float" office:value="51.8" calcext:value-type="float">
            <text:p>51.8</text:p>
          </table:table-cell>
          <table:table-cell table:formula="of:=IF([.F519]&gt;[.$C$3];[.$C$4];IF(([.F519]+0.1*[.G519])&gt;[.$C$3];20;[.F519]+0.1*[.G519]))" office:value-type="float" office:value="-56.1784916658976" calcext:value-type="float">
            <text:p>-56.1784916658976</text:p>
          </table:table-cell>
          <table:table-cell table:formula="of:=([.$C$5]-([.F520]-[.$C$2]))/[.$C$6]" office:value-type="float" office:value="1.91784916658976" calcext:value-type="float">
            <text:p>1.91784916658976</text:p>
          </table:table-cell>
        </table:table-row>
        <table:table-row table:style-name="ro1">
          <table:table-cell table:number-columns-repeated="4"/>
          <table:table-cell office:value-type="float" office:value="51.9" calcext:value-type="float">
            <text:p>51.9</text:p>
          </table:table-cell>
          <table:table-cell table:formula="of:=IF([.F520]&gt;[.$C$3];[.$C$4];IF(([.F520]+0.1*[.G520])&gt;[.$C$3];20;[.F520]+0.1*[.G520]))" office:value-type="float" office:value="-55.9867067492386" calcext:value-type="float">
            <text:p>-55.9867067492386</text:p>
          </table:table-cell>
          <table:table-cell table:formula="of:=([.$C$5]-([.F521]-[.$C$2]))/[.$C$6]" office:value-type="float" office:value="1.89867067492386" calcext:value-type="float">
            <text:p>1.89867067492386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table:formula="of:=IF([.F521]&gt;[.$C$3];[.$C$4];IF(([.F521]+0.1*[.G521])&gt;[.$C$3];20;[.F521]+0.1*[.G521]))" office:value-type="float" office:value="-55.7968396817463" calcext:value-type="float">
            <text:p>-55.7968396817463</text:p>
          </table:table-cell>
          <table:table-cell table:formula="of:=([.$C$5]-([.F522]-[.$C$2]))/[.$C$6]" office:value-type="float" office:value="1.87968396817463" calcext:value-type="float">
            <text:p>1.87968396817463</text:p>
          </table:table-cell>
        </table:table-row>
        <table:table-row table:style-name="ro1">
          <table:table-cell table:number-columns-repeated="4"/>
          <table:table-cell office:value-type="float" office:value="52.1" calcext:value-type="float">
            <text:p>52.1</text:p>
          </table:table-cell>
          <table:table-cell table:formula="of:=IF([.F522]&gt;[.$C$3];[.$C$4];IF(([.F522]+0.1*[.G522])&gt;[.$C$3];20;[.F522]+0.1*[.G522]))" office:value-type="float" office:value="-55.6088712849288" calcext:value-type="float">
            <text:p>-55.6088712849288</text:p>
          </table:table-cell>
          <table:table-cell table:formula="of:=([.$C$5]-([.F523]-[.$C$2]))/[.$C$6]" office:value-type="float" office:value="1.86088712849288" calcext:value-type="float">
            <text:p>1.86088712849288</text:p>
          </table:table-cell>
        </table:table-row>
        <table:table-row table:style-name="ro1">
          <table:table-cell table:number-columns-repeated="4"/>
          <table:table-cell office:value-type="float" office:value="52.2" calcext:value-type="float">
            <text:p>52.2</text:p>
          </table:table-cell>
          <table:table-cell table:formula="of:=IF([.F523]&gt;[.$C$3];[.$C$4];IF(([.F523]+0.1*[.G523])&gt;[.$C$3];20;[.F523]+0.1*[.G523]))" office:value-type="float" office:value="-55.4227825720795" calcext:value-type="float">
            <text:p>-55.4227825720795</text:p>
          </table:table-cell>
          <table:table-cell table:formula="of:=([.$C$5]-([.F524]-[.$C$2]))/[.$C$6]" office:value-type="float" office:value="1.84227825720795" calcext:value-type="float">
            <text:p>1.84227825720795</text:p>
          </table:table-cell>
        </table:table-row>
        <table:table-row table:style-name="ro1">
          <table:table-cell table:number-columns-repeated="4"/>
          <table:table-cell office:value-type="float" office:value="52.3" calcext:value-type="float">
            <text:p>52.3</text:p>
          </table:table-cell>
          <table:table-cell table:formula="of:=IF([.F524]&gt;[.$C$3];[.$C$4];IF(([.F524]+0.1*[.G524])&gt;[.$C$3];20;[.F524]+0.1*[.G524]))" office:value-type="float" office:value="-55.2385547463587" calcext:value-type="float">
            <text:p>-55.2385547463587</text:p>
          </table:table-cell>
          <table:table-cell table:formula="of:=([.$C$5]-([.F525]-[.$C$2]))/[.$C$6]" office:value-type="float" office:value="1.82385547463587" calcext:value-type="float">
            <text:p>1.82385547463587</text:p>
          </table:table-cell>
        </table:table-row>
        <table:table-row table:style-name="ro1">
          <table:table-cell table:number-columns-repeated="4"/>
          <table:table-cell office:value-type="float" office:value="52.4" calcext:value-type="float">
            <text:p>52.4</text:p>
          </table:table-cell>
          <table:table-cell table:formula="of:=IF([.F525]&gt;[.$C$3];[.$C$4];IF(([.F525]+0.1*[.G525])&gt;[.$C$3];20;[.F525]+0.1*[.G525]))" office:value-type="float" office:value="-55.0561691988951" calcext:value-type="float">
            <text:p>-55.0561691988951</text:p>
          </table:table-cell>
          <table:table-cell table:formula="of:=([.$C$5]-([.F526]-[.$C$2]))/[.$C$6]" office:value-type="float" office:value="1.80561691988951" calcext:value-type="float">
            <text:p>1.80561691988951</text:p>
          </table:table-cell>
        </table:table-row>
        <table:table-row table:style-name="ro1">
          <table:table-cell table:number-columns-repeated="4"/>
          <table:table-cell office:value-type="float" office:value="52.5" calcext:value-type="float">
            <text:p>52.5</text:p>
          </table:table-cell>
          <table:table-cell table:formula="of:=IF([.F526]&gt;[.$C$3];[.$C$4];IF(([.F526]+0.1*[.G526])&gt;[.$C$3];20;[.F526]+0.1*[.G526]))" office:value-type="float" office:value="-54.8756075069062" calcext:value-type="float">
            <text:p>-54.8756075069062</text:p>
          </table:table-cell>
          <table:table-cell table:formula="of:=([.$C$5]-([.F527]-[.$C$2]))/[.$C$6]" office:value-type="float" office:value="1.78756075069062" calcext:value-type="float">
            <text:p>1.78756075069062</text:p>
          </table:table-cell>
        </table:table-row>
        <table:table-row table:style-name="ro1">
          <table:table-cell table:number-columns-repeated="4"/>
          <table:table-cell office:value-type="float" office:value="52.6" calcext:value-type="float">
            <text:p>52.6</text:p>
          </table:table-cell>
          <table:table-cell table:formula="of:=IF([.F527]&gt;[.$C$3];[.$C$4];IF(([.F527]+0.1*[.G527])&gt;[.$C$3];20;[.F527]+0.1*[.G527]))" office:value-type="float" office:value="-54.6968514318371" calcext:value-type="float">
            <text:p>-54.6968514318371</text:p>
          </table:table-cell>
          <table:table-cell table:formula="of:=([.$C$5]-([.F528]-[.$C$2]))/[.$C$6]" office:value-type="float" office:value="1.76968514318371" calcext:value-type="float">
            <text:p>1.76968514318371</text:p>
          </table:table-cell>
        </table:table-row>
        <table:table-row table:style-name="ro1">
          <table:table-cell table:number-columns-repeated="4"/>
          <table:table-cell office:value-type="float" office:value="52.7" calcext:value-type="float">
            <text:p>52.7</text:p>
          </table:table-cell>
          <table:table-cell table:formula="of:=IF([.F528]&gt;[.$C$3];[.$C$4];IF(([.F528]+0.1*[.G528])&gt;[.$C$3];20;[.F528]+0.1*[.G528]))" office:value-type="float" office:value="-54.5198829175187" calcext:value-type="float">
            <text:p>-54.5198829175187</text:p>
          </table:table-cell>
          <table:table-cell table:formula="of:=([.$C$5]-([.F529]-[.$C$2]))/[.$C$6]" office:value-type="float" office:value="1.75198829175187" calcext:value-type="float">
            <text:p>1.75198829175187</text:p>
          </table:table-cell>
        </table:table-row>
        <table:table-row table:style-name="ro1">
          <table:table-cell table:number-columns-repeated="4"/>
          <table:table-cell office:value-type="float" office:value="52.8" calcext:value-type="float">
            <text:p>52.8</text:p>
          </table:table-cell>
          <table:table-cell table:formula="of:=IF([.F529]&gt;[.$C$3];[.$C$4];IF(([.F529]+0.1*[.G529])&gt;[.$C$3];20;[.F529]+0.1*[.G529]))" office:value-type="float" office:value="-54.3446840883435" calcext:value-type="float">
            <text:p>-54.3446840883435</text:p>
          </table:table-cell>
          <table:table-cell table:formula="of:=([.$C$5]-([.F530]-[.$C$2]))/[.$C$6]" office:value-type="float" office:value="1.73446840883435" calcext:value-type="float">
            <text:p>1.73446840883435</text:p>
          </table:table-cell>
        </table:table-row>
        <table:table-row table:style-name="ro1">
          <table:table-cell table:number-columns-repeated="4"/>
          <table:table-cell office:value-type="float" office:value="52.9" calcext:value-type="float">
            <text:p>52.9</text:p>
          </table:table-cell>
          <table:table-cell table:formula="of:=IF([.F530]&gt;[.$C$3];[.$C$4];IF(([.F530]+0.1*[.G530])&gt;[.$C$3];20;[.F530]+0.1*[.G530]))" office:value-type="float" office:value="-54.1712372474601" calcext:value-type="float">
            <text:p>-54.1712372474601</text:p>
          </table:table-cell>
          <table:table-cell table:formula="of:=([.$C$5]-([.F531]-[.$C$2]))/[.$C$6]" office:value-type="float" office:value="1.71712372474601" calcext:value-type="float">
            <text:p>1.71712372474601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table:formula="of:=IF([.F531]&gt;[.$C$3];[.$C$4];IF(([.F531]+0.1*[.G531])&gt;[.$C$3];20;[.F531]+0.1*[.G531]))" office:value-type="float" office:value="-53.9995248749855" calcext:value-type="float">
            <text:p>-53.9995248749855</text:p>
          </table:table-cell>
          <table:table-cell table:formula="of:=([.$C$5]-([.F532]-[.$C$2]))/[.$C$6]" office:value-type="float" office:value="1.69995248749855" calcext:value-type="float">
            <text:p>1.69995248749855</text:p>
          </table:table-cell>
        </table:table-row>
        <table:table-row table:style-name="ro1">
          <table:table-cell table:number-columns-repeated="4"/>
          <table:table-cell office:value-type="float" office:value="53.1" calcext:value-type="float">
            <text:p>53.1</text:p>
          </table:table-cell>
          <table:table-cell table:formula="of:=IF([.F532]&gt;[.$C$3];[.$C$4];IF(([.F532]+0.1*[.G532])&gt;[.$C$3];20;[.F532]+0.1*[.G532]))" office:value-type="float" office:value="-53.8295296262357" calcext:value-type="float">
            <text:p>-53.8295296262357</text:p>
          </table:table-cell>
          <table:table-cell table:formula="of:=([.$C$5]-([.F533]-[.$C$2]))/[.$C$6]" office:value-type="float" office:value="1.68295296262357" calcext:value-type="float">
            <text:p>1.68295296262357</text:p>
          </table:table-cell>
        </table:table-row>
        <table:table-row table:style-name="ro1">
          <table:table-cell table:number-columns-repeated="4"/>
          <table:table-cell office:value-type="float" office:value="53.2" calcext:value-type="float">
            <text:p>53.2</text:p>
          </table:table-cell>
          <table:table-cell table:formula="of:=IF([.F533]&gt;[.$C$3];[.$C$4];IF(([.F533]+0.1*[.G533])&gt;[.$C$3];20;[.F533]+0.1*[.G533]))" office:value-type="float" office:value="-53.6612343299733" calcext:value-type="float">
            <text:p>-53.6612343299733</text:p>
          </table:table-cell>
          <table:table-cell table:formula="of:=([.$C$5]-([.F534]-[.$C$2]))/[.$C$6]" office:value-type="float" office:value="1.66612343299733" calcext:value-type="float">
            <text:p>1.66612343299733</text:p>
          </table:table-cell>
        </table:table-row>
        <table:table-row table:style-name="ro1">
          <table:table-cell table:number-columns-repeated="4"/>
          <table:table-cell office:value-type="float" office:value="53.3" calcext:value-type="float">
            <text:p>53.3</text:p>
          </table:table-cell>
          <table:table-cell table:formula="of:=IF([.F534]&gt;[.$C$3];[.$C$4];IF(([.F534]+0.1*[.G534])&gt;[.$C$3];20;[.F534]+0.1*[.G534]))" office:value-type="float" office:value="-53.4946219866736" calcext:value-type="float">
            <text:p>-53.4946219866736</text:p>
          </table:table-cell>
          <table:table-cell table:formula="of:=([.$C$5]-([.F535]-[.$C$2]))/[.$C$6]" office:value-type="float" office:value="1.64946219866736" calcext:value-type="float">
            <text:p>1.64946219866736</text:p>
          </table:table-cell>
        </table:table-row>
        <table:table-row table:style-name="ro1">
          <table:table-cell table:number-columns-repeated="4"/>
          <table:table-cell office:value-type="float" office:value="53.4" calcext:value-type="float">
            <text:p>53.4</text:p>
          </table:table-cell>
          <table:table-cell table:formula="of:=IF([.F535]&gt;[.$C$3];[.$C$4];IF(([.F535]+0.1*[.G535])&gt;[.$C$3];20;[.F535]+0.1*[.G535]))" office:value-type="float" office:value="-53.3296757668068" calcext:value-type="float">
            <text:p>-53.3296757668068</text:p>
          </table:table-cell>
          <table:table-cell table:formula="of:=([.$C$5]-([.F536]-[.$C$2]))/[.$C$6]" office:value-type="float" office:value="1.63296757668068" calcext:value-type="float">
            <text:p>1.63296757668068</text:p>
          </table:table-cell>
        </table:table-row>
        <table:table-row table:style-name="ro1">
          <table:table-cell table:number-columns-repeated="4"/>
          <table:table-cell office:value-type="float" office:value="53.5" calcext:value-type="float">
            <text:p>53.5</text:p>
          </table:table-cell>
          <table:table-cell table:formula="of:=IF([.F536]&gt;[.$C$3];[.$C$4];IF(([.F536]+0.1*[.G536])&gt;[.$C$3];20;[.F536]+0.1*[.G536]))" office:value-type="float" office:value="-53.1663790091388" calcext:value-type="float">
            <text:p>-53.1663790091388</text:p>
          </table:table-cell>
          <table:table-cell table:formula="of:=([.$C$5]-([.F537]-[.$C$2]))/[.$C$6]" office:value-type="float" office:value="1.61663790091388" calcext:value-type="float">
            <text:p>1.61663790091388</text:p>
          </table:table-cell>
        </table:table-row>
        <table:table-row table:style-name="ro1">
          <table:table-cell table:number-columns-repeated="4"/>
          <table:table-cell office:value-type="float" office:value="53.6" calcext:value-type="float">
            <text:p>53.6</text:p>
          </table:table-cell>
          <table:table-cell table:formula="of:=IF([.F537]&gt;[.$C$3];[.$C$4];IF(([.F537]+0.1*[.G537])&gt;[.$C$3];20;[.F537]+0.1*[.G537]))" office:value-type="float" office:value="-53.0047152190474" calcext:value-type="float">
            <text:p>-53.0047152190474</text:p>
          </table:table-cell>
          <table:table-cell table:formula="of:=([.$C$5]-([.F538]-[.$C$2]))/[.$C$6]" office:value-type="float" office:value="1.60047152190474" calcext:value-type="float">
            <text:p>1.60047152190474</text:p>
          </table:table-cell>
        </table:table-row>
        <table:table-row table:style-name="ro1">
          <table:table-cell table:number-columns-repeated="4"/>
          <table:table-cell office:value-type="float" office:value="53.7" calcext:value-type="float">
            <text:p>53.7</text:p>
          </table:table-cell>
          <table:table-cell table:formula="of:=IF([.F538]&gt;[.$C$3];[.$C$4];IF(([.F538]+0.1*[.G538])&gt;[.$C$3];20;[.F538]+0.1*[.G538]))" office:value-type="float" office:value="-52.8446680668569" calcext:value-type="float">
            <text:p>-52.8446680668569</text:p>
          </table:table-cell>
          <table:table-cell table:formula="of:=([.$C$5]-([.F539]-[.$C$2]))/[.$C$6]" office:value-type="float" office:value="1.58446680668569" calcext:value-type="float">
            <text:p>1.58446680668569</text:p>
          </table:table-cell>
        </table:table-row>
        <table:table-row table:style-name="ro1">
          <table:table-cell table:number-columns-repeated="4"/>
          <table:table-cell office:value-type="float" office:value="53.8" calcext:value-type="float">
            <text:p>53.8</text:p>
          </table:table-cell>
          <table:table-cell table:formula="of:=IF([.F539]&gt;[.$C$3];[.$C$4];IF(([.F539]+0.1*[.G539])&gt;[.$C$3];20;[.F539]+0.1*[.G539]))" office:value-type="float" office:value="-52.6862213861883" calcext:value-type="float">
            <text:p>-52.6862213861883</text:p>
          </table:table-cell>
          <table:table-cell table:formula="of:=([.$C$5]-([.F540]-[.$C$2]))/[.$C$6]" office:value-type="float" office:value="1.56862213861883" calcext:value-type="float">
            <text:p>1.56862213861883</text:p>
          </table:table-cell>
        </table:table-row>
        <table:table-row table:style-name="ro1">
          <table:table-cell table:number-columns-repeated="4"/>
          <table:table-cell office:value-type="float" office:value="53.9" calcext:value-type="float">
            <text:p>53.9</text:p>
          </table:table-cell>
          <table:table-cell table:formula="of:=IF([.F540]&gt;[.$C$3];[.$C$4];IF(([.F540]+0.1*[.G540])&gt;[.$C$3];20;[.F540]+0.1*[.G540]))" office:value-type="float" office:value="-52.5293591723264" calcext:value-type="float">
            <text:p>-52.5293591723264</text:p>
          </table:table-cell>
          <table:table-cell table:formula="of:=([.$C$5]-([.F541]-[.$C$2]))/[.$C$6]" office:value-type="float" office:value="1.55293591723264" calcext:value-type="float">
            <text:p>1.55293591723264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table:formula="of:=IF([.F541]&gt;[.$C$3];[.$C$4];IF(([.F541]+0.1*[.G541])&gt;[.$C$3];20;[.F541]+0.1*[.G541]))" office:value-type="float" office:value="-52.3740655806032" calcext:value-type="float">
            <text:p>-52.3740655806032</text:p>
          </table:table-cell>
          <table:table-cell table:formula="of:=([.$C$5]-([.F542]-[.$C$2]))/[.$C$6]" office:value-type="float" office:value="1.53740655806032" calcext:value-type="float">
            <text:p>1.53740655806032</text:p>
          </table:table-cell>
        </table:table-row>
        <table:table-row table:style-name="ro1">
          <table:table-cell table:number-columns-repeated="4"/>
          <table:table-cell office:value-type="float" office:value="54.1" calcext:value-type="float">
            <text:p>54.1</text:p>
          </table:table-cell>
          <table:table-cell table:formula="of:=IF([.F542]&gt;[.$C$3];[.$C$4];IF(([.F542]+0.1*[.G542])&gt;[.$C$3];20;[.F542]+0.1*[.G542]))" office:value-type="float" office:value="-52.2203249247971" calcext:value-type="float">
            <text:p>-52.2203249247971</text:p>
          </table:table-cell>
          <table:table-cell table:formula="of:=([.$C$5]-([.F543]-[.$C$2]))/[.$C$6]" office:value-type="float" office:value="1.52203249247971" calcext:value-type="float">
            <text:p>1.52203249247971</text:p>
          </table:table-cell>
        </table:table-row>
        <table:table-row table:style-name="ro1">
          <table:table-cell table:number-columns-repeated="4"/>
          <table:table-cell office:value-type="float" office:value="54.2" calcext:value-type="float">
            <text:p>54.2</text:p>
          </table:table-cell>
          <table:table-cell table:formula="of:=IF([.F543]&gt;[.$C$3];[.$C$4];IF(([.F543]+0.1*[.G543])&gt;[.$C$3];20;[.F543]+0.1*[.G543]))" office:value-type="float" office:value="-52.0681216755492" calcext:value-type="float">
            <text:p>-52.0681216755492</text:p>
          </table:table-cell>
          <table:table-cell table:formula="of:=([.$C$5]-([.F544]-[.$C$2]))/[.$C$6]" office:value-type="float" office:value="1.50681216755492" calcext:value-type="float">
            <text:p>1.50681216755492</text:p>
          </table:table-cell>
        </table:table-row>
        <table:table-row table:style-name="ro1">
          <table:table-cell table:number-columns-repeated="4"/>
          <table:table-cell office:value-type="float" office:value="54.3" calcext:value-type="float">
            <text:p>54.3</text:p>
          </table:table-cell>
          <table:table-cell table:formula="of:=IF([.F544]&gt;[.$C$3];[.$C$4];IF(([.F544]+0.1*[.G544])&gt;[.$C$3];20;[.F544]+0.1*[.G544]))" office:value-type="float" office:value="-51.9174404587937" calcext:value-type="float">
            <text:p>-51.9174404587937</text:p>
          </table:table-cell>
          <table:table-cell table:formula="of:=([.$C$5]-([.F545]-[.$C$2]))/[.$C$6]" office:value-type="float" office:value="1.49174404587937" calcext:value-type="float">
            <text:p>1.49174404587937</text:p>
          </table:table-cell>
        </table:table-row>
        <table:table-row table:style-name="ro1">
          <table:table-cell table:number-columns-repeated="4"/>
          <table:table-cell office:value-type="float" office:value="54.4" calcext:value-type="float">
            <text:p>54.4</text:p>
          </table:table-cell>
          <table:table-cell table:formula="of:=IF([.F545]&gt;[.$C$3];[.$C$4];IF(([.F545]+0.1*[.G545])&gt;[.$C$3];20;[.F545]+0.1*[.G545]))" office:value-type="float" office:value="-51.7682660542057" calcext:value-type="float">
            <text:p>-51.7682660542057</text:p>
          </table:table-cell>
          <table:table-cell table:formula="of:=([.$C$5]-([.F546]-[.$C$2]))/[.$C$6]" office:value-type="float" office:value="1.47682660542057" calcext:value-type="float">
            <text:p>1.47682660542057</text:p>
          </table:table-cell>
        </table:table-row>
        <table:table-row table:style-name="ro1">
          <table:table-cell table:number-columns-repeated="4"/>
          <table:table-cell office:value-type="float" office:value="54.5" calcext:value-type="float">
            <text:p>54.5</text:p>
          </table:table-cell>
          <table:table-cell table:formula="of:=IF([.F546]&gt;[.$C$3];[.$C$4];IF(([.F546]+0.1*[.G546])&gt;[.$C$3];20;[.F546]+0.1*[.G546]))" office:value-type="float" office:value="-51.6205833936637" calcext:value-type="float">
            <text:p>-51.6205833936637</text:p>
          </table:table-cell>
          <table:table-cell table:formula="of:=([.$C$5]-([.F547]-[.$C$2]))/[.$C$6]" office:value-type="float" office:value="1.46205833936637" calcext:value-type="float">
            <text:p>1.46205833936637</text:p>
          </table:table-cell>
        </table:table-row>
        <table:table-row table:style-name="ro1">
          <table:table-cell table:number-columns-repeated="4"/>
          <table:table-cell office:value-type="float" office:value="54.6" calcext:value-type="float">
            <text:p>54.6</text:p>
          </table:table-cell>
          <table:table-cell table:formula="of:=IF([.F547]&gt;[.$C$3];[.$C$4];IF(([.F547]+0.1*[.G547])&gt;[.$C$3];20;[.F547]+0.1*[.G547]))" office:value-type="float" office:value="-51.4743775597271" calcext:value-type="float">
            <text:p>-51.4743775597271</text:p>
          </table:table-cell>
          <table:table-cell table:formula="of:=([.$C$5]-([.F548]-[.$C$2]))/[.$C$6]" office:value-type="float" office:value="1.44743775597271" calcext:value-type="float">
            <text:p>1.44743775597271</text:p>
          </table:table-cell>
        </table:table-row>
        <table:table-row table:style-name="ro1">
          <table:table-cell table:number-columns-repeated="4"/>
          <table:table-cell office:value-type="float" office:value="54.7" calcext:value-type="float">
            <text:p>54.7</text:p>
          </table:table-cell>
          <table:table-cell table:formula="of:=IF([.F548]&gt;[.$C$3];[.$C$4];IF(([.F548]+0.1*[.G548])&gt;[.$C$3];20;[.F548]+0.1*[.G548]))" office:value-type="float" office:value="-51.3296337841298" calcext:value-type="float">
            <text:p>-51.3296337841298</text:p>
          </table:table-cell>
          <table:table-cell table:formula="of:=([.$C$5]-([.F549]-[.$C$2]))/[.$C$6]" office:value-type="float" office:value="1.43296337841298" calcext:value-type="float">
            <text:p>1.43296337841298</text:p>
          </table:table-cell>
        </table:table-row>
        <table:table-row table:style-name="ro1">
          <table:table-cell table:number-columns-repeated="4"/>
          <table:table-cell office:value-type="float" office:value="54.8" calcext:value-type="float">
            <text:p>54.8</text:p>
          </table:table-cell>
          <table:table-cell table:formula="of:=IF([.F549]&gt;[.$C$3];[.$C$4];IF(([.F549]+0.1*[.G549])&gt;[.$C$3];20;[.F549]+0.1*[.G549]))" office:value-type="float" office:value="-51.1863374462885" calcext:value-type="float">
            <text:p>-51.1863374462885</text:p>
          </table:table-cell>
          <table:table-cell table:formula="of:=([.$C$5]-([.F550]-[.$C$2]))/[.$C$6]" office:value-type="float" office:value="1.41863374462885" calcext:value-type="float">
            <text:p>1.41863374462885</text:p>
          </table:table-cell>
        </table:table-row>
        <table:table-row table:style-name="ro1">
          <table:table-cell table:number-columns-repeated="4"/>
          <table:table-cell office:value-type="float" office:value="54.9" calcext:value-type="float">
            <text:p>54.9</text:p>
          </table:table-cell>
          <table:table-cell table:formula="of:=IF([.F550]&gt;[.$C$3];[.$C$4];IF(([.F550]+0.1*[.G550])&gt;[.$C$3];20;[.F550]+0.1*[.G550]))" office:value-type="float" office:value="-51.0444740718256" calcext:value-type="float">
            <text:p>-51.0444740718256</text:p>
          </table:table-cell>
          <table:table-cell table:formula="of:=([.$C$5]-([.F551]-[.$C$2]))/[.$C$6]" office:value-type="float" office:value="1.40444740718256" calcext:value-type="float">
            <text:p>1.40444740718256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formula="of:=IF([.F551]&gt;[.$C$3];[.$C$4];IF(([.F551]+0.1*[.G551])&gt;[.$C$3];20;[.F551]+0.1*[.G551]))" office:value-type="float" office:value="-50.9040293311073" calcext:value-type="float">
            <text:p>-50.9040293311073</text:p>
          </table:table-cell>
          <table:table-cell table:formula="of:=([.$C$5]-([.F552]-[.$C$2]))/[.$C$6]" office:value-type="float" office:value="1.39040293311073" calcext:value-type="float">
            <text:p>1.39040293311073</text:p>
          </table:table-cell>
        </table:table-row>
        <table:table-row table:style-name="ro1">
          <table:table-cell table:number-columns-repeated="4"/>
          <table:table-cell office:value-type="float" office:value="55.1" calcext:value-type="float">
            <text:p>55.1</text:p>
          </table:table-cell>
          <table:table-cell table:formula="of:=IF([.F552]&gt;[.$C$3];[.$C$4];IF(([.F552]+0.1*[.G552])&gt;[.$C$3];20;[.F552]+0.1*[.G552]))" office:value-type="float" office:value="-50.7649890377963" calcext:value-type="float">
            <text:p>-50.7649890377963</text:p>
          </table:table-cell>
          <table:table-cell table:formula="of:=([.$C$5]-([.F553]-[.$C$2]))/[.$C$6]" office:value-type="float" office:value="1.37649890377963" calcext:value-type="float">
            <text:p>1.37649890377963</text:p>
          </table:table-cell>
        </table:table-row>
        <table:table-row table:style-name="ro1">
          <table:table-cell table:number-columns-repeated="4"/>
          <table:table-cell office:value-type="float" office:value="55.2" calcext:value-type="float">
            <text:p>55.2</text:p>
          </table:table-cell>
          <table:table-cell table:formula="of:=IF([.F553]&gt;[.$C$3];[.$C$4];IF(([.F553]+0.1*[.G553])&gt;[.$C$3];20;[.F553]+0.1*[.G553]))" office:value-type="float" office:value="-50.6273391474183" calcext:value-type="float">
            <text:p>-50.6273391474183</text:p>
          </table:table-cell>
          <table:table-cell table:formula="of:=([.$C$5]-([.F554]-[.$C$2]))/[.$C$6]" office:value-type="float" office:value="1.36273391474183" calcext:value-type="float">
            <text:p>1.36273391474183</text:p>
          </table:table-cell>
        </table:table-row>
        <table:table-row table:style-name="ro1">
          <table:table-cell table:number-columns-repeated="4"/>
          <table:table-cell office:value-type="float" office:value="55.3" calcext:value-type="float">
            <text:p>55.3</text:p>
          </table:table-cell>
          <table:table-cell table:formula="of:=IF([.F554]&gt;[.$C$3];[.$C$4];IF(([.F554]+0.1*[.G554])&gt;[.$C$3];20;[.F554]+0.1*[.G554]))" office:value-type="float" office:value="-50.4910657559441" calcext:value-type="float">
            <text:p>-50.4910657559441</text:p>
          </table:table-cell>
          <table:table-cell table:formula="of:=([.$C$5]-([.F555]-[.$C$2]))/[.$C$6]" office:value-type="float" office:value="1.34910657559441" calcext:value-type="float">
            <text:p>1.34910657559441</text:p>
          </table:table-cell>
        </table:table-row>
        <table:table-row table:style-name="ro1">
          <table:table-cell table:number-columns-repeated="4"/>
          <table:table-cell office:value-type="float" office:value="55.4" calcext:value-type="float">
            <text:p>55.4</text:p>
          </table:table-cell>
          <table:table-cell table:formula="of:=IF([.F555]&gt;[.$C$3];[.$C$4];IF(([.F555]+0.1*[.G555])&gt;[.$C$3];20;[.F555]+0.1*[.G555]))" office:value-type="float" office:value="-50.3561550983847" calcext:value-type="float">
            <text:p>-50.3561550983847</text:p>
          </table:table-cell>
          <table:table-cell table:formula="of:=([.$C$5]-([.F556]-[.$C$2]))/[.$C$6]" office:value-type="float" office:value="1.33561550983847" calcext:value-type="float">
            <text:p>1.33561550983847</text:p>
          </table:table-cell>
        </table:table-row>
        <table:table-row table:style-name="ro1">
          <table:table-cell table:number-columns-repeated="4"/>
          <table:table-cell office:value-type="float" office:value="55.5" calcext:value-type="float">
            <text:p>55.5</text:p>
          </table:table-cell>
          <table:table-cell table:formula="of:=IF([.F556]&gt;[.$C$3];[.$C$4];IF(([.F556]+0.1*[.G556])&gt;[.$C$3];20;[.F556]+0.1*[.G556]))" office:value-type="float" office:value="-50.2225935474008" calcext:value-type="float">
            <text:p>-50.2225935474008</text:p>
          </table:table-cell>
          <table:table-cell table:formula="of:=([.$C$5]-([.F557]-[.$C$2]))/[.$C$6]" office:value-type="float" office:value="1.32225935474008" calcext:value-type="float">
            <text:p>1.32225935474008</text:p>
          </table:table-cell>
        </table:table-row>
        <table:table-row table:style-name="ro1">
          <table:table-cell table:number-columns-repeated="4"/>
          <table:table-cell office:value-type="float" office:value="55.6" calcext:value-type="float">
            <text:p>55.6</text:p>
          </table:table-cell>
          <table:table-cell table:formula="of:=IF([.F557]&gt;[.$C$3];[.$C$4];IF(([.F557]+0.1*[.G557])&gt;[.$C$3];20;[.F557]+0.1*[.G557]))" office:value-type="float" office:value="-50.0903676119268" calcext:value-type="float">
            <text:p>-50.0903676119268</text:p>
          </table:table-cell>
          <table:table-cell table:formula="of:=([.$C$5]-([.F558]-[.$C$2]))/[.$C$6]" office:value-type="float" office:value="1.30903676119268" calcext:value-type="float">
            <text:p>1.30903676119268</text:p>
          </table:table-cell>
        </table:table-row>
        <table:table-row table:style-name="ro1">
          <table:table-cell table:number-columns-repeated="4"/>
          <table:table-cell office:value-type="float" office:value="55.7" calcext:value-type="float">
            <text:p>55.7</text:p>
          </table:table-cell>
          <table:table-cell table:formula="of:=IF([.F558]&gt;[.$C$3];[.$C$4];IF(([.F558]+0.1*[.G558])&gt;[.$C$3];20;[.F558]+0.1*[.G558]))" office:value-type="float" office:value="-49.9594639358075" calcext:value-type="float">
            <text:p>-49.9594639358075</text:p>
          </table:table-cell>
          <table:table-cell table:formula="of:=([.$C$5]-([.F559]-[.$C$2]))/[.$C$6]" office:value-type="float" office:value="1.29594639358076" calcext:value-type="float">
            <text:p>1.29594639358076</text:p>
          </table:table-cell>
        </table:table-row>
        <table:table-row table:style-name="ro1">
          <table:table-cell table:number-columns-repeated="4"/>
          <table:table-cell office:value-type="float" office:value="55.8" calcext:value-type="float">
            <text:p>55.8</text:p>
          </table:table-cell>
          <table:table-cell table:formula="of:=IF([.F559]&gt;[.$C$3];[.$C$4];IF(([.F559]+0.1*[.G559])&gt;[.$C$3];20;[.F559]+0.1*[.G559]))" office:value-type="float" office:value="-49.8298692964495" calcext:value-type="float">
            <text:p>-49.8298692964495</text:p>
          </table:table-cell>
          <table:table-cell table:formula="of:=([.$C$5]-([.F560]-[.$C$2]))/[.$C$6]" office:value-type="float" office:value="1.28298692964495" calcext:value-type="float">
            <text:p>1.28298692964495</text:p>
          </table:table-cell>
        </table:table-row>
        <table:table-row table:style-name="ro1">
          <table:table-cell table:number-columns-repeated="4"/>
          <table:table-cell office:value-type="float" office:value="55.9" calcext:value-type="float">
            <text:p>55.9</text:p>
          </table:table-cell>
          <table:table-cell table:formula="of:=IF([.F560]&gt;[.$C$3];[.$C$4];IF(([.F560]+0.1*[.G560])&gt;[.$C$3];20;[.F560]+0.1*[.G560]))" office:value-type="float" office:value="-49.701570603485" calcext:value-type="float">
            <text:p>-49.701570603485</text:p>
          </table:table-cell>
          <table:table-cell table:formula="of:=([.$C$5]-([.F561]-[.$C$2]))/[.$C$6]" office:value-type="float" office:value="1.2701570603485" calcext:value-type="float">
            <text:p>1.2701570603485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table:formula="of:=IF([.F561]&gt;[.$C$3];[.$C$4];IF(([.F561]+0.1*[.G561])&gt;[.$C$3];20;[.F561]+0.1*[.G561]))" office:value-type="float" office:value="-49.5745548974501" calcext:value-type="float">
            <text:p>-49.5745548974501</text:p>
          </table:table-cell>
          <table:table-cell table:formula="of:=([.$C$5]-([.F562]-[.$C$2]))/[.$C$6]" office:value-type="float" office:value="1.25745548974501" calcext:value-type="float">
            <text:p>1.25745548974501</text:p>
          </table:table-cell>
        </table:table-row>
        <table:table-row table:style-name="ro1">
          <table:table-cell table:number-columns-repeated="4"/>
          <table:table-cell office:value-type="float" office:value="56.1" calcext:value-type="float">
            <text:p>56.1</text:p>
          </table:table-cell>
          <table:table-cell table:formula="of:=IF([.F562]&gt;[.$C$3];[.$C$4];IF(([.F562]+0.1*[.G562])&gt;[.$C$3];20;[.F562]+0.1*[.G562]))" office:value-type="float" office:value="-49.4488093484756" calcext:value-type="float">
            <text:p>-49.4488093484756</text:p>
          </table:table-cell>
          <table:table-cell table:formula="of:=([.$C$5]-([.F563]-[.$C$2]))/[.$C$6]" office:value-type="float" office:value="1.24488093484756" calcext:value-type="float">
            <text:p>1.24488093484756</text:p>
          </table:table-cell>
        </table:table-row>
        <table:table-row table:style-name="ro1">
          <table:table-cell table:number-columns-repeated="4"/>
          <table:table-cell office:value-type="float" office:value="56.2" calcext:value-type="float">
            <text:p>56.2</text:p>
          </table:table-cell>
          <table:table-cell table:formula="of:=IF([.F563]&gt;[.$C$3];[.$C$4];IF(([.F563]+0.1*[.G563])&gt;[.$C$3];20;[.F563]+0.1*[.G563]))" office:value-type="float" office:value="-49.3243212549909" calcext:value-type="float">
            <text:p>-49.3243212549909</text:p>
          </table:table-cell>
          <table:table-cell table:formula="of:=([.$C$5]-([.F564]-[.$C$2]))/[.$C$6]" office:value-type="float" office:value="1.23243212549909" calcext:value-type="float">
            <text:p>1.23243212549909</text:p>
          </table:table-cell>
        </table:table-row>
        <table:table-row table:style-name="ro1">
          <table:table-cell table:number-columns-repeated="4"/>
          <table:table-cell office:value-type="float" office:value="56.3" calcext:value-type="float">
            <text:p>56.3</text:p>
          </table:table-cell>
          <table:table-cell table:formula="of:=IF([.F564]&gt;[.$C$3];[.$C$4];IF(([.F564]+0.1*[.G564])&gt;[.$C$3];20;[.F564]+0.1*[.G564]))" office:value-type="float" office:value="-49.201078042441" calcext:value-type="float">
            <text:p>-49.201078042441</text:p>
          </table:table-cell>
          <table:table-cell table:formula="of:=([.$C$5]-([.F565]-[.$C$2]))/[.$C$6]" office:value-type="float" office:value="1.2201078042441" calcext:value-type="float">
            <text:p>1.2201078042441</text:p>
          </table:table-cell>
        </table:table-row>
        <table:table-row table:style-name="ro1">
          <table:table-cell table:number-columns-repeated="4"/>
          <table:table-cell office:value-type="float" office:value="56.4" calcext:value-type="float">
            <text:p>56.4</text:p>
          </table:table-cell>
          <table:table-cell table:formula="of:=IF([.F565]&gt;[.$C$3];[.$C$4];IF(([.F565]+0.1*[.G565])&gt;[.$C$3];20;[.F565]+0.1*[.G565]))" office:value-type="float" office:value="-49.0790672620166" calcext:value-type="float">
            <text:p>-49.0790672620166</text:p>
          </table:table-cell>
          <table:table-cell table:formula="of:=([.$C$5]-([.F566]-[.$C$2]))/[.$C$6]" office:value-type="float" office:value="1.20790672620166" calcext:value-type="float">
            <text:p>1.20790672620166</text:p>
          </table:table-cell>
        </table:table-row>
        <table:table-row table:style-name="ro1">
          <table:table-cell table:number-columns-repeated="4"/>
          <table:table-cell office:value-type="float" office:value="56.5" calcext:value-type="float">
            <text:p>56.5</text:p>
          </table:table-cell>
          <table:table-cell table:formula="of:=IF([.F566]&gt;[.$C$3];[.$C$4];IF(([.F566]+0.1*[.G566])&gt;[.$C$3];20;[.F566]+0.1*[.G566]))" office:value-type="float" office:value="-48.9582765893964" calcext:value-type="float">
            <text:p>-48.9582765893964</text:p>
          </table:table-cell>
          <table:table-cell table:formula="of:=([.$C$5]-([.F567]-[.$C$2]))/[.$C$6]" office:value-type="float" office:value="1.19582765893964" calcext:value-type="float">
            <text:p>1.19582765893964</text:p>
          </table:table-cell>
        </table:table-row>
        <table:table-row table:style-name="ro1">
          <table:table-cell table:number-columns-repeated="4"/>
          <table:table-cell office:value-type="float" office:value="56.6" calcext:value-type="float">
            <text:p>56.6</text:p>
          </table:table-cell>
          <table:table-cell table:formula="of:=IF([.F567]&gt;[.$C$3];[.$C$4];IF(([.F567]+0.1*[.G567])&gt;[.$C$3];20;[.F567]+0.1*[.G567]))" office:value-type="float" office:value="-48.8386938235024" calcext:value-type="float">
            <text:p>-48.8386938235024</text:p>
          </table:table-cell>
          <table:table-cell table:formula="of:=([.$C$5]-([.F568]-[.$C$2]))/[.$C$6]" office:value-type="float" office:value="1.18386938235024" calcext:value-type="float">
            <text:p>1.18386938235024</text:p>
          </table:table-cell>
        </table:table-row>
        <table:table-row table:style-name="ro1">
          <table:table-cell table:number-columns-repeated="4"/>
          <table:table-cell office:value-type="float" office:value="56.7" calcext:value-type="float">
            <text:p>56.7</text:p>
          </table:table-cell>
          <table:table-cell table:formula="of:=IF([.F568]&gt;[.$C$3];[.$C$4];IF(([.F568]+0.1*[.G568])&gt;[.$C$3];20;[.F568]+0.1*[.G568]))" office:value-type="float" office:value="-48.7203068852674" calcext:value-type="float">
            <text:p>-48.7203068852674</text:p>
          </table:table-cell>
          <table:table-cell table:formula="of:=([.$C$5]-([.F569]-[.$C$2]))/[.$C$6]" office:value-type="float" office:value="1.17203068852674" calcext:value-type="float">
            <text:p>1.17203068852674</text:p>
          </table:table-cell>
        </table:table-row>
        <table:table-row table:style-name="ro1">
          <table:table-cell table:number-columns-repeated="4"/>
          <table:table-cell office:value-type="float" office:value="56.8" calcext:value-type="float">
            <text:p>56.8</text:p>
          </table:table-cell>
          <table:table-cell table:formula="of:=IF([.F569]&gt;[.$C$3];[.$C$4];IF(([.F569]+0.1*[.G569])&gt;[.$C$3];20;[.F569]+0.1*[.G569]))" office:value-type="float" office:value="-48.6031038164147" calcext:value-type="float">
            <text:p>-48.6031038164147</text:p>
          </table:table-cell>
          <table:table-cell table:formula="of:=([.$C$5]-([.F570]-[.$C$2]))/[.$C$6]" office:value-type="float" office:value="1.16031038164147" calcext:value-type="float">
            <text:p>1.16031038164147</text:p>
          </table:table-cell>
        </table:table-row>
        <table:table-row table:style-name="ro1">
          <table:table-cell table:number-columns-repeated="4"/>
          <table:table-cell office:value-type="float" office:value="56.9" calcext:value-type="float">
            <text:p>56.9</text:p>
          </table:table-cell>
          <table:table-cell table:formula="of:=IF([.F570]&gt;[.$C$3];[.$C$4];IF(([.F570]+0.1*[.G570])&gt;[.$C$3];20;[.F570]+0.1*[.G570]))" office:value-type="float" office:value="-48.4870727782506" calcext:value-type="float">
            <text:p>-48.4870727782506</text:p>
          </table:table-cell>
          <table:table-cell table:formula="of:=([.$C$5]-([.F571]-[.$C$2]))/[.$C$6]" office:value-type="float" office:value="1.14870727782506" calcext:value-type="float">
            <text:p>1.14870727782506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table:formula="of:=IF([.F571]&gt;[.$C$3];[.$C$4];IF(([.F571]+0.1*[.G571])&gt;[.$C$3];20;[.F571]+0.1*[.G571]))" office:value-type="float" office:value="-48.3722020504681" calcext:value-type="float">
            <text:p>-48.3722020504681</text:p>
          </table:table-cell>
          <table:table-cell table:formula="of:=([.$C$5]-([.F572]-[.$C$2]))/[.$C$6]" office:value-type="float" office:value="1.13722020504681" calcext:value-type="float">
            <text:p>1.13722020504681</text:p>
          </table:table-cell>
        </table:table-row>
        <table:table-row table:style-name="ro1">
          <table:table-cell table:number-columns-repeated="4"/>
          <table:table-cell office:value-type="float" office:value="57.1" calcext:value-type="float">
            <text:p>57.1</text:p>
          </table:table-cell>
          <table:table-cell table:formula="of:=IF([.F572]&gt;[.$C$3];[.$C$4];IF(([.F572]+0.1*[.G572])&gt;[.$C$3];20;[.F572]+0.1*[.G572]))" office:value-type="float" office:value="-48.2584800299634" calcext:value-type="float">
            <text:p>-48.2584800299634</text:p>
          </table:table-cell>
          <table:table-cell table:formula="of:=([.$C$5]-([.F573]-[.$C$2]))/[.$C$6]" office:value-type="float" office:value="1.12584800299634" calcext:value-type="float">
            <text:p>1.12584800299634</text:p>
          </table:table-cell>
        </table:table-row>
        <table:table-row table:style-name="ro1">
          <table:table-cell table:number-columns-repeated="4"/>
          <table:table-cell office:value-type="float" office:value="57.2" calcext:value-type="float">
            <text:p>57.2</text:p>
          </table:table-cell>
          <table:table-cell table:formula="of:=IF([.F573]&gt;[.$C$3];[.$C$4];IF(([.F573]+0.1*[.G573])&gt;[.$C$3];20;[.F573]+0.1*[.G573]))" office:value-type="float" office:value="-48.1458952296638" calcext:value-type="float">
            <text:p>-48.1458952296638</text:p>
          </table:table-cell>
          <table:table-cell table:formula="of:=([.$C$5]-([.F574]-[.$C$2]))/[.$C$6]" office:value-type="float" office:value="1.11458952296638" calcext:value-type="float">
            <text:p>1.11458952296638</text:p>
          </table:table-cell>
        </table:table-row>
        <table:table-row table:style-name="ro1">
          <table:table-cell table:number-columns-repeated="4"/>
          <table:table-cell office:value-type="float" office:value="57.3" calcext:value-type="float">
            <text:p>57.3</text:p>
          </table:table-cell>
          <table:table-cell table:formula="of:=IF([.F574]&gt;[.$C$3];[.$C$4];IF(([.F574]+0.1*[.G574])&gt;[.$C$3];20;[.F574]+0.1*[.G574]))" office:value-type="float" office:value="-48.0344362773671" calcext:value-type="float">
            <text:p>-48.0344362773671</text:p>
          </table:table-cell>
          <table:table-cell table:formula="of:=([.$C$5]-([.F575]-[.$C$2]))/[.$C$6]" office:value-type="float" office:value="1.10344362773671" calcext:value-type="float">
            <text:p>1.10344362773671</text:p>
          </table:table-cell>
        </table:table-row>
        <table:table-row table:style-name="ro1">
          <table:table-cell table:number-columns-repeated="4"/>
          <table:table-cell office:value-type="float" office:value="57.4" calcext:value-type="float">
            <text:p>57.4</text:p>
          </table:table-cell>
          <table:table-cell table:formula="of:=IF([.F575]&gt;[.$C$3];[.$C$4];IF(([.F575]+0.1*[.G575])&gt;[.$C$3];20;[.F575]+0.1*[.G575]))" office:value-type="float" office:value="-47.9240919145934" calcext:value-type="float">
            <text:p>-47.9240919145934</text:p>
          </table:table-cell>
          <table:table-cell table:formula="of:=([.$C$5]-([.F576]-[.$C$2]))/[.$C$6]" office:value-type="float" office:value="1.09240919145934" calcext:value-type="float">
            <text:p>1.09240919145934</text:p>
          </table:table-cell>
        </table:table-row>
        <table:table-row table:style-name="ro1">
          <table:table-cell table:number-columns-repeated="4"/>
          <table:table-cell office:value-type="float" office:value="57.5" calcext:value-type="float">
            <text:p>57.5</text:p>
          </table:table-cell>
          <table:table-cell table:formula="of:=IF([.F576]&gt;[.$C$3];[.$C$4];IF(([.F576]+0.1*[.G576])&gt;[.$C$3];20;[.F576]+0.1*[.G576]))" office:value-type="float" office:value="-47.8148509954475" calcext:value-type="float">
            <text:p>-47.8148509954475</text:p>
          </table:table-cell>
          <table:table-cell table:formula="of:=([.$C$5]-([.F577]-[.$C$2]))/[.$C$6]" office:value-type="float" office:value="1.08148509954475" calcext:value-type="float">
            <text:p>1.08148509954475</text:p>
          </table:table-cell>
        </table:table-row>
        <table:table-row table:style-name="ro1">
          <table:table-cell table:number-columns-repeated="4"/>
          <table:table-cell office:value-type="float" office:value="57.6" calcext:value-type="float">
            <text:p>57.6</text:p>
          </table:table-cell>
          <table:table-cell table:formula="of:=IF([.F577]&gt;[.$C$3];[.$C$4];IF(([.F577]+0.1*[.G577])&gt;[.$C$3];20;[.F577]+0.1*[.G577]))" office:value-type="float" office:value="-47.706702485493" calcext:value-type="float">
            <text:p>-47.706702485493</text:p>
          </table:table-cell>
          <table:table-cell table:formula="of:=([.$C$5]-([.F578]-[.$C$2]))/[.$C$6]" office:value-type="float" office:value="1.0706702485493" calcext:value-type="float">
            <text:p>1.0706702485493</text:p>
          </table:table-cell>
        </table:table-row>
        <table:table-row table:style-name="ro1">
          <table:table-cell table:number-columns-repeated="4"/>
          <table:table-cell office:value-type="float" office:value="57.7" calcext:value-type="float">
            <text:p>57.7</text:p>
          </table:table-cell>
          <table:table-cell table:formula="of:=IF([.F578]&gt;[.$C$3];[.$C$4];IF(([.F578]+0.1*[.G578])&gt;[.$C$3];20;[.F578]+0.1*[.G578]))" office:value-type="float" office:value="-47.5996354606381" calcext:value-type="float">
            <text:p>-47.5996354606381</text:p>
          </table:table-cell>
          <table:table-cell table:formula="of:=([.$C$5]-([.F579]-[.$C$2]))/[.$C$6]" office:value-type="float" office:value="1.05996354606381" calcext:value-type="float">
            <text:p>1.05996354606381</text:p>
          </table:table-cell>
        </table:table-row>
        <table:table-row table:style-name="ro1">
          <table:table-cell table:number-columns-repeated="4"/>
          <table:table-cell office:value-type="float" office:value="57.8" calcext:value-type="float">
            <text:p>57.8</text:p>
          </table:table-cell>
          <table:table-cell table:formula="of:=IF([.F579]&gt;[.$C$3];[.$C$4];IF(([.F579]+0.1*[.G579])&gt;[.$C$3];20;[.F579]+0.1*[.G579]))" office:value-type="float" office:value="-47.4936391060317" calcext:value-type="float">
            <text:p>-47.4936391060317</text:p>
          </table:table-cell>
          <table:table-cell table:formula="of:=([.$C$5]-([.F580]-[.$C$2]))/[.$C$6]" office:value-type="float" office:value="1.04936391060317" calcext:value-type="float">
            <text:p>1.04936391060317</text:p>
          </table:table-cell>
        </table:table-row>
        <table:table-row table:style-name="ro1">
          <table:table-cell table:number-columns-repeated="4"/>
          <table:table-cell office:value-type="float" office:value="57.9" calcext:value-type="float">
            <text:p>57.9</text:p>
          </table:table-cell>
          <table:table-cell table:formula="of:=IF([.F580]&gt;[.$C$3];[.$C$4];IF(([.F580]+0.1*[.G580])&gt;[.$C$3];20;[.F580]+0.1*[.G580]))" office:value-type="float" office:value="-47.3887027149714" calcext:value-type="float">
            <text:p>-47.3887027149714</text:p>
          </table:table-cell>
          <table:table-cell table:formula="of:=([.$C$5]-([.F581]-[.$C$2]))/[.$C$6]" office:value-type="float" office:value="1.03887027149714" calcext:value-type="float">
            <text:p>1.03887027149714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table:formula="of:=IF([.F581]&gt;[.$C$3];[.$C$4];IF(([.F581]+0.1*[.G581])&gt;[.$C$3];20;[.F581]+0.1*[.G581]))" office:value-type="float" office:value="-47.2848156878217" calcext:value-type="float">
            <text:p>-47.2848156878217</text:p>
          </table:table-cell>
          <table:table-cell table:formula="of:=([.$C$5]-([.F582]-[.$C$2]))/[.$C$6]" office:value-type="float" office:value="1.02848156878217" calcext:value-type="float">
            <text:p>1.02848156878217</text:p>
          </table:table-cell>
        </table:table-row>
        <table:table-row table:style-name="ro1">
          <table:table-cell table:number-columns-repeated="4"/>
          <table:table-cell office:value-type="float" office:value="58.1" calcext:value-type="float">
            <text:p>58.1</text:p>
          </table:table-cell>
          <table:table-cell table:formula="of:=IF([.F582]&gt;[.$C$3];[.$C$4];IF(([.F582]+0.1*[.G582])&gt;[.$C$3];20;[.F582]+0.1*[.G582]))" office:value-type="float" office:value="-47.1819675309435" calcext:value-type="float">
            <text:p>-47.1819675309435</text:p>
          </table:table-cell>
          <table:table-cell table:formula="of:=([.$C$5]-([.F583]-[.$C$2]))/[.$C$6]" office:value-type="float" office:value="1.01819675309435" calcext:value-type="float">
            <text:p>1.01819675309435</text:p>
          </table:table-cell>
        </table:table-row>
        <table:table-row table:style-name="ro1">
          <table:table-cell table:number-columns-repeated="4"/>
          <table:table-cell office:value-type="float" office:value="58.2" calcext:value-type="float">
            <text:p>58.2</text:p>
          </table:table-cell>
          <table:table-cell table:formula="of:=IF([.F583]&gt;[.$C$3];[.$C$4];IF(([.F583]+0.1*[.G583])&gt;[.$C$3];20;[.F583]+0.1*[.G583]))" office:value-type="float" office:value="-47.080147855634" calcext:value-type="float">
            <text:p>-47.080147855634</text:p>
          </table:table-cell>
          <table:table-cell table:formula="of:=([.$C$5]-([.F584]-[.$C$2]))/[.$C$6]" office:value-type="float" office:value="1.0080147855634" calcext:value-type="float">
            <text:p>1.0080147855634</text:p>
          </table:table-cell>
        </table:table-row>
        <table:table-row table:style-name="ro1">
          <table:table-cell table:number-columns-repeated="4"/>
          <table:table-cell office:value-type="float" office:value="58.3" calcext:value-type="float">
            <text:p>58.3</text:p>
          </table:table-cell>
          <table:table-cell table:formula="of:=IF([.F584]&gt;[.$C$3];[.$C$4];IF(([.F584]+0.1*[.G584])&gt;[.$C$3];20;[.F584]+0.1*[.G584]))" office:value-type="float" office:value="-46.9793463770777" calcext:value-type="float">
            <text:p>-46.9793463770777</text:p>
          </table:table-cell>
          <table:table-cell table:formula="of:=([.$C$5]-([.F585]-[.$C$2]))/[.$C$6]" office:value-type="float" office:value="0.99793463770777" calcext:value-type="float">
            <text:p>0.99793463770777</text:p>
          </table:table-cell>
        </table:table-row>
        <table:table-row table:style-name="ro1">
          <table:table-cell table:number-columns-repeated="4"/>
          <table:table-cell office:value-type="float" office:value="58.4" calcext:value-type="float">
            <text:p>58.4</text:p>
          </table:table-cell>
          <table:table-cell table:formula="of:=IF([.F585]&gt;[.$C$3];[.$C$4];IF(([.F585]+0.1*[.G585])&gt;[.$C$3];20;[.F585]+0.1*[.G585]))" office:value-type="float" office:value="-46.8795529133069" calcext:value-type="float">
            <text:p>-46.8795529133069</text:p>
          </table:table-cell>
          <table:table-cell table:formula="of:=([.$C$5]-([.F586]-[.$C$2]))/[.$C$6]" office:value-type="float" office:value="0.987955291330692" calcext:value-type="float">
            <text:p>0.987955291330692</text:p>
          </table:table-cell>
        </table:table-row>
        <table:table-row table:style-name="ro1">
          <table:table-cell table:number-columns-repeated="4"/>
          <table:table-cell office:value-type="float" office:value="58.5" calcext:value-type="float">
            <text:p>58.5</text:p>
          </table:table-cell>
          <table:table-cell table:formula="of:=IF([.F586]&gt;[.$C$3];[.$C$4];IF(([.F586]+0.1*[.G586])&gt;[.$C$3];20;[.F586]+0.1*[.G586]))" office:value-type="float" office:value="-46.7807573841739" calcext:value-type="float">
            <text:p>-46.7807573841739</text:p>
          </table:table-cell>
          <table:table-cell table:formula="of:=([.$C$5]-([.F587]-[.$C$2]))/[.$C$6]" office:value-type="float" office:value="0.978075738417385" calcext:value-type="float">
            <text:p>0.978075738417385</text:p>
          </table:table-cell>
        </table:table-row>
        <table:table-row table:style-name="ro1">
          <table:table-cell table:number-columns-repeated="4"/>
          <table:table-cell office:value-type="float" office:value="58.6" calcext:value-type="float">
            <text:p>58.6</text:p>
          </table:table-cell>
          <table:table-cell table:formula="of:=IF([.F587]&gt;[.$C$3];[.$C$4];IF(([.F587]+0.1*[.G587])&gt;[.$C$3];20;[.F587]+0.1*[.G587]))" office:value-type="float" office:value="-46.6829498103321" calcext:value-type="float">
            <text:p>-46.6829498103321</text:p>
          </table:table-cell>
          <table:table-cell table:formula="of:=([.$C$5]-([.F588]-[.$C$2]))/[.$C$6]" office:value-type="float" office:value="0.96829498103321" calcext:value-type="float">
            <text:p>0.96829498103321</text:p>
          </table:table-cell>
        </table:table-row>
        <table:table-row table:style-name="ro1">
          <table:table-cell table:number-columns-repeated="4"/>
          <table:table-cell office:value-type="float" office:value="58.7" calcext:value-type="float">
            <text:p>58.7</text:p>
          </table:table-cell>
          <table:table-cell table:formula="of:=IF([.F588]&gt;[.$C$3];[.$C$4];IF(([.F588]+0.1*[.G588])&gt;[.$C$3];20;[.F588]+0.1*[.G588]))" office:value-type="float" office:value="-46.5861203122288" calcext:value-type="float">
            <text:p>-46.5861203122288</text:p>
          </table:table-cell>
          <table:table-cell table:formula="of:=([.$C$5]-([.F589]-[.$C$2]))/[.$C$6]" office:value-type="float" office:value="0.958612031222879" calcext:value-type="float">
            <text:p>0.958612031222879</text:p>
          </table:table-cell>
        </table:table-row>
        <table:table-row table:style-name="ro1">
          <table:table-cell table:number-columns-repeated="4"/>
          <table:table-cell office:value-type="float" office:value="58.8" calcext:value-type="float">
            <text:p>58.8</text:p>
          </table:table-cell>
          <table:table-cell table:formula="of:=IF([.F589]&gt;[.$C$3];[.$C$4];IF(([.F589]+0.1*[.G589])&gt;[.$C$3];20;[.F589]+0.1*[.G589]))" office:value-type="float" office:value="-46.4902591091065" calcext:value-type="float">
            <text:p>-46.4902591091065</text:p>
          </table:table-cell>
          <table:table-cell table:formula="of:=([.$C$5]-([.F590]-[.$C$2]))/[.$C$6]" office:value-type="float" office:value="0.949025910910649" calcext:value-type="float">
            <text:p>0.949025910910649</text:p>
          </table:table-cell>
        </table:table-row>
        <table:table-row table:style-name="ro1">
          <table:table-cell table:number-columns-repeated="4"/>
          <table:table-cell office:value-type="float" office:value="58.9" calcext:value-type="float">
            <text:p>58.9</text:p>
          </table:table-cell>
          <table:table-cell table:formula="of:=IF([.F590]&gt;[.$C$3];[.$C$4];IF(([.F590]+0.1*[.G590])&gt;[.$C$3];20;[.F590]+0.1*[.G590]))" office:value-type="float" office:value="-46.3953565180154" calcext:value-type="float">
            <text:p>-46.3953565180154</text:p>
          </table:table-cell>
          <table:table-cell table:formula="of:=([.$C$5]-([.F591]-[.$C$2]))/[.$C$6]" office:value-type="float" office:value="0.939535651801543" calcext:value-type="float">
            <text:p>0.939535651801543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table:formula="of:=IF([.F591]&gt;[.$C$3];[.$C$4];IF(([.F591]+0.1*[.G591])&gt;[.$C$3];20;[.F591]+0.1*[.G591]))" office:value-type="float" office:value="-46.3014029528353" calcext:value-type="float">
            <text:p>-46.3014029528353</text:p>
          </table:table-cell>
          <table:table-cell table:formula="of:=([.$C$5]-([.F592]-[.$C$2]))/[.$C$6]" office:value-type="float" office:value="0.930140295283528" calcext:value-type="float">
            <text:p>0.930140295283528</text:p>
          </table:table-cell>
        </table:table-row>
        <table:table-row table:style-name="ro1">
          <table:table-cell table:number-columns-repeated="4"/>
          <table:table-cell office:value-type="float" office:value="59.1" calcext:value-type="float">
            <text:p>59.1</text:p>
          </table:table-cell>
          <table:table-cell table:formula="of:=IF([.F592]&gt;[.$C$3];[.$C$4];IF(([.F592]+0.1*[.G592])&gt;[.$C$3];20;[.F592]+0.1*[.G592]))" office:value-type="float" office:value="-46.2083889233069" calcext:value-type="float">
            <text:p>-46.2083889233069</text:p>
          </table:table-cell>
          <table:table-cell table:formula="of:=([.$C$5]-([.F593]-[.$C$2]))/[.$C$6]" office:value-type="float" office:value="0.920838892330692" calcext:value-type="float">
            <text:p>0.920838892330692</text:p>
          </table:table-cell>
        </table:table-row>
        <table:table-row table:style-name="ro1">
          <table:table-cell table:number-columns-repeated="4"/>
          <table:table-cell office:value-type="float" office:value="59.2" calcext:value-type="float">
            <text:p>59.2</text:p>
          </table:table-cell>
          <table:table-cell table:formula="of:=IF([.F593]&gt;[.$C$3];[.$C$4];IF(([.F593]+0.1*[.G593])&gt;[.$C$3];20;[.F593]+0.1*[.G593]))" office:value-type="float" office:value="-46.1163050340739" calcext:value-type="float">
            <text:p>-46.1163050340739</text:p>
          </table:table-cell>
          <table:table-cell table:formula="of:=([.$C$5]-([.F594]-[.$C$2]))/[.$C$6]" office:value-type="float" office:value="0.911630503407385" calcext:value-type="float">
            <text:p>0.911630503407385</text:p>
          </table:table-cell>
        </table:table-row>
        <table:table-row table:style-name="ro1">
          <table:table-cell table:number-columns-repeated="4"/>
          <table:table-cell office:value-type="float" office:value="59.3" calcext:value-type="float">
            <text:p>59.3</text:p>
          </table:table-cell>
          <table:table-cell table:formula="of:=IF([.F594]&gt;[.$C$3];[.$C$4];IF(([.F594]+0.1*[.G594])&gt;[.$C$3];20;[.F594]+0.1*[.G594]))" office:value-type="float" office:value="-46.0251419837331" calcext:value-type="float">
            <text:p>-46.0251419837331</text:p>
          </table:table-cell>
          <table:table-cell table:formula="of:=([.$C$5]-([.F595]-[.$C$2]))/[.$C$6]" office:value-type="float" office:value="0.902514198373311" calcext:value-type="float">
            <text:p>0.902514198373311</text:p>
          </table:table-cell>
        </table:table-row>
        <table:table-row table:style-name="ro1">
          <table:table-cell table:number-columns-repeated="4"/>
          <table:table-cell office:value-type="float" office:value="59.4" calcext:value-type="float">
            <text:p>59.4</text:p>
          </table:table-cell>
          <table:table-cell table:formula="of:=IF([.F595]&gt;[.$C$3];[.$C$4];IF(([.F595]+0.1*[.G595])&gt;[.$C$3];20;[.F595]+0.1*[.G595]))" office:value-type="float" office:value="-45.9348905638958" calcext:value-type="float">
            <text:p>-45.9348905638958</text:p>
          </table:table-cell>
          <table:table-cell table:formula="of:=([.$C$5]-([.F596]-[.$C$2]))/[.$C$6]" office:value-type="float" office:value="0.893489056389578" calcext:value-type="float">
            <text:p>0.893489056389578</text:p>
          </table:table-cell>
        </table:table-row>
        <table:table-row table:style-name="ro1">
          <table:table-cell table:number-columns-repeated="4"/>
          <table:table-cell office:value-type="float" office:value="59.5" calcext:value-type="float">
            <text:p>59.5</text:p>
          </table:table-cell>
          <table:table-cell table:formula="of:=IF([.F596]&gt;[.$C$3];[.$C$4];IF(([.F596]+0.1*[.G596])&gt;[.$C$3];20;[.F596]+0.1*[.G596]))" office:value-type="float" office:value="-45.8455416582568" calcext:value-type="float">
            <text:p>-45.8455416582568</text:p>
          </table:table-cell>
          <table:table-cell table:formula="of:=([.$C$5]-([.F597]-[.$C$2]))/[.$C$6]" office:value-type="float" office:value="0.884554165825683" calcext:value-type="float">
            <text:p>0.884554165825683</text:p>
          </table:table-cell>
        </table:table-row>
        <table:table-row table:style-name="ro1">
          <table:table-cell table:number-columns-repeated="4"/>
          <table:table-cell office:value-type="float" office:value="59.6" calcext:value-type="float">
            <text:p>59.6</text:p>
          </table:table-cell>
          <table:table-cell table:formula="of:=IF([.F597]&gt;[.$C$3];[.$C$4];IF(([.F597]+0.1*[.G597])&gt;[.$C$3];20;[.F597]+0.1*[.G597]))" office:value-type="float" office:value="-45.7570862416743" calcext:value-type="float">
            <text:p>-45.7570862416743</text:p>
          </table:table-cell>
          <table:table-cell table:formula="of:=([.$C$5]-([.F598]-[.$C$2]))/[.$C$6]" office:value-type="float" office:value="0.875708624167426" calcext:value-type="float">
            <text:p>0.875708624167426</text:p>
          </table:table-cell>
        </table:table-row>
        <table:table-row table:style-name="ro1">
          <table:table-cell table:number-columns-repeated="4"/>
          <table:table-cell office:value-type="float" office:value="59.7" calcext:value-type="float">
            <text:p>59.7</text:p>
          </table:table-cell>
          <table:table-cell table:formula="of:=IF([.F598]&gt;[.$C$3];[.$C$4];IF(([.F598]+0.1*[.G598])&gt;[.$C$3];20;[.F598]+0.1*[.G598]))" office:value-type="float" office:value="-45.6695153792575" calcext:value-type="float">
            <text:p>-45.6695153792575</text:p>
          </table:table-cell>
          <table:table-cell table:formula="of:=([.$C$5]-([.F599]-[.$C$2]))/[.$C$6]" office:value-type="float" office:value="0.866951537925752" calcext:value-type="float">
            <text:p>0.866951537925752</text:p>
          </table:table-cell>
        </table:table-row>
        <table:table-row table:style-name="ro1">
          <table:table-cell table:number-columns-repeated="4"/>
          <table:table-cell office:value-type="float" office:value="59.8" calcext:value-type="float">
            <text:p>59.8</text:p>
          </table:table-cell>
          <table:table-cell table:formula="of:=IF([.F599]&gt;[.$C$3];[.$C$4];IF(([.F599]+0.1*[.G599])&gt;[.$C$3];20;[.F599]+0.1*[.G599]))" office:value-type="float" office:value="-45.5828202254649" calcext:value-type="float">
            <text:p>-45.5828202254649</text:p>
          </table:table-cell>
          <table:table-cell table:formula="of:=([.$C$5]-([.F600]-[.$C$2]))/[.$C$6]" office:value-type="float" office:value="0.858282022546494" calcext:value-type="float">
            <text:p>0.858282022546494</text:p>
          </table:table-cell>
        </table:table-row>
        <table:table-row table:style-name="ro1">
          <table:table-cell table:number-columns-repeated="4"/>
          <table:table-cell office:value-type="float" office:value="59.9" calcext:value-type="float">
            <text:p>59.9</text:p>
          </table:table-cell>
          <table:table-cell table:formula="of:=IF([.F600]&gt;[.$C$3];[.$C$4];IF(([.F600]+0.1*[.G600])&gt;[.$C$3];20;[.F600]+0.1*[.G600]))" office:value-type="float" office:value="-45.4969920232103" calcext:value-type="float">
            <text:p>-45.4969920232103</text:p>
          </table:table-cell>
          <table:table-cell table:formula="of:=([.$C$5]-([.F601]-[.$C$2]))/[.$C$6]" office:value-type="float" office:value="0.84969920232103" calcext:value-type="float">
            <text:p>0.84969920232103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IF([.F601]&gt;[.$C$3];[.$C$4];IF(([.F601]+0.1*[.G601])&gt;[.$C$3];20;[.F601]+0.1*[.G601]))" office:value-type="float" office:value="-45.4120221029782" calcext:value-type="float">
            <text:p>-45.4120221029782</text:p>
          </table:table-cell>
          <table:table-cell table:formula="of:=([.$C$5]-([.F602]-[.$C$2]))/[.$C$6]" office:value-type="float" office:value="0.841202210297819" calcext:value-type="float">
            <text:p>0.841202210297819</text:p>
          </table:table-cell>
        </table:table-row>
        <table:table-row table:style-name="ro1">
          <table:table-cell table:number-columns-repeated="4"/>
          <table:table-cell office:value-type="float" office:value="60.1" calcext:value-type="float">
            <text:p>60.1</text:p>
          </table:table-cell>
          <table:table-cell table:formula="of:=IF([.F602]&gt;[.$C$3];[.$C$4];IF(([.F602]+0.1*[.G602])&gt;[.$C$3];20;[.F602]+0.1*[.G602]))" office:value-type="float" office:value="-45.3279018819484" calcext:value-type="float">
            <text:p>-45.3279018819484</text:p>
          </table:table-cell>
          <table:table-cell table:formula="of:=([.$C$5]-([.F603]-[.$C$2]))/[.$C$6]" office:value-type="float" office:value="0.832790188194841" calcext:value-type="float">
            <text:p>0.832790188194841</text:p>
          </table:table-cell>
        </table:table-row>
        <table:table-row table:style-name="ro1">
          <table:table-cell table:number-columns-repeated="4"/>
          <table:table-cell office:value-type="float" office:value="60.2" calcext:value-type="float">
            <text:p>60.2</text:p>
          </table:table-cell>
          <table:table-cell table:formula="of:=IF([.F603]&gt;[.$C$3];[.$C$4];IF(([.F603]+0.1*[.G603])&gt;[.$C$3];20;[.F603]+0.1*[.G603]))" office:value-type="float" office:value="-45.2446228631289" calcext:value-type="float">
            <text:p>-45.2446228631289</text:p>
          </table:table-cell>
          <table:table-cell table:formula="of:=([.$C$5]-([.F604]-[.$C$2]))/[.$C$6]" office:value-type="float" office:value="0.824462286312892" calcext:value-type="float">
            <text:p>0.824462286312892</text:p>
          </table:table-cell>
        </table:table-row>
        <table:table-row table:style-name="ro1">
          <table:table-cell table:number-columns-repeated="4"/>
          <table:table-cell office:value-type="float" office:value="60.3" calcext:value-type="float">
            <text:p>60.3</text:p>
          </table:table-cell>
          <table:table-cell table:formula="of:=IF([.F604]&gt;[.$C$3];[.$C$4];IF(([.F604]+0.1*[.G604])&gt;[.$C$3];20;[.F604]+0.1*[.G604]))" office:value-type="float" office:value="-45.1621766344976" calcext:value-type="float">
            <text:p>-45.1621766344976</text:p>
          </table:table-cell>
          <table:table-cell table:formula="of:=([.$C$5]-([.F605]-[.$C$2]))/[.$C$6]" office:value-type="float" office:value="0.816217663449763" calcext:value-type="float">
            <text:p>0.816217663449763</text:p>
          </table:table-cell>
        </table:table-row>
        <table:table-row table:style-name="ro1">
          <table:table-cell table:number-columns-repeated="4"/>
          <table:table-cell office:value-type="float" office:value="60.4" calcext:value-type="float">
            <text:p>60.4</text:p>
          </table:table-cell>
          <table:table-cell table:formula="of:=IF([.F605]&gt;[.$C$3];[.$C$4];IF(([.F605]+0.1*[.G605])&gt;[.$C$3];20;[.F605]+0.1*[.G605]))" office:value-type="float" office:value="-45.0805548681527" calcext:value-type="float">
            <text:p>-45.0805548681527</text:p>
          </table:table-cell>
          <table:table-cell table:formula="of:=([.$C$5]-([.F606]-[.$C$2]))/[.$C$6]" office:value-type="float" office:value="0.808055486815266" calcext:value-type="float">
            <text:p>0.808055486815266</text:p>
          </table:table-cell>
        </table:table-row>
        <table:table-row table:style-name="ro1">
          <table:table-cell table:number-columns-repeated="4"/>
          <table:table-cell office:value-type="float" office:value="60.5" calcext:value-type="float">
            <text:p>60.5</text:p>
          </table:table-cell>
          <table:table-cell table:formula="of:=IF([.F606]&gt;[.$C$3];[.$C$4];IF(([.F606]+0.1*[.G606])&gt;[.$C$3];20;[.F606]+0.1*[.G606]))" office:value-type="float" office:value="-44.9997493194711" calcext:value-type="float">
            <text:p>-44.9997493194711</text:p>
          </table:table-cell>
          <table:table-cell table:formula="of:=([.$C$5]-([.F607]-[.$C$2]))/[.$C$6]" office:value-type="float" office:value="0.799974931947114" calcext:value-type="float">
            <text:p>0.799974931947114</text:p>
          </table:table-cell>
        </table:table-row>
        <table:table-row table:style-name="ro1">
          <table:table-cell table:number-columns-repeated="4"/>
          <table:table-cell office:value-type="float" office:value="60.6" calcext:value-type="float">
            <text:p>60.6</text:p>
          </table:table-cell>
          <table:table-cell table:formula="of:=IF([.F607]&gt;[.$C$3];[.$C$4];IF(([.F607]+0.1*[.G607])&gt;[.$C$3];20;[.F607]+0.1*[.G607]))" office:value-type="float" office:value="-44.9197518262764" calcext:value-type="float">
            <text:p>-44.9197518262764</text:p>
          </table:table-cell>
          <table:table-cell table:formula="of:=([.$C$5]-([.F608]-[.$C$2]))/[.$C$6]" office:value-type="float" office:value="0.791975182627642" calcext:value-type="float">
            <text:p>0.791975182627642</text:p>
          </table:table-cell>
        </table:table-row>
        <table:table-row table:style-name="ro1">
          <table:table-cell table:number-columns-repeated="4"/>
          <table:table-cell office:value-type="float" office:value="60.7" calcext:value-type="float">
            <text:p>60.7</text:p>
          </table:table-cell>
          <table:table-cell table:formula="of:=IF([.F608]&gt;[.$C$3];[.$C$4];IF(([.F608]+0.1*[.G608])&gt;[.$C$3];20;[.F608]+0.1*[.G608]))" office:value-type="float" office:value="-44.8405543080137" calcext:value-type="float">
            <text:p>-44.8405543080137</text:p>
          </table:table-cell>
          <table:table-cell table:formula="of:=([.$C$5]-([.F609]-[.$C$2]))/[.$C$6]" office:value-type="float" office:value="0.784055430801366" calcext:value-type="float">
            <text:p>0.784055430801366</text:p>
          </table:table-cell>
        </table:table-row>
        <table:table-row table:style-name="ro1">
          <table:table-cell table:number-columns-repeated="4"/>
          <table:table-cell office:value-type="float" office:value="60.8" calcext:value-type="float">
            <text:p>60.8</text:p>
          </table:table-cell>
          <table:table-cell table:formula="of:=IF([.F609]&gt;[.$C$3];[.$C$4];IF(([.F609]+0.1*[.G609])&gt;[.$C$3];20;[.F609]+0.1*[.G609]))" office:value-type="float" office:value="-44.7621487649335" calcext:value-type="float">
            <text:p>-44.7621487649335</text:p>
          </table:table-cell>
          <table:table-cell table:formula="of:=([.$C$5]-([.F610]-[.$C$2]))/[.$C$6]" office:value-type="float" office:value="0.776214876493352" calcext:value-type="float">
            <text:p>0.776214876493352</text:p>
          </table:table-cell>
        </table:table-row>
        <table:table-row table:style-name="ro1">
          <table:table-cell table:number-columns-repeated="4"/>
          <table:table-cell office:value-type="float" office:value="60.9" calcext:value-type="float">
            <text:p>60.9</text:p>
          </table:table-cell>
          <table:table-cell table:formula="of:=IF([.F610]&gt;[.$C$3];[.$C$4];IF(([.F610]+0.1*[.G610])&gt;[.$C$3];20;[.F610]+0.1*[.G610]))" office:value-type="float" office:value="-44.6845272772842" calcext:value-type="float">
            <text:p>-44.6845272772842</text:p>
          </table:table-cell>
          <table:table-cell table:formula="of:=([.$C$5]-([.F611]-[.$C$2]))/[.$C$6]" office:value-type="float" office:value="0.768452727728418" calcext:value-type="float">
            <text:p>0.768452727728418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table:formula="of:=IF([.F611]&gt;[.$C$3];[.$C$4];IF(([.F611]+0.1*[.G611])&gt;[.$C$3];20;[.F611]+0.1*[.G611]))" office:value-type="float" office:value="-44.6076820045113" calcext:value-type="float">
            <text:p>-44.6076820045113</text:p>
          </table:table-cell>
          <table:table-cell table:formula="of:=([.$C$5]-([.F612]-[.$C$2]))/[.$C$6]" office:value-type="float" office:value="0.760768200451134" calcext:value-type="float">
            <text:p>0.760768200451134</text:p>
          </table:table-cell>
        </table:table-row>
        <table:table-row table:style-name="ro1">
          <table:table-cell table:number-columns-repeated="4"/>
          <table:table-cell office:value-type="float" office:value="61.1" calcext:value-type="float">
            <text:p>61.1</text:p>
          </table:table-cell>
          <table:table-cell table:formula="of:=IF([.F612]&gt;[.$C$3];[.$C$4];IF(([.F612]+0.1*[.G612])&gt;[.$C$3];20;[.F612]+0.1*[.G612]))" office:value-type="float" office:value="-44.5316051844662" calcext:value-type="float">
            <text:p>-44.5316051844662</text:p>
          </table:table-cell>
          <table:table-cell table:formula="of:=([.$C$5]-([.F613]-[.$C$2]))/[.$C$6]" office:value-type="float" office:value="0.753160518446622" calcext:value-type="float">
            <text:p>0.753160518446622</text:p>
          </table:table-cell>
        </table:table-row>
        <table:table-row table:style-name="ro1">
          <table:table-cell table:number-columns-repeated="4"/>
          <table:table-cell office:value-type="float" office:value="61.2" calcext:value-type="float">
            <text:p>61.2</text:p>
          </table:table-cell>
          <table:table-cell table:formula="of:=IF([.F613]&gt;[.$C$3];[.$C$4];IF(([.F613]+0.1*[.G613])&gt;[.$C$3];20;[.F613]+0.1*[.G613]))" office:value-type="float" office:value="-44.4562891326216" calcext:value-type="float">
            <text:p>-44.4562891326216</text:p>
          </table:table-cell>
          <table:table-cell table:formula="of:=([.$C$5]-([.F614]-[.$C$2]))/[.$C$6]" office:value-type="float" office:value="0.745628913262156" calcext:value-type="float">
            <text:p>0.745628913262156</text:p>
          </table:table-cell>
        </table:table-row>
        <table:table-row table:style-name="ro1">
          <table:table-cell table:number-columns-repeated="4"/>
          <table:table-cell office:value-type="float" office:value="61.3" calcext:value-type="float">
            <text:p>61.3</text:p>
          </table:table-cell>
          <table:table-cell table:formula="of:=IF([.F614]&gt;[.$C$3];[.$C$4];IF(([.F614]+0.1*[.G614])&gt;[.$C$3];20;[.F614]+0.1*[.G614]))" office:value-type="float" office:value="-44.3817262412953" calcext:value-type="float">
            <text:p>-44.3817262412953</text:p>
          </table:table-cell>
          <table:table-cell table:formula="of:=([.$C$5]-([.F615]-[.$C$2]))/[.$C$6]" office:value-type="float" office:value="0.738172624129535" calcext:value-type="float">
            <text:p>0.738172624129535</text:p>
          </table:table-cell>
        </table:table-row>
        <table:table-row table:style-name="ro1">
          <table:table-cell table:number-columns-repeated="4"/>
          <table:table-cell office:value-type="float" office:value="61.4" calcext:value-type="float">
            <text:p>61.4</text:p>
          </table:table-cell>
          <table:table-cell table:formula="of:=IF([.F615]&gt;[.$C$3];[.$C$4];IF(([.F615]+0.1*[.G615])&gt;[.$C$3];20;[.F615]+0.1*[.G615]))" office:value-type="float" office:value="-44.3079089788824" calcext:value-type="float">
            <text:p>-44.3079089788824</text:p>
          </table:table-cell>
          <table:table-cell table:formula="of:=([.$C$5]-([.F616]-[.$C$2]))/[.$C$6]" office:value-type="float" office:value="0.730790897888239" calcext:value-type="float">
            <text:p>0.730790897888239</text:p>
          </table:table-cell>
        </table:table-row>
        <table:table-row table:style-name="ro1">
          <table:table-cell table:number-columns-repeated="4"/>
          <table:table-cell office:value-type="float" office:value="61.5" calcext:value-type="float">
            <text:p>61.5</text:p>
          </table:table-cell>
          <table:table-cell table:formula="of:=IF([.F616]&gt;[.$C$3];[.$C$4];IF(([.F616]+0.1*[.G616])&gt;[.$C$3];20;[.F616]+0.1*[.G616]))" office:value-type="float" office:value="-44.2348298890936" calcext:value-type="float">
            <text:p>-44.2348298890936</text:p>
          </table:table-cell>
          <table:table-cell table:formula="of:=([.$C$5]-([.F617]-[.$C$2]))/[.$C$6]" office:value-type="float" office:value="0.723482988909357" calcext:value-type="float">
            <text:p>0.723482988909357</text:p>
          </table:table-cell>
        </table:table-row>
        <table:table-row table:style-name="ro1">
          <table:table-cell table:number-columns-repeated="4"/>
          <table:table-cell office:value-type="float" office:value="61.6" calcext:value-type="float">
            <text:p>61.6</text:p>
          </table:table-cell>
          <table:table-cell table:formula="of:=IF([.F617]&gt;[.$C$3];[.$C$4];IF(([.F617]+0.1*[.G617])&gt;[.$C$3];20;[.F617]+0.1*[.G617]))" office:value-type="float" office:value="-44.1624815902026" calcext:value-type="float">
            <text:p>-44.1624815902026</text:p>
          </table:table-cell>
          <table:table-cell table:formula="of:=([.$C$5]-([.F618]-[.$C$2]))/[.$C$6]" office:value-type="float" office:value="0.716248159020263" calcext:value-type="float">
            <text:p>0.716248159020263</text:p>
          </table:table-cell>
        </table:table-row>
        <table:table-row table:style-name="ro1">
          <table:table-cell table:number-columns-repeated="4"/>
          <table:table-cell office:value-type="float" office:value="61.7" calcext:value-type="float">
            <text:p>61.7</text:p>
          </table:table-cell>
          <table:table-cell table:formula="of:=IF([.F618]&gt;[.$C$3];[.$C$4];IF(([.F618]+0.1*[.G618])&gt;[.$C$3];20;[.F618]+0.1*[.G618]))" office:value-type="float" office:value="-44.0908567743006" calcext:value-type="float">
            <text:p>-44.0908567743006</text:p>
          </table:table-cell>
          <table:table-cell table:formula="of:=([.$C$5]-([.F619]-[.$C$2]))/[.$C$6]" office:value-type="float" office:value="0.70908567743006" calcext:value-type="float">
            <text:p>0.70908567743006</text:p>
          </table:table-cell>
        </table:table-row>
        <table:table-row table:style-name="ro1">
          <table:table-cell table:number-columns-repeated="4"/>
          <table:table-cell office:value-type="float" office:value="61.8" calcext:value-type="float">
            <text:p>61.8</text:p>
          </table:table-cell>
          <table:table-cell table:formula="of:=IF([.F619]&gt;[.$C$3];[.$C$4];IF(([.F619]+0.1*[.G619])&gt;[.$C$3];20;[.F619]+0.1*[.G619]))" office:value-type="float" office:value="-44.0199482065576" calcext:value-type="float">
            <text:p>-44.0199482065576</text:p>
          </table:table-cell>
          <table:table-cell table:formula="of:=([.$C$5]-([.F620]-[.$C$2]))/[.$C$6]" office:value-type="float" office:value="0.70199482065576" calcext:value-type="float">
            <text:p>0.70199482065576</text:p>
          </table:table-cell>
        </table:table-row>
        <table:table-row table:style-name="ro1">
          <table:table-cell table:number-columns-repeated="4"/>
          <table:table-cell office:value-type="float" office:value="61.9" calcext:value-type="float">
            <text:p>61.9</text:p>
          </table:table-cell>
          <table:table-cell table:formula="of:=IF([.F620]&gt;[.$C$3];[.$C$4];IF(([.F620]+0.1*[.G620])&gt;[.$C$3];20;[.F620]+0.1*[.G620]))" office:value-type="float" office:value="-43.949748724492" calcext:value-type="float">
            <text:p>-43.949748724492</text:p>
          </table:table-cell>
          <table:table-cell table:formula="of:=([.$C$5]-([.F621]-[.$C$2]))/[.$C$6]" office:value-type="float" office:value="0.694974872449203" calcext:value-type="float">
            <text:p>0.694974872449203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F621]&gt;[.$C$3];[.$C$4];IF(([.F621]+0.1*[.G621])&gt;[.$C$3];20;[.F621]+0.1*[.G621]))" office:value-type="float" office:value="-43.8802512372471" calcext:value-type="float">
            <text:p>-43.8802512372471</text:p>
          </table:table-cell>
          <table:table-cell table:formula="of:=([.$C$5]-([.F622]-[.$C$2]))/[.$C$6]" office:value-type="float" office:value="0.68802512372471" calcext:value-type="float">
            <text:p>0.68802512372471</text:p>
          </table:table-cell>
        </table:table-row>
        <table:table-row table:style-name="ro1">
          <table:table-cell table:number-columns-repeated="4"/>
          <table:table-cell office:value-type="float" office:value="62.1" calcext:value-type="float">
            <text:p>62.1</text:p>
          </table:table-cell>
          <table:table-cell table:formula="of:=IF([.F622]&gt;[.$C$3];[.$C$4];IF(([.F622]+0.1*[.G622])&gt;[.$C$3];20;[.F622]+0.1*[.G622]))" office:value-type="float" office:value="-43.8114487248746" calcext:value-type="float">
            <text:p>-43.8114487248746</text:p>
          </table:table-cell>
          <table:table-cell table:formula="of:=([.$C$5]-([.F623]-[.$C$2]))/[.$C$6]" office:value-type="float" office:value="0.681144872487463" calcext:value-type="float">
            <text:p>0.681144872487463</text:p>
          </table:table-cell>
        </table:table-row>
        <table:table-row table:style-name="ro1">
          <table:table-cell table:number-columns-repeated="4"/>
          <table:table-cell office:value-type="float" office:value="62.2" calcext:value-type="float">
            <text:p>62.2</text:p>
          </table:table-cell>
          <table:table-cell table:formula="of:=IF([.F623]&gt;[.$C$3];[.$C$4];IF(([.F623]+0.1*[.G623])&gt;[.$C$3];20;[.F623]+0.1*[.G623]))" office:value-type="float" office:value="-43.7433342376259" calcext:value-type="float">
            <text:p>-43.7433342376259</text:p>
          </table:table-cell>
          <table:table-cell table:formula="of:=([.$C$5]-([.F624]-[.$C$2]))/[.$C$6]" office:value-type="float" office:value="0.674333423762588" calcext:value-type="float">
            <text:p>0.674333423762588</text:p>
          </table:table-cell>
        </table:table-row>
        <table:table-row table:style-name="ro1">
          <table:table-cell table:number-columns-repeated="4"/>
          <table:table-cell office:value-type="float" office:value="62.3" calcext:value-type="float">
            <text:p>62.3</text:p>
          </table:table-cell>
          <table:table-cell table:formula="of:=IF([.F624]&gt;[.$C$3];[.$C$4];IF(([.F624]+0.1*[.G624])&gt;[.$C$3];20;[.F624]+0.1*[.G624]))" office:value-type="float" office:value="-43.6759008952496" calcext:value-type="float">
            <text:p>-43.6759008952496</text:p>
          </table:table-cell>
          <table:table-cell table:formula="of:=([.$C$5]-([.F625]-[.$C$2]))/[.$C$6]" office:value-type="float" office:value="0.667590089524962" calcext:value-type="float">
            <text:p>0.667590089524962</text:p>
          </table:table-cell>
        </table:table-row>
        <table:table-row table:style-name="ro1">
          <table:table-cell table:number-columns-repeated="4"/>
          <table:table-cell office:value-type="float" office:value="62.4" calcext:value-type="float">
            <text:p>62.4</text:p>
          </table:table-cell>
          <table:table-cell table:formula="of:=IF([.F625]&gt;[.$C$3];[.$C$4];IF(([.F625]+0.1*[.G625])&gt;[.$C$3];20;[.F625]+0.1*[.G625]))" office:value-type="float" office:value="-43.6091418862971" calcext:value-type="float">
            <text:p>-43.6091418862971</text:p>
          </table:table-cell>
          <table:table-cell table:formula="of:=([.$C$5]-([.F626]-[.$C$2]))/[.$C$6]" office:value-type="float" office:value="0.660914188629712" calcext:value-type="float">
            <text:p>0.660914188629712</text:p>
          </table:table-cell>
        </table:table-row>
        <table:table-row table:style-name="ro1">
          <table:table-cell table:number-columns-repeated="4"/>
          <table:table-cell office:value-type="float" office:value="62.5" calcext:value-type="float">
            <text:p>62.5</text:p>
          </table:table-cell>
          <table:table-cell table:formula="of:=IF([.F626]&gt;[.$C$3];[.$C$4];IF(([.F626]+0.1*[.G626])&gt;[.$C$3];20;[.F626]+0.1*[.G626]))" office:value-type="float" office:value="-43.5430504674341" calcext:value-type="float">
            <text:p>-43.5430504674341</text:p>
          </table:table-cell>
          <table:table-cell table:formula="of:=([.$C$5]-([.F627]-[.$C$2]))/[.$C$6]" office:value-type="float" office:value="0.654305046743415" calcext:value-type="float">
            <text:p>0.654305046743415</text:p>
          </table:table-cell>
        </table:table-row>
        <table:table-row table:style-name="ro1">
          <table:table-cell table:number-columns-repeated="4"/>
          <table:table-cell office:value-type="float" office:value="62.6" calcext:value-type="float">
            <text:p>62.6</text:p>
          </table:table-cell>
          <table:table-cell table:formula="of:=IF([.F627]&gt;[.$C$3];[.$C$4];IF(([.F627]+0.1*[.G627])&gt;[.$C$3];20;[.F627]+0.1*[.G627]))" office:value-type="float" office:value="-43.4776199627598" calcext:value-type="float">
            <text:p>-43.4776199627598</text:p>
          </table:table-cell>
          <table:table-cell table:formula="of:=([.$C$5]-([.F628]-[.$C$2]))/[.$C$6]" office:value-type="float" office:value="0.647761996275981" calcext:value-type="float">
            <text:p>0.647761996275981</text:p>
          </table:table-cell>
        </table:table-row>
        <table:table-row table:style-name="ro1">
          <table:table-cell table:number-columns-repeated="4"/>
          <table:table-cell office:value-type="float" office:value="62.7" calcext:value-type="float">
            <text:p>62.7</text:p>
          </table:table-cell>
          <table:table-cell table:formula="of:=IF([.F628]&gt;[.$C$3];[.$C$4];IF(([.F628]+0.1*[.G628])&gt;[.$C$3];20;[.F628]+0.1*[.G628]))" office:value-type="float" office:value="-43.4128437631322" calcext:value-type="float">
            <text:p>-43.4128437631322</text:p>
          </table:table-cell>
          <table:table-cell table:formula="of:=([.$C$5]-([.F629]-[.$C$2]))/[.$C$6]" office:value-type="float" office:value="0.641284376313222" calcext:value-type="float">
            <text:p>0.641284376313222</text:p>
          </table:table-cell>
        </table:table-row>
        <table:table-row table:style-name="ro1">
          <table:table-cell table:number-columns-repeated="4"/>
          <table:table-cell office:value-type="float" office:value="62.8" calcext:value-type="float">
            <text:p>62.8</text:p>
          </table:table-cell>
          <table:table-cell table:formula="of:=IF([.F629]&gt;[.$C$3];[.$C$4];IF(([.F629]+0.1*[.G629])&gt;[.$C$3];20;[.F629]+0.1*[.G629]))" office:value-type="float" office:value="-43.3487153255009" calcext:value-type="float">
            <text:p>-43.3487153255009</text:p>
          </table:table-cell>
          <table:table-cell table:formula="of:=([.$C$5]-([.F630]-[.$C$2]))/[.$C$6]" office:value-type="float" office:value="0.634871532550089" calcext:value-type="float">
            <text:p>0.634871532550089</text:p>
          </table:table-cell>
        </table:table-row>
        <table:table-row table:style-name="ro1">
          <table:table-cell table:number-columns-repeated="4"/>
          <table:table-cell office:value-type="float" office:value="62.9" calcext:value-type="float">
            <text:p>62.9</text:p>
          </table:table-cell>
          <table:table-cell table:formula="of:=IF([.F630]&gt;[.$C$3];[.$C$4];IF(([.F630]+0.1*[.G630])&gt;[.$C$3];20;[.F630]+0.1*[.G630]))" office:value-type="float" office:value="-43.2852281722459" calcext:value-type="float">
            <text:p>-43.2852281722459</text:p>
          </table:table-cell>
          <table:table-cell table:formula="of:=([.$C$5]-([.F631]-[.$C$2]))/[.$C$6]" office:value-type="float" office:value="0.628522817224588" calcext:value-type="float">
            <text:p>0.628522817224588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table:formula="of:=IF([.F631]&gt;[.$C$3];[.$C$4];IF(([.F631]+0.1*[.G631])&gt;[.$C$3];20;[.F631]+0.1*[.G631]))" office:value-type="float" office:value="-43.2223758905234" calcext:value-type="float">
            <text:p>-43.2223758905234</text:p>
          </table:table-cell>
          <table:table-cell table:formula="of:=([.$C$5]-([.F632]-[.$C$2]))/[.$C$6]" office:value-type="float" office:value="0.622237589052342" calcext:value-type="float">
            <text:p>0.622237589052342</text:p>
          </table:table-cell>
        </table:table-row>
        <table:table-row table:style-name="ro1">
          <table:table-cell table:number-columns-repeated="4"/>
          <table:table-cell office:value-type="float" office:value="63.1" calcext:value-type="float">
            <text:p>63.1</text:p>
          </table:table-cell>
          <table:table-cell table:formula="of:=IF([.F632]&gt;[.$C$3];[.$C$4];IF(([.F632]+0.1*[.G632])&gt;[.$C$3];20;[.F632]+0.1*[.G632]))" office:value-type="float" office:value="-43.1601521316182" calcext:value-type="float">
            <text:p>-43.1601521316182</text:p>
          </table:table-cell>
          <table:table-cell table:formula="of:=([.$C$5]-([.F633]-[.$C$2]))/[.$C$6]" office:value-type="float" office:value="0.616015213161819" calcext:value-type="float">
            <text:p>0.616015213161819</text:p>
          </table:table-cell>
        </table:table-row>
        <table:table-row table:style-name="ro1">
          <table:table-cell table:number-columns-repeated="4"/>
          <table:table-cell office:value-type="float" office:value="63.2" calcext:value-type="float">
            <text:p>63.2</text:p>
          </table:table-cell>
          <table:table-cell table:formula="of:=IF([.F633]&gt;[.$C$3];[.$C$4];IF(([.F633]+0.1*[.G633])&gt;[.$C$3];20;[.F633]+0.1*[.G633]))" office:value-type="float" office:value="-43.098550610302" calcext:value-type="float">
            <text:p>-43.098550610302</text:p>
          </table:table-cell>
          <table:table-cell table:formula="of:=([.$C$5]-([.F634]-[.$C$2]))/[.$C$6]" office:value-type="float" office:value="0.609855061030201" calcext:value-type="float">
            <text:p>0.609855061030201</text:p>
          </table:table-cell>
        </table:table-row>
        <table:table-row table:style-name="ro1">
          <table:table-cell table:number-columns-repeated="4"/>
          <table:table-cell office:value-type="float" office:value="63.3" calcext:value-type="float">
            <text:p>63.3</text:p>
          </table:table-cell>
          <table:table-cell table:formula="of:=IF([.F634]&gt;[.$C$3];[.$C$4];IF(([.F634]+0.1*[.G634])&gt;[.$C$3];20;[.F634]+0.1*[.G634]))" office:value-type="float" office:value="-43.037565104199" calcext:value-type="float">
            <text:p>-43.037565104199</text:p>
          </table:table-cell>
          <table:table-cell table:formula="of:=([.$C$5]-([.F635]-[.$C$2]))/[.$C$6]" office:value-type="float" office:value="0.603756510419898" calcext:value-type="float">
            <text:p>0.603756510419898</text:p>
          </table:table-cell>
        </table:table-row>
        <table:table-row table:style-name="ro1">
          <table:table-cell table:number-columns-repeated="4"/>
          <table:table-cell office:value-type="float" office:value="63.4" calcext:value-type="float">
            <text:p>63.4</text:p>
          </table:table-cell>
          <table:table-cell table:formula="of:=IF([.F635]&gt;[.$C$3];[.$C$4];IF(([.F635]+0.1*[.G635])&gt;[.$C$3];20;[.F635]+0.1*[.G635]))" office:value-type="float" office:value="-42.977189453157" calcext:value-type="float">
            <text:p>-42.977189453157</text:p>
          </table:table-cell>
          <table:table-cell table:formula="of:=([.$C$5]-([.F636]-[.$C$2]))/[.$C$6]" office:value-type="float" office:value="0.5977189453157" calcext:value-type="float">
            <text:p>0.5977189453157</text:p>
          </table:table-cell>
        </table:table-row>
        <table:table-row table:style-name="ro1">
          <table:table-cell table:number-columns-repeated="4"/>
          <table:table-cell office:value-type="float" office:value="63.5" calcext:value-type="float">
            <text:p>63.5</text:p>
          </table:table-cell>
          <table:table-cell table:formula="of:=IF([.F636]&gt;[.$C$3];[.$C$4];IF(([.F636]+0.1*[.G636])&gt;[.$C$3];20;[.F636]+0.1*[.G636]))" office:value-type="float" office:value="-42.9174175586254" calcext:value-type="float">
            <text:p>-42.9174175586254</text:p>
          </table:table-cell>
          <table:table-cell table:formula="of:=([.$C$5]-([.F637]-[.$C$2]))/[.$C$6]" office:value-type="float" office:value="0.591741755862542" calcext:value-type="float">
            <text:p>0.591741755862542</text:p>
          </table:table-cell>
        </table:table-row>
        <table:table-row table:style-name="ro1">
          <table:table-cell table:number-columns-repeated="4"/>
          <table:table-cell office:value-type="float" office:value="63.6" calcext:value-type="float">
            <text:p>63.6</text:p>
          </table:table-cell>
          <table:table-cell table:formula="of:=IF([.F637]&gt;[.$C$3];[.$C$4];IF(([.F637]+0.1*[.G637])&gt;[.$C$3];20;[.F637]+0.1*[.G637]))" office:value-type="float" office:value="-42.8582433830392" calcext:value-type="float">
            <text:p>-42.8582433830392</text:p>
          </table:table-cell>
          <table:table-cell table:formula="of:=([.$C$5]-([.F638]-[.$C$2]))/[.$C$6]" office:value-type="float" office:value="0.585824338303917" calcext:value-type="float">
            <text:p>0.585824338303917</text:p>
          </table:table-cell>
        </table:table-row>
        <table:table-row table:style-name="ro1">
          <table:table-cell table:number-columns-repeated="4"/>
          <table:table-cell office:value-type="float" office:value="63.7" calcext:value-type="float">
            <text:p>63.7</text:p>
          </table:table-cell>
          <table:table-cell table:formula="of:=IF([.F638]&gt;[.$C$3];[.$C$4];IF(([.F638]+0.1*[.G638])&gt;[.$C$3];20;[.F638]+0.1*[.G638]))" office:value-type="float" office:value="-42.7996609492088" calcext:value-type="float">
            <text:p>-42.7996609492088</text:p>
          </table:table-cell>
          <table:table-cell table:formula="of:=([.$C$5]-([.F639]-[.$C$2]))/[.$C$6]" office:value-type="float" office:value="0.579966094920877" calcext:value-type="float">
            <text:p>0.579966094920877</text:p>
          </table:table-cell>
        </table:table-row>
        <table:table-row table:style-name="ro1">
          <table:table-cell table:number-columns-repeated="4"/>
          <table:table-cell office:value-type="float" office:value="63.8" calcext:value-type="float">
            <text:p>63.8</text:p>
          </table:table-cell>
          <table:table-cell table:formula="of:=IF([.F639]&gt;[.$C$3];[.$C$4];IF(([.F639]+0.1*[.G639])&gt;[.$C$3];20;[.F639]+0.1*[.G639]))" office:value-type="float" office:value="-42.7416643397167" calcext:value-type="float">
            <text:p>-42.7416643397167</text:p>
          </table:table-cell>
          <table:table-cell table:formula="of:=([.$C$5]-([.F640]-[.$C$2]))/[.$C$6]" office:value-type="float" office:value="0.574166433971669" calcext:value-type="float">
            <text:p>0.574166433971669</text:p>
          </table:table-cell>
        </table:table-row>
        <table:table-row table:style-name="ro1">
          <table:table-cell table:number-columns-repeated="4"/>
          <table:table-cell office:value-type="float" office:value="63.9" calcext:value-type="float">
            <text:p>63.9</text:p>
          </table:table-cell>
          <table:table-cell table:formula="of:=IF([.F640]&gt;[.$C$3];[.$C$4];IF(([.F640]+0.1*[.G640])&gt;[.$C$3];20;[.F640]+0.1*[.G640]))" office:value-type="float" office:value="-42.6842476963195" calcext:value-type="float">
            <text:p>-42.6842476963195</text:p>
          </table:table-cell>
          <table:table-cell table:formula="of:=([.$C$5]-([.F641]-[.$C$2]))/[.$C$6]" office:value-type="float" office:value="0.568424769631952" calcext:value-type="float">
            <text:p>0.568424769631952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IF([.F641]&gt;[.$C$3];[.$C$4];IF(([.F641]+0.1*[.G641])&gt;[.$C$3];20;[.F641]+0.1*[.G641]))" office:value-type="float" office:value="-42.6274052193563" calcext:value-type="float">
            <text:p>-42.6274052193563</text:p>
          </table:table-cell>
          <table:table-cell table:formula="of:=([.$C$5]-([.F642]-[.$C$2]))/[.$C$6]" office:value-type="float" office:value="0.562740521935632" calcext:value-type="float">
            <text:p>0.562740521935632</text:p>
          </table:table-cell>
        </table:table-row>
        <table:table-row table:style-name="ro1">
          <table:table-cell table:number-columns-repeated="4"/>
          <table:table-cell office:value-type="float" office:value="64.1" calcext:value-type="float">
            <text:p>64.1</text:p>
          </table:table-cell>
          <table:table-cell table:formula="of:=IF([.F642]&gt;[.$C$3];[.$C$4];IF(([.F642]+0.1*[.G642])&gt;[.$C$3];20;[.F642]+0.1*[.G642]))" office:value-type="float" office:value="-42.5711311671628" calcext:value-type="float">
            <text:p>-42.5711311671628</text:p>
          </table:table-cell>
          <table:table-cell table:formula="of:=([.$C$5]-([.F643]-[.$C$2]))/[.$C$6]" office:value-type="float" office:value="0.557113116716275" calcext:value-type="float">
            <text:p>0.557113116716275</text:p>
          </table:table-cell>
        </table:table-row>
        <table:table-row table:style-name="ro1">
          <table:table-cell table:number-columns-repeated="4"/>
          <table:table-cell office:value-type="float" office:value="64.2" calcext:value-type="float">
            <text:p>64.2</text:p>
          </table:table-cell>
          <table:table-cell table:formula="of:=IF([.F643]&gt;[.$C$3];[.$C$4];IF(([.F643]+0.1*[.G643])&gt;[.$C$3];20;[.F643]+0.1*[.G643]))" office:value-type="float" office:value="-42.5154198554911" calcext:value-type="float">
            <text:p>-42.5154198554911</text:p>
          </table:table-cell>
          <table:table-cell table:formula="of:=([.$C$5]-([.F644]-[.$C$2]))/[.$C$6]" office:value-type="float" office:value="0.551541985549113" calcext:value-type="float">
            <text:p>0.551541985549113</text:p>
          </table:table-cell>
        </table:table-row>
        <table:table-row table:style-name="ro1">
          <table:table-cell table:number-columns-repeated="4"/>
          <table:table-cell office:value-type="float" office:value="64.3" calcext:value-type="float">
            <text:p>64.3</text:p>
          </table:table-cell>
          <table:table-cell table:formula="of:=IF([.F644]&gt;[.$C$3];[.$C$4];IF(([.F644]+0.1*[.G644])&gt;[.$C$3];20;[.F644]+0.1*[.G644]))" office:value-type="float" office:value="-42.4602656569362" calcext:value-type="float">
            <text:p>-42.4602656569362</text:p>
          </table:table-cell>
          <table:table-cell table:formula="of:=([.$C$5]-([.F645]-[.$C$2]))/[.$C$6]" office:value-type="float" office:value="0.546026565693621" calcext:value-type="float">
            <text:p>0.546026565693621</text:p>
          </table:table-cell>
        </table:table-row>
        <table:table-row table:style-name="ro1">
          <table:table-cell table:number-columns-repeated="4"/>
          <table:table-cell office:value-type="float" office:value="64.4" calcext:value-type="float">
            <text:p>64.4</text:p>
          </table:table-cell>
          <table:table-cell table:formula="of:=IF([.F645]&gt;[.$C$3];[.$C$4];IF(([.F645]+0.1*[.G645])&gt;[.$C$3];20;[.F645]+0.1*[.G645]))" office:value-type="float" office:value="-42.4056630003668" calcext:value-type="float">
            <text:p>-42.4056630003668</text:p>
          </table:table-cell>
          <table:table-cell table:formula="of:=([.$C$5]-([.F646]-[.$C$2]))/[.$C$6]" office:value-type="float" office:value="0.540566300036685" calcext:value-type="float">
            <text:p>0.540566300036685</text:p>
          </table:table-cell>
        </table:table-row>
        <table:table-row table:style-name="ro1">
          <table:table-cell table:number-columns-repeated="4"/>
          <table:table-cell office:value-type="float" office:value="64.5" calcext:value-type="float">
            <text:p>64.5</text:p>
          </table:table-cell>
          <table:table-cell table:formula="of:=IF([.F646]&gt;[.$C$3];[.$C$4];IF(([.F646]+0.1*[.G646])&gt;[.$C$3];20;[.F646]+0.1*[.G646]))" office:value-type="float" office:value="-42.3516063703632" calcext:value-type="float">
            <text:p>-42.3516063703632</text:p>
          </table:table-cell>
          <table:table-cell table:formula="of:=([.$C$5]-([.F647]-[.$C$2]))/[.$C$6]" office:value-type="float" office:value="0.535160637036318" calcext:value-type="float">
            <text:p>0.535160637036318</text:p>
          </table:table-cell>
        </table:table-row>
        <table:table-row table:style-name="ro1">
          <table:table-cell table:number-columns-repeated="4"/>
          <table:table-cell office:value-type="float" office:value="64.6" calcext:value-type="float">
            <text:p>64.6</text:p>
          </table:table-cell>
          <table:table-cell table:formula="of:=IF([.F647]&gt;[.$C$3];[.$C$4];IF(([.F647]+0.1*[.G647])&gt;[.$C$3];20;[.F647]+0.1*[.G647]))" office:value-type="float" office:value="-42.2980903066595" calcext:value-type="float">
            <text:p>-42.2980903066595</text:p>
          </table:table-cell>
          <table:table-cell table:formula="of:=([.$C$5]-([.F648]-[.$C$2]))/[.$C$6]" office:value-type="float" office:value="0.529809030665955" calcext:value-type="float">
            <text:p>0.529809030665955</text:p>
          </table:table-cell>
        </table:table-row>
        <table:table-row table:style-name="ro1">
          <table:table-cell table:number-columns-repeated="4"/>
          <table:table-cell office:value-type="float" office:value="64.7" calcext:value-type="float">
            <text:p>64.7</text:p>
          </table:table-cell>
          <table:table-cell table:formula="of:=IF([.F648]&gt;[.$C$3];[.$C$4];IF(([.F648]+0.1*[.G648])&gt;[.$C$3];20;[.F648]+0.1*[.G648]))" office:value-type="float" office:value="-42.245109403593" calcext:value-type="float">
            <text:p>-42.245109403593</text:p>
          </table:table-cell>
          <table:table-cell table:formula="of:=([.$C$5]-([.F649]-[.$C$2]))/[.$C$6]" office:value-type="float" office:value="0.524510940359295" calcext:value-type="float">
            <text:p>0.524510940359295</text:p>
          </table:table-cell>
        </table:table-row>
        <table:table-row table:style-name="ro1">
          <table:table-cell table:number-columns-repeated="4"/>
          <table:table-cell office:value-type="float" office:value="64.8" calcext:value-type="float">
            <text:p>64.8</text:p>
          </table:table-cell>
          <table:table-cell table:formula="of:=IF([.F649]&gt;[.$C$3];[.$C$4];IF(([.F649]+0.1*[.G649])&gt;[.$C$3];20;[.F649]+0.1*[.G649]))" office:value-type="float" office:value="-42.192658309557" calcext:value-type="float">
            <text:p>-42.192658309557</text:p>
          </table:table-cell>
          <table:table-cell table:formula="of:=([.$C$5]-([.F650]-[.$C$2]))/[.$C$6]" office:value-type="float" office:value="0.519265830955702" calcext:value-type="float">
            <text:p>0.519265830955702</text:p>
          </table:table-cell>
        </table:table-row>
        <table:table-row table:style-name="ro1">
          <table:table-cell table:number-columns-repeated="4"/>
          <table:table-cell office:value-type="float" office:value="64.9" calcext:value-type="float">
            <text:p>64.9</text:p>
          </table:table-cell>
          <table:table-cell table:formula="of:=IF([.F650]&gt;[.$C$3];[.$C$4];IF(([.F650]+0.1*[.G650])&gt;[.$C$3];20;[.F650]+0.1*[.G650]))" office:value-type="float" office:value="-42.1407317264614" calcext:value-type="float">
            <text:p>-42.1407317264614</text:p>
          </table:table-cell>
          <table:table-cell table:formula="of:=([.$C$5]-([.F651]-[.$C$2]))/[.$C$6]" office:value-type="float" office:value="0.514073172646145" calcext:value-type="float">
            <text:p>0.51407317264614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formula="of:=IF([.F651]&gt;[.$C$3];[.$C$4];IF(([.F651]+0.1*[.G651])&gt;[.$C$3];20;[.F651]+0.1*[.G651]))" office:value-type="float" office:value="-42.0893244091968" calcext:value-type="float">
            <text:p>-42.0893244091968</text:p>
          </table:table-cell>
          <table:table-cell table:formula="of:=([.$C$5]-([.F652]-[.$C$2]))/[.$C$6]" office:value-type="float" office:value="0.508932440919683" calcext:value-type="float">
            <text:p>0.508932440919683</text:p>
          </table:table-cell>
        </table:table-row>
        <table:table-row table:style-name="ro1">
          <table:table-cell table:number-columns-repeated="4"/>
          <table:table-cell office:value-type="float" office:value="65.1" calcext:value-type="float">
            <text:p>65.1</text:p>
          </table:table-cell>
          <table:table-cell table:formula="of:=IF([.F652]&gt;[.$C$3];[.$C$4];IF(([.F652]+0.1*[.G652])&gt;[.$C$3];20;[.F652]+0.1*[.G652]))" office:value-type="float" office:value="-42.0384311651049" calcext:value-type="float">
            <text:p>-42.0384311651049</text:p>
          </table:table-cell>
          <table:table-cell table:formula="of:=([.$C$5]-([.F653]-[.$C$2]))/[.$C$6]" office:value-type="float" office:value="0.503843116510487" calcext:value-type="float">
            <text:p>0.503843116510487</text:p>
          </table:table-cell>
        </table:table-row>
        <table:table-row table:style-name="ro1">
          <table:table-cell table:number-columns-repeated="4"/>
          <table:table-cell office:value-type="float" office:value="65.2" calcext:value-type="float">
            <text:p>65.2</text:p>
          </table:table-cell>
          <table:table-cell table:formula="of:=IF([.F653]&gt;[.$C$3];[.$C$4];IF(([.F653]+0.1*[.G653])&gt;[.$C$3];20;[.F653]+0.1*[.G653]))" office:value-type="float" office:value="-41.9880468534538" calcext:value-type="float">
            <text:p>-41.9880468534538</text:p>
          </table:table-cell>
          <table:table-cell table:formula="of:=([.$C$5]-([.F654]-[.$C$2]))/[.$C$6]" office:value-type="float" office:value="0.498804685345382" calcext:value-type="float">
            <text:p>0.498804685345382</text:p>
          </table:table-cell>
        </table:table-row>
        <table:table-row table:style-name="ro1">
          <table:table-cell table:number-columns-repeated="4"/>
          <table:table-cell office:value-type="float" office:value="65.3" calcext:value-type="float">
            <text:p>65.3</text:p>
          </table:table-cell>
          <table:table-cell table:formula="of:=IF([.F654]&gt;[.$C$3];[.$C$4];IF(([.F654]+0.1*[.G654])&gt;[.$C$3];20;[.F654]+0.1*[.G654]))" office:value-type="float" office:value="-41.9381663849193" calcext:value-type="float">
            <text:p>-41.9381663849193</text:p>
          </table:table-cell>
          <table:table-cell table:formula="of:=([.$C$5]-([.F655]-[.$C$2]))/[.$C$6]" office:value-type="float" office:value="0.493816638491928" calcext:value-type="float">
            <text:p>0.493816638491928</text:p>
          </table:table-cell>
        </table:table-row>
        <table:table-row table:style-name="ro1">
          <table:table-cell table:number-columns-repeated="4"/>
          <table:table-cell office:value-type="float" office:value="65.4" calcext:value-type="float">
            <text:p>65.4</text:p>
          </table:table-cell>
          <table:table-cell table:formula="of:=IF([.F655]&gt;[.$C$3];[.$C$4];IF(([.F655]+0.1*[.G655])&gt;[.$C$3];20;[.F655]+0.1*[.G655]))" office:value-type="float" office:value="-41.8887847210701" calcext:value-type="float">
            <text:p>-41.8887847210701</text:p>
          </table:table-cell>
          <table:table-cell table:formula="of:=([.$C$5]-([.F656]-[.$C$2]))/[.$C$6]" office:value-type="float" office:value="0.488878472107009" calcext:value-type="float">
            <text:p>0.488878472107009</text:p>
          </table:table-cell>
        </table:table-row>
        <table:table-row table:style-name="ro1">
          <table:table-cell table:number-columns-repeated="4"/>
          <table:table-cell office:value-type="float" office:value="65.5" calcext:value-type="float">
            <text:p>65.5</text:p>
          </table:table-cell>
          <table:table-cell table:formula="of:=IF([.F656]&gt;[.$C$3];[.$C$4];IF(([.F656]+0.1*[.G656])&gt;[.$C$3];20;[.F656]+0.1*[.G656]))" office:value-type="float" office:value="-41.8398968738594" calcext:value-type="float">
            <text:p>-41.8398968738594</text:p>
          </table:table-cell>
          <table:table-cell table:formula="of:=([.$C$5]-([.F657]-[.$C$2]))/[.$C$6]" office:value-type="float" office:value="0.483989687385939" calcext:value-type="float">
            <text:p>0.483989687385939</text:p>
          </table:table-cell>
        </table:table-row>
        <table:table-row table:style-name="ro1">
          <table:table-cell table:number-columns-repeated="4"/>
          <table:table-cell office:value-type="float" office:value="65.6" calcext:value-type="float">
            <text:p>65.6</text:p>
          </table:table-cell>
          <table:table-cell table:formula="of:=IF([.F657]&gt;[.$C$3];[.$C$4];IF(([.F657]+0.1*[.G657])&gt;[.$C$3];20;[.F657]+0.1*[.G657]))" office:value-type="float" office:value="-41.7914979051208" calcext:value-type="float">
            <text:p>-41.7914979051208</text:p>
          </table:table-cell>
          <table:table-cell table:formula="of:=([.$C$5]-([.F658]-[.$C$2]))/[.$C$6]" office:value-type="float" office:value="0.479149790512079" calcext:value-type="float">
            <text:p>0.479149790512079</text:p>
          </table:table-cell>
        </table:table-row>
        <table:table-row table:style-name="ro1">
          <table:table-cell table:number-columns-repeated="4"/>
          <table:table-cell office:value-type="float" office:value="65.7" calcext:value-type="float">
            <text:p>65.7</text:p>
          </table:table-cell>
          <table:table-cell table:formula="of:=IF([.F658]&gt;[.$C$3];[.$C$4];IF(([.F658]+0.1*[.G658])&gt;[.$C$3];20;[.F658]+0.1*[.G658]))" office:value-type="float" office:value="-41.7435829260696" calcext:value-type="float">
            <text:p>-41.7435829260696</text:p>
          </table:table-cell>
          <table:table-cell table:formula="of:=([.$C$5]-([.F659]-[.$C$2]))/[.$C$6]" office:value-type="float" office:value="0.474358292606959" calcext:value-type="float">
            <text:p>0.474358292606959</text:p>
          </table:table-cell>
        </table:table-row>
        <table:table-row table:style-name="ro1">
          <table:table-cell table:number-columns-repeated="4"/>
          <table:table-cell office:value-type="float" office:value="65.8" calcext:value-type="float">
            <text:p>65.8</text:p>
          </table:table-cell>
          <table:table-cell table:formula="of:=IF([.F659]&gt;[.$C$3];[.$C$4];IF(([.F659]+0.1*[.G659])&gt;[.$C$3];20;[.F659]+0.1*[.G659]))" office:value-type="float" office:value="-41.6961470968089" calcext:value-type="float">
            <text:p>-41.6961470968089</text:p>
          </table:table-cell>
          <table:table-cell table:formula="of:=([.$C$5]-([.F660]-[.$C$2]))/[.$C$6]" office:value-type="float" office:value="0.469614709680889" calcext:value-type="float">
            <text:p>0.469614709680889</text:p>
          </table:table-cell>
        </table:table-row>
        <table:table-row table:style-name="ro1">
          <table:table-cell table:number-columns-repeated="4"/>
          <table:table-cell office:value-type="float" office:value="65.9" calcext:value-type="float">
            <text:p>65.9</text:p>
          </table:table-cell>
          <table:table-cell table:formula="of:=IF([.F660]&gt;[.$C$3];[.$C$4];IF(([.F660]+0.1*[.G660])&gt;[.$C$3];20;[.F660]+0.1*[.G660]))" office:value-type="float" office:value="-41.6491856258408" calcext:value-type="float">
            <text:p>-41.6491856258408</text:p>
          </table:table-cell>
          <table:table-cell table:formula="of:=([.$C$5]-([.F661]-[.$C$2]))/[.$C$6]" office:value-type="float" office:value="0.46491856258408" calcext:value-type="float">
            <text:p>0.46491856258408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table:formula="of:=IF([.F661]&gt;[.$C$3];[.$C$4];IF(([.F661]+0.1*[.G661])&gt;[.$C$3];20;[.F661]+0.1*[.G661]))" office:value-type="float" office:value="-41.6026937695824" calcext:value-type="float">
            <text:p>-41.6026937695824</text:p>
          </table:table-cell>
          <table:table-cell table:formula="of:=([.$C$5]-([.F662]-[.$C$2]))/[.$C$6]" office:value-type="float" office:value="0.460269376958239" calcext:value-type="float">
            <text:p>0.460269376958239</text:p>
          </table:table-cell>
        </table:table-row>
        <table:table-row table:style-name="ro1">
          <table:table-cell table:number-columns-repeated="4"/>
          <table:table-cell office:value-type="float" office:value="66.1" calcext:value-type="float">
            <text:p>66.1</text:p>
          </table:table-cell>
          <table:table-cell table:formula="of:=IF([.F662]&gt;[.$C$3];[.$C$4];IF(([.F662]+0.1*[.G662])&gt;[.$C$3];20;[.F662]+0.1*[.G662]))" office:value-type="float" office:value="-41.5566668318866" calcext:value-type="float">
            <text:p>-41.5566668318866</text:p>
          </table:table-cell>
          <table:table-cell table:formula="of:=([.$C$5]-([.F663]-[.$C$2]))/[.$C$6]" office:value-type="float" office:value="0.455666683188657" calcext:value-type="float">
            <text:p>0.455666683188657</text:p>
          </table:table-cell>
        </table:table-row>
        <table:table-row table:style-name="ro1">
          <table:table-cell table:number-columns-repeated="4"/>
          <table:table-cell office:value-type="float" office:value="66.2" calcext:value-type="float">
            <text:p>66.2</text:p>
          </table:table-cell>
          <table:table-cell table:formula="of:=IF([.F663]&gt;[.$C$3];[.$C$4];IF(([.F663]+0.1*[.G663])&gt;[.$C$3];20;[.F663]+0.1*[.G663]))" office:value-type="float" office:value="-41.5111001635677" calcext:value-type="float">
            <text:p>-41.5111001635677</text:p>
          </table:table-cell>
          <table:table-cell table:formula="of:=([.$C$5]-([.F664]-[.$C$2]))/[.$C$6]" office:value-type="float" office:value="0.451110016356771" calcext:value-type="float">
            <text:p>0.451110016356771</text:p>
          </table:table-cell>
        </table:table-row>
        <table:table-row table:style-name="ro1">
          <table:table-cell table:number-columns-repeated="4"/>
          <table:table-cell office:value-type="float" office:value="66.3" calcext:value-type="float">
            <text:p>66.3</text:p>
          </table:table-cell>
          <table:table-cell table:formula="of:=IF([.F664]&gt;[.$C$3];[.$C$4];IF(([.F664]+0.1*[.G664])&gt;[.$C$3];20;[.F664]+0.1*[.G664]))" office:value-type="float" office:value="-41.465989161932" calcext:value-type="float">
            <text:p>-41.465989161932</text:p>
          </table:table-cell>
          <table:table-cell table:formula="of:=([.$C$5]-([.F665]-[.$C$2]))/[.$C$6]" office:value-type="float" office:value="0.446598916193204" calcext:value-type="float">
            <text:p>0.446598916193204</text:p>
          </table:table-cell>
        </table:table-row>
        <table:table-row table:style-name="ro1">
          <table:table-cell table:number-columns-repeated="4"/>
          <table:table-cell office:value-type="float" office:value="66.4" calcext:value-type="float">
            <text:p>66.4</text:p>
          </table:table-cell>
          <table:table-cell table:formula="of:=IF([.F665]&gt;[.$C$3];[.$C$4];IF(([.F665]+0.1*[.G665])&gt;[.$C$3];20;[.F665]+0.1*[.G665]))" office:value-type="float" office:value="-41.4213292703127" calcext:value-type="float">
            <text:p>-41.4213292703127</text:p>
          </table:table-cell>
          <table:table-cell table:formula="of:=([.$C$5]-([.F666]-[.$C$2]))/[.$C$6]" office:value-type="float" office:value="0.442132927031272" calcext:value-type="float">
            <text:p>0.442132927031272</text:p>
          </table:table-cell>
        </table:table-row>
        <table:table-row table:style-name="ro1">
          <table:table-cell table:number-columns-repeated="4"/>
          <table:table-cell office:value-type="float" office:value="66.5" calcext:value-type="float">
            <text:p>66.5</text:p>
          </table:table-cell>
          <table:table-cell table:formula="of:=IF([.F666]&gt;[.$C$3];[.$C$4];IF(([.F666]+0.1*[.G666])&gt;[.$C$3];20;[.F666]+0.1*[.G666]))" office:value-type="float" office:value="-41.3771159776096" calcext:value-type="float">
            <text:p>-41.3771159776096</text:p>
          </table:table-cell>
          <table:table-cell table:formula="of:=([.$C$5]-([.F667]-[.$C$2]))/[.$C$6]" office:value-type="float" office:value="0.437711597760959" calcext:value-type="float">
            <text:p>0.437711597760959</text:p>
          </table:table-cell>
        </table:table-row>
        <table:table-row table:style-name="ro1">
          <table:table-cell table:number-columns-repeated="4"/>
          <table:table-cell office:value-type="float" office:value="66.6" calcext:value-type="float">
            <text:p>66.6</text:p>
          </table:table-cell>
          <table:table-cell table:formula="of:=IF([.F667]&gt;[.$C$3];[.$C$4];IF(([.F667]+0.1*[.G667])&gt;[.$C$3];20;[.F667]+0.1*[.G667]))" office:value-type="float" office:value="-41.3333448178335" calcext:value-type="float">
            <text:p>-41.3333448178335</text:p>
          </table:table-cell>
          <table:table-cell table:formula="of:=([.$C$5]-([.F668]-[.$C$2]))/[.$C$6]" office:value-type="float" office:value="0.433334481783349" calcext:value-type="float">
            <text:p>0.433334481783349</text:p>
          </table:table-cell>
        </table:table-row>
        <table:table-row table:style-name="ro1">
          <table:table-cell table:number-columns-repeated="4"/>
          <table:table-cell office:value-type="float" office:value="66.7" calcext:value-type="float">
            <text:p>66.7</text:p>
          </table:table-cell>
          <table:table-cell table:formula="of:=IF([.F668]&gt;[.$C$3];[.$C$4];IF(([.F668]+0.1*[.G668])&gt;[.$C$3];20;[.F668]+0.1*[.G668]))" office:value-type="float" office:value="-41.2900113696552" calcext:value-type="float">
            <text:p>-41.2900113696552</text:p>
          </table:table-cell>
          <table:table-cell table:formula="of:=([.$C$5]-([.F669]-[.$C$2]))/[.$C$6]" office:value-type="float" office:value="0.429001136965515" calcext:value-type="float">
            <text:p>0.429001136965515</text:p>
          </table:table-cell>
        </table:table-row>
        <table:table-row table:style-name="ro1">
          <table:table-cell table:number-columns-repeated="4"/>
          <table:table-cell office:value-type="float" office:value="66.8" calcext:value-type="float">
            <text:p>66.8</text:p>
          </table:table-cell>
          <table:table-cell table:formula="of:=IF([.F669]&gt;[.$C$3];[.$C$4];IF(([.F669]+0.1*[.G669])&gt;[.$C$3];20;[.F669]+0.1*[.G669]))" office:value-type="float" office:value="-41.2471112559586" calcext:value-type="float">
            <text:p>-41.2471112559586</text:p>
          </table:table-cell>
          <table:table-cell table:formula="of:=([.$C$5]-([.F670]-[.$C$2]))/[.$C$6]" office:value-type="float" office:value="0.42471112559586" calcext:value-type="float">
            <text:p>0.42471112559586</text:p>
          </table:table-cell>
        </table:table-row>
        <table:table-row table:style-name="ro1">
          <table:table-cell table:number-columns-repeated="4"/>
          <table:table-cell office:value-type="float" office:value="66.9" calcext:value-type="float">
            <text:p>66.9</text:p>
          </table:table-cell>
          <table:table-cell table:formula="of:=IF([.F670]&gt;[.$C$3];[.$C$4];IF(([.F670]+0.1*[.G670])&gt;[.$C$3];20;[.F670]+0.1*[.G670]))" office:value-type="float" office:value="-41.204640143399" calcext:value-type="float">
            <text:p>-41.204640143399</text:p>
          </table:table-cell>
          <table:table-cell table:formula="of:=([.$C$5]-([.F671]-[.$C$2]))/[.$C$6]" office:value-type="float" office:value="0.420464014339901" calcext:value-type="float">
            <text:p>0.420464014339901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table:formula="of:=IF([.F671]&gt;[.$C$3];[.$C$4];IF(([.F671]+0.1*[.G671])&gt;[.$C$3];20;[.F671]+0.1*[.G671]))" office:value-type="float" office:value="-41.162593741965" calcext:value-type="float">
            <text:p>-41.162593741965</text:p>
          </table:table-cell>
          <table:table-cell table:formula="of:=([.$C$5]-([.F672]-[.$C$2]))/[.$C$6]" office:value-type="float" office:value="0.416259374196502" calcext:value-type="float">
            <text:p>0.416259374196502</text:p>
          </table:table-cell>
        </table:table-row>
        <table:table-row table:style-name="ro1">
          <table:table-cell table:number-columns-repeated="4"/>
          <table:table-cell office:value-type="float" office:value="67.1" calcext:value-type="float">
            <text:p>67.1</text:p>
          </table:table-cell>
          <table:table-cell table:formula="of:=IF([.F672]&gt;[.$C$3];[.$C$4];IF(([.F672]+0.1*[.G672])&gt;[.$C$3];20;[.F672]+0.1*[.G672]))" office:value-type="float" office:value="-41.1209678045454" calcext:value-type="float">
            <text:p>-41.1209678045454</text:p>
          </table:table-cell>
          <table:table-cell table:formula="of:=([.$C$5]-([.F673]-[.$C$2]))/[.$C$6]" office:value-type="float" office:value="0.412096780454537" calcext:value-type="float">
            <text:p>0.412096780454537</text:p>
          </table:table-cell>
        </table:table-row>
        <table:table-row table:style-name="ro1">
          <table:table-cell table:number-columns-repeated="4"/>
          <table:table-cell office:value-type="float" office:value="67.2" calcext:value-type="float">
            <text:p>67.2</text:p>
          </table:table-cell>
          <table:table-cell table:formula="of:=IF([.F673]&gt;[.$C$3];[.$C$4];IF(([.F673]+0.1*[.G673])&gt;[.$C$3];20;[.F673]+0.1*[.G673]))" office:value-type="float" office:value="-41.0797581264999" calcext:value-type="float">
            <text:p>-41.0797581264999</text:p>
          </table:table-cell>
          <table:table-cell table:formula="of:=([.$C$5]-([.F674]-[.$C$2]))/[.$C$6]" office:value-type="float" office:value="0.407975812649991" calcext:value-type="float">
            <text:p>0.407975812649991</text:p>
          </table:table-cell>
        </table:table-row>
        <table:table-row table:style-name="ro1">
          <table:table-cell table:number-columns-repeated="4"/>
          <table:table-cell office:value-type="float" office:value="67.3" calcext:value-type="float">
            <text:p>67.3</text:p>
          </table:table-cell>
          <table:table-cell table:formula="of:=IF([.F674]&gt;[.$C$3];[.$C$4];IF(([.F674]+0.1*[.G674])&gt;[.$C$3];20;[.F674]+0.1*[.G674]))" office:value-type="float" office:value="-41.0389605452349" calcext:value-type="float">
            <text:p>-41.0389605452349</text:p>
          </table:table-cell>
          <table:table-cell table:formula="of:=([.$C$5]-([.F675]-[.$C$2]))/[.$C$6]" office:value-type="float" office:value="0.403896054523491" calcext:value-type="float">
            <text:p>0.403896054523491</text:p>
          </table:table-cell>
        </table:table-row>
        <table:table-row table:style-name="ro1">
          <table:table-cell table:number-columns-repeated="4"/>
          <table:table-cell office:value-type="float" office:value="67.4" calcext:value-type="float">
            <text:p>67.4</text:p>
          </table:table-cell>
          <table:table-cell table:formula="of:=IF([.F675]&gt;[.$C$3];[.$C$4];IF(([.F675]+0.1*[.G675])&gt;[.$C$3];20;[.F675]+0.1*[.G675]))" office:value-type="float" office:value="-40.9985709397826" calcext:value-type="float">
            <text:p>-40.9985709397826</text:p>
          </table:table-cell>
          <table:table-cell table:formula="of:=([.$C$5]-([.F676]-[.$C$2]))/[.$C$6]" office:value-type="float" office:value="0.399857093978257" calcext:value-type="float">
            <text:p>0.399857093978257</text:p>
          </table:table-cell>
        </table:table-row>
        <table:table-row table:style-name="ro1">
          <table:table-cell table:number-columns-repeated="4"/>
          <table:table-cell office:value-type="float" office:value="67.5" calcext:value-type="float">
            <text:p>67.5</text:p>
          </table:table-cell>
          <table:table-cell table:formula="of:=IF([.F676]&gt;[.$C$3];[.$C$4];IF(([.F676]+0.1*[.G676])&gt;[.$C$3];20;[.F676]+0.1*[.G676]))" office:value-type="float" office:value="-40.9585852303847" calcext:value-type="float">
            <text:p>-40.9585852303847</text:p>
          </table:table-cell>
          <table:table-cell table:formula="of:=([.$C$5]-([.F677]-[.$C$2]))/[.$C$6]" office:value-type="float" office:value="0.395858523038474" calcext:value-type="float">
            <text:p>0.395858523038474</text:p>
          </table:table-cell>
        </table:table-row>
        <table:table-row table:style-name="ro1">
          <table:table-cell table:number-columns-repeated="4"/>
          <table:table-cell office:value-type="float" office:value="67.6" calcext:value-type="float">
            <text:p>67.6</text:p>
          </table:table-cell>
          <table:table-cell table:formula="of:=IF([.F677]&gt;[.$C$3];[.$C$4];IF(([.F677]+0.1*[.G677])&gt;[.$C$3];20;[.F677]+0.1*[.G677]))" office:value-type="float" office:value="-40.9189993780809" calcext:value-type="float">
            <text:p>-40.9189993780809</text:p>
          </table:table-cell>
          <table:table-cell table:formula="of:=([.$C$5]-([.F678]-[.$C$2]))/[.$C$6]" office:value-type="float" office:value="0.39189993780809" calcext:value-type="float">
            <text:p>0.39189993780809</text:p>
          </table:table-cell>
        </table:table-row>
        <table:table-row table:style-name="ro1">
          <table:table-cell table:number-columns-repeated="4"/>
          <table:table-cell office:value-type="float" office:value="67.7" calcext:value-type="float">
            <text:p>67.7</text:p>
          </table:table-cell>
          <table:table-cell table:formula="of:=IF([.F678]&gt;[.$C$3];[.$C$4];IF(([.F678]+0.1*[.G678])&gt;[.$C$3];20;[.F678]+0.1*[.G678]))" office:value-type="float" office:value="-40.8798093843001" calcext:value-type="float">
            <text:p>-40.8798093843001</text:p>
          </table:table-cell>
          <table:table-cell table:formula="of:=([.$C$5]-([.F679]-[.$C$2]))/[.$C$6]" office:value-type="float" office:value="0.387980938430009" calcext:value-type="float">
            <text:p>0.387980938430009</text:p>
          </table:table-cell>
        </table:table-row>
        <table:table-row table:style-name="ro1">
          <table:table-cell table:number-columns-repeated="4"/>
          <table:table-cell office:value-type="float" office:value="67.8" calcext:value-type="float">
            <text:p>67.8</text:p>
          </table:table-cell>
          <table:table-cell table:formula="of:=IF([.F679]&gt;[.$C$3];[.$C$4];IF(([.F679]+0.1*[.G679])&gt;[.$C$3];20;[.F679]+0.1*[.G679]))" office:value-type="float" office:value="-40.8410112904571" calcext:value-type="float">
            <text:p>-40.8410112904571</text:p>
          </table:table-cell>
          <table:table-cell table:formula="of:=([.$C$5]-([.F680]-[.$C$2]))/[.$C$6]" office:value-type="float" office:value="0.384101129045709" calcext:value-type="float">
            <text:p>0.384101129045709</text:p>
          </table:table-cell>
        </table:table-row>
        <table:table-row table:style-name="ro1">
          <table:table-cell table:number-columns-repeated="4"/>
          <table:table-cell office:value-type="float" office:value="67.9" calcext:value-type="float">
            <text:p>67.9</text:p>
          </table:table-cell>
          <table:table-cell table:formula="of:=IF([.F680]&gt;[.$C$3];[.$C$4];IF(([.F680]+0.1*[.G680])&gt;[.$C$3];20;[.F680]+0.1*[.G680]))" office:value-type="float" office:value="-40.8026011775525" calcext:value-type="float">
            <text:p>-40.8026011775525</text:p>
          </table:table-cell>
          <table:table-cell table:formula="of:=([.$C$5]-([.F681]-[.$C$2]))/[.$C$6]" office:value-type="float" office:value="0.380260117755252" calcext:value-type="float">
            <text:p>0.380260117755252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table:formula="of:=IF([.F681]&gt;[.$C$3];[.$C$4];IF(([.F681]+0.1*[.G681])&gt;[.$C$3];20;[.F681]+0.1*[.G681]))" office:value-type="float" office:value="-40.764575165777" calcext:value-type="float">
            <text:p>-40.764575165777</text:p>
          </table:table-cell>
          <table:table-cell table:formula="of:=([.$C$5]-([.F682]-[.$C$2]))/[.$C$6]" office:value-type="float" office:value="0.376457516577699" calcext:value-type="float">
            <text:p>0.376457516577699</text:p>
          </table:table-cell>
        </table:table-row>
        <table:table-row table:style-name="ro1">
          <table:table-cell table:number-columns-repeated="4"/>
          <table:table-cell office:value-type="float" office:value="68.1" calcext:value-type="float">
            <text:p>68.1</text:p>
          </table:table-cell>
          <table:table-cell table:formula="of:=IF([.F682]&gt;[.$C$3];[.$C$4];IF(([.F682]+0.1*[.G682])&gt;[.$C$3];20;[.F682]+0.1*[.G682]))" office:value-type="float" office:value="-40.7269294141192" calcext:value-type="float">
            <text:p>-40.7269294141192</text:p>
          </table:table-cell>
          <table:table-cell table:formula="of:=([.$C$5]-([.F683]-[.$C$2]))/[.$C$6]" office:value-type="float" office:value="0.372692941411922" calcext:value-type="float">
            <text:p>0.372692941411922</text:p>
          </table:table-cell>
        </table:table-row>
        <table:table-row table:style-name="ro1">
          <table:table-cell table:number-columns-repeated="4"/>
          <table:table-cell office:value-type="float" office:value="68.2" calcext:value-type="float">
            <text:p>68.2</text:p>
          </table:table-cell>
          <table:table-cell table:formula="of:=IF([.F683]&gt;[.$C$3];[.$C$4];IF(([.F683]+0.1*[.G683])&gt;[.$C$3];20;[.F683]+0.1*[.G683]))" office:value-type="float" office:value="-40.689660119978" calcext:value-type="float">
            <text:p>-40.689660119978</text:p>
          </table:table-cell>
          <table:table-cell table:formula="of:=([.$C$5]-([.F684]-[.$C$2]))/[.$C$6]" office:value-type="float" office:value="0.368966011997803" calcext:value-type="float">
            <text:p>0.368966011997803</text:p>
          </table:table-cell>
        </table:table-row>
        <table:table-row table:style-name="ro1">
          <table:table-cell table:number-columns-repeated="4"/>
          <table:table-cell office:value-type="float" office:value="68.3" calcext:value-type="float">
            <text:p>68.3</text:p>
          </table:table-cell>
          <table:table-cell table:formula="of:=IF([.F684]&gt;[.$C$3];[.$C$4];IF(([.F684]+0.1*[.G684])&gt;[.$C$3];20;[.F684]+0.1*[.G684]))" office:value-type="float" office:value="-40.6527635187783" calcext:value-type="float">
            <text:p>-40.6527635187783</text:p>
          </table:table-cell>
          <table:table-cell table:formula="of:=([.$C$5]-([.F685]-[.$C$2]))/[.$C$6]" office:value-type="float" office:value="0.365276351877825" calcext:value-type="float">
            <text:p>0.365276351877825</text:p>
          </table:table-cell>
        </table:table-row>
        <table:table-row table:style-name="ro1">
          <table:table-cell table:number-columns-repeated="4"/>
          <table:table-cell office:value-type="float" office:value="68.4" calcext:value-type="float">
            <text:p>68.4</text:p>
          </table:table-cell>
          <table:table-cell table:formula="of:=IF([.F685]&gt;[.$C$3];[.$C$4];IF(([.F685]+0.1*[.G685])&gt;[.$C$3];20;[.F685]+0.1*[.G685]))" office:value-type="float" office:value="-40.6162358835905" calcext:value-type="float">
            <text:p>-40.6162358835905</text:p>
          </table:table-cell>
          <table:table-cell table:formula="of:=([.$C$5]-([.F686]-[.$C$2]))/[.$C$6]" office:value-type="float" office:value="0.361623588359047" calcext:value-type="float">
            <text:p>0.361623588359047</text:p>
          </table:table-cell>
        </table:table-row>
        <table:table-row table:style-name="ro1">
          <table:table-cell table:number-columns-repeated="4"/>
          <table:table-cell office:value-type="float" office:value="68.5" calcext:value-type="float">
            <text:p>68.5</text:p>
          </table:table-cell>
          <table:table-cell table:formula="of:=IF([.F686]&gt;[.$C$3];[.$C$4];IF(([.F686]+0.1*[.G686])&gt;[.$C$3];20;[.F686]+0.1*[.G686]))" office:value-type="float" office:value="-40.5800735247546" calcext:value-type="float">
            <text:p>-40.5800735247546</text:p>
          </table:table-cell>
          <table:table-cell table:formula="of:=([.$C$5]-([.F687]-[.$C$2]))/[.$C$6]" office:value-type="float" office:value="0.358007352475457" calcext:value-type="float">
            <text:p>0.358007352475457</text:p>
          </table:table-cell>
        </table:table-row>
        <table:table-row table:style-name="ro1">
          <table:table-cell table:number-columns-repeated="4"/>
          <table:table-cell office:value-type="float" office:value="68.6" calcext:value-type="float">
            <text:p>68.6</text:p>
          </table:table-cell>
          <table:table-cell table:formula="of:=IF([.F687]&gt;[.$C$3];[.$C$4];IF(([.F687]+0.1*[.G687])&gt;[.$C$3];20;[.F687]+0.1*[.G687]))" office:value-type="float" office:value="-40.544272789507" calcext:value-type="float">
            <text:p>-40.544272789507</text:p>
          </table:table-cell>
          <table:table-cell table:formula="of:=([.$C$5]-([.F688]-[.$C$2]))/[.$C$6]" office:value-type="float" office:value="0.354427278950702" calcext:value-type="float">
            <text:p>0.354427278950702</text:p>
          </table:table-cell>
        </table:table-row>
        <table:table-row table:style-name="ro1">
          <table:table-cell table:number-columns-repeated="4"/>
          <table:table-cell office:value-type="float" office:value="68.7" calcext:value-type="float">
            <text:p>68.7</text:p>
          </table:table-cell>
          <table:table-cell table:formula="of:=IF([.F688]&gt;[.$C$3];[.$C$4];IF(([.F688]+0.1*[.G688])&gt;[.$C$3];20;[.F688]+0.1*[.G688]))" office:value-type="float" office:value="-40.508830061612" calcext:value-type="float">
            <text:p>-40.508830061612</text:p>
          </table:table-cell>
          <table:table-cell table:formula="of:=([.$C$5]-([.F689]-[.$C$2]))/[.$C$6]" office:value-type="float" office:value="0.350883006161195" calcext:value-type="float">
            <text:p>0.350883006161195</text:p>
          </table:table-cell>
        </table:table-row>
        <table:table-row table:style-name="ro1">
          <table:table-cell table:number-columns-repeated="4"/>
          <table:table-cell office:value-type="float" office:value="68.8" calcext:value-type="float">
            <text:p>68.8</text:p>
          </table:table-cell>
          <table:table-cell table:formula="of:=IF([.F689]&gt;[.$C$3];[.$C$4];IF(([.F689]+0.1*[.G689])&gt;[.$C$3];20;[.F689]+0.1*[.G689]))" office:value-type="float" office:value="-40.4737417609958" calcext:value-type="float">
            <text:p>-40.4737417609958</text:p>
          </table:table-cell>
          <table:table-cell table:formula="of:=([.$C$5]-([.F690]-[.$C$2]))/[.$C$6]" office:value-type="float" office:value="0.347374176099583" calcext:value-type="float">
            <text:p>0.347374176099583</text:p>
          </table:table-cell>
        </table:table-row>
        <table:table-row table:style-name="ro1">
          <table:table-cell table:number-columns-repeated="4"/>
          <table:table-cell office:value-type="float" office:value="68.9" calcext:value-type="float">
            <text:p>68.9</text:p>
          </table:table-cell>
          <table:table-cell table:formula="of:=IF([.F690]&gt;[.$C$3];[.$C$4];IF(([.F690]+0.1*[.G690])&gt;[.$C$3];20;[.F690]+0.1*[.G690]))" office:value-type="float" office:value="-40.4390043433859" calcext:value-type="float">
            <text:p>-40.4390043433859</text:p>
          </table:table-cell>
          <table:table-cell table:formula="of:=([.$C$5]-([.F691]-[.$C$2]))/[.$C$6]" office:value-type="float" office:value="0.343900434338587" calcext:value-type="float">
            <text:p>0.343900434338587</text:p>
          </table:table-cell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table:formula="of:=IF([.F691]&gt;[.$C$3];[.$C$4];IF(([.F691]+0.1*[.G691])&gt;[.$C$3];20;[.F691]+0.1*[.G691]))" office:value-type="float" office:value="-40.404614299952" calcext:value-type="float">
            <text:p>-40.404614299952</text:p>
          </table:table-cell>
          <table:table-cell table:formula="of:=([.$C$5]-([.F692]-[.$C$2]))/[.$C$6]" office:value-type="float" office:value="0.340461429995201" calcext:value-type="float">
            <text:p>0.340461429995201</text:p>
          </table:table-cell>
        </table:table-row>
        <table:table-row table:style-name="ro1">
          <table:table-cell table:number-columns-repeated="4"/>
          <table:table-cell office:value-type="float" office:value="69.1" calcext:value-type="float">
            <text:p>69.1</text:p>
          </table:table-cell>
          <table:table-cell table:formula="of:=IF([.F692]&gt;[.$C$3];[.$C$4];IF(([.F692]+0.1*[.G692])&gt;[.$C$3];20;[.F692]+0.1*[.G692]))" office:value-type="float" office:value="-40.3705681569525" calcext:value-type="float">
            <text:p>-40.3705681569525</text:p>
          </table:table-cell>
          <table:table-cell table:formula="of:=([.$C$5]-([.F693]-[.$C$2]))/[.$C$6]" office:value-type="float" office:value="0.337056815695249" calcext:value-type="float">
            <text:p>0.337056815695249</text:p>
          </table:table-cell>
        </table:table-row>
        <table:table-row table:style-name="ro1">
          <table:table-cell table:number-columns-repeated="4"/>
          <table:table-cell office:value-type="float" office:value="69.2" calcext:value-type="float">
            <text:p>69.2</text:p>
          </table:table-cell>
          <table:table-cell table:formula="of:=IF([.F693]&gt;[.$C$3];[.$C$4];IF(([.F693]+0.1*[.G693])&gt;[.$C$3];20;[.F693]+0.1*[.G693]))" office:value-type="float" office:value="-40.336862475383" calcext:value-type="float">
            <text:p>-40.336862475383</text:p>
          </table:table-cell>
          <table:table-cell table:formula="of:=([.$C$5]-([.F694]-[.$C$2]))/[.$C$6]" office:value-type="float" office:value="0.333686247538296" calcext:value-type="float">
            <text:p>0.333686247538296</text:p>
          </table:table-cell>
        </table:table-row>
        <table:table-row table:style-name="ro1">
          <table:table-cell table:number-columns-repeated="4"/>
          <table:table-cell office:value-type="float" office:value="69.3" calcext:value-type="float">
            <text:p>69.3</text:p>
          </table:table-cell>
          <table:table-cell table:formula="of:=IF([.F694]&gt;[.$C$3];[.$C$4];IF(([.F694]+0.1*[.G694])&gt;[.$C$3];20;[.F694]+0.1*[.G694]))" office:value-type="float" office:value="-40.3034938506291" calcext:value-type="float">
            <text:p>-40.3034938506291</text:p>
          </table:table-cell>
          <table:table-cell table:formula="of:=([.$C$5]-([.F695]-[.$C$2]))/[.$C$6]" office:value-type="float" office:value="0.330349385062914" calcext:value-type="float">
            <text:p>0.330349385062914</text:p>
          </table:table-cell>
        </table:table-row>
        <table:table-row table:style-name="ro1">
          <table:table-cell table:number-columns-repeated="4"/>
          <table:table-cell office:value-type="float" office:value="69.4" calcext:value-type="float">
            <text:p>69.4</text:p>
          </table:table-cell>
          <table:table-cell table:formula="of:=IF([.F695]&gt;[.$C$3];[.$C$4];IF(([.F695]+0.1*[.G695])&gt;[.$C$3];20;[.F695]+0.1*[.G695]))" office:value-type="float" office:value="-40.2704589121228" calcext:value-type="float">
            <text:p>-40.2704589121228</text:p>
          </table:table-cell>
          <table:table-cell table:formula="of:=([.$C$5]-([.F696]-[.$C$2]))/[.$C$6]" office:value-type="float" office:value="0.327045891212285" calcext:value-type="float">
            <text:p>0.327045891212285</text:p>
          </table:table-cell>
        </table:table-row>
        <table:table-row table:style-name="ro1">
          <table:table-cell table:number-columns-repeated="4"/>
          <table:table-cell office:value-type="float" office:value="69.5" calcext:value-type="float">
            <text:p>69.5</text:p>
          </table:table-cell>
          <table:table-cell table:formula="of:=IF([.F696]&gt;[.$C$3];[.$C$4];IF(([.F696]+0.1*[.G696])&gt;[.$C$3];20;[.F696]+0.1*[.G696]))" office:value-type="float" office:value="-40.2377543230016" calcext:value-type="float">
            <text:p>-40.2377543230016</text:p>
          </table:table-cell>
          <table:table-cell table:formula="of:=([.$C$5]-([.F697]-[.$C$2]))/[.$C$6]" office:value-type="float" office:value="0.323775432300162" calcext:value-type="float">
            <text:p>0.323775432300162</text:p>
          </table:table-cell>
        </table:table-row>
        <table:table-row table:style-name="ro1">
          <table:table-cell table:number-columns-repeated="4"/>
          <table:table-cell office:value-type="float" office:value="69.6" calcext:value-type="float">
            <text:p>69.6</text:p>
          </table:table-cell>
          <table:table-cell table:formula="of:=IF([.F697]&gt;[.$C$3];[.$C$4];IF(([.F697]+0.1*[.G697])&gt;[.$C$3];20;[.F697]+0.1*[.G697]))" office:value-type="float" office:value="-40.2053767797716" calcext:value-type="float">
            <text:p>-40.2053767797716</text:p>
          </table:table-cell>
          <table:table-cell table:formula="of:=([.$C$5]-([.F698]-[.$C$2]))/[.$C$6]" office:value-type="float" office:value="0.32053767797716" calcext:value-type="float">
            <text:p>0.32053767797716</text:p>
          </table:table-cell>
        </table:table-row>
        <table:table-row table:style-name="ro1">
          <table:table-cell table:number-columns-repeated="4"/>
          <table:table-cell office:value-type="float" office:value="69.7" calcext:value-type="float">
            <text:p>69.7</text:p>
          </table:table-cell>
          <table:table-cell table:formula="of:=IF([.F698]&gt;[.$C$3];[.$C$4];IF(([.F698]+0.1*[.G698])&gt;[.$C$3];20;[.F698]+0.1*[.G698]))" office:value-type="float" office:value="-40.1733230119739" calcext:value-type="float">
            <text:p>-40.1733230119739</text:p>
          </table:table-cell>
          <table:table-cell table:formula="of:=([.$C$5]-([.F699]-[.$C$2]))/[.$C$6]" office:value-type="float" office:value="0.317332301197388" calcext:value-type="float">
            <text:p>0.317332301197388</text:p>
          </table:table-cell>
        </table:table-row>
        <table:table-row table:style-name="ro1">
          <table:table-cell table:number-columns-repeated="4"/>
          <table:table-cell office:value-type="float" office:value="69.8" calcext:value-type="float">
            <text:p>69.8</text:p>
          </table:table-cell>
          <table:table-cell table:formula="of:=IF([.F699]&gt;[.$C$3];[.$C$4];IF(([.F699]+0.1*[.G699])&gt;[.$C$3];20;[.F699]+0.1*[.G699]))" office:value-type="float" office:value="-40.1415897818541" calcext:value-type="float">
            <text:p>-40.1415897818541</text:p>
          </table:table-cell>
          <table:table-cell table:formula="of:=([.$C$5]-([.F700]-[.$C$2]))/[.$C$6]" office:value-type="float" office:value="0.314158978185414" calcext:value-type="float">
            <text:p>0.314158978185414</text:p>
          </table:table-cell>
        </table:table-row>
        <table:table-row table:style-name="ro1">
          <table:table-cell table:number-columns-repeated="4"/>
          <table:table-cell office:value-type="float" office:value="69.9" calcext:value-type="float">
            <text:p>69.9</text:p>
          </table:table-cell>
          <table:table-cell table:formula="of:=IF([.F700]&gt;[.$C$3];[.$C$4];IF(([.F700]+0.1*[.G700])&gt;[.$C$3];20;[.F700]+0.1*[.G700]))" office:value-type="float" office:value="-40.1101738840356" calcext:value-type="float">
            <text:p>-40.1101738840356</text:p>
          </table:table-cell>
          <table:table-cell table:formula="of:=([.$C$5]-([.F701]-[.$C$2]))/[.$C$6]" office:value-type="float" office:value="0.31101738840356" calcext:value-type="float">
            <text:p>0.31101738840356</text:p>
          </table:table-cell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IF([.F701]&gt;[.$C$3];[.$C$4];IF(([.F701]+0.1*[.G701])&gt;[.$C$3];20;[.F701]+0.1*[.G701]))" office:value-type="float" office:value="-40.0790721451953" calcext:value-type="float">
            <text:p>-40.0790721451953</text:p>
          </table:table-cell>
          <table:table-cell table:formula="of:=([.$C$5]-([.F702]-[.$C$2]))/[.$C$6]" office:value-type="float" office:value="0.307907214519525" calcext:value-type="float">
            <text:p>0.307907214519525</text:p>
          </table:table-cell>
        </table:table-row>
        <table:table-row table:style-name="ro1">
          <table:table-cell table:number-columns-repeated="4"/>
          <table:table-cell office:value-type="float" office:value="70.1" calcext:value-type="float">
            <text:p>70.1</text:p>
          </table:table-cell>
          <table:table-cell table:formula="of:=IF([.F702]&gt;[.$C$3];[.$C$4];IF(([.F702]+0.1*[.G702])&gt;[.$C$3];20;[.F702]+0.1*[.G702]))" office:value-type="float" office:value="-40.0482814237433" calcext:value-type="float">
            <text:p>-40.0482814237433</text:p>
          </table:table-cell>
          <table:table-cell table:formula="of:=([.$C$5]-([.F703]-[.$C$2]))/[.$C$6]" office:value-type="float" office:value="0.30482814237433" calcext:value-type="float">
            <text:p>0.30482814237433</text:p>
          </table:table-cell>
        </table:table-row>
        <table:table-row table:style-name="ro1">
          <table:table-cell table:number-columns-repeated="4"/>
          <table:table-cell office:value-type="float" office:value="70.2" calcext:value-type="float">
            <text:p>70.2</text:p>
          </table:table-cell>
          <table:table-cell table:formula="of:=IF([.F703]&gt;[.$C$3];[.$C$4];IF(([.F703]+0.1*[.G703])&gt;[.$C$3];20;[.F703]+0.1*[.G703]))" office:value-type="float" office:value="-40.0177986095059" calcext:value-type="float">
            <text:p>-40.0177986095059</text:p>
          </table:table-cell>
          <table:table-cell table:formula="of:=([.$C$5]-([.F704]-[.$C$2]))/[.$C$6]" office:value-type="float" office:value="0.301779860950587" calcext:value-type="float">
            <text:p>0.301779860950587</text:p>
          </table:table-cell>
        </table:table-row>
        <table:table-row table:style-name="ro1">
          <table:table-cell table:number-columns-repeated="4"/>
          <table:table-cell office:value-type="float" office:value="70.3" calcext:value-type="float">
            <text:p>70.3</text:p>
          </table:table-cell>
          <table:table-cell table:formula="of:=IF([.F704]&gt;[.$C$3];[.$C$4];IF(([.F704]+0.1*[.G704])&gt;[.$C$3];20;[.F704]+0.1*[.G704]))" office:value-type="float" office:value="20" calcext:value-type="float">
            <text:p>20</text:p>
          </table:table-cell>
          <table:table-cell table:formula="of:=([.$C$5]-([.F705]-[.$C$2]))/[.$C$6]" office:value-type="float" office:value="-5.7" calcext:value-type="float">
            <text:p>-5.7</text:p>
          </table:table-cell>
        </table:table-row>
        <table:table-row table:style-name="ro1">
          <table:table-cell table:number-columns-repeated="4"/>
          <table:table-cell office:value-type="float" office:value="70.4" calcext:value-type="float">
            <text:p>70.4</text:p>
          </table:table-cell>
          <table:table-cell table:formula="of:=IF([.F705]&gt;[.$C$3];[.$C$4];IF(([.F705]+0.1*[.G705])&gt;[.$C$3];20;[.F705]+0.1*[.G705]))" office:value-type="float" office:value="-70" calcext:value-type="float">
            <text:p>-70</text:p>
          </table:table-cell>
          <table:table-cell table:formula="of:=([.$C$5]-([.F706]-[.$C$2]))/[.$C$6]" office:value-type="float" office:value="3.3" calcext:value-type="float">
            <text:p>3.3</text:p>
          </table:table-cell>
        </table:table-row>
        <table:table-row table:style-name="ro1">
          <table:table-cell table:number-columns-repeated="4"/>
          <table:table-cell office:value-type="float" office:value="70.5" calcext:value-type="float">
            <text:p>70.5</text:p>
          </table:table-cell>
          <table:table-cell table:formula="of:=IF([.F706]&gt;[.$C$3];[.$C$4];IF(([.F706]+0.1*[.G706])&gt;[.$C$3];20;[.F706]+0.1*[.G706]))" office:value-type="float" office:value="-69.67" calcext:value-type="float">
            <text:p>-69.67</text:p>
          </table:table-cell>
          <table:table-cell table:formula="of:=([.$C$5]-([.F707]-[.$C$2]))/[.$C$6]" office:value-type="float" office:value="3.267" calcext:value-type="float">
            <text:p>3.267</text:p>
          </table:table-cell>
        </table:table-row>
        <table:table-row table:style-name="ro1">
          <table:table-cell table:number-columns-repeated="4"/>
          <table:table-cell office:value-type="float" office:value="70.6" calcext:value-type="float">
            <text:p>70.6</text:p>
          </table:table-cell>
          <table:table-cell table:formula="of:=IF([.F707]&gt;[.$C$3];[.$C$4];IF(([.F707]+0.1*[.G707])&gt;[.$C$3];20;[.F707]+0.1*[.G707]))" office:value-type="float" office:value="-69.3433" calcext:value-type="float">
            <text:p>-69.3433</text:p>
          </table:table-cell>
          <table:table-cell table:formula="of:=([.$C$5]-([.F708]-[.$C$2]))/[.$C$6]" office:value-type="float" office:value="3.23433" calcext:value-type="float">
            <text:p>3.23433</text:p>
          </table:table-cell>
        </table:table-row>
        <table:table-row table:style-name="ro1">
          <table:table-cell table:number-columns-repeated="4"/>
          <table:table-cell office:value-type="float" office:value="70.7" calcext:value-type="float">
            <text:p>70.7</text:p>
          </table:table-cell>
          <table:table-cell table:formula="of:=IF([.F708]&gt;[.$C$3];[.$C$4];IF(([.F708]+0.1*[.G708])&gt;[.$C$3];20;[.F708]+0.1*[.G708]))" office:value-type="float" office:value="-69.019867" calcext:value-type="float">
            <text:p>-69.019867</text:p>
          </table:table-cell>
          <table:table-cell table:formula="of:=([.$C$5]-([.F709]-[.$C$2]))/[.$C$6]" office:value-type="float" office:value="3.2019867" calcext:value-type="float">
            <text:p>3.2019867</text:p>
          </table:table-cell>
        </table:table-row>
        <table:table-row table:style-name="ro1">
          <table:table-cell table:number-columns-repeated="4"/>
          <table:table-cell office:value-type="float" office:value="70.8" calcext:value-type="float">
            <text:p>70.8</text:p>
          </table:table-cell>
          <table:table-cell table:formula="of:=IF([.F709]&gt;[.$C$3];[.$C$4];IF(([.F709]+0.1*[.G709])&gt;[.$C$3];20;[.F709]+0.1*[.G709]))" office:value-type="float" office:value="-68.69966833" calcext:value-type="float">
            <text:p>-68.69966833</text:p>
          </table:table-cell>
          <table:table-cell table:formula="of:=([.$C$5]-([.F710]-[.$C$2]))/[.$C$6]" office:value-type="float" office:value="3.169966833" calcext:value-type="float">
            <text:p>3.169966833</text:p>
          </table:table-cell>
        </table:table-row>
        <table:table-row table:style-name="ro1">
          <table:table-cell table:number-columns-repeated="4"/>
          <table:table-cell office:value-type="float" office:value="70.9" calcext:value-type="float">
            <text:p>70.9</text:p>
          </table:table-cell>
          <table:table-cell table:formula="of:=IF([.F710]&gt;[.$C$3];[.$C$4];IF(([.F710]+0.1*[.G710])&gt;[.$C$3];20;[.F710]+0.1*[.G710]))" office:value-type="float" office:value="-68.3826716467" calcext:value-type="float">
            <text:p>-68.3826716467</text:p>
          </table:table-cell>
          <table:table-cell table:formula="of:=([.$C$5]-([.F711]-[.$C$2]))/[.$C$6]" office:value-type="float" office:value="3.13826716467" calcext:value-type="float">
            <text:p>3.13826716467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table:formula="of:=IF([.F711]&gt;[.$C$3];[.$C$4];IF(([.F711]+0.1*[.G711])&gt;[.$C$3];20;[.F711]+0.1*[.G711]))" office:value-type="float" office:value="-68.068844930233" calcext:value-type="float">
            <text:p>-68.068844930233</text:p>
          </table:table-cell>
          <table:table-cell table:formula="of:=([.$C$5]-([.F712]-[.$C$2]))/[.$C$6]" office:value-type="float" office:value="3.1068844930233" calcext:value-type="float">
            <text:p>3.1068844930233</text:p>
          </table:table-cell>
        </table:table-row>
        <table:table-row table:style-name="ro1">
          <table:table-cell table:number-columns-repeated="4"/>
          <table:table-cell office:value-type="float" office:value="71.1" calcext:value-type="float">
            <text:p>71.1</text:p>
          </table:table-cell>
          <table:table-cell table:formula="of:=IF([.F712]&gt;[.$C$3];[.$C$4];IF(([.F712]+0.1*[.G712])&gt;[.$C$3];20;[.F712]+0.1*[.G712]))" office:value-type="float" office:value="-67.7581564809307" calcext:value-type="float">
            <text:p>-67.7581564809307</text:p>
          </table:table-cell>
          <table:table-cell table:formula="of:=([.$C$5]-([.F713]-[.$C$2]))/[.$C$6]" office:value-type="float" office:value="3.07581564809307" calcext:value-type="float">
            <text:p>3.07581564809307</text:p>
          </table:table-cell>
        </table:table-row>
        <table:table-row table:style-name="ro1">
          <table:table-cell table:number-columns-repeated="4"/>
          <table:table-cell office:value-type="float" office:value="71.2" calcext:value-type="float">
            <text:p>71.2</text:p>
          </table:table-cell>
          <table:table-cell table:formula="of:=IF([.F713]&gt;[.$C$3];[.$C$4];IF(([.F713]+0.1*[.G713])&gt;[.$C$3];20;[.F713]+0.1*[.G713]))" office:value-type="float" office:value="-67.4505749161214" calcext:value-type="float">
            <text:p>-67.4505749161214</text:p>
          </table:table-cell>
          <table:table-cell table:formula="of:=([.$C$5]-([.F714]-[.$C$2]))/[.$C$6]" office:value-type="float" office:value="3.04505749161214" calcext:value-type="float">
            <text:p>3.04505749161214</text:p>
          </table:table-cell>
        </table:table-row>
        <table:table-row table:style-name="ro1">
          <table:table-cell table:number-columns-repeated="4"/>
          <table:table-cell office:value-type="float" office:value="71.3" calcext:value-type="float">
            <text:p>71.3</text:p>
          </table:table-cell>
          <table:table-cell table:formula="of:=IF([.F714]&gt;[.$C$3];[.$C$4];IF(([.F714]+0.1*[.G714])&gt;[.$C$3];20;[.F714]+0.1*[.G714]))" office:value-type="float" office:value="-67.1460691669602" calcext:value-type="float">
            <text:p>-67.1460691669602</text:p>
          </table:table-cell>
          <table:table-cell table:formula="of:=([.$C$5]-([.F715]-[.$C$2]))/[.$C$6]" office:value-type="float" office:value="3.01460691669601" calcext:value-type="float">
            <text:p>3.01460691669601</text:p>
          </table:table-cell>
        </table:table-row>
        <table:table-row table:style-name="ro1">
          <table:table-cell table:number-columns-repeated="4"/>
          <table:table-cell office:value-type="float" office:value="71.4" calcext:value-type="float">
            <text:p>71.4</text:p>
          </table:table-cell>
          <table:table-cell table:formula="of:=IF([.F715]&gt;[.$C$3];[.$C$4];IF(([.F715]+0.1*[.G715])&gt;[.$C$3];20;[.F715]+0.1*[.G715]))" office:value-type="float" office:value="-66.8446084752905" calcext:value-type="float">
            <text:p>-66.8446084752905</text:p>
          </table:table-cell>
          <table:table-cell table:formula="of:=([.$C$5]-([.F716]-[.$C$2]))/[.$C$6]" office:value-type="float" office:value="2.98446084752905" calcext:value-type="float">
            <text:p>2.98446084752905</text:p>
          </table:table-cell>
        </table:table-row>
        <table:table-row table:style-name="ro1">
          <table:table-cell table:number-columns-repeated="4"/>
          <table:table-cell office:value-type="float" office:value="71.5" calcext:value-type="float">
            <text:p>71.5</text:p>
          </table:table-cell>
          <table:table-cell table:formula="of:=IF([.F716]&gt;[.$C$3];[.$C$4];IF(([.F716]+0.1*[.G716])&gt;[.$C$3];20;[.F716]+0.1*[.G716]))" office:value-type="float" office:value="-66.5461623905376" calcext:value-type="float">
            <text:p>-66.5461623905376</text:p>
          </table:table-cell>
          <table:table-cell table:formula="of:=([.$C$5]-([.F717]-[.$C$2]))/[.$C$6]" office:value-type="float" office:value="2.95461623905376" calcext:value-type="float">
            <text:p>2.95461623905376</text:p>
          </table:table-cell>
        </table:table-row>
        <table:table-row table:style-name="ro1">
          <table:table-cell table:number-columns-repeated="4"/>
          <table:table-cell office:value-type="float" office:value="71.6" calcext:value-type="float">
            <text:p>71.6</text:p>
          </table:table-cell>
          <table:table-cell table:formula="of:=IF([.F717]&gt;[.$C$3];[.$C$4];IF(([.F717]+0.1*[.G717])&gt;[.$C$3];20;[.F717]+0.1*[.G717]))" office:value-type="float" office:value="-66.2507007666323" calcext:value-type="float">
            <text:p>-66.2507007666323</text:p>
          </table:table-cell>
          <table:table-cell table:formula="of:=([.$C$5]-([.F718]-[.$C$2]))/[.$C$6]" office:value-type="float" office:value="2.92507007666322" calcext:value-type="float">
            <text:p>2.92507007666322</text:p>
          </table:table-cell>
        </table:table-row>
        <table:table-row table:style-name="ro1">
          <table:table-cell table:number-columns-repeated="4"/>
          <table:table-cell office:value-type="float" office:value="71.7" calcext:value-type="float">
            <text:p>71.7</text:p>
          </table:table-cell>
          <table:table-cell table:formula="of:=IF([.F718]&gt;[.$C$3];[.$C$4];IF(([.F718]+0.1*[.G718])&gt;[.$C$3];20;[.F718]+0.1*[.G718]))" office:value-type="float" office:value="-65.9581937589659" calcext:value-type="float">
            <text:p>-65.9581937589659</text:p>
          </table:table-cell>
          <table:table-cell table:formula="of:=([.$C$5]-([.F719]-[.$C$2]))/[.$C$6]" office:value-type="float" office:value="2.89581937589659" calcext:value-type="float">
            <text:p>2.89581937589659</text:p>
          </table:table-cell>
        </table:table-row>
        <table:table-row table:style-name="ro1">
          <table:table-cell table:number-columns-repeated="4"/>
          <table:table-cell office:value-type="float" office:value="71.8" calcext:value-type="float">
            <text:p>71.8</text:p>
          </table:table-cell>
          <table:table-cell table:formula="of:=IF([.F719]&gt;[.$C$3];[.$C$4];IF(([.F719]+0.1*[.G719])&gt;[.$C$3];20;[.F719]+0.1*[.G719]))" office:value-type="float" office:value="-65.6686118213763" calcext:value-type="float">
            <text:p>-65.6686118213763</text:p>
          </table:table-cell>
          <table:table-cell table:formula="of:=([.$C$5]-([.F720]-[.$C$2]))/[.$C$6]" office:value-type="float" office:value="2.86686118213763" calcext:value-type="float">
            <text:p>2.86686118213763</text:p>
          </table:table-cell>
        </table:table-row>
        <table:table-row table:style-name="ro1">
          <table:table-cell table:number-columns-repeated="4"/>
          <table:table-cell office:value-type="float" office:value="71.9" calcext:value-type="float">
            <text:p>71.9</text:p>
          </table:table-cell>
          <table:table-cell table:formula="of:=IF([.F720]&gt;[.$C$3];[.$C$4];IF(([.F720]+0.1*[.G720])&gt;[.$C$3];20;[.F720]+0.1*[.G720]))" office:value-type="float" office:value="-65.3819257031625" calcext:value-type="float">
            <text:p>-65.3819257031625</text:p>
          </table:table-cell>
          <table:table-cell table:formula="of:=([.$C$5]-([.F721]-[.$C$2]))/[.$C$6]" office:value-type="float" office:value="2.83819257031625" calcext:value-type="float">
            <text:p>2.83819257031625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formula="of:=IF([.F721]&gt;[.$C$3];[.$C$4];IF(([.F721]+0.1*[.G721])&gt;[.$C$3];20;[.F721]+0.1*[.G721]))" office:value-type="float" office:value="-65.0981064461309" calcext:value-type="float">
            <text:p>-65.0981064461309</text:p>
          </table:table-cell>
          <table:table-cell table:formula="of:=([.$C$5]-([.F722]-[.$C$2]))/[.$C$6]" office:value-type="float" office:value="2.80981064461309" calcext:value-type="float">
            <text:p>2.80981064461309</text:p>
          </table:table-cell>
        </table:table-row>
        <table:table-row table:style-name="ro1">
          <table:table-cell table:number-columns-repeated="4"/>
          <table:table-cell office:value-type="float" office:value="72.1" calcext:value-type="float">
            <text:p>72.1</text:p>
          </table:table-cell>
          <table:table-cell table:formula="of:=IF([.F722]&gt;[.$C$3];[.$C$4];IF(([.F722]+0.1*[.G722])&gt;[.$C$3];20;[.F722]+0.1*[.G722]))" office:value-type="float" office:value="-64.8171253816696" calcext:value-type="float">
            <text:p>-64.8171253816696</text:p>
          </table:table-cell>
          <table:table-cell table:formula="of:=([.$C$5]-([.F723]-[.$C$2]))/[.$C$6]" office:value-type="float" office:value="2.78171253816696" calcext:value-type="float">
            <text:p>2.78171253816696</text:p>
          </table:table-cell>
        </table:table-row>
        <table:table-row table:style-name="ro1">
          <table:table-cell table:number-columns-repeated="4"/>
          <table:table-cell office:value-type="float" office:value="72.2" calcext:value-type="float">
            <text:p>72.2</text:p>
          </table:table-cell>
          <table:table-cell table:formula="of:=IF([.F723]&gt;[.$C$3];[.$C$4];IF(([.F723]+0.1*[.G723])&gt;[.$C$3];20;[.F723]+0.1*[.G723]))" office:value-type="float" office:value="-64.5389541278529" calcext:value-type="float">
            <text:p>-64.5389541278529</text:p>
          </table:table-cell>
          <table:table-cell table:formula="of:=([.$C$5]-([.F724]-[.$C$2]))/[.$C$6]" office:value-type="float" office:value="2.75389541278529" calcext:value-type="float">
            <text:p>2.75389541278529</text:p>
          </table:table-cell>
        </table:table-row>
        <table:table-row table:style-name="ro1">
          <table:table-cell table:number-columns-repeated="4"/>
          <table:table-cell office:value-type="float" office:value="72.3" calcext:value-type="float">
            <text:p>72.3</text:p>
          </table:table-cell>
          <table:table-cell table:formula="of:=IF([.F724]&gt;[.$C$3];[.$C$4];IF(([.F724]+0.1*[.G724])&gt;[.$C$3];20;[.F724]+0.1*[.G724]))" office:value-type="float" office:value="-64.2635645865744" calcext:value-type="float">
            <text:p>-64.2635645865744</text:p>
          </table:table-cell>
          <table:table-cell table:formula="of:=([.$C$5]-([.F725]-[.$C$2]))/[.$C$6]" office:value-type="float" office:value="2.72635645865743" calcext:value-type="float">
            <text:p>2.72635645865743</text:p>
          </table:table-cell>
        </table:table-row>
        <table:table-row table:style-name="ro1">
          <table:table-cell table:number-columns-repeated="4"/>
          <table:table-cell office:value-type="float" office:value="72.4" calcext:value-type="float">
            <text:p>72.4</text:p>
          </table:table-cell>
          <table:table-cell table:formula="of:=IF([.F725]&gt;[.$C$3];[.$C$4];IF(([.F725]+0.1*[.G725])&gt;[.$C$3];20;[.F725]+0.1*[.G725]))" office:value-type="float" office:value="-63.9909289407086" calcext:value-type="float">
            <text:p>-63.9909289407086</text:p>
          </table:table-cell>
          <table:table-cell table:formula="of:=([.$C$5]-([.F726]-[.$C$2]))/[.$C$6]" office:value-type="float" office:value="2.69909289407086" calcext:value-type="float">
            <text:p>2.69909289407086</text:p>
          </table:table-cell>
        </table:table-row>
        <table:table-row table:style-name="ro1">
          <table:table-cell table:number-columns-repeated="4"/>
          <table:table-cell office:value-type="float" office:value="72.5" calcext:value-type="float">
            <text:p>72.5</text:p>
          </table:table-cell>
          <table:table-cell table:formula="of:=IF([.F726]&gt;[.$C$3];[.$C$4];IF(([.F726]+0.1*[.G726])&gt;[.$C$3];20;[.F726]+0.1*[.G726]))" office:value-type="float" office:value="-63.7210196513015" calcext:value-type="float">
            <text:p>-63.7210196513015</text:p>
          </table:table-cell>
          <table:table-cell table:formula="of:=([.$C$5]-([.F727]-[.$C$2]))/[.$C$6]" office:value-type="float" office:value="2.67210196513015" calcext:value-type="float">
            <text:p>2.67210196513015</text:p>
          </table:table-cell>
        </table:table-row>
        <table:table-row table:style-name="ro1">
          <table:table-cell table:number-columns-repeated="4"/>
          <table:table-cell office:value-type="float" office:value="72.6" calcext:value-type="float">
            <text:p>72.6</text:p>
          </table:table-cell>
          <table:table-cell table:formula="of:=IF([.F727]&gt;[.$C$3];[.$C$4];IF(([.F727]+0.1*[.G727])&gt;[.$C$3];20;[.F727]+0.1*[.G727]))" office:value-type="float" office:value="-63.4538094547885" calcext:value-type="float">
            <text:p>-63.4538094547885</text:p>
          </table:table-cell>
          <table:table-cell table:formula="of:=([.$C$5]-([.F728]-[.$C$2]))/[.$C$6]" office:value-type="float" office:value="2.64538094547885" calcext:value-type="float">
            <text:p>2.64538094547885</text:p>
          </table:table-cell>
        </table:table-row>
        <table:table-row table:style-name="ro1">
          <table:table-cell table:number-columns-repeated="4"/>
          <table:table-cell office:value-type="float" office:value="72.7" calcext:value-type="float">
            <text:p>72.7</text:p>
          </table:table-cell>
          <table:table-cell table:formula="of:=IF([.F728]&gt;[.$C$3];[.$C$4];IF(([.F728]+0.1*[.G728])&gt;[.$C$3];20;[.F728]+0.1*[.G728]))" office:value-type="float" office:value="-63.1892713602406" calcext:value-type="float">
            <text:p>-63.1892713602406</text:p>
          </table:table-cell>
          <table:table-cell table:formula="of:=([.$C$5]-([.F729]-[.$C$2]))/[.$C$6]" office:value-type="float" office:value="2.61892713602406" calcext:value-type="float">
            <text:p>2.61892713602406</text:p>
          </table:table-cell>
        </table:table-row>
        <table:table-row table:style-name="ro1">
          <table:table-cell table:number-columns-repeated="4"/>
          <table:table-cell office:value-type="float" office:value="72.8" calcext:value-type="float">
            <text:p>72.8</text:p>
          </table:table-cell>
          <table:table-cell table:formula="of:=IF([.F729]&gt;[.$C$3];[.$C$4];IF(([.F729]+0.1*[.G729])&gt;[.$C$3];20;[.F729]+0.1*[.G729]))" office:value-type="float" office:value="-62.9273786466382" calcext:value-type="float">
            <text:p>-62.9273786466382</text:p>
          </table:table-cell>
          <table:table-cell table:formula="of:=([.$C$5]-([.F730]-[.$C$2]))/[.$C$6]" office:value-type="float" office:value="2.59273786466382" calcext:value-type="float">
            <text:p>2.59273786466382</text:p>
          </table:table-cell>
        </table:table-row>
        <table:table-row table:style-name="ro1">
          <table:table-cell table:number-columns-repeated="4"/>
          <table:table-cell office:value-type="float" office:value="72.9" calcext:value-type="float">
            <text:p>72.9</text:p>
          </table:table-cell>
          <table:table-cell table:formula="of:=IF([.F730]&gt;[.$C$3];[.$C$4];IF(([.F730]+0.1*[.G730])&gt;[.$C$3];20;[.F730]+0.1*[.G730]))" office:value-type="float" office:value="-62.6681048601718" calcext:value-type="float">
            <text:p>-62.6681048601718</text:p>
          </table:table-cell>
          <table:table-cell table:formula="of:=([.$C$5]-([.F731]-[.$C$2]))/[.$C$6]" office:value-type="float" office:value="2.56681048601718" calcext:value-type="float">
            <text:p>2.56681048601718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table:formula="of:=IF([.F731]&gt;[.$C$3];[.$C$4];IF(([.F731]+0.1*[.G731])&gt;[.$C$3];20;[.F731]+0.1*[.G731]))" office:value-type="float" office:value="-62.4114238115701" calcext:value-type="float">
            <text:p>-62.4114238115701</text:p>
          </table:table-cell>
          <table:table-cell table:formula="of:=([.$C$5]-([.F732]-[.$C$2]))/[.$C$6]" office:value-type="float" office:value="2.54114238115701" calcext:value-type="float">
            <text:p>2.54114238115701</text:p>
          </table:table-cell>
        </table:table-row>
        <table:table-row table:style-name="ro1">
          <table:table-cell table:number-columns-repeated="4"/>
          <table:table-cell office:value-type="float" office:value="73.1" calcext:value-type="float">
            <text:p>73.1</text:p>
          </table:table-cell>
          <table:table-cell table:formula="of:=IF([.F732]&gt;[.$C$3];[.$C$4];IF(([.F732]+0.1*[.G732])&gt;[.$C$3];20;[.F732]+0.1*[.G732]))" office:value-type="float" office:value="-62.1573095734544" calcext:value-type="float">
            <text:p>-62.1573095734544</text:p>
          </table:table-cell>
          <table:table-cell table:formula="of:=([.$C$5]-([.F733]-[.$C$2]))/[.$C$6]" office:value-type="float" office:value="2.51573095734544" calcext:value-type="float">
            <text:p>2.51573095734544</text:p>
          </table:table-cell>
        </table:table-row>
        <table:table-row table:style-name="ro1">
          <table:table-cell table:number-columns-repeated="4"/>
          <table:table-cell office:value-type="float" office:value="73.2" calcext:value-type="float">
            <text:p>73.2</text:p>
          </table:table-cell>
          <table:table-cell table:formula="of:=IF([.F733]&gt;[.$C$3];[.$C$4];IF(([.F733]+0.1*[.G733])&gt;[.$C$3];20;[.F733]+0.1*[.G733]))" office:value-type="float" office:value="-61.9057364777199" calcext:value-type="float">
            <text:p>-61.9057364777199</text:p>
          </table:table-cell>
          <table:table-cell table:formula="of:=([.$C$5]-([.F734]-[.$C$2]))/[.$C$6]" office:value-type="float" office:value="2.49057364777199" calcext:value-type="float">
            <text:p>2.49057364777199</text:p>
          </table:table-cell>
        </table:table-row>
        <table:table-row table:style-name="ro1">
          <table:table-cell table:number-columns-repeated="4"/>
          <table:table-cell office:value-type="float" office:value="73.3" calcext:value-type="float">
            <text:p>73.3</text:p>
          </table:table-cell>
          <table:table-cell table:formula="of:=IF([.F734]&gt;[.$C$3];[.$C$4];IF(([.F734]+0.1*[.G734])&gt;[.$C$3];20;[.F734]+0.1*[.G734]))" office:value-type="float" office:value="-61.6566791129427" calcext:value-type="float">
            <text:p>-61.6566791129427</text:p>
          </table:table-cell>
          <table:table-cell table:formula="of:=([.$C$5]-([.F735]-[.$C$2]))/[.$C$6]" office:value-type="float" office:value="2.46566791129427" calcext:value-type="float">
            <text:p>2.46566791129427</text:p>
          </table:table-cell>
        </table:table-row>
        <table:table-row table:style-name="ro1">
          <table:table-cell table:number-columns-repeated="4"/>
          <table:table-cell office:value-type="float" office:value="73.4" calcext:value-type="float">
            <text:p>73.4</text:p>
          </table:table-cell>
          <table:table-cell table:formula="of:=IF([.F735]&gt;[.$C$3];[.$C$4];IF(([.F735]+0.1*[.G735])&gt;[.$C$3];20;[.F735]+0.1*[.G735]))" office:value-type="float" office:value="-61.4101123218132" calcext:value-type="float">
            <text:p>-61.4101123218132</text:p>
          </table:table-cell>
          <table:table-cell table:formula="of:=([.$C$5]-([.F736]-[.$C$2]))/[.$C$6]" office:value-type="float" office:value="2.44101123218132" calcext:value-type="float">
            <text:p>2.44101123218132</text:p>
          </table:table-cell>
        </table:table-row>
        <table:table-row table:style-name="ro1">
          <table:table-cell table:number-columns-repeated="4"/>
          <table:table-cell office:value-type="float" office:value="73.5" calcext:value-type="float">
            <text:p>73.5</text:p>
          </table:table-cell>
          <table:table-cell table:formula="of:=IF([.F736]&gt;[.$C$3];[.$C$4];IF(([.F736]+0.1*[.G736])&gt;[.$C$3];20;[.F736]+0.1*[.G736]))" office:value-type="float" office:value="-61.1660111985951" calcext:value-type="float">
            <text:p>-61.1660111985951</text:p>
          </table:table-cell>
          <table:table-cell table:formula="of:=([.$C$5]-([.F737]-[.$C$2]))/[.$C$6]" office:value-type="float" office:value="2.41660111985951" calcext:value-type="float">
            <text:p>2.41660111985951</text:p>
          </table:table-cell>
        </table:table-row>
        <table:table-row table:style-name="ro1">
          <table:table-cell table:number-columns-repeated="4"/>
          <table:table-cell office:value-type="float" office:value="73.6" calcext:value-type="float">
            <text:p>73.6</text:p>
          </table:table-cell>
          <table:table-cell table:formula="of:=IF([.F737]&gt;[.$C$3];[.$C$4];IF(([.F737]+0.1*[.G737])&gt;[.$C$3];20;[.F737]+0.1*[.G737]))" office:value-type="float" office:value="-60.9243510866092" calcext:value-type="float">
            <text:p>-60.9243510866092</text:p>
          </table:table-cell>
          <table:table-cell table:formula="of:=([.$C$5]-([.F738]-[.$C$2]))/[.$C$6]" office:value-type="float" office:value="2.39243510866092" calcext:value-type="float">
            <text:p>2.39243510866092</text:p>
          </table:table-cell>
        </table:table-row>
        <table:table-row table:style-name="ro1">
          <table:table-cell table:number-columns-repeated="4"/>
          <table:table-cell office:value-type="float" office:value="73.7" calcext:value-type="float">
            <text:p>73.7</text:p>
          </table:table-cell>
          <table:table-cell table:formula="of:=IF([.F738]&gt;[.$C$3];[.$C$4];IF(([.F738]+0.1*[.G738])&gt;[.$C$3];20;[.F738]+0.1*[.G738]))" office:value-type="float" office:value="-60.6851075757431" calcext:value-type="float">
            <text:p>-60.6851075757431</text:p>
          </table:table-cell>
          <table:table-cell table:formula="of:=([.$C$5]-([.F739]-[.$C$2]))/[.$C$6]" office:value-type="float" office:value="2.36851075757431" calcext:value-type="float">
            <text:p>2.36851075757431</text:p>
          </table:table-cell>
        </table:table-row>
        <table:table-row table:style-name="ro1">
          <table:table-cell table:number-columns-repeated="4"/>
          <table:table-cell office:value-type="float" office:value="73.8" calcext:value-type="float">
            <text:p>73.8</text:p>
          </table:table-cell>
          <table:table-cell table:formula="of:=IF([.F739]&gt;[.$C$3];[.$C$4];IF(([.F739]+0.1*[.G739])&gt;[.$C$3];20;[.F739]+0.1*[.G739]))" office:value-type="float" office:value="-60.4482564999856" calcext:value-type="float">
            <text:p>-60.4482564999856</text:p>
          </table:table-cell>
          <table:table-cell table:formula="of:=([.$C$5]-([.F740]-[.$C$2]))/[.$C$6]" office:value-type="float" office:value="2.34482564999856" calcext:value-type="float">
            <text:p>2.34482564999856</text:p>
          </table:table-cell>
        </table:table-row>
        <table:table-row table:style-name="ro1">
          <table:table-cell table:number-columns-repeated="4"/>
          <table:table-cell office:value-type="float" office:value="73.9" calcext:value-type="float">
            <text:p>73.9</text:p>
          </table:table-cell>
          <table:table-cell table:formula="of:=IF([.F740]&gt;[.$C$3];[.$C$4];IF(([.F740]+0.1*[.G740])&gt;[.$C$3];20;[.F740]+0.1*[.G740]))" office:value-type="float" office:value="-60.2137739349858" calcext:value-type="float">
            <text:p>-60.2137739349858</text:p>
          </table:table-cell>
          <table:table-cell table:formula="of:=([.$C$5]-([.F741]-[.$C$2]))/[.$C$6]" office:value-type="float" office:value="2.32137739349858" calcext:value-type="float">
            <text:p>2.32137739349858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formula="of:=IF([.F741]&gt;[.$C$3];[.$C$4];IF(([.F741]+0.1*[.G741])&gt;[.$C$3];20;[.F741]+0.1*[.G741]))" office:value-type="float" office:value="-59.9816361956359" calcext:value-type="float">
            <text:p>-59.9816361956359</text:p>
          </table:table-cell>
          <table:table-cell table:formula="of:=([.$C$5]-([.F742]-[.$C$2]))/[.$C$6]" office:value-type="float" office:value="2.29816361956359" calcext:value-type="float">
            <text:p>2.29816361956359</text:p>
          </table:table-cell>
        </table:table-row>
        <table:table-row table:style-name="ro1">
          <table:table-cell table:number-columns-repeated="4"/>
          <table:table-cell office:value-type="float" office:value="74.1" calcext:value-type="float">
            <text:p>74.1</text:p>
          </table:table-cell>
          <table:table-cell table:formula="of:=IF([.F742]&gt;[.$C$3];[.$C$4];IF(([.F742]+0.1*[.G742])&gt;[.$C$3];20;[.F742]+0.1*[.G742]))" office:value-type="float" office:value="-59.7518198336796" calcext:value-type="float">
            <text:p>-59.7518198336796</text:p>
          </table:table-cell>
          <table:table-cell table:formula="of:=([.$C$5]-([.F743]-[.$C$2]))/[.$C$6]" office:value-type="float" office:value="2.27518198336796" calcext:value-type="float">
            <text:p>2.27518198336796</text:p>
          </table:table-cell>
        </table:table-row>
        <table:table-row table:style-name="ro1">
          <table:table-cell table:number-columns-repeated="4"/>
          <table:table-cell office:value-type="float" office:value="74.2" calcext:value-type="float">
            <text:p>74.2</text:p>
          </table:table-cell>
          <table:table-cell table:formula="of:=IF([.F743]&gt;[.$C$3];[.$C$4];IF(([.F743]+0.1*[.G743])&gt;[.$C$3];20;[.F743]+0.1*[.G743]))" office:value-type="float" office:value="-59.5243016353428" calcext:value-type="float">
            <text:p>-59.5243016353428</text:p>
          </table:table-cell>
          <table:table-cell table:formula="of:=([.$C$5]-([.F744]-[.$C$2]))/[.$C$6]" office:value-type="float" office:value="2.25243016353428" calcext:value-type="float">
            <text:p>2.25243016353428</text:p>
          </table:table-cell>
        </table:table-row>
        <table:table-row table:style-name="ro1">
          <table:table-cell table:number-columns-repeated="4"/>
          <table:table-cell office:value-type="float" office:value="74.3" calcext:value-type="float">
            <text:p>74.3</text:p>
          </table:table-cell>
          <table:table-cell table:formula="of:=IF([.F744]&gt;[.$C$3];[.$C$4];IF(([.F744]+0.1*[.G744])&gt;[.$C$3];20;[.F744]+0.1*[.G744]))" office:value-type="float" office:value="-59.2990586189893" calcext:value-type="float">
            <text:p>-59.2990586189893</text:p>
          </table:table-cell>
          <table:table-cell table:formula="of:=([.$C$5]-([.F745]-[.$C$2]))/[.$C$6]" office:value-type="float" office:value="2.22990586189893" calcext:value-type="float">
            <text:p>2.22990586189893</text:p>
          </table:table-cell>
        </table:table-row>
        <table:table-row table:style-name="ro1">
          <table:table-cell table:number-columns-repeated="4"/>
          <table:table-cell office:value-type="float" office:value="74.4" calcext:value-type="float">
            <text:p>74.4</text:p>
          </table:table-cell>
          <table:table-cell table:formula="of:=IF([.F745]&gt;[.$C$3];[.$C$4];IF(([.F745]+0.1*[.G745])&gt;[.$C$3];20;[.F745]+0.1*[.G745]))" office:value-type="float" office:value="-59.0760680327995" calcext:value-type="float">
            <text:p>-59.0760680327995</text:p>
          </table:table-cell>
          <table:table-cell table:formula="of:=([.$C$5]-([.F746]-[.$C$2]))/[.$C$6]" office:value-type="float" office:value="2.20760680327994" calcext:value-type="float">
            <text:p>2.20760680327994</text:p>
          </table:table-cell>
        </table:table-row>
        <table:table-row table:style-name="ro1">
          <table:table-cell table:number-columns-repeated="4"/>
          <table:table-cell office:value-type="float" office:value="74.5" calcext:value-type="float">
            <text:p>74.5</text:p>
          </table:table-cell>
          <table:table-cell table:formula="of:=IF([.F746]&gt;[.$C$3];[.$C$4];IF(([.F746]+0.1*[.G746])&gt;[.$C$3];20;[.F746]+0.1*[.G746]))" office:value-type="float" office:value="-58.8553073524715" calcext:value-type="float">
            <text:p>-58.8553073524715</text:p>
          </table:table-cell>
          <table:table-cell table:formula="of:=([.$C$5]-([.F747]-[.$C$2]))/[.$C$6]" office:value-type="float" office:value="2.18553073524715" calcext:value-type="float">
            <text:p>2.18553073524715</text:p>
          </table:table-cell>
        </table:table-row>
        <table:table-row table:style-name="ro1">
          <table:table-cell table:number-columns-repeated="4"/>
          <table:table-cell office:value-type="float" office:value="74.6" calcext:value-type="float">
            <text:p>74.6</text:p>
          </table:table-cell>
          <table:table-cell table:formula="of:=IF([.F747]&gt;[.$C$3];[.$C$4];IF(([.F747]+0.1*[.G747])&gt;[.$C$3];20;[.F747]+0.1*[.G747]))" office:value-type="float" office:value="-58.6367542789467" calcext:value-type="float">
            <text:p>-58.6367542789467</text:p>
          </table:table-cell>
          <table:table-cell table:formula="of:=([.$C$5]-([.F748]-[.$C$2]))/[.$C$6]" office:value-type="float" office:value="2.16367542789467" calcext:value-type="float">
            <text:p>2.16367542789467</text:p>
          </table:table-cell>
        </table:table-row>
        <table:table-row table:style-name="ro1">
          <table:table-cell table:number-columns-repeated="4"/>
          <table:table-cell office:value-type="float" office:value="74.7" calcext:value-type="float">
            <text:p>74.7</text:p>
          </table:table-cell>
          <table:table-cell table:formula="of:=IF([.F748]&gt;[.$C$3];[.$C$4];IF(([.F748]+0.1*[.G748])&gt;[.$C$3];20;[.F748]+0.1*[.G748]))" office:value-type="float" office:value="-58.4203867361573" calcext:value-type="float">
            <text:p>-58.4203867361573</text:p>
          </table:table-cell>
          <table:table-cell table:formula="of:=([.$C$5]-([.F749]-[.$C$2]))/[.$C$6]" office:value-type="float" office:value="2.14203867361573" calcext:value-type="float">
            <text:p>2.14203867361573</text:p>
          </table:table-cell>
        </table:table-row>
        <table:table-row table:style-name="ro1">
          <table:table-cell table:number-columns-repeated="4"/>
          <table:table-cell office:value-type="float" office:value="74.8" calcext:value-type="float">
            <text:p>74.8</text:p>
          </table:table-cell>
          <table:table-cell table:formula="of:=IF([.F749]&gt;[.$C$3];[.$C$4];IF(([.F749]+0.1*[.G749])&gt;[.$C$3];20;[.F749]+0.1*[.G749]))" office:value-type="float" office:value="-58.2061828687957" calcext:value-type="float">
            <text:p>-58.2061828687957</text:p>
          </table:table-cell>
          <table:table-cell table:formula="of:=([.$C$5]-([.F750]-[.$C$2]))/[.$C$6]" office:value-type="float" office:value="2.12061828687957" calcext:value-type="float">
            <text:p>2.12061828687957</text:p>
          </table:table-cell>
        </table:table-row>
        <table:table-row table:style-name="ro1">
          <table:table-cell table:number-columns-repeated="4"/>
          <table:table-cell office:value-type="float" office:value="74.9" calcext:value-type="float">
            <text:p>74.9</text:p>
          </table:table-cell>
          <table:table-cell table:formula="of:=IF([.F750]&gt;[.$C$3];[.$C$4];IF(([.F750]+0.1*[.G750])&gt;[.$C$3];20;[.F750]+0.1*[.G750]))" office:value-type="float" office:value="-57.9941210401077" calcext:value-type="float">
            <text:p>-57.9941210401077</text:p>
          </table:table-cell>
          <table:table-cell table:formula="of:=([.$C$5]-([.F751]-[.$C$2]))/[.$C$6]" office:value-type="float" office:value="2.09941210401077" calcext:value-type="float">
            <text:p>2.09941210401077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table:formula="of:=IF([.F751]&gt;[.$C$3];[.$C$4];IF(([.F751]+0.1*[.G751])&gt;[.$C$3];20;[.F751]+0.1*[.G751]))" office:value-type="float" office:value="-57.7841798297067" calcext:value-type="float">
            <text:p>-57.7841798297067</text:p>
          </table:table-cell>
          <table:table-cell table:formula="of:=([.$C$5]-([.F752]-[.$C$2]))/[.$C$6]" office:value-type="float" office:value="2.07841798297067" calcext:value-type="float">
            <text:p>2.07841798297067</text:p>
          </table:table-cell>
        </table:table-row>
        <table:table-row table:style-name="ro1">
          <table:table-cell table:number-columns-repeated="4"/>
          <table:table-cell office:value-type="float" office:value="75.1" calcext:value-type="float">
            <text:p>75.1</text:p>
          </table:table-cell>
          <table:table-cell table:formula="of:=IF([.F752]&gt;[.$C$3];[.$C$4];IF(([.F752]+0.1*[.G752])&gt;[.$C$3];20;[.F752]+0.1*[.G752]))" office:value-type="float" office:value="-57.5763380314096" calcext:value-type="float">
            <text:p>-57.5763380314096</text:p>
          </table:table-cell>
          <table:table-cell table:formula="of:=([.$C$5]-([.F753]-[.$C$2]))/[.$C$6]" office:value-type="float" office:value="2.05763380314096" calcext:value-type="float">
            <text:p>2.05763380314096</text:p>
          </table:table-cell>
        </table:table-row>
        <table:table-row table:style-name="ro1">
          <table:table-cell table:number-columns-repeated="4"/>
          <table:table-cell office:value-type="float" office:value="75.2" calcext:value-type="float">
            <text:p>75.2</text:p>
          </table:table-cell>
          <table:table-cell table:formula="of:=IF([.F753]&gt;[.$C$3];[.$C$4];IF(([.F753]+0.1*[.G753])&gt;[.$C$3];20;[.F753]+0.1*[.G753]))" office:value-type="float" office:value="-57.3705746510955" calcext:value-type="float">
            <text:p>-57.3705746510955</text:p>
          </table:table-cell>
          <table:table-cell table:formula="of:=([.$C$5]-([.F754]-[.$C$2]))/[.$C$6]" office:value-type="float" office:value="2.03705746510955" calcext:value-type="float">
            <text:p>2.03705746510955</text:p>
          </table:table-cell>
        </table:table-row>
        <table:table-row table:style-name="ro1">
          <table:table-cell table:number-columns-repeated="4"/>
          <table:table-cell office:value-type="float" office:value="75.3" calcext:value-type="float">
            <text:p>75.3</text:p>
          </table:table-cell>
          <table:table-cell table:formula="of:=IF([.F754]&gt;[.$C$3];[.$C$4];IF(([.F754]+0.1*[.G754])&gt;[.$C$3];20;[.F754]+0.1*[.G754]))" office:value-type="float" office:value="-57.1668689045845" calcext:value-type="float">
            <text:p>-57.1668689045845</text:p>
          </table:table-cell>
          <table:table-cell table:formula="of:=([.$C$5]-([.F755]-[.$C$2]))/[.$C$6]" office:value-type="float" office:value="2.01668689045845" calcext:value-type="float">
            <text:p>2.01668689045845</text:p>
          </table:table-cell>
        </table:table-row>
        <table:table-row table:style-name="ro1">
          <table:table-cell table:number-columns-repeated="4"/>
          <table:table-cell office:value-type="float" office:value="75.4" calcext:value-type="float">
            <text:p>75.4</text:p>
          </table:table-cell>
          <table:table-cell table:formula="of:=IF([.F755]&gt;[.$C$3];[.$C$4];IF(([.F755]+0.1*[.G755])&gt;[.$C$3];20;[.F755]+0.1*[.G755]))" office:value-type="float" office:value="-56.9652002155387" calcext:value-type="float">
            <text:p>-56.9652002155387</text:p>
          </table:table-cell>
          <table:table-cell table:formula="of:=([.$C$5]-([.F756]-[.$C$2]))/[.$C$6]" office:value-type="float" office:value="1.99652002155387" calcext:value-type="float">
            <text:p>1.99652002155387</text:p>
          </table:table-cell>
        </table:table-row>
        <table:table-row table:style-name="ro1">
          <table:table-cell table:number-columns-repeated="4"/>
          <table:table-cell office:value-type="float" office:value="75.5" calcext:value-type="float">
            <text:p>75.5</text:p>
          </table:table-cell>
          <table:table-cell table:formula="of:=IF([.F756]&gt;[.$C$3];[.$C$4];IF(([.F756]+0.1*[.G756])&gt;[.$C$3];20;[.F756]+0.1*[.G756]))" office:value-type="float" office:value="-56.7655482133833" calcext:value-type="float">
            <text:p>-56.7655482133833</text:p>
          </table:table-cell>
          <table:table-cell table:formula="of:=([.$C$5]-([.F757]-[.$C$2]))/[.$C$6]" office:value-type="float" office:value="1.97655482133833" calcext:value-type="float">
            <text:p>1.97655482133833</text:p>
          </table:table-cell>
        </table:table-row>
        <table:table-row table:style-name="ro1">
          <table:table-cell table:number-columns-repeated="4"/>
          <table:table-cell office:value-type="float" office:value="75.6" calcext:value-type="float">
            <text:p>75.6</text:p>
          </table:table-cell>
          <table:table-cell table:formula="of:=IF([.F757]&gt;[.$C$3];[.$C$4];IF(([.F757]+0.1*[.G757])&gt;[.$C$3];20;[.F757]+0.1*[.G757]))" office:value-type="float" office:value="-56.5678927312495" calcext:value-type="float">
            <text:p>-56.5678927312495</text:p>
          </table:table-cell>
          <table:table-cell table:formula="of:=([.$C$5]-([.F758]-[.$C$2]))/[.$C$6]" office:value-type="float" office:value="1.95678927312495" calcext:value-type="float">
            <text:p>1.95678927312495</text:p>
          </table:table-cell>
        </table:table-row>
        <table:table-row table:style-name="ro1">
          <table:table-cell table:number-columns-repeated="4"/>
          <table:table-cell office:value-type="float" office:value="75.7" calcext:value-type="float">
            <text:p>75.7</text:p>
          </table:table-cell>
          <table:table-cell table:formula="of:=IF([.F758]&gt;[.$C$3];[.$C$4];IF(([.F758]+0.1*[.G758])&gt;[.$C$3];20;[.F758]+0.1*[.G758]))" office:value-type="float" office:value="-56.372213803937" calcext:value-type="float">
            <text:p>-56.372213803937</text:p>
          </table:table-cell>
          <table:table-cell table:formula="of:=([.$C$5]-([.F759]-[.$C$2]))/[.$C$6]" office:value-type="float" office:value="1.9372213803937" calcext:value-type="float">
            <text:p>1.9372213803937</text:p>
          </table:table-cell>
        </table:table-row>
        <table:table-row table:style-name="ro1">
          <table:table-cell table:number-columns-repeated="4"/>
          <table:table-cell office:value-type="float" office:value="75.8" calcext:value-type="float">
            <text:p>75.8</text:p>
          </table:table-cell>
          <table:table-cell table:formula="of:=IF([.F759]&gt;[.$C$3];[.$C$4];IF(([.F759]+0.1*[.G759])&gt;[.$C$3];20;[.F759]+0.1*[.G759]))" office:value-type="float" office:value="-56.1784916658976" calcext:value-type="float">
            <text:p>-56.1784916658976</text:p>
          </table:table-cell>
          <table:table-cell table:formula="of:=([.$C$5]-([.F760]-[.$C$2]))/[.$C$6]" office:value-type="float" office:value="1.91784916658976" calcext:value-type="float">
            <text:p>1.91784916658976</text:p>
          </table:table-cell>
        </table:table-row>
        <table:table-row table:style-name="ro1">
          <table:table-cell table:number-columns-repeated="4"/>
          <table:table-cell office:value-type="float" office:value="75.9" calcext:value-type="float">
            <text:p>75.9</text:p>
          </table:table-cell>
          <table:table-cell table:formula="of:=IF([.F760]&gt;[.$C$3];[.$C$4];IF(([.F760]+0.1*[.G760])&gt;[.$C$3];20;[.F760]+0.1*[.G760]))" office:value-type="float" office:value="-55.9867067492386" calcext:value-type="float">
            <text:p>-55.9867067492386</text:p>
          </table:table-cell>
          <table:table-cell table:formula="of:=([.$C$5]-([.F761]-[.$C$2]))/[.$C$6]" office:value-type="float" office:value="1.89867067492386" calcext:value-type="float">
            <text:p>1.89867067492386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table:formula="of:=IF([.F761]&gt;[.$C$3];[.$C$4];IF(([.F761]+0.1*[.G761])&gt;[.$C$3];20;[.F761]+0.1*[.G761]))" office:value-type="float" office:value="-55.7968396817463" calcext:value-type="float">
            <text:p>-55.7968396817463</text:p>
          </table:table-cell>
          <table:table-cell table:formula="of:=([.$C$5]-([.F762]-[.$C$2]))/[.$C$6]" office:value-type="float" office:value="1.87968396817463" calcext:value-type="float">
            <text:p>1.87968396817463</text:p>
          </table:table-cell>
        </table:table-row>
        <table:table-row table:style-name="ro1">
          <table:table-cell table:number-columns-repeated="4"/>
          <table:table-cell office:value-type="float" office:value="76.1" calcext:value-type="float">
            <text:p>76.1</text:p>
          </table:table-cell>
          <table:table-cell table:formula="of:=IF([.F762]&gt;[.$C$3];[.$C$4];IF(([.F762]+0.1*[.G762])&gt;[.$C$3];20;[.F762]+0.1*[.G762]))" office:value-type="float" office:value="-55.6088712849288" calcext:value-type="float">
            <text:p>-55.6088712849288</text:p>
          </table:table-cell>
          <table:table-cell table:formula="of:=([.$C$5]-([.F763]-[.$C$2]))/[.$C$6]" office:value-type="float" office:value="1.86088712849288" calcext:value-type="float">
            <text:p>1.86088712849288</text:p>
          </table:table-cell>
        </table:table-row>
        <table:table-row table:style-name="ro1">
          <table:table-cell table:number-columns-repeated="4"/>
          <table:table-cell office:value-type="float" office:value="76.2" calcext:value-type="float">
            <text:p>76.2</text:p>
          </table:table-cell>
          <table:table-cell table:formula="of:=IF([.F763]&gt;[.$C$3];[.$C$4];IF(([.F763]+0.1*[.G763])&gt;[.$C$3];20;[.F763]+0.1*[.G763]))" office:value-type="float" office:value="-55.4227825720795" calcext:value-type="float">
            <text:p>-55.4227825720795</text:p>
          </table:table-cell>
          <table:table-cell table:formula="of:=([.$C$5]-([.F764]-[.$C$2]))/[.$C$6]" office:value-type="float" office:value="1.84227825720795" calcext:value-type="float">
            <text:p>1.84227825720795</text:p>
          </table:table-cell>
        </table:table-row>
        <table:table-row table:style-name="ro1">
          <table:table-cell table:number-columns-repeated="4"/>
          <table:table-cell office:value-type="float" office:value="76.3" calcext:value-type="float">
            <text:p>76.3</text:p>
          </table:table-cell>
          <table:table-cell table:formula="of:=IF([.F764]&gt;[.$C$3];[.$C$4];IF(([.F764]+0.1*[.G764])&gt;[.$C$3];20;[.F764]+0.1*[.G764]))" office:value-type="float" office:value="-55.2385547463587" calcext:value-type="float">
            <text:p>-55.2385547463587</text:p>
          </table:table-cell>
          <table:table-cell table:formula="of:=([.$C$5]-([.F765]-[.$C$2]))/[.$C$6]" office:value-type="float" office:value="1.82385547463587" calcext:value-type="float">
            <text:p>1.82385547463587</text:p>
          </table:table-cell>
        </table:table-row>
        <table:table-row table:style-name="ro1">
          <table:table-cell table:number-columns-repeated="4"/>
          <table:table-cell office:value-type="float" office:value="76.4" calcext:value-type="float">
            <text:p>76.4</text:p>
          </table:table-cell>
          <table:table-cell table:formula="of:=IF([.F765]&gt;[.$C$3];[.$C$4];IF(([.F765]+0.1*[.G765])&gt;[.$C$3];20;[.F765]+0.1*[.G765]))" office:value-type="float" office:value="-55.0561691988951" calcext:value-type="float">
            <text:p>-55.0561691988951</text:p>
          </table:table-cell>
          <table:table-cell table:formula="of:=([.$C$5]-([.F766]-[.$C$2]))/[.$C$6]" office:value-type="float" office:value="1.80561691988951" calcext:value-type="float">
            <text:p>1.80561691988951</text:p>
          </table:table-cell>
        </table:table-row>
        <table:table-row table:style-name="ro1">
          <table:table-cell table:number-columns-repeated="4"/>
          <table:table-cell office:value-type="float" office:value="76.5" calcext:value-type="float">
            <text:p>76.5</text:p>
          </table:table-cell>
          <table:table-cell table:formula="of:=IF([.F766]&gt;[.$C$3];[.$C$4];IF(([.F766]+0.1*[.G766])&gt;[.$C$3];20;[.F766]+0.1*[.G766]))" office:value-type="float" office:value="-54.8756075069062" calcext:value-type="float">
            <text:p>-54.8756075069062</text:p>
          </table:table-cell>
          <table:table-cell table:formula="of:=([.$C$5]-([.F767]-[.$C$2]))/[.$C$6]" office:value-type="float" office:value="1.78756075069062" calcext:value-type="float">
            <text:p>1.78756075069062</text:p>
          </table:table-cell>
        </table:table-row>
        <table:table-row table:style-name="ro1">
          <table:table-cell table:number-columns-repeated="4"/>
          <table:table-cell office:value-type="float" office:value="76.6" calcext:value-type="float">
            <text:p>76.6</text:p>
          </table:table-cell>
          <table:table-cell table:formula="of:=IF([.F767]&gt;[.$C$3];[.$C$4];IF(([.F767]+0.1*[.G767])&gt;[.$C$3];20;[.F767]+0.1*[.G767]))" office:value-type="float" office:value="-54.6968514318371" calcext:value-type="float">
            <text:p>-54.6968514318371</text:p>
          </table:table-cell>
          <table:table-cell table:formula="of:=([.$C$5]-([.F768]-[.$C$2]))/[.$C$6]" office:value-type="float" office:value="1.76968514318371" calcext:value-type="float">
            <text:p>1.76968514318371</text:p>
          </table:table-cell>
        </table:table-row>
        <table:table-row table:style-name="ro1">
          <table:table-cell table:number-columns-repeated="4"/>
          <table:table-cell office:value-type="float" office:value="76.7" calcext:value-type="float">
            <text:p>76.7</text:p>
          </table:table-cell>
          <table:table-cell table:formula="of:=IF([.F768]&gt;[.$C$3];[.$C$4];IF(([.F768]+0.1*[.G768])&gt;[.$C$3];20;[.F768]+0.1*[.G768]))" office:value-type="float" office:value="-54.5198829175187" calcext:value-type="float">
            <text:p>-54.5198829175187</text:p>
          </table:table-cell>
          <table:table-cell table:formula="of:=([.$C$5]-([.F769]-[.$C$2]))/[.$C$6]" office:value-type="float" office:value="1.75198829175187" calcext:value-type="float">
            <text:p>1.75198829175187</text:p>
          </table:table-cell>
        </table:table-row>
        <table:table-row table:style-name="ro1">
          <table:table-cell table:number-columns-repeated="4"/>
          <table:table-cell office:value-type="float" office:value="76.8" calcext:value-type="float">
            <text:p>76.8</text:p>
          </table:table-cell>
          <table:table-cell table:formula="of:=IF([.F769]&gt;[.$C$3];[.$C$4];IF(([.F769]+0.1*[.G769])&gt;[.$C$3];20;[.F769]+0.1*[.G769]))" office:value-type="float" office:value="-54.3446840883435" calcext:value-type="float">
            <text:p>-54.3446840883435</text:p>
          </table:table-cell>
          <table:table-cell table:formula="of:=([.$C$5]-([.F770]-[.$C$2]))/[.$C$6]" office:value-type="float" office:value="1.73446840883435" calcext:value-type="float">
            <text:p>1.73446840883435</text:p>
          </table:table-cell>
        </table:table-row>
        <table:table-row table:style-name="ro1">
          <table:table-cell table:number-columns-repeated="4"/>
          <table:table-cell office:value-type="float" office:value="76.9" calcext:value-type="float">
            <text:p>76.9</text:p>
          </table:table-cell>
          <table:table-cell table:formula="of:=IF([.F770]&gt;[.$C$3];[.$C$4];IF(([.F770]+0.1*[.G770])&gt;[.$C$3];20;[.F770]+0.1*[.G770]))" office:value-type="float" office:value="-54.1712372474601" calcext:value-type="float">
            <text:p>-54.1712372474601</text:p>
          </table:table-cell>
          <table:table-cell table:formula="of:=([.$C$5]-([.F771]-[.$C$2]))/[.$C$6]" office:value-type="float" office:value="1.71712372474601" calcext:value-type="float">
            <text:p>1.71712372474601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table:formula="of:=IF([.F771]&gt;[.$C$3];[.$C$4];IF(([.F771]+0.1*[.G771])&gt;[.$C$3];20;[.F771]+0.1*[.G771]))" office:value-type="float" office:value="-53.9995248749855" calcext:value-type="float">
            <text:p>-53.9995248749855</text:p>
          </table:table-cell>
          <table:table-cell table:formula="of:=([.$C$5]-([.F772]-[.$C$2]))/[.$C$6]" office:value-type="float" office:value="1.69995248749855" calcext:value-type="float">
            <text:p>1.69995248749855</text:p>
          </table:table-cell>
        </table:table-row>
        <table:table-row table:style-name="ro1">
          <table:table-cell table:number-columns-repeated="4"/>
          <table:table-cell office:value-type="float" office:value="77.1" calcext:value-type="float">
            <text:p>77.1</text:p>
          </table:table-cell>
          <table:table-cell table:formula="of:=IF([.F772]&gt;[.$C$3];[.$C$4];IF(([.F772]+0.1*[.G772])&gt;[.$C$3];20;[.F772]+0.1*[.G772]))" office:value-type="float" office:value="-53.8295296262357" calcext:value-type="float">
            <text:p>-53.8295296262357</text:p>
          </table:table-cell>
          <table:table-cell table:formula="of:=([.$C$5]-([.F773]-[.$C$2]))/[.$C$6]" office:value-type="float" office:value="1.68295296262357" calcext:value-type="float">
            <text:p>1.68295296262357</text:p>
          </table:table-cell>
        </table:table-row>
        <table:table-row table:style-name="ro1">
          <table:table-cell table:number-columns-repeated="4"/>
          <table:table-cell office:value-type="float" office:value="77.2" calcext:value-type="float">
            <text:p>77.2</text:p>
          </table:table-cell>
          <table:table-cell table:formula="of:=IF([.F773]&gt;[.$C$3];[.$C$4];IF(([.F773]+0.1*[.G773])&gt;[.$C$3];20;[.F773]+0.1*[.G773]))" office:value-type="float" office:value="-53.6612343299733" calcext:value-type="float">
            <text:p>-53.6612343299733</text:p>
          </table:table-cell>
          <table:table-cell table:formula="of:=([.$C$5]-([.F774]-[.$C$2]))/[.$C$6]" office:value-type="float" office:value="1.66612343299733" calcext:value-type="float">
            <text:p>1.66612343299733</text:p>
          </table:table-cell>
        </table:table-row>
        <table:table-row table:style-name="ro1">
          <table:table-cell table:number-columns-repeated="4"/>
          <table:table-cell office:value-type="float" office:value="77.3" calcext:value-type="float">
            <text:p>77.3</text:p>
          </table:table-cell>
          <table:table-cell table:formula="of:=IF([.F774]&gt;[.$C$3];[.$C$4];IF(([.F774]+0.1*[.G774])&gt;[.$C$3];20;[.F774]+0.1*[.G774]))" office:value-type="float" office:value="-53.4946219866736" calcext:value-type="float">
            <text:p>-53.4946219866736</text:p>
          </table:table-cell>
          <table:table-cell table:formula="of:=([.$C$5]-([.F775]-[.$C$2]))/[.$C$6]" office:value-type="float" office:value="1.64946219866736" calcext:value-type="float">
            <text:p>1.64946219866736</text:p>
          </table:table-cell>
        </table:table-row>
        <table:table-row table:style-name="ro1">
          <table:table-cell table:number-columns-repeated="4"/>
          <table:table-cell office:value-type="float" office:value="77.4" calcext:value-type="float">
            <text:p>77.4</text:p>
          </table:table-cell>
          <table:table-cell table:formula="of:=IF([.F775]&gt;[.$C$3];[.$C$4];IF(([.F775]+0.1*[.G775])&gt;[.$C$3];20;[.F775]+0.1*[.G775]))" office:value-type="float" office:value="-53.3296757668068" calcext:value-type="float">
            <text:p>-53.3296757668068</text:p>
          </table:table-cell>
          <table:table-cell table:formula="of:=([.$C$5]-([.F776]-[.$C$2]))/[.$C$6]" office:value-type="float" office:value="1.63296757668068" calcext:value-type="float">
            <text:p>1.63296757668068</text:p>
          </table:table-cell>
        </table:table-row>
        <table:table-row table:style-name="ro1">
          <table:table-cell table:number-columns-repeated="4"/>
          <table:table-cell office:value-type="float" office:value="77.5" calcext:value-type="float">
            <text:p>77.5</text:p>
          </table:table-cell>
          <table:table-cell table:formula="of:=IF([.F776]&gt;[.$C$3];[.$C$4];IF(([.F776]+0.1*[.G776])&gt;[.$C$3];20;[.F776]+0.1*[.G776]))" office:value-type="float" office:value="-53.1663790091388" calcext:value-type="float">
            <text:p>-53.1663790091388</text:p>
          </table:table-cell>
          <table:table-cell table:formula="of:=([.$C$5]-([.F777]-[.$C$2]))/[.$C$6]" office:value-type="float" office:value="1.61663790091388" calcext:value-type="float">
            <text:p>1.61663790091388</text:p>
          </table:table-cell>
        </table:table-row>
        <table:table-row table:style-name="ro1">
          <table:table-cell table:number-columns-repeated="4"/>
          <table:table-cell office:value-type="float" office:value="77.6" calcext:value-type="float">
            <text:p>77.6</text:p>
          </table:table-cell>
          <table:table-cell table:formula="of:=IF([.F777]&gt;[.$C$3];[.$C$4];IF(([.F777]+0.1*[.G777])&gt;[.$C$3];20;[.F777]+0.1*[.G777]))" office:value-type="float" office:value="-53.0047152190474" calcext:value-type="float">
            <text:p>-53.0047152190474</text:p>
          </table:table-cell>
          <table:table-cell table:formula="of:=([.$C$5]-([.F778]-[.$C$2]))/[.$C$6]" office:value-type="float" office:value="1.60047152190474" calcext:value-type="float">
            <text:p>1.60047152190474</text:p>
          </table:table-cell>
        </table:table-row>
        <table:table-row table:style-name="ro1">
          <table:table-cell table:number-columns-repeated="4"/>
          <table:table-cell office:value-type="float" office:value="77.7" calcext:value-type="float">
            <text:p>77.7</text:p>
          </table:table-cell>
          <table:table-cell table:formula="of:=IF([.F778]&gt;[.$C$3];[.$C$4];IF(([.F778]+0.1*[.G778])&gt;[.$C$3];20;[.F778]+0.1*[.G778]))" office:value-type="float" office:value="-52.8446680668569" calcext:value-type="float">
            <text:p>-52.8446680668569</text:p>
          </table:table-cell>
          <table:table-cell table:formula="of:=([.$C$5]-([.F779]-[.$C$2]))/[.$C$6]" office:value-type="float" office:value="1.58446680668569" calcext:value-type="float">
            <text:p>1.58446680668569</text:p>
          </table:table-cell>
        </table:table-row>
        <table:table-row table:style-name="ro1">
          <table:table-cell table:number-columns-repeated="4"/>
          <table:table-cell office:value-type="float" office:value="77.8" calcext:value-type="float">
            <text:p>77.8</text:p>
          </table:table-cell>
          <table:table-cell table:formula="of:=IF([.F779]&gt;[.$C$3];[.$C$4];IF(([.F779]+0.1*[.G779])&gt;[.$C$3];20;[.F779]+0.1*[.G779]))" office:value-type="float" office:value="-52.6862213861883" calcext:value-type="float">
            <text:p>-52.6862213861883</text:p>
          </table:table-cell>
          <table:table-cell table:formula="of:=([.$C$5]-([.F780]-[.$C$2]))/[.$C$6]" office:value-type="float" office:value="1.56862213861883" calcext:value-type="float">
            <text:p>1.56862213861883</text:p>
          </table:table-cell>
        </table:table-row>
        <table:table-row table:style-name="ro1">
          <table:table-cell table:number-columns-repeated="4"/>
          <table:table-cell office:value-type="float" office:value="77.9" calcext:value-type="float">
            <text:p>77.9</text:p>
          </table:table-cell>
          <table:table-cell table:formula="of:=IF([.F780]&gt;[.$C$3];[.$C$4];IF(([.F780]+0.1*[.G780])&gt;[.$C$3];20;[.F780]+0.1*[.G780]))" office:value-type="float" office:value="-52.5293591723264" calcext:value-type="float">
            <text:p>-52.5293591723264</text:p>
          </table:table-cell>
          <table:table-cell table:formula="of:=([.$C$5]-([.F781]-[.$C$2]))/[.$C$6]" office:value-type="float" office:value="1.55293591723264" calcext:value-type="float">
            <text:p>1.55293591723264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table:formula="of:=IF([.F781]&gt;[.$C$3];[.$C$4];IF(([.F781]+0.1*[.G781])&gt;[.$C$3];20;[.F781]+0.1*[.G781]))" office:value-type="float" office:value="-52.3740655806032" calcext:value-type="float">
            <text:p>-52.3740655806032</text:p>
          </table:table-cell>
          <table:table-cell table:formula="of:=([.$C$5]-([.F782]-[.$C$2]))/[.$C$6]" office:value-type="float" office:value="1.53740655806032" calcext:value-type="float">
            <text:p>1.53740655806032</text:p>
          </table:table-cell>
        </table:table-row>
        <table:table-row table:style-name="ro1">
          <table:table-cell table:number-columns-repeated="4"/>
          <table:table-cell office:value-type="float" office:value="78.1" calcext:value-type="float">
            <text:p>78.1</text:p>
          </table:table-cell>
          <table:table-cell table:formula="of:=IF([.F782]&gt;[.$C$3];[.$C$4];IF(([.F782]+0.1*[.G782])&gt;[.$C$3];20;[.F782]+0.1*[.G782]))" office:value-type="float" office:value="-52.2203249247971" calcext:value-type="float">
            <text:p>-52.2203249247971</text:p>
          </table:table-cell>
          <table:table-cell table:formula="of:=([.$C$5]-([.F783]-[.$C$2]))/[.$C$6]" office:value-type="float" office:value="1.52203249247971" calcext:value-type="float">
            <text:p>1.52203249247971</text:p>
          </table:table-cell>
        </table:table-row>
        <table:table-row table:style-name="ro1">
          <table:table-cell table:number-columns-repeated="4"/>
          <table:table-cell office:value-type="float" office:value="78.2" calcext:value-type="float">
            <text:p>78.2</text:p>
          </table:table-cell>
          <table:table-cell table:formula="of:=IF([.F783]&gt;[.$C$3];[.$C$4];IF(([.F783]+0.1*[.G783])&gt;[.$C$3];20;[.F783]+0.1*[.G783]))" office:value-type="float" office:value="-52.0681216755492" calcext:value-type="float">
            <text:p>-52.0681216755492</text:p>
          </table:table-cell>
          <table:table-cell table:formula="of:=([.$C$5]-([.F784]-[.$C$2]))/[.$C$6]" office:value-type="float" office:value="1.50681216755492" calcext:value-type="float">
            <text:p>1.50681216755492</text:p>
          </table:table-cell>
        </table:table-row>
        <table:table-row table:style-name="ro1">
          <table:table-cell table:number-columns-repeated="4"/>
          <table:table-cell office:value-type="float" office:value="78.3" calcext:value-type="float">
            <text:p>78.3</text:p>
          </table:table-cell>
          <table:table-cell table:formula="of:=IF([.F784]&gt;[.$C$3];[.$C$4];IF(([.F784]+0.1*[.G784])&gt;[.$C$3];20;[.F784]+0.1*[.G784]))" office:value-type="float" office:value="-51.9174404587937" calcext:value-type="float">
            <text:p>-51.9174404587937</text:p>
          </table:table-cell>
          <table:table-cell table:formula="of:=([.$C$5]-([.F785]-[.$C$2]))/[.$C$6]" office:value-type="float" office:value="1.49174404587937" calcext:value-type="float">
            <text:p>1.49174404587937</text:p>
          </table:table-cell>
        </table:table-row>
        <table:table-row table:style-name="ro1">
          <table:table-cell table:number-columns-repeated="4"/>
          <table:table-cell office:value-type="float" office:value="78.4" calcext:value-type="float">
            <text:p>78.4</text:p>
          </table:table-cell>
          <table:table-cell table:formula="of:=IF([.F785]&gt;[.$C$3];[.$C$4];IF(([.F785]+0.1*[.G785])&gt;[.$C$3];20;[.F785]+0.1*[.G785]))" office:value-type="float" office:value="-51.7682660542057" calcext:value-type="float">
            <text:p>-51.7682660542057</text:p>
          </table:table-cell>
          <table:table-cell table:formula="of:=([.$C$5]-([.F786]-[.$C$2]))/[.$C$6]" office:value-type="float" office:value="1.47682660542057" calcext:value-type="float">
            <text:p>1.47682660542057</text:p>
          </table:table-cell>
        </table:table-row>
        <table:table-row table:style-name="ro1">
          <table:table-cell table:number-columns-repeated="4"/>
          <table:table-cell office:value-type="float" office:value="78.5" calcext:value-type="float">
            <text:p>78.5</text:p>
          </table:table-cell>
          <table:table-cell table:formula="of:=IF([.F786]&gt;[.$C$3];[.$C$4];IF(([.F786]+0.1*[.G786])&gt;[.$C$3];20;[.F786]+0.1*[.G786]))" office:value-type="float" office:value="-51.6205833936637" calcext:value-type="float">
            <text:p>-51.6205833936637</text:p>
          </table:table-cell>
          <table:table-cell table:formula="of:=([.$C$5]-([.F787]-[.$C$2]))/[.$C$6]" office:value-type="float" office:value="1.46205833936637" calcext:value-type="float">
            <text:p>1.46205833936637</text:p>
          </table:table-cell>
        </table:table-row>
        <table:table-row table:style-name="ro1">
          <table:table-cell table:number-columns-repeated="4"/>
          <table:table-cell office:value-type="float" office:value="78.6" calcext:value-type="float">
            <text:p>78.6</text:p>
          </table:table-cell>
          <table:table-cell table:formula="of:=IF([.F787]&gt;[.$C$3];[.$C$4];IF(([.F787]+0.1*[.G787])&gt;[.$C$3];20;[.F787]+0.1*[.G787]))" office:value-type="float" office:value="-51.4743775597271" calcext:value-type="float">
            <text:p>-51.4743775597271</text:p>
          </table:table-cell>
          <table:table-cell table:formula="of:=([.$C$5]-([.F788]-[.$C$2]))/[.$C$6]" office:value-type="float" office:value="1.44743775597271" calcext:value-type="float">
            <text:p>1.44743775597271</text:p>
          </table:table-cell>
        </table:table-row>
        <table:table-row table:style-name="ro1">
          <table:table-cell table:number-columns-repeated="4"/>
          <table:table-cell office:value-type="float" office:value="78.7" calcext:value-type="float">
            <text:p>78.7</text:p>
          </table:table-cell>
          <table:table-cell table:formula="of:=IF([.F788]&gt;[.$C$3];[.$C$4];IF(([.F788]+0.1*[.G788])&gt;[.$C$3];20;[.F788]+0.1*[.G788]))" office:value-type="float" office:value="-51.3296337841298" calcext:value-type="float">
            <text:p>-51.3296337841298</text:p>
          </table:table-cell>
          <table:table-cell table:formula="of:=([.$C$5]-([.F789]-[.$C$2]))/[.$C$6]" office:value-type="float" office:value="1.43296337841298" calcext:value-type="float">
            <text:p>1.43296337841298</text:p>
          </table:table-cell>
        </table:table-row>
        <table:table-row table:style-name="ro1">
          <table:table-cell table:number-columns-repeated="4"/>
          <table:table-cell office:value-type="float" office:value="78.8" calcext:value-type="float">
            <text:p>78.8</text:p>
          </table:table-cell>
          <table:table-cell table:formula="of:=IF([.F789]&gt;[.$C$3];[.$C$4];IF(([.F789]+0.1*[.G789])&gt;[.$C$3];20;[.F789]+0.1*[.G789]))" office:value-type="float" office:value="-51.1863374462885" calcext:value-type="float">
            <text:p>-51.1863374462885</text:p>
          </table:table-cell>
          <table:table-cell table:formula="of:=([.$C$5]-([.F790]-[.$C$2]))/[.$C$6]" office:value-type="float" office:value="1.41863374462885" calcext:value-type="float">
            <text:p>1.41863374462885</text:p>
          </table:table-cell>
        </table:table-row>
        <table:table-row table:style-name="ro1">
          <table:table-cell table:number-columns-repeated="4"/>
          <table:table-cell office:value-type="float" office:value="78.9" calcext:value-type="float">
            <text:p>78.9</text:p>
          </table:table-cell>
          <table:table-cell table:formula="of:=IF([.F790]&gt;[.$C$3];[.$C$4];IF(([.F790]+0.1*[.G790])&gt;[.$C$3];20;[.F790]+0.1*[.G790]))" office:value-type="float" office:value="-51.0444740718256" calcext:value-type="float">
            <text:p>-51.0444740718256</text:p>
          </table:table-cell>
          <table:table-cell table:formula="of:=([.$C$5]-([.F791]-[.$C$2]))/[.$C$6]" office:value-type="float" office:value="1.40444740718256" calcext:value-type="float">
            <text:p>1.40444740718256</text:p>
          </table:table-cell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table:formula="of:=IF([.F791]&gt;[.$C$3];[.$C$4];IF(([.F791]+0.1*[.G791])&gt;[.$C$3];20;[.F791]+0.1*[.G791]))" office:value-type="float" office:value="-50.9040293311073" calcext:value-type="float">
            <text:p>-50.9040293311073</text:p>
          </table:table-cell>
          <table:table-cell table:formula="of:=([.$C$5]-([.F792]-[.$C$2]))/[.$C$6]" office:value-type="float" office:value="1.39040293311073" calcext:value-type="float">
            <text:p>1.39040293311073</text:p>
          </table:table-cell>
        </table:table-row>
        <table:table-row table:style-name="ro1">
          <table:table-cell table:number-columns-repeated="4"/>
          <table:table-cell office:value-type="float" office:value="79.1" calcext:value-type="float">
            <text:p>79.1</text:p>
          </table:table-cell>
          <table:table-cell table:formula="of:=IF([.F792]&gt;[.$C$3];[.$C$4];IF(([.F792]+0.1*[.G792])&gt;[.$C$3];20;[.F792]+0.1*[.G792]))" office:value-type="float" office:value="-50.7649890377963" calcext:value-type="float">
            <text:p>-50.7649890377963</text:p>
          </table:table-cell>
          <table:table-cell table:formula="of:=([.$C$5]-([.F793]-[.$C$2]))/[.$C$6]" office:value-type="float" office:value="1.37649890377963" calcext:value-type="float">
            <text:p>1.37649890377963</text:p>
          </table:table-cell>
        </table:table-row>
        <table:table-row table:style-name="ro1">
          <table:table-cell table:number-columns-repeated="4"/>
          <table:table-cell office:value-type="float" office:value="79.2" calcext:value-type="float">
            <text:p>79.2</text:p>
          </table:table-cell>
          <table:table-cell table:formula="of:=IF([.F793]&gt;[.$C$3];[.$C$4];IF(([.F793]+0.1*[.G793])&gt;[.$C$3];20;[.F793]+0.1*[.G793]))" office:value-type="float" office:value="-50.6273391474183" calcext:value-type="float">
            <text:p>-50.6273391474183</text:p>
          </table:table-cell>
          <table:table-cell table:formula="of:=([.$C$5]-([.F794]-[.$C$2]))/[.$C$6]" office:value-type="float" office:value="1.36273391474183" calcext:value-type="float">
            <text:p>1.36273391474183</text:p>
          </table:table-cell>
        </table:table-row>
        <table:table-row table:style-name="ro1">
          <table:table-cell table:number-columns-repeated="4"/>
          <table:table-cell office:value-type="float" office:value="79.3" calcext:value-type="float">
            <text:p>79.3</text:p>
          </table:table-cell>
          <table:table-cell table:formula="of:=IF([.F794]&gt;[.$C$3];[.$C$4];IF(([.F794]+0.1*[.G794])&gt;[.$C$3];20;[.F794]+0.1*[.G794]))" office:value-type="float" office:value="-50.4910657559441" calcext:value-type="float">
            <text:p>-50.4910657559441</text:p>
          </table:table-cell>
          <table:table-cell table:formula="of:=([.$C$5]-([.F795]-[.$C$2]))/[.$C$6]" office:value-type="float" office:value="1.34910657559441" calcext:value-type="float">
            <text:p>1.34910657559441</text:p>
          </table:table-cell>
        </table:table-row>
        <table:table-row table:style-name="ro1">
          <table:table-cell table:number-columns-repeated="4"/>
          <table:table-cell office:value-type="float" office:value="79.4" calcext:value-type="float">
            <text:p>79.4</text:p>
          </table:table-cell>
          <table:table-cell table:formula="of:=IF([.F795]&gt;[.$C$3];[.$C$4];IF(([.F795]+0.1*[.G795])&gt;[.$C$3];20;[.F795]+0.1*[.G795]))" office:value-type="float" office:value="-50.3561550983847" calcext:value-type="float">
            <text:p>-50.3561550983847</text:p>
          </table:table-cell>
          <table:table-cell table:formula="of:=([.$C$5]-([.F796]-[.$C$2]))/[.$C$6]" office:value-type="float" office:value="1.33561550983847" calcext:value-type="float">
            <text:p>1.33561550983847</text:p>
          </table:table-cell>
        </table:table-row>
        <table:table-row table:style-name="ro1">
          <table:table-cell table:number-columns-repeated="4"/>
          <table:table-cell office:value-type="float" office:value="79.5" calcext:value-type="float">
            <text:p>79.5</text:p>
          </table:table-cell>
          <table:table-cell table:formula="of:=IF([.F796]&gt;[.$C$3];[.$C$4];IF(([.F796]+0.1*[.G796])&gt;[.$C$3];20;[.F796]+0.1*[.G796]))" office:value-type="float" office:value="-50.2225935474008" calcext:value-type="float">
            <text:p>-50.2225935474008</text:p>
          </table:table-cell>
          <table:table-cell table:formula="of:=([.$C$5]-([.F797]-[.$C$2]))/[.$C$6]" office:value-type="float" office:value="1.32225935474008" calcext:value-type="float">
            <text:p>1.32225935474008</text:p>
          </table:table-cell>
        </table:table-row>
        <table:table-row table:style-name="ro1">
          <table:table-cell table:number-columns-repeated="4"/>
          <table:table-cell office:value-type="float" office:value="79.6" calcext:value-type="float">
            <text:p>79.6</text:p>
          </table:table-cell>
          <table:table-cell table:formula="of:=IF([.F797]&gt;[.$C$3];[.$C$4];IF(([.F797]+0.1*[.G797])&gt;[.$C$3];20;[.F797]+0.1*[.G797]))" office:value-type="float" office:value="-50.0903676119268" calcext:value-type="float">
            <text:p>-50.0903676119268</text:p>
          </table:table-cell>
          <table:table-cell table:formula="of:=([.$C$5]-([.F798]-[.$C$2]))/[.$C$6]" office:value-type="float" office:value="1.30903676119268" calcext:value-type="float">
            <text:p>1.30903676119268</text:p>
          </table:table-cell>
        </table:table-row>
        <table:table-row table:style-name="ro1">
          <table:table-cell table:number-columns-repeated="4"/>
          <table:table-cell office:value-type="float" office:value="79.7" calcext:value-type="float">
            <text:p>79.7</text:p>
          </table:table-cell>
          <table:table-cell table:formula="of:=IF([.F798]&gt;[.$C$3];[.$C$4];IF(([.F798]+0.1*[.G798])&gt;[.$C$3];20;[.F798]+0.1*[.G798]))" office:value-type="float" office:value="-49.9594639358075" calcext:value-type="float">
            <text:p>-49.9594639358075</text:p>
          </table:table-cell>
          <table:table-cell table:formula="of:=([.$C$5]-([.F799]-[.$C$2]))/[.$C$6]" office:value-type="float" office:value="1.29594639358076" calcext:value-type="float">
            <text:p>1.29594639358076</text:p>
          </table:table-cell>
        </table:table-row>
        <table:table-row table:style-name="ro1">
          <table:table-cell table:number-columns-repeated="4"/>
          <table:table-cell office:value-type="float" office:value="79.8" calcext:value-type="float">
            <text:p>79.8</text:p>
          </table:table-cell>
          <table:table-cell table:formula="of:=IF([.F799]&gt;[.$C$3];[.$C$4];IF(([.F799]+0.1*[.G799])&gt;[.$C$3];20;[.F799]+0.1*[.G799]))" office:value-type="float" office:value="-49.8298692964495" calcext:value-type="float">
            <text:p>-49.8298692964495</text:p>
          </table:table-cell>
          <table:table-cell table:formula="of:=([.$C$5]-([.F800]-[.$C$2]))/[.$C$6]" office:value-type="float" office:value="1.28298692964495" calcext:value-type="float">
            <text:p>1.28298692964495</text:p>
          </table:table-cell>
        </table:table-row>
        <table:table-row table:style-name="ro1">
          <table:table-cell table:number-columns-repeated="4"/>
          <table:table-cell office:value-type="float" office:value="79.9" calcext:value-type="float">
            <text:p>79.9</text:p>
          </table:table-cell>
          <table:table-cell table:formula="of:=IF([.F800]&gt;[.$C$3];[.$C$4];IF(([.F800]+0.1*[.G800])&gt;[.$C$3];20;[.F800]+0.1*[.G800]))" office:value-type="float" office:value="-49.701570603485" calcext:value-type="float">
            <text:p>-49.701570603485</text:p>
          </table:table-cell>
          <table:table-cell table:formula="of:=([.$C$5]-([.F801]-[.$C$2]))/[.$C$6]" office:value-type="float" office:value="1.2701570603485" calcext:value-type="float">
            <text:p>1.2701570603485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IF([.F801]&gt;[.$C$3];[.$C$4];IF(([.F801]+0.1*[.G801])&gt;[.$C$3];20;[.F801]+0.1*[.G801]))" office:value-type="float" office:value="-49.5745548974501" calcext:value-type="float">
            <text:p>-49.5745548974501</text:p>
          </table:table-cell>
          <table:table-cell table:formula="of:=([.$C$5]-([.F802]-[.$C$2]))/[.$C$6]" office:value-type="float" office:value="1.25745548974501" calcext:value-type="float">
            <text:p>1.25745548974501</text:p>
          </table:table-cell>
        </table:table-row>
        <table:table-row table:style-name="ro1">
          <table:table-cell table:number-columns-repeated="4"/>
          <table:table-cell office:value-type="float" office:value="80.1" calcext:value-type="float">
            <text:p>80.1</text:p>
          </table:table-cell>
          <table:table-cell table:formula="of:=IF([.F802]&gt;[.$C$3];[.$C$4];IF(([.F802]+0.1*[.G802])&gt;[.$C$3];20;[.F802]+0.1*[.G802]))" office:value-type="float" office:value="-49.4488093484756" calcext:value-type="float">
            <text:p>-49.4488093484756</text:p>
          </table:table-cell>
          <table:table-cell table:formula="of:=([.$C$5]-([.F803]-[.$C$2]))/[.$C$6]" office:value-type="float" office:value="1.24488093484756" calcext:value-type="float">
            <text:p>1.24488093484756</text:p>
          </table:table-cell>
        </table:table-row>
        <table:table-row table:style-name="ro1">
          <table:table-cell table:number-columns-repeated="4"/>
          <table:table-cell office:value-type="float" office:value="80.2" calcext:value-type="float">
            <text:p>80.2</text:p>
          </table:table-cell>
          <table:table-cell table:formula="of:=IF([.F803]&gt;[.$C$3];[.$C$4];IF(([.F803]+0.1*[.G803])&gt;[.$C$3];20;[.F803]+0.1*[.G803]))" office:value-type="float" office:value="-49.3243212549909" calcext:value-type="float">
            <text:p>-49.3243212549909</text:p>
          </table:table-cell>
          <table:table-cell table:formula="of:=([.$C$5]-([.F804]-[.$C$2]))/[.$C$6]" office:value-type="float" office:value="1.23243212549909" calcext:value-type="float">
            <text:p>1.23243212549909</text:p>
          </table:table-cell>
        </table:table-row>
        <table:table-row table:style-name="ro1">
          <table:table-cell table:number-columns-repeated="4"/>
          <table:table-cell office:value-type="float" office:value="80.3" calcext:value-type="float">
            <text:p>80.3</text:p>
          </table:table-cell>
          <table:table-cell table:formula="of:=IF([.F804]&gt;[.$C$3];[.$C$4];IF(([.F804]+0.1*[.G804])&gt;[.$C$3];20;[.F804]+0.1*[.G804]))" office:value-type="float" office:value="-49.201078042441" calcext:value-type="float">
            <text:p>-49.201078042441</text:p>
          </table:table-cell>
          <table:table-cell table:formula="of:=([.$C$5]-([.F805]-[.$C$2]))/[.$C$6]" office:value-type="float" office:value="1.2201078042441" calcext:value-type="float">
            <text:p>1.2201078042441</text:p>
          </table:table-cell>
        </table:table-row>
        <table:table-row table:style-name="ro1">
          <table:table-cell table:number-columns-repeated="4"/>
          <table:table-cell office:value-type="float" office:value="80.4" calcext:value-type="float">
            <text:p>80.4</text:p>
          </table:table-cell>
          <table:table-cell table:formula="of:=IF([.F805]&gt;[.$C$3];[.$C$4];IF(([.F805]+0.1*[.G805])&gt;[.$C$3];20;[.F805]+0.1*[.G805]))" office:value-type="float" office:value="-49.0790672620166" calcext:value-type="float">
            <text:p>-49.0790672620166</text:p>
          </table:table-cell>
          <table:table-cell table:formula="of:=([.$C$5]-([.F806]-[.$C$2]))/[.$C$6]" office:value-type="float" office:value="1.20790672620166" calcext:value-type="float">
            <text:p>1.20790672620166</text:p>
          </table:table-cell>
        </table:table-row>
        <table:table-row table:style-name="ro1">
          <table:table-cell table:number-columns-repeated="4"/>
          <table:table-cell office:value-type="float" office:value="80.5" calcext:value-type="float">
            <text:p>80.5</text:p>
          </table:table-cell>
          <table:table-cell table:formula="of:=IF([.F806]&gt;[.$C$3];[.$C$4];IF(([.F806]+0.1*[.G806])&gt;[.$C$3];20;[.F806]+0.1*[.G806]))" office:value-type="float" office:value="-48.9582765893964" calcext:value-type="float">
            <text:p>-48.9582765893964</text:p>
          </table:table-cell>
          <table:table-cell table:formula="of:=([.$C$5]-([.F807]-[.$C$2]))/[.$C$6]" office:value-type="float" office:value="1.19582765893964" calcext:value-type="float">
            <text:p>1.19582765893964</text:p>
          </table:table-cell>
        </table:table-row>
        <table:table-row table:style-name="ro1">
          <table:table-cell table:number-columns-repeated="4"/>
          <table:table-cell office:value-type="float" office:value="80.6" calcext:value-type="float">
            <text:p>80.6</text:p>
          </table:table-cell>
          <table:table-cell table:formula="of:=IF([.F807]&gt;[.$C$3];[.$C$4];IF(([.F807]+0.1*[.G807])&gt;[.$C$3];20;[.F807]+0.1*[.G807]))" office:value-type="float" office:value="-48.8386938235024" calcext:value-type="float">
            <text:p>-48.8386938235024</text:p>
          </table:table-cell>
          <table:table-cell table:formula="of:=([.$C$5]-([.F808]-[.$C$2]))/[.$C$6]" office:value-type="float" office:value="1.18386938235024" calcext:value-type="float">
            <text:p>1.18386938235024</text:p>
          </table:table-cell>
        </table:table-row>
        <table:table-row table:style-name="ro1">
          <table:table-cell table:number-columns-repeated="4"/>
          <table:table-cell office:value-type="float" office:value="80.7" calcext:value-type="float">
            <text:p>80.7</text:p>
          </table:table-cell>
          <table:table-cell table:formula="of:=IF([.F808]&gt;[.$C$3];[.$C$4];IF(([.F808]+0.1*[.G808])&gt;[.$C$3];20;[.F808]+0.1*[.G808]))" office:value-type="float" office:value="-48.7203068852674" calcext:value-type="float">
            <text:p>-48.7203068852674</text:p>
          </table:table-cell>
          <table:table-cell table:formula="of:=([.$C$5]-([.F809]-[.$C$2]))/[.$C$6]" office:value-type="float" office:value="1.17203068852674" calcext:value-type="float">
            <text:p>1.17203068852674</text:p>
          </table:table-cell>
        </table:table-row>
        <table:table-row table:style-name="ro1">
          <table:table-cell table:number-columns-repeated="4"/>
          <table:table-cell office:value-type="float" office:value="80.8" calcext:value-type="float">
            <text:p>80.8</text:p>
          </table:table-cell>
          <table:table-cell table:formula="of:=IF([.F809]&gt;[.$C$3];[.$C$4];IF(([.F809]+0.1*[.G809])&gt;[.$C$3];20;[.F809]+0.1*[.G809]))" office:value-type="float" office:value="-48.6031038164147" calcext:value-type="float">
            <text:p>-48.6031038164147</text:p>
          </table:table-cell>
          <table:table-cell table:formula="of:=([.$C$5]-([.F810]-[.$C$2]))/[.$C$6]" office:value-type="float" office:value="1.16031038164147" calcext:value-type="float">
            <text:p>1.16031038164147</text:p>
          </table:table-cell>
        </table:table-row>
        <table:table-row table:style-name="ro1">
          <table:table-cell table:number-columns-repeated="4"/>
          <table:table-cell office:value-type="float" office:value="80.9" calcext:value-type="float">
            <text:p>80.9</text:p>
          </table:table-cell>
          <table:table-cell table:formula="of:=IF([.F810]&gt;[.$C$3];[.$C$4];IF(([.F810]+0.1*[.G810])&gt;[.$C$3];20;[.F810]+0.1*[.G810]))" office:value-type="float" office:value="-48.4870727782506" calcext:value-type="float">
            <text:p>-48.4870727782506</text:p>
          </table:table-cell>
          <table:table-cell table:formula="of:=([.$C$5]-([.F811]-[.$C$2]))/[.$C$6]" office:value-type="float" office:value="1.14870727782506" calcext:value-type="float">
            <text:p>1.14870727782506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table:formula="of:=IF([.F811]&gt;[.$C$3];[.$C$4];IF(([.F811]+0.1*[.G811])&gt;[.$C$3];20;[.F811]+0.1*[.G811]))" office:value-type="float" office:value="-48.3722020504681" calcext:value-type="float">
            <text:p>-48.3722020504681</text:p>
          </table:table-cell>
          <table:table-cell table:formula="of:=([.$C$5]-([.F812]-[.$C$2]))/[.$C$6]" office:value-type="float" office:value="1.13722020504681" calcext:value-type="float">
            <text:p>1.13722020504681</text:p>
          </table:table-cell>
        </table:table-row>
        <table:table-row table:style-name="ro1">
          <table:table-cell table:number-columns-repeated="4"/>
          <table:table-cell office:value-type="float" office:value="81.1" calcext:value-type="float">
            <text:p>81.1</text:p>
          </table:table-cell>
          <table:table-cell table:formula="of:=IF([.F812]&gt;[.$C$3];[.$C$4];IF(([.F812]+0.1*[.G812])&gt;[.$C$3];20;[.F812]+0.1*[.G812]))" office:value-type="float" office:value="-48.2584800299634" calcext:value-type="float">
            <text:p>-48.2584800299634</text:p>
          </table:table-cell>
          <table:table-cell table:formula="of:=([.$C$5]-([.F813]-[.$C$2]))/[.$C$6]" office:value-type="float" office:value="1.12584800299634" calcext:value-type="float">
            <text:p>1.12584800299634</text:p>
          </table:table-cell>
        </table:table-row>
        <table:table-row table:style-name="ro1">
          <table:table-cell table:number-columns-repeated="4"/>
          <table:table-cell office:value-type="float" office:value="81.2" calcext:value-type="float">
            <text:p>81.2</text:p>
          </table:table-cell>
          <table:table-cell table:formula="of:=IF([.F813]&gt;[.$C$3];[.$C$4];IF(([.F813]+0.1*[.G813])&gt;[.$C$3];20;[.F813]+0.1*[.G813]))" office:value-type="float" office:value="-48.1458952296638" calcext:value-type="float">
            <text:p>-48.1458952296638</text:p>
          </table:table-cell>
          <table:table-cell table:formula="of:=([.$C$5]-([.F814]-[.$C$2]))/[.$C$6]" office:value-type="float" office:value="1.11458952296638" calcext:value-type="float">
            <text:p>1.11458952296638</text:p>
          </table:table-cell>
        </table:table-row>
        <table:table-row table:style-name="ro1">
          <table:table-cell table:number-columns-repeated="4"/>
          <table:table-cell office:value-type="float" office:value="81.3" calcext:value-type="float">
            <text:p>81.3</text:p>
          </table:table-cell>
          <table:table-cell table:formula="of:=IF([.F814]&gt;[.$C$3];[.$C$4];IF(([.F814]+0.1*[.G814])&gt;[.$C$3];20;[.F814]+0.1*[.G814]))" office:value-type="float" office:value="-48.0344362773671" calcext:value-type="float">
            <text:p>-48.0344362773671</text:p>
          </table:table-cell>
          <table:table-cell table:formula="of:=([.$C$5]-([.F815]-[.$C$2]))/[.$C$6]" office:value-type="float" office:value="1.10344362773671" calcext:value-type="float">
            <text:p>1.10344362773671</text:p>
          </table:table-cell>
        </table:table-row>
        <table:table-row table:style-name="ro1">
          <table:table-cell table:number-columns-repeated="4"/>
          <table:table-cell office:value-type="float" office:value="81.4" calcext:value-type="float">
            <text:p>81.4</text:p>
          </table:table-cell>
          <table:table-cell table:formula="of:=IF([.F815]&gt;[.$C$3];[.$C$4];IF(([.F815]+0.1*[.G815])&gt;[.$C$3];20;[.F815]+0.1*[.G815]))" office:value-type="float" office:value="-47.9240919145934" calcext:value-type="float">
            <text:p>-47.9240919145934</text:p>
          </table:table-cell>
          <table:table-cell table:formula="of:=([.$C$5]-([.F816]-[.$C$2]))/[.$C$6]" office:value-type="float" office:value="1.09240919145934" calcext:value-type="float">
            <text:p>1.09240919145934</text:p>
          </table:table-cell>
        </table:table-row>
        <table:table-row table:style-name="ro1">
          <table:table-cell table:number-columns-repeated="4"/>
          <table:table-cell office:value-type="float" office:value="81.5" calcext:value-type="float">
            <text:p>81.5</text:p>
          </table:table-cell>
          <table:table-cell table:formula="of:=IF([.F816]&gt;[.$C$3];[.$C$4];IF(([.F816]+0.1*[.G816])&gt;[.$C$3];20;[.F816]+0.1*[.G816]))" office:value-type="float" office:value="-47.8148509954475" calcext:value-type="float">
            <text:p>-47.8148509954475</text:p>
          </table:table-cell>
          <table:table-cell table:formula="of:=([.$C$5]-([.F817]-[.$C$2]))/[.$C$6]" office:value-type="float" office:value="1.08148509954475" calcext:value-type="float">
            <text:p>1.08148509954475</text:p>
          </table:table-cell>
        </table:table-row>
        <table:table-row table:style-name="ro1">
          <table:table-cell table:number-columns-repeated="4"/>
          <table:table-cell office:value-type="float" office:value="81.6" calcext:value-type="float">
            <text:p>81.6</text:p>
          </table:table-cell>
          <table:table-cell table:formula="of:=IF([.F817]&gt;[.$C$3];[.$C$4];IF(([.F817]+0.1*[.G817])&gt;[.$C$3];20;[.F817]+0.1*[.G817]))" office:value-type="float" office:value="-47.706702485493" calcext:value-type="float">
            <text:p>-47.706702485493</text:p>
          </table:table-cell>
          <table:table-cell table:formula="of:=([.$C$5]-([.F818]-[.$C$2]))/[.$C$6]" office:value-type="float" office:value="1.0706702485493" calcext:value-type="float">
            <text:p>1.0706702485493</text:p>
          </table:table-cell>
        </table:table-row>
        <table:table-row table:style-name="ro1">
          <table:table-cell table:number-columns-repeated="4"/>
          <table:table-cell office:value-type="float" office:value="81.7" calcext:value-type="float">
            <text:p>81.7</text:p>
          </table:table-cell>
          <table:table-cell table:formula="of:=IF([.F818]&gt;[.$C$3];[.$C$4];IF(([.F818]+0.1*[.G818])&gt;[.$C$3];20;[.F818]+0.1*[.G818]))" office:value-type="float" office:value="-47.5996354606381" calcext:value-type="float">
            <text:p>-47.5996354606381</text:p>
          </table:table-cell>
          <table:table-cell table:formula="of:=([.$C$5]-([.F819]-[.$C$2]))/[.$C$6]" office:value-type="float" office:value="1.05996354606381" calcext:value-type="float">
            <text:p>1.05996354606381</text:p>
          </table:table-cell>
        </table:table-row>
        <table:table-row table:style-name="ro1">
          <table:table-cell table:number-columns-repeated="4"/>
          <table:table-cell office:value-type="float" office:value="81.8" calcext:value-type="float">
            <text:p>81.8</text:p>
          </table:table-cell>
          <table:table-cell table:formula="of:=IF([.F819]&gt;[.$C$3];[.$C$4];IF(([.F819]+0.1*[.G819])&gt;[.$C$3];20;[.F819]+0.1*[.G819]))" office:value-type="float" office:value="-47.4936391060317" calcext:value-type="float">
            <text:p>-47.4936391060317</text:p>
          </table:table-cell>
          <table:table-cell table:formula="of:=([.$C$5]-([.F820]-[.$C$2]))/[.$C$6]" office:value-type="float" office:value="1.04936391060317" calcext:value-type="float">
            <text:p>1.04936391060317</text:p>
          </table:table-cell>
        </table:table-row>
        <table:table-row table:style-name="ro1">
          <table:table-cell table:number-columns-repeated="4"/>
          <table:table-cell office:value-type="float" office:value="81.9" calcext:value-type="float">
            <text:p>81.9</text:p>
          </table:table-cell>
          <table:table-cell table:formula="of:=IF([.F820]&gt;[.$C$3];[.$C$4];IF(([.F820]+0.1*[.G820])&gt;[.$C$3];20;[.F820]+0.1*[.G820]))" office:value-type="float" office:value="-47.3887027149714" calcext:value-type="float">
            <text:p>-47.3887027149714</text:p>
          </table:table-cell>
          <table:table-cell table:formula="of:=([.$C$5]-([.F821]-[.$C$2]))/[.$C$6]" office:value-type="float" office:value="1.03887027149714" calcext:value-type="float">
            <text:p>1.03887027149714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table:formula="of:=IF([.F821]&gt;[.$C$3];[.$C$4];IF(([.F821]+0.1*[.G821])&gt;[.$C$3];20;[.F821]+0.1*[.G821]))" office:value-type="float" office:value="-47.2848156878217" calcext:value-type="float">
            <text:p>-47.2848156878217</text:p>
          </table:table-cell>
          <table:table-cell table:formula="of:=([.$C$5]-([.F822]-[.$C$2]))/[.$C$6]" office:value-type="float" office:value="1.02848156878217" calcext:value-type="float">
            <text:p>1.02848156878217</text:p>
          </table:table-cell>
        </table:table-row>
        <table:table-row table:style-name="ro1">
          <table:table-cell table:number-columns-repeated="4"/>
          <table:table-cell office:value-type="float" office:value="82.1" calcext:value-type="float">
            <text:p>82.1</text:p>
          </table:table-cell>
          <table:table-cell table:formula="of:=IF([.F822]&gt;[.$C$3];[.$C$4];IF(([.F822]+0.1*[.G822])&gt;[.$C$3];20;[.F822]+0.1*[.G822]))" office:value-type="float" office:value="-47.1819675309435" calcext:value-type="float">
            <text:p>-47.1819675309435</text:p>
          </table:table-cell>
          <table:table-cell table:formula="of:=([.$C$5]-([.F823]-[.$C$2]))/[.$C$6]" office:value-type="float" office:value="1.01819675309435" calcext:value-type="float">
            <text:p>1.01819675309435</text:p>
          </table:table-cell>
        </table:table-row>
        <table:table-row table:style-name="ro1">
          <table:table-cell table:number-columns-repeated="4"/>
          <table:table-cell office:value-type="float" office:value="82.2" calcext:value-type="float">
            <text:p>82.2</text:p>
          </table:table-cell>
          <table:table-cell table:formula="of:=IF([.F823]&gt;[.$C$3];[.$C$4];IF(([.F823]+0.1*[.G823])&gt;[.$C$3];20;[.F823]+0.1*[.G823]))" office:value-type="float" office:value="-47.080147855634" calcext:value-type="float">
            <text:p>-47.080147855634</text:p>
          </table:table-cell>
          <table:table-cell table:formula="of:=([.$C$5]-([.F824]-[.$C$2]))/[.$C$6]" office:value-type="float" office:value="1.0080147855634" calcext:value-type="float">
            <text:p>1.0080147855634</text:p>
          </table:table-cell>
        </table:table-row>
        <table:table-row table:style-name="ro1">
          <table:table-cell table:number-columns-repeated="4"/>
          <table:table-cell office:value-type="float" office:value="82.3" calcext:value-type="float">
            <text:p>82.3</text:p>
          </table:table-cell>
          <table:table-cell table:formula="of:=IF([.F824]&gt;[.$C$3];[.$C$4];IF(([.F824]+0.1*[.G824])&gt;[.$C$3];20;[.F824]+0.1*[.G824]))" office:value-type="float" office:value="-46.9793463770777" calcext:value-type="float">
            <text:p>-46.9793463770777</text:p>
          </table:table-cell>
          <table:table-cell table:formula="of:=([.$C$5]-([.F825]-[.$C$2]))/[.$C$6]" office:value-type="float" office:value="0.99793463770777" calcext:value-type="float">
            <text:p>0.99793463770777</text:p>
          </table:table-cell>
        </table:table-row>
        <table:table-row table:style-name="ro1">
          <table:table-cell table:number-columns-repeated="4"/>
          <table:table-cell office:value-type="float" office:value="82.4" calcext:value-type="float">
            <text:p>82.4</text:p>
          </table:table-cell>
          <table:table-cell table:formula="of:=IF([.F825]&gt;[.$C$3];[.$C$4];IF(([.F825]+0.1*[.G825])&gt;[.$C$3];20;[.F825]+0.1*[.G825]))" office:value-type="float" office:value="-46.8795529133069" calcext:value-type="float">
            <text:p>-46.8795529133069</text:p>
          </table:table-cell>
          <table:table-cell table:formula="of:=([.$C$5]-([.F826]-[.$C$2]))/[.$C$6]" office:value-type="float" office:value="0.987955291330692" calcext:value-type="float">
            <text:p>0.987955291330692</text:p>
          </table:table-cell>
        </table:table-row>
        <table:table-row table:style-name="ro1">
          <table:table-cell table:number-columns-repeated="4"/>
          <table:table-cell office:value-type="float" office:value="82.5" calcext:value-type="float">
            <text:p>82.5</text:p>
          </table:table-cell>
          <table:table-cell table:formula="of:=IF([.F826]&gt;[.$C$3];[.$C$4];IF(([.F826]+0.1*[.G826])&gt;[.$C$3];20;[.F826]+0.1*[.G826]))" office:value-type="float" office:value="-46.7807573841739" calcext:value-type="float">
            <text:p>-46.7807573841739</text:p>
          </table:table-cell>
          <table:table-cell table:formula="of:=([.$C$5]-([.F827]-[.$C$2]))/[.$C$6]" office:value-type="float" office:value="0.978075738417385" calcext:value-type="float">
            <text:p>0.978075738417385</text:p>
          </table:table-cell>
        </table:table-row>
        <table:table-row table:style-name="ro1">
          <table:table-cell table:number-columns-repeated="4"/>
          <table:table-cell office:value-type="float" office:value="82.6" calcext:value-type="float">
            <text:p>82.6</text:p>
          </table:table-cell>
          <table:table-cell table:formula="of:=IF([.F827]&gt;[.$C$3];[.$C$4];IF(([.F827]+0.1*[.G827])&gt;[.$C$3];20;[.F827]+0.1*[.G827]))" office:value-type="float" office:value="-46.6829498103321" calcext:value-type="float">
            <text:p>-46.6829498103321</text:p>
          </table:table-cell>
          <table:table-cell table:formula="of:=([.$C$5]-([.F828]-[.$C$2]))/[.$C$6]" office:value-type="float" office:value="0.96829498103321" calcext:value-type="float">
            <text:p>0.96829498103321</text:p>
          </table:table-cell>
        </table:table-row>
        <table:table-row table:style-name="ro1">
          <table:table-cell table:number-columns-repeated="4"/>
          <table:table-cell office:value-type="float" office:value="82.7" calcext:value-type="float">
            <text:p>82.7</text:p>
          </table:table-cell>
          <table:table-cell table:formula="of:=IF([.F828]&gt;[.$C$3];[.$C$4];IF(([.F828]+0.1*[.G828])&gt;[.$C$3];20;[.F828]+0.1*[.G828]))" office:value-type="float" office:value="-46.5861203122288" calcext:value-type="float">
            <text:p>-46.5861203122288</text:p>
          </table:table-cell>
          <table:table-cell table:formula="of:=([.$C$5]-([.F829]-[.$C$2]))/[.$C$6]" office:value-type="float" office:value="0.958612031222879" calcext:value-type="float">
            <text:p>0.958612031222879</text:p>
          </table:table-cell>
        </table:table-row>
        <table:table-row table:style-name="ro1">
          <table:table-cell table:number-columns-repeated="4"/>
          <table:table-cell office:value-type="float" office:value="82.8" calcext:value-type="float">
            <text:p>82.8</text:p>
          </table:table-cell>
          <table:table-cell table:formula="of:=IF([.F829]&gt;[.$C$3];[.$C$4];IF(([.F829]+0.1*[.G829])&gt;[.$C$3];20;[.F829]+0.1*[.G829]))" office:value-type="float" office:value="-46.4902591091065" calcext:value-type="float">
            <text:p>-46.4902591091065</text:p>
          </table:table-cell>
          <table:table-cell table:formula="of:=([.$C$5]-([.F830]-[.$C$2]))/[.$C$6]" office:value-type="float" office:value="0.949025910910649" calcext:value-type="float">
            <text:p>0.949025910910649</text:p>
          </table:table-cell>
        </table:table-row>
        <table:table-row table:style-name="ro1">
          <table:table-cell table:number-columns-repeated="4"/>
          <table:table-cell office:value-type="float" office:value="82.9" calcext:value-type="float">
            <text:p>82.9</text:p>
          </table:table-cell>
          <table:table-cell table:formula="of:=IF([.F830]&gt;[.$C$3];[.$C$4];IF(([.F830]+0.1*[.G830])&gt;[.$C$3];20;[.F830]+0.1*[.G830]))" office:value-type="float" office:value="-46.3953565180154" calcext:value-type="float">
            <text:p>-46.3953565180154</text:p>
          </table:table-cell>
          <table:table-cell table:formula="of:=([.$C$5]-([.F831]-[.$C$2]))/[.$C$6]" office:value-type="float" office:value="0.939535651801543" calcext:value-type="float">
            <text:p>0.939535651801543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table:formula="of:=IF([.F831]&gt;[.$C$3];[.$C$4];IF(([.F831]+0.1*[.G831])&gt;[.$C$3];20;[.F831]+0.1*[.G831]))" office:value-type="float" office:value="-46.3014029528353" calcext:value-type="float">
            <text:p>-46.3014029528353</text:p>
          </table:table-cell>
          <table:table-cell table:formula="of:=([.$C$5]-([.F832]-[.$C$2]))/[.$C$6]" office:value-type="float" office:value="0.930140295283528" calcext:value-type="float">
            <text:p>0.930140295283528</text:p>
          </table:table-cell>
        </table:table-row>
        <table:table-row table:style-name="ro1">
          <table:table-cell table:number-columns-repeated="4"/>
          <table:table-cell office:value-type="float" office:value="83.1" calcext:value-type="float">
            <text:p>83.1</text:p>
          </table:table-cell>
          <table:table-cell table:formula="of:=IF([.F832]&gt;[.$C$3];[.$C$4];IF(([.F832]+0.1*[.G832])&gt;[.$C$3];20;[.F832]+0.1*[.G832]))" office:value-type="float" office:value="-46.2083889233069" calcext:value-type="float">
            <text:p>-46.2083889233069</text:p>
          </table:table-cell>
          <table:table-cell table:formula="of:=([.$C$5]-([.F833]-[.$C$2]))/[.$C$6]" office:value-type="float" office:value="0.920838892330692" calcext:value-type="float">
            <text:p>0.920838892330692</text:p>
          </table:table-cell>
        </table:table-row>
        <table:table-row table:style-name="ro1">
          <table:table-cell table:number-columns-repeated="4"/>
          <table:table-cell office:value-type="float" office:value="83.2" calcext:value-type="float">
            <text:p>83.2</text:p>
          </table:table-cell>
          <table:table-cell table:formula="of:=IF([.F833]&gt;[.$C$3];[.$C$4];IF(([.F833]+0.1*[.G833])&gt;[.$C$3];20;[.F833]+0.1*[.G833]))" office:value-type="float" office:value="-46.1163050340739" calcext:value-type="float">
            <text:p>-46.1163050340739</text:p>
          </table:table-cell>
          <table:table-cell table:formula="of:=([.$C$5]-([.F834]-[.$C$2]))/[.$C$6]" office:value-type="float" office:value="0.911630503407385" calcext:value-type="float">
            <text:p>0.911630503407385</text:p>
          </table:table-cell>
        </table:table-row>
        <table:table-row table:style-name="ro1">
          <table:table-cell table:number-columns-repeated="4"/>
          <table:table-cell office:value-type="float" office:value="83.3" calcext:value-type="float">
            <text:p>83.3</text:p>
          </table:table-cell>
          <table:table-cell table:formula="of:=IF([.F834]&gt;[.$C$3];[.$C$4];IF(([.F834]+0.1*[.G834])&gt;[.$C$3];20;[.F834]+0.1*[.G834]))" office:value-type="float" office:value="-46.0251419837331" calcext:value-type="float">
            <text:p>-46.0251419837331</text:p>
          </table:table-cell>
          <table:table-cell table:formula="of:=([.$C$5]-([.F835]-[.$C$2]))/[.$C$6]" office:value-type="float" office:value="0.902514198373311" calcext:value-type="float">
            <text:p>0.902514198373311</text:p>
          </table:table-cell>
        </table:table-row>
        <table:table-row table:style-name="ro1">
          <table:table-cell table:number-columns-repeated="4"/>
          <table:table-cell office:value-type="float" office:value="83.4" calcext:value-type="float">
            <text:p>83.4</text:p>
          </table:table-cell>
          <table:table-cell table:formula="of:=IF([.F835]&gt;[.$C$3];[.$C$4];IF(([.F835]+0.1*[.G835])&gt;[.$C$3];20;[.F835]+0.1*[.G835]))" office:value-type="float" office:value="-45.9348905638958" calcext:value-type="float">
            <text:p>-45.9348905638958</text:p>
          </table:table-cell>
          <table:table-cell table:formula="of:=([.$C$5]-([.F836]-[.$C$2]))/[.$C$6]" office:value-type="float" office:value="0.893489056389578" calcext:value-type="float">
            <text:p>0.893489056389578</text:p>
          </table:table-cell>
        </table:table-row>
        <table:table-row table:style-name="ro1">
          <table:table-cell table:number-columns-repeated="4"/>
          <table:table-cell office:value-type="float" office:value="83.5" calcext:value-type="float">
            <text:p>83.5</text:p>
          </table:table-cell>
          <table:table-cell table:formula="of:=IF([.F836]&gt;[.$C$3];[.$C$4];IF(([.F836]+0.1*[.G836])&gt;[.$C$3];20;[.F836]+0.1*[.G836]))" office:value-type="float" office:value="-45.8455416582568" calcext:value-type="float">
            <text:p>-45.8455416582568</text:p>
          </table:table-cell>
          <table:table-cell table:formula="of:=([.$C$5]-([.F837]-[.$C$2]))/[.$C$6]" office:value-type="float" office:value="0.884554165825683" calcext:value-type="float">
            <text:p>0.884554165825683</text:p>
          </table:table-cell>
        </table:table-row>
        <table:table-row table:style-name="ro1">
          <table:table-cell table:number-columns-repeated="4"/>
          <table:table-cell office:value-type="float" office:value="83.6" calcext:value-type="float">
            <text:p>83.6</text:p>
          </table:table-cell>
          <table:table-cell table:formula="of:=IF([.F837]&gt;[.$C$3];[.$C$4];IF(([.F837]+0.1*[.G837])&gt;[.$C$3];20;[.F837]+0.1*[.G837]))" office:value-type="float" office:value="-45.7570862416743" calcext:value-type="float">
            <text:p>-45.7570862416743</text:p>
          </table:table-cell>
          <table:table-cell table:formula="of:=([.$C$5]-([.F838]-[.$C$2]))/[.$C$6]" office:value-type="float" office:value="0.875708624167426" calcext:value-type="float">
            <text:p>0.875708624167426</text:p>
          </table:table-cell>
        </table:table-row>
        <table:table-row table:style-name="ro1">
          <table:table-cell table:number-columns-repeated="4"/>
          <table:table-cell office:value-type="float" office:value="83.7" calcext:value-type="float">
            <text:p>83.7</text:p>
          </table:table-cell>
          <table:table-cell table:formula="of:=IF([.F838]&gt;[.$C$3];[.$C$4];IF(([.F838]+0.1*[.G838])&gt;[.$C$3];20;[.F838]+0.1*[.G838]))" office:value-type="float" office:value="-45.6695153792575" calcext:value-type="float">
            <text:p>-45.6695153792575</text:p>
          </table:table-cell>
          <table:table-cell table:formula="of:=([.$C$5]-([.F839]-[.$C$2]))/[.$C$6]" office:value-type="float" office:value="0.866951537925752" calcext:value-type="float">
            <text:p>0.866951537925752</text:p>
          </table:table-cell>
        </table:table-row>
        <table:table-row table:style-name="ro1">
          <table:table-cell table:number-columns-repeated="4"/>
          <table:table-cell office:value-type="float" office:value="83.8" calcext:value-type="float">
            <text:p>83.8</text:p>
          </table:table-cell>
          <table:table-cell table:formula="of:=IF([.F839]&gt;[.$C$3];[.$C$4];IF(([.F839]+0.1*[.G839])&gt;[.$C$3];20;[.F839]+0.1*[.G839]))" office:value-type="float" office:value="-45.5828202254649" calcext:value-type="float">
            <text:p>-45.5828202254649</text:p>
          </table:table-cell>
          <table:table-cell table:formula="of:=([.$C$5]-([.F840]-[.$C$2]))/[.$C$6]" office:value-type="float" office:value="0.858282022546494" calcext:value-type="float">
            <text:p>0.858282022546494</text:p>
          </table:table-cell>
        </table:table-row>
        <table:table-row table:style-name="ro1">
          <table:table-cell table:number-columns-repeated="4"/>
          <table:table-cell office:value-type="float" office:value="83.9" calcext:value-type="float">
            <text:p>83.9</text:p>
          </table:table-cell>
          <table:table-cell table:formula="of:=IF([.F840]&gt;[.$C$3];[.$C$4];IF(([.F840]+0.1*[.G840])&gt;[.$C$3];20;[.F840]+0.1*[.G840]))" office:value-type="float" office:value="-45.4969920232103" calcext:value-type="float">
            <text:p>-45.4969920232103</text:p>
          </table:table-cell>
          <table:table-cell table:formula="of:=([.$C$5]-([.F841]-[.$C$2]))/[.$C$6]" office:value-type="float" office:value="0.84969920232103" calcext:value-type="float">
            <text:p>0.84969920232103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table:formula="of:=IF([.F841]&gt;[.$C$3];[.$C$4];IF(([.F841]+0.1*[.G841])&gt;[.$C$3];20;[.F841]+0.1*[.G841]))" office:value-type="float" office:value="-45.4120221029782" calcext:value-type="float">
            <text:p>-45.4120221029782</text:p>
          </table:table-cell>
          <table:table-cell table:formula="of:=([.$C$5]-([.F842]-[.$C$2]))/[.$C$6]" office:value-type="float" office:value="0.841202210297819" calcext:value-type="float">
            <text:p>0.841202210297819</text:p>
          </table:table-cell>
        </table:table-row>
        <table:table-row table:style-name="ro1">
          <table:table-cell table:number-columns-repeated="4"/>
          <table:table-cell office:value-type="float" office:value="84.1" calcext:value-type="float">
            <text:p>84.1</text:p>
          </table:table-cell>
          <table:table-cell table:formula="of:=IF([.F842]&gt;[.$C$3];[.$C$4];IF(([.F842]+0.1*[.G842])&gt;[.$C$3];20;[.F842]+0.1*[.G842]))" office:value-type="float" office:value="-45.3279018819484" calcext:value-type="float">
            <text:p>-45.3279018819484</text:p>
          </table:table-cell>
          <table:table-cell table:formula="of:=([.$C$5]-([.F843]-[.$C$2]))/[.$C$6]" office:value-type="float" office:value="0.832790188194841" calcext:value-type="float">
            <text:p>0.832790188194841</text:p>
          </table:table-cell>
        </table:table-row>
        <table:table-row table:style-name="ro1">
          <table:table-cell table:number-columns-repeated="4"/>
          <table:table-cell office:value-type="float" office:value="84.2" calcext:value-type="float">
            <text:p>84.2</text:p>
          </table:table-cell>
          <table:table-cell table:formula="of:=IF([.F843]&gt;[.$C$3];[.$C$4];IF(([.F843]+0.1*[.G843])&gt;[.$C$3];20;[.F843]+0.1*[.G843]))" office:value-type="float" office:value="-45.2446228631289" calcext:value-type="float">
            <text:p>-45.2446228631289</text:p>
          </table:table-cell>
          <table:table-cell table:formula="of:=([.$C$5]-([.F844]-[.$C$2]))/[.$C$6]" office:value-type="float" office:value="0.824462286312892" calcext:value-type="float">
            <text:p>0.824462286312892</text:p>
          </table:table-cell>
        </table:table-row>
        <table:table-row table:style-name="ro1">
          <table:table-cell table:number-columns-repeated="4"/>
          <table:table-cell office:value-type="float" office:value="84.3" calcext:value-type="float">
            <text:p>84.3</text:p>
          </table:table-cell>
          <table:table-cell table:formula="of:=IF([.F844]&gt;[.$C$3];[.$C$4];IF(([.F844]+0.1*[.G844])&gt;[.$C$3];20;[.F844]+0.1*[.G844]))" office:value-type="float" office:value="-45.1621766344976" calcext:value-type="float">
            <text:p>-45.1621766344976</text:p>
          </table:table-cell>
          <table:table-cell table:formula="of:=([.$C$5]-([.F845]-[.$C$2]))/[.$C$6]" office:value-type="float" office:value="0.816217663449763" calcext:value-type="float">
            <text:p>0.816217663449763</text:p>
          </table:table-cell>
        </table:table-row>
        <table:table-row table:style-name="ro1">
          <table:table-cell table:number-columns-repeated="4"/>
          <table:table-cell office:value-type="float" office:value="84.4" calcext:value-type="float">
            <text:p>84.4</text:p>
          </table:table-cell>
          <table:table-cell table:formula="of:=IF([.F845]&gt;[.$C$3];[.$C$4];IF(([.F845]+0.1*[.G845])&gt;[.$C$3];20;[.F845]+0.1*[.G845]))" office:value-type="float" office:value="-45.0805548681527" calcext:value-type="float">
            <text:p>-45.0805548681527</text:p>
          </table:table-cell>
          <table:table-cell table:formula="of:=([.$C$5]-([.F846]-[.$C$2]))/[.$C$6]" office:value-type="float" office:value="0.808055486815266" calcext:value-type="float">
            <text:p>0.808055486815266</text:p>
          </table:table-cell>
        </table:table-row>
        <table:table-row table:style-name="ro1">
          <table:table-cell table:number-columns-repeated="4"/>
          <table:table-cell office:value-type="float" office:value="84.5" calcext:value-type="float">
            <text:p>84.5</text:p>
          </table:table-cell>
          <table:table-cell table:formula="of:=IF([.F846]&gt;[.$C$3];[.$C$4];IF(([.F846]+0.1*[.G846])&gt;[.$C$3];20;[.F846]+0.1*[.G846]))" office:value-type="float" office:value="-44.9997493194711" calcext:value-type="float">
            <text:p>-44.9997493194711</text:p>
          </table:table-cell>
          <table:table-cell table:formula="of:=([.$C$5]-([.F847]-[.$C$2]))/[.$C$6]" office:value-type="float" office:value="0.799974931947114" calcext:value-type="float">
            <text:p>0.799974931947114</text:p>
          </table:table-cell>
        </table:table-row>
        <table:table-row table:style-name="ro1">
          <table:table-cell table:number-columns-repeated="4"/>
          <table:table-cell office:value-type="float" office:value="84.6" calcext:value-type="float">
            <text:p>84.6</text:p>
          </table:table-cell>
          <table:table-cell table:formula="of:=IF([.F847]&gt;[.$C$3];[.$C$4];IF(([.F847]+0.1*[.G847])&gt;[.$C$3];20;[.F847]+0.1*[.G847]))" office:value-type="float" office:value="-44.9197518262764" calcext:value-type="float">
            <text:p>-44.9197518262764</text:p>
          </table:table-cell>
          <table:table-cell table:formula="of:=([.$C$5]-([.F848]-[.$C$2]))/[.$C$6]" office:value-type="float" office:value="0.791975182627642" calcext:value-type="float">
            <text:p>0.791975182627642</text:p>
          </table:table-cell>
        </table:table-row>
        <table:table-row table:style-name="ro1">
          <table:table-cell table:number-columns-repeated="4"/>
          <table:table-cell office:value-type="float" office:value="84.7" calcext:value-type="float">
            <text:p>84.7</text:p>
          </table:table-cell>
          <table:table-cell table:formula="of:=IF([.F848]&gt;[.$C$3];[.$C$4];IF(([.F848]+0.1*[.G848])&gt;[.$C$3];20;[.F848]+0.1*[.G848]))" office:value-type="float" office:value="-44.8405543080137" calcext:value-type="float">
            <text:p>-44.8405543080137</text:p>
          </table:table-cell>
          <table:table-cell table:formula="of:=([.$C$5]-([.F849]-[.$C$2]))/[.$C$6]" office:value-type="float" office:value="0.784055430801366" calcext:value-type="float">
            <text:p>0.784055430801366</text:p>
          </table:table-cell>
        </table:table-row>
        <table:table-row table:style-name="ro1">
          <table:table-cell table:number-columns-repeated="4"/>
          <table:table-cell office:value-type="float" office:value="84.8" calcext:value-type="float">
            <text:p>84.8</text:p>
          </table:table-cell>
          <table:table-cell table:formula="of:=IF([.F849]&gt;[.$C$3];[.$C$4];IF(([.F849]+0.1*[.G849])&gt;[.$C$3];20;[.F849]+0.1*[.G849]))" office:value-type="float" office:value="-44.7621487649335" calcext:value-type="float">
            <text:p>-44.7621487649335</text:p>
          </table:table-cell>
          <table:table-cell table:formula="of:=([.$C$5]-([.F850]-[.$C$2]))/[.$C$6]" office:value-type="float" office:value="0.776214876493352" calcext:value-type="float">
            <text:p>0.776214876493352</text:p>
          </table:table-cell>
        </table:table-row>
        <table:table-row table:style-name="ro1">
          <table:table-cell table:number-columns-repeated="4"/>
          <table:table-cell office:value-type="float" office:value="84.9" calcext:value-type="float">
            <text:p>84.9</text:p>
          </table:table-cell>
          <table:table-cell table:formula="of:=IF([.F850]&gt;[.$C$3];[.$C$4];IF(([.F850]+0.1*[.G850])&gt;[.$C$3];20;[.F850]+0.1*[.G850]))" office:value-type="float" office:value="-44.6845272772842" calcext:value-type="float">
            <text:p>-44.6845272772842</text:p>
          </table:table-cell>
          <table:table-cell table:formula="of:=([.$C$5]-([.F851]-[.$C$2]))/[.$C$6]" office:value-type="float" office:value="0.768452727728418" calcext:value-type="float">
            <text:p>0.768452727728418</text:p>
          </table:table-cell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table:formula="of:=IF([.F851]&gt;[.$C$3];[.$C$4];IF(([.F851]+0.1*[.G851])&gt;[.$C$3];20;[.F851]+0.1*[.G851]))" office:value-type="float" office:value="-44.6076820045113" calcext:value-type="float">
            <text:p>-44.6076820045113</text:p>
          </table:table-cell>
          <table:table-cell table:formula="of:=([.$C$5]-([.F852]-[.$C$2]))/[.$C$6]" office:value-type="float" office:value="0.760768200451134" calcext:value-type="float">
            <text:p>0.760768200451134</text:p>
          </table:table-cell>
        </table:table-row>
        <table:table-row table:style-name="ro1">
          <table:table-cell table:number-columns-repeated="4"/>
          <table:table-cell office:value-type="float" office:value="85.1" calcext:value-type="float">
            <text:p>85.1</text:p>
          </table:table-cell>
          <table:table-cell table:formula="of:=IF([.F852]&gt;[.$C$3];[.$C$4];IF(([.F852]+0.1*[.G852])&gt;[.$C$3];20;[.F852]+0.1*[.G852]))" office:value-type="float" office:value="-44.5316051844662" calcext:value-type="float">
            <text:p>-44.5316051844662</text:p>
          </table:table-cell>
          <table:table-cell table:formula="of:=([.$C$5]-([.F853]-[.$C$2]))/[.$C$6]" office:value-type="float" office:value="0.753160518446622" calcext:value-type="float">
            <text:p>0.753160518446622</text:p>
          </table:table-cell>
        </table:table-row>
        <table:table-row table:style-name="ro1">
          <table:table-cell table:number-columns-repeated="4"/>
          <table:table-cell office:value-type="float" office:value="85.2" calcext:value-type="float">
            <text:p>85.2</text:p>
          </table:table-cell>
          <table:table-cell table:formula="of:=IF([.F853]&gt;[.$C$3];[.$C$4];IF(([.F853]+0.1*[.G853])&gt;[.$C$3];20;[.F853]+0.1*[.G853]))" office:value-type="float" office:value="-44.4562891326216" calcext:value-type="float">
            <text:p>-44.4562891326216</text:p>
          </table:table-cell>
          <table:table-cell table:formula="of:=([.$C$5]-([.F854]-[.$C$2]))/[.$C$6]" office:value-type="float" office:value="0.745628913262156" calcext:value-type="float">
            <text:p>0.745628913262156</text:p>
          </table:table-cell>
        </table:table-row>
        <table:table-row table:style-name="ro1">
          <table:table-cell table:number-columns-repeated="4"/>
          <table:table-cell office:value-type="float" office:value="85.3" calcext:value-type="float">
            <text:p>85.3</text:p>
          </table:table-cell>
          <table:table-cell table:formula="of:=IF([.F854]&gt;[.$C$3];[.$C$4];IF(([.F854]+0.1*[.G854])&gt;[.$C$3];20;[.F854]+0.1*[.G854]))" office:value-type="float" office:value="-44.3817262412953" calcext:value-type="float">
            <text:p>-44.3817262412953</text:p>
          </table:table-cell>
          <table:table-cell table:formula="of:=([.$C$5]-([.F855]-[.$C$2]))/[.$C$6]" office:value-type="float" office:value="0.738172624129535" calcext:value-type="float">
            <text:p>0.738172624129535</text:p>
          </table:table-cell>
        </table:table-row>
        <table:table-row table:style-name="ro1">
          <table:table-cell table:number-columns-repeated="4"/>
          <table:table-cell office:value-type="float" office:value="85.4" calcext:value-type="float">
            <text:p>85.4</text:p>
          </table:table-cell>
          <table:table-cell table:formula="of:=IF([.F855]&gt;[.$C$3];[.$C$4];IF(([.F855]+0.1*[.G855])&gt;[.$C$3];20;[.F855]+0.1*[.G855]))" office:value-type="float" office:value="-44.3079089788824" calcext:value-type="float">
            <text:p>-44.3079089788824</text:p>
          </table:table-cell>
          <table:table-cell table:formula="of:=([.$C$5]-([.F856]-[.$C$2]))/[.$C$6]" office:value-type="float" office:value="0.730790897888239" calcext:value-type="float">
            <text:p>0.730790897888239</text:p>
          </table:table-cell>
        </table:table-row>
        <table:table-row table:style-name="ro1">
          <table:table-cell table:number-columns-repeated="4"/>
          <table:table-cell office:value-type="float" office:value="85.5" calcext:value-type="float">
            <text:p>85.5</text:p>
          </table:table-cell>
          <table:table-cell table:formula="of:=IF([.F856]&gt;[.$C$3];[.$C$4];IF(([.F856]+0.1*[.G856])&gt;[.$C$3];20;[.F856]+0.1*[.G856]))" office:value-type="float" office:value="-44.2348298890936" calcext:value-type="float">
            <text:p>-44.2348298890936</text:p>
          </table:table-cell>
          <table:table-cell table:formula="of:=([.$C$5]-([.F857]-[.$C$2]))/[.$C$6]" office:value-type="float" office:value="0.723482988909357" calcext:value-type="float">
            <text:p>0.723482988909357</text:p>
          </table:table-cell>
        </table:table-row>
        <table:table-row table:style-name="ro1">
          <table:table-cell table:number-columns-repeated="4"/>
          <table:table-cell office:value-type="float" office:value="85.6" calcext:value-type="float">
            <text:p>85.6</text:p>
          </table:table-cell>
          <table:table-cell table:formula="of:=IF([.F857]&gt;[.$C$3];[.$C$4];IF(([.F857]+0.1*[.G857])&gt;[.$C$3];20;[.F857]+0.1*[.G857]))" office:value-type="float" office:value="-44.1624815902026" calcext:value-type="float">
            <text:p>-44.1624815902026</text:p>
          </table:table-cell>
          <table:table-cell table:formula="of:=([.$C$5]-([.F858]-[.$C$2]))/[.$C$6]" office:value-type="float" office:value="0.716248159020263" calcext:value-type="float">
            <text:p>0.716248159020263</text:p>
          </table:table-cell>
        </table:table-row>
        <table:table-row table:style-name="ro1">
          <table:table-cell table:number-columns-repeated="4"/>
          <table:table-cell office:value-type="float" office:value="85.7" calcext:value-type="float">
            <text:p>85.7</text:p>
          </table:table-cell>
          <table:table-cell table:formula="of:=IF([.F858]&gt;[.$C$3];[.$C$4];IF(([.F858]+0.1*[.G858])&gt;[.$C$3];20;[.F858]+0.1*[.G858]))" office:value-type="float" office:value="-44.0908567743006" calcext:value-type="float">
            <text:p>-44.0908567743006</text:p>
          </table:table-cell>
          <table:table-cell table:formula="of:=([.$C$5]-([.F859]-[.$C$2]))/[.$C$6]" office:value-type="float" office:value="0.70908567743006" calcext:value-type="float">
            <text:p>0.70908567743006</text:p>
          </table:table-cell>
        </table:table-row>
        <table:table-row table:style-name="ro1">
          <table:table-cell table:number-columns-repeated="4"/>
          <table:table-cell office:value-type="float" office:value="85.8" calcext:value-type="float">
            <text:p>85.8</text:p>
          </table:table-cell>
          <table:table-cell table:formula="of:=IF([.F859]&gt;[.$C$3];[.$C$4];IF(([.F859]+0.1*[.G859])&gt;[.$C$3];20;[.F859]+0.1*[.G859]))" office:value-type="float" office:value="-44.0199482065576" calcext:value-type="float">
            <text:p>-44.0199482065576</text:p>
          </table:table-cell>
          <table:table-cell table:formula="of:=([.$C$5]-([.F860]-[.$C$2]))/[.$C$6]" office:value-type="float" office:value="0.70199482065576" calcext:value-type="float">
            <text:p>0.70199482065576</text:p>
          </table:table-cell>
        </table:table-row>
        <table:table-row table:style-name="ro1">
          <table:table-cell table:number-columns-repeated="4"/>
          <table:table-cell office:value-type="float" office:value="85.9" calcext:value-type="float">
            <text:p>85.9</text:p>
          </table:table-cell>
          <table:table-cell table:formula="of:=IF([.F860]&gt;[.$C$3];[.$C$4];IF(([.F860]+0.1*[.G860])&gt;[.$C$3];20;[.F860]+0.1*[.G860]))" office:value-type="float" office:value="-43.949748724492" calcext:value-type="float">
            <text:p>-43.949748724492</text:p>
          </table:table-cell>
          <table:table-cell table:formula="of:=([.$C$5]-([.F861]-[.$C$2]))/[.$C$6]" office:value-type="float" office:value="0.694974872449203" calcext:value-type="float">
            <text:p>0.694974872449203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table:formula="of:=IF([.F861]&gt;[.$C$3];[.$C$4];IF(([.F861]+0.1*[.G861])&gt;[.$C$3];20;[.F861]+0.1*[.G861]))" office:value-type="float" office:value="-43.8802512372471" calcext:value-type="float">
            <text:p>-43.8802512372471</text:p>
          </table:table-cell>
          <table:table-cell table:formula="of:=([.$C$5]-([.F862]-[.$C$2]))/[.$C$6]" office:value-type="float" office:value="0.68802512372471" calcext:value-type="float">
            <text:p>0.68802512372471</text:p>
          </table:table-cell>
        </table:table-row>
        <table:table-row table:style-name="ro1">
          <table:table-cell table:number-columns-repeated="4"/>
          <table:table-cell office:value-type="float" office:value="86.1" calcext:value-type="float">
            <text:p>86.1</text:p>
          </table:table-cell>
          <table:table-cell table:formula="of:=IF([.F862]&gt;[.$C$3];[.$C$4];IF(([.F862]+0.1*[.G862])&gt;[.$C$3];20;[.F862]+0.1*[.G862]))" office:value-type="float" office:value="-43.8114487248746" calcext:value-type="float">
            <text:p>-43.8114487248746</text:p>
          </table:table-cell>
          <table:table-cell table:formula="of:=([.$C$5]-([.F863]-[.$C$2]))/[.$C$6]" office:value-type="float" office:value="0.681144872487463" calcext:value-type="float">
            <text:p>0.681144872487463</text:p>
          </table:table-cell>
        </table:table-row>
        <table:table-row table:style-name="ro1">
          <table:table-cell table:number-columns-repeated="4"/>
          <table:table-cell office:value-type="float" office:value="86.2" calcext:value-type="float">
            <text:p>86.2</text:p>
          </table:table-cell>
          <table:table-cell table:formula="of:=IF([.F863]&gt;[.$C$3];[.$C$4];IF(([.F863]+0.1*[.G863])&gt;[.$C$3];20;[.F863]+0.1*[.G863]))" office:value-type="float" office:value="-43.7433342376259" calcext:value-type="float">
            <text:p>-43.7433342376259</text:p>
          </table:table-cell>
          <table:table-cell table:formula="of:=([.$C$5]-([.F864]-[.$C$2]))/[.$C$6]" office:value-type="float" office:value="0.674333423762588" calcext:value-type="float">
            <text:p>0.674333423762588</text:p>
          </table:table-cell>
        </table:table-row>
        <table:table-row table:style-name="ro1">
          <table:table-cell table:number-columns-repeated="4"/>
          <table:table-cell office:value-type="float" office:value="86.3" calcext:value-type="float">
            <text:p>86.3</text:p>
          </table:table-cell>
          <table:table-cell table:formula="of:=IF([.F864]&gt;[.$C$3];[.$C$4];IF(([.F864]+0.1*[.G864])&gt;[.$C$3];20;[.F864]+0.1*[.G864]))" office:value-type="float" office:value="-43.6759008952496" calcext:value-type="float">
            <text:p>-43.6759008952496</text:p>
          </table:table-cell>
          <table:table-cell table:formula="of:=([.$C$5]-([.F865]-[.$C$2]))/[.$C$6]" office:value-type="float" office:value="0.667590089524962" calcext:value-type="float">
            <text:p>0.667590089524962</text:p>
          </table:table-cell>
        </table:table-row>
        <table:table-row table:style-name="ro1">
          <table:table-cell table:number-columns-repeated="4"/>
          <table:table-cell office:value-type="float" office:value="86.4" calcext:value-type="float">
            <text:p>86.4</text:p>
          </table:table-cell>
          <table:table-cell table:formula="of:=IF([.F865]&gt;[.$C$3];[.$C$4];IF(([.F865]+0.1*[.G865])&gt;[.$C$3];20;[.F865]+0.1*[.G865]))" office:value-type="float" office:value="-43.6091418862971" calcext:value-type="float">
            <text:p>-43.6091418862971</text:p>
          </table:table-cell>
          <table:table-cell table:formula="of:=([.$C$5]-([.F866]-[.$C$2]))/[.$C$6]" office:value-type="float" office:value="0.660914188629712" calcext:value-type="float">
            <text:p>0.660914188629712</text:p>
          </table:table-cell>
        </table:table-row>
        <table:table-row table:style-name="ro1">
          <table:table-cell table:number-columns-repeated="4"/>
          <table:table-cell office:value-type="float" office:value="86.5" calcext:value-type="float">
            <text:p>86.5</text:p>
          </table:table-cell>
          <table:table-cell table:formula="of:=IF([.F866]&gt;[.$C$3];[.$C$4];IF(([.F866]+0.1*[.G866])&gt;[.$C$3];20;[.F866]+0.1*[.G866]))" office:value-type="float" office:value="-43.5430504674341" calcext:value-type="float">
            <text:p>-43.5430504674341</text:p>
          </table:table-cell>
          <table:table-cell table:formula="of:=([.$C$5]-([.F867]-[.$C$2]))/[.$C$6]" office:value-type="float" office:value="0.654305046743415" calcext:value-type="float">
            <text:p>0.654305046743415</text:p>
          </table:table-cell>
        </table:table-row>
        <table:table-row table:style-name="ro1">
          <table:table-cell table:number-columns-repeated="4"/>
          <table:table-cell office:value-type="float" office:value="86.6" calcext:value-type="float">
            <text:p>86.6</text:p>
          </table:table-cell>
          <table:table-cell table:formula="of:=IF([.F867]&gt;[.$C$3];[.$C$4];IF(([.F867]+0.1*[.G867])&gt;[.$C$3];20;[.F867]+0.1*[.G867]))" office:value-type="float" office:value="-43.4776199627598" calcext:value-type="float">
            <text:p>-43.4776199627598</text:p>
          </table:table-cell>
          <table:table-cell table:formula="of:=([.$C$5]-([.F868]-[.$C$2]))/[.$C$6]" office:value-type="float" office:value="0.647761996275981" calcext:value-type="float">
            <text:p>0.647761996275981</text:p>
          </table:table-cell>
        </table:table-row>
        <table:table-row table:style-name="ro1">
          <table:table-cell table:number-columns-repeated="4"/>
          <table:table-cell office:value-type="float" office:value="86.7" calcext:value-type="float">
            <text:p>86.7</text:p>
          </table:table-cell>
          <table:table-cell table:formula="of:=IF([.F868]&gt;[.$C$3];[.$C$4];IF(([.F868]+0.1*[.G868])&gt;[.$C$3];20;[.F868]+0.1*[.G868]))" office:value-type="float" office:value="-43.4128437631322" calcext:value-type="float">
            <text:p>-43.4128437631322</text:p>
          </table:table-cell>
          <table:table-cell table:formula="of:=([.$C$5]-([.F869]-[.$C$2]))/[.$C$6]" office:value-type="float" office:value="0.641284376313222" calcext:value-type="float">
            <text:p>0.641284376313222</text:p>
          </table:table-cell>
        </table:table-row>
        <table:table-row table:style-name="ro1">
          <table:table-cell table:number-columns-repeated="4"/>
          <table:table-cell office:value-type="float" office:value="86.8" calcext:value-type="float">
            <text:p>86.8</text:p>
          </table:table-cell>
          <table:table-cell table:formula="of:=IF([.F869]&gt;[.$C$3];[.$C$4];IF(([.F869]+0.1*[.G869])&gt;[.$C$3];20;[.F869]+0.1*[.G869]))" office:value-type="float" office:value="-43.3487153255009" calcext:value-type="float">
            <text:p>-43.3487153255009</text:p>
          </table:table-cell>
          <table:table-cell table:formula="of:=([.$C$5]-([.F870]-[.$C$2]))/[.$C$6]" office:value-type="float" office:value="0.634871532550089" calcext:value-type="float">
            <text:p>0.634871532550089</text:p>
          </table:table-cell>
        </table:table-row>
        <table:table-row table:style-name="ro1">
          <table:table-cell table:number-columns-repeated="4"/>
          <table:table-cell office:value-type="float" office:value="86.9" calcext:value-type="float">
            <text:p>86.9</text:p>
          </table:table-cell>
          <table:table-cell table:formula="of:=IF([.F870]&gt;[.$C$3];[.$C$4];IF(([.F870]+0.1*[.G870])&gt;[.$C$3];20;[.F870]+0.1*[.G870]))" office:value-type="float" office:value="-43.2852281722459" calcext:value-type="float">
            <text:p>-43.2852281722459</text:p>
          </table:table-cell>
          <table:table-cell table:formula="of:=([.$C$5]-([.F871]-[.$C$2]))/[.$C$6]" office:value-type="float" office:value="0.628522817224588" calcext:value-type="float">
            <text:p>0.628522817224588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table:formula="of:=IF([.F871]&gt;[.$C$3];[.$C$4];IF(([.F871]+0.1*[.G871])&gt;[.$C$3];20;[.F871]+0.1*[.G871]))" office:value-type="float" office:value="-43.2223758905234" calcext:value-type="float">
            <text:p>-43.2223758905234</text:p>
          </table:table-cell>
          <table:table-cell table:formula="of:=([.$C$5]-([.F872]-[.$C$2]))/[.$C$6]" office:value-type="float" office:value="0.622237589052342" calcext:value-type="float">
            <text:p>0.622237589052342</text:p>
          </table:table-cell>
        </table:table-row>
        <table:table-row table:style-name="ro1">
          <table:table-cell table:number-columns-repeated="4"/>
          <table:table-cell office:value-type="float" office:value="87.1" calcext:value-type="float">
            <text:p>87.1</text:p>
          </table:table-cell>
          <table:table-cell table:formula="of:=IF([.F872]&gt;[.$C$3];[.$C$4];IF(([.F872]+0.1*[.G872])&gt;[.$C$3];20;[.F872]+0.1*[.G872]))" office:value-type="float" office:value="-43.1601521316182" calcext:value-type="float">
            <text:p>-43.1601521316182</text:p>
          </table:table-cell>
          <table:table-cell table:formula="of:=([.$C$5]-([.F873]-[.$C$2]))/[.$C$6]" office:value-type="float" office:value="0.616015213161819" calcext:value-type="float">
            <text:p>0.616015213161819</text:p>
          </table:table-cell>
        </table:table-row>
        <table:table-row table:style-name="ro1">
          <table:table-cell table:number-columns-repeated="4"/>
          <table:table-cell office:value-type="float" office:value="87.2" calcext:value-type="float">
            <text:p>87.2</text:p>
          </table:table-cell>
          <table:table-cell table:formula="of:=IF([.F873]&gt;[.$C$3];[.$C$4];IF(([.F873]+0.1*[.G873])&gt;[.$C$3];20;[.F873]+0.1*[.G873]))" office:value-type="float" office:value="-43.098550610302" calcext:value-type="float">
            <text:p>-43.098550610302</text:p>
          </table:table-cell>
          <table:table-cell table:formula="of:=([.$C$5]-([.F874]-[.$C$2]))/[.$C$6]" office:value-type="float" office:value="0.609855061030201" calcext:value-type="float">
            <text:p>0.609855061030201</text:p>
          </table:table-cell>
        </table:table-row>
        <table:table-row table:style-name="ro1">
          <table:table-cell table:number-columns-repeated="4"/>
          <table:table-cell office:value-type="float" office:value="87.3" calcext:value-type="float">
            <text:p>87.3</text:p>
          </table:table-cell>
          <table:table-cell table:formula="of:=IF([.F874]&gt;[.$C$3];[.$C$4];IF(([.F874]+0.1*[.G874])&gt;[.$C$3];20;[.F874]+0.1*[.G874]))" office:value-type="float" office:value="-43.037565104199" calcext:value-type="float">
            <text:p>-43.037565104199</text:p>
          </table:table-cell>
          <table:table-cell table:formula="of:=([.$C$5]-([.F875]-[.$C$2]))/[.$C$6]" office:value-type="float" office:value="0.603756510419898" calcext:value-type="float">
            <text:p>0.603756510419898</text:p>
          </table:table-cell>
        </table:table-row>
        <table:table-row table:style-name="ro1">
          <table:table-cell table:number-columns-repeated="4"/>
          <table:table-cell office:value-type="float" office:value="87.4" calcext:value-type="float">
            <text:p>87.4</text:p>
          </table:table-cell>
          <table:table-cell table:formula="of:=IF([.F875]&gt;[.$C$3];[.$C$4];IF(([.F875]+0.1*[.G875])&gt;[.$C$3];20;[.F875]+0.1*[.G875]))" office:value-type="float" office:value="-42.977189453157" calcext:value-type="float">
            <text:p>-42.977189453157</text:p>
          </table:table-cell>
          <table:table-cell table:formula="of:=([.$C$5]-([.F876]-[.$C$2]))/[.$C$6]" office:value-type="float" office:value="0.5977189453157" calcext:value-type="float">
            <text:p>0.5977189453157</text:p>
          </table:table-cell>
        </table:table-row>
        <table:table-row table:style-name="ro1">
          <table:table-cell table:number-columns-repeated="4"/>
          <table:table-cell office:value-type="float" office:value="87.5" calcext:value-type="float">
            <text:p>87.5</text:p>
          </table:table-cell>
          <table:table-cell table:formula="of:=IF([.F876]&gt;[.$C$3];[.$C$4];IF(([.F876]+0.1*[.G876])&gt;[.$C$3];20;[.F876]+0.1*[.G876]))" office:value-type="float" office:value="-42.9174175586254" calcext:value-type="float">
            <text:p>-42.9174175586254</text:p>
          </table:table-cell>
          <table:table-cell table:formula="of:=([.$C$5]-([.F877]-[.$C$2]))/[.$C$6]" office:value-type="float" office:value="0.591741755862542" calcext:value-type="float">
            <text:p>0.591741755862542</text:p>
          </table:table-cell>
        </table:table-row>
        <table:table-row table:style-name="ro1">
          <table:table-cell table:number-columns-repeated="4"/>
          <table:table-cell office:value-type="float" office:value="87.6" calcext:value-type="float">
            <text:p>87.6</text:p>
          </table:table-cell>
          <table:table-cell table:formula="of:=IF([.F877]&gt;[.$C$3];[.$C$4];IF(([.F877]+0.1*[.G877])&gt;[.$C$3];20;[.F877]+0.1*[.G877]))" office:value-type="float" office:value="-42.8582433830392" calcext:value-type="float">
            <text:p>-42.8582433830392</text:p>
          </table:table-cell>
          <table:table-cell table:formula="of:=([.$C$5]-([.F878]-[.$C$2]))/[.$C$6]" office:value-type="float" office:value="0.585824338303917" calcext:value-type="float">
            <text:p>0.585824338303917</text:p>
          </table:table-cell>
        </table:table-row>
        <table:table-row table:style-name="ro1">
          <table:table-cell table:number-columns-repeated="4"/>
          <table:table-cell office:value-type="float" office:value="87.7" calcext:value-type="float">
            <text:p>87.7</text:p>
          </table:table-cell>
          <table:table-cell table:formula="of:=IF([.F878]&gt;[.$C$3];[.$C$4];IF(([.F878]+0.1*[.G878])&gt;[.$C$3];20;[.F878]+0.1*[.G878]))" office:value-type="float" office:value="-42.7996609492088" calcext:value-type="float">
            <text:p>-42.7996609492088</text:p>
          </table:table-cell>
          <table:table-cell table:formula="of:=([.$C$5]-([.F879]-[.$C$2]))/[.$C$6]" office:value-type="float" office:value="0.579966094920877" calcext:value-type="float">
            <text:p>0.579966094920877</text:p>
          </table:table-cell>
        </table:table-row>
        <table:table-row table:style-name="ro1">
          <table:table-cell table:number-columns-repeated="4"/>
          <table:table-cell office:value-type="float" office:value="87.8" calcext:value-type="float">
            <text:p>87.8</text:p>
          </table:table-cell>
          <table:table-cell table:formula="of:=IF([.F879]&gt;[.$C$3];[.$C$4];IF(([.F879]+0.1*[.G879])&gt;[.$C$3];20;[.F879]+0.1*[.G879]))" office:value-type="float" office:value="-42.7416643397167" calcext:value-type="float">
            <text:p>-42.7416643397167</text:p>
          </table:table-cell>
          <table:table-cell table:formula="of:=([.$C$5]-([.F880]-[.$C$2]))/[.$C$6]" office:value-type="float" office:value="0.574166433971669" calcext:value-type="float">
            <text:p>0.574166433971669</text:p>
          </table:table-cell>
        </table:table-row>
        <table:table-row table:style-name="ro1">
          <table:table-cell table:number-columns-repeated="4"/>
          <table:table-cell office:value-type="float" office:value="87.9" calcext:value-type="float">
            <text:p>87.9</text:p>
          </table:table-cell>
          <table:table-cell table:formula="of:=IF([.F880]&gt;[.$C$3];[.$C$4];IF(([.F880]+0.1*[.G880])&gt;[.$C$3];20;[.F880]+0.1*[.G880]))" office:value-type="float" office:value="-42.6842476963195" calcext:value-type="float">
            <text:p>-42.6842476963195</text:p>
          </table:table-cell>
          <table:table-cell table:formula="of:=([.$C$5]-([.F881]-[.$C$2]))/[.$C$6]" office:value-type="float" office:value="0.568424769631952" calcext:value-type="float">
            <text:p>0.568424769631952</text:p>
          </table:table-cell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table:formula="of:=IF([.F881]&gt;[.$C$3];[.$C$4];IF(([.F881]+0.1*[.G881])&gt;[.$C$3];20;[.F881]+0.1*[.G881]))" office:value-type="float" office:value="-42.6274052193563" calcext:value-type="float">
            <text:p>-42.6274052193563</text:p>
          </table:table-cell>
          <table:table-cell table:formula="of:=([.$C$5]-([.F882]-[.$C$2]))/[.$C$6]" office:value-type="float" office:value="0.562740521935632" calcext:value-type="float">
            <text:p>0.562740521935632</text:p>
          </table:table-cell>
        </table:table-row>
        <table:table-row table:style-name="ro1">
          <table:table-cell table:number-columns-repeated="4"/>
          <table:table-cell office:value-type="float" office:value="88.1" calcext:value-type="float">
            <text:p>88.1</text:p>
          </table:table-cell>
          <table:table-cell table:formula="of:=IF([.F882]&gt;[.$C$3];[.$C$4];IF(([.F882]+0.1*[.G882])&gt;[.$C$3];20;[.F882]+0.1*[.G882]))" office:value-type="float" office:value="-42.5711311671628" calcext:value-type="float">
            <text:p>-42.5711311671628</text:p>
          </table:table-cell>
          <table:table-cell table:formula="of:=([.$C$5]-([.F883]-[.$C$2]))/[.$C$6]" office:value-type="float" office:value="0.557113116716275" calcext:value-type="float">
            <text:p>0.557113116716275</text:p>
          </table:table-cell>
        </table:table-row>
        <table:table-row table:style-name="ro1">
          <table:table-cell table:number-columns-repeated="4"/>
          <table:table-cell office:value-type="float" office:value="88.2" calcext:value-type="float">
            <text:p>88.2</text:p>
          </table:table-cell>
          <table:table-cell table:formula="of:=IF([.F883]&gt;[.$C$3];[.$C$4];IF(([.F883]+0.1*[.G883])&gt;[.$C$3];20;[.F883]+0.1*[.G883]))" office:value-type="float" office:value="-42.5154198554911" calcext:value-type="float">
            <text:p>-42.5154198554911</text:p>
          </table:table-cell>
          <table:table-cell table:formula="of:=([.$C$5]-([.F884]-[.$C$2]))/[.$C$6]" office:value-type="float" office:value="0.551541985549113" calcext:value-type="float">
            <text:p>0.551541985549113</text:p>
          </table:table-cell>
        </table:table-row>
        <table:table-row table:style-name="ro1">
          <table:table-cell table:number-columns-repeated="4"/>
          <table:table-cell office:value-type="float" office:value="88.3" calcext:value-type="float">
            <text:p>88.3</text:p>
          </table:table-cell>
          <table:table-cell table:formula="of:=IF([.F884]&gt;[.$C$3];[.$C$4];IF(([.F884]+0.1*[.G884])&gt;[.$C$3];20;[.F884]+0.1*[.G884]))" office:value-type="float" office:value="-42.4602656569362" calcext:value-type="float">
            <text:p>-42.4602656569362</text:p>
          </table:table-cell>
          <table:table-cell table:formula="of:=([.$C$5]-([.F885]-[.$C$2]))/[.$C$6]" office:value-type="float" office:value="0.546026565693621" calcext:value-type="float">
            <text:p>0.546026565693621</text:p>
          </table:table-cell>
        </table:table-row>
        <table:table-row table:style-name="ro1">
          <table:table-cell table:number-columns-repeated="4"/>
          <table:table-cell office:value-type="float" office:value="88.4" calcext:value-type="float">
            <text:p>88.4</text:p>
          </table:table-cell>
          <table:table-cell table:formula="of:=IF([.F885]&gt;[.$C$3];[.$C$4];IF(([.F885]+0.1*[.G885])&gt;[.$C$3];20;[.F885]+0.1*[.G885]))" office:value-type="float" office:value="-42.4056630003668" calcext:value-type="float">
            <text:p>-42.4056630003668</text:p>
          </table:table-cell>
          <table:table-cell table:formula="of:=([.$C$5]-([.F886]-[.$C$2]))/[.$C$6]" office:value-type="float" office:value="0.540566300036685" calcext:value-type="float">
            <text:p>0.540566300036685</text:p>
          </table:table-cell>
        </table:table-row>
        <table:table-row table:style-name="ro1">
          <table:table-cell table:number-columns-repeated="4"/>
          <table:table-cell office:value-type="float" office:value="88.5" calcext:value-type="float">
            <text:p>88.5</text:p>
          </table:table-cell>
          <table:table-cell table:formula="of:=IF([.F886]&gt;[.$C$3];[.$C$4];IF(([.F886]+0.1*[.G886])&gt;[.$C$3];20;[.F886]+0.1*[.G886]))" office:value-type="float" office:value="-42.3516063703632" calcext:value-type="float">
            <text:p>-42.3516063703632</text:p>
          </table:table-cell>
          <table:table-cell table:formula="of:=([.$C$5]-([.F887]-[.$C$2]))/[.$C$6]" office:value-type="float" office:value="0.535160637036318" calcext:value-type="float">
            <text:p>0.535160637036318</text:p>
          </table:table-cell>
        </table:table-row>
        <table:table-row table:style-name="ro1">
          <table:table-cell table:number-columns-repeated="4"/>
          <table:table-cell office:value-type="float" office:value="88.6" calcext:value-type="float">
            <text:p>88.6</text:p>
          </table:table-cell>
          <table:table-cell table:formula="of:=IF([.F887]&gt;[.$C$3];[.$C$4];IF(([.F887]+0.1*[.G887])&gt;[.$C$3];20;[.F887]+0.1*[.G887]))" office:value-type="float" office:value="-42.2980903066595" calcext:value-type="float">
            <text:p>-42.2980903066595</text:p>
          </table:table-cell>
          <table:table-cell table:formula="of:=([.$C$5]-([.F888]-[.$C$2]))/[.$C$6]" office:value-type="float" office:value="0.529809030665955" calcext:value-type="float">
            <text:p>0.529809030665955</text:p>
          </table:table-cell>
        </table:table-row>
        <table:table-row table:style-name="ro1">
          <table:table-cell table:number-columns-repeated="4"/>
          <table:table-cell office:value-type="float" office:value="88.7" calcext:value-type="float">
            <text:p>88.7</text:p>
          </table:table-cell>
          <table:table-cell table:formula="of:=IF([.F888]&gt;[.$C$3];[.$C$4];IF(([.F888]+0.1*[.G888])&gt;[.$C$3];20;[.F888]+0.1*[.G888]))" office:value-type="float" office:value="-42.245109403593" calcext:value-type="float">
            <text:p>-42.245109403593</text:p>
          </table:table-cell>
          <table:table-cell table:formula="of:=([.$C$5]-([.F889]-[.$C$2]))/[.$C$6]" office:value-type="float" office:value="0.524510940359295" calcext:value-type="float">
            <text:p>0.524510940359295</text:p>
          </table:table-cell>
        </table:table-row>
        <table:table-row table:style-name="ro1">
          <table:table-cell table:number-columns-repeated="4"/>
          <table:table-cell office:value-type="float" office:value="88.8" calcext:value-type="float">
            <text:p>88.8</text:p>
          </table:table-cell>
          <table:table-cell table:formula="of:=IF([.F889]&gt;[.$C$3];[.$C$4];IF(([.F889]+0.1*[.G889])&gt;[.$C$3];20;[.F889]+0.1*[.G889]))" office:value-type="float" office:value="-42.192658309557" calcext:value-type="float">
            <text:p>-42.192658309557</text:p>
          </table:table-cell>
          <table:table-cell table:formula="of:=([.$C$5]-([.F890]-[.$C$2]))/[.$C$6]" office:value-type="float" office:value="0.519265830955702" calcext:value-type="float">
            <text:p>0.519265830955702</text:p>
          </table:table-cell>
        </table:table-row>
        <table:table-row table:style-name="ro1">
          <table:table-cell table:number-columns-repeated="4"/>
          <table:table-cell office:value-type="float" office:value="88.9" calcext:value-type="float">
            <text:p>88.9</text:p>
          </table:table-cell>
          <table:table-cell table:formula="of:=IF([.F890]&gt;[.$C$3];[.$C$4];IF(([.F890]+0.1*[.G890])&gt;[.$C$3];20;[.F890]+0.1*[.G890]))" office:value-type="float" office:value="-42.1407317264614" calcext:value-type="float">
            <text:p>-42.1407317264614</text:p>
          </table:table-cell>
          <table:table-cell table:formula="of:=([.$C$5]-([.F891]-[.$C$2]))/[.$C$6]" office:value-type="float" office:value="0.514073172646145" calcext:value-type="float">
            <text:p>0.514073172646145</text:p>
          </table:table-cell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table:formula="of:=IF([.F891]&gt;[.$C$3];[.$C$4];IF(([.F891]+0.1*[.G891])&gt;[.$C$3];20;[.F891]+0.1*[.G891]))" office:value-type="float" office:value="-42.0893244091968" calcext:value-type="float">
            <text:p>-42.0893244091968</text:p>
          </table:table-cell>
          <table:table-cell table:formula="of:=([.$C$5]-([.F892]-[.$C$2]))/[.$C$6]" office:value-type="float" office:value="0.508932440919683" calcext:value-type="float">
            <text:p>0.508932440919683</text:p>
          </table:table-cell>
        </table:table-row>
        <table:table-row table:style-name="ro1">
          <table:table-cell table:number-columns-repeated="4"/>
          <table:table-cell office:value-type="float" office:value="89.1" calcext:value-type="float">
            <text:p>89.1</text:p>
          </table:table-cell>
          <table:table-cell table:formula="of:=IF([.F892]&gt;[.$C$3];[.$C$4];IF(([.F892]+0.1*[.G892])&gt;[.$C$3];20;[.F892]+0.1*[.G892]))" office:value-type="float" office:value="-42.0384311651049" calcext:value-type="float">
            <text:p>-42.0384311651049</text:p>
          </table:table-cell>
          <table:table-cell table:formula="of:=([.$C$5]-([.F893]-[.$C$2]))/[.$C$6]" office:value-type="float" office:value="0.503843116510487" calcext:value-type="float">
            <text:p>0.503843116510487</text:p>
          </table:table-cell>
        </table:table-row>
        <table:table-row table:style-name="ro1">
          <table:table-cell table:number-columns-repeated="4"/>
          <table:table-cell office:value-type="float" office:value="89.2" calcext:value-type="float">
            <text:p>89.2</text:p>
          </table:table-cell>
          <table:table-cell table:formula="of:=IF([.F893]&gt;[.$C$3];[.$C$4];IF(([.F893]+0.1*[.G893])&gt;[.$C$3];20;[.F893]+0.1*[.G893]))" office:value-type="float" office:value="-41.9880468534538" calcext:value-type="float">
            <text:p>-41.9880468534538</text:p>
          </table:table-cell>
          <table:table-cell table:formula="of:=([.$C$5]-([.F894]-[.$C$2]))/[.$C$6]" office:value-type="float" office:value="0.498804685345382" calcext:value-type="float">
            <text:p>0.498804685345382</text:p>
          </table:table-cell>
        </table:table-row>
        <table:table-row table:style-name="ro1">
          <table:table-cell table:number-columns-repeated="4"/>
          <table:table-cell office:value-type="float" office:value="89.3" calcext:value-type="float">
            <text:p>89.3</text:p>
          </table:table-cell>
          <table:table-cell table:formula="of:=IF([.F894]&gt;[.$C$3];[.$C$4];IF(([.F894]+0.1*[.G894])&gt;[.$C$3];20;[.F894]+0.1*[.G894]))" office:value-type="float" office:value="-41.9381663849193" calcext:value-type="float">
            <text:p>-41.9381663849193</text:p>
          </table:table-cell>
          <table:table-cell table:formula="of:=([.$C$5]-([.F895]-[.$C$2]))/[.$C$6]" office:value-type="float" office:value="0.493816638491928" calcext:value-type="float">
            <text:p>0.493816638491928</text:p>
          </table:table-cell>
        </table:table-row>
        <table:table-row table:style-name="ro1">
          <table:table-cell table:number-columns-repeated="4"/>
          <table:table-cell office:value-type="float" office:value="89.4" calcext:value-type="float">
            <text:p>89.4</text:p>
          </table:table-cell>
          <table:table-cell table:formula="of:=IF([.F895]&gt;[.$C$3];[.$C$4];IF(([.F895]+0.1*[.G895])&gt;[.$C$3];20;[.F895]+0.1*[.G895]))" office:value-type="float" office:value="-41.8887847210701" calcext:value-type="float">
            <text:p>-41.8887847210701</text:p>
          </table:table-cell>
          <table:table-cell table:formula="of:=([.$C$5]-([.F896]-[.$C$2]))/[.$C$6]" office:value-type="float" office:value="0.488878472107009" calcext:value-type="float">
            <text:p>0.488878472107009</text:p>
          </table:table-cell>
        </table:table-row>
        <table:table-row table:style-name="ro1">
          <table:table-cell table:number-columns-repeated="4"/>
          <table:table-cell office:value-type="float" office:value="89.5" calcext:value-type="float">
            <text:p>89.5</text:p>
          </table:table-cell>
          <table:table-cell table:formula="of:=IF([.F896]&gt;[.$C$3];[.$C$4];IF(([.F896]+0.1*[.G896])&gt;[.$C$3];20;[.F896]+0.1*[.G896]))" office:value-type="float" office:value="-41.8398968738594" calcext:value-type="float">
            <text:p>-41.8398968738594</text:p>
          </table:table-cell>
          <table:table-cell table:formula="of:=([.$C$5]-([.F897]-[.$C$2]))/[.$C$6]" office:value-type="float" office:value="0.483989687385939" calcext:value-type="float">
            <text:p>0.483989687385939</text:p>
          </table:table-cell>
        </table:table-row>
        <table:table-row table:style-name="ro1">
          <table:table-cell table:number-columns-repeated="4"/>
          <table:table-cell office:value-type="float" office:value="89.6" calcext:value-type="float">
            <text:p>89.6</text:p>
          </table:table-cell>
          <table:table-cell table:formula="of:=IF([.F897]&gt;[.$C$3];[.$C$4];IF(([.F897]+0.1*[.G897])&gt;[.$C$3];20;[.F897]+0.1*[.G897]))" office:value-type="float" office:value="-41.7914979051208" calcext:value-type="float">
            <text:p>-41.7914979051208</text:p>
          </table:table-cell>
          <table:table-cell table:formula="of:=([.$C$5]-([.F898]-[.$C$2]))/[.$C$6]" office:value-type="float" office:value="0.479149790512079" calcext:value-type="float">
            <text:p>0.479149790512079</text:p>
          </table:table-cell>
        </table:table-row>
        <table:table-row table:style-name="ro1">
          <table:table-cell table:number-columns-repeated="4"/>
          <table:table-cell office:value-type="float" office:value="89.7" calcext:value-type="float">
            <text:p>89.7</text:p>
          </table:table-cell>
          <table:table-cell table:formula="of:=IF([.F898]&gt;[.$C$3];[.$C$4];IF(([.F898]+0.1*[.G898])&gt;[.$C$3];20;[.F898]+0.1*[.G898]))" office:value-type="float" office:value="-41.7435829260696" calcext:value-type="float">
            <text:p>-41.7435829260696</text:p>
          </table:table-cell>
          <table:table-cell table:formula="of:=([.$C$5]-([.F899]-[.$C$2]))/[.$C$6]" office:value-type="float" office:value="0.474358292606959" calcext:value-type="float">
            <text:p>0.474358292606959</text:p>
          </table:table-cell>
        </table:table-row>
        <table:table-row table:style-name="ro1">
          <table:table-cell table:number-columns-repeated="4"/>
          <table:table-cell office:value-type="float" office:value="89.8" calcext:value-type="float">
            <text:p>89.8</text:p>
          </table:table-cell>
          <table:table-cell table:formula="of:=IF([.F899]&gt;[.$C$3];[.$C$4];IF(([.F899]+0.1*[.G899])&gt;[.$C$3];20;[.F899]+0.1*[.G899]))" office:value-type="float" office:value="-41.6961470968089" calcext:value-type="float">
            <text:p>-41.6961470968089</text:p>
          </table:table-cell>
          <table:table-cell table:formula="of:=([.$C$5]-([.F900]-[.$C$2]))/[.$C$6]" office:value-type="float" office:value="0.469614709680889" calcext:value-type="float">
            <text:p>0.469614709680889</text:p>
          </table:table-cell>
        </table:table-row>
        <table:table-row table:style-name="ro1">
          <table:table-cell table:number-columns-repeated="4"/>
          <table:table-cell office:value-type="float" office:value="89.9" calcext:value-type="float">
            <text:p>89.9</text:p>
          </table:table-cell>
          <table:table-cell table:formula="of:=IF([.F900]&gt;[.$C$3];[.$C$4];IF(([.F900]+0.1*[.G900])&gt;[.$C$3];20;[.F900]+0.1*[.G900]))" office:value-type="float" office:value="-41.6491856258408" calcext:value-type="float">
            <text:p>-41.6491856258408</text:p>
          </table:table-cell>
          <table:table-cell table:formula="of:=([.$C$5]-([.F901]-[.$C$2]))/[.$C$6]" office:value-type="float" office:value="0.46491856258408" calcext:value-type="float">
            <text:p>0.46491856258408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IF([.F901]&gt;[.$C$3];[.$C$4];IF(([.F901]+0.1*[.G901])&gt;[.$C$3];20;[.F901]+0.1*[.G901]))" office:value-type="float" office:value="-41.6026937695824" calcext:value-type="float">
            <text:p>-41.6026937695824</text:p>
          </table:table-cell>
          <table:table-cell table:formula="of:=([.$C$5]-([.F902]-[.$C$2]))/[.$C$6]" office:value-type="float" office:value="0.460269376958239" calcext:value-type="float">
            <text:p>0.460269376958239</text:p>
          </table:table-cell>
        </table:table-row>
        <table:table-row table:style-name="ro1">
          <table:table-cell table:number-columns-repeated="4"/>
          <table:table-cell office:value-type="float" office:value="90.1" calcext:value-type="float">
            <text:p>90.1</text:p>
          </table:table-cell>
          <table:table-cell table:formula="of:=IF([.F902]&gt;[.$C$3];[.$C$4];IF(([.F902]+0.1*[.G902])&gt;[.$C$3];20;[.F902]+0.1*[.G902]))" office:value-type="float" office:value="-41.5566668318866" calcext:value-type="float">
            <text:p>-41.5566668318866</text:p>
          </table:table-cell>
          <table:table-cell table:formula="of:=([.$C$5]-([.F903]-[.$C$2]))/[.$C$6]" office:value-type="float" office:value="0.455666683188657" calcext:value-type="float">
            <text:p>0.455666683188657</text:p>
          </table:table-cell>
        </table:table-row>
        <table:table-row table:style-name="ro1">
          <table:table-cell table:number-columns-repeated="4"/>
          <table:table-cell office:value-type="float" office:value="90.2" calcext:value-type="float">
            <text:p>90.2</text:p>
          </table:table-cell>
          <table:table-cell table:formula="of:=IF([.F903]&gt;[.$C$3];[.$C$4];IF(([.F903]+0.1*[.G903])&gt;[.$C$3];20;[.F903]+0.1*[.G903]))" office:value-type="float" office:value="-41.5111001635677" calcext:value-type="float">
            <text:p>-41.5111001635677</text:p>
          </table:table-cell>
          <table:table-cell table:formula="of:=([.$C$5]-([.F904]-[.$C$2]))/[.$C$6]" office:value-type="float" office:value="0.451110016356771" calcext:value-type="float">
            <text:p>0.451110016356771</text:p>
          </table:table-cell>
        </table:table-row>
        <table:table-row table:style-name="ro1">
          <table:table-cell table:number-columns-repeated="4"/>
          <table:table-cell office:value-type="float" office:value="90.3" calcext:value-type="float">
            <text:p>90.3</text:p>
          </table:table-cell>
          <table:table-cell table:formula="of:=IF([.F904]&gt;[.$C$3];[.$C$4];IF(([.F904]+0.1*[.G904])&gt;[.$C$3];20;[.F904]+0.1*[.G904]))" office:value-type="float" office:value="-41.465989161932" calcext:value-type="float">
            <text:p>-41.465989161932</text:p>
          </table:table-cell>
          <table:table-cell table:formula="of:=([.$C$5]-([.F905]-[.$C$2]))/[.$C$6]" office:value-type="float" office:value="0.446598916193204" calcext:value-type="float">
            <text:p>0.446598916193204</text:p>
          </table:table-cell>
        </table:table-row>
        <table:table-row table:style-name="ro1">
          <table:table-cell table:number-columns-repeated="4"/>
          <table:table-cell office:value-type="float" office:value="90.4" calcext:value-type="float">
            <text:p>90.4</text:p>
          </table:table-cell>
          <table:table-cell table:formula="of:=IF([.F905]&gt;[.$C$3];[.$C$4];IF(([.F905]+0.1*[.G905])&gt;[.$C$3];20;[.F905]+0.1*[.G905]))" office:value-type="float" office:value="-41.4213292703127" calcext:value-type="float">
            <text:p>-41.4213292703127</text:p>
          </table:table-cell>
          <table:table-cell table:formula="of:=([.$C$5]-([.F906]-[.$C$2]))/[.$C$6]" office:value-type="float" office:value="0.442132927031272" calcext:value-type="float">
            <text:p>0.442132927031272</text:p>
          </table:table-cell>
        </table:table-row>
        <table:table-row table:style-name="ro1">
          <table:table-cell table:number-columns-repeated="4"/>
          <table:table-cell office:value-type="float" office:value="90.5" calcext:value-type="float">
            <text:p>90.5</text:p>
          </table:table-cell>
          <table:table-cell table:formula="of:=IF([.F906]&gt;[.$C$3];[.$C$4];IF(([.F906]+0.1*[.G906])&gt;[.$C$3];20;[.F906]+0.1*[.G906]))" office:value-type="float" office:value="-41.3771159776096" calcext:value-type="float">
            <text:p>-41.3771159776096</text:p>
          </table:table-cell>
          <table:table-cell table:formula="of:=([.$C$5]-([.F907]-[.$C$2]))/[.$C$6]" office:value-type="float" office:value="0.437711597760959" calcext:value-type="float">
            <text:p>0.437711597760959</text:p>
          </table:table-cell>
        </table:table-row>
        <table:table-row table:style-name="ro1">
          <table:table-cell table:number-columns-repeated="4"/>
          <table:table-cell office:value-type="float" office:value="90.6" calcext:value-type="float">
            <text:p>90.6</text:p>
          </table:table-cell>
          <table:table-cell table:formula="of:=IF([.F907]&gt;[.$C$3];[.$C$4];IF(([.F907]+0.1*[.G907])&gt;[.$C$3];20;[.F907]+0.1*[.G907]))" office:value-type="float" office:value="-41.3333448178335" calcext:value-type="float">
            <text:p>-41.3333448178335</text:p>
          </table:table-cell>
          <table:table-cell table:formula="of:=([.$C$5]-([.F908]-[.$C$2]))/[.$C$6]" office:value-type="float" office:value="0.433334481783349" calcext:value-type="float">
            <text:p>0.433334481783349</text:p>
          </table:table-cell>
        </table:table-row>
        <table:table-row table:style-name="ro1">
          <table:table-cell table:number-columns-repeated="4"/>
          <table:table-cell office:value-type="float" office:value="90.7" calcext:value-type="float">
            <text:p>90.7</text:p>
          </table:table-cell>
          <table:table-cell table:formula="of:=IF([.F908]&gt;[.$C$3];[.$C$4];IF(([.F908]+0.1*[.G908])&gt;[.$C$3];20;[.F908]+0.1*[.G908]))" office:value-type="float" office:value="-41.2900113696552" calcext:value-type="float">
            <text:p>-41.2900113696552</text:p>
          </table:table-cell>
          <table:table-cell table:formula="of:=([.$C$5]-([.F909]-[.$C$2]))/[.$C$6]" office:value-type="float" office:value="0.429001136965515" calcext:value-type="float">
            <text:p>0.429001136965515</text:p>
          </table:table-cell>
        </table:table-row>
        <table:table-row table:style-name="ro1">
          <table:table-cell table:number-columns-repeated="4"/>
          <table:table-cell office:value-type="float" office:value="90.8" calcext:value-type="float">
            <text:p>90.8</text:p>
          </table:table-cell>
          <table:table-cell table:formula="of:=IF([.F909]&gt;[.$C$3];[.$C$4];IF(([.F909]+0.1*[.G909])&gt;[.$C$3];20;[.F909]+0.1*[.G909]))" office:value-type="float" office:value="-41.2471112559586" calcext:value-type="float">
            <text:p>-41.2471112559586</text:p>
          </table:table-cell>
          <table:table-cell table:formula="of:=([.$C$5]-([.F910]-[.$C$2]))/[.$C$6]" office:value-type="float" office:value="0.42471112559586" calcext:value-type="float">
            <text:p>0.42471112559586</text:p>
          </table:table-cell>
        </table:table-row>
        <table:table-row table:style-name="ro1">
          <table:table-cell table:number-columns-repeated="4"/>
          <table:table-cell office:value-type="float" office:value="90.9" calcext:value-type="float">
            <text:p>90.9</text:p>
          </table:table-cell>
          <table:table-cell table:formula="of:=IF([.F910]&gt;[.$C$3];[.$C$4];IF(([.F910]+0.1*[.G910])&gt;[.$C$3];20;[.F910]+0.1*[.G910]))" office:value-type="float" office:value="-41.204640143399" calcext:value-type="float">
            <text:p>-41.204640143399</text:p>
          </table:table-cell>
          <table:table-cell table:formula="of:=([.$C$5]-([.F911]-[.$C$2]))/[.$C$6]" office:value-type="float" office:value="0.420464014339901" calcext:value-type="float">
            <text:p>0.420464014339901</text:p>
          </table:table-cell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table:formula="of:=IF([.F911]&gt;[.$C$3];[.$C$4];IF(([.F911]+0.1*[.G911])&gt;[.$C$3];20;[.F911]+0.1*[.G911]))" office:value-type="float" office:value="-41.162593741965" calcext:value-type="float">
            <text:p>-41.162593741965</text:p>
          </table:table-cell>
          <table:table-cell table:formula="of:=([.$C$5]-([.F912]-[.$C$2]))/[.$C$6]" office:value-type="float" office:value="0.416259374196502" calcext:value-type="float">
            <text:p>0.416259374196502</text:p>
          </table:table-cell>
        </table:table-row>
        <table:table-row table:style-name="ro1">
          <table:table-cell table:number-columns-repeated="4"/>
          <table:table-cell office:value-type="float" office:value="91.1" calcext:value-type="float">
            <text:p>91.1</text:p>
          </table:table-cell>
          <table:table-cell table:formula="of:=IF([.F912]&gt;[.$C$3];[.$C$4];IF(([.F912]+0.1*[.G912])&gt;[.$C$3];20;[.F912]+0.1*[.G912]))" office:value-type="float" office:value="-41.1209678045454" calcext:value-type="float">
            <text:p>-41.1209678045454</text:p>
          </table:table-cell>
          <table:table-cell table:formula="of:=([.$C$5]-([.F913]-[.$C$2]))/[.$C$6]" office:value-type="float" office:value="0.412096780454537" calcext:value-type="float">
            <text:p>0.412096780454537</text:p>
          </table:table-cell>
        </table:table-row>
        <table:table-row table:style-name="ro1">
          <table:table-cell table:number-columns-repeated="4"/>
          <table:table-cell office:value-type="float" office:value="91.2" calcext:value-type="float">
            <text:p>91.2</text:p>
          </table:table-cell>
          <table:table-cell table:formula="of:=IF([.F913]&gt;[.$C$3];[.$C$4];IF(([.F913]+0.1*[.G913])&gt;[.$C$3];20;[.F913]+0.1*[.G913]))" office:value-type="float" office:value="-41.0797581264999" calcext:value-type="float">
            <text:p>-41.0797581264999</text:p>
          </table:table-cell>
          <table:table-cell table:formula="of:=([.$C$5]-([.F914]-[.$C$2]))/[.$C$6]" office:value-type="float" office:value="0.407975812649991" calcext:value-type="float">
            <text:p>0.407975812649991</text:p>
          </table:table-cell>
        </table:table-row>
        <table:table-row table:style-name="ro1">
          <table:table-cell table:number-columns-repeated="4"/>
          <table:table-cell office:value-type="float" office:value="91.3" calcext:value-type="float">
            <text:p>91.3</text:p>
          </table:table-cell>
          <table:table-cell table:formula="of:=IF([.F914]&gt;[.$C$3];[.$C$4];IF(([.F914]+0.1*[.G914])&gt;[.$C$3];20;[.F914]+0.1*[.G914]))" office:value-type="float" office:value="-41.0389605452349" calcext:value-type="float">
            <text:p>-41.0389605452349</text:p>
          </table:table-cell>
          <table:table-cell table:formula="of:=([.$C$5]-([.F915]-[.$C$2]))/[.$C$6]" office:value-type="float" office:value="0.403896054523491" calcext:value-type="float">
            <text:p>0.403896054523491</text:p>
          </table:table-cell>
        </table:table-row>
        <table:table-row table:style-name="ro1">
          <table:table-cell table:number-columns-repeated="4"/>
          <table:table-cell office:value-type="float" office:value="91.4" calcext:value-type="float">
            <text:p>91.4</text:p>
          </table:table-cell>
          <table:table-cell table:formula="of:=IF([.F915]&gt;[.$C$3];[.$C$4];IF(([.F915]+0.1*[.G915])&gt;[.$C$3];20;[.F915]+0.1*[.G915]))" office:value-type="float" office:value="-40.9985709397826" calcext:value-type="float">
            <text:p>-40.9985709397826</text:p>
          </table:table-cell>
          <table:table-cell table:formula="of:=([.$C$5]-([.F916]-[.$C$2]))/[.$C$6]" office:value-type="float" office:value="0.399857093978257" calcext:value-type="float">
            <text:p>0.399857093978257</text:p>
          </table:table-cell>
        </table:table-row>
        <table:table-row table:style-name="ro1">
          <table:table-cell table:number-columns-repeated="4"/>
          <table:table-cell office:value-type="float" office:value="91.5" calcext:value-type="float">
            <text:p>91.5</text:p>
          </table:table-cell>
          <table:table-cell table:formula="of:=IF([.F916]&gt;[.$C$3];[.$C$4];IF(([.F916]+0.1*[.G916])&gt;[.$C$3];20;[.F916]+0.1*[.G916]))" office:value-type="float" office:value="-40.9585852303847" calcext:value-type="float">
            <text:p>-40.9585852303847</text:p>
          </table:table-cell>
          <table:table-cell table:formula="of:=([.$C$5]-([.F917]-[.$C$2]))/[.$C$6]" office:value-type="float" office:value="0.395858523038474" calcext:value-type="float">
            <text:p>0.395858523038474</text:p>
          </table:table-cell>
        </table:table-row>
        <table:table-row table:style-name="ro1">
          <table:table-cell table:number-columns-repeated="4"/>
          <table:table-cell office:value-type="float" office:value="91.6" calcext:value-type="float">
            <text:p>91.6</text:p>
          </table:table-cell>
          <table:table-cell table:formula="of:=IF([.F917]&gt;[.$C$3];[.$C$4];IF(([.F917]+0.1*[.G917])&gt;[.$C$3];20;[.F917]+0.1*[.G917]))" office:value-type="float" office:value="-40.9189993780809" calcext:value-type="float">
            <text:p>-40.9189993780809</text:p>
          </table:table-cell>
          <table:table-cell table:formula="of:=([.$C$5]-([.F918]-[.$C$2]))/[.$C$6]" office:value-type="float" office:value="0.39189993780809" calcext:value-type="float">
            <text:p>0.39189993780809</text:p>
          </table:table-cell>
        </table:table-row>
        <table:table-row table:style-name="ro1">
          <table:table-cell table:number-columns-repeated="4"/>
          <table:table-cell office:value-type="float" office:value="91.7" calcext:value-type="float">
            <text:p>91.7</text:p>
          </table:table-cell>
          <table:table-cell table:formula="of:=IF([.F918]&gt;[.$C$3];[.$C$4];IF(([.F918]+0.1*[.G918])&gt;[.$C$3];20;[.F918]+0.1*[.G918]))" office:value-type="float" office:value="-40.8798093843001" calcext:value-type="float">
            <text:p>-40.8798093843001</text:p>
          </table:table-cell>
          <table:table-cell table:formula="of:=([.$C$5]-([.F919]-[.$C$2]))/[.$C$6]" office:value-type="float" office:value="0.387980938430009" calcext:value-type="float">
            <text:p>0.387980938430009</text:p>
          </table:table-cell>
        </table:table-row>
        <table:table-row table:style-name="ro1">
          <table:table-cell table:number-columns-repeated="4"/>
          <table:table-cell office:value-type="float" office:value="91.8" calcext:value-type="float">
            <text:p>91.8</text:p>
          </table:table-cell>
          <table:table-cell table:formula="of:=IF([.F919]&gt;[.$C$3];[.$C$4];IF(([.F919]+0.1*[.G919])&gt;[.$C$3];20;[.F919]+0.1*[.G919]))" office:value-type="float" office:value="-40.8410112904571" calcext:value-type="float">
            <text:p>-40.8410112904571</text:p>
          </table:table-cell>
          <table:table-cell table:formula="of:=([.$C$5]-([.F920]-[.$C$2]))/[.$C$6]" office:value-type="float" office:value="0.384101129045709" calcext:value-type="float">
            <text:p>0.384101129045709</text:p>
          </table:table-cell>
        </table:table-row>
        <table:table-row table:style-name="ro1">
          <table:table-cell table:number-columns-repeated="4"/>
          <table:table-cell office:value-type="float" office:value="91.9" calcext:value-type="float">
            <text:p>91.9</text:p>
          </table:table-cell>
          <table:table-cell table:formula="of:=IF([.F920]&gt;[.$C$3];[.$C$4];IF(([.F920]+0.1*[.G920])&gt;[.$C$3];20;[.F920]+0.1*[.G920]))" office:value-type="float" office:value="-40.8026011775525" calcext:value-type="float">
            <text:p>-40.8026011775525</text:p>
          </table:table-cell>
          <table:table-cell table:formula="of:=([.$C$5]-([.F921]-[.$C$2]))/[.$C$6]" office:value-type="float" office:value="0.380260117755252" calcext:value-type="float">
            <text:p>0.380260117755252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table:formula="of:=IF([.F921]&gt;[.$C$3];[.$C$4];IF(([.F921]+0.1*[.G921])&gt;[.$C$3];20;[.F921]+0.1*[.G921]))" office:value-type="float" office:value="-40.764575165777" calcext:value-type="float">
            <text:p>-40.764575165777</text:p>
          </table:table-cell>
          <table:table-cell table:formula="of:=([.$C$5]-([.F922]-[.$C$2]))/[.$C$6]" office:value-type="float" office:value="0.376457516577699" calcext:value-type="float">
            <text:p>0.376457516577699</text:p>
          </table:table-cell>
        </table:table-row>
        <table:table-row table:style-name="ro1">
          <table:table-cell table:number-columns-repeated="4"/>
          <table:table-cell office:value-type="float" office:value="92.1" calcext:value-type="float">
            <text:p>92.1</text:p>
          </table:table-cell>
          <table:table-cell table:formula="of:=IF([.F922]&gt;[.$C$3];[.$C$4];IF(([.F922]+0.1*[.G922])&gt;[.$C$3];20;[.F922]+0.1*[.G922]))" office:value-type="float" office:value="-40.7269294141192" calcext:value-type="float">
            <text:p>-40.7269294141192</text:p>
          </table:table-cell>
          <table:table-cell table:formula="of:=([.$C$5]-([.F923]-[.$C$2]))/[.$C$6]" office:value-type="float" office:value="0.372692941411922" calcext:value-type="float">
            <text:p>0.372692941411922</text:p>
          </table:table-cell>
        </table:table-row>
        <table:table-row table:style-name="ro1">
          <table:table-cell table:number-columns-repeated="4"/>
          <table:table-cell office:value-type="float" office:value="92.2" calcext:value-type="float">
            <text:p>92.2</text:p>
          </table:table-cell>
          <table:table-cell table:formula="of:=IF([.F923]&gt;[.$C$3];[.$C$4];IF(([.F923]+0.1*[.G923])&gt;[.$C$3];20;[.F923]+0.1*[.G923]))" office:value-type="float" office:value="-40.689660119978" calcext:value-type="float">
            <text:p>-40.689660119978</text:p>
          </table:table-cell>
          <table:table-cell table:formula="of:=([.$C$5]-([.F924]-[.$C$2]))/[.$C$6]" office:value-type="float" office:value="0.368966011997803" calcext:value-type="float">
            <text:p>0.368966011997803</text:p>
          </table:table-cell>
        </table:table-row>
        <table:table-row table:style-name="ro1">
          <table:table-cell table:number-columns-repeated="4"/>
          <table:table-cell office:value-type="float" office:value="92.3" calcext:value-type="float">
            <text:p>92.3</text:p>
          </table:table-cell>
          <table:table-cell table:formula="of:=IF([.F924]&gt;[.$C$3];[.$C$4];IF(([.F924]+0.1*[.G924])&gt;[.$C$3];20;[.F924]+0.1*[.G924]))" office:value-type="float" office:value="-40.6527635187783" calcext:value-type="float">
            <text:p>-40.6527635187783</text:p>
          </table:table-cell>
          <table:table-cell table:formula="of:=([.$C$5]-([.F925]-[.$C$2]))/[.$C$6]" office:value-type="float" office:value="0.365276351877825" calcext:value-type="float">
            <text:p>0.365276351877825</text:p>
          </table:table-cell>
        </table:table-row>
        <table:table-row table:style-name="ro1">
          <table:table-cell table:number-columns-repeated="4"/>
          <table:table-cell office:value-type="float" office:value="92.4" calcext:value-type="float">
            <text:p>92.4</text:p>
          </table:table-cell>
          <table:table-cell table:formula="of:=IF([.F925]&gt;[.$C$3];[.$C$4];IF(([.F925]+0.1*[.G925])&gt;[.$C$3];20;[.F925]+0.1*[.G925]))" office:value-type="float" office:value="-40.6162358835905" calcext:value-type="float">
            <text:p>-40.6162358835905</text:p>
          </table:table-cell>
          <table:table-cell table:formula="of:=([.$C$5]-([.F926]-[.$C$2]))/[.$C$6]" office:value-type="float" office:value="0.361623588359047" calcext:value-type="float">
            <text:p>0.361623588359047</text:p>
          </table:table-cell>
        </table:table-row>
        <table:table-row table:style-name="ro1">
          <table:table-cell table:number-columns-repeated="4"/>
          <table:table-cell office:value-type="float" office:value="92.5" calcext:value-type="float">
            <text:p>92.5</text:p>
          </table:table-cell>
          <table:table-cell table:formula="of:=IF([.F926]&gt;[.$C$3];[.$C$4];IF(([.F926]+0.1*[.G926])&gt;[.$C$3];20;[.F926]+0.1*[.G926]))" office:value-type="float" office:value="-40.5800735247546" calcext:value-type="float">
            <text:p>-40.5800735247546</text:p>
          </table:table-cell>
          <table:table-cell table:formula="of:=([.$C$5]-([.F927]-[.$C$2]))/[.$C$6]" office:value-type="float" office:value="0.358007352475457" calcext:value-type="float">
            <text:p>0.358007352475457</text:p>
          </table:table-cell>
        </table:table-row>
        <table:table-row table:style-name="ro1">
          <table:table-cell table:number-columns-repeated="4"/>
          <table:table-cell office:value-type="float" office:value="92.6" calcext:value-type="float">
            <text:p>92.6</text:p>
          </table:table-cell>
          <table:table-cell table:formula="of:=IF([.F927]&gt;[.$C$3];[.$C$4];IF(([.F927]+0.1*[.G927])&gt;[.$C$3];20;[.F927]+0.1*[.G927]))" office:value-type="float" office:value="-40.544272789507" calcext:value-type="float">
            <text:p>-40.544272789507</text:p>
          </table:table-cell>
          <table:table-cell table:formula="of:=([.$C$5]-([.F928]-[.$C$2]))/[.$C$6]" office:value-type="float" office:value="0.354427278950702" calcext:value-type="float">
            <text:p>0.354427278950702</text:p>
          </table:table-cell>
        </table:table-row>
        <table:table-row table:style-name="ro1">
          <table:table-cell table:number-columns-repeated="4"/>
          <table:table-cell office:value-type="float" office:value="92.7" calcext:value-type="float">
            <text:p>92.7</text:p>
          </table:table-cell>
          <table:table-cell table:formula="of:=IF([.F928]&gt;[.$C$3];[.$C$4];IF(([.F928]+0.1*[.G928])&gt;[.$C$3];20;[.F928]+0.1*[.G928]))" office:value-type="float" office:value="-40.508830061612" calcext:value-type="float">
            <text:p>-40.508830061612</text:p>
          </table:table-cell>
          <table:table-cell table:formula="of:=([.$C$5]-([.F929]-[.$C$2]))/[.$C$6]" office:value-type="float" office:value="0.350883006161195" calcext:value-type="float">
            <text:p>0.350883006161195</text:p>
          </table:table-cell>
        </table:table-row>
        <table:table-row table:style-name="ro1">
          <table:table-cell table:number-columns-repeated="4"/>
          <table:table-cell office:value-type="float" office:value="92.8" calcext:value-type="float">
            <text:p>92.8</text:p>
          </table:table-cell>
          <table:table-cell table:formula="of:=IF([.F929]&gt;[.$C$3];[.$C$4];IF(([.F929]+0.1*[.G929])&gt;[.$C$3];20;[.F929]+0.1*[.G929]))" office:value-type="float" office:value="-40.4737417609958" calcext:value-type="float">
            <text:p>-40.4737417609958</text:p>
          </table:table-cell>
          <table:table-cell table:formula="of:=([.$C$5]-([.F930]-[.$C$2]))/[.$C$6]" office:value-type="float" office:value="0.347374176099583" calcext:value-type="float">
            <text:p>0.347374176099583</text:p>
          </table:table-cell>
        </table:table-row>
        <table:table-row table:style-name="ro1">
          <table:table-cell table:number-columns-repeated="4"/>
          <table:table-cell office:value-type="float" office:value="92.9" calcext:value-type="float">
            <text:p>92.9</text:p>
          </table:table-cell>
          <table:table-cell table:formula="of:=IF([.F930]&gt;[.$C$3];[.$C$4];IF(([.F930]+0.1*[.G930])&gt;[.$C$3];20;[.F930]+0.1*[.G930]))" office:value-type="float" office:value="-40.4390043433859" calcext:value-type="float">
            <text:p>-40.4390043433859</text:p>
          </table:table-cell>
          <table:table-cell table:formula="of:=([.$C$5]-([.F931]-[.$C$2]))/[.$C$6]" office:value-type="float" office:value="0.343900434338587" calcext:value-type="float">
            <text:p>0.343900434338587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table:formula="of:=IF([.F931]&gt;[.$C$3];[.$C$4];IF(([.F931]+0.1*[.G931])&gt;[.$C$3];20;[.F931]+0.1*[.G931]))" office:value-type="float" office:value="-40.404614299952" calcext:value-type="float">
            <text:p>-40.404614299952</text:p>
          </table:table-cell>
          <table:table-cell table:formula="of:=([.$C$5]-([.F932]-[.$C$2]))/[.$C$6]" office:value-type="float" office:value="0.340461429995201" calcext:value-type="float">
            <text:p>0.340461429995201</text:p>
          </table:table-cell>
        </table:table-row>
        <table:table-row table:style-name="ro1">
          <table:table-cell table:number-columns-repeated="4"/>
          <table:table-cell office:value-type="float" office:value="93.1" calcext:value-type="float">
            <text:p>93.1</text:p>
          </table:table-cell>
          <table:table-cell table:formula="of:=IF([.F932]&gt;[.$C$3];[.$C$4];IF(([.F932]+0.1*[.G932])&gt;[.$C$3];20;[.F932]+0.1*[.G932]))" office:value-type="float" office:value="-40.3705681569525" calcext:value-type="float">
            <text:p>-40.3705681569525</text:p>
          </table:table-cell>
          <table:table-cell table:formula="of:=([.$C$5]-([.F933]-[.$C$2]))/[.$C$6]" office:value-type="float" office:value="0.337056815695249" calcext:value-type="float">
            <text:p>0.337056815695249</text:p>
          </table:table-cell>
        </table:table-row>
        <table:table-row table:style-name="ro1">
          <table:table-cell table:number-columns-repeated="4"/>
          <table:table-cell office:value-type="float" office:value="93.2" calcext:value-type="float">
            <text:p>93.2</text:p>
          </table:table-cell>
          <table:table-cell table:formula="of:=IF([.F933]&gt;[.$C$3];[.$C$4];IF(([.F933]+0.1*[.G933])&gt;[.$C$3];20;[.F933]+0.1*[.G933]))" office:value-type="float" office:value="-40.336862475383" calcext:value-type="float">
            <text:p>-40.336862475383</text:p>
          </table:table-cell>
          <table:table-cell table:formula="of:=([.$C$5]-([.F934]-[.$C$2]))/[.$C$6]" office:value-type="float" office:value="0.333686247538296" calcext:value-type="float">
            <text:p>0.333686247538296</text:p>
          </table:table-cell>
        </table:table-row>
        <table:table-row table:style-name="ro1">
          <table:table-cell table:number-columns-repeated="4"/>
          <table:table-cell office:value-type="float" office:value="93.3" calcext:value-type="float">
            <text:p>93.3</text:p>
          </table:table-cell>
          <table:table-cell table:formula="of:=IF([.F934]&gt;[.$C$3];[.$C$4];IF(([.F934]+0.1*[.G934])&gt;[.$C$3];20;[.F934]+0.1*[.G934]))" office:value-type="float" office:value="-40.3034938506291" calcext:value-type="float">
            <text:p>-40.3034938506291</text:p>
          </table:table-cell>
          <table:table-cell table:formula="of:=([.$C$5]-([.F935]-[.$C$2]))/[.$C$6]" office:value-type="float" office:value="0.330349385062914" calcext:value-type="float">
            <text:p>0.330349385062914</text:p>
          </table:table-cell>
        </table:table-row>
        <table:table-row table:style-name="ro1">
          <table:table-cell table:number-columns-repeated="4"/>
          <table:table-cell office:value-type="float" office:value="93.4" calcext:value-type="float">
            <text:p>93.4</text:p>
          </table:table-cell>
          <table:table-cell table:formula="of:=IF([.F935]&gt;[.$C$3];[.$C$4];IF(([.F935]+0.1*[.G935])&gt;[.$C$3];20;[.F935]+0.1*[.G935]))" office:value-type="float" office:value="-40.2704589121228" calcext:value-type="float">
            <text:p>-40.2704589121228</text:p>
          </table:table-cell>
          <table:table-cell table:formula="of:=([.$C$5]-([.F936]-[.$C$2]))/[.$C$6]" office:value-type="float" office:value="0.327045891212285" calcext:value-type="float">
            <text:p>0.327045891212285</text:p>
          </table:table-cell>
        </table:table-row>
        <table:table-row table:style-name="ro1">
          <table:table-cell table:number-columns-repeated="4"/>
          <table:table-cell office:value-type="float" office:value="93.5" calcext:value-type="float">
            <text:p>93.5</text:p>
          </table:table-cell>
          <table:table-cell table:formula="of:=IF([.F936]&gt;[.$C$3];[.$C$4];IF(([.F936]+0.1*[.G936])&gt;[.$C$3];20;[.F936]+0.1*[.G936]))" office:value-type="float" office:value="-40.2377543230016" calcext:value-type="float">
            <text:p>-40.2377543230016</text:p>
          </table:table-cell>
          <table:table-cell table:formula="of:=([.$C$5]-([.F937]-[.$C$2]))/[.$C$6]" office:value-type="float" office:value="0.323775432300162" calcext:value-type="float">
            <text:p>0.323775432300162</text:p>
          </table:table-cell>
        </table:table-row>
        <table:table-row table:style-name="ro1">
          <table:table-cell table:number-columns-repeated="4"/>
          <table:table-cell office:value-type="float" office:value="93.6" calcext:value-type="float">
            <text:p>93.6</text:p>
          </table:table-cell>
          <table:table-cell table:formula="of:=IF([.F937]&gt;[.$C$3];[.$C$4];IF(([.F937]+0.1*[.G937])&gt;[.$C$3];20;[.F937]+0.1*[.G937]))" office:value-type="float" office:value="-40.2053767797716" calcext:value-type="float">
            <text:p>-40.2053767797716</text:p>
          </table:table-cell>
          <table:table-cell table:formula="of:=([.$C$5]-([.F938]-[.$C$2]))/[.$C$6]" office:value-type="float" office:value="0.32053767797716" calcext:value-type="float">
            <text:p>0.32053767797716</text:p>
          </table:table-cell>
        </table:table-row>
        <table:table-row table:style-name="ro1">
          <table:table-cell table:number-columns-repeated="4"/>
          <table:table-cell office:value-type="float" office:value="93.7" calcext:value-type="float">
            <text:p>93.7</text:p>
          </table:table-cell>
          <table:table-cell table:formula="of:=IF([.F938]&gt;[.$C$3];[.$C$4];IF(([.F938]+0.1*[.G938])&gt;[.$C$3];20;[.F938]+0.1*[.G938]))" office:value-type="float" office:value="-40.1733230119739" calcext:value-type="float">
            <text:p>-40.1733230119739</text:p>
          </table:table-cell>
          <table:table-cell table:formula="of:=([.$C$5]-([.F939]-[.$C$2]))/[.$C$6]" office:value-type="float" office:value="0.317332301197388" calcext:value-type="float">
            <text:p>0.317332301197388</text:p>
          </table:table-cell>
        </table:table-row>
        <table:table-row table:style-name="ro1">
          <table:table-cell table:number-columns-repeated="4"/>
          <table:table-cell office:value-type="float" office:value="93.8" calcext:value-type="float">
            <text:p>93.8</text:p>
          </table:table-cell>
          <table:table-cell table:formula="of:=IF([.F939]&gt;[.$C$3];[.$C$4];IF(([.F939]+0.1*[.G939])&gt;[.$C$3];20;[.F939]+0.1*[.G939]))" office:value-type="float" office:value="-40.1415897818541" calcext:value-type="float">
            <text:p>-40.1415897818541</text:p>
          </table:table-cell>
          <table:table-cell table:formula="of:=([.$C$5]-([.F940]-[.$C$2]))/[.$C$6]" office:value-type="float" office:value="0.314158978185414" calcext:value-type="float">
            <text:p>0.314158978185414</text:p>
          </table:table-cell>
        </table:table-row>
        <table:table-row table:style-name="ro1">
          <table:table-cell table:number-columns-repeated="4"/>
          <table:table-cell office:value-type="float" office:value="93.9" calcext:value-type="float">
            <text:p>93.9</text:p>
          </table:table-cell>
          <table:table-cell table:formula="of:=IF([.F940]&gt;[.$C$3];[.$C$4];IF(([.F940]+0.1*[.G940])&gt;[.$C$3];20;[.F940]+0.1*[.G940]))" office:value-type="float" office:value="-40.1101738840356" calcext:value-type="float">
            <text:p>-40.1101738840356</text:p>
          </table:table-cell>
          <table:table-cell table:formula="of:=([.$C$5]-([.F941]-[.$C$2]))/[.$C$6]" office:value-type="float" office:value="0.31101738840356" calcext:value-type="float">
            <text:p>0.31101738840356</text:p>
          </table:table-cell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table:formula="of:=IF([.F941]&gt;[.$C$3];[.$C$4];IF(([.F941]+0.1*[.G941])&gt;[.$C$3];20;[.F941]+0.1*[.G941]))" office:value-type="float" office:value="-40.0790721451953" calcext:value-type="float">
            <text:p>-40.0790721451953</text:p>
          </table:table-cell>
          <table:table-cell table:formula="of:=([.$C$5]-([.F942]-[.$C$2]))/[.$C$6]" office:value-type="float" office:value="0.307907214519525" calcext:value-type="float">
            <text:p>0.307907214519525</text:p>
          </table:table-cell>
        </table:table-row>
        <table:table-row table:style-name="ro1">
          <table:table-cell table:number-columns-repeated="4"/>
          <table:table-cell office:value-type="float" office:value="94.1" calcext:value-type="float">
            <text:p>94.1</text:p>
          </table:table-cell>
          <table:table-cell table:formula="of:=IF([.F942]&gt;[.$C$3];[.$C$4];IF(([.F942]+0.1*[.G942])&gt;[.$C$3];20;[.F942]+0.1*[.G942]))" office:value-type="float" office:value="-40.0482814237433" calcext:value-type="float">
            <text:p>-40.0482814237433</text:p>
          </table:table-cell>
          <table:table-cell table:formula="of:=([.$C$5]-([.F943]-[.$C$2]))/[.$C$6]" office:value-type="float" office:value="0.30482814237433" calcext:value-type="float">
            <text:p>0.30482814237433</text:p>
          </table:table-cell>
        </table:table-row>
        <table:table-row table:style-name="ro1">
          <table:table-cell table:number-columns-repeated="4"/>
          <table:table-cell office:value-type="float" office:value="94.2" calcext:value-type="float">
            <text:p>94.2</text:p>
          </table:table-cell>
          <table:table-cell table:formula="of:=IF([.F943]&gt;[.$C$3];[.$C$4];IF(([.F943]+0.1*[.G943])&gt;[.$C$3];20;[.F943]+0.1*[.G943]))" office:value-type="float" office:value="-40.0177986095059" calcext:value-type="float">
            <text:p>-40.0177986095059</text:p>
          </table:table-cell>
          <table:table-cell table:formula="of:=([.$C$5]-([.F944]-[.$C$2]))/[.$C$6]" office:value-type="float" office:value="0.301779860950587" calcext:value-type="float">
            <text:p>0.301779860950587</text:p>
          </table:table-cell>
        </table:table-row>
        <table:table-row table:style-name="ro1">
          <table:table-cell table:number-columns-repeated="4"/>
          <table:table-cell office:value-type="float" office:value="94.3" calcext:value-type="float">
            <text:p>94.3</text:p>
          </table:table-cell>
          <table:table-cell table:formula="of:=IF([.F944]&gt;[.$C$3];[.$C$4];IF(([.F944]+0.1*[.G944])&gt;[.$C$3];20;[.F944]+0.1*[.G944]))" office:value-type="float" office:value="20" calcext:value-type="float">
            <text:p>20</text:p>
          </table:table-cell>
          <table:table-cell table:formula="of:=([.$C$5]-([.F945]-[.$C$2]))/[.$C$6]" office:value-type="float" office:value="-5.7" calcext:value-type="float">
            <text:p>-5.7</text:p>
          </table:table-cell>
        </table:table-row>
        <table:table-row table:style-name="ro1">
          <table:table-cell table:number-columns-repeated="4"/>
          <table:table-cell office:value-type="float" office:value="94.4" calcext:value-type="float">
            <text:p>94.4</text:p>
          </table:table-cell>
          <table:table-cell table:formula="of:=IF([.F945]&gt;[.$C$3];[.$C$4];IF(([.F945]+0.1*[.G945])&gt;[.$C$3];20;[.F945]+0.1*[.G945]))" office:value-type="float" office:value="-70" calcext:value-type="float">
            <text:p>-70</text:p>
          </table:table-cell>
          <table:table-cell table:formula="of:=([.$C$5]-([.F946]-[.$C$2]))/[.$C$6]" office:value-type="float" office:value="3.3" calcext:value-type="float">
            <text:p>3.3</text:p>
          </table:table-cell>
        </table:table-row>
        <table:table-row table:style-name="ro1">
          <table:table-cell table:number-columns-repeated="4"/>
          <table:table-cell office:value-type="float" office:value="94.5" calcext:value-type="float">
            <text:p>94.5</text:p>
          </table:table-cell>
          <table:table-cell table:formula="of:=IF([.F946]&gt;[.$C$3];[.$C$4];IF(([.F946]+0.1*[.G946])&gt;[.$C$3];20;[.F946]+0.1*[.G946]))" office:value-type="float" office:value="-69.67" calcext:value-type="float">
            <text:p>-69.67</text:p>
          </table:table-cell>
          <table:table-cell table:formula="of:=([.$C$5]-([.F947]-[.$C$2]))/[.$C$6]" office:value-type="float" office:value="3.267" calcext:value-type="float">
            <text:p>3.267</text:p>
          </table:table-cell>
        </table:table-row>
        <table:table-row table:style-name="ro1">
          <table:table-cell table:number-columns-repeated="4"/>
          <table:table-cell office:value-type="float" office:value="94.6" calcext:value-type="float">
            <text:p>94.6</text:p>
          </table:table-cell>
          <table:table-cell table:formula="of:=IF([.F947]&gt;[.$C$3];[.$C$4];IF(([.F947]+0.1*[.G947])&gt;[.$C$3];20;[.F947]+0.1*[.G947]))" office:value-type="float" office:value="-69.3433" calcext:value-type="float">
            <text:p>-69.3433</text:p>
          </table:table-cell>
          <table:table-cell table:formula="of:=([.$C$5]-([.F948]-[.$C$2]))/[.$C$6]" office:value-type="float" office:value="3.23433" calcext:value-type="float">
            <text:p>3.23433</text:p>
          </table:table-cell>
        </table:table-row>
        <table:table-row table:style-name="ro1">
          <table:table-cell table:number-columns-repeated="4"/>
          <table:table-cell office:value-type="float" office:value="94.7" calcext:value-type="float">
            <text:p>94.7</text:p>
          </table:table-cell>
          <table:table-cell table:formula="of:=IF([.F948]&gt;[.$C$3];[.$C$4];IF(([.F948]+0.1*[.G948])&gt;[.$C$3];20;[.F948]+0.1*[.G948]))" office:value-type="float" office:value="-69.019867" calcext:value-type="float">
            <text:p>-69.019867</text:p>
          </table:table-cell>
          <table:table-cell table:formula="of:=([.$C$5]-([.F949]-[.$C$2]))/[.$C$6]" office:value-type="float" office:value="3.2019867" calcext:value-type="float">
            <text:p>3.2019867</text:p>
          </table:table-cell>
        </table:table-row>
        <table:table-row table:style-name="ro1">
          <table:table-cell table:number-columns-repeated="4"/>
          <table:table-cell office:value-type="float" office:value="94.8" calcext:value-type="float">
            <text:p>94.8</text:p>
          </table:table-cell>
          <table:table-cell table:formula="of:=IF([.F949]&gt;[.$C$3];[.$C$4];IF(([.F949]+0.1*[.G949])&gt;[.$C$3];20;[.F949]+0.1*[.G949]))" office:value-type="float" office:value="-68.69966833" calcext:value-type="float">
            <text:p>-68.69966833</text:p>
          </table:table-cell>
          <table:table-cell table:formula="of:=([.$C$5]-([.F950]-[.$C$2]))/[.$C$6]" office:value-type="float" office:value="3.169966833" calcext:value-type="float">
            <text:p>3.169966833</text:p>
          </table:table-cell>
        </table:table-row>
        <table:table-row table:style-name="ro1">
          <table:table-cell table:number-columns-repeated="4"/>
          <table:table-cell office:value-type="float" office:value="94.9" calcext:value-type="float">
            <text:p>94.9</text:p>
          </table:table-cell>
          <table:table-cell table:formula="of:=IF([.F950]&gt;[.$C$3];[.$C$4];IF(([.F950]+0.1*[.G950])&gt;[.$C$3];20;[.F950]+0.1*[.G950]))" office:value-type="float" office:value="-68.3826716467" calcext:value-type="float">
            <text:p>-68.3826716467</text:p>
          </table:table-cell>
          <table:table-cell table:formula="of:=([.$C$5]-([.F951]-[.$C$2]))/[.$C$6]" office:value-type="float" office:value="3.13826716467" calcext:value-type="float">
            <text:p>3.13826716467</text:p>
          </table:table-cell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table:formula="of:=IF([.F951]&gt;[.$C$3];[.$C$4];IF(([.F951]+0.1*[.G951])&gt;[.$C$3];20;[.F951]+0.1*[.G951]))" office:value-type="float" office:value="-68.068844930233" calcext:value-type="float">
            <text:p>-68.068844930233</text:p>
          </table:table-cell>
          <table:table-cell table:formula="of:=([.$C$5]-([.F952]-[.$C$2]))/[.$C$6]" office:value-type="float" office:value="3.1068844930233" calcext:value-type="float">
            <text:p>3.1068844930233</text:p>
          </table:table-cell>
        </table:table-row>
        <table:table-row table:style-name="ro1">
          <table:table-cell table:number-columns-repeated="4"/>
          <table:table-cell office:value-type="float" office:value="95.1" calcext:value-type="float">
            <text:p>95.1</text:p>
          </table:table-cell>
          <table:table-cell table:formula="of:=IF([.F952]&gt;[.$C$3];[.$C$4];IF(([.F952]+0.1*[.G952])&gt;[.$C$3];20;[.F952]+0.1*[.G952]))" office:value-type="float" office:value="-67.7581564809307" calcext:value-type="float">
            <text:p>-67.7581564809307</text:p>
          </table:table-cell>
          <table:table-cell table:formula="of:=([.$C$5]-([.F953]-[.$C$2]))/[.$C$6]" office:value-type="float" office:value="3.07581564809307" calcext:value-type="float">
            <text:p>3.07581564809307</text:p>
          </table:table-cell>
        </table:table-row>
        <table:table-row table:style-name="ro1">
          <table:table-cell table:number-columns-repeated="4"/>
          <table:table-cell office:value-type="float" office:value="95.2" calcext:value-type="float">
            <text:p>95.2</text:p>
          </table:table-cell>
          <table:table-cell table:formula="of:=IF([.F953]&gt;[.$C$3];[.$C$4];IF(([.F953]+0.1*[.G953])&gt;[.$C$3];20;[.F953]+0.1*[.G953]))" office:value-type="float" office:value="-67.4505749161214" calcext:value-type="float">
            <text:p>-67.4505749161214</text:p>
          </table:table-cell>
          <table:table-cell table:formula="of:=([.$C$5]-([.F954]-[.$C$2]))/[.$C$6]" office:value-type="float" office:value="3.04505749161214" calcext:value-type="float">
            <text:p>3.04505749161214</text:p>
          </table:table-cell>
        </table:table-row>
        <table:table-row table:style-name="ro1">
          <table:table-cell table:number-columns-repeated="4"/>
          <table:table-cell office:value-type="float" office:value="95.3" calcext:value-type="float">
            <text:p>95.3</text:p>
          </table:table-cell>
          <table:table-cell table:formula="of:=IF([.F954]&gt;[.$C$3];[.$C$4];IF(([.F954]+0.1*[.G954])&gt;[.$C$3];20;[.F954]+0.1*[.G954]))" office:value-type="float" office:value="-67.1460691669602" calcext:value-type="float">
            <text:p>-67.1460691669602</text:p>
          </table:table-cell>
          <table:table-cell table:formula="of:=([.$C$5]-([.F955]-[.$C$2]))/[.$C$6]" office:value-type="float" office:value="3.01460691669601" calcext:value-type="float">
            <text:p>3.01460691669601</text:p>
          </table:table-cell>
        </table:table-row>
        <table:table-row table:style-name="ro1">
          <table:table-cell table:number-columns-repeated="4"/>
          <table:table-cell office:value-type="float" office:value="95.4" calcext:value-type="float">
            <text:p>95.4</text:p>
          </table:table-cell>
          <table:table-cell table:formula="of:=IF([.F955]&gt;[.$C$3];[.$C$4];IF(([.F955]+0.1*[.G955])&gt;[.$C$3];20;[.F955]+0.1*[.G955]))" office:value-type="float" office:value="-66.8446084752905" calcext:value-type="float">
            <text:p>-66.8446084752905</text:p>
          </table:table-cell>
          <table:table-cell table:formula="of:=([.$C$5]-([.F956]-[.$C$2]))/[.$C$6]" office:value-type="float" office:value="2.98446084752905" calcext:value-type="float">
            <text:p>2.98446084752905</text:p>
          </table:table-cell>
        </table:table-row>
        <table:table-row table:style-name="ro1">
          <table:table-cell table:number-columns-repeated="4"/>
          <table:table-cell office:value-type="float" office:value="95.5" calcext:value-type="float">
            <text:p>95.5</text:p>
          </table:table-cell>
          <table:table-cell table:formula="of:=IF([.F956]&gt;[.$C$3];[.$C$4];IF(([.F956]+0.1*[.G956])&gt;[.$C$3];20;[.F956]+0.1*[.G956]))" office:value-type="float" office:value="-66.5461623905376" calcext:value-type="float">
            <text:p>-66.5461623905376</text:p>
          </table:table-cell>
          <table:table-cell table:formula="of:=([.$C$5]-([.F957]-[.$C$2]))/[.$C$6]" office:value-type="float" office:value="2.95461623905376" calcext:value-type="float">
            <text:p>2.95461623905376</text:p>
          </table:table-cell>
        </table:table-row>
        <table:table-row table:style-name="ro1">
          <table:table-cell table:number-columns-repeated="4"/>
          <table:table-cell office:value-type="float" office:value="95.6" calcext:value-type="float">
            <text:p>95.6</text:p>
          </table:table-cell>
          <table:table-cell table:formula="of:=IF([.F957]&gt;[.$C$3];[.$C$4];IF(([.F957]+0.1*[.G957])&gt;[.$C$3];20;[.F957]+0.1*[.G957]))" office:value-type="float" office:value="-66.2507007666323" calcext:value-type="float">
            <text:p>-66.2507007666323</text:p>
          </table:table-cell>
          <table:table-cell table:formula="of:=([.$C$5]-([.F958]-[.$C$2]))/[.$C$6]" office:value-type="float" office:value="2.92507007666322" calcext:value-type="float">
            <text:p>2.92507007666322</text:p>
          </table:table-cell>
        </table:table-row>
        <table:table-row table:style-name="ro1">
          <table:table-cell table:number-columns-repeated="4"/>
          <table:table-cell office:value-type="float" office:value="95.7" calcext:value-type="float">
            <text:p>95.7</text:p>
          </table:table-cell>
          <table:table-cell table:formula="of:=IF([.F958]&gt;[.$C$3];[.$C$4];IF(([.F958]+0.1*[.G958])&gt;[.$C$3];20;[.F958]+0.1*[.G958]))" office:value-type="float" office:value="-65.9581937589659" calcext:value-type="float">
            <text:p>-65.9581937589659</text:p>
          </table:table-cell>
          <table:table-cell table:formula="of:=([.$C$5]-([.F959]-[.$C$2]))/[.$C$6]" office:value-type="float" office:value="2.89581937589659" calcext:value-type="float">
            <text:p>2.89581937589659</text:p>
          </table:table-cell>
        </table:table-row>
        <table:table-row table:style-name="ro1">
          <table:table-cell table:number-columns-repeated="4"/>
          <table:table-cell office:value-type="float" office:value="95.8" calcext:value-type="float">
            <text:p>95.8</text:p>
          </table:table-cell>
          <table:table-cell table:formula="of:=IF([.F959]&gt;[.$C$3];[.$C$4];IF(([.F959]+0.1*[.G959])&gt;[.$C$3];20;[.F959]+0.1*[.G959]))" office:value-type="float" office:value="-65.6686118213763" calcext:value-type="float">
            <text:p>-65.6686118213763</text:p>
          </table:table-cell>
          <table:table-cell table:formula="of:=([.$C$5]-([.F960]-[.$C$2]))/[.$C$6]" office:value-type="float" office:value="2.86686118213763" calcext:value-type="float">
            <text:p>2.86686118213763</text:p>
          </table:table-cell>
        </table:table-row>
        <table:table-row table:style-name="ro1">
          <table:table-cell table:number-columns-repeated="4"/>
          <table:table-cell office:value-type="float" office:value="95.9" calcext:value-type="float">
            <text:p>95.9</text:p>
          </table:table-cell>
          <table:table-cell table:formula="of:=IF([.F960]&gt;[.$C$3];[.$C$4];IF(([.F960]+0.1*[.G960])&gt;[.$C$3];20;[.F960]+0.1*[.G960]))" office:value-type="float" office:value="-65.3819257031625" calcext:value-type="float">
            <text:p>-65.3819257031625</text:p>
          </table:table-cell>
          <table:table-cell table:formula="of:=([.$C$5]-([.F961]-[.$C$2]))/[.$C$6]" office:value-type="float" office:value="2.83819257031625" calcext:value-type="float">
            <text:p>2.83819257031625</text:p>
          </table:table-cell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table:formula="of:=IF([.F961]&gt;[.$C$3];[.$C$4];IF(([.F961]+0.1*[.G961])&gt;[.$C$3];20;[.F961]+0.1*[.G961]))" office:value-type="float" office:value="-65.0981064461309" calcext:value-type="float">
            <text:p>-65.0981064461309</text:p>
          </table:table-cell>
          <table:table-cell table:formula="of:=([.$C$5]-([.F962]-[.$C$2]))/[.$C$6]" office:value-type="float" office:value="2.80981064461309" calcext:value-type="float">
            <text:p>2.80981064461309</text:p>
          </table:table-cell>
        </table:table-row>
        <table:table-row table:style-name="ro1">
          <table:table-cell table:number-columns-repeated="4"/>
          <table:table-cell office:value-type="float" office:value="96.1" calcext:value-type="float">
            <text:p>96.1</text:p>
          </table:table-cell>
          <table:table-cell table:formula="of:=IF([.F962]&gt;[.$C$3];[.$C$4];IF(([.F962]+0.1*[.G962])&gt;[.$C$3];20;[.F962]+0.1*[.G962]))" office:value-type="float" office:value="-64.8171253816696" calcext:value-type="float">
            <text:p>-64.8171253816696</text:p>
          </table:table-cell>
          <table:table-cell table:formula="of:=([.$C$5]-([.F963]-[.$C$2]))/[.$C$6]" office:value-type="float" office:value="2.78171253816696" calcext:value-type="float">
            <text:p>2.78171253816696</text:p>
          </table:table-cell>
        </table:table-row>
        <table:table-row table:style-name="ro1">
          <table:table-cell table:number-columns-repeated="4"/>
          <table:table-cell office:value-type="float" office:value="96.2" calcext:value-type="float">
            <text:p>96.2</text:p>
          </table:table-cell>
          <table:table-cell table:formula="of:=IF([.F963]&gt;[.$C$3];[.$C$4];IF(([.F963]+0.1*[.G963])&gt;[.$C$3];20;[.F963]+0.1*[.G963]))" office:value-type="float" office:value="-64.5389541278529" calcext:value-type="float">
            <text:p>-64.5389541278529</text:p>
          </table:table-cell>
          <table:table-cell table:formula="of:=([.$C$5]-([.F964]-[.$C$2]))/[.$C$6]" office:value-type="float" office:value="2.75389541278529" calcext:value-type="float">
            <text:p>2.75389541278529</text:p>
          </table:table-cell>
        </table:table-row>
        <table:table-row table:style-name="ro1">
          <table:table-cell table:number-columns-repeated="4"/>
          <table:table-cell office:value-type="float" office:value="96.3" calcext:value-type="float">
            <text:p>96.3</text:p>
          </table:table-cell>
          <table:table-cell table:formula="of:=IF([.F964]&gt;[.$C$3];[.$C$4];IF(([.F964]+0.1*[.G964])&gt;[.$C$3];20;[.F964]+0.1*[.G964]))" office:value-type="float" office:value="-64.2635645865744" calcext:value-type="float">
            <text:p>-64.2635645865744</text:p>
          </table:table-cell>
          <table:table-cell table:formula="of:=([.$C$5]-([.F965]-[.$C$2]))/[.$C$6]" office:value-type="float" office:value="2.72635645865743" calcext:value-type="float">
            <text:p>2.72635645865743</text:p>
          </table:table-cell>
        </table:table-row>
        <table:table-row table:style-name="ro1">
          <table:table-cell table:number-columns-repeated="4"/>
          <table:table-cell office:value-type="float" office:value="96.4" calcext:value-type="float">
            <text:p>96.4</text:p>
          </table:table-cell>
          <table:table-cell table:formula="of:=IF([.F965]&gt;[.$C$3];[.$C$4];IF(([.F965]+0.1*[.G965])&gt;[.$C$3];20;[.F965]+0.1*[.G965]))" office:value-type="float" office:value="-63.9909289407086" calcext:value-type="float">
            <text:p>-63.9909289407086</text:p>
          </table:table-cell>
          <table:table-cell table:formula="of:=([.$C$5]-([.F966]-[.$C$2]))/[.$C$6]" office:value-type="float" office:value="2.69909289407086" calcext:value-type="float">
            <text:p>2.69909289407086</text:p>
          </table:table-cell>
        </table:table-row>
        <table:table-row table:style-name="ro1">
          <table:table-cell table:number-columns-repeated="4"/>
          <table:table-cell office:value-type="float" office:value="96.5" calcext:value-type="float">
            <text:p>96.5</text:p>
          </table:table-cell>
          <table:table-cell table:formula="of:=IF([.F966]&gt;[.$C$3];[.$C$4];IF(([.F966]+0.1*[.G966])&gt;[.$C$3];20;[.F966]+0.1*[.G966]))" office:value-type="float" office:value="-63.7210196513015" calcext:value-type="float">
            <text:p>-63.7210196513015</text:p>
          </table:table-cell>
          <table:table-cell table:formula="of:=([.$C$5]-([.F967]-[.$C$2]))/[.$C$6]" office:value-type="float" office:value="2.67210196513015" calcext:value-type="float">
            <text:p>2.67210196513015</text:p>
          </table:table-cell>
        </table:table-row>
        <table:table-row table:style-name="ro1">
          <table:table-cell table:number-columns-repeated="4"/>
          <table:table-cell office:value-type="float" office:value="96.6" calcext:value-type="float">
            <text:p>96.6</text:p>
          </table:table-cell>
          <table:table-cell table:formula="of:=IF([.F967]&gt;[.$C$3];[.$C$4];IF(([.F967]+0.1*[.G967])&gt;[.$C$3];20;[.F967]+0.1*[.G967]))" office:value-type="float" office:value="-63.4538094547885" calcext:value-type="float">
            <text:p>-63.4538094547885</text:p>
          </table:table-cell>
          <table:table-cell table:formula="of:=([.$C$5]-([.F968]-[.$C$2]))/[.$C$6]" office:value-type="float" office:value="2.64538094547885" calcext:value-type="float">
            <text:p>2.64538094547885</text:p>
          </table:table-cell>
        </table:table-row>
        <table:table-row table:style-name="ro1">
          <table:table-cell table:number-columns-repeated="4"/>
          <table:table-cell office:value-type="float" office:value="96.7" calcext:value-type="float">
            <text:p>96.7</text:p>
          </table:table-cell>
          <table:table-cell table:formula="of:=IF([.F968]&gt;[.$C$3];[.$C$4];IF(([.F968]+0.1*[.G968])&gt;[.$C$3];20;[.F968]+0.1*[.G968]))" office:value-type="float" office:value="-63.1892713602406" calcext:value-type="float">
            <text:p>-63.1892713602406</text:p>
          </table:table-cell>
          <table:table-cell table:formula="of:=([.$C$5]-([.F969]-[.$C$2]))/[.$C$6]" office:value-type="float" office:value="2.61892713602406" calcext:value-type="float">
            <text:p>2.61892713602406</text:p>
          </table:table-cell>
        </table:table-row>
        <table:table-row table:style-name="ro1">
          <table:table-cell table:number-columns-repeated="4"/>
          <table:table-cell office:value-type="float" office:value="96.8" calcext:value-type="float">
            <text:p>96.8</text:p>
          </table:table-cell>
          <table:table-cell table:formula="of:=IF([.F969]&gt;[.$C$3];[.$C$4];IF(([.F969]+0.1*[.G969])&gt;[.$C$3];20;[.F969]+0.1*[.G969]))" office:value-type="float" office:value="-62.9273786466382" calcext:value-type="float">
            <text:p>-62.9273786466382</text:p>
          </table:table-cell>
          <table:table-cell table:formula="of:=([.$C$5]-([.F970]-[.$C$2]))/[.$C$6]" office:value-type="float" office:value="2.59273786466382" calcext:value-type="float">
            <text:p>2.59273786466382</text:p>
          </table:table-cell>
        </table:table-row>
        <table:table-row table:style-name="ro1">
          <table:table-cell table:number-columns-repeated="4"/>
          <table:table-cell office:value-type="float" office:value="96.9" calcext:value-type="float">
            <text:p>96.9</text:p>
          </table:table-cell>
          <table:table-cell table:formula="of:=IF([.F970]&gt;[.$C$3];[.$C$4];IF(([.F970]+0.1*[.G970])&gt;[.$C$3];20;[.F970]+0.1*[.G970]))" office:value-type="float" office:value="-62.6681048601718" calcext:value-type="float">
            <text:p>-62.6681048601718</text:p>
          </table:table-cell>
          <table:table-cell table:formula="of:=([.$C$5]-([.F971]-[.$C$2]))/[.$C$6]" office:value-type="float" office:value="2.56681048601718" calcext:value-type="float">
            <text:p>2.56681048601718</text:p>
          </table:table-cell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table:formula="of:=IF([.F971]&gt;[.$C$3];[.$C$4];IF(([.F971]+0.1*[.G971])&gt;[.$C$3];20;[.F971]+0.1*[.G971]))" office:value-type="float" office:value="-62.4114238115701" calcext:value-type="float">
            <text:p>-62.4114238115701</text:p>
          </table:table-cell>
          <table:table-cell table:formula="of:=([.$C$5]-([.F972]-[.$C$2]))/[.$C$6]" office:value-type="float" office:value="2.54114238115701" calcext:value-type="float">
            <text:p>2.54114238115701</text:p>
          </table:table-cell>
        </table:table-row>
        <table:table-row table:style-name="ro1">
          <table:table-cell table:number-columns-repeated="4"/>
          <table:table-cell office:value-type="float" office:value="97.1" calcext:value-type="float">
            <text:p>97.1</text:p>
          </table:table-cell>
          <table:table-cell table:formula="of:=IF([.F972]&gt;[.$C$3];[.$C$4];IF(([.F972]+0.1*[.G972])&gt;[.$C$3];20;[.F972]+0.1*[.G972]))" office:value-type="float" office:value="-62.1573095734544" calcext:value-type="float">
            <text:p>-62.1573095734544</text:p>
          </table:table-cell>
          <table:table-cell table:formula="of:=([.$C$5]-([.F973]-[.$C$2]))/[.$C$6]" office:value-type="float" office:value="2.51573095734544" calcext:value-type="float">
            <text:p>2.51573095734544</text:p>
          </table:table-cell>
        </table:table-row>
        <table:table-row table:style-name="ro1">
          <table:table-cell table:number-columns-repeated="4"/>
          <table:table-cell office:value-type="float" office:value="97.2" calcext:value-type="float">
            <text:p>97.2</text:p>
          </table:table-cell>
          <table:table-cell table:formula="of:=IF([.F973]&gt;[.$C$3];[.$C$4];IF(([.F973]+0.1*[.G973])&gt;[.$C$3];20;[.F973]+0.1*[.G973]))" office:value-type="float" office:value="-61.9057364777199" calcext:value-type="float">
            <text:p>-61.9057364777199</text:p>
          </table:table-cell>
          <table:table-cell table:formula="of:=([.$C$5]-([.F974]-[.$C$2]))/[.$C$6]" office:value-type="float" office:value="2.49057364777199" calcext:value-type="float">
            <text:p>2.49057364777199</text:p>
          </table:table-cell>
        </table:table-row>
        <table:table-row table:style-name="ro1">
          <table:table-cell table:number-columns-repeated="4"/>
          <table:table-cell office:value-type="float" office:value="97.3" calcext:value-type="float">
            <text:p>97.3</text:p>
          </table:table-cell>
          <table:table-cell table:formula="of:=IF([.F974]&gt;[.$C$3];[.$C$4];IF(([.F974]+0.1*[.G974])&gt;[.$C$3];20;[.F974]+0.1*[.G974]))" office:value-type="float" office:value="-61.6566791129427" calcext:value-type="float">
            <text:p>-61.6566791129427</text:p>
          </table:table-cell>
          <table:table-cell table:formula="of:=([.$C$5]-([.F975]-[.$C$2]))/[.$C$6]" office:value-type="float" office:value="2.46566791129427" calcext:value-type="float">
            <text:p>2.46566791129427</text:p>
          </table:table-cell>
        </table:table-row>
        <table:table-row table:style-name="ro1">
          <table:table-cell table:number-columns-repeated="4"/>
          <table:table-cell office:value-type="float" office:value="97.4" calcext:value-type="float">
            <text:p>97.4</text:p>
          </table:table-cell>
          <table:table-cell table:formula="of:=IF([.F975]&gt;[.$C$3];[.$C$4];IF(([.F975]+0.1*[.G975])&gt;[.$C$3];20;[.F975]+0.1*[.G975]))" office:value-type="float" office:value="-61.4101123218132" calcext:value-type="float">
            <text:p>-61.4101123218132</text:p>
          </table:table-cell>
          <table:table-cell table:formula="of:=([.$C$5]-([.F976]-[.$C$2]))/[.$C$6]" office:value-type="float" office:value="2.44101123218132" calcext:value-type="float">
            <text:p>2.44101123218132</text:p>
          </table:table-cell>
        </table:table-row>
        <table:table-row table:style-name="ro1">
          <table:table-cell table:number-columns-repeated="4"/>
          <table:table-cell office:value-type="float" office:value="97.5" calcext:value-type="float">
            <text:p>97.5</text:p>
          </table:table-cell>
          <table:table-cell table:formula="of:=IF([.F976]&gt;[.$C$3];[.$C$4];IF(([.F976]+0.1*[.G976])&gt;[.$C$3];20;[.F976]+0.1*[.G976]))" office:value-type="float" office:value="-61.1660111985951" calcext:value-type="float">
            <text:p>-61.1660111985951</text:p>
          </table:table-cell>
          <table:table-cell table:formula="of:=([.$C$5]-([.F977]-[.$C$2]))/[.$C$6]" office:value-type="float" office:value="2.41660111985951" calcext:value-type="float">
            <text:p>2.41660111985951</text:p>
          </table:table-cell>
        </table:table-row>
        <table:table-row table:style-name="ro1">
          <table:table-cell table:number-columns-repeated="4"/>
          <table:table-cell office:value-type="float" office:value="97.6" calcext:value-type="float">
            <text:p>97.6</text:p>
          </table:table-cell>
          <table:table-cell table:formula="of:=IF([.F977]&gt;[.$C$3];[.$C$4];IF(([.F977]+0.1*[.G977])&gt;[.$C$3];20;[.F977]+0.1*[.G977]))" office:value-type="float" office:value="-60.9243510866092" calcext:value-type="float">
            <text:p>-60.9243510866092</text:p>
          </table:table-cell>
          <table:table-cell table:formula="of:=([.$C$5]-([.F978]-[.$C$2]))/[.$C$6]" office:value-type="float" office:value="2.39243510866092" calcext:value-type="float">
            <text:p>2.39243510866092</text:p>
          </table:table-cell>
        </table:table-row>
        <table:table-row table:style-name="ro1">
          <table:table-cell table:number-columns-repeated="4"/>
          <table:table-cell office:value-type="float" office:value="97.7" calcext:value-type="float">
            <text:p>97.7</text:p>
          </table:table-cell>
          <table:table-cell table:formula="of:=IF([.F978]&gt;[.$C$3];[.$C$4];IF(([.F978]+0.1*[.G978])&gt;[.$C$3];20;[.F978]+0.1*[.G978]))" office:value-type="float" office:value="-60.6851075757431" calcext:value-type="float">
            <text:p>-60.6851075757431</text:p>
          </table:table-cell>
          <table:table-cell table:formula="of:=([.$C$5]-([.F979]-[.$C$2]))/[.$C$6]" office:value-type="float" office:value="2.36851075757431" calcext:value-type="float">
            <text:p>2.36851075757431</text:p>
          </table:table-cell>
        </table:table-row>
        <table:table-row table:style-name="ro1">
          <table:table-cell table:number-columns-repeated="4"/>
          <table:table-cell office:value-type="float" office:value="97.8" calcext:value-type="float">
            <text:p>97.8</text:p>
          </table:table-cell>
          <table:table-cell table:formula="of:=IF([.F979]&gt;[.$C$3];[.$C$4];IF(([.F979]+0.1*[.G979])&gt;[.$C$3];20;[.F979]+0.1*[.G979]))" office:value-type="float" office:value="-60.4482564999856" calcext:value-type="float">
            <text:p>-60.4482564999856</text:p>
          </table:table-cell>
          <table:table-cell table:formula="of:=([.$C$5]-([.F980]-[.$C$2]))/[.$C$6]" office:value-type="float" office:value="2.34482564999856" calcext:value-type="float">
            <text:p>2.34482564999856</text:p>
          </table:table-cell>
        </table:table-row>
        <table:table-row table:style-name="ro1">
          <table:table-cell table:number-columns-repeated="4"/>
          <table:table-cell office:value-type="float" office:value="97.9" calcext:value-type="float">
            <text:p>97.9</text:p>
          </table:table-cell>
          <table:table-cell table:formula="of:=IF([.F980]&gt;[.$C$3];[.$C$4];IF(([.F980]+0.1*[.G980])&gt;[.$C$3];20;[.F980]+0.1*[.G980]))" office:value-type="float" office:value="-60.2137739349858" calcext:value-type="float">
            <text:p>-60.2137739349858</text:p>
          </table:table-cell>
          <table:table-cell table:formula="of:=([.$C$5]-([.F981]-[.$C$2]))/[.$C$6]" office:value-type="float" office:value="2.32137739349858" calcext:value-type="float">
            <text:p>2.32137739349858</text:p>
          </table:table-cell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table:formula="of:=IF([.F981]&gt;[.$C$3];[.$C$4];IF(([.F981]+0.1*[.G981])&gt;[.$C$3];20;[.F981]+0.1*[.G981]))" office:value-type="float" office:value="-59.9816361956359" calcext:value-type="float">
            <text:p>-59.9816361956359</text:p>
          </table:table-cell>
          <table:table-cell table:formula="of:=([.$C$5]-([.F982]-[.$C$2]))/[.$C$6]" office:value-type="float" office:value="2.29816361956359" calcext:value-type="float">
            <text:p>2.29816361956359</text:p>
          </table:table-cell>
        </table:table-row>
        <table:table-row table:style-name="ro1">
          <table:table-cell table:number-columns-repeated="4"/>
          <table:table-cell office:value-type="float" office:value="98.1" calcext:value-type="float">
            <text:p>98.1</text:p>
          </table:table-cell>
          <table:table-cell table:formula="of:=IF([.F982]&gt;[.$C$3];[.$C$4];IF(([.F982]+0.1*[.G982])&gt;[.$C$3];20;[.F982]+0.1*[.G982]))" office:value-type="float" office:value="-59.7518198336796" calcext:value-type="float">
            <text:p>-59.7518198336796</text:p>
          </table:table-cell>
          <table:table-cell table:formula="of:=([.$C$5]-([.F983]-[.$C$2]))/[.$C$6]" office:value-type="float" office:value="2.27518198336796" calcext:value-type="float">
            <text:p>2.27518198336796</text:p>
          </table:table-cell>
        </table:table-row>
        <table:table-row table:style-name="ro1">
          <table:table-cell table:number-columns-repeated="4"/>
          <table:table-cell office:value-type="float" office:value="98.2" calcext:value-type="float">
            <text:p>98.2</text:p>
          </table:table-cell>
          <table:table-cell table:formula="of:=IF([.F983]&gt;[.$C$3];[.$C$4];IF(([.F983]+0.1*[.G983])&gt;[.$C$3];20;[.F983]+0.1*[.G983]))" office:value-type="float" office:value="-59.5243016353428" calcext:value-type="float">
            <text:p>-59.5243016353428</text:p>
          </table:table-cell>
          <table:table-cell table:formula="of:=([.$C$5]-([.F984]-[.$C$2]))/[.$C$6]" office:value-type="float" office:value="2.25243016353428" calcext:value-type="float">
            <text:p>2.25243016353428</text:p>
          </table:table-cell>
        </table:table-row>
        <table:table-row table:style-name="ro1">
          <table:table-cell table:number-columns-repeated="4"/>
          <table:table-cell office:value-type="float" office:value="98.3" calcext:value-type="float">
            <text:p>98.3</text:p>
          </table:table-cell>
          <table:table-cell table:formula="of:=IF([.F984]&gt;[.$C$3];[.$C$4];IF(([.F984]+0.1*[.G984])&gt;[.$C$3];20;[.F984]+0.1*[.G984]))" office:value-type="float" office:value="-59.2990586189893" calcext:value-type="float">
            <text:p>-59.2990586189893</text:p>
          </table:table-cell>
          <table:table-cell table:formula="of:=([.$C$5]-([.F985]-[.$C$2]))/[.$C$6]" office:value-type="float" office:value="2.22990586189893" calcext:value-type="float">
            <text:p>2.22990586189893</text:p>
          </table:table-cell>
        </table:table-row>
        <table:table-row table:style-name="ro1">
          <table:table-cell table:number-columns-repeated="4"/>
          <table:table-cell office:value-type="float" office:value="98.4" calcext:value-type="float">
            <text:p>98.4</text:p>
          </table:table-cell>
          <table:table-cell table:formula="of:=IF([.F985]&gt;[.$C$3];[.$C$4];IF(([.F985]+0.1*[.G985])&gt;[.$C$3];20;[.F985]+0.1*[.G985]))" office:value-type="float" office:value="-59.0760680327995" calcext:value-type="float">
            <text:p>-59.0760680327995</text:p>
          </table:table-cell>
          <table:table-cell table:formula="of:=([.$C$5]-([.F986]-[.$C$2]))/[.$C$6]" office:value-type="float" office:value="2.20760680327994" calcext:value-type="float">
            <text:p>2.20760680327994</text:p>
          </table:table-cell>
        </table:table-row>
        <table:table-row table:style-name="ro1">
          <table:table-cell table:number-columns-repeated="4"/>
          <table:table-cell office:value-type="float" office:value="98.5" calcext:value-type="float">
            <text:p>98.5</text:p>
          </table:table-cell>
          <table:table-cell table:formula="of:=IF([.F986]&gt;[.$C$3];[.$C$4];IF(([.F986]+0.1*[.G986])&gt;[.$C$3];20;[.F986]+0.1*[.G986]))" office:value-type="float" office:value="-58.8553073524715" calcext:value-type="float">
            <text:p>-58.8553073524715</text:p>
          </table:table-cell>
          <table:table-cell table:formula="of:=([.$C$5]-([.F987]-[.$C$2]))/[.$C$6]" office:value-type="float" office:value="2.18553073524715" calcext:value-type="float">
            <text:p>2.18553073524715</text:p>
          </table:table-cell>
        </table:table-row>
        <table:table-row table:style-name="ro1">
          <table:table-cell table:number-columns-repeated="4"/>
          <table:table-cell office:value-type="float" office:value="98.6" calcext:value-type="float">
            <text:p>98.6</text:p>
          </table:table-cell>
          <table:table-cell table:formula="of:=IF([.F987]&gt;[.$C$3];[.$C$4];IF(([.F987]+0.1*[.G987])&gt;[.$C$3];20;[.F987]+0.1*[.G987]))" office:value-type="float" office:value="-58.6367542789467" calcext:value-type="float">
            <text:p>-58.6367542789467</text:p>
          </table:table-cell>
          <table:table-cell table:formula="of:=([.$C$5]-([.F988]-[.$C$2]))/[.$C$6]" office:value-type="float" office:value="2.16367542789467" calcext:value-type="float">
            <text:p>2.16367542789467</text:p>
          </table:table-cell>
        </table:table-row>
        <table:table-row table:style-name="ro1">
          <table:table-cell table:number-columns-repeated="4"/>
          <table:table-cell office:value-type="float" office:value="98.7" calcext:value-type="float">
            <text:p>98.7</text:p>
          </table:table-cell>
          <table:table-cell table:formula="of:=IF([.F988]&gt;[.$C$3];[.$C$4];IF(([.F988]+0.1*[.G988])&gt;[.$C$3];20;[.F988]+0.1*[.G988]))" office:value-type="float" office:value="-58.4203867361573" calcext:value-type="float">
            <text:p>-58.4203867361573</text:p>
          </table:table-cell>
          <table:table-cell table:formula="of:=([.$C$5]-([.F989]-[.$C$2]))/[.$C$6]" office:value-type="float" office:value="2.14203867361573" calcext:value-type="float">
            <text:p>2.14203867361573</text:p>
          </table:table-cell>
        </table:table-row>
        <table:table-row table:style-name="ro1">
          <table:table-cell table:number-columns-repeated="4"/>
          <table:table-cell office:value-type="float" office:value="98.8" calcext:value-type="float">
            <text:p>98.8</text:p>
          </table:table-cell>
          <table:table-cell table:formula="of:=IF([.F989]&gt;[.$C$3];[.$C$4];IF(([.F989]+0.1*[.G989])&gt;[.$C$3];20;[.F989]+0.1*[.G989]))" office:value-type="float" office:value="-58.2061828687957" calcext:value-type="float">
            <text:p>-58.2061828687957</text:p>
          </table:table-cell>
          <table:table-cell table:formula="of:=([.$C$5]-([.F990]-[.$C$2]))/[.$C$6]" office:value-type="float" office:value="2.12061828687957" calcext:value-type="float">
            <text:p>2.12061828687957</text:p>
          </table:table-cell>
        </table:table-row>
        <table:table-row table:style-name="ro1">
          <table:table-cell table:number-columns-repeated="4"/>
          <table:table-cell office:value-type="float" office:value="98.9" calcext:value-type="float">
            <text:p>98.9</text:p>
          </table:table-cell>
          <table:table-cell table:formula="of:=IF([.F990]&gt;[.$C$3];[.$C$4];IF(([.F990]+0.1*[.G990])&gt;[.$C$3];20;[.F990]+0.1*[.G990]))" office:value-type="float" office:value="-57.9941210401077" calcext:value-type="float">
            <text:p>-57.9941210401077</text:p>
          </table:table-cell>
          <table:table-cell table:formula="of:=([.$C$5]-([.F991]-[.$C$2]))/[.$C$6]" office:value-type="float" office:value="2.09941210401077" calcext:value-type="float">
            <text:p>2.09941210401077</text:p>
          </table:table-cell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table:formula="of:=IF([.F991]&gt;[.$C$3];[.$C$4];IF(([.F991]+0.1*[.G991])&gt;[.$C$3];20;[.F991]+0.1*[.G991]))" office:value-type="float" office:value="-57.7841798297067" calcext:value-type="float">
            <text:p>-57.7841798297067</text:p>
          </table:table-cell>
          <table:table-cell table:formula="of:=([.$C$5]-([.F992]-[.$C$2]))/[.$C$6]" office:value-type="float" office:value="2.07841798297067" calcext:value-type="float">
            <text:p>2.07841798297067</text:p>
          </table:table-cell>
        </table:table-row>
        <table:table-row table:style-name="ro1">
          <table:table-cell table:number-columns-repeated="4"/>
          <table:table-cell office:value-type="float" office:value="99.1" calcext:value-type="float">
            <text:p>99.1</text:p>
          </table:table-cell>
          <table:table-cell table:formula="of:=IF([.F992]&gt;[.$C$3];[.$C$4];IF(([.F992]+0.1*[.G992])&gt;[.$C$3];20;[.F992]+0.1*[.G992]))" office:value-type="float" office:value="-57.5763380314096" calcext:value-type="float">
            <text:p>-57.5763380314096</text:p>
          </table:table-cell>
          <table:table-cell table:formula="of:=([.$C$5]-([.F993]-[.$C$2]))/[.$C$6]" office:value-type="float" office:value="2.05763380314096" calcext:value-type="float">
            <text:p>2.05763380314096</text:p>
          </table:table-cell>
        </table:table-row>
        <table:table-row table:style-name="ro1">
          <table:table-cell table:number-columns-repeated="4"/>
          <table:table-cell office:value-type="float" office:value="99.2" calcext:value-type="float">
            <text:p>99.2</text:p>
          </table:table-cell>
          <table:table-cell table:formula="of:=IF([.F993]&gt;[.$C$3];[.$C$4];IF(([.F993]+0.1*[.G993])&gt;[.$C$3];20;[.F993]+0.1*[.G993]))" office:value-type="float" office:value="-57.3705746510955" calcext:value-type="float">
            <text:p>-57.3705746510955</text:p>
          </table:table-cell>
          <table:table-cell table:formula="of:=([.$C$5]-([.F994]-[.$C$2]))/[.$C$6]" office:value-type="float" office:value="2.03705746510955" calcext:value-type="float">
            <text:p>2.03705746510955</text:p>
          </table:table-cell>
        </table:table-row>
        <table:table-row table:style-name="ro1">
          <table:table-cell table:number-columns-repeated="4"/>
          <table:table-cell office:value-type="float" office:value="99.3" calcext:value-type="float">
            <text:p>99.3</text:p>
          </table:table-cell>
          <table:table-cell table:formula="of:=IF([.F994]&gt;[.$C$3];[.$C$4];IF(([.F994]+0.1*[.G994])&gt;[.$C$3];20;[.F994]+0.1*[.G994]))" office:value-type="float" office:value="-57.1668689045845" calcext:value-type="float">
            <text:p>-57.1668689045845</text:p>
          </table:table-cell>
          <table:table-cell table:formula="of:=([.$C$5]-([.F995]-[.$C$2]))/[.$C$6]" office:value-type="float" office:value="2.01668689045845" calcext:value-type="float">
            <text:p>2.01668689045845</text:p>
          </table:table-cell>
        </table:table-row>
        <table:table-row table:style-name="ro1">
          <table:table-cell table:number-columns-repeated="4"/>
          <table:table-cell office:value-type="float" office:value="99.4" calcext:value-type="float">
            <text:p>99.4</text:p>
          </table:table-cell>
          <table:table-cell table:formula="of:=IF([.F995]&gt;[.$C$3];[.$C$4];IF(([.F995]+0.1*[.G995])&gt;[.$C$3];20;[.F995]+0.1*[.G995]))" office:value-type="float" office:value="-56.9652002155387" calcext:value-type="float">
            <text:p>-56.9652002155387</text:p>
          </table:table-cell>
          <table:table-cell table:formula="of:=([.$C$5]-([.F996]-[.$C$2]))/[.$C$6]" office:value-type="float" office:value="1.99652002155387" calcext:value-type="float">
            <text:p>1.99652002155387</text:p>
          </table:table-cell>
        </table:table-row>
        <table:table-row table:style-name="ro1">
          <table:table-cell table:number-columns-repeated="4"/>
          <table:table-cell office:value-type="float" office:value="99.5" calcext:value-type="float">
            <text:p>99.5</text:p>
          </table:table-cell>
          <table:table-cell table:formula="of:=IF([.F996]&gt;[.$C$3];[.$C$4];IF(([.F996]+0.1*[.G996])&gt;[.$C$3];20;[.F996]+0.1*[.G996]))" office:value-type="float" office:value="-56.7655482133833" calcext:value-type="float">
            <text:p>-56.7655482133833</text:p>
          </table:table-cell>
          <table:table-cell table:formula="of:=([.$C$5]-([.F997]-[.$C$2]))/[.$C$6]" office:value-type="float" office:value="1.97655482133833" calcext:value-type="float">
            <text:p>1.97655482133833</text:p>
          </table:table-cell>
        </table:table-row>
        <table:table-row table:style-name="ro1">
          <table:table-cell table:number-columns-repeated="4"/>
          <table:table-cell office:value-type="float" office:value="99.6" calcext:value-type="float">
            <text:p>99.6</text:p>
          </table:table-cell>
          <table:table-cell table:formula="of:=IF([.F997]&gt;[.$C$3];[.$C$4];IF(([.F997]+0.1*[.G997])&gt;[.$C$3];20;[.F997]+0.1*[.G997]))" office:value-type="float" office:value="-56.5678927312495" calcext:value-type="float">
            <text:p>-56.5678927312495</text:p>
          </table:table-cell>
          <table:table-cell table:formula="of:=([.$C$5]-([.F998]-[.$C$2]))/[.$C$6]" office:value-type="float" office:value="1.95678927312495" calcext:value-type="float">
            <text:p>1.95678927312495</text:p>
          </table:table-cell>
        </table:table-row>
        <table:table-row table:style-name="ro1">
          <table:table-cell table:number-columns-repeated="4"/>
          <table:table-cell office:value-type="float" office:value="99.7" calcext:value-type="float">
            <text:p>99.7</text:p>
          </table:table-cell>
          <table:table-cell table:formula="of:=IF([.F998]&gt;[.$C$3];[.$C$4];IF(([.F998]+0.1*[.G998])&gt;[.$C$3];20;[.F998]+0.1*[.G998]))" office:value-type="float" office:value="-56.372213803937" calcext:value-type="float">
            <text:p>-56.372213803937</text:p>
          </table:table-cell>
          <table:table-cell table:formula="of:=([.$C$5]-([.F999]-[.$C$2]))/[.$C$6]" office:value-type="float" office:value="1.9372213803937" calcext:value-type="float">
            <text:p>1.9372213803937</text:p>
          </table:table-cell>
        </table:table-row>
        <table:table-row table:style-name="ro1">
          <table:table-cell table:number-columns-repeated="4"/>
          <table:table-cell office:value-type="float" office:value="99.8" calcext:value-type="float">
            <text:p>99.8</text:p>
          </table:table-cell>
          <table:table-cell table:formula="of:=IF([.F999]&gt;[.$C$3];[.$C$4];IF(([.F999]+0.1*[.G999])&gt;[.$C$3];20;[.F999]+0.1*[.G999]))" office:value-type="float" office:value="-56.1784916658976" calcext:value-type="float">
            <text:p>-56.1784916658976</text:p>
          </table:table-cell>
          <table:table-cell table:formula="of:=([.$C$5]-([.F1000]-[.$C$2]))/[.$C$6]" office:value-type="float" office:value="1.91784916658976" calcext:value-type="float">
            <text:p>1.91784916658976</text:p>
          </table:table-cell>
        </table:table-row>
        <table:table-row table:style-name="ro1">
          <table:table-cell table:number-columns-repeated="4"/>
          <table:table-cell office:value-type="float" office:value="99.9" calcext:value-type="float">
            <text:p>99.9</text:p>
          </table:table-cell>
          <table:table-cell table:formula="of:=IF([.F1000]&gt;[.$C$3];[.$C$4];IF(([.F1000]+0.1*[.G1000])&gt;[.$C$3];20;[.F1000]+0.1*[.G1000]))" office:value-type="float" office:value="-55.9867067492386" calcext:value-type="float">
            <text:p>-55.9867067492386</text:p>
          </table:table-cell>
          <table:table-cell table:formula="of:=([.$C$5]-([.F1001]-[.$C$2]))/[.$C$6]" office:value-type="float" office:value="1.89867067492386" calcext:value-type="float">
            <text:p>1.89867067492386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F1001]&gt;[.$C$3];[.$C$4];IF(([.F1001]+0.1*[.G1001])&gt;[.$C$3];20;[.F1001]+0.1*[.G1001]))" office:value-type="float" office:value="-55.7968396817463" calcext:value-type="float">
            <text:p>-55.7968396817463</text:p>
          </table:table-cell>
          <table:table-cell table:formula="of:=([.$C$5]-([.F1002]-[.$C$2]))/[.$C$6]" office:value-type="float" office:value="1.87968396817463" calcext:value-type="float">
            <text:p>1.87968396817463</text:p>
          </table:table-cell>
        </table:table-row>
        <table:table-row table:style-name="ro1" table:number-rows-repeated="104757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HK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HK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17:16:09.138158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7:03:02.938417131</meta:creation-date>
    <meta:generator>LibreOffice/6.1.5.2$Linux_X86_64 LibreOffice_project/10$Build-2</meta:generator>
    <dc:date>2019-11-05T17:20:33.701808517</dc:date>
    <meta:editing-duration>PT25M12S</meta:editing-duration>
    <meta:editing-cycles>5</meta:editing-cycles>
    <meta:document-statistic meta:table-count="1" meta:cell-count="30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-80" chart:maximum="4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E1:Sheet1.F1002" chart:data-source-has-labels="row" svg:x="1.331cm" svg:y="0.18cm" svg:width="14.349cm" svg:height="7.659cm">
          <chartooo:coordinate-region svg:x="2.058cm" svg:y="0.379cm" svg:width="13.342cm" svg:height="7.261cm"/>
          <chart:axis chart:dimension="x" chart:name="primary-x" chart:style-name="ch3">
            <chart:title svg:x="8.077cm" svg:y="8.019cm" chart:style-name="ch4">
              <text:p>t [ms]</text:p>
            </chart:title>
          </chart:axis>
          <chart:axis chart:dimension="y" chart:name="primary-y" chart:style-name="ch5">
            <chart:title svg:x="0.451cm" svg:y="4.529cm" chart:style-name="ch6">
              <text:p>V [mV]</text:p>
            </chart:title>
            <chart:grid chart:style-name="ch7" chart:class="major"/>
          </chart:axis>
          <chart:series chart:style-name="ch8" chart:values-cell-range-address="Sheet1.F2:Sheet1.F1002" chart:label-cell-address="Sheet1.F1:Sheet1.F1" chart:class="chart:scatter">
            <chart:domain table:cell-range-address="Sheet1.E2:Sheet1.E1002"/>
            <chart:data-point chart:repeated="10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V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2:Sheet1.E1002</svg:desc>
                </draw:g>
              </table:table-cell>
              <table:table-cell office:value-type="float" office:value="-65">
                <text:p>-65</text:p>
                <draw:g>
                  <svg:desc>Sheet1.F2:Sheet1.F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64.72">
                <text:p>-64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64.4428">
                <text:p>-64.4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64.168372">
                <text:p>-64.168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63.89668828">
                <text:p>-63.89668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63.6277213972">
                <text:p>-63.62772139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63.361444183228">
                <text:p>-63.361444183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63.0978297413957">
                <text:p>-63.09782974139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-62.8368514439818">
                <text:p>-62.8368514439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-62.578482929542">
                <text:p>-62.578482929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62.3226981002465">
                <text:p>-62.32269810024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62.0694711192441">
                <text:p>-62.06947111924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-61.8187764080516">
                <text:p>-61.8187764080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-61.5705886439711">
                <text:p>-61.57058864397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-61.3248827575314">
                <text:p>-61.32488275753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-61.0816339299561">
                <text:p>-61.08163392995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-60.8408175906565">
                <text:p>-60.84081759065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-60.60240941475">
                <text:p>-60.602409414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-60.3663853206025">
                <text:p>-60.36638532060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-60.1327214673964">
                <text:p>-60.13272146739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-59.9013942527225">
                <text:p>-59.90139425272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-59.6723803101952">
                <text:p>-59.67238031019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-59.4456565070933">
                <text:p>-59.44565650709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-59.2211999420224">
                <text:p>-59.22119994202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58.9989879426021">
                <text:p>-58.99898794260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58.7789980631761">
                <text:p>-58.77899806317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58.5612080825443">
                <text:p>-58.5612080825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58.3455960017189">
                <text:p>-58.34559600171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58.1321400417017">
                <text:p>-58.13214004170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57.9208186412847">
                <text:p>-57.92081864128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57.7116104548719">
                <text:p>-57.71161045487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-57.5044943503231">
                <text:p>-57.50449435032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-57.2994494068199">
                <text:p>-57.29944940681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-57.0964549127517">
                <text:p>-57.09645491275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-56.8954903636242">
                <text:p>-56.89549036362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-56.6965354599879">
                <text:p>-56.69653545998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-56.4995701053881">
                <text:p>-56.49957010538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-56.3045744043342">
                <text:p>-56.30457440433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-56.1115286602908">
                <text:p>-56.1115286602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-55.9204133736879">
                <text:p>-55.92041337368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5.731209239951">
                <text:p>-55.7312092399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-55.5438971475515">
                <text:p>-55.54389714755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-55.358458176076">
                <text:p>-55.3584581760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-55.1748735943153">
                <text:p>-55.17487359431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-54.9931248583721">
                <text:p>-54.99312485837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-54.8131936097884">
                <text:p>-54.81319360978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-54.6350616736905">
                <text:p>-54.63506167369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-54.4587110569536">
                <text:p>-54.45871105695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-54.2841239463841">
                <text:p>-54.28412394638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-54.1112827069202">
                <text:p>-54.11128270692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-53.940169879851">
                <text:p>-53.9401698798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-53.7707681810525">
                <text:p>-53.77076818105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-53.603060499242">
                <text:p>-53.6030604992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-53.4370298942496">
                <text:p>-53.43702989424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-53.2726595953071">
                <text:p>-53.27265959530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-53.109932999354">
                <text:p>-53.1099329993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-52.9488336693605">
                <text:p>-52.94883366936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-52.7893453326669">
                <text:p>-52.78934533266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-52.6314518793402">
                <text:p>-52.63145187934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-52.4751373605468">
                <text:p>-52.47513736054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-52.3203859869413">
                <text:p>-52.32038598694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-52.1671821270719">
                <text:p>-52.16718212707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-52.0155103058012">
                <text:p>-52.01551030580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-51.8653552027432">
                <text:p>-51.86535520274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-51.7167016507157">
                <text:p>-51.71670165071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-51.5695346342086">
                <text:p>-51.56953463420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-51.4238392878665">
                <text:p>-51.423839287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-51.2796008949878">
                <text:p>-51.27960089498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-51.136804886038">
                <text:p>-51.1368048860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-50.9954368371776">
                <text:p>-50.99543683717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-50.8554824688058">
                <text:p>-50.85548246880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-50.7169276441177">
                <text:p>-50.71692764411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-50.5797583676766">
                <text:p>-50.57975836767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-50.4439607839998">
                <text:p>-50.44396078399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-50.3095211761598">
                <text:p>-50.30952117615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-50.1764259643982">
                <text:p>-50.17642596439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-50.0446617047542">
                <text:p>-50.04466170475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-49.9142150877067">
                <text:p>-49.91421508770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-49.7850729368296">
                <text:p>-49.78507293682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-49.6572222074613">
                <text:p>-49.65722220746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-49.5306499853867">
                <text:p>-49.53064998538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-49.4053434855328">
                <text:p>-49.40534348553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-49.2812900506775">
                <text:p>-49.28129005067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-49.1584771501707">
                <text:p>-49.15847715017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-49.036892378669">
                <text:p>-49.0368923786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-48.9165234548823">
                <text:p>-48.91652345488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-48.7973582203335">
                <text:p>-48.79735822033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-48.6793846381302">
                <text:p>-48.67938463813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-48.5625907917489">
                <text:p>-48.56259079174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-48.4469648838314">
                <text:p>-48.44696488383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-48.3324952349931">
                <text:p>-48.33249523499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-48.2191702826431">
                <text:p>-48.21917028264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-48.1069785798167">
                <text:p>-48.10697857981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-47.9959087940186">
                <text:p>-47.99590879401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-47.8859497060784">
                <text:p>-47.88594970607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-47.7770902090176">
                <text:p>-47.77709020901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-47.6693193069274">
                <text:p>-47.66931930692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-47.5626261138581">
                <text:p>-47.56262611385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-47.4569998527196">
                <text:p>-47.45699985271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-47.3524298541924">
                <text:p>-47.35242985419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-47.2489055556504">
                <text:p>-47.24890555565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-47.1464165000939">
                <text:p>-47.14641650009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-47.044952335093">
                <text:p>-47.0449523350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-46.9445028117421">
                <text:p>-46.94450281174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-46.8450577836246">
                <text:p>-46.84505778362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-46.7466072057884">
                <text:p>-46.74660720578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-46.6491411337305">
                <text:p>-46.64914113373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-46.5526497223932">
                <text:p>-46.55264972239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-46.4571232251693">
                <text:p>-46.45712322516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-46.3625519929176">
                <text:p>-46.36255199291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-46.2689264729884">
                <text:p>-46.26892647298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-46.1762372082585">
                <text:p>-46.17623720825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-46.0844748361759">
                <text:p>-46.08447483617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-45.9936300878142">
                <text:p>-45.99363008781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-45.903693786936">
                <text:p>-45.9036937869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-45.8146568490667">
                <text:p>-45.8146568490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-45.726510280576">
                <text:p>-45.7265102805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-45.6392451777702">
                <text:p>-45.63924517777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-45.5528527259925">
                <text:p>-45.55285272599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-45.4673241987326">
                <text:p>-45.46732419873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-45.3826509567453">
                <text:p>-45.38265095674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-45.2988244471778">
                <text:p>-45.29882444717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-45.2158362027061">
                <text:p>-45.21583620270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-45.133677840679">
                <text:p>-45.1336778406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-45.0523410622722">
                <text:p>-45.05234106227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-44.9718176516495">
                <text:p>-44.97181765164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-44.892099475133">
                <text:p>-44.8920994751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-44.8131784803817">
                <text:p>-44.81317848038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-44.7350466955778">
                <text:p>-44.73504669557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-44.6576962286221">
                <text:p>-44.65769622862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-44.5811192663359">
                <text:p>-44.58111926633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-44.5053080736725">
                <text:p>-44.50530807367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-44.4302549929358">
                <text:p>-44.43025499293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-44.3559524430064">
                <text:p>-44.35595244300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-44.2823929185763">
                <text:p>-44.28239291857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-44.2095689893906">
                <text:p>-44.20956898939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-44.1374732994967">
                <text:p>-44.13747329949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-44.0660985665017">
                <text:p>-44.06609856650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-43.9954375808367">
                <text:p>-43.99543758083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-43.9254832050283">
                <text:p>-43.92548320502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-43.856228372978">
                <text:p>-43.8562283729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-43.7876660892483">
                <text:p>-43.78766608924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-43.7197894283558">
                <text:p>-43.71978942835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-43.6525915340722">
                <text:p>-43.65259153407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-43.5860656187315">
                <text:p>-43.58606561873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-43.5202049625442">
                <text:p>-43.52020496254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-43.4550029129187">
                <text:p>-43.45500291291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-43.3904528837896">
                <text:p>-43.39045288378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-43.3265483549517">
                <text:p>-43.32654835495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-43.2632828714022">
                <text:p>-43.26328287140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-43.2006500426881">
                <text:p>-43.20065004268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-43.1386435422612">
                <text:p>-43.13864354226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-43.0772571068386">
                <text:p>-43.07725710683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-43.0164845357703">
                <text:p>-43.01648453577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-42.9563196904125">
                <text:p>-42.9563196904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-42.8967564935084">
                <text:p>-42.89675649350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-42.8377889285733">
                <text:p>-42.83778892857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-42.7794110392876">
                <text:p>-42.77941103928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-42.7216169288947">
                <text:p>-42.72161692889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-42.6644007596058">
                <text:p>-42.66440075960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-42.6077567520097">
                <text:p>-42.60775675200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-42.5516791844896">
                <text:p>-42.55167918448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-42.4961623926447">
                <text:p>-42.49616239264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-42.4412007687183">
                <text:p>-42.44120076871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-42.3867887610311">
                <text:p>-42.38678876103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-42.3329208734208">
                <text:p>-42.33292087342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-42.2795916646866">
                <text:p>-42.27959166468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-42.2267957480397">
                <text:p>-42.22679574803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-42.1745277905593">
                <text:p>-42.17452779055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-42.1227825126537">
                <text:p>-42.12278251265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-42.0715546875272">
                <text:p>-42.07155468752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-42.0208391406519">
                <text:p>-42.02083914065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-41.9706307492454">
                <text:p>-41.97063074924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-41.9209244417529">
                <text:p>-41.92092444175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-41.8717151973354">
                <text:p>-41.87171519733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-41.8229980453621">
                <text:p>-41.82299804536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-41.7747680649084">
                <text:p>-41.77476806490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-41.7270203842593">
                <text:p>-41.72702038425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-41.6797501804168">
                <text:p>-41.67975018041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-41.6329526786126">
                <text:p>-41.63295267861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-41.5866231518265">
                <text:p>-41.58662315182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-41.5407569203082">
                <text:p>-41.54075692030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-41.4953493511051">
                <text:p>-41.49534935110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-41.4503958575941">
                <text:p>-41.45039585759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-41.4058918990181">
                <text:p>-41.40589189901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-41.361832980028">
                <text:p>-41.3618329800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-41.3182146502277">
                <text:p>-41.31821465022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-41.2750325037254">
                <text:p>-41.27503250372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-41.2322821786881">
                <text:p>-41.23228217868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-41.1899593569013">
                <text:p>-41.18995935690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-41.1480597633322">
                <text:p>-41.14805976333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-41.1065791656989">
                <text:p>-41.10657916569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-41.0655133740419">
                <text:p>-41.06551337404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-41.0248582403015">
                <text:p>-41.02485824030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-40.9846096578985">
                <text:p>-40.98460965789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-40.9447635613195">
                <text:p>-40.94476356131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-40.9053159257063">
                <text:p>-40.90531592570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-40.8662627664492">
                <text:p>-40.86626276644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-40.8276001387848">
                <text:p>-40.82760013878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-40.7893241373969">
                <text:p>-40.78932413739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-40.7514308960229">
                <text:p>-40.75143089602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-40.7139165870627">
                <text:p>-40.71391658706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-40.6767774211921">
                <text:p>-40.67677742119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-40.6400096469802">
                <text:p>-40.64000964698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">
                <text:p>20.4</text:p>
              </table:table-cell>
              <table:table-cell office:value-type="float" office:value="-40.6036095505104">
                <text:p>-40.60360955051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">
                <text:p>20.5</text:p>
              </table:table-cell>
              <table:table-cell office:value-type="float" office:value="-40.5675734550052">
                <text:p>-40.56757345500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">
                <text:p>20.6</text:p>
              </table:table-cell>
              <table:table-cell office:value-type="float" office:value="-40.5318977204552">
                <text:p>-40.53189772045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">
                <text:p>20.7</text:p>
              </table:table-cell>
              <table:table-cell office:value-type="float" office:value="-40.4965787432506">
                <text:p>-40.49657874325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">
                <text:p>20.8</text:p>
              </table:table-cell>
              <table:table-cell office:value-type="float" office:value="-40.4616129558181">
                <text:p>-40.46161295581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">
                <text:p>20.9</text:p>
              </table:table-cell>
              <table:table-cell office:value-type="float" office:value="-40.42699682626">
                <text:p>-40.426996826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">
                <text:p>21</text:p>
              </table:table-cell>
              <table:table-cell office:value-type="float" office:value="-40.3927268579974">
                <text:p>-40.39272685799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">
                <text:p>21.1</text:p>
              </table:table-cell>
              <table:table-cell office:value-type="float" office:value="-40.3587995894174">
                <text:p>-40.35879958941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">
                <text:p>21.2</text:p>
              </table:table-cell>
              <table:table-cell office:value-type="float" office:value="-40.3252115935232">
                <text:p>-40.32521159352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">
                <text:p>21.3</text:p>
              </table:table-cell>
              <table:table-cell office:value-type="float" office:value="-40.291959477588">
                <text:p>-40.2919594775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">
                <text:p>21.4</text:p>
              </table:table-cell>
              <table:table-cell office:value-type="float" office:value="-40.2590398828121">
                <text:p>-40.25903988281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">
                <text:p>21.5</text:p>
              </table:table-cell>
              <table:table-cell office:value-type="float" office:value="-40.226449483984">
                <text:p>-40.2264494839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">
                <text:p>21.6</text:p>
              </table:table-cell>
              <table:table-cell office:value-type="float" office:value="-40.1941849891441">
                <text:p>-40.19418498914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">
                <text:p>21.7</text:p>
              </table:table-cell>
              <table:table-cell office:value-type="float" office:value="-40.1622431392527">
                <text:p>-40.16224313925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">
                <text:p>21.8</text:p>
              </table:table-cell>
              <table:table-cell office:value-type="float" office:value="-40.1306207078602">
                <text:p>-40.13062070786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">
                <text:p>21.9</text:p>
              </table:table-cell>
              <table:table-cell office:value-type="float" office:value="-40.0993145007816">
                <text:p>-40.09931450078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-40.0683213557738">
                <text:p>-40.06832135577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">
                <text:p>22.1</text:p>
              </table:table-cell>
              <table:table-cell office:value-type="float" office:value="-40.037638142216">
                <text:p>-40.0376381422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">
                <text:p>22.2</text:p>
              </table:table-cell>
              <table:table-cell office:value-type="float" office:value="-40.0072617607939">
                <text:p>-40.00726176079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">
                <text:p>22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">
                <text:p>22.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">
                <text:p>22.5</text:p>
              </table:table-cell>
              <table:table-cell office:value-type="float" office:value="-69.67">
                <text:p>-69.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">
                <text:p>22.6</text:p>
              </table:table-cell>
              <table:table-cell office:value-type="float" office:value="-69.3433">
                <text:p>-69.34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">
                <text:p>22.7</text:p>
              </table:table-cell>
              <table:table-cell office:value-type="float" office:value="-69.019867">
                <text:p>-69.0198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">
                <text:p>22.8</text:p>
              </table:table-cell>
              <table:table-cell office:value-type="float" office:value="-68.69966833">
                <text:p>-68.699668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">
                <text:p>22.9</text:p>
              </table:table-cell>
              <table:table-cell office:value-type="float" office:value="-68.3826716467">
                <text:p>-68.38267164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">
                <text:p>23</text:p>
              </table:table-cell>
              <table:table-cell office:value-type="float" office:value="-68.068844930233">
                <text:p>-68.0688449302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">
                <text:p>23.1</text:p>
              </table:table-cell>
              <table:table-cell office:value-type="float" office:value="-67.7581564809307">
                <text:p>-67.75815648093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">
                <text:p>23.2</text:p>
              </table:table-cell>
              <table:table-cell office:value-type="float" office:value="-67.4505749161214">
                <text:p>-67.45057491612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">
                <text:p>23.3</text:p>
              </table:table-cell>
              <table:table-cell office:value-type="float" office:value="-67.1460691669602">
                <text:p>-67.14606916696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">
                <text:p>23.4</text:p>
              </table:table-cell>
              <table:table-cell office:value-type="float" office:value="-66.8446084752905">
                <text:p>-66.84460847529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">
                <text:p>23.5</text:p>
              </table:table-cell>
              <table:table-cell office:value-type="float" office:value="-66.5461623905376">
                <text:p>-66.54616239053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">
                <text:p>23.6</text:p>
              </table:table-cell>
              <table:table-cell office:value-type="float" office:value="-66.2507007666323">
                <text:p>-66.25070076663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">
                <text:p>23.7</text:p>
              </table:table-cell>
              <table:table-cell office:value-type="float" office:value="-65.9581937589659">
                <text:p>-65.95819375896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">
                <text:p>23.8</text:p>
              </table:table-cell>
              <table:table-cell office:value-type="float" office:value="-65.6686118213763">
                <text:p>-65.66861182137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">
                <text:p>23.9</text:p>
              </table:table-cell>
              <table:table-cell office:value-type="float" office:value="-65.3819257031625">
                <text:p>-65.38192570316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">
                <text:p>24</text:p>
              </table:table-cell>
              <table:table-cell office:value-type="float" office:value="-65.0981064461309">
                <text:p>-65.09810644613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">
                <text:p>24.1</text:p>
              </table:table-cell>
              <table:table-cell office:value-type="float" office:value="-64.8171253816696">
                <text:p>-64.81712538166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">
                <text:p>24.2</text:p>
              </table:table-cell>
              <table:table-cell office:value-type="float" office:value="-64.5389541278529">
                <text:p>-64.53895412785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">
                <text:p>24.3</text:p>
              </table:table-cell>
              <table:table-cell office:value-type="float" office:value="-64.2635645865744">
                <text:p>-64.26356458657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">
                <text:p>24.4</text:p>
              </table:table-cell>
              <table:table-cell office:value-type="float" office:value="-63.9909289407086">
                <text:p>-63.99092894070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">
                <text:p>24.5</text:p>
              </table:table-cell>
              <table:table-cell office:value-type="float" office:value="-63.7210196513015">
                <text:p>-63.72101965130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">
                <text:p>24.6</text:p>
              </table:table-cell>
              <table:table-cell office:value-type="float" office:value="-63.4538094547885">
                <text:p>-63.45380945478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">
                <text:p>24.7</text:p>
              </table:table-cell>
              <table:table-cell office:value-type="float" office:value="-63.1892713602406">
                <text:p>-63.18927136024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">
                <text:p>24.8</text:p>
              </table:table-cell>
              <table:table-cell office:value-type="float" office:value="-62.9273786466382">
                <text:p>-62.92737864663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">
                <text:p>24.9</text:p>
              </table:table-cell>
              <table:table-cell office:value-type="float" office:value="-62.6681048601718">
                <text:p>-62.66810486017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">
                <text:p>25</text:p>
              </table:table-cell>
              <table:table-cell office:value-type="float" office:value="-62.4114238115701">
                <text:p>-62.41142381157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1">
                <text:p>25.1</text:p>
              </table:table-cell>
              <table:table-cell office:value-type="float" office:value="-62.1573095734544">
                <text:p>-62.15730957345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2">
                <text:p>25.2</text:p>
              </table:table-cell>
              <table:table-cell office:value-type="float" office:value="-61.9057364777199">
                <text:p>-61.90573647771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3">
                <text:p>25.3</text:p>
              </table:table-cell>
              <table:table-cell office:value-type="float" office:value="-61.6566791129427">
                <text:p>-61.65667911294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4">
                <text:p>25.4</text:p>
              </table:table-cell>
              <table:table-cell office:value-type="float" office:value="-61.4101123218132">
                <text:p>-61.41011232181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5">
                <text:p>25.5</text:p>
              </table:table-cell>
              <table:table-cell office:value-type="float" office:value="-61.1660111985951">
                <text:p>-61.16601119859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6">
                <text:p>25.6</text:p>
              </table:table-cell>
              <table:table-cell office:value-type="float" office:value="-60.9243510866092">
                <text:p>-60.92435108660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7">
                <text:p>25.7</text:p>
              </table:table-cell>
              <table:table-cell office:value-type="float" office:value="-60.6851075757431">
                <text:p>-60.68510757574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8">
                <text:p>25.8</text:p>
              </table:table-cell>
              <table:table-cell office:value-type="float" office:value="-60.4482564999856">
                <text:p>-60.44825649998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9">
                <text:p>25.9</text:p>
              </table:table-cell>
              <table:table-cell office:value-type="float" office:value="-60.2137739349858">
                <text:p>-60.21377393498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">
                <text:p>26</text:p>
              </table:table-cell>
              <table:table-cell office:value-type="float" office:value="-59.9816361956359">
                <text:p>-59.98163619563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1">
                <text:p>26.1</text:p>
              </table:table-cell>
              <table:table-cell office:value-type="float" office:value="-59.7518198336796">
                <text:p>-59.75181983367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2">
                <text:p>26.2</text:p>
              </table:table-cell>
              <table:table-cell office:value-type="float" office:value="-59.5243016353428">
                <text:p>-59.52430163534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3">
                <text:p>26.3</text:p>
              </table:table-cell>
              <table:table-cell office:value-type="float" office:value="-59.2990586189893">
                <text:p>-59.29905861898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4">
                <text:p>26.4</text:p>
              </table:table-cell>
              <table:table-cell office:value-type="float" office:value="-59.0760680327995">
                <text:p>-59.07606803279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5">
                <text:p>26.5</text:p>
              </table:table-cell>
              <table:table-cell office:value-type="float" office:value="-58.8553073524715">
                <text:p>-58.85530735247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6">
                <text:p>26.6</text:p>
              </table:table-cell>
              <table:table-cell office:value-type="float" office:value="-58.6367542789467">
                <text:p>-58.63675427894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7">
                <text:p>26.7</text:p>
              </table:table-cell>
              <table:table-cell office:value-type="float" office:value="-58.4203867361573">
                <text:p>-58.42038673615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8">
                <text:p>26.8</text:p>
              </table:table-cell>
              <table:table-cell office:value-type="float" office:value="-58.2061828687957">
                <text:p>-58.20618286879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9">
                <text:p>26.9</text:p>
              </table:table-cell>
              <table:table-cell office:value-type="float" office:value="-57.9941210401077">
                <text:p>-57.99412104010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">
                <text:p>27</text:p>
              </table:table-cell>
              <table:table-cell office:value-type="float" office:value="-57.7841798297067">
                <text:p>-57.78417982970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1">
                <text:p>27.1</text:p>
              </table:table-cell>
              <table:table-cell office:value-type="float" office:value="-57.5763380314096">
                <text:p>-57.576338031409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2">
                <text:p>27.2</text:p>
              </table:table-cell>
              <table:table-cell office:value-type="float" office:value="-57.3705746510955">
                <text:p>-57.37057465109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3">
                <text:p>27.3</text:p>
              </table:table-cell>
              <table:table-cell office:value-type="float" office:value="-57.1668689045845">
                <text:p>-57.16686890458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4">
                <text:p>27.4</text:p>
              </table:table-cell>
              <table:table-cell office:value-type="float" office:value="-56.9652002155387">
                <text:p>-56.96520021553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5">
                <text:p>27.5</text:p>
              </table:table-cell>
              <table:table-cell office:value-type="float" office:value="-56.7655482133833">
                <text:p>-56.76554821338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6">
                <text:p>27.6</text:p>
              </table:table-cell>
              <table:table-cell office:value-type="float" office:value="-56.5678927312495">
                <text:p>-56.56789273124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7">
                <text:p>27.7</text:p>
              </table:table-cell>
              <table:table-cell office:value-type="float" office:value="-56.372213803937">
                <text:p>-56.3722138039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8">
                <text:p>27.8</text:p>
              </table:table-cell>
              <table:table-cell office:value-type="float" office:value="-56.1784916658976">
                <text:p>-56.17849166589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9">
                <text:p>27.9</text:p>
              </table:table-cell>
              <table:table-cell office:value-type="float" office:value="-55.9867067492386">
                <text:p>-55.986706749238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">
                <text:p>28</text:p>
              </table:table-cell>
              <table:table-cell office:value-type="float" office:value="-55.7968396817463">
                <text:p>-55.79683968174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1">
                <text:p>28.1</text:p>
              </table:table-cell>
              <table:table-cell office:value-type="float" office:value="-55.6088712849288">
                <text:p>-55.60887128492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2">
                <text:p>28.2</text:p>
              </table:table-cell>
              <table:table-cell office:value-type="float" office:value="-55.4227825720795">
                <text:p>-55.42278257207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3">
                <text:p>28.3</text:p>
              </table:table-cell>
              <table:table-cell office:value-type="float" office:value="-55.2385547463587">
                <text:p>-55.23855474635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4">
                <text:p>28.4</text:p>
              </table:table-cell>
              <table:table-cell office:value-type="float" office:value="-55.0561691988951">
                <text:p>-55.05616919889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5">
                <text:p>28.5</text:p>
              </table:table-cell>
              <table:table-cell office:value-type="float" office:value="-54.8756075069062">
                <text:p>-54.87560750690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6">
                <text:p>28.6</text:p>
              </table:table-cell>
              <table:table-cell office:value-type="float" office:value="-54.6968514318371">
                <text:p>-54.696851431837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7">
                <text:p>28.7</text:p>
              </table:table-cell>
              <table:table-cell office:value-type="float" office:value="-54.5198829175187">
                <text:p>-54.51988291751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8">
                <text:p>28.8</text:p>
              </table:table-cell>
              <table:table-cell office:value-type="float" office:value="-54.3446840883435">
                <text:p>-54.34468408834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9">
                <text:p>28.9</text:p>
              </table:table-cell>
              <table:table-cell office:value-type="float" office:value="-54.1712372474601">
                <text:p>-54.17123724746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">
                <text:p>29</text:p>
              </table:table-cell>
              <table:table-cell office:value-type="float" office:value="-53.9995248749855">
                <text:p>-53.99952487498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1">
                <text:p>29.1</text:p>
              </table:table-cell>
              <table:table-cell office:value-type="float" office:value="-53.8295296262357">
                <text:p>-53.82952962623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2">
                <text:p>29.2</text:p>
              </table:table-cell>
              <table:table-cell office:value-type="float" office:value="-53.6612343299733">
                <text:p>-53.66123432997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3">
                <text:p>29.3</text:p>
              </table:table-cell>
              <table:table-cell office:value-type="float" office:value="-53.4946219866736">
                <text:p>-53.49462198667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4">
                <text:p>29.4</text:p>
              </table:table-cell>
              <table:table-cell office:value-type="float" office:value="-53.3296757668068">
                <text:p>-53.32967576680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5">
                <text:p>29.5</text:p>
              </table:table-cell>
              <table:table-cell office:value-type="float" office:value="-53.1663790091388">
                <text:p>-53.16637900913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6">
                <text:p>29.6</text:p>
              </table:table-cell>
              <table:table-cell office:value-type="float" office:value="-53.0047152190474">
                <text:p>-53.00471521904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7">
                <text:p>29.7</text:p>
              </table:table-cell>
              <table:table-cell office:value-type="float" office:value="-52.8446680668569">
                <text:p>-52.84466806685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8">
                <text:p>29.8</text:p>
              </table:table-cell>
              <table:table-cell office:value-type="float" office:value="-52.6862213861883">
                <text:p>-52.68622138618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9">
                <text:p>29.9</text:p>
              </table:table-cell>
              <table:table-cell office:value-type="float" office:value="-52.5293591723264">
                <text:p>-52.52935917232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">
                <text:p>30</text:p>
              </table:table-cell>
              <table:table-cell office:value-type="float" office:value="-52.3740655806032">
                <text:p>-52.37406558060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1">
                <text:p>30.1</text:p>
              </table:table-cell>
              <table:table-cell office:value-type="float" office:value="-52.2203249247971">
                <text:p>-52.220324924797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2">
                <text:p>30.2</text:p>
              </table:table-cell>
              <table:table-cell office:value-type="float" office:value="-52.0681216755492">
                <text:p>-52.06812167554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3">
                <text:p>30.3</text:p>
              </table:table-cell>
              <table:table-cell office:value-type="float" office:value="-51.9174404587937">
                <text:p>-51.91744045879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4">
                <text:p>30.4</text:p>
              </table:table-cell>
              <table:table-cell office:value-type="float" office:value="-51.7682660542057">
                <text:p>-51.76826605420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5">
                <text:p>30.5</text:p>
              </table:table-cell>
              <table:table-cell office:value-type="float" office:value="-51.6205833936637">
                <text:p>-51.62058339366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6">
                <text:p>30.6</text:p>
              </table:table-cell>
              <table:table-cell office:value-type="float" office:value="-51.4743775597271">
                <text:p>-51.474377559727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7">
                <text:p>30.7</text:p>
              </table:table-cell>
              <table:table-cell office:value-type="float" office:value="-51.3296337841298">
                <text:p>-51.32963378412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8">
                <text:p>30.8</text:p>
              </table:table-cell>
              <table:table-cell office:value-type="float" office:value="-51.1863374462885">
                <text:p>-51.186337446288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9">
                <text:p>30.9</text:p>
              </table:table-cell>
              <table:table-cell office:value-type="float" office:value="-51.0444740718256">
                <text:p>-51.04447407182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">
                <text:p>31</text:p>
              </table:table-cell>
              <table:table-cell office:value-type="float" office:value="-50.9040293311073">
                <text:p>-50.90402933110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1">
                <text:p>31.1</text:p>
              </table:table-cell>
              <table:table-cell office:value-type="float" office:value="-50.7649890377963">
                <text:p>-50.764989037796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2">
                <text:p>31.2</text:p>
              </table:table-cell>
              <table:table-cell office:value-type="float" office:value="-50.6273391474183">
                <text:p>-50.62733914741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3">
                <text:p>31.3</text:p>
              </table:table-cell>
              <table:table-cell office:value-type="float" office:value="-50.4910657559441">
                <text:p>-50.49106575594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4">
                <text:p>31.4</text:p>
              </table:table-cell>
              <table:table-cell office:value-type="float" office:value="-50.3561550983847">
                <text:p>-50.35615509838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5">
                <text:p>31.5</text:p>
              </table:table-cell>
              <table:table-cell office:value-type="float" office:value="-50.2225935474008">
                <text:p>-50.22259354740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6">
                <text:p>31.6</text:p>
              </table:table-cell>
              <table:table-cell office:value-type="float" office:value="-50.0903676119268">
                <text:p>-50.09036761192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7">
                <text:p>31.7</text:p>
              </table:table-cell>
              <table:table-cell office:value-type="float" office:value="-49.9594639358075">
                <text:p>-49.95946393580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8">
                <text:p>31.8</text:p>
              </table:table-cell>
              <table:table-cell office:value-type="float" office:value="-49.8298692964495">
                <text:p>-49.82986929644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9">
                <text:p>31.9</text:p>
              </table:table-cell>
              <table:table-cell office:value-type="float" office:value="-49.701570603485">
                <text:p>-49.7015706034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">
                <text:p>32</text:p>
              </table:table-cell>
              <table:table-cell office:value-type="float" office:value="-49.5745548974501">
                <text:p>-49.57455489745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1">
                <text:p>32.1</text:p>
              </table:table-cell>
              <table:table-cell office:value-type="float" office:value="-49.4488093484756">
                <text:p>-49.44880934847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2">
                <text:p>32.2</text:p>
              </table:table-cell>
              <table:table-cell office:value-type="float" office:value="-49.3243212549909">
                <text:p>-49.32432125499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3">
                <text:p>32.3</text:p>
              </table:table-cell>
              <table:table-cell office:value-type="float" office:value="-49.201078042441">
                <text:p>-49.2010780424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4">
                <text:p>32.4</text:p>
              </table:table-cell>
              <table:table-cell office:value-type="float" office:value="-49.0790672620166">
                <text:p>-49.07906726201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5">
                <text:p>32.5</text:p>
              </table:table-cell>
              <table:table-cell office:value-type="float" office:value="-48.9582765893964">
                <text:p>-48.95827658939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6">
                <text:p>32.6</text:p>
              </table:table-cell>
              <table:table-cell office:value-type="float" office:value="-48.8386938235024">
                <text:p>-48.83869382350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7">
                <text:p>32.7</text:p>
              </table:table-cell>
              <table:table-cell office:value-type="float" office:value="-48.7203068852674">
                <text:p>-48.72030688526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8">
                <text:p>32.8</text:p>
              </table:table-cell>
              <table:table-cell office:value-type="float" office:value="-48.6031038164147">
                <text:p>-48.60310381641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9">
                <text:p>32.9</text:p>
              </table:table-cell>
              <table:table-cell office:value-type="float" office:value="-48.4870727782506">
                <text:p>-48.487072778250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">
                <text:p>33</text:p>
              </table:table-cell>
              <table:table-cell office:value-type="float" office:value="-48.3722020504681">
                <text:p>-48.37220205046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1">
                <text:p>33.1</text:p>
              </table:table-cell>
              <table:table-cell office:value-type="float" office:value="-48.2584800299634">
                <text:p>-48.25848002996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2">
                <text:p>33.2</text:p>
              </table:table-cell>
              <table:table-cell office:value-type="float" office:value="-48.1458952296638">
                <text:p>-48.145895229663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3">
                <text:p>33.3</text:p>
              </table:table-cell>
              <table:table-cell office:value-type="float" office:value="-48.0344362773671">
                <text:p>-48.034436277367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4">
                <text:p>33.4</text:p>
              </table:table-cell>
              <table:table-cell office:value-type="float" office:value="-47.9240919145934">
                <text:p>-47.92409191459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5">
                <text:p>33.5</text:p>
              </table:table-cell>
              <table:table-cell office:value-type="float" office:value="-47.8148509954475">
                <text:p>-47.81485099544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6">
                <text:p>33.6</text:p>
              </table:table-cell>
              <table:table-cell office:value-type="float" office:value="-47.706702485493">
                <text:p>-47.7067024854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7">
                <text:p>33.7</text:p>
              </table:table-cell>
              <table:table-cell office:value-type="float" office:value="-47.5996354606381">
                <text:p>-47.59963546063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8">
                <text:p>33.8</text:p>
              </table:table-cell>
              <table:table-cell office:value-type="float" office:value="-47.4936391060317">
                <text:p>-47.49363910603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9">
                <text:p>33.9</text:p>
              </table:table-cell>
              <table:table-cell office:value-type="float" office:value="-47.3887027149714">
                <text:p>-47.38870271497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">
                <text:p>34</text:p>
              </table:table-cell>
              <table:table-cell office:value-type="float" office:value="-47.2848156878217">
                <text:p>-47.28481568782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1">
                <text:p>34.1</text:p>
              </table:table-cell>
              <table:table-cell office:value-type="float" office:value="-47.1819675309435">
                <text:p>-47.181967530943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2">
                <text:p>34.2</text:p>
              </table:table-cell>
              <table:table-cell office:value-type="float" office:value="-47.080147855634">
                <text:p>-47.0801478556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3">
                <text:p>34.3</text:p>
              </table:table-cell>
              <table:table-cell office:value-type="float" office:value="-46.9793463770777">
                <text:p>-46.979346377077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4">
                <text:p>34.4</text:p>
              </table:table-cell>
              <table:table-cell office:value-type="float" office:value="-46.8795529133069">
                <text:p>-46.87955291330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5">
                <text:p>34.5</text:p>
              </table:table-cell>
              <table:table-cell office:value-type="float" office:value="-46.7807573841739">
                <text:p>-46.78075738417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6">
                <text:p>34.6</text:p>
              </table:table-cell>
              <table:table-cell office:value-type="float" office:value="-46.6829498103321">
                <text:p>-46.682949810332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7">
                <text:p>34.7</text:p>
              </table:table-cell>
              <table:table-cell office:value-type="float" office:value="-46.5861203122288">
                <text:p>-46.58612031222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8">
                <text:p>34.8</text:p>
              </table:table-cell>
              <table:table-cell office:value-type="float" office:value="-46.4902591091065">
                <text:p>-46.49025910910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9">
                <text:p>34.9</text:p>
              </table:table-cell>
              <table:table-cell office:value-type="float" office:value="-46.3953565180154">
                <text:p>-46.395356518015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">
                <text:p>35</text:p>
              </table:table-cell>
              <table:table-cell office:value-type="float" office:value="-46.3014029528353">
                <text:p>-46.30140295283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1">
                <text:p>35.1</text:p>
              </table:table-cell>
              <table:table-cell office:value-type="float" office:value="-46.2083889233069">
                <text:p>-46.208388923306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2">
                <text:p>35.2</text:p>
              </table:table-cell>
              <table:table-cell office:value-type="float" office:value="-46.1163050340739">
                <text:p>-46.11630503407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3">
                <text:p>35.3</text:p>
              </table:table-cell>
              <table:table-cell office:value-type="float" office:value="-46.0251419837331">
                <text:p>-46.025141983733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4">
                <text:p>35.4</text:p>
              </table:table-cell>
              <table:table-cell office:value-type="float" office:value="-45.9348905638958">
                <text:p>-45.93489056389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5">
                <text:p>35.5</text:p>
              </table:table-cell>
              <table:table-cell office:value-type="float" office:value="-45.8455416582568">
                <text:p>-45.84554165825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6">
                <text:p>35.6</text:p>
              </table:table-cell>
              <table:table-cell office:value-type="float" office:value="-45.7570862416743">
                <text:p>-45.757086241674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7">
                <text:p>35.7</text:p>
              </table:table-cell>
              <table:table-cell office:value-type="float" office:value="-45.6695153792575">
                <text:p>-45.66951537925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8">
                <text:p>35.8</text:p>
              </table:table-cell>
              <table:table-cell office:value-type="float" office:value="-45.5828202254649">
                <text:p>-45.58282022546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9">
                <text:p>35.9</text:p>
              </table:table-cell>
              <table:table-cell office:value-type="float" office:value="-45.4969920232103">
                <text:p>-45.49699202321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">
                <text:p>36</text:p>
              </table:table-cell>
              <table:table-cell office:value-type="float" office:value="-45.4120221029782">
                <text:p>-45.41202210297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1">
                <text:p>36.1</text:p>
              </table:table-cell>
              <table:table-cell office:value-type="float" office:value="-45.3279018819484">
                <text:p>-45.32790188194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2">
                <text:p>36.2</text:p>
              </table:table-cell>
              <table:table-cell office:value-type="float" office:value="-45.2446228631289">
                <text:p>-45.244622863128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3">
                <text:p>36.3</text:p>
              </table:table-cell>
              <table:table-cell office:value-type="float" office:value="-45.1621766344976">
                <text:p>-45.16217663449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4">
                <text:p>36.4</text:p>
              </table:table-cell>
              <table:table-cell office:value-type="float" office:value="-45.0805548681527">
                <text:p>-45.08055486815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5">
                <text:p>36.5</text:p>
              </table:table-cell>
              <table:table-cell office:value-type="float" office:value="-44.9997493194711">
                <text:p>-44.99974931947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6">
                <text:p>36.6</text:p>
              </table:table-cell>
              <table:table-cell office:value-type="float" office:value="-44.9197518262764">
                <text:p>-44.91975182627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7">
                <text:p>36.7</text:p>
              </table:table-cell>
              <table:table-cell office:value-type="float" office:value="-44.8405543080137">
                <text:p>-44.840554308013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8">
                <text:p>36.8</text:p>
              </table:table-cell>
              <table:table-cell office:value-type="float" office:value="-44.7621487649335">
                <text:p>-44.76214876493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.9">
                <text:p>36.9</text:p>
              </table:table-cell>
              <table:table-cell office:value-type="float" office:value="-44.6845272772842">
                <text:p>-44.68452727728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">
                <text:p>37</text:p>
              </table:table-cell>
              <table:table-cell office:value-type="float" office:value="-44.6076820045113">
                <text:p>-44.60768200451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1">
                <text:p>37.1</text:p>
              </table:table-cell>
              <table:table-cell office:value-type="float" office:value="-44.5316051844662">
                <text:p>-44.531605184466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2">
                <text:p>37.2</text:p>
              </table:table-cell>
              <table:table-cell office:value-type="float" office:value="-44.4562891326216">
                <text:p>-44.45628913262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3">
                <text:p>37.3</text:p>
              </table:table-cell>
              <table:table-cell office:value-type="float" office:value="-44.3817262412953">
                <text:p>-44.38172624129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4">
                <text:p>37.4</text:p>
              </table:table-cell>
              <table:table-cell office:value-type="float" office:value="-44.3079089788824">
                <text:p>-44.30790897888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5">
                <text:p>37.5</text:p>
              </table:table-cell>
              <table:table-cell office:value-type="float" office:value="-44.2348298890936">
                <text:p>-44.234829889093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6">
                <text:p>37.6</text:p>
              </table:table-cell>
              <table:table-cell office:value-type="float" office:value="-44.1624815902026">
                <text:p>-44.16248159020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7">
                <text:p>37.7</text:p>
              </table:table-cell>
              <table:table-cell office:value-type="float" office:value="-44.0908567743006">
                <text:p>-44.090856774300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8">
                <text:p>37.8</text:p>
              </table:table-cell>
              <table:table-cell office:value-type="float" office:value="-44.0199482065576">
                <text:p>-44.01994820655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.9">
                <text:p>37.9</text:p>
              </table:table-cell>
              <table:table-cell office:value-type="float" office:value="-43.949748724492">
                <text:p>-43.94974872449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">
                <text:p>38</text:p>
              </table:table-cell>
              <table:table-cell office:value-type="float" office:value="-43.8802512372471">
                <text:p>-43.88025123724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1">
                <text:p>38.1</text:p>
              </table:table-cell>
              <table:table-cell office:value-type="float" office:value="-43.8114487248746">
                <text:p>-43.81144872487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2">
                <text:p>38.2</text:p>
              </table:table-cell>
              <table:table-cell office:value-type="float" office:value="-43.7433342376259">
                <text:p>-43.74333423762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3">
                <text:p>38.3</text:p>
              </table:table-cell>
              <table:table-cell office:value-type="float" office:value="-43.6759008952496">
                <text:p>-43.67590089524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4">
                <text:p>38.4</text:p>
              </table:table-cell>
              <table:table-cell office:value-type="float" office:value="-43.6091418862971">
                <text:p>-43.60914188629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5">
                <text:p>38.5</text:p>
              </table:table-cell>
              <table:table-cell office:value-type="float" office:value="-43.5430504674341">
                <text:p>-43.54305046743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6">
                <text:p>38.6</text:p>
              </table:table-cell>
              <table:table-cell office:value-type="float" office:value="-43.4776199627598">
                <text:p>-43.47761996275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7">
                <text:p>38.7</text:p>
              </table:table-cell>
              <table:table-cell office:value-type="float" office:value="-43.4128437631322">
                <text:p>-43.41284376313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8">
                <text:p>38.8</text:p>
              </table:table-cell>
              <table:table-cell office:value-type="float" office:value="-43.3487153255009">
                <text:p>-43.34871532550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.9">
                <text:p>38.9</text:p>
              </table:table-cell>
              <table:table-cell office:value-type="float" office:value="-43.2852281722459">
                <text:p>-43.285228172245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">
                <text:p>39</text:p>
              </table:table-cell>
              <table:table-cell office:value-type="float" office:value="-43.2223758905234">
                <text:p>-43.22237589052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1">
                <text:p>39.1</text:p>
              </table:table-cell>
              <table:table-cell office:value-type="float" office:value="-43.1601521316182">
                <text:p>-43.160152131618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2">
                <text:p>39.2</text:p>
              </table:table-cell>
              <table:table-cell office:value-type="float" office:value="-43.098550610302">
                <text:p>-43.0985506103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3">
                <text:p>39.3</text:p>
              </table:table-cell>
              <table:table-cell office:value-type="float" office:value="-43.037565104199">
                <text:p>-43.03756510419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4">
                <text:p>39.4</text:p>
              </table:table-cell>
              <table:table-cell office:value-type="float" office:value="-42.977189453157">
                <text:p>-42.9771894531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5">
                <text:p>39.5</text:p>
              </table:table-cell>
              <table:table-cell office:value-type="float" office:value="-42.9174175586254">
                <text:p>-42.91741755862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6">
                <text:p>39.6</text:p>
              </table:table-cell>
              <table:table-cell office:value-type="float" office:value="-42.8582433830392">
                <text:p>-42.858243383039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7">
                <text:p>39.7</text:p>
              </table:table-cell>
              <table:table-cell office:value-type="float" office:value="-42.7996609492088">
                <text:p>-42.79966094920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8">
                <text:p>39.8</text:p>
              </table:table-cell>
              <table:table-cell office:value-type="float" office:value="-42.7416643397167">
                <text:p>-42.74166433971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.9">
                <text:p>39.9</text:p>
              </table:table-cell>
              <table:table-cell office:value-type="float" office:value="-42.6842476963195">
                <text:p>-42.68424769631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">
                <text:p>40</text:p>
              </table:table-cell>
              <table:table-cell office:value-type="float" office:value="-42.6274052193563">
                <text:p>-42.62740521935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.1">
                <text:p>40.1</text:p>
              </table:table-cell>
              <table:table-cell office:value-type="float" office:value="-42.5711311671628">
                <text:p>-42.57113116716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2">
                <text:p>40.2</text:p>
              </table:table-cell>
              <table:table-cell office:value-type="float" office:value="-42.5154198554911">
                <text:p>-42.51541985549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3">
                <text:p>40.3</text:p>
              </table:table-cell>
              <table:table-cell office:value-type="float" office:value="-42.4602656569362">
                <text:p>-42.46026565693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4">
                <text:p>40.4</text:p>
              </table:table-cell>
              <table:table-cell office:value-type="float" office:value="-42.4056630003668">
                <text:p>-42.40566300036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5">
                <text:p>40.5</text:p>
              </table:table-cell>
              <table:table-cell office:value-type="float" office:value="-42.3516063703632">
                <text:p>-42.35160637036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6">
                <text:p>40.6</text:p>
              </table:table-cell>
              <table:table-cell office:value-type="float" office:value="-42.2980903066595">
                <text:p>-42.29809030665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7">
                <text:p>40.7</text:p>
              </table:table-cell>
              <table:table-cell office:value-type="float" office:value="-42.245109403593">
                <text:p>-42.24510940359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8">
                <text:p>40.8</text:p>
              </table:table-cell>
              <table:table-cell office:value-type="float" office:value="-42.192658309557">
                <text:p>-42.1926583095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.9">
                <text:p>40.9</text:p>
              </table:table-cell>
              <table:table-cell office:value-type="float" office:value="-42.1407317264614">
                <text:p>-42.14073172646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">
                <text:p>41</text:p>
              </table:table-cell>
              <table:table-cell office:value-type="float" office:value="-42.0893244091968">
                <text:p>-42.08932440919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1">
                <text:p>41.1</text:p>
              </table:table-cell>
              <table:table-cell office:value-type="float" office:value="-42.0384311651049">
                <text:p>-42.03843116510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2">
                <text:p>41.2</text:p>
              </table:table-cell>
              <table:table-cell office:value-type="float" office:value="-41.9880468534538">
                <text:p>-41.98804685345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3">
                <text:p>41.3</text:p>
              </table:table-cell>
              <table:table-cell office:value-type="float" office:value="-41.9381663849193">
                <text:p>-41.938166384919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4">
                <text:p>41.4</text:p>
              </table:table-cell>
              <table:table-cell office:value-type="float" office:value="-41.8887847210701">
                <text:p>-41.88878472107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5">
                <text:p>41.5</text:p>
              </table:table-cell>
              <table:table-cell office:value-type="float" office:value="-41.8398968738594">
                <text:p>-41.839896873859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6">
                <text:p>41.6</text:p>
              </table:table-cell>
              <table:table-cell office:value-type="float" office:value="-41.7914979051208">
                <text:p>-41.791497905120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.7">
                <text:p>41.7</text:p>
              </table:table-cell>
              <table:table-cell office:value-type="float" office:value="-41.7435829260696">
                <text:p>-41.743582926069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.8">
                <text:p>41.8</text:p>
              </table:table-cell>
              <table:table-cell office:value-type="float" office:value="-41.6961470968089">
                <text:p>-41.69614709680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.9">
                <text:p>41.9</text:p>
              </table:table-cell>
              <table:table-cell office:value-type="float" office:value="-41.6491856258408">
                <text:p>-41.64918562584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">
                <text:p>42</text:p>
              </table:table-cell>
              <table:table-cell office:value-type="float" office:value="-41.6026937695824">
                <text:p>-41.60269376958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.1">
                <text:p>42.1</text:p>
              </table:table-cell>
              <table:table-cell office:value-type="float" office:value="-41.5566668318866">
                <text:p>-41.55666683188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2">
                <text:p>42.2</text:p>
              </table:table-cell>
              <table:table-cell office:value-type="float" office:value="-41.5111001635677">
                <text:p>-41.511100163567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3">
                <text:p>42.3</text:p>
              </table:table-cell>
              <table:table-cell office:value-type="float" office:value="-41.465989161932">
                <text:p>-41.4659891619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4">
                <text:p>42.4</text:p>
              </table:table-cell>
              <table:table-cell office:value-type="float" office:value="-41.4213292703127">
                <text:p>-41.421329270312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5">
                <text:p>42.5</text:p>
              </table:table-cell>
              <table:table-cell office:value-type="float" office:value="-41.3771159776096">
                <text:p>-41.37711597760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6">
                <text:p>42.6</text:p>
              </table:table-cell>
              <table:table-cell office:value-type="float" office:value="-41.3333448178335">
                <text:p>-41.33334481783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7">
                <text:p>42.7</text:p>
              </table:table-cell>
              <table:table-cell office:value-type="float" office:value="-41.2900113696552">
                <text:p>-41.29001136965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.8">
                <text:p>42.8</text:p>
              </table:table-cell>
              <table:table-cell office:value-type="float" office:value="-41.2471112559586">
                <text:p>-41.24711125595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.9">
                <text:p>42.9</text:p>
              </table:table-cell>
              <table:table-cell office:value-type="float" office:value="-41.204640143399">
                <text:p>-41.2046401433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">
                <text:p>43</text:p>
              </table:table-cell>
              <table:table-cell office:value-type="float" office:value="-41.162593741965">
                <text:p>-41.16259374196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1">
                <text:p>43.1</text:p>
              </table:table-cell>
              <table:table-cell office:value-type="float" office:value="-41.1209678045454">
                <text:p>-41.120967804545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2">
                <text:p>43.2</text:p>
              </table:table-cell>
              <table:table-cell office:value-type="float" office:value="-41.0797581264999">
                <text:p>-41.079758126499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3">
                <text:p>43.3</text:p>
              </table:table-cell>
              <table:table-cell office:value-type="float" office:value="-41.0389605452349">
                <text:p>-41.038960545234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4">
                <text:p>43.4</text:p>
              </table:table-cell>
              <table:table-cell office:value-type="float" office:value="-40.9985709397826">
                <text:p>-40.998570939782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5">
                <text:p>43.5</text:p>
              </table:table-cell>
              <table:table-cell office:value-type="float" office:value="-40.9585852303847">
                <text:p>-40.95858523038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6">
                <text:p>43.6</text:p>
              </table:table-cell>
              <table:table-cell office:value-type="float" office:value="-40.9189993780809">
                <text:p>-40.91899937808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7">
                <text:p>43.7</text:p>
              </table:table-cell>
              <table:table-cell office:value-type="float" office:value="-40.8798093843001">
                <text:p>-40.87980938430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8">
                <text:p>43.8</text:p>
              </table:table-cell>
              <table:table-cell office:value-type="float" office:value="-40.8410112904571">
                <text:p>-40.84101129045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.9">
                <text:p>43.9</text:p>
              </table:table-cell>
              <table:table-cell office:value-type="float" office:value="-40.8026011775525">
                <text:p>-40.80260117755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">
                <text:p>44</text:p>
              </table:table-cell>
              <table:table-cell office:value-type="float" office:value="-40.764575165777">
                <text:p>-40.7645751657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1">
                <text:p>44.1</text:p>
              </table:table-cell>
              <table:table-cell office:value-type="float" office:value="-40.7269294141192">
                <text:p>-40.726929414119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2">
                <text:p>44.2</text:p>
              </table:table-cell>
              <table:table-cell office:value-type="float" office:value="-40.689660119978">
                <text:p>-40.68966011997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3">
                <text:p>44.3</text:p>
              </table:table-cell>
              <table:table-cell office:value-type="float" office:value="-40.6527635187783">
                <text:p>-40.652763518778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4">
                <text:p>44.4</text:p>
              </table:table-cell>
              <table:table-cell office:value-type="float" office:value="-40.6162358835905">
                <text:p>-40.61623588359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5">
                <text:p>44.5</text:p>
              </table:table-cell>
              <table:table-cell office:value-type="float" office:value="-40.5800735247546">
                <text:p>-40.58007352475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6">
                <text:p>44.6</text:p>
              </table:table-cell>
              <table:table-cell office:value-type="float" office:value="-40.544272789507">
                <text:p>-40.54427278950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7">
                <text:p>44.7</text:p>
              </table:table-cell>
              <table:table-cell office:value-type="float" office:value="-40.508830061612">
                <text:p>-40.5088300616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.8">
                <text:p>44.8</text:p>
              </table:table-cell>
              <table:table-cell office:value-type="float" office:value="-40.4737417609958">
                <text:p>-40.47374176099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.9">
                <text:p>44.9</text:p>
              </table:table-cell>
              <table:table-cell office:value-type="float" office:value="-40.4390043433859">
                <text:p>-40.43900434338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">
                <text:p>45</text:p>
              </table:table-cell>
              <table:table-cell office:value-type="float" office:value="-40.404614299952">
                <text:p>-40.40461429995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1">
                <text:p>45.1</text:p>
              </table:table-cell>
              <table:table-cell office:value-type="float" office:value="-40.3705681569525">
                <text:p>-40.37056815695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2">
                <text:p>45.2</text:p>
              </table:table-cell>
              <table:table-cell office:value-type="float" office:value="-40.336862475383">
                <text:p>-40.33686247538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3">
                <text:p>45.3</text:p>
              </table:table-cell>
              <table:table-cell office:value-type="float" office:value="-40.3034938506291">
                <text:p>-40.303493850629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4">
                <text:p>45.4</text:p>
              </table:table-cell>
              <table:table-cell office:value-type="float" office:value="-40.2704589121228">
                <text:p>-40.27045891212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5">
                <text:p>45.5</text:p>
              </table:table-cell>
              <table:table-cell office:value-type="float" office:value="-40.2377543230016">
                <text:p>-40.23775432300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6">
                <text:p>45.6</text:p>
              </table:table-cell>
              <table:table-cell office:value-type="float" office:value="-40.2053767797716">
                <text:p>-40.20537677977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7">
                <text:p>45.7</text:p>
              </table:table-cell>
              <table:table-cell office:value-type="float" office:value="-40.1733230119739">
                <text:p>-40.17332301197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.8">
                <text:p>45.8</text:p>
              </table:table-cell>
              <table:table-cell office:value-type="float" office:value="-40.1415897818541">
                <text:p>-40.141589781854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.9">
                <text:p>45.9</text:p>
              </table:table-cell>
              <table:table-cell office:value-type="float" office:value="-40.1101738840356">
                <text:p>-40.11017388403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">
                <text:p>46</text:p>
              </table:table-cell>
              <table:table-cell office:value-type="float" office:value="-40.0790721451953">
                <text:p>-40.079072145195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1">
                <text:p>46.1</text:p>
              </table:table-cell>
              <table:table-cell office:value-type="float" office:value="-40.0482814237433">
                <text:p>-40.04828142374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2">
                <text:p>46.2</text:p>
              </table:table-cell>
              <table:table-cell office:value-type="float" office:value="-40.0177986095059">
                <text:p>-40.017798609505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3">
                <text:p>46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4">
                <text:p>46.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5">
                <text:p>46.5</text:p>
              </table:table-cell>
              <table:table-cell office:value-type="float" office:value="-69.67">
                <text:p>-69.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6">
                <text:p>46.6</text:p>
              </table:table-cell>
              <table:table-cell office:value-type="float" office:value="-69.3433">
                <text:p>-69.34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7">
                <text:p>46.7</text:p>
              </table:table-cell>
              <table:table-cell office:value-type="float" office:value="-69.019867">
                <text:p>-69.0198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8">
                <text:p>46.8</text:p>
              </table:table-cell>
              <table:table-cell office:value-type="float" office:value="-68.69966833">
                <text:p>-68.699668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.9">
                <text:p>46.9</text:p>
              </table:table-cell>
              <table:table-cell office:value-type="float" office:value="-68.3826716467">
                <text:p>-68.382671646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">
                <text:p>47</text:p>
              </table:table-cell>
              <table:table-cell office:value-type="float" office:value="-68.068844930233">
                <text:p>-68.06884493023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1">
                <text:p>47.1</text:p>
              </table:table-cell>
              <table:table-cell office:value-type="float" office:value="-67.7581564809307">
                <text:p>-67.758156480930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2">
                <text:p>47.2</text:p>
              </table:table-cell>
              <table:table-cell office:value-type="float" office:value="-67.4505749161214">
                <text:p>-67.45057491612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3">
                <text:p>47.3</text:p>
              </table:table-cell>
              <table:table-cell office:value-type="float" office:value="-67.1460691669602">
                <text:p>-67.146069166960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4">
                <text:p>47.4</text:p>
              </table:table-cell>
              <table:table-cell office:value-type="float" office:value="-66.8446084752905">
                <text:p>-66.84460847529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5">
                <text:p>47.5</text:p>
              </table:table-cell>
              <table:table-cell office:value-type="float" office:value="-66.5461623905376">
                <text:p>-66.54616239053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6">
                <text:p>47.6</text:p>
              </table:table-cell>
              <table:table-cell office:value-type="float" office:value="-66.2507007666323">
                <text:p>-66.25070076663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7">
                <text:p>47.7</text:p>
              </table:table-cell>
              <table:table-cell office:value-type="float" office:value="-65.9581937589659">
                <text:p>-65.95819375896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8">
                <text:p>47.8</text:p>
              </table:table-cell>
              <table:table-cell office:value-type="float" office:value="-65.6686118213763">
                <text:p>-65.66861182137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.9">
                <text:p>47.9</text:p>
              </table:table-cell>
              <table:table-cell office:value-type="float" office:value="-65.3819257031625">
                <text:p>-65.38192570316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">
                <text:p>48</text:p>
              </table:table-cell>
              <table:table-cell office:value-type="float" office:value="-65.0981064461309">
                <text:p>-65.098106446130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.1">
                <text:p>48.1</text:p>
              </table:table-cell>
              <table:table-cell office:value-type="float" office:value="-64.8171253816696">
                <text:p>-64.817125381669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2">
                <text:p>48.2</text:p>
              </table:table-cell>
              <table:table-cell office:value-type="float" office:value="-64.5389541278529">
                <text:p>-64.538954127852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3">
                <text:p>48.3</text:p>
              </table:table-cell>
              <table:table-cell office:value-type="float" office:value="-64.2635645865744">
                <text:p>-64.26356458657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4">
                <text:p>48.4</text:p>
              </table:table-cell>
              <table:table-cell office:value-type="float" office:value="-63.9909289407086">
                <text:p>-63.990928940708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5">
                <text:p>48.5</text:p>
              </table:table-cell>
              <table:table-cell office:value-type="float" office:value="-63.7210196513015">
                <text:p>-63.72101965130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6">
                <text:p>48.6</text:p>
              </table:table-cell>
              <table:table-cell office:value-type="float" office:value="-63.4538094547885">
                <text:p>-63.453809454788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.7">
                <text:p>48.7</text:p>
              </table:table-cell>
              <table:table-cell office:value-type="float" office:value="-63.1892713602406">
                <text:p>-63.189271360240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.8">
                <text:p>48.8</text:p>
              </table:table-cell>
              <table:table-cell office:value-type="float" office:value="-62.9273786466382">
                <text:p>-62.92737864663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.9">
                <text:p>48.9</text:p>
              </table:table-cell>
              <table:table-cell office:value-type="float" office:value="-62.6681048601718">
                <text:p>-62.66810486017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">
                <text:p>49</text:p>
              </table:table-cell>
              <table:table-cell office:value-type="float" office:value="-62.4114238115701">
                <text:p>-62.411423811570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.1">
                <text:p>49.1</text:p>
              </table:table-cell>
              <table:table-cell office:value-type="float" office:value="-62.1573095734544">
                <text:p>-62.157309573454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.2">
                <text:p>49.2</text:p>
              </table:table-cell>
              <table:table-cell office:value-type="float" office:value="-61.9057364777199">
                <text:p>-61.90573647771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.3">
                <text:p>49.3</text:p>
              </table:table-cell>
              <table:table-cell office:value-type="float" office:value="-61.6566791129427">
                <text:p>-61.656679112942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.4">
                <text:p>49.4</text:p>
              </table:table-cell>
              <table:table-cell office:value-type="float" office:value="-61.4101123218132">
                <text:p>-61.410112321813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.5">
                <text:p>49.5</text:p>
              </table:table-cell>
              <table:table-cell office:value-type="float" office:value="-61.1660111985951">
                <text:p>-61.166011198595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.6">
                <text:p>49.6</text:p>
              </table:table-cell>
              <table:table-cell office:value-type="float" office:value="-60.9243510866092">
                <text:p>-60.92435108660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.7">
                <text:p>49.7</text:p>
              </table:table-cell>
              <table:table-cell office:value-type="float" office:value="-60.6851075757431">
                <text:p>-60.685107575743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.8">
                <text:p>49.8</text:p>
              </table:table-cell>
              <table:table-cell office:value-type="float" office:value="-60.4482564999856">
                <text:p>-60.44825649998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.9">
                <text:p>49.9</text:p>
              </table:table-cell>
              <table:table-cell office:value-type="float" office:value="-60.2137739349858">
                <text:p>-60.213773934985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">
                <text:p>50</text:p>
              </table:table-cell>
              <table:table-cell office:value-type="float" office:value="-59.9816361956359">
                <text:p>-59.981636195635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.1">
                <text:p>50.1</text:p>
              </table:table-cell>
              <table:table-cell office:value-type="float" office:value="-59.7518198336796">
                <text:p>-59.751819833679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.2">
                <text:p>50.2</text:p>
              </table:table-cell>
              <table:table-cell office:value-type="float" office:value="-59.5243016353428">
                <text:p>-59.524301635342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.3">
                <text:p>50.3</text:p>
              </table:table-cell>
              <table:table-cell office:value-type="float" office:value="-59.2990586189893">
                <text:p>-59.299058618989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.4">
                <text:p>50.4</text:p>
              </table:table-cell>
              <table:table-cell office:value-type="float" office:value="-59.0760680327995">
                <text:p>-59.076068032799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.5">
                <text:p>50.5</text:p>
              </table:table-cell>
              <table:table-cell office:value-type="float" office:value="-58.8553073524715">
                <text:p>-58.85530735247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.6">
                <text:p>50.6</text:p>
              </table:table-cell>
              <table:table-cell office:value-type="float" office:value="-58.6367542789467">
                <text:p>-58.63675427894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.7">
                <text:p>50.7</text:p>
              </table:table-cell>
              <table:table-cell office:value-type="float" office:value="-58.4203867361573">
                <text:p>-58.420386736157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.8">
                <text:p>50.8</text:p>
              </table:table-cell>
              <table:table-cell office:value-type="float" office:value="-58.2061828687957">
                <text:p>-58.206182868795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.9">
                <text:p>50.9</text:p>
              </table:table-cell>
              <table:table-cell office:value-type="float" office:value="-57.9941210401077">
                <text:p>-57.994121040107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">
                <text:p>51</text:p>
              </table:table-cell>
              <table:table-cell office:value-type="float" office:value="-57.7841798297067">
                <text:p>-57.784179829706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.1">
                <text:p>51.1</text:p>
              </table:table-cell>
              <table:table-cell office:value-type="float" office:value="-57.5763380314096">
                <text:p>-57.576338031409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.2">
                <text:p>51.2</text:p>
              </table:table-cell>
              <table:table-cell office:value-type="float" office:value="-57.3705746510955">
                <text:p>-57.370574651095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.3">
                <text:p>51.3</text:p>
              </table:table-cell>
              <table:table-cell office:value-type="float" office:value="-57.1668689045845">
                <text:p>-57.166868904584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.4">
                <text:p>51.4</text:p>
              </table:table-cell>
              <table:table-cell office:value-type="float" office:value="-56.9652002155387">
                <text:p>-56.965200215538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.5">
                <text:p>51.5</text:p>
              </table:table-cell>
              <table:table-cell office:value-type="float" office:value="-56.7655482133833">
                <text:p>-56.76554821338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.6">
                <text:p>51.6</text:p>
              </table:table-cell>
              <table:table-cell office:value-type="float" office:value="-56.5678927312495">
                <text:p>-56.567892731249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.7">
                <text:p>51.7</text:p>
              </table:table-cell>
              <table:table-cell office:value-type="float" office:value="-56.372213803937">
                <text:p>-56.37221380393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.8">
                <text:p>51.8</text:p>
              </table:table-cell>
              <table:table-cell office:value-type="float" office:value="-56.1784916658976">
                <text:p>-56.178491665897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.9">
                <text:p>51.9</text:p>
              </table:table-cell>
              <table:table-cell office:value-type="float" office:value="-55.9867067492386">
                <text:p>-55.986706749238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">
                <text:p>52</text:p>
              </table:table-cell>
              <table:table-cell office:value-type="float" office:value="-55.7968396817463">
                <text:p>-55.79683968174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.1">
                <text:p>52.1</text:p>
              </table:table-cell>
              <table:table-cell office:value-type="float" office:value="-55.6088712849288">
                <text:p>-55.608871284928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.2">
                <text:p>52.2</text:p>
              </table:table-cell>
              <table:table-cell office:value-type="float" office:value="-55.4227825720795">
                <text:p>-55.422782572079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.3">
                <text:p>52.3</text:p>
              </table:table-cell>
              <table:table-cell office:value-type="float" office:value="-55.2385547463587">
                <text:p>-55.238554746358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.4">
                <text:p>52.4</text:p>
              </table:table-cell>
              <table:table-cell office:value-type="float" office:value="-55.0561691988951">
                <text:p>-55.056169198895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.5">
                <text:p>52.5</text:p>
              </table:table-cell>
              <table:table-cell office:value-type="float" office:value="-54.8756075069062">
                <text:p>-54.875607506906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.6">
                <text:p>52.6</text:p>
              </table:table-cell>
              <table:table-cell office:value-type="float" office:value="-54.6968514318371">
                <text:p>-54.696851431837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.7">
                <text:p>52.7</text:p>
              </table:table-cell>
              <table:table-cell office:value-type="float" office:value="-54.5198829175187">
                <text:p>-54.519882917518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.8">
                <text:p>52.8</text:p>
              </table:table-cell>
              <table:table-cell office:value-type="float" office:value="-54.3446840883435">
                <text:p>-54.344684088343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.9">
                <text:p>52.9</text:p>
              </table:table-cell>
              <table:table-cell office:value-type="float" office:value="-54.1712372474601">
                <text:p>-54.171237247460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">
                <text:p>53</text:p>
              </table:table-cell>
              <table:table-cell office:value-type="float" office:value="-53.9995248749855">
                <text:p>-53.99952487498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.1">
                <text:p>53.1</text:p>
              </table:table-cell>
              <table:table-cell office:value-type="float" office:value="-53.8295296262357">
                <text:p>-53.829529626235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.2">
                <text:p>53.2</text:p>
              </table:table-cell>
              <table:table-cell office:value-type="float" office:value="-53.6612343299733">
                <text:p>-53.661234329973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.3">
                <text:p>53.3</text:p>
              </table:table-cell>
              <table:table-cell office:value-type="float" office:value="-53.4946219866736">
                <text:p>-53.494621986673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.4">
                <text:p>53.4</text:p>
              </table:table-cell>
              <table:table-cell office:value-type="float" office:value="-53.3296757668068">
                <text:p>-53.329675766806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.5">
                <text:p>53.5</text:p>
              </table:table-cell>
              <table:table-cell office:value-type="float" office:value="-53.1663790091388">
                <text:p>-53.166379009138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.6">
                <text:p>53.6</text:p>
              </table:table-cell>
              <table:table-cell office:value-type="float" office:value="-53.0047152190474">
                <text:p>-53.004715219047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.7">
                <text:p>53.7</text:p>
              </table:table-cell>
              <table:table-cell office:value-type="float" office:value="-52.8446680668569">
                <text:p>-52.844668066856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.8">
                <text:p>53.8</text:p>
              </table:table-cell>
              <table:table-cell office:value-type="float" office:value="-52.6862213861883">
                <text:p>-52.686221386188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.9">
                <text:p>53.9</text:p>
              </table:table-cell>
              <table:table-cell office:value-type="float" office:value="-52.5293591723264">
                <text:p>-52.529359172326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">
                <text:p>54</text:p>
              </table:table-cell>
              <table:table-cell office:value-type="float" office:value="-52.3740655806032">
                <text:p>-52.374065580603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.1">
                <text:p>54.1</text:p>
              </table:table-cell>
              <table:table-cell office:value-type="float" office:value="-52.2203249247971">
                <text:p>-52.220324924797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.2">
                <text:p>54.2</text:p>
              </table:table-cell>
              <table:table-cell office:value-type="float" office:value="-52.0681216755492">
                <text:p>-52.068121675549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.3">
                <text:p>54.3</text:p>
              </table:table-cell>
              <table:table-cell office:value-type="float" office:value="-51.9174404587937">
                <text:p>-51.917440458793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.4">
                <text:p>54.4</text:p>
              </table:table-cell>
              <table:table-cell office:value-type="float" office:value="-51.7682660542057">
                <text:p>-51.76826605420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.5">
                <text:p>54.5</text:p>
              </table:table-cell>
              <table:table-cell office:value-type="float" office:value="-51.6205833936637">
                <text:p>-51.620583393663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.6">
                <text:p>54.6</text:p>
              </table:table-cell>
              <table:table-cell office:value-type="float" office:value="-51.4743775597271">
                <text:p>-51.474377559727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.7">
                <text:p>54.7</text:p>
              </table:table-cell>
              <table:table-cell office:value-type="float" office:value="-51.3296337841298">
                <text:p>-51.329633784129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.8">
                <text:p>54.8</text:p>
              </table:table-cell>
              <table:table-cell office:value-type="float" office:value="-51.1863374462885">
                <text:p>-51.186337446288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.9">
                <text:p>54.9</text:p>
              </table:table-cell>
              <table:table-cell office:value-type="float" office:value="-51.0444740718256">
                <text:p>-51.04447407182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">
                <text:p>55</text:p>
              </table:table-cell>
              <table:table-cell office:value-type="float" office:value="-50.9040293311073">
                <text:p>-50.904029331107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.1">
                <text:p>55.1</text:p>
              </table:table-cell>
              <table:table-cell office:value-type="float" office:value="-50.7649890377963">
                <text:p>-50.76498903779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.2">
                <text:p>55.2</text:p>
              </table:table-cell>
              <table:table-cell office:value-type="float" office:value="-50.6273391474183">
                <text:p>-50.627339147418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.3">
                <text:p>55.3</text:p>
              </table:table-cell>
              <table:table-cell office:value-type="float" office:value="-50.4910657559441">
                <text:p>-50.491065755944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.4">
                <text:p>55.4</text:p>
              </table:table-cell>
              <table:table-cell office:value-type="float" office:value="-50.3561550983847">
                <text:p>-50.356155098384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.5">
                <text:p>55.5</text:p>
              </table:table-cell>
              <table:table-cell office:value-type="float" office:value="-50.2225935474008">
                <text:p>-50.22259354740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.6">
                <text:p>55.6</text:p>
              </table:table-cell>
              <table:table-cell office:value-type="float" office:value="-50.0903676119268">
                <text:p>-50.090367611926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.7">
                <text:p>55.7</text:p>
              </table:table-cell>
              <table:table-cell office:value-type="float" office:value="-49.9594639358075">
                <text:p>-49.95946393580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.8">
                <text:p>55.8</text:p>
              </table:table-cell>
              <table:table-cell office:value-type="float" office:value="-49.8298692964495">
                <text:p>-49.829869296449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.9">
                <text:p>55.9</text:p>
              </table:table-cell>
              <table:table-cell office:value-type="float" office:value="-49.701570603485">
                <text:p>-49.70157060348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">
                <text:p>56</text:p>
              </table:table-cell>
              <table:table-cell office:value-type="float" office:value="-49.5745548974501">
                <text:p>-49.574554897450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.1">
                <text:p>56.1</text:p>
              </table:table-cell>
              <table:table-cell office:value-type="float" office:value="-49.4488093484756">
                <text:p>-49.448809348475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.2">
                <text:p>56.2</text:p>
              </table:table-cell>
              <table:table-cell office:value-type="float" office:value="-49.3243212549909">
                <text:p>-49.324321254990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.3">
                <text:p>56.3</text:p>
              </table:table-cell>
              <table:table-cell office:value-type="float" office:value="-49.201078042441">
                <text:p>-49.20107804244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.4">
                <text:p>56.4</text:p>
              </table:table-cell>
              <table:table-cell office:value-type="float" office:value="-49.0790672620166">
                <text:p>-49.079067262016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.5">
                <text:p>56.5</text:p>
              </table:table-cell>
              <table:table-cell office:value-type="float" office:value="-48.9582765893964">
                <text:p>-48.958276589396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.6">
                <text:p>56.6</text:p>
              </table:table-cell>
              <table:table-cell office:value-type="float" office:value="-48.8386938235024">
                <text:p>-48.838693823502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.7">
                <text:p>56.7</text:p>
              </table:table-cell>
              <table:table-cell office:value-type="float" office:value="-48.7203068852674">
                <text:p>-48.720306885267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.8">
                <text:p>56.8</text:p>
              </table:table-cell>
              <table:table-cell office:value-type="float" office:value="-48.6031038164147">
                <text:p>-48.603103816414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.9">
                <text:p>56.9</text:p>
              </table:table-cell>
              <table:table-cell office:value-type="float" office:value="-48.4870727782506">
                <text:p>-48.487072778250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">
                <text:p>57</text:p>
              </table:table-cell>
              <table:table-cell office:value-type="float" office:value="-48.3722020504681">
                <text:p>-48.372202050468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.1">
                <text:p>57.1</text:p>
              </table:table-cell>
              <table:table-cell office:value-type="float" office:value="-48.2584800299634">
                <text:p>-48.258480029963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.2">
                <text:p>57.2</text:p>
              </table:table-cell>
              <table:table-cell office:value-type="float" office:value="-48.1458952296638">
                <text:p>-48.145895229663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.3">
                <text:p>57.3</text:p>
              </table:table-cell>
              <table:table-cell office:value-type="float" office:value="-48.0344362773671">
                <text:p>-48.034436277367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.4">
                <text:p>57.4</text:p>
              </table:table-cell>
              <table:table-cell office:value-type="float" office:value="-47.9240919145934">
                <text:p>-47.924091914593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.5">
                <text:p>57.5</text:p>
              </table:table-cell>
              <table:table-cell office:value-type="float" office:value="-47.8148509954475">
                <text:p>-47.81485099544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.6">
                <text:p>57.6</text:p>
              </table:table-cell>
              <table:table-cell office:value-type="float" office:value="-47.706702485493">
                <text:p>-47.70670248549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.7">
                <text:p>57.7</text:p>
              </table:table-cell>
              <table:table-cell office:value-type="float" office:value="-47.5996354606381">
                <text:p>-47.599635460638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.8">
                <text:p>57.8</text:p>
              </table:table-cell>
              <table:table-cell office:value-type="float" office:value="-47.4936391060317">
                <text:p>-47.49363910603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.9">
                <text:p>57.9</text:p>
              </table:table-cell>
              <table:table-cell office:value-type="float" office:value="-47.3887027149714">
                <text:p>-47.388702714971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">
                <text:p>58</text:p>
              </table:table-cell>
              <table:table-cell office:value-type="float" office:value="-47.2848156878217">
                <text:p>-47.28481568782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.1">
                <text:p>58.1</text:p>
              </table:table-cell>
              <table:table-cell office:value-type="float" office:value="-47.1819675309435">
                <text:p>-47.181967530943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.2">
                <text:p>58.2</text:p>
              </table:table-cell>
              <table:table-cell office:value-type="float" office:value="-47.080147855634">
                <text:p>-47.08014785563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.3">
                <text:p>58.3</text:p>
              </table:table-cell>
              <table:table-cell office:value-type="float" office:value="-46.9793463770777">
                <text:p>-46.979346377077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.4">
                <text:p>58.4</text:p>
              </table:table-cell>
              <table:table-cell office:value-type="float" office:value="-46.8795529133069">
                <text:p>-46.879552913306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.5">
                <text:p>58.5</text:p>
              </table:table-cell>
              <table:table-cell office:value-type="float" office:value="-46.7807573841739">
                <text:p>-46.780757384173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.6">
                <text:p>58.6</text:p>
              </table:table-cell>
              <table:table-cell office:value-type="float" office:value="-46.6829498103321">
                <text:p>-46.68294981033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.7">
                <text:p>58.7</text:p>
              </table:table-cell>
              <table:table-cell office:value-type="float" office:value="-46.5861203122288">
                <text:p>-46.58612031222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.8">
                <text:p>58.8</text:p>
              </table:table-cell>
              <table:table-cell office:value-type="float" office:value="-46.4902591091065">
                <text:p>-46.490259109106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.9">
                <text:p>58.9</text:p>
              </table:table-cell>
              <table:table-cell office:value-type="float" office:value="-46.3953565180154">
                <text:p>-46.395356518015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">
                <text:p>59</text:p>
              </table:table-cell>
              <table:table-cell office:value-type="float" office:value="-46.3014029528353">
                <text:p>-46.301402952835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.1">
                <text:p>59.1</text:p>
              </table:table-cell>
              <table:table-cell office:value-type="float" office:value="-46.2083889233069">
                <text:p>-46.208388923306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.2">
                <text:p>59.2</text:p>
              </table:table-cell>
              <table:table-cell office:value-type="float" office:value="-46.1163050340739">
                <text:p>-46.116305034073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.3">
                <text:p>59.3</text:p>
              </table:table-cell>
              <table:table-cell office:value-type="float" office:value="-46.0251419837331">
                <text:p>-46.025141983733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.4">
                <text:p>59.4</text:p>
              </table:table-cell>
              <table:table-cell office:value-type="float" office:value="-45.9348905638958">
                <text:p>-45.934890563895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.5">
                <text:p>59.5</text:p>
              </table:table-cell>
              <table:table-cell office:value-type="float" office:value="-45.8455416582568">
                <text:p>-45.845541658256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.6">
                <text:p>59.6</text:p>
              </table:table-cell>
              <table:table-cell office:value-type="float" office:value="-45.7570862416743">
                <text:p>-45.757086241674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.7">
                <text:p>59.7</text:p>
              </table:table-cell>
              <table:table-cell office:value-type="float" office:value="-45.6695153792575">
                <text:p>-45.66951537925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.8">
                <text:p>59.8</text:p>
              </table:table-cell>
              <table:table-cell office:value-type="float" office:value="-45.5828202254649">
                <text:p>-45.582820225464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.9">
                <text:p>59.9</text:p>
              </table:table-cell>
              <table:table-cell office:value-type="float" office:value="-45.4969920232103">
                <text:p>-45.496992023210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">
                <text:p>60</text:p>
              </table:table-cell>
              <table:table-cell office:value-type="float" office:value="-45.4120221029782">
                <text:p>-45.412022102978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.1">
                <text:p>60.1</text:p>
              </table:table-cell>
              <table:table-cell office:value-type="float" office:value="-45.3279018819484">
                <text:p>-45.327901881948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.2">
                <text:p>60.2</text:p>
              </table:table-cell>
              <table:table-cell office:value-type="float" office:value="-45.2446228631289">
                <text:p>-45.24462286312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.3">
                <text:p>60.3</text:p>
              </table:table-cell>
              <table:table-cell office:value-type="float" office:value="-45.1621766344976">
                <text:p>-45.162176634497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.4">
                <text:p>60.4</text:p>
              </table:table-cell>
              <table:table-cell office:value-type="float" office:value="-45.0805548681527">
                <text:p>-45.080554868152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.5">
                <text:p>60.5</text:p>
              </table:table-cell>
              <table:table-cell office:value-type="float" office:value="-44.9997493194711">
                <text:p>-44.999749319471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.6">
                <text:p>60.6</text:p>
              </table:table-cell>
              <table:table-cell office:value-type="float" office:value="-44.9197518262764">
                <text:p>-44.91975182627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.7">
                <text:p>60.7</text:p>
              </table:table-cell>
              <table:table-cell office:value-type="float" office:value="-44.8405543080137">
                <text:p>-44.840554308013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.8">
                <text:p>60.8</text:p>
              </table:table-cell>
              <table:table-cell office:value-type="float" office:value="-44.7621487649335">
                <text:p>-44.762148764933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.9">
                <text:p>60.9</text:p>
              </table:table-cell>
              <table:table-cell office:value-type="float" office:value="-44.6845272772842">
                <text:p>-44.684527277284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">
                <text:p>61</text:p>
              </table:table-cell>
              <table:table-cell office:value-type="float" office:value="-44.6076820045113">
                <text:p>-44.607682004511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.1">
                <text:p>61.1</text:p>
              </table:table-cell>
              <table:table-cell office:value-type="float" office:value="-44.5316051844662">
                <text:p>-44.531605184466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.2">
                <text:p>61.2</text:p>
              </table:table-cell>
              <table:table-cell office:value-type="float" office:value="-44.4562891326216">
                <text:p>-44.45628913262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.3">
                <text:p>61.3</text:p>
              </table:table-cell>
              <table:table-cell office:value-type="float" office:value="-44.3817262412953">
                <text:p>-44.381726241295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.4">
                <text:p>61.4</text:p>
              </table:table-cell>
              <table:table-cell office:value-type="float" office:value="-44.3079089788824">
                <text:p>-44.307908978882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.5">
                <text:p>61.5</text:p>
              </table:table-cell>
              <table:table-cell office:value-type="float" office:value="-44.2348298890936">
                <text:p>-44.234829889093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6">
                <text:p>61.6</text:p>
              </table:table-cell>
              <table:table-cell office:value-type="float" office:value="-44.1624815902026">
                <text:p>-44.162481590202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.7">
                <text:p>61.7</text:p>
              </table:table-cell>
              <table:table-cell office:value-type="float" office:value="-44.0908567743006">
                <text:p>-44.090856774300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.8">
                <text:p>61.8</text:p>
              </table:table-cell>
              <table:table-cell office:value-type="float" office:value="-44.0199482065576">
                <text:p>-44.019948206557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.9">
                <text:p>61.9</text:p>
              </table:table-cell>
              <table:table-cell office:value-type="float" office:value="-43.949748724492">
                <text:p>-43.94974872449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">
                <text:p>62</text:p>
              </table:table-cell>
              <table:table-cell office:value-type="float" office:value="-43.8802512372471">
                <text:p>-43.880251237247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.1">
                <text:p>62.1</text:p>
              </table:table-cell>
              <table:table-cell office:value-type="float" office:value="-43.8114487248746">
                <text:p>-43.811448724874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.2">
                <text:p>62.2</text:p>
              </table:table-cell>
              <table:table-cell office:value-type="float" office:value="-43.7433342376259">
                <text:p>-43.743334237625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.3">
                <text:p>62.3</text:p>
              </table:table-cell>
              <table:table-cell office:value-type="float" office:value="-43.6759008952496">
                <text:p>-43.675900895249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.4">
                <text:p>62.4</text:p>
              </table:table-cell>
              <table:table-cell office:value-type="float" office:value="-43.6091418862971">
                <text:p>-43.609141886297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.5">
                <text:p>62.5</text:p>
              </table:table-cell>
              <table:table-cell office:value-type="float" office:value="-43.5430504674341">
                <text:p>-43.543050467434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.6">
                <text:p>62.6</text:p>
              </table:table-cell>
              <table:table-cell office:value-type="float" office:value="-43.4776199627598">
                <text:p>-43.477619962759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.7">
                <text:p>62.7</text:p>
              </table:table-cell>
              <table:table-cell office:value-type="float" office:value="-43.4128437631322">
                <text:p>-43.412843763132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.8">
                <text:p>62.8</text:p>
              </table:table-cell>
              <table:table-cell office:value-type="float" office:value="-43.3487153255009">
                <text:p>-43.348715325500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.9">
                <text:p>62.9</text:p>
              </table:table-cell>
              <table:table-cell office:value-type="float" office:value="-43.2852281722459">
                <text:p>-43.285228172245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">
                <text:p>63</text:p>
              </table:table-cell>
              <table:table-cell office:value-type="float" office:value="-43.2223758905234">
                <text:p>-43.222375890523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.1">
                <text:p>63.1</text:p>
              </table:table-cell>
              <table:table-cell office:value-type="float" office:value="-43.1601521316182">
                <text:p>-43.160152131618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.2">
                <text:p>63.2</text:p>
              </table:table-cell>
              <table:table-cell office:value-type="float" office:value="-43.098550610302">
                <text:p>-43.09855061030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.3">
                <text:p>63.3</text:p>
              </table:table-cell>
              <table:table-cell office:value-type="float" office:value="-43.037565104199">
                <text:p>-43.03756510419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.4">
                <text:p>63.4</text:p>
              </table:table-cell>
              <table:table-cell office:value-type="float" office:value="-42.977189453157">
                <text:p>-42.97718945315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.5">
                <text:p>63.5</text:p>
              </table:table-cell>
              <table:table-cell office:value-type="float" office:value="-42.9174175586254">
                <text:p>-42.917417558625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.6">
                <text:p>63.6</text:p>
              </table:table-cell>
              <table:table-cell office:value-type="float" office:value="-42.8582433830392">
                <text:p>-42.858243383039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.7">
                <text:p>63.7</text:p>
              </table:table-cell>
              <table:table-cell office:value-type="float" office:value="-42.7996609492088">
                <text:p>-42.799660949208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.8">
                <text:p>63.8</text:p>
              </table:table-cell>
              <table:table-cell office:value-type="float" office:value="-42.7416643397167">
                <text:p>-42.741664339716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.9">
                <text:p>63.9</text:p>
              </table:table-cell>
              <table:table-cell office:value-type="float" office:value="-42.6842476963195">
                <text:p>-42.684247696319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">
                <text:p>64</text:p>
              </table:table-cell>
              <table:table-cell office:value-type="float" office:value="-42.6274052193563">
                <text:p>-42.627405219356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.1">
                <text:p>64.1</text:p>
              </table:table-cell>
              <table:table-cell office:value-type="float" office:value="-42.5711311671628">
                <text:p>-42.571131167162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.2">
                <text:p>64.2</text:p>
              </table:table-cell>
              <table:table-cell office:value-type="float" office:value="-42.5154198554911">
                <text:p>-42.515419855491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.3">
                <text:p>64.3</text:p>
              </table:table-cell>
              <table:table-cell office:value-type="float" office:value="-42.4602656569362">
                <text:p>-42.460265656936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.4">
                <text:p>64.4</text:p>
              </table:table-cell>
              <table:table-cell office:value-type="float" office:value="-42.4056630003668">
                <text:p>-42.405663000366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.5">
                <text:p>64.5</text:p>
              </table:table-cell>
              <table:table-cell office:value-type="float" office:value="-42.3516063703632">
                <text:p>-42.351606370363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.6">
                <text:p>64.6</text:p>
              </table:table-cell>
              <table:table-cell office:value-type="float" office:value="-42.2980903066595">
                <text:p>-42.298090306659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.7">
                <text:p>64.7</text:p>
              </table:table-cell>
              <table:table-cell office:value-type="float" office:value="-42.245109403593">
                <text:p>-42.24510940359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.8">
                <text:p>64.8</text:p>
              </table:table-cell>
              <table:table-cell office:value-type="float" office:value="-42.192658309557">
                <text:p>-42.19265830955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.9">
                <text:p>64.9</text:p>
              </table:table-cell>
              <table:table-cell office:value-type="float" office:value="-42.1407317264614">
                <text:p>-42.140731726461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">
                <text:p>65</text:p>
              </table:table-cell>
              <table:table-cell office:value-type="float" office:value="-42.0893244091968">
                <text:p>-42.089324409196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.1">
                <text:p>65.1</text:p>
              </table:table-cell>
              <table:table-cell office:value-type="float" office:value="-42.0384311651049">
                <text:p>-42.038431165104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.2">
                <text:p>65.2</text:p>
              </table:table-cell>
              <table:table-cell office:value-type="float" office:value="-41.9880468534538">
                <text:p>-41.988046853453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.3">
                <text:p>65.3</text:p>
              </table:table-cell>
              <table:table-cell office:value-type="float" office:value="-41.9381663849193">
                <text:p>-41.938166384919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.4">
                <text:p>65.4</text:p>
              </table:table-cell>
              <table:table-cell office:value-type="float" office:value="-41.8887847210701">
                <text:p>-41.888784721070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.5">
                <text:p>65.5</text:p>
              </table:table-cell>
              <table:table-cell office:value-type="float" office:value="-41.8398968738594">
                <text:p>-41.839896873859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.6">
                <text:p>65.6</text:p>
              </table:table-cell>
              <table:table-cell office:value-type="float" office:value="-41.7914979051208">
                <text:p>-41.791497905120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.7">
                <text:p>65.7</text:p>
              </table:table-cell>
              <table:table-cell office:value-type="float" office:value="-41.7435829260696">
                <text:p>-41.743582926069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.8">
                <text:p>65.8</text:p>
              </table:table-cell>
              <table:table-cell office:value-type="float" office:value="-41.6961470968089">
                <text:p>-41.696147096808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.9">
                <text:p>65.9</text:p>
              </table:table-cell>
              <table:table-cell office:value-type="float" office:value="-41.6491856258408">
                <text:p>-41.649185625840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">
                <text:p>66</text:p>
              </table:table-cell>
              <table:table-cell office:value-type="float" office:value="-41.6026937695824">
                <text:p>-41.602693769582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.1">
                <text:p>66.1</text:p>
              </table:table-cell>
              <table:table-cell office:value-type="float" office:value="-41.5566668318866">
                <text:p>-41.556666831886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.2">
                <text:p>66.2</text:p>
              </table:table-cell>
              <table:table-cell office:value-type="float" office:value="-41.5111001635677">
                <text:p>-41.511100163567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.3">
                <text:p>66.3</text:p>
              </table:table-cell>
              <table:table-cell office:value-type="float" office:value="-41.465989161932">
                <text:p>-41.46598916193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.4">
                <text:p>66.4</text:p>
              </table:table-cell>
              <table:table-cell office:value-type="float" office:value="-41.4213292703127">
                <text:p>-41.421329270312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.5">
                <text:p>66.5</text:p>
              </table:table-cell>
              <table:table-cell office:value-type="float" office:value="-41.3771159776096">
                <text:p>-41.377115977609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.6">
                <text:p>66.6</text:p>
              </table:table-cell>
              <table:table-cell office:value-type="float" office:value="-41.3333448178335">
                <text:p>-41.333344817833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.7">
                <text:p>66.7</text:p>
              </table:table-cell>
              <table:table-cell office:value-type="float" office:value="-41.2900113696552">
                <text:p>-41.29001136965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.8">
                <text:p>66.8</text:p>
              </table:table-cell>
              <table:table-cell office:value-type="float" office:value="-41.2471112559586">
                <text:p>-41.247111255958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.9">
                <text:p>66.9</text:p>
              </table:table-cell>
              <table:table-cell office:value-type="float" office:value="-41.204640143399">
                <text:p>-41.20464014339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">
                <text:p>67</text:p>
              </table:table-cell>
              <table:table-cell office:value-type="float" office:value="-41.162593741965">
                <text:p>-41.16259374196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.1">
                <text:p>67.1</text:p>
              </table:table-cell>
              <table:table-cell office:value-type="float" office:value="-41.1209678045454">
                <text:p>-41.120967804545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.2">
                <text:p>67.2</text:p>
              </table:table-cell>
              <table:table-cell office:value-type="float" office:value="-41.0797581264999">
                <text:p>-41.079758126499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.3">
                <text:p>67.3</text:p>
              </table:table-cell>
              <table:table-cell office:value-type="float" office:value="-41.0389605452349">
                <text:p>-41.038960545234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.4">
                <text:p>67.4</text:p>
              </table:table-cell>
              <table:table-cell office:value-type="float" office:value="-40.9985709397826">
                <text:p>-40.998570939782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.5">
                <text:p>67.5</text:p>
              </table:table-cell>
              <table:table-cell office:value-type="float" office:value="-40.9585852303847">
                <text:p>-40.958585230384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.6">
                <text:p>67.6</text:p>
              </table:table-cell>
              <table:table-cell office:value-type="float" office:value="-40.9189993780809">
                <text:p>-40.918999378080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.7">
                <text:p>67.7</text:p>
              </table:table-cell>
              <table:table-cell office:value-type="float" office:value="-40.8798093843001">
                <text:p>-40.879809384300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.8">
                <text:p>67.8</text:p>
              </table:table-cell>
              <table:table-cell office:value-type="float" office:value="-40.8410112904571">
                <text:p>-40.841011290457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.9">
                <text:p>67.9</text:p>
              </table:table-cell>
              <table:table-cell office:value-type="float" office:value="-40.8026011775525">
                <text:p>-40.802601177552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">
                <text:p>68</text:p>
              </table:table-cell>
              <table:table-cell office:value-type="float" office:value="-40.764575165777">
                <text:p>-40.76457516577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.1">
                <text:p>68.1</text:p>
              </table:table-cell>
              <table:table-cell office:value-type="float" office:value="-40.7269294141192">
                <text:p>-40.726929414119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.2">
                <text:p>68.2</text:p>
              </table:table-cell>
              <table:table-cell office:value-type="float" office:value="-40.689660119978">
                <text:p>-40.68966011997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.3">
                <text:p>68.3</text:p>
              </table:table-cell>
              <table:table-cell office:value-type="float" office:value="-40.6527635187783">
                <text:p>-40.65276351877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.4">
                <text:p>68.4</text:p>
              </table:table-cell>
              <table:table-cell office:value-type="float" office:value="-40.6162358835905">
                <text:p>-40.61623588359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.5">
                <text:p>68.5</text:p>
              </table:table-cell>
              <table:table-cell office:value-type="float" office:value="-40.5800735247546">
                <text:p>-40.580073524754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.6">
                <text:p>68.6</text:p>
              </table:table-cell>
              <table:table-cell office:value-type="float" office:value="-40.544272789507">
                <text:p>-40.54427278950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.7">
                <text:p>68.7</text:p>
              </table:table-cell>
              <table:table-cell office:value-type="float" office:value="-40.508830061612">
                <text:p>-40.50883006161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.8">
                <text:p>68.8</text:p>
              </table:table-cell>
              <table:table-cell office:value-type="float" office:value="-40.4737417609958">
                <text:p>-40.473741760995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.9">
                <text:p>68.9</text:p>
              </table:table-cell>
              <table:table-cell office:value-type="float" office:value="-40.4390043433859">
                <text:p>-40.439004343385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">
                <text:p>69</text:p>
              </table:table-cell>
              <table:table-cell office:value-type="float" office:value="-40.404614299952">
                <text:p>-40.40461429995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.1">
                <text:p>69.1</text:p>
              </table:table-cell>
              <table:table-cell office:value-type="float" office:value="-40.3705681569525">
                <text:p>-40.37056815695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.2">
                <text:p>69.2</text:p>
              </table:table-cell>
              <table:table-cell office:value-type="float" office:value="-40.336862475383">
                <text:p>-40.33686247538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.3">
                <text:p>69.3</text:p>
              </table:table-cell>
              <table:table-cell office:value-type="float" office:value="-40.3034938506291">
                <text:p>-40.30349385062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.4">
                <text:p>69.4</text:p>
              </table:table-cell>
              <table:table-cell office:value-type="float" office:value="-40.2704589121228">
                <text:p>-40.270458912122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.5">
                <text:p>69.5</text:p>
              </table:table-cell>
              <table:table-cell office:value-type="float" office:value="-40.2377543230016">
                <text:p>-40.237754323001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.6">
                <text:p>69.6</text:p>
              </table:table-cell>
              <table:table-cell office:value-type="float" office:value="-40.2053767797716">
                <text:p>-40.205376779771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.7">
                <text:p>69.7</text:p>
              </table:table-cell>
              <table:table-cell office:value-type="float" office:value="-40.1733230119739">
                <text:p>-40.173323011973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.8">
                <text:p>69.8</text:p>
              </table:table-cell>
              <table:table-cell office:value-type="float" office:value="-40.1415897818541">
                <text:p>-40.141589781854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.9">
                <text:p>69.9</text:p>
              </table:table-cell>
              <table:table-cell office:value-type="float" office:value="-40.1101738840356">
                <text:p>-40.110173884035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">
                <text:p>70</text:p>
              </table:table-cell>
              <table:table-cell office:value-type="float" office:value="-40.0790721451953">
                <text:p>-40.079072145195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.1">
                <text:p>70.1</text:p>
              </table:table-cell>
              <table:table-cell office:value-type="float" office:value="-40.0482814237433">
                <text:p>-40.048281423743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.2">
                <text:p>70.2</text:p>
              </table:table-cell>
              <table:table-cell office:value-type="float" office:value="-40.0177986095059">
                <text:p>-40.017798609505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.3">
                <text:p>7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.4">
                <text:p>70.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.5">
                <text:p>70.5</text:p>
              </table:table-cell>
              <table:table-cell office:value-type="float" office:value="-69.67">
                <text:p>-69.6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.6">
                <text:p>70.6</text:p>
              </table:table-cell>
              <table:table-cell office:value-type="float" office:value="-69.3433">
                <text:p>-69.343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.7">
                <text:p>70.7</text:p>
              </table:table-cell>
              <table:table-cell office:value-type="float" office:value="-69.019867">
                <text:p>-69.0198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.8">
                <text:p>70.8</text:p>
              </table:table-cell>
              <table:table-cell office:value-type="float" office:value="-68.69966833">
                <text:p>-68.6996683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.9">
                <text:p>70.9</text:p>
              </table:table-cell>
              <table:table-cell office:value-type="float" office:value="-68.3826716467">
                <text:p>-68.382671646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">
                <text:p>71</text:p>
              </table:table-cell>
              <table:table-cell office:value-type="float" office:value="-68.068844930233">
                <text:p>-68.06884493023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.1">
                <text:p>71.1</text:p>
              </table:table-cell>
              <table:table-cell office:value-type="float" office:value="-67.7581564809307">
                <text:p>-67.758156480930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.2">
                <text:p>71.2</text:p>
              </table:table-cell>
              <table:table-cell office:value-type="float" office:value="-67.4505749161214">
                <text:p>-67.450574916121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.3">
                <text:p>71.3</text:p>
              </table:table-cell>
              <table:table-cell office:value-type="float" office:value="-67.1460691669602">
                <text:p>-67.146069166960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.4">
                <text:p>71.4</text:p>
              </table:table-cell>
              <table:table-cell office:value-type="float" office:value="-66.8446084752905">
                <text:p>-66.844608475290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.5">
                <text:p>71.5</text:p>
              </table:table-cell>
              <table:table-cell office:value-type="float" office:value="-66.5461623905376">
                <text:p>-66.546162390537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.6">
                <text:p>71.6</text:p>
              </table:table-cell>
              <table:table-cell office:value-type="float" office:value="-66.2507007666323">
                <text:p>-66.250700766632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.7">
                <text:p>71.7</text:p>
              </table:table-cell>
              <table:table-cell office:value-type="float" office:value="-65.9581937589659">
                <text:p>-65.958193758965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.8">
                <text:p>71.8</text:p>
              </table:table-cell>
              <table:table-cell office:value-type="float" office:value="-65.6686118213763">
                <text:p>-65.668611821376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.9">
                <text:p>71.9</text:p>
              </table:table-cell>
              <table:table-cell office:value-type="float" office:value="-65.3819257031625">
                <text:p>-65.38192570316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">
                <text:p>72</text:p>
              </table:table-cell>
              <table:table-cell office:value-type="float" office:value="-65.0981064461309">
                <text:p>-65.098106446130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.1">
                <text:p>72.1</text:p>
              </table:table-cell>
              <table:table-cell office:value-type="float" office:value="-64.8171253816696">
                <text:p>-64.817125381669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.2">
                <text:p>72.2</text:p>
              </table:table-cell>
              <table:table-cell office:value-type="float" office:value="-64.5389541278529">
                <text:p>-64.538954127852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.3">
                <text:p>72.3</text:p>
              </table:table-cell>
              <table:table-cell office:value-type="float" office:value="-64.2635645865744">
                <text:p>-64.263564586574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.4">
                <text:p>72.4</text:p>
              </table:table-cell>
              <table:table-cell office:value-type="float" office:value="-63.9909289407086">
                <text:p>-63.990928940708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.5">
                <text:p>72.5</text:p>
              </table:table-cell>
              <table:table-cell office:value-type="float" office:value="-63.7210196513015">
                <text:p>-63.721019651301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.6">
                <text:p>72.6</text:p>
              </table:table-cell>
              <table:table-cell office:value-type="float" office:value="-63.4538094547885">
                <text:p>-63.453809454788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.7">
                <text:p>72.7</text:p>
              </table:table-cell>
              <table:table-cell office:value-type="float" office:value="-63.1892713602406">
                <text:p>-63.189271360240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.8">
                <text:p>72.8</text:p>
              </table:table-cell>
              <table:table-cell office:value-type="float" office:value="-62.9273786466382">
                <text:p>-62.927378646638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.9">
                <text:p>72.9</text:p>
              </table:table-cell>
              <table:table-cell office:value-type="float" office:value="-62.6681048601718">
                <text:p>-62.668104860171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">
                <text:p>73</text:p>
              </table:table-cell>
              <table:table-cell office:value-type="float" office:value="-62.4114238115701">
                <text:p>-62.411423811570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.1">
                <text:p>73.1</text:p>
              </table:table-cell>
              <table:table-cell office:value-type="float" office:value="-62.1573095734544">
                <text:p>-62.157309573454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.2">
                <text:p>73.2</text:p>
              </table:table-cell>
              <table:table-cell office:value-type="float" office:value="-61.9057364777199">
                <text:p>-61.905736477719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.3">
                <text:p>73.3</text:p>
              </table:table-cell>
              <table:table-cell office:value-type="float" office:value="-61.6566791129427">
                <text:p>-61.656679112942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.4">
                <text:p>73.4</text:p>
              </table:table-cell>
              <table:table-cell office:value-type="float" office:value="-61.4101123218132">
                <text:p>-61.410112321813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.5">
                <text:p>73.5</text:p>
              </table:table-cell>
              <table:table-cell office:value-type="float" office:value="-61.1660111985951">
                <text:p>-61.166011198595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.6">
                <text:p>73.6</text:p>
              </table:table-cell>
              <table:table-cell office:value-type="float" office:value="-60.9243510866092">
                <text:p>-60.924351086609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.7">
                <text:p>73.7</text:p>
              </table:table-cell>
              <table:table-cell office:value-type="float" office:value="-60.6851075757431">
                <text:p>-60.685107575743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.8">
                <text:p>73.8</text:p>
              </table:table-cell>
              <table:table-cell office:value-type="float" office:value="-60.4482564999856">
                <text:p>-60.448256499985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.9">
                <text:p>73.9</text:p>
              </table:table-cell>
              <table:table-cell office:value-type="float" office:value="-60.2137739349858">
                <text:p>-60.213773934985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">
                <text:p>74</text:p>
              </table:table-cell>
              <table:table-cell office:value-type="float" office:value="-59.9816361956359">
                <text:p>-59.981636195635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.1">
                <text:p>74.1</text:p>
              </table:table-cell>
              <table:table-cell office:value-type="float" office:value="-59.7518198336796">
                <text:p>-59.751819833679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.2">
                <text:p>74.2</text:p>
              </table:table-cell>
              <table:table-cell office:value-type="float" office:value="-59.5243016353428">
                <text:p>-59.524301635342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.3">
                <text:p>74.3</text:p>
              </table:table-cell>
              <table:table-cell office:value-type="float" office:value="-59.2990586189893">
                <text:p>-59.299058618989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.4">
                <text:p>74.4</text:p>
              </table:table-cell>
              <table:table-cell office:value-type="float" office:value="-59.0760680327995">
                <text:p>-59.076068032799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.5">
                <text:p>74.5</text:p>
              </table:table-cell>
              <table:table-cell office:value-type="float" office:value="-58.8553073524715">
                <text:p>-58.85530735247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.6">
                <text:p>74.6</text:p>
              </table:table-cell>
              <table:table-cell office:value-type="float" office:value="-58.6367542789467">
                <text:p>-58.636754278946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.7">
                <text:p>74.7</text:p>
              </table:table-cell>
              <table:table-cell office:value-type="float" office:value="-58.4203867361573">
                <text:p>-58.420386736157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.8">
                <text:p>74.8</text:p>
              </table:table-cell>
              <table:table-cell office:value-type="float" office:value="-58.2061828687957">
                <text:p>-58.206182868795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.9">
                <text:p>74.9</text:p>
              </table:table-cell>
              <table:table-cell office:value-type="float" office:value="-57.9941210401077">
                <text:p>-57.994121040107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">
                <text:p>75</text:p>
              </table:table-cell>
              <table:table-cell office:value-type="float" office:value="-57.7841798297067">
                <text:p>-57.784179829706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.1">
                <text:p>75.1</text:p>
              </table:table-cell>
              <table:table-cell office:value-type="float" office:value="-57.5763380314096">
                <text:p>-57.576338031409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.2">
                <text:p>75.2</text:p>
              </table:table-cell>
              <table:table-cell office:value-type="float" office:value="-57.3705746510955">
                <text:p>-57.370574651095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.3">
                <text:p>75.3</text:p>
              </table:table-cell>
              <table:table-cell office:value-type="float" office:value="-57.1668689045845">
                <text:p>-57.166868904584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.4">
                <text:p>75.4</text:p>
              </table:table-cell>
              <table:table-cell office:value-type="float" office:value="-56.9652002155387">
                <text:p>-56.965200215538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.5">
                <text:p>75.5</text:p>
              </table:table-cell>
              <table:table-cell office:value-type="float" office:value="-56.7655482133833">
                <text:p>-56.765548213383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.6">
                <text:p>75.6</text:p>
              </table:table-cell>
              <table:table-cell office:value-type="float" office:value="-56.5678927312495">
                <text:p>-56.567892731249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.7">
                <text:p>75.7</text:p>
              </table:table-cell>
              <table:table-cell office:value-type="float" office:value="-56.372213803937">
                <text:p>-56.37221380393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.8">
                <text:p>75.8</text:p>
              </table:table-cell>
              <table:table-cell office:value-type="float" office:value="-56.1784916658976">
                <text:p>-56.178491665897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.9">
                <text:p>75.9</text:p>
              </table:table-cell>
              <table:table-cell office:value-type="float" office:value="-55.9867067492386">
                <text:p>-55.986706749238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">
                <text:p>76</text:p>
              </table:table-cell>
              <table:table-cell office:value-type="float" office:value="-55.7968396817463">
                <text:p>-55.796839681746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.1">
                <text:p>76.1</text:p>
              </table:table-cell>
              <table:table-cell office:value-type="float" office:value="-55.6088712849288">
                <text:p>-55.608871284928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.2">
                <text:p>76.2</text:p>
              </table:table-cell>
              <table:table-cell office:value-type="float" office:value="-55.4227825720795">
                <text:p>-55.422782572079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.3">
                <text:p>76.3</text:p>
              </table:table-cell>
              <table:table-cell office:value-type="float" office:value="-55.2385547463587">
                <text:p>-55.238554746358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.4">
                <text:p>76.4</text:p>
              </table:table-cell>
              <table:table-cell office:value-type="float" office:value="-55.0561691988951">
                <text:p>-55.056169198895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.5">
                <text:p>76.5</text:p>
              </table:table-cell>
              <table:table-cell office:value-type="float" office:value="-54.8756075069062">
                <text:p>-54.875607506906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.6">
                <text:p>76.6</text:p>
              </table:table-cell>
              <table:table-cell office:value-type="float" office:value="-54.6968514318371">
                <text:p>-54.696851431837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.7">
                <text:p>76.7</text:p>
              </table:table-cell>
              <table:table-cell office:value-type="float" office:value="-54.5198829175187">
                <text:p>-54.519882917518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.8">
                <text:p>76.8</text:p>
              </table:table-cell>
              <table:table-cell office:value-type="float" office:value="-54.3446840883435">
                <text:p>-54.344684088343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.9">
                <text:p>76.9</text:p>
              </table:table-cell>
              <table:table-cell office:value-type="float" office:value="-54.1712372474601">
                <text:p>-54.171237247460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">
                <text:p>77</text:p>
              </table:table-cell>
              <table:table-cell office:value-type="float" office:value="-53.9995248749855">
                <text:p>-53.999524874985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.1">
                <text:p>77.1</text:p>
              </table:table-cell>
              <table:table-cell office:value-type="float" office:value="-53.8295296262357">
                <text:p>-53.829529626235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.2">
                <text:p>77.2</text:p>
              </table:table-cell>
              <table:table-cell office:value-type="float" office:value="-53.6612343299733">
                <text:p>-53.661234329973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.3">
                <text:p>77.3</text:p>
              </table:table-cell>
              <table:table-cell office:value-type="float" office:value="-53.4946219866736">
                <text:p>-53.494621986673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.4">
                <text:p>77.4</text:p>
              </table:table-cell>
              <table:table-cell office:value-type="float" office:value="-53.3296757668068">
                <text:p>-53.329675766806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.5">
                <text:p>77.5</text:p>
              </table:table-cell>
              <table:table-cell office:value-type="float" office:value="-53.1663790091388">
                <text:p>-53.166379009138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.6">
                <text:p>77.6</text:p>
              </table:table-cell>
              <table:table-cell office:value-type="float" office:value="-53.0047152190474">
                <text:p>-53.004715219047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.7">
                <text:p>77.7</text:p>
              </table:table-cell>
              <table:table-cell office:value-type="float" office:value="-52.8446680668569">
                <text:p>-52.844668066856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.8">
                <text:p>77.8</text:p>
              </table:table-cell>
              <table:table-cell office:value-type="float" office:value="-52.6862213861883">
                <text:p>-52.686221386188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.9">
                <text:p>77.9</text:p>
              </table:table-cell>
              <table:table-cell office:value-type="float" office:value="-52.5293591723264">
                <text:p>-52.529359172326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">
                <text:p>78</text:p>
              </table:table-cell>
              <table:table-cell office:value-type="float" office:value="-52.3740655806032">
                <text:p>-52.374065580603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.1">
                <text:p>78.1</text:p>
              </table:table-cell>
              <table:table-cell office:value-type="float" office:value="-52.2203249247971">
                <text:p>-52.220324924797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.2">
                <text:p>78.2</text:p>
              </table:table-cell>
              <table:table-cell office:value-type="float" office:value="-52.0681216755492">
                <text:p>-52.068121675549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.3">
                <text:p>78.3</text:p>
              </table:table-cell>
              <table:table-cell office:value-type="float" office:value="-51.9174404587937">
                <text:p>-51.91744045879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.4">
                <text:p>78.4</text:p>
              </table:table-cell>
              <table:table-cell office:value-type="float" office:value="-51.7682660542057">
                <text:p>-51.768266054205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.5">
                <text:p>78.5</text:p>
              </table:table-cell>
              <table:table-cell office:value-type="float" office:value="-51.6205833936637">
                <text:p>-51.620583393663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.6">
                <text:p>78.6</text:p>
              </table:table-cell>
              <table:table-cell office:value-type="float" office:value="-51.4743775597271">
                <text:p>-51.474377559727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.7">
                <text:p>78.7</text:p>
              </table:table-cell>
              <table:table-cell office:value-type="float" office:value="-51.3296337841298">
                <text:p>-51.329633784129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.8">
                <text:p>78.8</text:p>
              </table:table-cell>
              <table:table-cell office:value-type="float" office:value="-51.1863374462885">
                <text:p>-51.186337446288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.9">
                <text:p>78.9</text:p>
              </table:table-cell>
              <table:table-cell office:value-type="float" office:value="-51.0444740718256">
                <text:p>-51.044474071825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">
                <text:p>79</text:p>
              </table:table-cell>
              <table:table-cell office:value-type="float" office:value="-50.9040293311073">
                <text:p>-50.904029331107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.1">
                <text:p>79.1</text:p>
              </table:table-cell>
              <table:table-cell office:value-type="float" office:value="-50.7649890377963">
                <text:p>-50.764989037796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.2">
                <text:p>79.2</text:p>
              </table:table-cell>
              <table:table-cell office:value-type="float" office:value="-50.6273391474183">
                <text:p>-50.627339147418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.3">
                <text:p>79.3</text:p>
              </table:table-cell>
              <table:table-cell office:value-type="float" office:value="-50.4910657559441">
                <text:p>-50.491065755944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.4">
                <text:p>79.4</text:p>
              </table:table-cell>
              <table:table-cell office:value-type="float" office:value="-50.3561550983847">
                <text:p>-50.356155098384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.5">
                <text:p>79.5</text:p>
              </table:table-cell>
              <table:table-cell office:value-type="float" office:value="-50.2225935474008">
                <text:p>-50.222593547400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.6">
                <text:p>79.6</text:p>
              </table:table-cell>
              <table:table-cell office:value-type="float" office:value="-50.0903676119268">
                <text:p>-50.090367611926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.7">
                <text:p>79.7</text:p>
              </table:table-cell>
              <table:table-cell office:value-type="float" office:value="-49.9594639358075">
                <text:p>-49.959463935807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.8">
                <text:p>79.8</text:p>
              </table:table-cell>
              <table:table-cell office:value-type="float" office:value="-49.8298692964495">
                <text:p>-49.829869296449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.9">
                <text:p>79.9</text:p>
              </table:table-cell>
              <table:table-cell office:value-type="float" office:value="-49.701570603485">
                <text:p>-49.70157060348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">
                <text:p>80</text:p>
              </table:table-cell>
              <table:table-cell office:value-type="float" office:value="-49.5745548974501">
                <text:p>-49.574554897450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.1">
                <text:p>80.1</text:p>
              </table:table-cell>
              <table:table-cell office:value-type="float" office:value="-49.4488093484756">
                <text:p>-49.448809348475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.2">
                <text:p>80.2</text:p>
              </table:table-cell>
              <table:table-cell office:value-type="float" office:value="-49.3243212549909">
                <text:p>-49.324321254990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.3">
                <text:p>80.3</text:p>
              </table:table-cell>
              <table:table-cell office:value-type="float" office:value="-49.201078042441">
                <text:p>-49.20107804244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.4">
                <text:p>80.4</text:p>
              </table:table-cell>
              <table:table-cell office:value-type="float" office:value="-49.0790672620166">
                <text:p>-49.079067262016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.5">
                <text:p>80.5</text:p>
              </table:table-cell>
              <table:table-cell office:value-type="float" office:value="-48.9582765893964">
                <text:p>-48.958276589396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.6">
                <text:p>80.6</text:p>
              </table:table-cell>
              <table:table-cell office:value-type="float" office:value="-48.8386938235024">
                <text:p>-48.838693823502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.7">
                <text:p>80.7</text:p>
              </table:table-cell>
              <table:table-cell office:value-type="float" office:value="-48.7203068852674">
                <text:p>-48.720306885267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.8">
                <text:p>80.8</text:p>
              </table:table-cell>
              <table:table-cell office:value-type="float" office:value="-48.6031038164147">
                <text:p>-48.603103816414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.9">
                <text:p>80.9</text:p>
              </table:table-cell>
              <table:table-cell office:value-type="float" office:value="-48.4870727782506">
                <text:p>-48.487072778250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">
                <text:p>81</text:p>
              </table:table-cell>
              <table:table-cell office:value-type="float" office:value="-48.3722020504681">
                <text:p>-48.372202050468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.1">
                <text:p>81.1</text:p>
              </table:table-cell>
              <table:table-cell office:value-type="float" office:value="-48.2584800299634">
                <text:p>-48.258480029963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.2">
                <text:p>81.2</text:p>
              </table:table-cell>
              <table:table-cell office:value-type="float" office:value="-48.1458952296638">
                <text:p>-48.145895229663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.3">
                <text:p>81.3</text:p>
              </table:table-cell>
              <table:table-cell office:value-type="float" office:value="-48.0344362773671">
                <text:p>-48.034436277367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.4">
                <text:p>81.4</text:p>
              </table:table-cell>
              <table:table-cell office:value-type="float" office:value="-47.9240919145934">
                <text:p>-47.924091914593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.5">
                <text:p>81.5</text:p>
              </table:table-cell>
              <table:table-cell office:value-type="float" office:value="-47.8148509954475">
                <text:p>-47.814850995447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.6">
                <text:p>81.6</text:p>
              </table:table-cell>
              <table:table-cell office:value-type="float" office:value="-47.706702485493">
                <text:p>-47.70670248549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.7">
                <text:p>81.7</text:p>
              </table:table-cell>
              <table:table-cell office:value-type="float" office:value="-47.5996354606381">
                <text:p>-47.599635460638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.8">
                <text:p>81.8</text:p>
              </table:table-cell>
              <table:table-cell office:value-type="float" office:value="-47.4936391060317">
                <text:p>-47.493639106031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.9">
                <text:p>81.9</text:p>
              </table:table-cell>
              <table:table-cell office:value-type="float" office:value="-47.3887027149714">
                <text:p>-47.388702714971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">
                <text:p>82</text:p>
              </table:table-cell>
              <table:table-cell office:value-type="float" office:value="-47.2848156878217">
                <text:p>-47.284815687821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.1">
                <text:p>82.1</text:p>
              </table:table-cell>
              <table:table-cell office:value-type="float" office:value="-47.1819675309435">
                <text:p>-47.181967530943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.2">
                <text:p>82.2</text:p>
              </table:table-cell>
              <table:table-cell office:value-type="float" office:value="-47.080147855634">
                <text:p>-47.08014785563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.3">
                <text:p>82.3</text:p>
              </table:table-cell>
              <table:table-cell office:value-type="float" office:value="-46.9793463770777">
                <text:p>-46.979346377077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.4">
                <text:p>82.4</text:p>
              </table:table-cell>
              <table:table-cell office:value-type="float" office:value="-46.8795529133069">
                <text:p>-46.879552913306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.5">
                <text:p>82.5</text:p>
              </table:table-cell>
              <table:table-cell office:value-type="float" office:value="-46.7807573841739">
                <text:p>-46.780757384173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.6">
                <text:p>82.6</text:p>
              </table:table-cell>
              <table:table-cell office:value-type="float" office:value="-46.6829498103321">
                <text:p>-46.682949810332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.7">
                <text:p>82.7</text:p>
              </table:table-cell>
              <table:table-cell office:value-type="float" office:value="-46.5861203122288">
                <text:p>-46.586120312228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.8">
                <text:p>82.8</text:p>
              </table:table-cell>
              <table:table-cell office:value-type="float" office:value="-46.4902591091065">
                <text:p>-46.490259109106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.9">
                <text:p>82.9</text:p>
              </table:table-cell>
              <table:table-cell office:value-type="float" office:value="-46.3953565180154">
                <text:p>-46.395356518015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">
                <text:p>83</text:p>
              </table:table-cell>
              <table:table-cell office:value-type="float" office:value="-46.3014029528353">
                <text:p>-46.301402952835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.1">
                <text:p>83.1</text:p>
              </table:table-cell>
              <table:table-cell office:value-type="float" office:value="-46.2083889233069">
                <text:p>-46.208388923306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.2">
                <text:p>83.2</text:p>
              </table:table-cell>
              <table:table-cell office:value-type="float" office:value="-46.1163050340739">
                <text:p>-46.116305034073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.3">
                <text:p>83.3</text:p>
              </table:table-cell>
              <table:table-cell office:value-type="float" office:value="-46.0251419837331">
                <text:p>-46.025141983733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.4">
                <text:p>83.4</text:p>
              </table:table-cell>
              <table:table-cell office:value-type="float" office:value="-45.9348905638958">
                <text:p>-45.934890563895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.5">
                <text:p>83.5</text:p>
              </table:table-cell>
              <table:table-cell office:value-type="float" office:value="-45.8455416582568">
                <text:p>-45.845541658256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.6">
                <text:p>83.6</text:p>
              </table:table-cell>
              <table:table-cell office:value-type="float" office:value="-45.7570862416743">
                <text:p>-45.757086241674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.7">
                <text:p>83.7</text:p>
              </table:table-cell>
              <table:table-cell office:value-type="float" office:value="-45.6695153792575">
                <text:p>-45.669515379257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.8">
                <text:p>83.8</text:p>
              </table:table-cell>
              <table:table-cell office:value-type="float" office:value="-45.5828202254649">
                <text:p>-45.582820225464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.9">
                <text:p>83.9</text:p>
              </table:table-cell>
              <table:table-cell office:value-type="float" office:value="-45.4969920232103">
                <text:p>-45.496992023210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">
                <text:p>84</text:p>
              </table:table-cell>
              <table:table-cell office:value-type="float" office:value="-45.4120221029782">
                <text:p>-45.412022102978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.1">
                <text:p>84.1</text:p>
              </table:table-cell>
              <table:table-cell office:value-type="float" office:value="-45.3279018819484">
                <text:p>-45.327901881948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.2">
                <text:p>84.2</text:p>
              </table:table-cell>
              <table:table-cell office:value-type="float" office:value="-45.2446228631289">
                <text:p>-45.244622863128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.3">
                <text:p>84.3</text:p>
              </table:table-cell>
              <table:table-cell office:value-type="float" office:value="-45.1621766344976">
                <text:p>-45.162176634497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.4">
                <text:p>84.4</text:p>
              </table:table-cell>
              <table:table-cell office:value-type="float" office:value="-45.0805548681527">
                <text:p>-45.080554868152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.5">
                <text:p>84.5</text:p>
              </table:table-cell>
              <table:table-cell office:value-type="float" office:value="-44.9997493194711">
                <text:p>-44.999749319471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.6">
                <text:p>84.6</text:p>
              </table:table-cell>
              <table:table-cell office:value-type="float" office:value="-44.9197518262764">
                <text:p>-44.919751826276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.7">
                <text:p>84.7</text:p>
              </table:table-cell>
              <table:table-cell office:value-type="float" office:value="-44.8405543080137">
                <text:p>-44.840554308013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.8">
                <text:p>84.8</text:p>
              </table:table-cell>
              <table:table-cell office:value-type="float" office:value="-44.7621487649335">
                <text:p>-44.762148764933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.9">
                <text:p>84.9</text:p>
              </table:table-cell>
              <table:table-cell office:value-type="float" office:value="-44.6845272772842">
                <text:p>-44.684527277284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">
                <text:p>85</text:p>
              </table:table-cell>
              <table:table-cell office:value-type="float" office:value="-44.6076820045113">
                <text:p>-44.607682004511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.1">
                <text:p>85.1</text:p>
              </table:table-cell>
              <table:table-cell office:value-type="float" office:value="-44.5316051844662">
                <text:p>-44.531605184466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.2">
                <text:p>85.2</text:p>
              </table:table-cell>
              <table:table-cell office:value-type="float" office:value="-44.4562891326216">
                <text:p>-44.456289132621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.3">
                <text:p>85.3</text:p>
              </table:table-cell>
              <table:table-cell office:value-type="float" office:value="-44.3817262412953">
                <text:p>-44.381726241295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.4">
                <text:p>85.4</text:p>
              </table:table-cell>
              <table:table-cell office:value-type="float" office:value="-44.3079089788824">
                <text:p>-44.307908978882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.5">
                <text:p>85.5</text:p>
              </table:table-cell>
              <table:table-cell office:value-type="float" office:value="-44.2348298890936">
                <text:p>-44.234829889093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.6">
                <text:p>85.6</text:p>
              </table:table-cell>
              <table:table-cell office:value-type="float" office:value="-44.1624815902026">
                <text:p>-44.162481590202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.7">
                <text:p>85.7</text:p>
              </table:table-cell>
              <table:table-cell office:value-type="float" office:value="-44.0908567743006">
                <text:p>-44.090856774300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.8">
                <text:p>85.8</text:p>
              </table:table-cell>
              <table:table-cell office:value-type="float" office:value="-44.0199482065576">
                <text:p>-44.019948206557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.9">
                <text:p>85.9</text:p>
              </table:table-cell>
              <table:table-cell office:value-type="float" office:value="-43.949748724492">
                <text:p>-43.94974872449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">
                <text:p>86</text:p>
              </table:table-cell>
              <table:table-cell office:value-type="float" office:value="-43.8802512372471">
                <text:p>-43.880251237247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.1">
                <text:p>86.1</text:p>
              </table:table-cell>
              <table:table-cell office:value-type="float" office:value="-43.8114487248746">
                <text:p>-43.811448724874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.2">
                <text:p>86.2</text:p>
              </table:table-cell>
              <table:table-cell office:value-type="float" office:value="-43.7433342376259">
                <text:p>-43.743334237625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.3">
                <text:p>86.3</text:p>
              </table:table-cell>
              <table:table-cell office:value-type="float" office:value="-43.6759008952496">
                <text:p>-43.675900895249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.4">
                <text:p>86.4</text:p>
              </table:table-cell>
              <table:table-cell office:value-type="float" office:value="-43.6091418862971">
                <text:p>-43.609141886297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.5">
                <text:p>86.5</text:p>
              </table:table-cell>
              <table:table-cell office:value-type="float" office:value="-43.5430504674341">
                <text:p>-43.543050467434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.6">
                <text:p>86.6</text:p>
              </table:table-cell>
              <table:table-cell office:value-type="float" office:value="-43.4776199627598">
                <text:p>-43.477619962759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.7">
                <text:p>86.7</text:p>
              </table:table-cell>
              <table:table-cell office:value-type="float" office:value="-43.4128437631322">
                <text:p>-43.412843763132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.8">
                <text:p>86.8</text:p>
              </table:table-cell>
              <table:table-cell office:value-type="float" office:value="-43.3487153255009">
                <text:p>-43.348715325500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.9">
                <text:p>86.9</text:p>
              </table:table-cell>
              <table:table-cell office:value-type="float" office:value="-43.2852281722459">
                <text:p>-43.285228172245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">
                <text:p>87</text:p>
              </table:table-cell>
              <table:table-cell office:value-type="float" office:value="-43.2223758905234">
                <text:p>-43.222375890523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.1">
                <text:p>87.1</text:p>
              </table:table-cell>
              <table:table-cell office:value-type="float" office:value="-43.1601521316182">
                <text:p>-43.160152131618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.2">
                <text:p>87.2</text:p>
              </table:table-cell>
              <table:table-cell office:value-type="float" office:value="-43.098550610302">
                <text:p>-43.09855061030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.3">
                <text:p>87.3</text:p>
              </table:table-cell>
              <table:table-cell office:value-type="float" office:value="-43.037565104199">
                <text:p>-43.03756510419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.4">
                <text:p>87.4</text:p>
              </table:table-cell>
              <table:table-cell office:value-type="float" office:value="-42.977189453157">
                <text:p>-42.97718945315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.5">
                <text:p>87.5</text:p>
              </table:table-cell>
              <table:table-cell office:value-type="float" office:value="-42.9174175586254">
                <text:p>-42.917417558625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.6">
                <text:p>87.6</text:p>
              </table:table-cell>
              <table:table-cell office:value-type="float" office:value="-42.8582433830392">
                <text:p>-42.858243383039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.7">
                <text:p>87.7</text:p>
              </table:table-cell>
              <table:table-cell office:value-type="float" office:value="-42.7996609492088">
                <text:p>-42.799660949208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.8">
                <text:p>87.8</text:p>
              </table:table-cell>
              <table:table-cell office:value-type="float" office:value="-42.7416643397167">
                <text:p>-42.741664339716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.9">
                <text:p>87.9</text:p>
              </table:table-cell>
              <table:table-cell office:value-type="float" office:value="-42.6842476963195">
                <text:p>-42.684247696319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">
                <text:p>88</text:p>
              </table:table-cell>
              <table:table-cell office:value-type="float" office:value="-42.6274052193563">
                <text:p>-42.627405219356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.1">
                <text:p>88.1</text:p>
              </table:table-cell>
              <table:table-cell office:value-type="float" office:value="-42.5711311671628">
                <text:p>-42.571131167162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.2">
                <text:p>88.2</text:p>
              </table:table-cell>
              <table:table-cell office:value-type="float" office:value="-42.5154198554911">
                <text:p>-42.515419855491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.3">
                <text:p>88.3</text:p>
              </table:table-cell>
              <table:table-cell office:value-type="float" office:value="-42.4602656569362">
                <text:p>-42.460265656936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.4">
                <text:p>88.4</text:p>
              </table:table-cell>
              <table:table-cell office:value-type="float" office:value="-42.4056630003668">
                <text:p>-42.405663000366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.5">
                <text:p>88.5</text:p>
              </table:table-cell>
              <table:table-cell office:value-type="float" office:value="-42.3516063703632">
                <text:p>-42.351606370363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.6">
                <text:p>88.6</text:p>
              </table:table-cell>
              <table:table-cell office:value-type="float" office:value="-42.2980903066595">
                <text:p>-42.298090306659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.7">
                <text:p>88.7</text:p>
              </table:table-cell>
              <table:table-cell office:value-type="float" office:value="-42.245109403593">
                <text:p>-42.24510940359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.8">
                <text:p>88.8</text:p>
              </table:table-cell>
              <table:table-cell office:value-type="float" office:value="-42.192658309557">
                <text:p>-42.19265830955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.9">
                <text:p>88.9</text:p>
              </table:table-cell>
              <table:table-cell office:value-type="float" office:value="-42.1407317264614">
                <text:p>-42.140731726461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">
                <text:p>89</text:p>
              </table:table-cell>
              <table:table-cell office:value-type="float" office:value="-42.0893244091968">
                <text:p>-42.089324409196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.1">
                <text:p>89.1</text:p>
              </table:table-cell>
              <table:table-cell office:value-type="float" office:value="-42.0384311651049">
                <text:p>-42.038431165104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.2">
                <text:p>89.2</text:p>
              </table:table-cell>
              <table:table-cell office:value-type="float" office:value="-41.9880468534538">
                <text:p>-41.988046853453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.3">
                <text:p>89.3</text:p>
              </table:table-cell>
              <table:table-cell office:value-type="float" office:value="-41.9381663849193">
                <text:p>-41.938166384919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.4">
                <text:p>89.4</text:p>
              </table:table-cell>
              <table:table-cell office:value-type="float" office:value="-41.8887847210701">
                <text:p>-41.888784721070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.5">
                <text:p>89.5</text:p>
              </table:table-cell>
              <table:table-cell office:value-type="float" office:value="-41.8398968738594">
                <text:p>-41.839896873859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.6">
                <text:p>89.6</text:p>
              </table:table-cell>
              <table:table-cell office:value-type="float" office:value="-41.7914979051208">
                <text:p>-41.791497905120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.7">
                <text:p>89.7</text:p>
              </table:table-cell>
              <table:table-cell office:value-type="float" office:value="-41.7435829260696">
                <text:p>-41.743582926069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.8">
                <text:p>89.8</text:p>
              </table:table-cell>
              <table:table-cell office:value-type="float" office:value="-41.6961470968089">
                <text:p>-41.696147096808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.9">
                <text:p>89.9</text:p>
              </table:table-cell>
              <table:table-cell office:value-type="float" office:value="-41.6491856258408">
                <text:p>-41.649185625840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">
                <text:p>90</text:p>
              </table:table-cell>
              <table:table-cell office:value-type="float" office:value="-41.6026937695824">
                <text:p>-41.602693769582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.1">
                <text:p>90.1</text:p>
              </table:table-cell>
              <table:table-cell office:value-type="float" office:value="-41.5566668318866">
                <text:p>-41.556666831886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.2">
                <text:p>90.2</text:p>
              </table:table-cell>
              <table:table-cell office:value-type="float" office:value="-41.5111001635677">
                <text:p>-41.511100163567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.3">
                <text:p>90.3</text:p>
              </table:table-cell>
              <table:table-cell office:value-type="float" office:value="-41.465989161932">
                <text:p>-41.46598916193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.4">
                <text:p>90.4</text:p>
              </table:table-cell>
              <table:table-cell office:value-type="float" office:value="-41.4213292703127">
                <text:p>-41.421329270312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.5">
                <text:p>90.5</text:p>
              </table:table-cell>
              <table:table-cell office:value-type="float" office:value="-41.3771159776096">
                <text:p>-41.377115977609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.6">
                <text:p>90.6</text:p>
              </table:table-cell>
              <table:table-cell office:value-type="float" office:value="-41.3333448178335">
                <text:p>-41.333344817833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.7">
                <text:p>90.7</text:p>
              </table:table-cell>
              <table:table-cell office:value-type="float" office:value="-41.2900113696552">
                <text:p>-41.290011369655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.8">
                <text:p>90.8</text:p>
              </table:table-cell>
              <table:table-cell office:value-type="float" office:value="-41.2471112559586">
                <text:p>-41.247111255958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.9">
                <text:p>90.9</text:p>
              </table:table-cell>
              <table:table-cell office:value-type="float" office:value="-41.204640143399">
                <text:p>-41.20464014339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">
                <text:p>91</text:p>
              </table:table-cell>
              <table:table-cell office:value-type="float" office:value="-41.162593741965">
                <text:p>-41.16259374196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.1">
                <text:p>91.1</text:p>
              </table:table-cell>
              <table:table-cell office:value-type="float" office:value="-41.1209678045454">
                <text:p>-41.120967804545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.2">
                <text:p>91.2</text:p>
              </table:table-cell>
              <table:table-cell office:value-type="float" office:value="-41.0797581264999">
                <text:p>-41.079758126499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.3">
                <text:p>91.3</text:p>
              </table:table-cell>
              <table:table-cell office:value-type="float" office:value="-41.0389605452349">
                <text:p>-41.038960545234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.4">
                <text:p>91.4</text:p>
              </table:table-cell>
              <table:table-cell office:value-type="float" office:value="-40.9985709397826">
                <text:p>-40.998570939782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.5">
                <text:p>91.5</text:p>
              </table:table-cell>
              <table:table-cell office:value-type="float" office:value="-40.9585852303847">
                <text:p>-40.958585230384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.6">
                <text:p>91.6</text:p>
              </table:table-cell>
              <table:table-cell office:value-type="float" office:value="-40.9189993780809">
                <text:p>-40.918999378080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.7">
                <text:p>91.7</text:p>
              </table:table-cell>
              <table:table-cell office:value-type="float" office:value="-40.8798093843001">
                <text:p>-40.879809384300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.8">
                <text:p>91.8</text:p>
              </table:table-cell>
              <table:table-cell office:value-type="float" office:value="-40.8410112904571">
                <text:p>-40.841011290457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.9">
                <text:p>91.9</text:p>
              </table:table-cell>
              <table:table-cell office:value-type="float" office:value="-40.8026011775525">
                <text:p>-40.802601177552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">
                <text:p>92</text:p>
              </table:table-cell>
              <table:table-cell office:value-type="float" office:value="-40.764575165777">
                <text:p>-40.76457516577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.1">
                <text:p>92.1</text:p>
              </table:table-cell>
              <table:table-cell office:value-type="float" office:value="-40.7269294141192">
                <text:p>-40.726929414119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.2">
                <text:p>92.2</text:p>
              </table:table-cell>
              <table:table-cell office:value-type="float" office:value="-40.689660119978">
                <text:p>-40.68966011997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.3">
                <text:p>92.3</text:p>
              </table:table-cell>
              <table:table-cell office:value-type="float" office:value="-40.6527635187783">
                <text:p>-40.652763518778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.4">
                <text:p>92.4</text:p>
              </table:table-cell>
              <table:table-cell office:value-type="float" office:value="-40.6162358835905">
                <text:p>-40.616235883590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.5">
                <text:p>92.5</text:p>
              </table:table-cell>
              <table:table-cell office:value-type="float" office:value="-40.5800735247546">
                <text:p>-40.580073524754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.6">
                <text:p>92.6</text:p>
              </table:table-cell>
              <table:table-cell office:value-type="float" office:value="-40.544272789507">
                <text:p>-40.54427278950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.7">
                <text:p>92.7</text:p>
              </table:table-cell>
              <table:table-cell office:value-type="float" office:value="-40.508830061612">
                <text:p>-40.50883006161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.8">
                <text:p>92.8</text:p>
              </table:table-cell>
              <table:table-cell office:value-type="float" office:value="-40.4737417609958">
                <text:p>-40.473741760995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.9">
                <text:p>92.9</text:p>
              </table:table-cell>
              <table:table-cell office:value-type="float" office:value="-40.4390043433859">
                <text:p>-40.439004343385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">
                <text:p>93</text:p>
              </table:table-cell>
              <table:table-cell office:value-type="float" office:value="-40.404614299952">
                <text:p>-40.40461429995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.1">
                <text:p>93.1</text:p>
              </table:table-cell>
              <table:table-cell office:value-type="float" office:value="-40.3705681569525">
                <text:p>-40.370568156952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.2">
                <text:p>93.2</text:p>
              </table:table-cell>
              <table:table-cell office:value-type="float" office:value="-40.336862475383">
                <text:p>-40.33686247538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.3">
                <text:p>93.3</text:p>
              </table:table-cell>
              <table:table-cell office:value-type="float" office:value="-40.3034938506291">
                <text:p>-40.303493850629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.4">
                <text:p>93.4</text:p>
              </table:table-cell>
              <table:table-cell office:value-type="float" office:value="-40.2704589121228">
                <text:p>-40.270458912122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.5">
                <text:p>93.5</text:p>
              </table:table-cell>
              <table:table-cell office:value-type="float" office:value="-40.2377543230016">
                <text:p>-40.237754323001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.6">
                <text:p>93.6</text:p>
              </table:table-cell>
              <table:table-cell office:value-type="float" office:value="-40.2053767797716">
                <text:p>-40.205376779771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.7">
                <text:p>93.7</text:p>
              </table:table-cell>
              <table:table-cell office:value-type="float" office:value="-40.1733230119739">
                <text:p>-40.173323011973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.8">
                <text:p>93.8</text:p>
              </table:table-cell>
              <table:table-cell office:value-type="float" office:value="-40.1415897818541">
                <text:p>-40.141589781854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.9">
                <text:p>93.9</text:p>
              </table:table-cell>
              <table:table-cell office:value-type="float" office:value="-40.1101738840356">
                <text:p>-40.110173884035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">
                <text:p>94</text:p>
              </table:table-cell>
              <table:table-cell office:value-type="float" office:value="-40.0790721451953">
                <text:p>-40.079072145195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.1">
                <text:p>94.1</text:p>
              </table:table-cell>
              <table:table-cell office:value-type="float" office:value="-40.0482814237433">
                <text:p>-40.048281423743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.2">
                <text:p>94.2</text:p>
              </table:table-cell>
              <table:table-cell office:value-type="float" office:value="-40.0177986095059">
                <text:p>-40.017798609505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.3">
                <text:p>94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.4">
                <text:p>94.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.5">
                <text:p>94.5</text:p>
              </table:table-cell>
              <table:table-cell office:value-type="float" office:value="-69.67">
                <text:p>-69.6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.6">
                <text:p>94.6</text:p>
              </table:table-cell>
              <table:table-cell office:value-type="float" office:value="-69.3433">
                <text:p>-69.343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.7">
                <text:p>94.7</text:p>
              </table:table-cell>
              <table:table-cell office:value-type="float" office:value="-69.019867">
                <text:p>-69.01986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.8">
                <text:p>94.8</text:p>
              </table:table-cell>
              <table:table-cell office:value-type="float" office:value="-68.69966833">
                <text:p>-68.6996683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.9">
                <text:p>94.9</text:p>
              </table:table-cell>
              <table:table-cell office:value-type="float" office:value="-68.3826716467">
                <text:p>-68.382671646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">
                <text:p>95</text:p>
              </table:table-cell>
              <table:table-cell office:value-type="float" office:value="-68.068844930233">
                <text:p>-68.06884493023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.1">
                <text:p>95.1</text:p>
              </table:table-cell>
              <table:table-cell office:value-type="float" office:value="-67.7581564809307">
                <text:p>-67.758156480930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.2">
                <text:p>95.2</text:p>
              </table:table-cell>
              <table:table-cell office:value-type="float" office:value="-67.4505749161214">
                <text:p>-67.450574916121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.3">
                <text:p>95.3</text:p>
              </table:table-cell>
              <table:table-cell office:value-type="float" office:value="-67.1460691669602">
                <text:p>-67.146069166960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.4">
                <text:p>95.4</text:p>
              </table:table-cell>
              <table:table-cell office:value-type="float" office:value="-66.8446084752905">
                <text:p>-66.844608475290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.5">
                <text:p>95.5</text:p>
              </table:table-cell>
              <table:table-cell office:value-type="float" office:value="-66.5461623905376">
                <text:p>-66.54616239053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.6">
                <text:p>95.6</text:p>
              </table:table-cell>
              <table:table-cell office:value-type="float" office:value="-66.2507007666323">
                <text:p>-66.250700766632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.7">
                <text:p>95.7</text:p>
              </table:table-cell>
              <table:table-cell office:value-type="float" office:value="-65.9581937589659">
                <text:p>-65.958193758965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.8">
                <text:p>95.8</text:p>
              </table:table-cell>
              <table:table-cell office:value-type="float" office:value="-65.6686118213763">
                <text:p>-65.668611821376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.9">
                <text:p>95.9</text:p>
              </table:table-cell>
              <table:table-cell office:value-type="float" office:value="-65.3819257031625">
                <text:p>-65.381925703162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">
                <text:p>96</text:p>
              </table:table-cell>
              <table:table-cell office:value-type="float" office:value="-65.0981064461309">
                <text:p>-65.098106446130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.1">
                <text:p>96.1</text:p>
              </table:table-cell>
              <table:table-cell office:value-type="float" office:value="-64.8171253816696">
                <text:p>-64.817125381669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.2">
                <text:p>96.2</text:p>
              </table:table-cell>
              <table:table-cell office:value-type="float" office:value="-64.5389541278529">
                <text:p>-64.538954127852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.3">
                <text:p>96.3</text:p>
              </table:table-cell>
              <table:table-cell office:value-type="float" office:value="-64.2635645865744">
                <text:p>-64.263564586574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.4">
                <text:p>96.4</text:p>
              </table:table-cell>
              <table:table-cell office:value-type="float" office:value="-63.9909289407086">
                <text:p>-63.990928940708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.5">
                <text:p>96.5</text:p>
              </table:table-cell>
              <table:table-cell office:value-type="float" office:value="-63.7210196513015">
                <text:p>-63.721019651301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.6">
                <text:p>96.6</text:p>
              </table:table-cell>
              <table:table-cell office:value-type="float" office:value="-63.4538094547885">
                <text:p>-63.453809454788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.7">
                <text:p>96.7</text:p>
              </table:table-cell>
              <table:table-cell office:value-type="float" office:value="-63.1892713602406">
                <text:p>-63.189271360240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.8">
                <text:p>96.8</text:p>
              </table:table-cell>
              <table:table-cell office:value-type="float" office:value="-62.9273786466382">
                <text:p>-62.927378646638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.9">
                <text:p>96.9</text:p>
              </table:table-cell>
              <table:table-cell office:value-type="float" office:value="-62.6681048601718">
                <text:p>-62.668104860171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">
                <text:p>97</text:p>
              </table:table-cell>
              <table:table-cell office:value-type="float" office:value="-62.4114238115701">
                <text:p>-62.411423811570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.1">
                <text:p>97.1</text:p>
              </table:table-cell>
              <table:table-cell office:value-type="float" office:value="-62.1573095734544">
                <text:p>-62.157309573454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.2">
                <text:p>97.2</text:p>
              </table:table-cell>
              <table:table-cell office:value-type="float" office:value="-61.9057364777199">
                <text:p>-61.905736477719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.3">
                <text:p>97.3</text:p>
              </table:table-cell>
              <table:table-cell office:value-type="float" office:value="-61.6566791129427">
                <text:p>-61.656679112942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.4">
                <text:p>97.4</text:p>
              </table:table-cell>
              <table:table-cell office:value-type="float" office:value="-61.4101123218132">
                <text:p>-61.410112321813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.5">
                <text:p>97.5</text:p>
              </table:table-cell>
              <table:table-cell office:value-type="float" office:value="-61.1660111985951">
                <text:p>-61.166011198595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.6">
                <text:p>97.6</text:p>
              </table:table-cell>
              <table:table-cell office:value-type="float" office:value="-60.9243510866092">
                <text:p>-60.924351086609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.7">
                <text:p>97.7</text:p>
              </table:table-cell>
              <table:table-cell office:value-type="float" office:value="-60.6851075757431">
                <text:p>-60.685107575743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.8">
                <text:p>97.8</text:p>
              </table:table-cell>
              <table:table-cell office:value-type="float" office:value="-60.4482564999856">
                <text:p>-60.448256499985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.9">
                <text:p>97.9</text:p>
              </table:table-cell>
              <table:table-cell office:value-type="float" office:value="-60.2137739349858">
                <text:p>-60.213773934985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">
                <text:p>98</text:p>
              </table:table-cell>
              <table:table-cell office:value-type="float" office:value="-59.9816361956359">
                <text:p>-59.981636195635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.1">
                <text:p>98.1</text:p>
              </table:table-cell>
              <table:table-cell office:value-type="float" office:value="-59.7518198336796">
                <text:p>-59.751819833679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.2">
                <text:p>98.2</text:p>
              </table:table-cell>
              <table:table-cell office:value-type="float" office:value="-59.5243016353428">
                <text:p>-59.524301635342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.3">
                <text:p>98.3</text:p>
              </table:table-cell>
              <table:table-cell office:value-type="float" office:value="-59.2990586189893">
                <text:p>-59.299058618989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.4">
                <text:p>98.4</text:p>
              </table:table-cell>
              <table:table-cell office:value-type="float" office:value="-59.0760680327995">
                <text:p>-59.076068032799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.5">
                <text:p>98.5</text:p>
              </table:table-cell>
              <table:table-cell office:value-type="float" office:value="-58.8553073524715">
                <text:p>-58.85530735247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.6">
                <text:p>98.6</text:p>
              </table:table-cell>
              <table:table-cell office:value-type="float" office:value="-58.6367542789467">
                <text:p>-58.636754278946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.7">
                <text:p>98.7</text:p>
              </table:table-cell>
              <table:table-cell office:value-type="float" office:value="-58.4203867361573">
                <text:p>-58.420386736157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.8">
                <text:p>98.8</text:p>
              </table:table-cell>
              <table:table-cell office:value-type="float" office:value="-58.2061828687957">
                <text:p>-58.206182868795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.9">
                <text:p>98.9</text:p>
              </table:table-cell>
              <table:table-cell office:value-type="float" office:value="-57.9941210401077">
                <text:p>-57.994121040107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">
                <text:p>99</text:p>
              </table:table-cell>
              <table:table-cell office:value-type="float" office:value="-57.7841798297067">
                <text:p>-57.784179829706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.1">
                <text:p>99.1</text:p>
              </table:table-cell>
              <table:table-cell office:value-type="float" office:value="-57.5763380314096">
                <text:p>-57.576338031409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.2">
                <text:p>99.2</text:p>
              </table:table-cell>
              <table:table-cell office:value-type="float" office:value="-57.3705746510955">
                <text:p>-57.370574651095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.3">
                <text:p>99.3</text:p>
              </table:table-cell>
              <table:table-cell office:value-type="float" office:value="-57.1668689045845">
                <text:p>-57.166868904584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.4">
                <text:p>99.4</text:p>
              </table:table-cell>
              <table:table-cell office:value-type="float" office:value="-56.9652002155387">
                <text:p>-56.965200215538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.5">
                <text:p>99.5</text:p>
              </table:table-cell>
              <table:table-cell office:value-type="float" office:value="-56.7655482133833">
                <text:p>-56.765548213383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.6">
                <text:p>99.6</text:p>
              </table:table-cell>
              <table:table-cell office:value-type="float" office:value="-56.5678927312495">
                <text:p>-56.567892731249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.7">
                <text:p>99.7</text:p>
              </table:table-cell>
              <table:table-cell office:value-type="float" office:value="-56.372213803937">
                <text:p>-56.37221380393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.8">
                <text:p>99.8</text:p>
              </table:table-cell>
              <table:table-cell office:value-type="float" office:value="-56.1784916658976">
                <text:p>-56.17849166589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.9">
                <text:p>99.9</text:p>
              </table:table-cell>
              <table:table-cell office:value-type="float" office:value="-55.9867067492386">
                <text:p>-55.986706749238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">
                <text:p>100</text:p>
              </table:table-cell>
              <table:table-cell office:value-type="float" office:value="-55.7968396817463">
                <text:p>-55.79683968174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